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co2" style:family="table-column">
      <style:table-column-properties fo:break-before="auto" style:column-width="8.523cm"/>
    </style:style>
    <style:style style:name="co3" style:family="table-column">
      <style:table-column-properties fo:break-before="auto" style:column-width="7.218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2.992cm"/>
    </style:style>
    <style:style style:name="co6" style:family="table-column">
      <style:table-column-properties fo:break-before="auto" style:column-width="1.2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94" style:family="table-cell" style:parent-style-name="Default">
      <style:table-cell-properties fo:background-color="#ff333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fo:background-color="#04820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8" style:family="table-cell" style:parent-style-name="Default">
      <style:table-cell-properties fo:background-color="#60b06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ackground-color="#ffede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fo:background-color="#1a8d1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fo:background-color="#88c48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fo:background-color="#0f870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3" style:family="table-cell" style:parent-style-name="Default">
      <style:table-cell-properties fo:background-color="#ffb7b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fo:background-color="#0b850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5" style:family="table-cell" style:parent-style-name="Default">
      <style:table-cell-properties fo:background-color="#1d8e1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fo:background-color="#85c28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fo:background-color="#ffa6a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ackground-color="#ff505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fo:background-color="#ffd3d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fo:background-color="#ffdbd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fo:background-color="#8dc68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fo:background-color="#168b1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fo:background-color="#ffb5b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fo:background-color="#8ec78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fo:background-color="#ffe5e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fo:background-color="#0e870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fo:background-color="#52a95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fo:background-color="#1e8f1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fo:background-color="#fff4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ackground-color="#5faf5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ackground-color="#05820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ackground-color="#5eaf5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fo:background-color="#ffdad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fo:background-color="#82c18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eaf4e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fo:background-color="#cce6c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fo:background-color="#2f972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ackground-color="#10881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fo:background-color="#3c9e3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fo:background-color="#ff909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fo:background-color="#8bc58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2" style:family="table-cell" style:parent-style-name="Default">
      <style:table-cell-properties fo:background-color="#c9e4c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fo:background-color="#349a3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fo:background-color="#a7d3a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fo:background-color="#08840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fo:background-color="#b2d9b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fo:background-color="#ff5c5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fo:background-color="#008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9" style:family="table-cell" style:parent-style-name="Default">
      <style:table-cell-properties fo:background-color="#99cc9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fo:background-color="#21912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fo:background-color="#eff7e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fo:background-color="#6cb66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fo:background-color="#ff828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fo:background-color="#7cbe7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fo:background-color="#ffe1e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fo:background-color="#09840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fo:background-color="#cbe5c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fo:background-color="#158b1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fo:background-color="#05830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fo:background-color="#0d860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1" style:family="table-cell" style:parent-style-name="Default">
      <style:table-cell-properties fo:background-color="#45a24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fo:background-color="#add6a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fo:background-color="#5bad5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fo:background-color="#359a3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fo:background-color="#369b3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fo:background-color="#7ebf7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fo:background-color="#43a14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fo:background-color="#27942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fo:background-color="#54aa5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fo:background-color="#1a8d1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1" style:family="table-cell" style:parent-style-name="Default">
      <style:table-cell-properties fo:background-color="#389c3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fo:background-color="#2c962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fo:background-color="#ffc5c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fo:background-color="#0b860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5" style:family="table-cell" style:parent-style-name="Default">
      <style:table-cell-properties fo:background-color="#61b06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fo:background-color="#55aa5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7" style:family="table-cell" style:parent-style-name="Default">
      <style:table-cell-properties fo:background-color="#c1e0c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fo:background-color="#ff656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fo:background-color="#6ab56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fo:background-color="#69b46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fo:background-color="#8bc58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fo:background-color="#ff3c3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fo:background-color="#ff555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fo:background-color="#ff4c4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fo:background-color="#ff515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fo:background-color="#ff474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fo:background-color="#87c38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fo:background-color="#6fb76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fo:background-color="#67b36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ackground-color="#389c3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1" style:family="table-cell" style:parent-style-name="Default">
      <style:table-cell-properties fo:background-color="#ff545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fo:background-color="#76bb7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ackground-color="#ffe4e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fo:background-color="#ffe7e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fo:background-color="#ff727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fo:background-color="#ff343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fo:background-color="#ffc2c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fo:background-color="#ff616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fo:background-color="#66b36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fo:background-color="#d2e9d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fo:background-color="#cee7c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fo:background-color="#ff3f3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fo:background-color="#ffa9a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fo:background-color="#ff484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fo:background-color="#ff707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fo:background-color="#ff717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fo:background-color="#47a34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fo:background-color="#68b46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fo:background-color="#ff7a7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fo:background-color="#ffb6b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fo:background-color="#ff797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fo:background-color="#ff525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fo:background-color="#48a44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fo:background-color="#90c89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fo:background-color="#ff838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ackground-color="#51a95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fo:background-color="#ffb4b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ackground-color="#ffd1d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fo:background-color="#ff464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fo:background-color="#ffafa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fo:background-color="#ffbdb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fo:background-color="#4aa54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fo:background-color="#ff959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fo:background-color="#ff4e4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fo:background-color="#ff6c6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fo:background-color="#ffd9d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fo:background-color="#ff888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fo:background-color="#80c08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fo:background-color="#b3d9b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fo:background-color="#96cb9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fo:background-color="#ff3e3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fo:background-color="#ff393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fo:background-color="#ff363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fo:background-color="#8ec68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fo:background-color="#84c18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fo:background-color="#c3e1c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fo:background-color="#71b87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fo:background-color="#ff979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fo:background-color="#ff6a6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fo:background-color="#ff808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fo:background-color="#ffd0d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fo:background-color="#ffe2e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fo:background-color="#ff565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fo:background-color="#ff414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fo:background-color="#ff424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fo:background-color="#8ac58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fo:background-color="#f0f8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fo:background-color="#ff373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fo:background-color="#9bcd9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fo:background-color="#9ecf9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fo:background-color="#ffaca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fo:background-color="#ffb1b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fo:background-color="#ff4b4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a4d2a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fo:background-color="#84c28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fo:background-color="#ff818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fo:background-color="#8cc68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ffc9c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fo:background-color="#ffc7c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fo:background-color="#ff787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fo:background-color="#ff686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fo:background-color="#46a34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fo:background-color="#f7fbf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fo:background-color="#dceed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fo:background-color="#fff9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fo:background-color="#ff919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fo:background-color="#ffbeb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fo:background-color="#fffc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fo:background-color="#ff848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fo:background-color="#ff969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fo:background-color="#afd7a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fo:background-color="#7dbe7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fo:background-color="#ff9d9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fo:background-color="#ff5f5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fo:background-color="#ff404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fo:background-color="#ff3a3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fo:background-color="#07840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fo:background-color="#0c860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9" style:family="table-cell" style:parent-style-name="Default">
      <style:table-cell-properties fo:background-color="#33993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0" style:family="table-cell" style:parent-style-name="Default">
      <style:table-cell-properties fo:background-color="#198c1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fo:background-color="#1d8f1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fo:background-color="#1e8f1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3" style:family="table-cell" style:parent-style-name="Default">
      <style:table-cell-properties fo:background-color="#ffd8d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fo:background-color="#ff8a8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fo:background-color="#178b1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6" style:family="table-cell" style:parent-style-name="Default">
      <style:table-cell-properties fo:background-color="#07830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7" style:family="table-cell" style:parent-style-name="Default">
      <style:table-cell-properties fo:background-color="#07840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8" style:family="table-cell" style:parent-style-name="Default">
      <style:table-cell-properties fo:background-color="#9dce9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9" style:family="table-cell" style:parent-style-name="Default">
      <style:table-cell-properties fo:background-color="#24922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0" style:family="table-cell" style:parent-style-name="Default">
      <style:table-cell-properties fo:background-color="#02810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1" style:family="table-cell" style:parent-style-name="Default">
      <style:table-cell-properties fo:background-color="#11881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2" style:family="table-cell" style:parent-style-name="Default">
      <style:table-cell-properties fo:background-color="#01800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3" style:family="table-cell" style:parent-style-name="Default">
      <style:table-cell-properties fo:background-color="#62b16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4" style:family="table-cell" style:parent-style-name="Default">
      <style:table-cell-properties fo:background-color="#369b3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5" style:family="table-cell" style:parent-style-name="Default">
      <style:table-cell-properties fo:background-color="#6bb56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fo:background-color="#bcdeb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fo:background-color="#89c48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8" style:family="table-cell" style:parent-style-name="Default">
      <style:table-cell-properties fo:background-color="#98cc9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fo:background-color="#198c1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0" style:family="table-cell" style:parent-style-name="Default">
      <style:table-cell-properties fo:background-color="#dbedd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fo:background-color="#0a850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fo:background-color="#26932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3" style:family="table-cell" style:parent-style-name="Default">
      <style:table-cell-properties fo:background-color="#8fc78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fo:background-color="#2d972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5" style:family="table-cell" style:parent-style-name="Default">
      <style:table-cell-properties fo:background-color="#61b06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6" style:family="table-cell" style:parent-style-name="Default">
      <style:table-cell-properties fo:background-color="#4da74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7" style:family="table-cell" style:parent-style-name="Default">
      <style:table-cell-properties fo:background-color="#148a1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8" style:family="table-cell" style:parent-style-name="Default">
      <style:table-cell-properties fo:background-color="#168b1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9" style:family="table-cell" style:parent-style-name="Default">
      <style:table-cell-properties fo:background-color="#12891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0" style:family="table-cell" style:parent-style-name="Default">
      <style:table-cell-properties fo:background-color="#25922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1" style:family="table-cell" style:parent-style-name="Default">
      <style:table-cell-properties fo:background-color="#1b8d1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fo:background-color="#32993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3" style:family="table-cell" style:parent-style-name="Default">
      <style:table-cell-properties fo:background-color="#1c8e1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4" style:family="table-cell" style:parent-style-name="Default">
      <style:table-cell-properties fo:background-color="#0f870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fo:background-color="#22912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6" style:family="table-cell" style:parent-style-name="Default">
      <style:table-cell-properties fo:background-color="#9cce9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7" style:family="table-cell" style:parent-style-name="Default">
      <style:table-cell-properties fo:background-color="#7abd7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fo:background-color="#c0e0c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9" style:family="table-cell" style:parent-style-name="Default">
      <style:table-cell-properties fo:background-color="#58ac5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fo:background-color="#1f8f1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fo:background-color="#f1f8f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fo:background-color="#74ba7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fo:background-color="#94ca9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fo:background-color="#ffbcb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fo:background-color="#ffb9b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fo:background-color="#30983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fo:background-color="#7fbf7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8" style:family="table-cell" style:parent-style-name="Default">
      <style:table-cell-properties fo:background-color="#ffc6c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fo:background-color="#cde6c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fo:background-color="#138a1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fo:background-color="#24922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fo:background-color="#bedfb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fo:background-color="#9dce9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fo:background-color="#bedeb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fo:background-color="#4fa74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fo:background-color="#03810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fo:background-color="#fffd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fo:background-color="#73b97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fo:background-color="#fefe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fo:background-color="#89c48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fo:background-color="#7fbf7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fo:background-color="#8ec78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3" style:family="table-cell" style:parent-style-name="Default">
      <style:table-cell-properties fo:background-color="#eef7e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fo:background-color="#81c08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5" style:family="table-cell" style:parent-style-name="Default">
      <style:table-cell-properties fo:background-color="#ffb0b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fo:background-color="#77bb7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fo:background-color="#ffddd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able-cell-properties fo:background-color="#64b26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fo:background-color="#d4ead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fo:background-color="#ffa5a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fo:background-color="#f8fb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fo:background-color="#148a1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fo:background-color="#c5e2c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fo:background-color="#3f9f3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fo:background-color="#57ab5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fo:background-color="#ffa8a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fo:background-color="#11881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fo:background-color="#ffcbc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fo:background-color="#0d860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fo:background-color="#28942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fo:background-color="#ffaaa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fo:background-color="#02810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fo:background-color="#b6dbb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fo:background-color="#b5dab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fo:background-color="#fafd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fo:background-color="#d1e8d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fo:background-color="#feff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able-cell-properties fo:background-color="#4ba64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fo:background-color="#ff6e6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fo:background-color="#01810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1" style:family="table-cell" style:parent-style-name="Default">
      <style:table-cell-properties fo:background-color="#158a1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fo:background-color="#44a24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fo:background-color="#78bc7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fo:background-color="#62b16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fo:background-color="#2c962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6" style:family="table-cell" style:parent-style-name="Default">
      <style:table-cell-properties fo:background-color="#7bbd7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ackground-color="#178b1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fo:background-color="#45a34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9" style:family="table-cell" style:parent-style-name="Default">
      <style:table-cell-properties fo:background-color="#42a14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fo:background-color="#a8d4a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fo:background-color="#399d3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>
      <style:table-cell-properties fo:background-color="#55aa5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fo:background-color="#4ea74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fo:background-color="#22912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fo:background-color="#21902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6" style:family="table-cell" style:parent-style-name="Default">
      <style:table-cell-properties fo:background-color="#bbddb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>
      <style:table-cell-properties fo:background-color="#80c08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ackground-color="#5cae5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fo:background-color="#ffd4d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>
      <style:table-cell-properties fo:background-color="#07830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fo:background-color="#d0e8d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2" style:family="table-cell" style:parent-style-name="Default">
      <style:table-cell-properties fo:background-color="#86c38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fo:background-color="#09850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4" style:family="table-cell" style:parent-style-name="Default">
      <style:table-cell-properties fo:background-color="#2b952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fo:background-color="#63b16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fo:background-color="#59ac5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fo:background-color="#3a9d3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>
      <style:table-cell-properties fo:background-color="#c2e1c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>
      <style:table-cell-properties fo:background-color="#13891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fo:background-color="#4da64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fo:background-color="#70b87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fo:background-color="#53a95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fo:background-color="#11891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fo:background-color="#77bc7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fo:background-color="#43a14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6" style:family="table-cell" style:parent-style-name="Default">
      <style:table-cell-properties fo:background-color="#2b952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7" style:family="table-cell" style:parent-style-name="Default">
      <style:table-cell-properties fo:background-color="#ff636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fo:background-color="#ff4a4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fo:background-color="#ff4f4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fo:background-color="#a1d0a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fo:background-color="#32993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able-cell-properties fo:background-color="#ff3d3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fo:background-color="#ff5b5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able-cell-properties fo:background-color="#0f880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>
      <style:table-cell-properties fo:background-color="#ff737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fo:background-color="#ff777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fo:background-color="#ff868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>
      <style:table-cell-properties fo:background-color="#ff676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fo:background-color="#ffaea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fo:background-color="#ffb8b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fo:background-color="#ff434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fo:background-color="#ff878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>
      <style:table-cell-properties fo:background-color="#ff8d8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>
      <style:table-cell-properties fo:background-color="#ff494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fo:background-color="#ff575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>
      <style:table-cell-properties fo:background-color="#ff666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fo:background-color="#ff9e9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fo:background-color="#ff535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9" style:family="table-cell" style:parent-style-name="Default">
      <style:table-cell-properties fo:background-color="#0c860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>
      <style:table-cell-properties fo:background-color="#01800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>
      <style:table-cell-properties fo:background-color="#ffefe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2" style:family="table-cell" style:parent-style-name="Default">
      <style:table-cell-properties fo:background-color="#fdfef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>
      <style:table-cell-properties fo:background-color="#ff5d5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>
      <style:table-cell-properties fo:background-color="#ffada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>
      <style:table-cell-properties fo:background-color="#abd5a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fo:background-color="#ff9b9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>
      <style:table-cell-properties fo:background-color="#ff6b6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8" style:family="table-cell" style:parent-style-name="Default">
      <style:table-cell-properties fo:background-color="#65b26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9" style:family="table-cell" style:parent-style-name="Default">
      <style:table-cell-properties fo:background-color="#ffbfb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>
      <style:table-cell-properties fo:background-color="#ffdfd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1" style:family="table-cell" style:parent-style-name="Default">
      <style:table-cell-properties fo:background-color="#ff5e5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fo:background-color="#a6d3a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3" style:family="table-cell" style:parent-style-name="Default">
      <style:table-cell-properties fo:background-color="#198d1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4" style:family="table-cell" style:parent-style-name="Default">
      <style:table-cell-properties fo:background-color="#ffebe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fo:background-color="#50a85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Default">
      <style:table-cell-properties fo:background-color="#3e9f3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7" style:family="table-cell" style:parent-style-name="Default">
      <style:table-cell-properties fo:background-color="#ff5a5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fo:background-color="#9cce9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9" style:family="table-cell" style:parent-style-name="Default">
      <style:table-cell-properties fo:background-color="#03810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0" style:family="table-cell" style:parent-style-name="Default">
      <style:table-cell-properties fo:background-color="#29942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1" style:family="table-cell" style:parent-style-name="Default">
      <style:table-cell-properties fo:background-color="#ff929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>
      <style:table-cell-properties fo:background-color="#3b9e3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3" style:family="table-cell" style:parent-style-name="Default">
      <style:table-cell-properties fo:background-color="#ffcec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4" style:family="table-cell" style:parent-style-name="Default">
      <style:table-cell-properties fo:background-color="#c6e3c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5" style:family="table-cell" style:parent-style-name="Default">
      <style:table-cell-properties fo:background-color="#deeed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>
      <style:table-cell-properties fo:background-color="#acd6a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>
      <style:table-cell-properties fo:background-color="#72b97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able-cell-properties fo:background-color="#ff6f6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9" style:family="table-cell" style:parent-style-name="Default">
      <style:table-cell-properties fo:background-color="#ff858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fo:background-color="#ff949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1" style:family="table-cell" style:parent-style-name="Default">
      <style:table-cell-properties fo:background-color="#ff757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2" style:family="table-cell" style:parent-style-name="Default">
      <style:table-cell-properties fo:background-color="#6eb76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3" style:family="table-cell" style:parent-style-name="Default">
      <style:table-cell-properties fo:background-color="#04820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4" style:family="table-cell" style:parent-style-name="Default">
      <style:table-cell-properties fo:background-color="#ff9a9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>
      <style:table-cell-properties fo:background-color="#1b8d1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6" style:family="table-cell" style:parent-style-name="Default">
      <style:table-cell-properties fo:background-color="#3f9f3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7" style:family="table-cell" style:parent-style-name="Default">
      <style:table-cell-properties fo:background-color="#91c89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8" style:family="table-cell" style:parent-style-name="Default">
      <style:table-cell-properties fo:background-color="#10881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9" style:family="table-cell" style:parent-style-name="Default">
      <style:table-cell-properties fo:background-color="#a1d0a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0" style:family="table-cell" style:parent-style-name="Default">
      <style:table-cell-properties fo:background-color="#27932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1" style:family="table-cell" style:parent-style-name="Default">
      <style:table-cell-properties fo:background-color="#3b9d3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2" style:family="table-cell" style:parent-style-name="Default">
      <style:table-cell-properties fo:background-color="#31983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3" style:family="table-cell" style:parent-style-name="Default">
      <style:table-cell-properties fo:background-color="#399c3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4" style:family="table-cell" style:parent-style-name="Default">
      <style:table-cell-properties fo:background-color="#1b8e1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5" style:family="table-cell" style:parent-style-name="Default">
      <style:table-cell-properties fo:background-color="#23922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6" style:family="table-cell" style:parent-style-name="Default">
      <style:table-cell-properties fo:background-color="#21902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7" style:family="table-cell" style:parent-style-name="Default">
      <style:table-cell-properties fo:background-color="#46a34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8" style:family="table-cell" style:parent-style-name="Default">
      <style:table-cell-properties fo:background-color="#30983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9" style:family="table-cell" style:parent-style-name="Default">
      <style:table-cell-properties fo:background-color="#0b850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0" style:family="table-cell" style:parent-style-name="Default">
      <style:table-cell-properties fo:background-color="#54aa5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1" style:family="table-cell" style:parent-style-name="Default">
      <style:table-cell-properties fo:background-color="#42a14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2" style:family="table-cell" style:parent-style-name="Default">
      <style:table-cell-properties fo:background-color="#05820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3" style:family="table-cell" style:parent-style-name="Default">
      <style:table-cell-properties fo:background-color="#12891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4" style:family="table-cell" style:parent-style-name="Default">
      <style:table-cell-properties fo:background-color="#1f8f1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5" style:family="table-cell" style:parent-style-name="Default">
      <style:table-cell-properties fo:background-color="#20902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6" style:family="table-cell" style:parent-style-name="Default">
      <style:table-cell-properties fo:background-color="#11891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7" style:family="table-cell" style:parent-style-name="Default">
      <style:table-cell-properties fo:background-color="#05830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8" style:family="table-cell" style:parent-style-name="Default">
      <style:table-cell-properties fo:background-color="#5aad5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9" style:family="table-cell" style:parent-style-name="Default">
      <style:table-cell-properties fo:background-color="#2d972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0" style:family="table-cell" style:parent-style-name="Default">
      <style:table-cell-properties fo:background-color="#fbfd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1" style:family="table-cell" style:parent-style-name="Default">
      <style:table-cell-properties fo:background-color="#29942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2" style:family="table-cell" style:parent-style-name="Default">
      <style:table-cell-properties fo:background-color="#ff626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3" style:family="table-cell" style:parent-style-name="Default">
      <style:table-cell-properties fo:background-color="#5daf5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4" style:family="table-cell" style:parent-style-name="Default">
      <style:table-cell-properties fo:background-color="#ffe3e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5" style:family="table-cell" style:parent-style-name="Default">
      <style:table-cell-properties fo:background-color="#7abd7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6" style:family="table-cell" style:parent-style-name="Default">
      <style:table-cell-properties fo:background-color="#ffccc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7" style:family="table-cell" style:parent-style-name="Default">
      <style:table-cell-properties fo:background-color="#2a952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8" style:family="table-cell" style:parent-style-name="Default">
      <style:table-cell-properties fo:background-color="#95ca9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9" style:family="table-cell" style:parent-style-name="Default">
      <style:table-cell-properties fo:background-color="#ecf5e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0" style:family="table-cell" style:parent-style-name="Default">
      <style:table-cell-properties fo:background-color="#ffcfc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1" style:family="table-cell" style:parent-style-name="Default">
      <style:table-cell-properties fo:background-color="#ff8b8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2" style:family="table-cell" style:parent-style-name="Default">
      <style:table-cell-properties fo:background-color="#ff767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3" style:family="table-cell" style:parent-style-name="Default">
      <style:table-cell-properties fo:background-color="#2e972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4" style:family="table-cell" style:parent-style-name="Default">
      <style:table-cell-properties fo:background-color="#ffc8c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5" style:family="table-cell" style:parent-style-name="Default">
      <style:table-cell-properties fo:background-color="#e3f1e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6" style:family="table-cell" style:parent-style-name="Default">
      <style:table-cell-properties fo:background-color="#ffece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7" style:family="table-cell" style:parent-style-name="Default">
      <style:table-cell-properties fo:background-color="#29952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8" style:family="table-cell" style:parent-style-name="Default">
      <style:table-cell-properties fo:background-color="#edf6e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9" style:family="table-cell" style:parent-style-name="Default">
      <style:table-cell-properties fo:background-color="#1f901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0" style:family="table-cell" style:parent-style-name="Default">
      <style:table-cell-properties fo:background-color="#fff0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1" style:family="table-cell" style:parent-style-name="Default">
      <style:table-cell-properties fo:background-color="#ff595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2" style:family="table-cell" style:parent-style-name="Default">
      <style:table-cell-properties fo:background-color="#ffbab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3" style:family="table-cell" style:parent-style-name="Default">
      <style:table-cell-properties fo:background-color="#03820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4" style:family="table-cell" style:parent-style-name="Default">
      <style:table-cell-properties fo:background-color="#31993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5" style:family="table-cell" style:parent-style-name="Default">
      <style:table-cell-properties fo:background-color="#49a44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6" style:family="table-cell" style:parent-style-name="Default">
      <style:table-cell-properties fo:background-color="#178c1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7" style:family="table-cell" style:parent-style-name="Default">
      <style:table-cell-properties fo:background-color="#a5d2a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8" style:family="table-cell" style:parent-style-name="Default">
      <style:table-cell-properties fo:background-color="#1f901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9" style:family="table-cell" style:parent-style-name="Default">
      <style:table-cell-properties fo:background-color="#1b8e1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0" style:family="table-cell" style:parent-style-name="Default">
      <style:table-cell-properties fo:background-color="#0e870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1" style:family="table-cell" style:parent-style-name="Default">
      <style:table-cell-properties fo:background-color="#008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2" style:family="table-cell" style:parent-style-name="Default">
      <style:table-cell-properties fo:background-color="#4da74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3" style:family="table-cell" style:parent-style-name="Default">
      <style:table-cell-properties fo:background-color="#79bc7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4" style:family="table-cell" style:parent-style-name="Default">
      <style:table-cell-properties fo:background-color="#3e9f3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5" style:family="table-cell" style:parent-style-name="Default">
      <style:table-cell-properties fo:background-color="#379c3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6" style:family="table-cell" style:parent-style-name="Default">
      <style:table-cell-properties fo:background-color="#339a3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7" style:family="table-cell" style:parent-style-name="Default">
      <style:table-cell-properties fo:background-color="#ddeed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8" style:family="table-cell" style:parent-style-name="Default">
      <style:table-cell-properties fo:background-color="#20902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9" style:family="table-cell" style:parent-style-name="Default">
      <style:table-cell-properties fo:background-color="#379b3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0" style:family="table-cell" style:parent-style-name="Default">
      <style:table-cell-properties fo:background-color="#1c8e1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1" style:family="table-cell" style:parent-style-name="Default">
      <style:table-cell-properties fo:background-color="#06830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2" style:family="table-cell" style:parent-style-name="Default">
      <style:table-cell-properties fo:background-color="#c4e1c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3" style:family="table-cell" style:parent-style-name="Default">
      <style:table-cell-properties fo:background-color="#fff3f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4" style:family="table-cell" style:parent-style-name="Default">
      <style:table-cell-properties fo:background-color="#e1f0e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5" style:family="table-cell" style:parent-style-name="Default">
      <style:table-cell-properties fo:background-color="#ffc0c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6" style:family="table-cell" style:parent-style-name="Default">
      <style:table-cell-properties fo:background-color="#81c08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7" style:family="table-cell" style:parent-style-name="Default">
      <style:table-cell-properties fo:background-color="#fffbf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8" style:family="table-cell" style:parent-style-name="Default">
      <style:table-cell-properties fo:background-color="#a2d1a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9" style:family="table-cell" style:parent-style-name="Default">
      <style:table-cell-properties fo:background-color="#e5f2e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0" style:family="table-cell" style:parent-style-name="Default">
      <style:table-cell-properties fo:background-color="#3fa03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1" style:family="table-cell" style:parent-style-name="Default">
      <style:table-cell-properties fo:background-color="#41a04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2" style:family="table-cell" style:parent-style-name="Default">
      <style:table-cell-properties fo:background-color="#a4d1a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3" style:family="table-cell" style:parent-style-name="Default">
      <style:table-cell-properties fo:background-color="#ff9f9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4" style:family="table-cell" style:parent-style-name="Default">
      <style:table-cell-properties fo:background-color="#399c3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5" style:family="table-cell" style:parent-style-name="Default">
      <style:table-cell-properties fo:background-color="#2a952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6" style:family="table-cell" style:parent-style-name="Default">
      <style:table-cell-properties fo:background-color="#e6f2e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7" style:family="table-cell" style:parent-style-name="Default">
      <style:table-cell-properties fo:background-color="#ff7d7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8" style:family="table-cell" style:parent-style-name="Default">
      <style:table-cell-properties fo:background-color="#ffc1c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9" style:family="table-cell" style:parent-style-name="Default">
      <style:table-cell-properties fo:background-color="#ff9c9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0" style:family="table-cell" style:parent-style-name="Default">
      <style:table-cell-properties fo:background-color="#ff8c8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1" style:family="table-cell" style:parent-style-name="Default">
      <style:table-cell-properties fo:background-color="#26932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2" style:family="table-cell" style:parent-style-name="Default">
      <style:table-cell-properties fo:background-color="#0d870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3" style:family="table-cell" style:parent-style-name="Default">
      <style:table-cell-properties fo:background-color="#ff4d4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4" style:family="table-cell" style:parent-style-name="Default">
      <style:table-cell-properties fo:background-color="#aad4a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5" style:family="table-cell" style:parent-style-name="Default">
      <style:table-cell-properties fo:background-color="#ffe6e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6" style:family="table-cell" style:parent-style-name="Default">
      <style:table-cell-properties fo:background-color="#e4f2e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7" style:family="table-cell" style:parent-style-name="Default">
      <style:table-cell-properties fo:background-color="#08840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8" style:family="table-cell" style:parent-style-name="Default">
      <style:table-cell-properties fo:background-color="#ff696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9" style:family="table-cell" style:parent-style-name="Default">
      <style:table-cell-properties fo:background-color="#b1d8b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0" style:family="table-cell" style:parent-style-name="Default">
      <style:table-cell-properties fo:background-color="#ffcac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1" style:family="table-cell" style:parent-style-name="Default">
      <style:table-cell-properties fo:background-color="#03820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2" style:family="table-cell" style:parent-style-name="Default">
      <style:table-cell-properties fo:background-color="#fff1f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3" style:family="table-cell" style:parent-style-name="Default">
      <style:table-cell-properties fo:background-color="#ffb2b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4" style:family="table-cell" style:parent-style-name="Default">
      <style:table-cell-properties fo:background-color="#ff939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5" style:family="table-cell" style:parent-style-name="Default">
      <style:table-cell-properties fo:background-color="#27932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6" style:family="table-cell" style:parent-style-name="Default">
      <style:table-cell-properties fo:background-color="#25932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7" style:family="table-cell" style:parent-style-name="Default">
      <style:table-cell-properties fo:background-color="#f5faf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8" style:family="table-cell" style:parent-style-name="Default">
      <style:table-cell-properties fo:background-color="#3b9d3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9" style:family="table-cell" style:parent-style-name="Default">
      <style:table-cell-properties fo:background-color="#ecf6e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0" style:family="table-cell" style:parent-style-name="Default">
      <style:table-cell-properties fo:background-color="#f0f7f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1" style:family="table-cell" style:parent-style-name="Default">
      <style:table-cell-properties fo:background-color="#ff898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2" style:family="table-cell" style:parent-style-name="Default">
      <style:table-cell-properties fo:background-color="#06830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3" style:family="table-cell" style:parent-style-name="Default">
      <style:table-cell-properties fo:background-color="#40a04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4" style:family="table-cell" style:parent-style-name="Default">
      <style:table-cell-properties fo:background-color="#ff353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5" style:family="table-cell" style:parent-style-name="Default">
      <style:table-cell-properties fo:background-color="#23912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6" style:family="table-cell" style:parent-style-name="Default">
      <style:table-cell-properties fo:background-color="#2f982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7" style:family="table-cell" style:parent-style-name="Default">
      <style:table-cell-properties fo:background-color="#47a44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8" style:family="table-cell" style:parent-style-name="Default">
      <style:table-cell-properties fo:background-color="#52a95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9" style:family="table-cell" style:parent-style-name="Default">
      <style:table-cell-properties fo:background-color="#188c1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0" style:family="table-cell" style:parent-style-name="Default">
      <style:table-cell-properties fo:background-color="#5dae5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1" style:family="table-cell" style:parent-style-name="Default">
      <style:table-cell-properties fo:background-color="#0f880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2" style:family="table-cell" style:parent-style-name="Default">
      <style:table-cell-properties fo:background-color="#66b36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3" style:family="table-cell" style:parent-style-name="Default">
      <style:table-cell-properties fo:background-color="#51a85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4" style:family="table-cell" style:parent-style-name="Default">
      <style:table-cell-properties fo:background-color="#0a850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5" style:family="table-cell" style:parent-style-name="Default">
      <style:table-cell-properties fo:background-color="#198d1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6" style:family="table-cell" style:parent-style-name="Default">
      <style:table-cell-properties fo:background-color="#9fcf9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7" style:family="table-cell" style:parent-style-name="Default">
      <style:table-cell-properties fo:background-color="#c4e2c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8" style:family="table-cell" style:parent-style-name="Default">
      <style:table-cell-properties fo:background-color="#63b26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9" style:family="table-cell" style:parent-style-name="Default">
      <style:table-cell-properties fo:background-color="#4ca64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0" style:family="table-cell" style:parent-style-name="Default">
      <style:table-cell-properties fo:background-color="#92c99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1" style:family="table-cell" style:parent-style-name="Default">
      <style:table-cell-properties fo:background-color="#57ab5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2" style:family="table-cell" style:parent-style-name="Default">
      <style:table-cell-properties fo:background-color="#09840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3" style:family="table-cell" style:parent-style-name="Default">
      <style:table-cell-properties fo:background-color="#0b860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4" style:family="table-cell" style:parent-style-name="Default">
      <style:table-cell-properties fo:background-color="#9acd9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5" style:family="table-cell" style:parent-style-name="Default">
      <style:table-cell-properties fo:background-color="#75ba7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6" style:family="table-cell" style:parent-style-name="Default">
      <style:table-cell-properties fo:background-color="#a0d0a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7" style:family="table-cell" style:parent-style-name="Default">
      <style:table-cell-properties fo:background-color="#f6fa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8" style:family="table-cell" style:parent-style-name="Default">
      <style:table-cell-properties fo:background-color="#deefd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9" style:family="table-cell" style:parent-style-name="Default">
      <style:table-cell-properties fo:background-color="#188c1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0" style:family="table-cell" style:parent-style-name="Default">
      <style:table-cell-properties fo:background-color="#ffa2a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2" style:family="table-cell" style:parent-style-name="Default">
      <style:table-cell-properties fo:background-color="#2d962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3" style:family="table-cell" style:parent-style-name="Default">
      <style:table-cell-properties fo:background-color="#94ca9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5" style:family="table-cell" style:parent-style-name="Default">
      <style:table-cell-properties fo:background-color="#8fc78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6" style:family="table-cell" style:parent-style-name="Default">
      <style:table-cell-properties fo:background-color="#f2f9f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7" style:family="table-cell" style:parent-style-name="Default">
      <style:table-cell-properties fo:background-color="#eaf5e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8" style:family="table-cell" style:parent-style-name="Default">
      <style:table-cell-properties fo:background-color="#ebf5e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9" style:family="table-cell" style:parent-style-name="Default">
      <style:table-cell-properties fo:background-color="#f3f9f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1" style:family="table-cell" style:parent-style-name="Default">
      <style:table-cell-properties fo:background-color="#53aa5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2" style:family="table-cell" style:parent-style-name="Default">
      <style:table-cell-properties fo:background-color="#c8e4c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3" style:family="table-cell" style:parent-style-name="Default">
      <style:table-cell-properties fo:background-color="#aad5a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4" style:family="table-cell" style:parent-style-name="Default">
      <style:table-cell-properties fo:background-color="#ffe0e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5" style:family="table-cell" style:parent-style-name="Default">
      <style:table-cell-properties fo:background-color="#ffeae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6" style:family="table-cell" style:parent-style-name="Default">
      <style:table-cell-properties fo:background-color="#bfdfb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7" style:family="table-cell" style:parent-style-name="Default">
      <style:table-cell-properties fo:background-color="#f6fb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8" style:family="table-cell" style:parent-style-name="Default">
      <style:table-cell-properties fo:background-color="#94c99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9" style:family="table-cell" style:parent-style-name="Default">
      <style:table-cell-properties fo:background-color="#56ab5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0" style:family="table-cell" style:parent-style-name="Default">
      <style:table-cell-properties fo:background-color="#fff5f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1" style:family="table-cell" style:parent-style-name="Default">
      <style:table-cell-properties fo:background-color="#fff7f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2" style:family="table-cell" style:parent-style-name="Default">
      <style:table-cell-properties fo:background-color="#baddb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3" style:family="table-cell" style:parent-style-name="Default">
      <style:table-cell-properties fo:background-color="#a0cfa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4" style:family="table-cell" style:parent-style-name="Default">
      <style:table-cell-properties fo:background-color="#ffc4c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5" style:family="table-cell" style:parent-style-name="Default">
      <style:table-cell-properties fo:background-color="#fff8f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6" style:family="table-cell" style:parent-style-name="Default">
      <style:table-cell-properties fo:background-color="#e7f3e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7" style:family="table-cell" style:parent-style-name="Default">
      <style:table-cell-properties fo:background-color="#d9ecd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8" style:family="table-cell" style:parent-style-name="Default">
      <style:table-cell-properties fo:background-color="#ff999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9" style:family="table-cell" style:parent-style-name="Default">
      <style:table-cell-properties fo:background-color="#ff7b7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0" style:family="table-cell" style:parent-style-name="Default">
      <style:table-cell-properties fo:background-color="#ffe9e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1" style:family="table-cell" style:parent-style-name="Default">
      <style:table-cell-properties fo:background-color="#fff6f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2" style:family="table-cell" style:parent-style-name="Default">
      <style:table-cell-properties fo:background-color="#63b16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3" style:family="table-cell" style:parent-style-name="Default">
      <style:table-cell-properties fo:background-color="#c2e0c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4" style:family="table-cell" style:parent-style-name="Default">
      <style:table-cell-properties fo:background-color="#b9dcb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5" style:family="table-cell" style:parent-style-name="Default">
      <style:table-cell-properties fo:background-color="#b4dab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6" style:family="table-cell" style:parent-style-name="Default">
      <style:table-cell-properties fo:background-color="#ffe8e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7" style:family="table-cell" style:parent-style-name="Default">
      <style:table-cell-properties fo:background-color="#ffb3b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8" style:family="table-cell" style:parent-style-name="Default">
      <style:table-cell-properties fo:background-color="#ffd2d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9" style:family="table-cell" style:parent-style-name="Default">
      <style:table-cell-properties fo:background-color="#ff747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0" style:family="table-cell" style:parent-style-name="Default">
      <style:table-cell-properties fo:background-color="#ff7c7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1" style:family="table-cell" style:parent-style-name="Default">
      <style:table-cell-properties fo:background-color="#e8f4e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2" style:family="table-cell" style:parent-style-name="Default">
      <style:table-cell-properties fo:background-color="#ffaba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3" style:family="table-cell" style:parent-style-name="Default">
      <style:table-cell-properties fo:background-color="#fafcf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4" style:family="table-cell" style:parent-style-name="Default">
      <style:table-cell-properties fo:background-color="#13891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5" style:family="table-cell" style:parent-style-name="Default">
      <style:table-cell-properties fo:background-color="#09850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6" style:family="table-cell" style:parent-style-name="Default">
      <style:table-cell-properties fo:background-color="#01810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7" style:family="table-cell" style:parent-style-name="Default">
      <style:table-cell-properties fo:background-color="#2b962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8" style:family="table-cell" style:parent-style-name="Default">
      <style:table-cell-properties fo:background-color="#4da64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9" style:family="table-cell" style:parent-style-name="Default">
      <style:table-cell-properties fo:background-color="#45a34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0" style:family="table-cell" style:parent-style-name="Default">
      <style:table-cell-properties fo:background-color="#b0d8b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1" style:family="table-cell" style:parent-style-name="Default">
      <style:table-cell-properties fo:background-color="#33993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2" style:family="table-cell" style:parent-style-name="Default">
      <style:table-cell-properties fo:background-color="#d5ead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3" style:family="table-cell" style:parent-style-name="Default">
      <style:table-cell-properties fo:background-color="#b2d8b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4" style:family="table-cell" style:parent-style-name="Default">
      <style:table-cell-properties fo:background-color="#cfe7c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5" style:family="table-cell" style:parent-style-name="Default">
      <style:table-cell-properties fo:background-color="#fffef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6" style:family="table-cell" style:parent-style-name="Default">
      <style:table-cell-properties fo:background-color="#e6f3e6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7" style:family="table-cell" style:parent-style-name="Default">
      <style:table-cell-properties fo:background-color="#aed7a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8" style:family="table-cell" style:parent-style-name="Default">
      <style:table-cell-properties fo:background-color="#ffcdc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9" style:family="table-cell" style:parent-style-name="Default">
      <style:table-cell-properties fo:background-color="#25922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0" style:family="table-cell" style:parent-style-name="Default">
      <style:table-cell-properties fo:background-color="#dcedd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1" style:family="table-cell" style:parent-style-name="Default">
      <style:table-cell-properties fo:background-color="#95ca9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2" style:family="table-cell" style:parent-style-name="Default">
      <style:table-cell-properties fo:background-color="#b8dcb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3" style:family="table-cell" style:parent-style-name="Default">
      <style:table-cell-properties fo:background-color="#6db66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4" style:family="table-cell" style:parent-style-name="Default">
      <style:table-cell-properties fo:background-color="#4ba54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5" style:family="table-cell" style:parent-style-name="Default">
      <style:table-cell-properties fo:background-color="#3d9f3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6" style:family="table-cell" style:parent-style-name="Default">
      <style:table-cell-properties fo:background-color="#49a44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7" style:family="table-cell" style:parent-style-name="Default">
      <style:table-cell-properties fo:background-color="#f4faf4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8" style:family="table-cell" style:parent-style-name="Default">
      <style:table-cell-properties fo:background-color="#f9fcf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9" style:family="table-cell" style:parent-style-name="Default">
      <style:table-cell-properties fo:background-color="#83c18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0" style:family="table-cell" style:parent-style-name="Default">
      <style:table-cell-properties fo:background-color="#25932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1" style:family="table-cell" style:parent-style-name="Default">
      <style:table-cell-properties fo:background-color="#ff8e8e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2" style:family="table-cell" style:parent-style-name="Default">
      <style:table-cell-properties fo:background-color="#daedda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3" style:family="table-cell" style:parent-style-name="Default">
      <style:table-cell-properties fo:background-color="#4fa84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4" style:family="table-cell" style:parent-style-name="Default">
      <style:table-cell-properties fo:background-color="#0d870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5" style:family="table-cell" style:parent-style-name="Default">
      <style:table-cell-properties fo:background-color="#41a14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6" style:family="table-cell" style:parent-style-name="Default">
      <style:table-cell-properties fo:background-color="#fff2f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7" style:family="table-cell" style:parent-style-name="Default">
      <style:table-cell-properties fo:background-color="#ffc3c3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8" style:family="table-cell" style:parent-style-name="Default">
      <style:table-cell-properties fo:background-color="#a9d4a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9" style:family="table-cell" style:parent-style-name="Default">
      <style:table-cell-properties fo:background-color="#49a549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0" style:family="table-cell" style:parent-style-name="Default">
      <style:table-cell-properties fo:background-color="#c7e3c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1" style:family="table-cell" style:parent-style-name="Default">
      <style:table-cell-properties fo:background-color="#a2d0a2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2" style:family="table-cell" style:parent-style-name="Default">
      <style:table-cell-properties fo:background-color="#40a04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3" style:family="table-cell" style:parent-style-name="Default">
      <style:table-cell-properties fo:background-color="#88c38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4" style:family="table-cell" style:parent-style-name="Default">
      <style:table-cell-properties fo:background-color="#158a15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5" style:family="table-cell" style:parent-style-name="Default">
      <style:table-cell-properties fo:background-color="#ff9898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6" style:family="table-cell" style:parent-style-name="Default">
      <style:table-cell-properties fo:background-color="#dfefd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7" style:family="table-cell" style:parent-style-name="Default">
      <style:table-cell-properties fo:background-color="#31983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8" style:family="table-cell" style:parent-style-name="Default">
      <style:table-cell-properties fo:background-color="#d0e8d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9" style:family="table-cell" style:parent-style-name="Default">
      <style:table-cell-properties fo:background-color="#ffa1a1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0" style:family="table-cell" style:parent-style-name="Default">
      <style:table-cell-properties fo:background-color="#bddebd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1" style:family="table-cell" style:parent-style-name="Default">
      <style:table-cell-properties fo:background-color="#c0e0c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2" style:family="table-cell" style:parent-style-name="Default">
      <style:table-cell-properties fo:background-color="#ff8f8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3" style:family="table-cell" style:parent-style-name="Default">
      <style:table-cell-properties fo:background-color="#ffd7d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4" style:family="table-cell" style:parent-style-name="Default">
      <style:table-cell-properties fo:background-color="#fcfdfc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5" style:family="table-cell" style:parent-style-name="Default">
      <style:table-cell-properties fo:background-color="#d7ebd7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6" style:family="table-cell" style:parent-style-name="Default">
      <style:table-cell-properties fo:background-color="#ffbbbb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7" style:family="table-cell" style:parent-style-name="Default">
      <style:text-properties style:text-outline="false" style:text-line-through-style="none" style:text-line-through-type="none" style:font-name="Cambria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8" style:family="table-cell" style:parent-style-name="Default">
      <style:text-properties fo:font-weight="normal" style:font-weight-asian="normal" style:font-weight-complex="normal"/>
    </style:style>
    <style:style style:name="ce991" style:family="table-cell" style:parent-style-name="Default">
      <style:text-properties style:font-name="Cambria" fo:font-weight="normal" style:font-weight-asian="normal" style:font-weight-complex="normal"/>
    </style:style>
    <style:style style:name="ce496" style:family="table-cell" style:parent-style-name="Default">
      <style:text-properties fo:color="#000000" style:text-outline="false" style:text-line-through-style="none" style:text-line-through-type="none" style:font-name="Calibri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497" style:family="table-cell" style:parent-style-name="Default">
      <style:text-properties style:text-outline="false" style:text-line-through-style="none" style:text-line-through-type="none" style:font-name="Cambria" fo:font-size="11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4" style:family="table-cell" style:parent-style-name="Default">
      <style:text-properties fo:color="#000000" style:text-outline="false" style:text-line-through-style="none" style:text-line-through-type="none" style:font-name="Cambria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" style:family="text">
      <style:text-properties fo:color="#000000" style:font-name="Cambria" fo:font-size="11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mbria" fo:font-size="11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16347" table:default-cell-style-name="Default"/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 office:value-type="string" calcext:value-type="string" table:number-columns-spanned="2" table:number-rows-spanned="1">
            <text:p>Note that when this file was made AUV was still being defined</text:p>
          </table:table-cell>
          <table:covered-table-cell/>
          <table:table-cell office:value-type="string" calcext:value-type="string">
            <text:p>Table showing how often a given calibrator was ranked</text:p>
          </table:table-cell>
          <table:table-cell table:number-columns-repeated="2"/>
          <table:table-cell table:style-name="ce1087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/>
          <table:table-cell table:style-name="ce1087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/>
          <table:table-cell table:style-name="ce1087" office:value-type="string" calcext:value-type="string" table:number-columns-spanned="5" table:number-rows-spanned="1">
            <text:p>BackBlaze_2021</text:p>
          </table:table-cell>
          <table:covered-table-cell table:number-columns-repeated="4"/>
          <table:table-cell table:style-name="ce1087" office:value-type="string" calcext:value-type="string" table:number-columns-spanned="5" table:number-rows-spanned="1">
            <text:p>BackBlaze_2023</text:p>
          </table:table-cell>
          <table:covered-table-cell table:number-columns-repeated="4"/>
          <table:table-cell table:style-name="ce1087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/>
          <table:table-cell table:number-columns-repeated="16327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office:value-type="string" calcext:value-type="string" table:number-columns-spanned="2" table:number-rows-spanned="1">
            <text:p>the left contains the AUV tables for the 10 to 1000 range</text:p>
          </table:table-cell>
          <table:covered-table-cell/>
          <table:table-cell table:number-columns-repeated="3"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5"/>
          <table:table-cell office:value-type="string" calcext:value-type="string" table:number-columns-spanned="2" table:number-rows-spanned="1">
            <text:p>When the document was made AUV did not expect the division by the cardinality</text:p>
          </table:table-cell>
          <table:covered-table-cell table:style-name="ce1087"/>
          <table:table-cell table:style-name="ce1087" office:value-type="string" calcext:value-type="string">
            <text:p>LinearDiscriminantAnalysis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base</text:p>
          </table:table-cell>
          <table:table-cell table:formula="of:=COUNTIF(([.C17]~ [.C44]~ [.C71]~ [.C98]~ [.C125]~ [.C152]~ [.C179]~ [.C206]~ [.C233]~ [.C260]);1)" office:value-type="float" office:value="0" calcext:value-type="float">
            <text:p>0</text:p>
          </table:table-cell>
          <table:table-cell table:formula="of:=COUNTIF(([.C17]~[.C44]~[.C71]~[.C98]~[.C125]~[.C152]~[.C179]~[.C206]~[.C233]~[.C260]);2)" office:value-type="float" office:value="0" calcext:value-type="float">
            <text:p>0</text:p>
          </table:table-cell>
          <table:table-cell table:formula="of:=COUNTIF(([.C17]~[.C44]~[.C71]~[.C98]~[.C125]~[.C152]~[.C179]~[.C206]~[.C233]~[.C260]);3)" office:value-type="float" office:value="0" calcext:value-type="float">
            <text:p>0</text:p>
          </table:table-cell>
          <table:table-cell table:formula="of:=COUNTIF(([.C17]~[.C44]~[.C71]~[.C98]~[.C125]~[.C152]~[.C179]~[.C206]~[.C233]~[.C260]);4)" office:value-type="float" office:value="0" calcext:value-type="float">
            <text:p>0</text:p>
          </table:table-cell>
          <table:table-cell table:formula="of:=COUNTIF(([.C17]~[.C44]~[.C71]~[.C98]~[.C125]~[.C152]~[.C179]~[.C206]~[.C233]~[.C260]);5)" office:value-type="float" office:value="10" calcext:value-type="float">
            <text:p>10</text:p>
          </table:table-cell>
          <table:table-cell table:formula="of:=COUNTIF(([.H17]~ [.H44]~ [.H71]~ [.H98]~ [.H125]~ [.H152]~ [.H179]~ [.H206]~ [.H233]~ [.H260]);1)" office:value-type="float" office:value="0" calcext:value-type="float">
            <text:p>0</text:p>
          </table:table-cell>
          <table:table-cell table:formula="of:=COUNTIF(([.H17]~[.H44]~[.H71]~[.H98]~[.H125]~[.H152]~[.H179]~[.H206]~[.H233]~[.H260]);2)" office:value-type="float" office:value="0" calcext:value-type="float">
            <text:p>0</text:p>
          </table:table-cell>
          <table:table-cell table:formula="of:=COUNTIF(([.H17]~[.H44]~[.H71]~[.H98]~[.H125]~[.H152]~[.H179]~[.H206]~[.H233]~[.H260]);3)" office:value-type="float" office:value="0" calcext:value-type="float">
            <text:p>0</text:p>
          </table:table-cell>
          <table:table-cell table:formula="of:=COUNTIF(([.H17]~[.H44]~[.H71]~[.H98]~[.H125]~[.H152]~[.H179]~[.H206]~[.H233]~[.H260]);4)" office:value-type="float" office:value="0" calcext:value-type="float">
            <text:p>0</text:p>
          </table:table-cell>
          <table:table-cell table:formula="of:=COUNTIF(([.H17]~[.H44]~[.H71]~[.H98]~[.H125]~[.H152]~[.H179]~[.H206]~[.H233]~[.H260]);5)" office:value-type="float" office:value="10" calcext:value-type="float">
            <text:p>10</text:p>
          </table:table-cell>
          <table:table-cell table:formula="of:=COUNTIF(([.M17]~ [.M44]~ [.M71]~ [.M98]~ [.M125]~ [.M152]~ [.M179]~ [.M206]~ [.M233]~ [.M260]);1)" office:value-type="float" office:value="0" calcext:value-type="float">
            <text:p>0</text:p>
          </table:table-cell>
          <table:table-cell table:formula="of:=COUNTIF(([.M17]~[.M44]~[.M71]~[.M98]~[.M125]~[.M152]~[.M179]~[.M206]~[.M233]~[.M260]);2)" office:value-type="float" office:value="0" calcext:value-type="float">
            <text:p>0</text:p>
          </table:table-cell>
          <table:table-cell table:formula="of:=COUNTIF(([.M17]~[.M44]~[.M71]~[.M98]~[.M125]~[.M152]~[.M179]~[.M206]~[.M233]~[.M260]);3)" office:value-type="float" office:value="0" calcext:value-type="float">
            <text:p>0</text:p>
          </table:table-cell>
          <table:table-cell table:formula="of:=COUNTIF(([.M17]~[.M44]~[.M71]~[.M98]~[.M125]~[.M152]~[.M179]~[.M206]~[.M233]~[.M260]);4)" office:value-type="float" office:value="0" calcext:value-type="float">
            <text:p>0</text:p>
          </table:table-cell>
          <table:table-cell table:formula="of:=COUNTIF(([.M17]~[.M44]~[.M71]~[.M98]~[.M125]~[.M152]~[.M179]~[.M206]~[.M233]~[.M260]);5)" office:value-type="float" office:value="10" calcext:value-type="float">
            <text:p>10</text:p>
          </table:table-cell>
          <table:table-cell table:formula="of:=COUNTIF(([.R17]~ [.R44]~ [.R71]~ [.R98]~ [.R125]~ [.R152]~ [.R179]~ [.R206]~ [.R233]~ [.R260]);1)" office:value-type="float" office:value="0" calcext:value-type="float">
            <text:p>0</text:p>
          </table:table-cell>
          <table:table-cell table:formula="of:=COUNTIF(([.R17]~[.R44]~[.R71]~[.R98]~[.R125]~[.R152]~[.R179]~[.R206]~[.R233]~[.R260]);2)" office:value-type="float" office:value="0" calcext:value-type="float">
            <text:p>0</text:p>
          </table:table-cell>
          <table:table-cell table:formula="of:=COUNTIF(([.R17]~[.R44]~[.R71]~[.R98]~[.R125]~[.R152]~[.R179]~[.R206]~[.R233]~[.R260]);3)" office:value-type="float" office:value="0" calcext:value-type="float">
            <text:p>0</text:p>
          </table:table-cell>
          <table:table-cell table:formula="of:=COUNTIF(([.R17]~[.R44]~[.R71]~[.R98]~[.R125]~[.R152]~[.R179]~[.R206]~[.R233]~[.R260]);4)" office:value-type="float" office:value="0" calcext:value-type="float">
            <text:p>0</text:p>
          </table:table-cell>
          <table:table-cell table:formula="of:=COUNTIF(([.R17]~[.R44]~[.R71]~[.R98]~[.R125]~[.R152]~[.R179]~[.R206]~[.R233]~[.R260]);5)" office:value-type="float" office:value="10" calcext:value-type="float">
            <text:p>10</text:p>
          </table:table-cell>
          <table:table-cell table:formula="of:=COUNTIF(([.W17]~ [.W44]~ [.W71]~ [.W98]~ [.W125]~ [.W152]~ [.W179]~ [.W206]~ [.W233]~ [.W260]);1)" office:value-type="float" office:value="0" calcext:value-type="float">
            <text:p>0</text:p>
          </table:table-cell>
          <table:table-cell table:formula="of:=COUNTIF(([.W17]~[.W44]~[.W71]~[.W98]~[.W125]~[.W152]~[.W179]~[.W206]~[.W233]~[.W260]);2)" office:value-type="float" office:value="0" calcext:value-type="float">
            <text:p>0</text:p>
          </table:table-cell>
          <table:table-cell table:formula="of:=COUNTIF(([.W17]~[.W44]~[.W71]~[.W98]~[.W125]~[.W152]~[.W179]~[.W206]~[.W233]~[.W260]);3)" office:value-type="float" office:value="0" calcext:value-type="float">
            <text:p>0</text:p>
          </table:table-cell>
          <table:table-cell table:formula="of:=COUNTIF(([.W17]~[.W44]~[.W71]~[.W98]~[.W125]~[.W152]~[.W179]~[.W206]~[.W233]~[.W260]);4)" office:value-type="float" office:value="0" calcext:value-type="float">
            <text:p>0</text:p>
          </table:table-cell>
          <table:table-cell table:formula="of:=COUNTIF(([.W17]~[.W44]~[.W71]~[.W98]~[.W125]~[.W152]~[.W179]~[.W206]~[.W233]~[.W260]);5)" office:value-type="float" office:value="10" calcext:value-type="float">
            <text:p>1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291681708076322" calcext:value-type="float">
            <text:p>-0,291681708076322</text:p>
          </table:table-cell>
          <table:table-cell table:style-name="ce569" office:value-type="float" office:value="0.0697203904712577" calcext:value-type="float">
            <text:p>0,0697203904712577</text:p>
          </table:table-cell>
          <table:table-cell table:style-name="ce627" office:value-type="float" office:value="0.0637494179628438" calcext:value-type="float">
            <text:p>0,0637494179628438</text:p>
          </table:table-cell>
          <table:table-cell table:style-name="ce538" office:value-type="float" office:value="0.165076948488497" calcext:value-type="float">
            <text:p>0,165076948488497</text:p>
          </table:table-cell>
          <table:table-cell table:style-name="ce709" office:value-type="float" office:value="0.0861157138447488" calcext:value-type="float">
            <text:p>0,0861157138447488</text:p>
          </table:table-cell>
          <table:table-cell table:style-name="ce494" office:value-type="float" office:value="-0.313412410634633" calcext:value-type="float">
            <text:p>-0,313412410634633</text:p>
          </table:table-cell>
          <table:table-cell table:style-name="ce582" office:value-type="float" office:value="0.0940104134548579" calcext:value-type="float">
            <text:p>0,0940104134548579</text:p>
          </table:table-cell>
          <table:table-cell table:style-name="ce730" office:value-type="float" office:value="0.0739435461657684" calcext:value-type="float">
            <text:p>0,0739435461657684</text:p>
          </table:table-cell>
          <table:table-cell table:style-name="ce538" office:value-type="float" office:value="0.216253139864251" calcext:value-type="float">
            <text:p>0,216253139864251</text:p>
          </table:table-cell>
          <table:table-cell table:style-name="ce533" office:value-type="float" office:value="0.161814522925634" calcext:value-type="float">
            <text:p>0,161814522925634</text:p>
          </table:table-cell>
          <table:table-cell table:style-name="ce494" office:value-type="float" office:value="-0.525799648964412" calcext:value-type="float">
            <text:p>-0,525799648964412</text:p>
          </table:table-cell>
          <table:table-cell table:style-name="ce887" office:value-type="float" office:value="0.0625318129396433" calcext:value-type="float">
            <text:p>0,0625318129396433</text:p>
          </table:table-cell>
          <table:table-cell table:style-name="ce562" office:value-type="float" office:value="0.0608733300413562" calcext:value-type="float">
            <text:p>0,0608733300413562</text:p>
          </table:table-cell>
          <table:table-cell table:style-name="ce538" office:value-type="float" office:value="0.115620105832178" calcext:value-type="float">
            <text:p>0,115620105832178</text:p>
          </table:table-cell>
          <table:table-cell table:style-name="ce721" office:value-type="float" office:value="0.0700569142657234" calcext:value-type="float">
            <text:p>0,0700569142657234</text:p>
          </table:table-cell>
          <table:table-cell table:style-name="ce494" office:value-type="float" office:value="-0.0220897094774376" calcext:value-type="float">
            <text:p>-0,0220897094774376</text:p>
          </table:table-cell>
          <table:table-cell table:style-name="ce755" office:value-type="float" office:value="0.116205561795049" calcext:value-type="float">
            <text:p>0,116205561795049</text:p>
          </table:table-cell>
          <table:table-cell table:style-name="ce829" office:value-type="float" office:value="0.0711894389685824" calcext:value-type="float">
            <text:p>0,0711894389685824</text:p>
          </table:table-cell>
          <table:table-cell table:style-name="ce680" office:value-type="float" office:value="0.248570573166394" calcext:value-type="float">
            <text:p>0,248570573166394</text:p>
          </table:table-cell>
          <table:table-cell table:style-name="ce738" office:value-type="float" office:value="0.19593303390694" calcext:value-type="float">
            <text:p>0,19593303390694</text:p>
          </table:table-cell>
          <table:table-cell table:style-name="ce494" office:value-type="float" office:value="0.0183100633435675" calcext:value-type="float">
            <text:p>0,0183100633435675</text:p>
          </table:table-cell>
          <table:table-cell table:style-name="ce987" office:value-type="float" office:value="0.383884148961011" calcext:value-type="float">
            <text:p>0,383884148961011</text:p>
          </table:table-cell>
          <table:table-cell table:style-name="ce568" office:value-type="float" office:value="0.104076714246206" calcext:value-type="float">
            <text:p>0,104076714246206</text:p>
          </table:table-cell>
          <table:table-cell table:style-name="ce538" office:value-type="float" office:value="0.723337134551167" calcext:value-type="float">
            <text:p>0,723337134551167</text:p>
          </table:table-cell>
          <table:table-cell table:style-name="ce719" office:value-type="float" office:value="0.44002778196708" calcext:value-type="float">
            <text:p>0,44002778196708</text:p>
          </table:table-cell>
          <table:table-cell office:value-type="string" calcext:value-type="string" table:number-columns-spanned="2" table:number-rows-spanned="1">
            <text:p><text:s/>Under the big table on the right thereare smaller tables showing the sum of the results</text:p>
          </table:table-cell>
          <table:covered-table-cell table:style-name="ce1087"/>
          <table:table-cell table:style-name="ce1087" office:value-type="string" calcext:value-type="string">
            <text:p>LinearDiscriminantAnalysis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bbq</text:p>
          </table:table-cell>
          <table:table-cell table:formula="of:=COUNTIF(([.D17]~ [.D44]~ [.D71]~ [.D98]~ [.D125]~ [.D152]~ [.D179]~ [.D206]~ [.D233]~ [.D260]);1)" office:value-type="float" office:value="0" calcext:value-type="float">
            <text:p>0</text:p>
          </table:table-cell>
          <table:table-cell table:formula="of:=COUNTIF(([.D17]~[.D44]~[.D71]~[.D98]~[.D125]~[.D152]~[.D179]~[.D206]~[.D233]~[.D260]);2)" office:value-type="float" office:value="2" calcext:value-type="float">
            <text:p>2</text:p>
          </table:table-cell>
          <table:table-cell table:formula="of:=COUNTIF(([.D17]~[.D44]~[.D71]~[.D98]~[.D125]~[.D152]~[.D179]~[.D206]~[.D233]~[.D260]);3)" office:value-type="float" office:value="4" calcext:value-type="float">
            <text:p>4</text:p>
          </table:table-cell>
          <table:table-cell table:formula="of:=COUNTIF(([.D17]~[.D44]~[.D71]~[.D98]~[.D125]~[.D152]~[.D179]~[.D206]~[.D233]~[.D260]);4)" office:value-type="float" office:value="4" calcext:value-type="float">
            <text:p>4</text:p>
          </table:table-cell>
          <table:table-cell table:formula="of:=COUNTIF(([.D17]~[.D44]~[.D71]~[.D98]~[.D125]~[.D152]~[.D179]~[.D206]~[.D233]~[.D260]);5)" office:value-type="float" office:value="0" calcext:value-type="float">
            <text:p>0</text:p>
          </table:table-cell>
          <table:table-cell table:formula="of:=COUNTIF(([.I17]~ [.I44]~ [.I71]~ [.I98]~ [.I125]~ [.I152]~ [.I179]~ [.I206]~ [.I233]~ [.I260]);1)" office:value-type="float" office:value="0" calcext:value-type="float">
            <text:p>0</text:p>
          </table:table-cell>
          <table:table-cell table:formula="of:=COUNTIF(([.I17]~[.I44]~[.I71]~[.I98]~[.I125]~[.I152]~[.I179]~[.I206]~[.I233]~[.I260]);2)" office:value-type="float" office:value="0" calcext:value-type="float">
            <text:p>0</text:p>
          </table:table-cell>
          <table:table-cell table:formula="of:=COUNTIF(([.I17]~[.I44]~[.I71]~[.I98]~[.I125]~[.I152]~[.I179]~[.I206]~[.I233]~[.I260]);3)" office:value-type="float" office:value="10" calcext:value-type="float">
            <text:p>10</text:p>
          </table:table-cell>
          <table:table-cell table:formula="of:=COUNTIF(([.I17]~[.I44]~[.I71]~[.I98]~[.I125]~[.I152]~[.I179]~[.I206]~[.I233]~[.I260]);4)" office:value-type="float" office:value="0" calcext:value-type="float">
            <text:p>0</text:p>
          </table:table-cell>
          <table:table-cell table:formula="of:=COUNTIF(([.I17]~[.I44]~[.I71]~[.I98]~[.I125]~[.I152]~[.I179]~[.I206]~[.I233]~[.I260]);5)" office:value-type="float" office:value="0" calcext:value-type="float">
            <text:p>0</text:p>
          </table:table-cell>
          <table:table-cell table:formula="of:=COUNTIF(([.N17]~ [.N44]~ [.N71]~ [.N98]~ [.N125]~ [.N152]~ [.N179]~ [.N206]~ [.N233]~ [.N260]);1)" office:value-type="float" office:value="0" calcext:value-type="float">
            <text:p>0</text:p>
          </table:table-cell>
          <table:table-cell table:formula="of:=COUNTIF(([.N17]~[.N44]~[.N71]~[.N98]~[.N125]~[.N152]~[.N179]~[.N206]~[.N233]~[.N260]);2)" office:value-type="float" office:value="2" calcext:value-type="float">
            <text:p>2</text:p>
          </table:table-cell>
          <table:table-cell table:formula="of:=COUNTIF(([.N17]~[.N44]~[.N71]~[.N98]~[.N125]~[.N152]~[.N179]~[.N206]~[.N233]~[.N260]);3)" office:value-type="float" office:value="5" calcext:value-type="float">
            <text:p>5</text:p>
          </table:table-cell>
          <table:table-cell table:formula="of:=COUNTIF(([.N17]~[.N44]~[.N71]~[.N98]~[.N125]~[.N152]~[.N179]~[.N206]~[.N233]~[.N260]);4)" office:value-type="float" office:value="3" calcext:value-type="float">
            <text:p>3</text:p>
          </table:table-cell>
          <table:table-cell table:formula="of:=COUNTIF(([.N17]~[.N44]~[.N71]~[.N98]~[.N125]~[.N152]~[.N179]~[.N206]~[.N233]~[.N260]);5)" office:value-type="float" office:value="0" calcext:value-type="float">
            <text:p>0</text:p>
          </table:table-cell>
          <table:table-cell table:formula="of:=COUNTIF(([.S17]~ [.S44]~ [.S71]~ [.S98]~ [.S125]~ [.S152]~ [.S179]~ [.S206]~ [.S233]~ [.S260]);1)" office:value-type="float" office:value="0" calcext:value-type="float">
            <text:p>0</text:p>
          </table:table-cell>
          <table:table-cell table:formula="of:=COUNTIF(([.S17]~[.S44]~[.S71]~[.S98]~[.S125]~[.S152]~[.S179]~[.S206]~[.S233]~[.S260]);2)" office:value-type="float" office:value="0" calcext:value-type="float">
            <text:p>0</text:p>
          </table:table-cell>
          <table:table-cell table:formula="of:=COUNTIF(([.S17]~[.S44]~[.S71]~[.S98]~[.S125]~[.S152]~[.S179]~[.S206]~[.S233]~[.S260]);3)" office:value-type="float" office:value="10" calcext:value-type="float">
            <text:p>10</text:p>
          </table:table-cell>
          <table:table-cell table:formula="of:=COUNTIF(([.S17]~[.S44]~[.S71]~[.S98]~[.S125]~[.S152]~[.S179]~[.S206]~[.S233]~[.S260]);4)" office:value-type="float" office:value="0" calcext:value-type="float">
            <text:p>0</text:p>
          </table:table-cell>
          <table:table-cell table:formula="of:=COUNTIF(([.S17]~[.S44]~[.S71]~[.S98]~[.S125]~[.S152]~[.S179]~[.S206]~[.S233]~[.S260]);5)" office:value-type="float" office:value="0" calcext:value-type="float">
            <text:p>0</text:p>
          </table:table-cell>
          <table:table-cell table:formula="of:=COUNTIF(([.X17]~ [.X44]~ [.X71]~ [.X98]~ [.X125]~ [.X152]~ [.X179]~ [.X206]~ [.X233]~ [.X260]);1)" office:value-type="float" office:value="0" calcext:value-type="float">
            <text:p>0</text:p>
          </table:table-cell>
          <table:table-cell table:formula="of:=COUNTIF(([.X17]~[.X44]~[.X71]~[.X98]~[.X125]~[.X152]~[.X179]~[.X206]~[.X233]~[.X260]);2)" office:value-type="float" office:value="0" calcext:value-type="float">
            <text:p>0</text:p>
          </table:table-cell>
          <table:table-cell table:formula="of:=COUNTIF(([.X17]~[.X44]~[.X71]~[.X98]~[.X125]~[.X152]~[.X179]~[.X206]~[.X233]~[.X260]);3)" office:value-type="float" office:value="10" calcext:value-type="float">
            <text:p>10</text:p>
          </table:table-cell>
          <table:table-cell table:formula="of:=COUNTIF(([.X17]~[.X44]~[.X71]~[.X98]~[.X125]~[.X152]~[.X179]~[.X206]~[.X233]~[.X260]);4)" office:value-type="float" office:value="0" calcext:value-type="float">
            <text:p>0</text:p>
          </table:table-cell>
          <table:table-cell table:formula="of:=COUNTIF(([.X17]~[.X44]~[.X71]~[.X98]~[.X125]~[.X152]~[.X179]~[.X206]~[.X233]~[.X260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5" office:value-type="float" office:value="0.161532781304257" calcext:value-type="float">
            <text:p>0,161532781304257</text:p>
          </table:table-cell>
          <table:table-cell table:style-name="ce570" office:value-type="float" office:value="0.0710021801635758" calcext:value-type="float">
            <text:p>0,0710021801635758</text:p>
          </table:table-cell>
          <table:table-cell table:style-name="ce578" office:value-type="float" office:value="0.0660424388235039" calcext:value-type="float">
            <text:p>0,0660424388235039</text:p>
          </table:table-cell>
          <table:table-cell table:style-name="ce667" office:value-type="float" office:value="0.158516464831503" calcext:value-type="float">
            <text:p>0,158516464831503</text:p>
          </table:table-cell>
          <table:table-cell table:style-name="ce710" office:value-type="float" office:value="0.137443917029716" calcext:value-type="float">
            <text:p>0,137443917029716</text:p>
          </table:table-cell>
          <table:table-cell table:style-name="ce760" office:value-type="float" office:value="0.214840843313066" calcext:value-type="float">
            <text:p>0,214840843313066</text:p>
          </table:table-cell>
          <table:table-cell table:style-name="ce712" office:value-type="float" office:value="0.0962160267715824" calcext:value-type="float">
            <text:p>0,0962160267715824</text:p>
          </table:table-cell>
          <table:table-cell table:style-name="ce730" office:value-type="float" office:value="0.0740463240463241" calcext:value-type="float">
            <text:p>0,0740463240463241</text:p>
          </table:table-cell>
          <table:table-cell table:style-name="ce549" office:value-type="float" office:value="0.210895200478534" calcext:value-type="float">
            <text:p>0,210895200478534</text:p>
          </table:table-cell>
          <table:table-cell table:style-name="ce752" office:value-type="float" office:value="0.21394269310936" calcext:value-type="float">
            <text:p>0,21394269310936</text:p>
          </table:table-cell>
          <table:table-cell table:style-name="ce726" office:value-type="float" office:value="0.111935372946792" calcext:value-type="float">
            <text:p>0,111935372946792</text:p>
          </table:table-cell>
          <table:table-cell table:style-name="ce784" office:value-type="float" office:value="0.061951099471491" calcext:value-type="float">
            <text:p>0,061951099471491</text:p>
          </table:table-cell>
          <table:table-cell table:style-name="ce784" office:value-type="float" office:value="0.0617435853977453" calcext:value-type="float">
            <text:p>0,0617435853977453</text:p>
          </table:table-cell>
          <table:table-cell table:style-name="ce839" office:value-type="float" office:value="0.112334647408057" calcext:value-type="float">
            <text:p>0,112334647408057</text:p>
          </table:table-cell>
          <table:table-cell table:style-name="ce704" office:value-type="float" office:value="0.0968840838335129" calcext:value-type="float">
            <text:p>0,0968840838335129</text:p>
          </table:table-cell>
          <table:table-cell table:style-name="ce538" office:value-type="float" office:value="0.249379485032317" calcext:value-type="float">
            <text:p>0,249379485032317</text:p>
          </table:table-cell>
          <table:table-cell table:style-name="ce996" office:value-type="float" office:value="0.120367609447689" calcext:value-type="float">
            <text:p>0,120367609447689</text:p>
          </table:table-cell>
          <table:table-cell table:style-name="ce925" office:value-type="float" office:value="0.0715426831527805" calcext:value-type="float">
            <text:p>0,0715426831527805</text:p>
          </table:table-cell>
          <table:table-cell table:style-name="ce921" office:value-type="float" office:value="0.246373099970528" calcext:value-type="float">
            <text:p>0,246373099970528</text:p>
          </table:table-cell>
          <table:table-cell table:style-name="ce521" office:value-type="float" office:value="0.246875693717899" calcext:value-type="float">
            <text:p>0,246875693717899</text:p>
          </table:table-cell>
          <table:table-cell table:style-name="ce784" office:value-type="float" office:value="0.664083649893662" calcext:value-type="float">
            <text:p>0,664083649893662</text:p>
          </table:table-cell>
          <table:table-cell table:style-name="ce1057" office:value-type="float" office:value="0.385464948925729" calcext:value-type="float">
            <text:p>0,385464948925729</text:p>
          </table:table-cell>
          <table:table-cell table:style-name="ce568" office:value-type="float" office:value="0.104446597942853" calcext:value-type="float">
            <text:p>0,104446597942853</text:p>
          </table:table-cell>
          <table:table-cell table:style-name="ce820" office:value-type="float" office:value="0.72230200491927" calcext:value-type="float">
            <text:p>0,72230200491927</text:p>
          </table:table-cell>
          <table:table-cell table:style-name="ce538" office:value-type="float" office:value="0.723194851397453" calcext:value-type="float">
            <text:p>0,723194851397453</text:p>
          </table:table-cell>
          <table:table-cell/>
          <table:table-cell table:style-name="ce1088"/>
          <table:table-cell table:style-name="ce1088" office:value-type="string" calcext:value-type="string">
            <text:p>LinearDiscriminantAnalysis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his</text:p>
          </table:table-cell>
          <table:table-cell table:formula="of:=COUNTIF(([.E17]~ [.E44]~ [.E71]~ [.E98]~ [.E125]~ [.E152]~ [.E179]~ [.E206]~ [.E233]~ [.E260]);1)" office:value-type="float" office:value="0" calcext:value-type="float">
            <text:p>0</text:p>
          </table:table-cell>
          <table:table-cell table:formula="of:=COUNTIF(([.E17]~[.E44]~[.E71]~[.E98]~[.E125]~[.E152]~[.E179]~[.E206]~[.E233]~[.E260]);2)" office:value-type="float" office:value="1" calcext:value-type="float">
            <text:p>1</text:p>
          </table:table-cell>
          <table:table-cell table:formula="of:=COUNTIF(([.E17]~[.E44]~[.E71]~[.E98]~[.E125]~[.E152]~[.E179]~[.E206]~[.E233]~[.E260]);3)" office:value-type="float" office:value="4" calcext:value-type="float">
            <text:p>4</text:p>
          </table:table-cell>
          <table:table-cell table:formula="of:=COUNTIF(([.E17]~[.E44]~[.E71]~[.E98]~[.E125]~[.E152]~[.E179]~[.E206]~[.E233]~[.E260]);4)" office:value-type="float" office:value="4" calcext:value-type="float">
            <text:p>4</text:p>
          </table:table-cell>
          <table:table-cell table:formula="of:=COUNTIF(([.E17]~[.E44]~[.E71]~[.E98]~[.E125]~[.E152]~[.E179]~[.E206]~[.E233]~[.E260]);5)" office:value-type="float" office:value="1" calcext:value-type="float">
            <text:p>1</text:p>
          </table:table-cell>
          <table:table-cell table:formula="of:=COUNTIF(([.J17]~ [.J44]~ [.J71]~ [.J98]~ [.J125]~ [.J152]~ [.J179]~ [.J206]~ [.J233]~ [.J260]);1)" office:value-type="float" office:value="0" calcext:value-type="float">
            <text:p>0</text:p>
          </table:table-cell>
          <table:table-cell table:formula="of:=COUNTIF(([.J17]~[.J44]~[.J71]~[.J98]~[.J125]~[.J152]~[.J179]~[.J206]~[.J233]~[.J260]);2)" office:value-type="float" office:value="0" calcext:value-type="float">
            <text:p>0</text:p>
          </table:table-cell>
          <table:table-cell table:formula="of:=COUNTIF(([.J17]~[.J44]~[.J71]~[.J98]~[.J125]~[.J152]~[.J179]~[.J206]~[.J233]~[.J260]);3)" office:value-type="float" office:value="0" calcext:value-type="float">
            <text:p>0</text:p>
          </table:table-cell>
          <table:table-cell table:formula="of:=COUNTIF(([.J17]~[.J44]~[.J71]~[.J98]~[.J125]~[.J152]~[.J179]~[.J206]~[.J233]~[.J260]);4)" office:value-type="float" office:value="10" calcext:value-type="float">
            <text:p>10</text:p>
          </table:table-cell>
          <table:table-cell table:formula="of:=COUNTIF(([.J17]~[.J44]~[.J71]~[.J98]~[.J125]~[.J152]~[.J179]~[.J206]~[.J233]~[.J260]);5)" office:value-type="float" office:value="0" calcext:value-type="float">
            <text:p>0</text:p>
          </table:table-cell>
          <table:table-cell table:formula="of:=COUNTIF(([.O17]~ [.O44]~ [.O71]~ [.O98]~ [.O125]~ [.O152]~ [.O179]~ [.O206]~ [.O233]~ [.O260]);1)" office:value-type="float" office:value="0" calcext:value-type="float">
            <text:p>0</text:p>
          </table:table-cell>
          <table:table-cell table:formula="of:=COUNTIF(([.O17]~[.O44]~[.O71]~[.O98]~[.O125]~[.O152]~[.O179]~[.O206]~[.O233]~[.O260]);2)" office:value-type="float" office:value="0" calcext:value-type="float">
            <text:p>0</text:p>
          </table:table-cell>
          <table:table-cell table:formula="of:=COUNTIF(([.O17]~[.O44]~[.O71]~[.O98]~[.O125]~[.O152]~[.O179]~[.O206]~[.O233]~[.O260]);3)" office:value-type="float" office:value="5" calcext:value-type="float">
            <text:p>5</text:p>
          </table:table-cell>
          <table:table-cell table:formula="of:=COUNTIF(([.O17]~[.O44]~[.O71]~[.O98]~[.O125]~[.O152]~[.O179]~[.O206]~[.O233]~[.O260]);4)" office:value-type="float" office:value="5" calcext:value-type="float">
            <text:p>5</text:p>
          </table:table-cell>
          <table:table-cell table:formula="of:=COUNTIF(([.O17]~[.O44]~[.O71]~[.O98]~[.O125]~[.O152]~[.O179]~[.O206]~[.O233]~[.O260]);5)" office:value-type="float" office:value="0" calcext:value-type="float">
            <text:p>0</text:p>
          </table:table-cell>
          <table:table-cell table:formula="of:=COUNTIF(([.T17]~ [.T44]~ [.T71]~ [.T98]~ [.T125]~ [.T152]~ [.T179]~ [.T206]~ [.T233]~ [.T260]);1)" office:value-type="float" office:value="0" calcext:value-type="float">
            <text:p>0</text:p>
          </table:table-cell>
          <table:table-cell table:formula="of:=COUNTIF(([.T17]~[.T44]~[.T71]~[.T98]~[.T125]~[.T152]~[.T179]~[.T206]~[.T233]~[.T260]);2)" office:value-type="float" office:value="0" calcext:value-type="float">
            <text:p>0</text:p>
          </table:table-cell>
          <table:table-cell table:formula="of:=COUNTIF(([.T17]~[.T44]~[.T71]~[.T98]~[.T125]~[.T152]~[.T179]~[.T206]~[.T233]~[.T260]);3)" office:value-type="float" office:value="0" calcext:value-type="float">
            <text:p>0</text:p>
          </table:table-cell>
          <table:table-cell table:formula="of:=COUNTIF(([.T17]~[.T44]~[.T71]~[.T98]~[.T125]~[.T152]~[.T179]~[.T206]~[.T233]~[.T260]);4)" office:value-type="float" office:value="10" calcext:value-type="float">
            <text:p>10</text:p>
          </table:table-cell>
          <table:table-cell table:formula="of:=COUNTIF(([.T17]~[.T44]~[.T71]~[.T98]~[.T125]~[.T152]~[.T179]~[.T206]~[.T233]~[.T260]);5)" office:value-type="float" office:value="0" calcext:value-type="float">
            <text:p>0</text:p>
          </table:table-cell>
          <table:table-cell table:formula="of:=COUNTIF(([.Y17]~ [.Y44]~ [.Y71]~ [.Y98]~ [.Y125]~ [.Y152]~ [.Y179]~ [.Y206]~ [.Y233]~ [.Y260]);1)" office:value-type="float" office:value="0" calcext:value-type="float">
            <text:p>0</text:p>
          </table:table-cell>
          <table:table-cell table:formula="of:=COUNTIF(([.Y17]~[.Y44]~[.Y71]~[.Y98]~[.Y125]~[.Y152]~[.Y179]~[.Y206]~[.Y233]~[.Y260]);2)" office:value-type="float" office:value="0" calcext:value-type="float">
            <text:p>0</text:p>
          </table:table-cell>
          <table:table-cell table:formula="of:=COUNTIF(([.Y17]~[.Y44]~[.Y71]~[.Y98]~[.Y125]~[.Y152]~[.Y179]~[.Y206]~[.Y233]~[.Y260]);3)" office:value-type="float" office:value="0" calcext:value-type="float">
            <text:p>0</text:p>
          </table:table-cell>
          <table:table-cell table:formula="of:=COUNTIF(([.Y17]~[.Y44]~[.Y71]~[.Y98]~[.Y125]~[.Y152]~[.Y179]~[.Y206]~[.Y233]~[.Y260]);4)" office:value-type="float" office:value="10" calcext:value-type="float">
            <text:p>10</text:p>
          </table:table-cell>
          <table:table-cell table:formula="of:=COUNTIF(([.Y17]~[.Y44]~[.Y71]~[.Y98]~[.Y125]~[.Y152]~[.Y179]~[.Y206]~[.Y233]~[.Y260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0388017919644118" calcext:value-type="float">
            <text:p>-0,0388017919644118</text:p>
          </table:table-cell>
          <table:table-cell table:style-name="ce534" office:value-type="float" office:value="0.0531047711725125" calcext:value-type="float">
            <text:p>0,0531047711725125</text:p>
          </table:table-cell>
          <table:table-cell table:style-name="ce631" office:value-type="float" office:value="0.0136519944722353" calcext:value-type="float">
            <text:p>0,0136519944722353</text:p>
          </table:table-cell>
          <table:table-cell table:style-name="ce668" office:value-type="float" office:value="0.0947014625855678" calcext:value-type="float">
            <text:p>0,0947014625855678</text:p>
          </table:table-cell>
          <table:table-cell table:style-name="ce711" office:value-type="float" office:value="0.0332383388902467" calcext:value-type="float">
            <text:p>0,0332383388902467</text:p>
          </table:table-cell>
          <table:table-cell table:style-name="ce494" office:value-type="float" office:value="-0.234841547341547" calcext:value-type="float">
            <text:p>-0,234841547341547</text:p>
          </table:table-cell>
          <table:table-cell table:style-name="ce761" office:value-type="float" office:value="0.032115261281928" calcext:value-type="float">
            <text:p>0,032115261281928</text:p>
          </table:table-cell>
          <table:table-cell table:style-name="ce670" office:value-type="float" office:value="0.0296565574343352" calcext:value-type="float">
            <text:p>0,0296565574343352</text:p>
          </table:table-cell>
          <table:table-cell table:style-name="ce839" office:value-type="float" office:value="0.0418214758492536" calcext:value-type="float">
            <text:p>0,0418214758492536</text:p>
          </table:table-cell>
          <table:table-cell table:style-name="ce562" office:value-type="float" office:value="0.0194609916832139" calcext:value-type="float">
            <text:p>0,0194609916832139</text:p>
          </table:table-cell>
          <table:table-cell table:style-name="ce494" office:value-type="float" office:value="-0.1236663010725" calcext:value-type="float">
            <text:p>-0,1236663010725</text:p>
          </table:table-cell>
          <table:table-cell table:style-name="ce726" office:value-type="float" office:value="0.0481470677229242" calcext:value-type="float">
            <text:p>0,0481470677229242</text:p>
          </table:table-cell>
          <table:table-cell table:style-name="ce538" office:value-type="float" office:value="0.0491591062553542" calcext:value-type="float">
            <text:p>0,0491591062553542</text:p>
          </table:table-cell>
          <table:table-cell table:style-name="ce750" office:value-type="float" office:value="0.0354653503103748" calcext:value-type="float">
            <text:p>0,0354653503103748</text:p>
          </table:table-cell>
          <table:table-cell table:style-name="ce551" office:value-type="float" office:value="0.0257939450435372" calcext:value-type="float">
            <text:p>0,0257939450435372</text:p>
          </table:table-cell>
          <table:table-cell table:style-name="ce494" office:value-type="float" office:value="0.0125370516785852" calcext:value-type="float">
            <text:p>0,0125370516785852</text:p>
          </table:table-cell>
          <table:table-cell table:style-name="ce769" office:value-type="float" office:value="0.0524120863536577" calcext:value-type="float">
            <text:p>0,0524120863536577</text:p>
          </table:table-cell>
          <table:table-cell table:style-name="ce642" office:value-type="float" office:value="0.0266948707905501" calcext:value-type="float">
            <text:p>0,0266948707905501</text:p>
          </table:table-cell>
          <table:table-cell table:style-name="ce1034" office:value-type="float" office:value="0.0566229648199961" calcext:value-type="float">
            <text:p>0,0566229648199961</text:p>
          </table:table-cell>
          <table:table-cell table:style-name="ce1042" office:value-type="float" office:value="0.0392198013451677" calcext:value-type="float">
            <text:p>0,0392198013451677</text:p>
          </table:table-cell>
          <table:table-cell table:style-name="ce494" office:value-type="float" office:value="0.48993930783446" calcext:value-type="float">
            <text:p>0,48993930783446</text:p>
          </table:table-cell>
          <table:table-cell table:style-name="ce869" office:value-type="float" office:value="0.72114221345597" calcext:value-type="float">
            <text:p>0,72114221345597</text:p>
          </table:table-cell>
          <table:table-cell table:style-name="ce822" office:value-type="float" office:value="0.609035426536412" calcext:value-type="float">
            <text:p>0,609035426536412</text:p>
          </table:table-cell>
          <table:table-cell table:style-name="ce760" office:value-type="float" office:value="0.725498978750851" calcext:value-type="float">
            <text:p>0,725498978750851</text:p>
          </table:table-cell>
          <table:table-cell table:style-name="ce1075" office:value-type="float" office:value="0.548377092622264" calcext:value-type="float">
            <text:p>0,548377092622264</text:p>
          </table:table-cell>
          <table:table-cell/>
          <table:table-cell table:style-name="ce1088"/>
          <table:table-cell table:style-name="ce1088" office:value-type="string" calcext:value-type="string">
            <text:p>LinearDiscriminantAnalysis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iso</text:p>
          </table:table-cell>
          <table:table-cell table:formula="of:=COUNTIF(([.F17]~ [.F44]~ [.F71]~ [.F98]~ [.F125]~ [.F152]~ [.F179]~ [.F206]~ [.F233]~ [.F260]);1)" office:value-type="float" office:value="9" calcext:value-type="float">
            <text:p>9</text:p>
          </table:table-cell>
          <table:table-cell table:formula="of:=COUNTIF(([.F17]~[.F44]~[.F71]~[.F98]~[.F125]~[.F152]~[.F179]~[.F206]~[.F233]~[.F260]);2)" office:value-type="float" office:value="1" calcext:value-type="float">
            <text:p>1</text:p>
          </table:table-cell>
          <table:table-cell table:formula="of:=COUNTIF(([.F17]~[.F44]~[.F71]~[.F98]~[.F125]~[.F152]~[.F179]~[.F206]~[.F233]~[.F260]);3)" office:value-type="float" office:value="0" calcext:value-type="float">
            <text:p>0</text:p>
          </table:table-cell>
          <table:table-cell table:formula="of:=COUNTIF(([.F17]~[.F44]~[.F71]~[.F98]~[.F125]~[.F152]~[.F179]~[.F206]~[.F233]~[.F260]);4)" office:value-type="float" office:value="0" calcext:value-type="float">
            <text:p>0</text:p>
          </table:table-cell>
          <table:table-cell table:formula="of:=COUNTIF(([.F17]~[.F44]~[.F71]~[.F98]~[.F125]~[.F152]~[.F179]~[.F206]~[.F233]~[.F260]);5)" office:value-type="float" office:value="0" calcext:value-type="float">
            <text:p>0</text:p>
          </table:table-cell>
          <table:table-cell table:formula="of:=COUNTIF(([.K17]~ [.K44]~ [.K71]~ [.K98]~ [.K125]~ [.K152]~ [.K179]~ [.K206]~ [.K233]~ [.K260]);1)" office:value-type="float" office:value="10" calcext:value-type="float">
            <text:p>10</text:p>
          </table:table-cell>
          <table:table-cell table:formula="of:=COUNTIF(([.K17]~[.K44]~[.K71]~[.K98]~[.K125]~[.K152]~[.K179]~[.K206]~[.K233]~[.K260]);2)" office:value-type="float" office:value="0" calcext:value-type="float">
            <text:p>0</text:p>
          </table:table-cell>
          <table:table-cell table:formula="of:=COUNTIF(([.K17]~[.K44]~[.K71]~[.K98]~[.K125]~[.K152]~[.K179]~[.K206]~[.K233]~[.K260]);3)" office:value-type="float" office:value="0" calcext:value-type="float">
            <text:p>0</text:p>
          </table:table-cell>
          <table:table-cell table:formula="of:=COUNTIF(([.K17]~[.K44]~[.K71]~[.K98]~[.K125]~[.K152]~[.K179]~[.K206]~[.K233]~[.K260]);4)" office:value-type="float" office:value="0" calcext:value-type="float">
            <text:p>0</text:p>
          </table:table-cell>
          <table:table-cell table:formula="of:=COUNTIF(([.K17]~[.K44]~[.K71]~[.K98]~[.K125]~[.K152]~[.K179]~[.K206]~[.K233]~[.K260]);5)" office:value-type="float" office:value="0" calcext:value-type="float">
            <text:p>0</text:p>
          </table:table-cell>
          <table:table-cell table:formula="of:=COUNTIF(([.P17]~ [.P44]~ [.P71]~ [.P98]~ [.P125]~ [.P152]~ [.P179]~ [.P206]~ [.P233]~ [.P260]);1)" office:value-type="float" office:value="10" calcext:value-type="float">
            <text:p>10</text:p>
          </table:table-cell>
          <table:table-cell table:formula="of:=COUNTIF(([.P17]~[.P44]~[.P71]~[.P98]~[.P125]~[.P152]~[.P179]~[.P206]~[.P233]~[.P260]);2)" office:value-type="float" office:value="0" calcext:value-type="float">
            <text:p>0</text:p>
          </table:table-cell>
          <table:table-cell table:formula="of:=COUNTIF(([.P17]~[.P44]~[.P71]~[.P98]~[.P125]~[.P152]~[.P179]~[.P206]~[.P233]~[.P260]);3)" office:value-type="float" office:value="0" calcext:value-type="float">
            <text:p>0</text:p>
          </table:table-cell>
          <table:table-cell table:formula="of:=COUNTIF(([.P17]~[.P44]~[.P71]~[.P98]~[.P125]~[.P152]~[.P179]~[.P206]~[.P233]~[.P260]);4)" office:value-type="float" office:value="0" calcext:value-type="float">
            <text:p>0</text:p>
          </table:table-cell>
          <table:table-cell table:formula="of:=COUNTIF(([.P17]~[.P44]~[.P71]~[.P98]~[.P125]~[.P152]~[.P179]~[.P206]~[.P233]~[.P260]);5)" office:value-type="float" office:value="0" calcext:value-type="float">
            <text:p>0</text:p>
          </table:table-cell>
          <table:table-cell table:formula="of:=COUNTIF(([.U17]~ [.U44]~ [.U71]~ [.U98]~ [.U125]~ [.U152]~ [.U179]~ [.U206]~ [.U233]~ [.U260]);1)" office:value-type="float" office:value="9" calcext:value-type="float">
            <text:p>9</text:p>
          </table:table-cell>
          <table:table-cell table:formula="of:=COUNTIF(([.U17]~[.U44]~[.U71]~[.U98]~[.U125]~[.U152]~[.U179]~[.U206]~[.U233]~[.U260]);2)" office:value-type="float" office:value="1" calcext:value-type="float">
            <text:p>1</text:p>
          </table:table-cell>
          <table:table-cell table:formula="of:=COUNTIF(([.U17]~[.U44]~[.U71]~[.U98]~[.U125]~[.U152]~[.U179]~[.U206]~[.U233]~[.U260]);3)" office:value-type="float" office:value="0" calcext:value-type="float">
            <text:p>0</text:p>
          </table:table-cell>
          <table:table-cell table:formula="of:=COUNTIF(([.U17]~[.U44]~[.U71]~[.U98]~[.U125]~[.U152]~[.U179]~[.U206]~[.U233]~[.U260]);4)" office:value-type="float" office:value="0" calcext:value-type="float">
            <text:p>0</text:p>
          </table:table-cell>
          <table:table-cell table:formula="of:=COUNTIF(([.U17]~[.U44]~[.U71]~[.U98]~[.U125]~[.U152]~[.U179]~[.U206]~[.U233]~[.U260]);5)" office:value-type="float" office:value="0" calcext:value-type="float">
            <text:p>0</text:p>
          </table:table-cell>
          <table:table-cell table:formula="of:=COUNTIF(([.Z17]~ [.Z44]~ [.Z71]~ [.Z98]~ [.Z125]~ [.Z152]~ [.Z179]~ [.Z206]~ [.Z233]~ [.Z260]);1)" office:value-type="float" office:value="10" calcext:value-type="float">
            <text:p>10</text:p>
          </table:table-cell>
          <table:table-cell table:formula="of:=COUNTIF(([.Z17]~[.Z44]~[.Z71]~[.Z98]~[.Z125]~[.Z152]~[.Z179]~[.Z206]~[.Z233]~[.Z260]);2)" office:value-type="float" office:value="0" calcext:value-type="float">
            <text:p>0</text:p>
          </table:table-cell>
          <table:table-cell table:formula="of:=COUNTIF(([.Z17]~[.Z44]~[.Z71]~[.Z98]~[.Z125]~[.Z152]~[.Z179]~[.Z206]~[.Z233]~[.Z260]);3)" office:value-type="float" office:value="0" calcext:value-type="float">
            <text:p>0</text:p>
          </table:table-cell>
          <table:table-cell table:formula="of:=COUNTIF(([.Z17]~[.Z44]~[.Z71]~[.Z98]~[.Z125]~[.Z152]~[.Z179]~[.Z206]~[.Z233]~[.Z260]);4)" office:value-type="float" office:value="0" calcext:value-type="float">
            <text:p>0</text:p>
          </table:table-cell>
          <table:table-cell table:formula="of:=COUNTIF(([.Z17]~[.Z44]~[.Z71]~[.Z98]~[.Z125]~[.Z152]~[.Z179]~[.Z206]~[.Z233]~[.Z260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498" office:value-type="float" office:value="0.0721016044419432" calcext:value-type="float">
            <text:p>0,0721016044419432</text:p>
          </table:table-cell>
          <table:table-cell table:style-name="ce571" office:value-type="float" office:value="0.0605804451958298" calcext:value-type="float">
            <text:p>0,0605804451958298</text:p>
          </table:table-cell>
          <table:table-cell table:style-name="ce632" office:value-type="float" office:value="0.0198965151015753" calcext:value-type="float">
            <text:p>0,0198965151015753</text:p>
          </table:table-cell>
          <table:table-cell table:style-name="ce538" office:value-type="float" office:value="0.0978412867823192" calcext:value-type="float">
            <text:p>0,0978412867823192</text:p>
          </table:table-cell>
          <table:table-cell table:style-name="ce712" office:value-type="float" office:value="0.0668182392320323" calcext:value-type="float">
            <text:p>0,0668182392320323</text:p>
          </table:table-cell>
          <table:table-cell table:style-name="ce761" office:value-type="float" office:value="0.0321607404940738" calcext:value-type="float">
            <text:p>0,0321607404940738</text:p>
          </table:table-cell>
          <table:table-cell table:style-name="ce516" office:value-type="float" office:value="0.0357207093318204" calcext:value-type="float">
            <text:p>0,0357207093318204</text:p>
          </table:table-cell>
          <table:table-cell table:style-name="ce516" office:value-type="float" office:value="0.0357034940368274" calcext:value-type="float">
            <text:p>0,0357034940368274</text:p>
          </table:table-cell>
          <table:table-cell table:style-name="ce538" office:value-type="float" office:value="0.0433490120990121" calcext:value-type="float">
            <text:p>0,0433490120990121</text:p>
          </table:table-cell>
          <table:table-cell table:style-name="ce879" office:value-type="float" office:value="0.0185472963250741" calcext:value-type="float">
            <text:p>0,0185472963250741</text:p>
          </table:table-cell>
          <table:table-cell table:style-name="ce862" office:value-type="float" office:value="0.0326052414143768" calcext:value-type="float">
            <text:p>0,0326052414143768</text:p>
          </table:table-cell>
          <table:table-cell table:style-name="ce921" office:value-type="float" office:value="0.0471033860104007" calcext:value-type="float">
            <text:p>0,0471033860104007</text:p>
          </table:table-cell>
          <table:table-cell table:style-name="ce962" office:value-type="float" office:value="0.0472291438849351" calcext:value-type="float">
            <text:p>0,0472291438849351</text:p>
          </table:table-cell>
          <table:table-cell table:style-name="ce840" office:value-type="float" office:value="0.0353691985013355" calcext:value-type="float">
            <text:p>0,0353691985013355</text:p>
          </table:table-cell>
          <table:table-cell table:style-name="ce533" office:value-type="float" office:value="0.0314025289555469" calcext:value-type="float">
            <text:p>0,0314025289555469</text:p>
          </table:table-cell>
          <table:table-cell table:style-name="ce804" office:value-type="float" office:value="0.0569160362816409" calcext:value-type="float">
            <text:p>0,0569160362816409</text:p>
          </table:table-cell>
          <table:table-cell table:style-name="ce835" office:value-type="float" office:value="0.0511519223583136" calcext:value-type="float">
            <text:p>0,0511519223583136</text:p>
          </table:table-cell>
          <table:table-cell table:style-name="ce1027" office:value-type="float" office:value="0.0268555622625775" calcext:value-type="float">
            <text:p>0,0268555622625775</text:p>
          </table:table-cell>
          <table:table-cell table:style-name="ce538" office:value-type="float" office:value="0.058301134433308" calcext:value-type="float">
            <text:p>0,058301134433308</text:p>
          </table:table-cell>
          <table:table-cell table:style-name="ce710" office:value-type="float" office:value="0.0555081677328061" calcext:value-type="float">
            <text:p>0,0555081677328061</text:p>
          </table:table-cell>
          <table:table-cell table:style-name="ce911" office:value-type="float" office:value="0.725952407860173" calcext:value-type="float">
            <text:p>0,725952407860173</text:p>
          </table:table-cell>
          <table:table-cell table:style-name="ce535" office:value-type="float" office:value="0.722399660515546" calcext:value-type="float">
            <text:p>0,722399660515546</text:p>
          </table:table-cell>
          <table:table-cell table:style-name="ce822" office:value-type="float" office:value="0.609035426536412" calcext:value-type="float">
            <text:p>0,609035426536412</text:p>
          </table:table-cell>
          <table:table-cell table:style-name="ce1036" office:value-type="float" office:value="0.72564789040942" calcext:value-type="float">
            <text:p>0,72564789040942</text:p>
          </table:table-cell>
          <table:table-cell table:style-name="ce538" office:value-type="float" office:value="0.726121106590165" calcext:value-type="float">
            <text:p>0,726121106590165</text:p>
          </table:table-cell>
          <table:table-cell/>
          <table:table-cell table:style-name="ce1088"/>
          <table:table-cell table:style-name="ce1088" office:value-type="string" calcext:value-type="string">
            <text:p>LinearDiscriminantAnalysis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pla</text:p>
          </table:table-cell>
          <table:table-cell table:formula="of:=COUNTIF(([.G17]~ [.G44]~ [.G71]~ [.G98]~ [.G125]~ [.G152]~ [.G179]~ [.G206]~ [.G233]~ [.G260]);1)" office:value-type="float" office:value="0" calcext:value-type="float">
            <text:p>0</text:p>
          </table:table-cell>
          <table:table-cell table:style-name="ce496" table:formula="of:=COUNTIF(([.G17]~[.G44]~[.G71]~[.G98]~[.G125]~[.G152]~[.G179]~[.G206]~[.G233]~[.G260]);2)" office:value-type="float" office:value="6" calcext:value-type="float">
            <text:p>6</text:p>
          </table:table-cell>
          <table:table-cell table:style-name="ce496" table:formula="of:=COUNTIF(([.G17]~[.G44]~[.G71]~[.G98]~[.G125]~[.G152]~[.G179]~[.G206]~[.G233]~[.G260]);3)" office:value-type="float" office:value="2" calcext:value-type="float">
            <text:p>2</text:p>
          </table:table-cell>
          <table:table-cell table:style-name="ce496" table:formula="of:=COUNTIF(([.G17]~[.G44]~[.G71]~[.G98]~[.G125]~[.G152]~[.G179]~[.G206]~[.G233]~[.G260]);4)" office:value-type="float" office:value="2" calcext:value-type="float">
            <text:p>2</text:p>
          </table:table-cell>
          <table:table-cell table:style-name="ce496" table:formula="of:=COUNTIF(([.G17]~[.G44]~[.G71]~[.G98]~[.G125]~[.G152]~[.G179]~[.G206]~[.G233]~[.G260]);5)" office:value-type="float" office:value="0" calcext:value-type="float">
            <text:p>0</text:p>
          </table:table-cell>
          <table:table-cell table:formula="of:=COUNTIF(([.L17]~ [.L44]~ [.L71]~ [.L98]~ [.L125]~ [.L152]~ [.L179]~ [.L206]~ [.L233]~ [.L260]);1)" office:value-type="float" office:value="0" calcext:value-type="float">
            <text:p>0</text:p>
          </table:table-cell>
          <table:table-cell table:style-name="ce496" table:formula="of:=COUNTIF(([.L17]~[.L44]~[.L71]~[.L98]~[.L125]~[.L152]~[.L179]~[.L206]~[.L233]~[.L260]);2)" office:value-type="float" office:value="10" calcext:value-type="float">
            <text:p>10</text:p>
          </table:table-cell>
          <table:table-cell table:style-name="ce496" table:formula="of:=COUNTIF(([.L17]~[.L44]~[.L71]~[.L98]~[.L125]~[.L152]~[.L179]~[.L206]~[.L233]~[.L260]);3)" office:value-type="float" office:value="0" calcext:value-type="float">
            <text:p>0</text:p>
          </table:table-cell>
          <table:table-cell table:style-name="ce496" table:formula="of:=COUNTIF(([.L17]~[.L44]~[.L71]~[.L98]~[.L125]~[.L152]~[.L179]~[.L206]~[.L233]~[.L260]);4)" office:value-type="float" office:value="0" calcext:value-type="float">
            <text:p>0</text:p>
          </table:table-cell>
          <table:table-cell table:style-name="ce496" table:formula="of:=COUNTIF(([.L17]~[.L44]~[.L71]~[.L98]~[.L125]~[.L152]~[.L179]~[.L206]~[.L233]~[.L260]);5)" office:value-type="float" office:value="0" calcext:value-type="float">
            <text:p>0</text:p>
          </table:table-cell>
          <table:table-cell table:formula="of:=COUNTIF(([.Q17]~ [.Q44]~ [.Q71]~ [.Q98]~ [.Q125]~ [.Q152]~ [.Q179]~ [.Q206]~ [.Q233]~ [.Q260]);1)" office:value-type="float" office:value="0" calcext:value-type="float">
            <text:p>0</text:p>
          </table:table-cell>
          <table:table-cell table:style-name="ce496" table:formula="of:=COUNTIF(([.Q17]~[.Q44]~[.Q71]~[.Q98]~[.Q125]~[.Q152]~[.Q179]~[.Q206]~[.Q233]~[.Q260]);2)" office:value-type="float" office:value="8" calcext:value-type="float">
            <text:p>8</text:p>
          </table:table-cell>
          <table:table-cell table:style-name="ce496" table:formula="of:=COUNTIF(([.Q17]~[.Q44]~[.Q71]~[.Q98]~[.Q125]~[.Q152]~[.Q179]~[.Q206]~[.Q233]~[.Q260]);3)" office:value-type="float" office:value="0" calcext:value-type="float">
            <text:p>0</text:p>
          </table:table-cell>
          <table:table-cell table:style-name="ce496" table:formula="of:=COUNTIF(([.Q17]~[.Q44]~[.Q71]~[.Q98]~[.Q125]~[.Q152]~[.Q179]~[.Q206]~[.Q233]~[.Q260]);4)" office:value-type="float" office:value="2" calcext:value-type="float">
            <text:p>2</text:p>
          </table:table-cell>
          <table:table-cell table:style-name="ce496" table:formula="of:=COUNTIF(([.Q17]~[.Q44]~[.Q71]~[.Q98]~[.Q125]~[.Q152]~[.Q179]~[.Q206]~[.Q233]~[.Q260]);5)" office:value-type="float" office:value="0" calcext:value-type="float">
            <text:p>0</text:p>
          </table:table-cell>
          <table:table-cell table:formula="of:=COUNTIF(([.V17]~ [.V44]~ [.V71]~ [.V98]~ [.V125]~ [.V152]~ [.V179]~ [.V206]~ [.V233]~ [.V260]);1)" office:value-type="float" office:value="1" calcext:value-type="float">
            <text:p>1</text:p>
          </table:table-cell>
          <table:table-cell table:style-name="ce496" table:formula="of:=COUNTIF(([.V17]~[.V44]~[.V71]~[.V98]~[.V125]~[.V152]~[.V179]~[.V206]~[.V233]~[.V260]);2)" office:value-type="float" office:value="9" calcext:value-type="float">
            <text:p>9</text:p>
          </table:table-cell>
          <table:table-cell table:style-name="ce496" table:formula="of:=COUNTIF(([.V17]~[.V44]~[.V71]~[.V98]~[.V125]~[.V152]~[.V179]~[.V206]~[.V233]~[.V260]);3)" office:value-type="float" office:value="0" calcext:value-type="float">
            <text:p>0</text:p>
          </table:table-cell>
          <table:table-cell table:style-name="ce496" table:formula="of:=COUNTIF(([.V17]~[.V44]~[.V71]~[.V98]~[.V125]~[.V152]~[.V179]~[.V206]~[.V233]~[.V260]);4)" office:value-type="float" office:value="0" calcext:value-type="float">
            <text:p>0</text:p>
          </table:table-cell>
          <table:table-cell table:style-name="ce496" table:formula="of:=COUNTIF(([.V17]~[.V44]~[.V71]~[.V98]~[.V125]~[.V152]~[.V179]~[.V206]~[.V233]~[.V260]);5)" office:value-type="float" office:value="0" calcext:value-type="float">
            <text:p>0</text:p>
          </table:table-cell>
          <table:table-cell table:formula="of:=COUNTIF(([.AA17]~ [.AA44]~ [.AA71]~ [.AA98]~ [.AA125]~ [.AA152]~ [.AA179]~ [.AA206]~ [.AA233]~ [.AA260]);1)" office:value-type="float" office:value="0" calcext:value-type="float">
            <text:p>0</text:p>
          </table:table-cell>
          <table:table-cell table:style-name="ce496" table:formula="of:=COUNTIF(([.AA17]~[.AA44]~[.AA71]~[.AA98]~[.AA125]~[.AA152]~[.AA179]~[.AA206]~[.AA233]~[.AA260]);2)" office:value-type="float" office:value="10" calcext:value-type="float">
            <text:p>10</text:p>
          </table:table-cell>
          <table:table-cell table:style-name="ce496" table:formula="of:=COUNTIF(([.AA17]~[.AA44]~[.AA71]~[.AA98]~[.AA125]~[.AA152]~[.AA179]~[.AA206]~[.AA233]~[.AA260]);3)" office:value-type="float" office:value="0" calcext:value-type="float">
            <text:p>0</text:p>
          </table:table-cell>
          <table:table-cell table:style-name="ce496" table:formula="of:=COUNTIF(([.AA17]~[.AA44]~[.AA71]~[.AA98]~[.AA125]~[.AA152]~[.AA179]~[.AA206]~[.AA233]~[.AA260]);4)" office:value-type="float" office:value="0" calcext:value-type="float">
            <text:p>0</text:p>
          </table:table-cell>
          <table:table-cell table:style-name="ce496" table:formula="of:=COUNTIF(([.AA17]~[.AA44]~[.AA71]~[.AA98]~[.AA125]~[.AA152]~[.AA179]~[.AA206]~[.AA233]~[.AA260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499" office:value-type="float" office:value="0.236825219940911" calcext:value-type="float">
            <text:p>0,236825219940911</text:p>
          </table:table-cell>
          <table:table-cell table:style-name="ce494" office:value-type="float" office:value="0.208614822571158" calcext:value-type="float">
            <text:p>0,208614822571158</text:p>
          </table:table-cell>
          <table:table-cell table:style-name="ce633" office:value-type="float" office:value="0.213862312617669" calcext:value-type="float">
            <text:p>0,213862312617669</text:p>
          </table:table-cell>
          <table:table-cell table:style-name="ce669" office:value-type="float" office:value="0.264260377451563" calcext:value-type="float">
            <text:p>0,264260377451563</text:p>
          </table:table-cell>
          <table:table-cell table:style-name="ce713" office:value-type="float" office:value="0.252541717956939" calcext:value-type="float">
            <text:p>0,252541717956939</text:p>
          </table:table-cell>
          <table:table-cell table:style-name="ce528" office:value-type="float" office:value="0.329128176350399" calcext:value-type="float">
            <text:p>0,329128176350399</text:p>
          </table:table-cell>
          <table:table-cell table:style-name="ce797" office:value-type="float" office:value="0.277582499804722" calcext:value-type="float">
            <text:p>0,277582499804722</text:p>
          </table:table-cell>
          <table:table-cell table:style-name="ce568" office:value-type="float" office:value="0.277844197983087" calcext:value-type="float">
            <text:p>0,277844197983087</text:p>
          </table:table-cell>
          <table:table-cell table:style-name="ce538" office:value-type="float" office:value="0.3310242997743" calcext:value-type="float">
            <text:p>0,3310242997743</text:p>
          </table:table-cell>
          <table:table-cell table:style-name="ce880" office:value-type="float" office:value="0.30120034286701" calcext:value-type="float">
            <text:p>0,30120034286701</text:p>
          </table:table-cell>
          <table:table-cell table:style-name="ce905" office:value-type="float" office:value="0.709103430555307" calcext:value-type="float">
            <text:p>0,709103430555307</text:p>
          </table:table-cell>
          <table:table-cell table:style-name="ce922" office:value-type="float" office:value="0.689176511362482" calcext:value-type="float">
            <text:p>0,689176511362482</text:p>
          </table:table-cell>
          <table:table-cell table:style-name="ce494" office:value-type="float" office:value="0.638244300560777" calcext:value-type="float">
            <text:p>0,638244300560777</text:p>
          </table:table-cell>
          <table:table-cell table:style-name="ce538" office:value-type="float" office:value="0.720876323241739" calcext:value-type="float">
            <text:p>0,720876323241739</text:p>
          </table:table-cell>
          <table:table-cell table:style-name="ce731" office:value-type="float" office:value="0.700377653884995" calcext:value-type="float">
            <text:p>0,700377653884995</text:p>
          </table:table-cell>
          <table:table-cell table:style-name="ce761" office:value-type="float" office:value="0.717400063930271" calcext:value-type="float">
            <text:p>0,717400063930271</text:p>
          </table:table-cell>
          <table:table-cell table:style-name="ce619" office:value-type="float" office:value="0.690454372453049" calcext:value-type="float">
            <text:p>0,690454372453049</text:p>
          </table:table-cell>
          <table:table-cell table:style-name="ce494" office:value-type="float" office:value="0.634081622263526" calcext:value-type="float">
            <text:p>0,634081622263526</text:p>
          </table:table-cell>
          <table:table-cell table:style-name="ce538" office:value-type="float" office:value="0.720916488572724" calcext:value-type="float">
            <text:p>0,720916488572724</text:p>
          </table:table-cell>
          <table:table-cell table:style-name="ce1043" office:value-type="float" office:value="0.690679219302648" calcext:value-type="float">
            <text:p>0,690679219302648</text:p>
          </table:table-cell>
          <table:table-cell table:style-name="ce494" office:value-type="float" office:value="0.974683344509911" calcext:value-type="float">
            <text:p>0,974683344509911</text:p>
          </table:table-cell>
          <table:table-cell table:style-name="ce528" office:value-type="float" office:value="0.982430918181805" calcext:value-type="float">
            <text:p>0,982430918181805</text:p>
          </table:table-cell>
          <table:table-cell table:style-name="ce760" office:value-type="float" office:value="0.982661701719644" calcext:value-type="float">
            <text:p>0,982661701719644</text:p>
          </table:table-cell>
          <table:table-cell table:style-name="ce955" office:value-type="float" office:value="0.982066580115457" calcext:value-type="float">
            <text:p>0,982066580115457</text:p>
          </table:table-cell>
          <table:table-cell table:style-name="ce654" office:value-type="float" office:value="0.979230662912177" calcext:value-type="float">
            <text:p>0,979230662912177</text:p>
          </table:table-cell>
          <table:table-cell/>
          <table:table-cell table:style-name="ce1088"/>
          <table:table-cell table:style-name="ce1088" office:value-type="string" calcext:value-type="string">
            <text:p>LinearDiscriminantAnalysis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base</text:p>
          </table:table-cell>
          <table:table-cell table:formula="of:=COUNTIF(([.C18]~ [.C45]~ [.C72]~ [.C99]~ [.C126]~ [.C153]~ [.C180]~ [.C207]~ [.C234]~ [.C261]);1)" office:value-type="float" office:value="5" calcext:value-type="float">
            <text:p>5</text:p>
          </table:table-cell>
          <table:table-cell table:formula="of:=COUNTIF(([.C18]~[.C45]~[.C72]~[.C99]~[.C126]~[.C153]~[.C180]~[.C207]~[.C234]~[.C261]);2)" office:value-type="float" office:value="3" calcext:value-type="float">
            <text:p>3</text:p>
          </table:table-cell>
          <table:table-cell table:formula="of:=COUNTIF(([.C18]~[.C45]~[.C72]~[.C99]~[.C126]~[.C153]~[.C180]~[.C207]~[.C234]~[.C261]);3)" office:value-type="float" office:value="2" calcext:value-type="float">
            <text:p>2</text:p>
          </table:table-cell>
          <table:table-cell table:formula="of:=COUNTIF(([.C18]~[.C45]~[.C72]~[.C99]~[.C126]~[.C153]~[.C180]~[.C207]~[.C234]~[.C261]);4)" office:value-type="float" office:value="0" calcext:value-type="float">
            <text:p>0</text:p>
          </table:table-cell>
          <table:table-cell table:formula="of:=COUNTIF(([.C18]~[.C45]~[.C72]~[.C99]~[.C126]~[.C153]~[.C180]~[.C207]~[.C234]~[.C261]);5)" office:value-type="float" office:value="0" calcext:value-type="float">
            <text:p>0</text:p>
          </table:table-cell>
          <table:table-cell table:formula="of:=COUNTIF(([.H18]~ [.H45]~ [.H72]~ [.H99]~ [.H126]~ [.H153]~ [.H180]~ [.H207]~ [.H234]~ [.H261]);1)" office:value-type="float" office:value="5" calcext:value-type="float">
            <text:p>5</text:p>
          </table:table-cell>
          <table:table-cell table:formula="of:=COUNTIF(([.H18]~[.H45]~[.H72]~[.H99]~[.H126]~[.H153]~[.H180]~[.H207]~[.H234]~[.H261]);2)" office:value-type="float" office:value="1" calcext:value-type="float">
            <text:p>1</text:p>
          </table:table-cell>
          <table:table-cell table:formula="of:=COUNTIF(([.H18]~[.H45]~[.H72]~[.H99]~[.H126]~[.H153]~[.H180]~[.H207]~[.H234]~[.H261]);3)" office:value-type="float" office:value="4" calcext:value-type="float">
            <text:p>4</text:p>
          </table:table-cell>
          <table:table-cell table:formula="of:=COUNTIF(([.H18]~[.H45]~[.H72]~[.H99]~[.H126]~[.H153]~[.H180]~[.H207]~[.H234]~[.H261]);4)" office:value-type="float" office:value="0" calcext:value-type="float">
            <text:p>0</text:p>
          </table:table-cell>
          <table:table-cell table:formula="of:=COUNTIF(([.H18]~[.H45]~[.H72]~[.H99]~[.H126]~[.H153]~[.H180]~[.H207]~[.H234]~[.H261]);5)" office:value-type="float" office:value="0" calcext:value-type="float">
            <text:p>0</text:p>
          </table:table-cell>
          <table:table-cell table:formula="of:=COUNTIF(([.M18]~ [.M45]~ [.M72]~ [.M99]~ [.M126]~ [.M153]~ [.M180]~ [.M207]~ [.M234]~ [.M261]);1)" office:value-type="float" office:value="3" calcext:value-type="float">
            <text:p>3</text:p>
          </table:table-cell>
          <table:table-cell table:formula="of:=COUNTIF(([.M18]~[.M45]~[.M72]~[.M99]~[.M126]~[.M153]~[.M180]~[.M207]~[.M234]~[.M261]);2)" office:value-type="float" office:value="6" calcext:value-type="float">
            <text:p>6</text:p>
          </table:table-cell>
          <table:table-cell table:formula="of:=COUNTIF(([.M18]~[.M45]~[.M72]~[.M99]~[.M126]~[.M153]~[.M180]~[.M207]~[.M234]~[.M261]);3)" office:value-type="float" office:value="1" calcext:value-type="float">
            <text:p>1</text:p>
          </table:table-cell>
          <table:table-cell table:formula="of:=COUNTIF(([.M18]~[.M45]~[.M72]~[.M99]~[.M126]~[.M153]~[.M180]~[.M207]~[.M234]~[.M261]);4)" office:value-type="float" office:value="0" calcext:value-type="float">
            <text:p>0</text:p>
          </table:table-cell>
          <table:table-cell table:formula="of:=COUNTIF(([.M18]~[.M45]~[.M72]~[.M99]~[.M126]~[.M153]~[.M180]~[.M207]~[.M234]~[.M261]);5)" office:value-type="float" office:value="0" calcext:value-type="float">
            <text:p>0</text:p>
          </table:table-cell>
          <table:table-cell table:formula="of:=COUNTIF(([.R18]~ [.R45]~ [.R72]~ [.R99]~ [.R126]~ [.R153]~ [.R180]~ [.R207]~ [.R234]~ [.R261]);1)" office:value-type="float" office:value="6" calcext:value-type="float">
            <text:p>6</text:p>
          </table:table-cell>
          <table:table-cell table:formula="of:=COUNTIF(([.R18]~[.R45]~[.R72]~[.R99]~[.R126]~[.R153]~[.R180]~[.R207]~[.R234]~[.R261]);2)" office:value-type="float" office:value="2" calcext:value-type="float">
            <text:p>2</text:p>
          </table:table-cell>
          <table:table-cell table:formula="of:=COUNTIF(([.R18]~[.R45]~[.R72]~[.R99]~[.R126]~[.R153]~[.R180]~[.R207]~[.R234]~[.R261]);3)" office:value-type="float" office:value="2" calcext:value-type="float">
            <text:p>2</text:p>
          </table:table-cell>
          <table:table-cell table:formula="of:=COUNTIF(([.R18]~[.R45]~[.R72]~[.R99]~[.R126]~[.R153]~[.R180]~[.R207]~[.R234]~[.R261]);4)" office:value-type="float" office:value="0" calcext:value-type="float">
            <text:p>0</text:p>
          </table:table-cell>
          <table:table-cell table:formula="of:=COUNTIF(([.R18]~[.R45]~[.R72]~[.R99]~[.R126]~[.R153]~[.R180]~[.R207]~[.R234]~[.R261]);5)" office:value-type="float" office:value="0" calcext:value-type="float">
            <text:p>0</text:p>
          </table:table-cell>
          <table:table-cell table:formula="of:=COUNTIF(([.W18]~ [.W45]~ [.W72]~ [.W99]~ [.W126]~ [.W153]~ [.W180]~ [.W207]~ [.W234]~ [.W261]);1)" office:value-type="float" office:value="0" calcext:value-type="float">
            <text:p>0</text:p>
          </table:table-cell>
          <table:table-cell table:formula="of:=COUNTIF(([.W18]~[.W45]~[.W72]~[.W99]~[.W126]~[.W153]~[.W180]~[.W207]~[.W234]~[.W261]);2)" office:value-type="float" office:value="0" calcext:value-type="float">
            <text:p>0</text:p>
          </table:table-cell>
          <table:table-cell table:formula="of:=COUNTIF(([.W18]~[.W45]~[.W72]~[.W99]~[.W126]~[.W153]~[.W180]~[.W207]~[.W234]~[.W261]);3)" office:value-type="float" office:value="10" calcext:value-type="float">
            <text:p>10</text:p>
          </table:table-cell>
          <table:table-cell table:formula="of:=COUNTIF(([.W18]~[.W45]~[.W72]~[.W99]~[.W126]~[.W153]~[.W180]~[.W207]~[.W234]~[.W261]);4)" office:value-type="float" office:value="0" calcext:value-type="float">
            <text:p>0</text:p>
          </table:table-cell>
          <table:table-cell table:formula="of:=COUNTIF(([.W18]~[.W45]~[.W72]~[.W99]~[.W126]~[.W153]~[.W180]~[.W207]~[.W234]~[.W261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0" office:value-type="float" office:value="0.267248479603101" calcext:value-type="float">
            <text:p>0,267248479603101</text:p>
          </table:table-cell>
          <table:table-cell table:style-name="ce572" office:value-type="float" office:value="0.209957899000952" calcext:value-type="float">
            <text:p>0,209957899000952</text:p>
          </table:table-cell>
          <table:table-cell table:style-name="ce623" office:value-type="float" office:value="0.209106611269435" calcext:value-type="float">
            <text:p>0,209106611269435</text:p>
          </table:table-cell>
          <table:table-cell table:style-name="ce538" office:value-type="float" office:value="0.270446974639997" calcext:value-type="float">
            <text:p>0,270446974639997</text:p>
          </table:table-cell>
          <table:table-cell table:style-name="ce500" office:value-type="float" office:value="0.267248479603101" calcext:value-type="float">
            <text:p>0,267248479603101</text:p>
          </table:table-cell>
          <table:table-cell table:style-name="ce694" office:value-type="float" office:value="0.325644777033666" calcext:value-type="float">
            <text:p>0,325644777033666</text:p>
          </table:table-cell>
          <table:table-cell table:style-name="ce508" office:value-type="float" office:value="0.27468185107074" calcext:value-type="float">
            <text:p>0,27468185107074</text:p>
          </table:table-cell>
          <table:table-cell table:style-name="ce494" office:value-type="float" office:value="0.27044239197017" calcext:value-type="float">
            <text:p>0,27044239197017</text:p>
          </table:table-cell>
          <table:table-cell table:style-name="ce561" office:value-type="float" office:value="0.324395640367863" calcext:value-type="float">
            <text:p>0,324395640367863</text:p>
          </table:table-cell>
          <table:table-cell table:style-name="ce694" office:value-type="float" office:value="0.325644777033666" calcext:value-type="float">
            <text:p>0,325644777033666</text:p>
          </table:table-cell>
          <table:table-cell table:style-name="ce874" office:value-type="float" office:value="0.715853341872918" calcext:value-type="float">
            <text:p>0,715853341872918</text:p>
          </table:table-cell>
          <table:table-cell table:style-name="ce719" office:value-type="float" office:value="0.687707615929476" calcext:value-type="float">
            <text:p>0,687707615929476</text:p>
          </table:table-cell>
          <table:table-cell table:style-name="ce494" office:value-type="float" office:value="0.638244300560777" calcext:value-type="float">
            <text:p>0,638244300560777</text:p>
          </table:table-cell>
          <table:table-cell table:style-name="ce774" office:value-type="float" office:value="0.715286888206954" calcext:value-type="float">
            <text:p>0,715286888206954</text:p>
          </table:table-cell>
          <table:table-cell table:style-name="ce874" office:value-type="float" office:value="0.715853341872918" calcext:value-type="float">
            <text:p>0,715853341872918</text:p>
          </table:table-cell>
          <table:table-cell table:style-name="ce962" office:value-type="float" office:value="0.719832513772194" calcext:value-type="float">
            <text:p>0,719832513772194</text:p>
          </table:table-cell>
          <table:table-cell table:style-name="ce644" office:value-type="float" office:value="0.692945436587301" calcext:value-type="float">
            <text:p>0,692945436587301</text:p>
          </table:table-cell>
          <table:table-cell table:style-name="ce494" office:value-type="float" office:value="0.634081622263526" calcext:value-type="float">
            <text:p>0,634081622263526</text:p>
          </table:table-cell>
          <table:table-cell table:style-name="ce747" office:value-type="float" office:value="0.718019799682842" calcext:value-type="float">
            <text:p>0,718019799682842</text:p>
          </table:table-cell>
          <table:table-cell table:style-name="ce535" office:value-type="float" office:value="0.719588359703704" calcext:value-type="float">
            <text:p>0,719588359703704</text:p>
          </table:table-cell>
          <table:table-cell table:style-name="ce973" office:value-type="float" office:value="0.981412917656513" calcext:value-type="float">
            <text:p>0,981412917656513</text:p>
          </table:table-cell>
          <table:table-cell table:style-name="ce662" office:value-type="float" office:value="0.980720107641669" calcext:value-type="float">
            <text:p>0,980720107641669</text:p>
          </table:table-cell>
          <table:table-cell table:style-name="ce538" office:value-type="float" office:value="0.982679913700805" calcext:value-type="float">
            <text:p>0,982679913700805</text:p>
          </table:table-cell>
          <table:table-cell table:style-name="ce792" office:value-type="float" office:value="0.981379086030249" calcext:value-type="float">
            <text:p>0,981379086030249</text:p>
          </table:table-cell>
          <table:table-cell table:style-name="ce773" office:value-type="float" office:value="0.981459087489833" calcext:value-type="float">
            <text:p>0,981459087489833</text:p>
          </table:table-cell>
          <table:table-cell/>
          <table:table-cell table:style-name="ce1087"/>
          <table:table-cell table:style-name="ce1087" office:value-type="string" calcext:value-type="string">
            <text:p>LinearDiscriminantAnalysis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bbq</text:p>
          </table:table-cell>
          <table:table-cell table:formula="of:=COUNTIF(([.D18]~ [.D45]~ [.D72]~ [.D99]~ [.D126]~ [.D153]~ [.D180]~ [.D207]~ [.D234]~ [.D261]);1)" office:value-type="float" office:value="0" calcext:value-type="float">
            <text:p>0</text:p>
          </table:table-cell>
          <table:table-cell table:formula="of:=COUNTIF(([.D18]~[.D45]~[.D72]~[.D99]~[.D126]~[.D153]~[.D180]~[.D207]~[.D234]~[.D261]);2)" office:value-type="float" office:value="0" calcext:value-type="float">
            <text:p>0</text:p>
          </table:table-cell>
          <table:table-cell table:formula="of:=COUNTIF(([.D18]~[.D45]~[.D72]~[.D99]~[.D126]~[.D153]~[.D180]~[.D207]~[.D234]~[.D261]);3)" office:value-type="float" office:value="1" calcext:value-type="float">
            <text:p>1</text:p>
          </table:table-cell>
          <table:table-cell table:formula="of:=COUNTIF(([.D18]~[.D45]~[.D72]~[.D99]~[.D126]~[.D153]~[.D180]~[.D207]~[.D234]~[.D261]);4)" office:value-type="float" office:value="7" calcext:value-type="float">
            <text:p>7</text:p>
          </table:table-cell>
          <table:table-cell table:formula="of:=COUNTIF(([.D18]~[.D45]~[.D72]~[.D99]~[.D126]~[.D153]~[.D180]~[.D207]~[.D234]~[.D261]);5)" office:value-type="float" office:value="2" calcext:value-type="float">
            <text:p>2</text:p>
          </table:table-cell>
          <table:table-cell table:formula="of:=COUNTIF(([.I18]~ [.I45]~ [.I72]~ [.I99]~ [.I126]~ [.I153]~ [.I180]~ [.I207]~ [.I234]~ [.I261]);1)" office:value-type="float" office:value="0" calcext:value-type="float">
            <text:p>0</text:p>
          </table:table-cell>
          <table:table-cell table:formula="of:=COUNTIF(([.I18]~[.I45]~[.I72]~[.I99]~[.I126]~[.I153]~[.I180]~[.I207]~[.I234]~[.I261]);2)" office:value-type="float" office:value="0" calcext:value-type="float">
            <text:p>0</text:p>
          </table:table-cell>
          <table:table-cell table:formula="of:=COUNTIF(([.I18]~[.I45]~[.I72]~[.I99]~[.I126]~[.I153]~[.I180]~[.I207]~[.I234]~[.I261]);3)" office:value-type="float" office:value="0" calcext:value-type="float">
            <text:p>0</text:p>
          </table:table-cell>
          <table:table-cell table:formula="of:=COUNTIF(([.I18]~[.I45]~[.I72]~[.I99]~[.I126]~[.I153]~[.I180]~[.I207]~[.I234]~[.I261]);4)" office:value-type="float" office:value="10" calcext:value-type="float">
            <text:p>10</text:p>
          </table:table-cell>
          <table:table-cell table:formula="of:=COUNTIF(([.I18]~[.I45]~[.I72]~[.I99]~[.I126]~[.I153]~[.I180]~[.I207]~[.I234]~[.I261]);5)" office:value-type="float" office:value="0" calcext:value-type="float">
            <text:p>0</text:p>
          </table:table-cell>
          <table:table-cell table:formula="of:=COUNTIF(([.N18]~ [.N45]~ [.N72]~ [.N99]~ [.N126]~ [.N153]~ [.N180]~ [.N207]~ [.N234]~ [.N261]);1)" office:value-type="float" office:value="0" calcext:value-type="float">
            <text:p>0</text:p>
          </table:table-cell>
          <table:table-cell table:formula="of:=COUNTIF(([.N18]~[.N45]~[.N72]~[.N99]~[.N126]~[.N153]~[.N180]~[.N207]~[.N234]~[.N261]);2)" office:value-type="float" office:value="0" calcext:value-type="float">
            <text:p>0</text:p>
          </table:table-cell>
          <table:table-cell table:formula="of:=COUNTIF(([.N18]~[.N45]~[.N72]~[.N99]~[.N126]~[.N153]~[.N180]~[.N207]~[.N234]~[.N261]);3)" office:value-type="float" office:value="1" calcext:value-type="float">
            <text:p>1</text:p>
          </table:table-cell>
          <table:table-cell table:formula="of:=COUNTIF(([.N18]~[.N45]~[.N72]~[.N99]~[.N126]~[.N153]~[.N180]~[.N207]~[.N234]~[.N261]);4)" office:value-type="float" office:value="6" calcext:value-type="float">
            <text:p>6</text:p>
          </table:table-cell>
          <table:table-cell table:formula="of:=COUNTIF(([.N18]~[.N45]~[.N72]~[.N99]~[.N126]~[.N153]~[.N180]~[.N207]~[.N234]~[.N261]);5)" office:value-type="float" office:value="3" calcext:value-type="float">
            <text:p>3</text:p>
          </table:table-cell>
          <table:table-cell table:formula="of:=COUNTIF(([.S18]~ [.S45]~ [.S72]~ [.S99]~ [.S126]~ [.S153]~ [.S180]~ [.S207]~ [.S234]~ [.S261]);1)" office:value-type="float" office:value="0" calcext:value-type="float">
            <text:p>0</text:p>
          </table:table-cell>
          <table:table-cell table:formula="of:=COUNTIF(([.S18]~[.S45]~[.S72]~[.S99]~[.S126]~[.S153]~[.S180]~[.S207]~[.S234]~[.S261]);2)" office:value-type="float" office:value="0" calcext:value-type="float">
            <text:p>0</text:p>
          </table:table-cell>
          <table:table-cell table:formula="of:=COUNTIF(([.S18]~[.S45]~[.S72]~[.S99]~[.S126]~[.S153]~[.S180]~[.S207]~[.S234]~[.S261]);3)" office:value-type="float" office:value="0" calcext:value-type="float">
            <text:p>0</text:p>
          </table:table-cell>
          <table:table-cell table:formula="of:=COUNTIF(([.S18]~[.S45]~[.S72]~[.S99]~[.S126]~[.S153]~[.S180]~[.S207]~[.S234]~[.S261]);4)" office:value-type="float" office:value="10" calcext:value-type="float">
            <text:p>10</text:p>
          </table:table-cell>
          <table:table-cell table:formula="of:=COUNTIF(([.S18]~[.S45]~[.S72]~[.S99]~[.S126]~[.S153]~[.S180]~[.S207]~[.S234]~[.S261]);5)" office:value-type="float" office:value="0" calcext:value-type="float">
            <text:p>0</text:p>
          </table:table-cell>
          <table:table-cell table:formula="of:=COUNTIF(([.X18]~ [.X45]~ [.X72]~ [.X99]~ [.X126]~ [.X153]~ [.X180]~ [.X207]~ [.X234]~ [.X261]);1)" office:value-type="float" office:value="0" calcext:value-type="float">
            <text:p>0</text:p>
          </table:table-cell>
          <table:table-cell table:formula="of:=COUNTIF(([.X18]~[.X45]~[.X72]~[.X99]~[.X126]~[.X153]~[.X180]~[.X207]~[.X234]~[.X261]);2)" office:value-type="float" office:value="0" calcext:value-type="float">
            <text:p>0</text:p>
          </table:table-cell>
          <table:table-cell table:formula="of:=COUNTIF(([.X18]~[.X45]~[.X72]~[.X99]~[.X126]~[.X153]~[.X180]~[.X207]~[.X234]~[.X261]);3)" office:value-type="float" office:value="0" calcext:value-type="float">
            <text:p>0</text:p>
          </table:table-cell>
          <table:table-cell table:formula="of:=COUNTIF(([.X18]~[.X45]~[.X72]~[.X99]~[.X126]~[.X153]~[.X180]~[.X207]~[.X234]~[.X261]);4)" office:value-type="float" office:value="10" calcext:value-type="float">
            <text:p>10</text:p>
          </table:table-cell>
          <table:table-cell table:formula="of:=COUNTIF(([.X18]~[.X45]~[.X72]~[.X99]~[.X126]~[.X153]~[.X180]~[.X207]~[.X234]~[.X261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501" office:value-type="float" office:value="0.26213888471591" calcext:value-type="float">
            <text:p>0,26213888471591</text:p>
          </table:table-cell>
          <table:table-cell table:style-name="ce573" office:value-type="float" office:value="0.209365958804849" calcext:value-type="float">
            <text:p>0,209365958804849</text:p>
          </table:table-cell>
          <table:table-cell table:style-name="ce634" office:value-type="float" office:value="0.205213408641281" calcext:value-type="float">
            <text:p>0,205213408641281</text:p>
          </table:table-cell>
          <table:table-cell table:style-name="ce538" office:value-type="float" office:value="0.283874001941743" calcext:value-type="float">
            <text:p>0,283874001941743</text:p>
          </table:table-cell>
          <table:table-cell table:style-name="ce714" office:value-type="float" office:value="0.229749778209276" calcext:value-type="float">
            <text:p>0,229749778209276</text:p>
          </table:table-cell>
          <table:table-cell table:style-name="ce538" office:value-type="float" office:value="0.336000933223156" calcext:value-type="float">
            <text:p>0,336000933223156</text:p>
          </table:table-cell>
          <table:table-cell table:style-name="ce798" office:value-type="float" office:value="0.273863996086218" calcext:value-type="float">
            <text:p>0,273863996086218</text:p>
          </table:table-cell>
          <table:table-cell table:style-name="ce831" office:value-type="float" office:value="0.277074263185374" calcext:value-type="float">
            <text:p>0,277074263185374</text:p>
          </table:table-cell>
          <table:table-cell table:style-name="ce512" office:value-type="float" office:value="0.333173899146121" calcext:value-type="float">
            <text:p>0,333173899146121</text:p>
          </table:table-cell>
          <table:table-cell table:style-name="ce841" office:value-type="float" office:value="0.285364327030994" calcext:value-type="float">
            <text:p>0,285364327030994</text:p>
          </table:table-cell>
          <table:table-cell table:style-name="ce726" office:value-type="float" office:value="0.727563219814443" calcext:value-type="float">
            <text:p>0,727563219814443</text:p>
          </table:table-cell>
          <table:table-cell table:style-name="ce923" office:value-type="float" office:value="0.661152469064378" calcext:value-type="float">
            <text:p>0,661152469064378</text:p>
          </table:table-cell>
          <table:table-cell table:style-name="ce494" office:value-type="float" office:value="0.601517568891142" calcext:value-type="float">
            <text:p>0,601517568891142</text:p>
          </table:table-cell>
          <table:table-cell table:style-name="ce538" office:value-type="float" office:value="0.728273493771047" calcext:value-type="float">
            <text:p>0,728273493771047</text:p>
          </table:table-cell>
          <table:table-cell table:style-name="ce976" office:value-type="float" office:value="0.68863165111126" calcext:value-type="float">
            <text:p>0,68863165111126</text:p>
          </table:table-cell>
          <table:table-cell table:style-name="ce538" office:value-type="float" office:value="0.73166567446609" calcext:value-type="float">
            <text:p>0,73166567446609</text:p>
          </table:table-cell>
          <table:table-cell table:style-name="ce997" office:value-type="float" office:value="0.678044505996666" calcext:value-type="float">
            <text:p>0,678044505996666</text:p>
          </table:table-cell>
          <table:table-cell table:style-name="ce494" office:value-type="float" office:value="0.614912930503363" calcext:value-type="float">
            <text:p>0,614912930503363</text:p>
          </table:table-cell>
          <table:table-cell table:style-name="ce521" office:value-type="float" office:value="0.730630443899802" calcext:value-type="float">
            <text:p>0,730630443899802</text:p>
          </table:table-cell>
          <table:table-cell table:style-name="ce1044" office:value-type="float" office:value="0.684352079171026" calcext:value-type="float">
            <text:p>0,684352079171026</text:p>
          </table:table-cell>
          <table:table-cell table:style-name="ce494" office:value-type="float" office:value="0.978970149545632" calcext:value-type="float">
            <text:p>0,978970149545632</text:p>
          </table:table-cell>
          <table:table-cell table:style-name="ce538" office:value-type="float" office:value="0.98352179944612" calcext:value-type="float">
            <text:p>0,98352179944612</text:p>
          </table:table-cell>
          <table:table-cell table:style-name="ce521" office:value-type="float" office:value="0.983477696918769" calcext:value-type="float">
            <text:p>0,983477696918769</text:p>
          </table:table-cell>
          <table:table-cell table:style-name="ce887" office:value-type="float" office:value="0.983142498022277" calcext:value-type="float">
            <text:p>0,983142498022277</text:p>
          </table:table-cell>
          <table:table-cell table:style-name="ce938" office:value-type="float" office:value="0.980552918373179" calcext:value-type="float">
            <text:p>0,980552918373179</text:p>
          </table:table-cell>
          <table:table-cell/>
          <table:table-cell table:style-name="ce1088"/>
          <table:table-cell table:style-name="ce1088" office:value-type="string" calcext:value-type="string">
            <text:p>LinearDiscriminantAnalysis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his</text:p>
          </table:table-cell>
          <table:table-cell table:formula="of:=COUNTIF(([.E18]~ [.E45]~ [.E72]~ [.E99]~ [.E126]~ [.E153]~ [.E180]~ [.E207]~ [.E234]~ [.E261]);1)" office:value-type="float" office:value="0" calcext:value-type="float">
            <text:p>0</text:p>
          </table:table-cell>
          <table:table-cell table:formula="of:=COUNTIF(([.E18]~[.E45]~[.E72]~[.E99]~[.E126]~[.E153]~[.E180]~[.E207]~[.E234]~[.E261]);2)" office:value-type="float" office:value="0" calcext:value-type="float">
            <text:p>0</text:p>
          </table:table-cell>
          <table:table-cell table:formula="of:=COUNTIF(([.E18]~[.E45]~[.E72]~[.E99]~[.E126]~[.E153]~[.E180]~[.E207]~[.E234]~[.E261]);3)" office:value-type="float" office:value="0" calcext:value-type="float">
            <text:p>0</text:p>
          </table:table-cell>
          <table:table-cell table:formula="of:=COUNTIF(([.E18]~[.E45]~[.E72]~[.E99]~[.E126]~[.E153]~[.E180]~[.E207]~[.E234]~[.E261]);4)" office:value-type="float" office:value="3" calcext:value-type="float">
            <text:p>3</text:p>
          </table:table-cell>
          <table:table-cell table:formula="of:=COUNTIF(([.E18]~[.E45]~[.E72]~[.E99]~[.E126]~[.E153]~[.E180]~[.E207]~[.E234]~[.E261]);5)" office:value-type="float" office:value="7" calcext:value-type="float">
            <text:p>7</text:p>
          </table:table-cell>
          <table:table-cell table:formula="of:=COUNTIF(([.J18]~ [.J45]~ [.J72]~ [.J99]~ [.J126]~ [.J153]~ [.J180]~ [.J207]~ [.J234]~ [.J261]);1)" office:value-type="float" office:value="0" calcext:value-type="float">
            <text:p>0</text:p>
          </table:table-cell>
          <table:table-cell table:formula="of:=COUNTIF(([.J18]~[.J45]~[.J72]~[.J99]~[.J126]~[.J153]~[.J180]~[.J207]~[.J234]~[.J261]);2)" office:value-type="float" office:value="0" calcext:value-type="float">
            <text:p>0</text:p>
          </table:table-cell>
          <table:table-cell table:formula="of:=COUNTIF(([.J18]~[.J45]~[.J72]~[.J99]~[.J126]~[.J153]~[.J180]~[.J207]~[.J234]~[.J261]);3)" office:value-type="float" office:value="0" calcext:value-type="float">
            <text:p>0</text:p>
          </table:table-cell>
          <table:table-cell table:formula="of:=COUNTIF(([.J18]~[.J45]~[.J72]~[.J99]~[.J126]~[.J153]~[.J180]~[.J207]~[.J234]~[.J261]);4)" office:value-type="float" office:value="0" calcext:value-type="float">
            <text:p>0</text:p>
          </table:table-cell>
          <table:table-cell table:formula="of:=COUNTIF(([.J18]~[.J45]~[.J72]~[.J99]~[.J126]~[.J153]~[.J180]~[.J207]~[.J234]~[.J261]);5)" office:value-type="float" office:value="10" calcext:value-type="float">
            <text:p>10</text:p>
          </table:table-cell>
          <table:table-cell table:formula="of:=COUNTIF(([.O18]~ [.O45]~ [.O72]~ [.O99]~ [.O126]~ [.O153]~ [.O180]~ [.O207]~ [.O234]~ [.O261]);1)" office:value-type="float" office:value="0" calcext:value-type="float">
            <text:p>0</text:p>
          </table:table-cell>
          <table:table-cell table:formula="of:=COUNTIF(([.O18]~[.O45]~[.O72]~[.O99]~[.O126]~[.O153]~[.O180]~[.O207]~[.O234]~[.O261]);2)" office:value-type="float" office:value="0" calcext:value-type="float">
            <text:p>0</text:p>
          </table:table-cell>
          <table:table-cell table:formula="of:=COUNTIF(([.O18]~[.O45]~[.O72]~[.O99]~[.O126]~[.O153]~[.O180]~[.O207]~[.O234]~[.O261]);3)" office:value-type="float" office:value="1" calcext:value-type="float">
            <text:p>1</text:p>
          </table:table-cell>
          <table:table-cell table:formula="of:=COUNTIF(([.O18]~[.O45]~[.O72]~[.O99]~[.O126]~[.O153]~[.O180]~[.O207]~[.O234]~[.O261]);4)" office:value-type="float" office:value="3" calcext:value-type="float">
            <text:p>3</text:p>
          </table:table-cell>
          <table:table-cell table:formula="of:=COUNTIF(([.O18]~[.O45]~[.O72]~[.O99]~[.O126]~[.O153]~[.O180]~[.O207]~[.O234]~[.O261]);5)" office:value-type="float" office:value="6" calcext:value-type="float">
            <text:p>6</text:p>
          </table:table-cell>
          <table:table-cell table:formula="of:=COUNTIF(([.T18]~ [.T45]~ [.T72]~ [.T99]~ [.T126]~ [.T153]~ [.T180]~ [.T207]~ [.T234]~ [.T261]);1)" office:value-type="float" office:value="0" calcext:value-type="float">
            <text:p>0</text:p>
          </table:table-cell>
          <table:table-cell table:formula="of:=COUNTIF(([.T18]~[.T45]~[.T72]~[.T99]~[.T126]~[.T153]~[.T180]~[.T207]~[.T234]~[.T261]);2)" office:value-type="float" office:value="0" calcext:value-type="float">
            <text:p>0</text:p>
          </table:table-cell>
          <table:table-cell table:formula="of:=COUNTIF(([.T18]~[.T45]~[.T72]~[.T99]~[.T126]~[.T153]~[.T180]~[.T207]~[.T234]~[.T261]);3)" office:value-type="float" office:value="0" calcext:value-type="float">
            <text:p>0</text:p>
          </table:table-cell>
          <table:table-cell table:formula="of:=COUNTIF(([.T18]~[.T45]~[.T72]~[.T99]~[.T126]~[.T153]~[.T180]~[.T207]~[.T234]~[.T261]);4)" office:value-type="float" office:value="0" calcext:value-type="float">
            <text:p>0</text:p>
          </table:table-cell>
          <table:table-cell table:formula="of:=COUNTIF(([.T18]~[.T45]~[.T72]~[.T99]~[.T126]~[.T153]~[.T180]~[.T207]~[.T234]~[.T261]);5)" office:value-type="float" office:value="10" calcext:value-type="float">
            <text:p>10</text:p>
          </table:table-cell>
          <table:table-cell table:formula="of:=COUNTIF(([.Y18]~ [.Y45]~ [.Y72]~ [.Y99]~ [.Y126]~ [.Y153]~ [.Y180]~ [.Y207]~ [.Y234]~ [.Y261]);1)" office:value-type="float" office:value="0" calcext:value-type="float">
            <text:p>0</text:p>
          </table:table-cell>
          <table:table-cell table:formula="of:=COUNTIF(([.Y18]~[.Y45]~[.Y72]~[.Y99]~[.Y126]~[.Y153]~[.Y180]~[.Y207]~[.Y234]~[.Y261]);2)" office:value-type="float" office:value="0" calcext:value-type="float">
            <text:p>0</text:p>
          </table:table-cell>
          <table:table-cell table:formula="of:=COUNTIF(([.Y18]~[.Y45]~[.Y72]~[.Y99]~[.Y126]~[.Y153]~[.Y180]~[.Y207]~[.Y234]~[.Y261]);3)" office:value-type="float" office:value="0" calcext:value-type="float">
            <text:p>0</text:p>
          </table:table-cell>
          <table:table-cell table:formula="of:=COUNTIF(([.Y18]~[.Y45]~[.Y72]~[.Y99]~[.Y126]~[.Y153]~[.Y180]~[.Y207]~[.Y234]~[.Y261]);4)" office:value-type="float" office:value="0" calcext:value-type="float">
            <text:p>0</text:p>
          </table:table-cell>
          <table:table-cell table:formula="of:=COUNTIF(([.Y18]~[.Y45]~[.Y72]~[.Y99]~[.Y126]~[.Y153]~[.Y180]~[.Y207]~[.Y234]~[.Y261]);5)" office:value-type="float" office:value="10" calcext:value-type="float">
            <text:p>1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2" office:value-type="float" office:value="0.28148905097487" calcext:value-type="float">
            <text:p>0,28148905097487</text:p>
          </table:table-cell>
          <table:table-cell table:style-name="ce574" office:value-type="float" office:value="0.207478775730153" calcext:value-type="float">
            <text:p>0,207478775730153</text:p>
          </table:table-cell>
          <table:table-cell table:style-name="ce494" office:value-type="float" office:value="0.202492875416769" calcext:value-type="float">
            <text:p>0,202492875416769</text:p>
          </table:table-cell>
          <table:table-cell table:style-name="ce518" office:value-type="float" office:value="0.279088030924391" calcext:value-type="float">
            <text:p>0,279088030924391</text:p>
          </table:table-cell>
          <table:table-cell table:style-name="ce528" office:value-type="float" office:value="0.28131546750196" calcext:value-type="float">
            <text:p>0,28131546750196</text:p>
          </table:table-cell>
          <table:table-cell table:style-name="ce762" office:value-type="float" office:value="0.32716601813824" calcext:value-type="float">
            <text:p>0,32716601813824</text:p>
          </table:table-cell>
          <table:table-cell table:style-name="ce494" office:value-type="float" office:value="0.270083054805277" calcext:value-type="float">
            <text:p>0,270083054805277</text:p>
          </table:table-cell>
          <table:table-cell table:style-name="ce635" office:value-type="float" office:value="0.272504887088221" calcext:value-type="float">
            <text:p>0,272504887088221</text:p>
          </table:table-cell>
          <table:table-cell table:style-name="ce762" office:value-type="float" office:value="0.327162420912421" calcext:value-type="float">
            <text:p>0,327162420912421</text:p>
          </table:table-cell>
          <table:table-cell table:style-name="ce881" office:value-type="float" office:value="0.33069502513947" calcext:value-type="float">
            <text:p>0,33069502513947</text:p>
          </table:table-cell>
          <table:table-cell table:style-name="ce528" office:value-type="float" office:value="0.724223030911449" calcext:value-type="float">
            <text:p>0,724223030911449</text:p>
          </table:table-cell>
          <table:table-cell table:style-name="ce924" office:value-type="float" office:value="0.672274978963397" calcext:value-type="float">
            <text:p>0,672274978963397</text:p>
          </table:table-cell>
          <table:table-cell table:style-name="ce494" office:value-type="float" office:value="0.601517568891142" calcext:value-type="float">
            <text:p>0,601517568891142</text:p>
          </table:table-cell>
          <table:table-cell table:style-name="ce504" office:value-type="float" office:value="0.725624022524512" calcext:value-type="float">
            <text:p>0,725624022524512</text:p>
          </table:table-cell>
          <table:table-cell table:style-name="ce819" office:value-type="float" office:value="0.725227464216045" calcext:value-type="float">
            <text:p>0,725227464216045</text:p>
          </table:table-cell>
          <table:table-cell table:style-name="ce819" office:value-type="float" office:value="0.728959027484129" calcext:value-type="float">
            <text:p>0,728959027484129</text:p>
          </table:table-cell>
          <table:table-cell table:style-name="ce998" office:value-type="float" office:value="0.677858966220506" calcext:value-type="float">
            <text:p>0,677858966220506</text:p>
          </table:table-cell>
          <table:table-cell table:style-name="ce494" office:value-type="float" office:value="0.614912930503363" calcext:value-type="float">
            <text:p>0,614912930503363</text:p>
          </table:table-cell>
          <table:table-cell table:style-name="ce783" office:value-type="float" office:value="0.729495646958065" calcext:value-type="float">
            <text:p>0,729495646958065</text:p>
          </table:table-cell>
          <table:table-cell table:style-name="ce691" office:value-type="float" office:value="0.72933573470115" calcext:value-type="float">
            <text:p>0,72933573470115</text:p>
          </table:table-cell>
          <table:table-cell table:style-name="ce736" office:value-type="float" office:value="0.982460319866705" calcext:value-type="float">
            <text:p>0,982460319866705</text:p>
          </table:table-cell>
          <table:table-cell table:style-name="ce931" office:value-type="float" office:value="0.982943872577298" calcext:value-type="float">
            <text:p>0,982943872577298</text:p>
          </table:table-cell>
          <table:table-cell table:style-name="ce1060" office:value-type="float" office:value="0.98318958665825" calcext:value-type="float">
            <text:p>0,98318958665825</text:p>
          </table:table-cell>
          <table:table-cell table:style-name="ce756" office:value-type="float" office:value="0.981659813055162" calcext:value-type="float">
            <text:p>0,981659813055162</text:p>
          </table:table-cell>
          <table:table-cell table:style-name="ce570" office:value-type="float" office:value="0.982587902177969" calcext:value-type="float">
            <text:p>0,982587902177969</text:p>
          </table:table-cell>
          <table:table-cell/>
          <table:table-cell table:style-name="ce1088"/>
          <table:table-cell table:style-name="ce1088" office:value-type="string" calcext:value-type="string">
            <text:p>LinearDiscriminantAnalysis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iso</text:p>
          </table:table-cell>
          <table:table-cell table:formula="of:=COUNTIF(([.F18]~ [.F45]~ [.F72]~ [.F99]~ [.F126]~ [.F153]~ [.F180]~ [.F207]~ [.F234]~ [.F261]);1)" office:value-type="float" office:value="4" calcext:value-type="float">
            <text:p>4</text:p>
          </table:table-cell>
          <table:table-cell table:formula="of:=COUNTIF(([.F18]~[.F45]~[.F72]~[.F99]~[.F126]~[.F153]~[.F180]~[.F207]~[.F234]~[.F261]);2)" office:value-type="float" office:value="2" calcext:value-type="float">
            <text:p>2</text:p>
          </table:table-cell>
          <table:table-cell table:formula="of:=COUNTIF(([.F18]~[.F45]~[.F72]~[.F99]~[.F126]~[.F153]~[.F180]~[.F207]~[.F234]~[.F261]);3)" office:value-type="float" office:value="4" calcext:value-type="float">
            <text:p>4</text:p>
          </table:table-cell>
          <table:table-cell table:formula="of:=COUNTIF(([.F18]~[.F45]~[.F72]~[.F99]~[.F126]~[.F153]~[.F180]~[.F207]~[.F234]~[.F261]);4)" office:value-type="float" office:value="0" calcext:value-type="float">
            <text:p>0</text:p>
          </table:table-cell>
          <table:table-cell table:formula="of:=COUNTIF(([.F18]~[.F45]~[.F72]~[.F99]~[.F126]~[.F153]~[.F180]~[.F207]~[.F234]~[.F261]);5)" office:value-type="float" office:value="0" calcext:value-type="float">
            <text:p>0</text:p>
          </table:table-cell>
          <table:table-cell table:formula="of:=COUNTIF(([.K18]~ [.K45]~ [.K72]~ [.K99]~ [.K126]~ [.K153]~ [.K180]~ [.K207]~ [.K234]~ [.K261]);1)" office:value-type="float" office:value="2" calcext:value-type="float">
            <text:p>2</text:p>
          </table:table-cell>
          <table:table-cell table:formula="of:=COUNTIF(([.K18]~[.K45]~[.K72]~[.K99]~[.K126]~[.K153]~[.K180]~[.K207]~[.K234]~[.K261]);2)" office:value-type="float" office:value="3" calcext:value-type="float">
            <text:p>3</text:p>
          </table:table-cell>
          <table:table-cell table:formula="of:=COUNTIF(([.K18]~[.K45]~[.K72]~[.K99]~[.K126]~[.K153]~[.K180]~[.K207]~[.K234]~[.K261]);3)" office:value-type="float" office:value="5" calcext:value-type="float">
            <text:p>5</text:p>
          </table:table-cell>
          <table:table-cell table:formula="of:=COUNTIF(([.K18]~[.K45]~[.K72]~[.K99]~[.K126]~[.K153]~[.K180]~[.K207]~[.K234]~[.K261]);4)" office:value-type="float" office:value="0" calcext:value-type="float">
            <text:p>0</text:p>
          </table:table-cell>
          <table:table-cell table:formula="of:=COUNTIF(([.K18]~[.K45]~[.K72]~[.K99]~[.K126]~[.K153]~[.K180]~[.K207]~[.K234]~[.K261]);5)" office:value-type="float" office:value="0" calcext:value-type="float">
            <text:p>0</text:p>
          </table:table-cell>
          <table:table-cell table:formula="of:=COUNTIF(([.P18]~ [.P45]~ [.P72]~ [.P99]~ [.P126]~ [.P153]~ [.P180]~ [.P207]~ [.P234]~ [.P261]);1)" office:value-type="float" office:value="6" calcext:value-type="float">
            <text:p>6</text:p>
          </table:table-cell>
          <table:table-cell table:formula="of:=COUNTIF(([.P18]~[.P45]~[.P72]~[.P99]~[.P126]~[.P153]~[.P180]~[.P207]~[.P234]~[.P261]);2)" office:value-type="float" office:value="4" calcext:value-type="float">
            <text:p>4</text:p>
          </table:table-cell>
          <table:table-cell table:formula="of:=COUNTIF(([.P18]~[.P45]~[.P72]~[.P99]~[.P126]~[.P153]~[.P180]~[.P207]~[.P234]~[.P261]);3)" office:value-type="float" office:value="0" calcext:value-type="float">
            <text:p>0</text:p>
          </table:table-cell>
          <table:table-cell table:formula="of:=COUNTIF(([.P18]~[.P45]~[.P72]~[.P99]~[.P126]~[.P153]~[.P180]~[.P207]~[.P234]~[.P261]);4)" office:value-type="float" office:value="0" calcext:value-type="float">
            <text:p>0</text:p>
          </table:table-cell>
          <table:table-cell table:formula="of:=COUNTIF(([.P18]~[.P45]~[.P72]~[.P99]~[.P126]~[.P153]~[.P180]~[.P207]~[.P234]~[.P261]);5)" office:value-type="float" office:value="0" calcext:value-type="float">
            <text:p>0</text:p>
          </table:table-cell>
          <table:table-cell table:formula="of:=COUNTIF(([.U18]~ [.U45]~ [.U72]~ [.U99]~ [.U126]~ [.U153]~ [.U180]~ [.U207]~ [.U234]~ [.U261]);1)" office:value-type="float" office:value="2" calcext:value-type="float">
            <text:p>2</text:p>
          </table:table-cell>
          <table:table-cell table:formula="of:=COUNTIF(([.U18]~[.U45]~[.U72]~[.U99]~[.U126]~[.U153]~[.U180]~[.U207]~[.U234]~[.U261]);2)" office:value-type="float" office:value="4" calcext:value-type="float">
            <text:p>4</text:p>
          </table:table-cell>
          <table:table-cell table:formula="of:=COUNTIF(([.U18]~[.U45]~[.U72]~[.U99]~[.U126]~[.U153]~[.U180]~[.U207]~[.U234]~[.U261]);3)" office:value-type="float" office:value="4" calcext:value-type="float">
            <text:p>4</text:p>
          </table:table-cell>
          <table:table-cell table:formula="of:=COUNTIF(([.U18]~[.U45]~[.U72]~[.U99]~[.U126]~[.U153]~[.U180]~[.U207]~[.U234]~[.U261]);4)" office:value-type="float" office:value="0" calcext:value-type="float">
            <text:p>0</text:p>
          </table:table-cell>
          <table:table-cell table:formula="of:=COUNTIF(([.U18]~[.U45]~[.U72]~[.U99]~[.U126]~[.U153]~[.U180]~[.U207]~[.U234]~[.U261]);5)" office:value-type="float" office:value="0" calcext:value-type="float">
            <text:p>0</text:p>
          </table:table-cell>
          <table:table-cell table:formula="of:=COUNTIF(([.Z18]~ [.Z45]~ [.Z72]~ [.Z99]~ [.Z126]~ [.Z153]~ [.Z180]~ [.Z207]~ [.Z234]~ [.Z261]);1)" office:value-type="float" office:value="3" calcext:value-type="float">
            <text:p>3</text:p>
          </table:table-cell>
          <table:table-cell table:formula="of:=COUNTIF(([.Z18]~[.Z45]~[.Z72]~[.Z99]~[.Z126]~[.Z153]~[.Z180]~[.Z207]~[.Z234]~[.Z261]);2)" office:value-type="float" office:value="7" calcext:value-type="float">
            <text:p>7</text:p>
          </table:table-cell>
          <table:table-cell table:formula="of:=COUNTIF(([.Z18]~[.Z45]~[.Z72]~[.Z99]~[.Z126]~[.Z153]~[.Z180]~[.Z207]~[.Z234]~[.Z261]);3)" office:value-type="float" office:value="0" calcext:value-type="float">
            <text:p>0</text:p>
          </table:table-cell>
          <table:table-cell table:formula="of:=COUNTIF(([.Z18]~[.Z45]~[.Z72]~[.Z99]~[.Z126]~[.Z153]~[.Z180]~[.Z207]~[.Z234]~[.Z261]);4)" office:value-type="float" office:value="0" calcext:value-type="float">
            <text:p>0</text:p>
          </table:table-cell>
          <table:table-cell table:formula="of:=COUNTIF(([.Z18]~[.Z45]~[.Z72]~[.Z99]~[.Z126]~[.Z153]~[.Z180]~[.Z207]~[.Z234]~[.Z261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503" office:value-type="float" office:value="0.197809111245145" calcext:value-type="float">
            <text:p>0,197809111245145</text:p>
          </table:table-cell>
          <table:table-cell table:style-name="ce575" office:value-type="float" office:value="0.178850395336827" calcext:value-type="float">
            <text:p>0,178850395336827</text:p>
          </table:table-cell>
          <table:table-cell table:style-name="ce635" office:value-type="float" office:value="0.176093239549677" calcext:value-type="float">
            <text:p>0,176093239549677</text:p>
          </table:table-cell>
          <table:table-cell table:style-name="ce538" office:value-type="float" office:value="0.249017730552111" calcext:value-type="float">
            <text:p>0,249017730552111</text:p>
          </table:table-cell>
          <table:table-cell table:style-name="ce715" office:value-type="float" office:value="0.198131800865937" calcext:value-type="float">
            <text:p>0,198131800865937</text:p>
          </table:table-cell>
          <table:table-cell table:style-name="ce763" office:value-type="float" office:value="0.283333050694162" calcext:value-type="float">
            <text:p>0,283333050694162</text:p>
          </table:table-cell>
          <table:table-cell table:style-name="ce494" office:value-type="float" office:value="0.2249925999926" calcext:value-type="float">
            <text:p>0,2249925999926</text:p>
          </table:table-cell>
          <table:table-cell table:style-name="ce799" office:value-type="float" office:value="0.230162841273952" calcext:value-type="float">
            <text:p>0,230162841273952</text:p>
          </table:table-cell>
          <table:table-cell table:style-name="ce538" office:value-type="float" office:value="0.301376735404513" calcext:value-type="float">
            <text:p>0,301376735404513</text:p>
          </table:table-cell>
          <table:table-cell table:style-name="ce882" office:value-type="float" office:value="0.233828928273373" calcext:value-type="float">
            <text:p>0,233828928273373</text:p>
          </table:table-cell>
          <table:table-cell table:style-name="ce906" office:value-type="float" office:value="0.649223805014996" calcext:value-type="float">
            <text:p>0,649223805014996</text:p>
          </table:table-cell>
          <table:table-cell table:style-name="ce925" office:value-type="float" office:value="0.540826221087232" calcext:value-type="float">
            <text:p>0,540826221087232</text:p>
          </table:table-cell>
          <table:table-cell table:style-name="ce494" office:value-type="float" office:value="0.479442254319905" calcext:value-type="float">
            <text:p>0,479442254319905</text:p>
          </table:table-cell>
          <table:table-cell table:style-name="ce677" office:value-type="float" office:value="0.6547673370675" calcext:value-type="float">
            <text:p>0,6547673370675</text:p>
          </table:table-cell>
          <table:table-cell table:style-name="ce843" office:value-type="float" office:value="0.547035074767538" calcext:value-type="float">
            <text:p>0,547035074767538</text:p>
          </table:table-cell>
          <table:table-cell table:style-name="ce538" office:value-type="float" office:value="0.679257137870166" calcext:value-type="float">
            <text:p>0,679257137870166</text:p>
          </table:table-cell>
          <table:table-cell table:style-name="ce822" office:value-type="float" office:value="0.612225331001922" calcext:value-type="float">
            <text:p>0,612225331001922</text:p>
          </table:table-cell>
          <table:table-cell table:style-name="ce802" office:value-type="float" office:value="0.547476537832972" calcext:value-type="float">
            <text:p>0,547476537832972</text:p>
          </table:table-cell>
          <table:table-cell table:style-name="ce1035" office:value-type="float" office:value="0.676823475915846" calcext:value-type="float">
            <text:p>0,676823475915846</text:p>
          </table:table-cell>
          <table:table-cell table:style-name="ce515" office:value-type="float" office:value="0.60302080919931" calcext:value-type="float">
            <text:p>0,60302080919931</text:p>
          </table:table-cell>
          <table:table-cell table:style-name="ce861" office:value-type="float" office:value="0.982953684077058" calcext:value-type="float">
            <text:p>0,982953684077058</text:p>
          </table:table-cell>
          <table:table-cell table:style-name="ce1052" office:value-type="float" office:value="0.982163152837177" calcext:value-type="float">
            <text:p>0,982163152837177</text:p>
          </table:table-cell>
          <table:table-cell table:style-name="ce829" office:value-type="float" office:value="0.981205760472611" calcext:value-type="float">
            <text:p>0,981205760472611</text:p>
          </table:table-cell>
          <table:table-cell table:style-name="ce538" office:value-type="float" office:value="0.983327997715069" calcext:value-type="float">
            <text:p>0,983327997715069</text:p>
          </table:table-cell>
          <table:table-cell table:style-name="ce494" office:value-type="float" office:value="0.980099554892618" calcext:value-type="float">
            <text:p>0,980099554892618</text:p>
          </table:table-cell>
          <table:table-cell/>
          <table:table-cell table:style-name="ce1088"/>
          <table:table-cell table:style-name="ce1088" office:value-type="string" calcext:value-type="string">
            <text:p>LinearDiscriminantAnalysis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pla</text:p>
          </table:table-cell>
          <table:table-cell table:formula="of:=COUNTIF(([.G18]~ [.G45]~ [.G72]~ [.G99]~ [.G126]~ [.G153]~ [.G180]~ [.G207]~ [.G234]~ [.G261]);1)" office:value-type="float" office:value="1" calcext:value-type="float">
            <text:p>1</text:p>
          </table:table-cell>
          <table:table-cell table:formula="of:=COUNTIF(([.G18]~[.G45]~[.G72]~[.G99]~[.G126]~[.G153]~[.G180]~[.G207]~[.G234]~[.G261]);2)" office:value-type="float" office:value="5" calcext:value-type="float">
            <text:p>5</text:p>
          </table:table-cell>
          <table:table-cell table:formula="of:=COUNTIF(([.G18]~[.G45]~[.G72]~[.G99]~[.G126]~[.G153]~[.G180]~[.G207]~[.G234]~[.G261]);3)" office:value-type="float" office:value="3" calcext:value-type="float">
            <text:p>3</text:p>
          </table:table-cell>
          <table:table-cell table:formula="of:=COUNTIF(([.G18]~[.G45]~[.G72]~[.G99]~[.G126]~[.G153]~[.G180]~[.G207]~[.G234]~[.G261]);4)" office:value-type="float" office:value="0" calcext:value-type="float">
            <text:p>0</text:p>
          </table:table-cell>
          <table:table-cell table:formula="of:=COUNTIF(([.G18]~[.G45]~[.G72]~[.G99]~[.G126]~[.G153]~[.G180]~[.G207]~[.G234]~[.G261]);5)" office:value-type="float" office:value="1" calcext:value-type="float">
            <text:p>1</text:p>
          </table:table-cell>
          <table:table-cell table:formula="of:=COUNTIF(([.L18]~ [.L45]~ [.L72]~ [.L99]~ [.L126]~ [.L153]~ [.L180]~ [.L207]~ [.L234]~ [.L261]);1)" office:value-type="float" office:value="3" calcext:value-type="float">
            <text:p>3</text:p>
          </table:table-cell>
          <table:table-cell table:formula="of:=COUNTIF(([.L18]~[.L45]~[.L72]~[.L99]~[.L126]~[.L153]~[.L180]~[.L207]~[.L234]~[.L261]);2)" office:value-type="float" office:value="6" calcext:value-type="float">
            <text:p>6</text:p>
          </table:table-cell>
          <table:table-cell table:formula="of:=COUNTIF(([.L18]~[.L45]~[.L72]~[.L99]~[.L126]~[.L153]~[.L180]~[.L207]~[.L234]~[.L261]);3)" office:value-type="float" office:value="1" calcext:value-type="float">
            <text:p>1</text:p>
          </table:table-cell>
          <table:table-cell table:formula="of:=COUNTIF(([.L18]~[.L45]~[.L72]~[.L99]~[.L126]~[.L153]~[.L180]~[.L207]~[.L234]~[.L261]);4)" office:value-type="float" office:value="0" calcext:value-type="float">
            <text:p>0</text:p>
          </table:table-cell>
          <table:table-cell table:formula="of:=COUNTIF(([.L18]~[.L45]~[.L72]~[.L99]~[.L126]~[.L153]~[.L180]~[.L207]~[.L234]~[.L261]);5)" office:value-type="float" office:value="0" calcext:value-type="float">
            <text:p>0</text:p>
          </table:table-cell>
          <table:table-cell table:formula="of:=COUNTIF(([.Q18]~ [.Q45]~ [.Q72]~ [.Q99]~ [.Q126]~ [.Q153]~ [.Q180]~ [.Q207]~ [.Q234]~ [.Q261]);1)" office:value-type="float" office:value="1" calcext:value-type="float">
            <text:p>1</text:p>
          </table:table-cell>
          <table:table-cell table:formula="of:=COUNTIF(([.Q18]~[.Q45]~[.Q72]~[.Q99]~[.Q126]~[.Q153]~[.Q180]~[.Q207]~[.Q234]~[.Q261]);2)" office:value-type="float" office:value="0" calcext:value-type="float">
            <text:p>0</text:p>
          </table:table-cell>
          <table:table-cell table:formula="of:=COUNTIF(([.Q18]~[.Q45]~[.Q72]~[.Q99]~[.Q126]~[.Q153]~[.Q180]~[.Q207]~[.Q234]~[.Q261]);3)" office:value-type="float" office:value="7" calcext:value-type="float">
            <text:p>7</text:p>
          </table:table-cell>
          <table:table-cell table:formula="of:=COUNTIF(([.Q18]~[.Q45]~[.Q72]~[.Q99]~[.Q126]~[.Q153]~[.Q180]~[.Q207]~[.Q234]~[.Q261]);4)" office:value-type="float" office:value="1" calcext:value-type="float">
            <text:p>1</text:p>
          </table:table-cell>
          <table:table-cell table:formula="of:=COUNTIF(([.Q18]~[.Q45]~[.Q72]~[.Q99]~[.Q126]~[.Q153]~[.Q180]~[.Q207]~[.Q234]~[.Q261]);5)" office:value-type="float" office:value="1" calcext:value-type="float">
            <text:p>1</text:p>
          </table:table-cell>
          <table:table-cell table:formula="of:=COUNTIF(([.V18]~ [.V45]~ [.V72]~ [.V99]~ [.V126]~ [.V153]~ [.V180]~ [.V207]~ [.V234]~ [.V261]);1)" office:value-type="float" office:value="2" calcext:value-type="float">
            <text:p>2</text:p>
          </table:table-cell>
          <table:table-cell table:formula="of:=COUNTIF(([.V18]~[.V45]~[.V72]~[.V99]~[.V126]~[.V153]~[.V180]~[.V207]~[.V234]~[.V261]);2)" office:value-type="float" office:value="4" calcext:value-type="float">
            <text:p>4</text:p>
          </table:table-cell>
          <table:table-cell table:formula="of:=COUNTIF(([.V18]~[.V45]~[.V72]~[.V99]~[.V126]~[.V153]~[.V180]~[.V207]~[.V234]~[.V261]);3)" office:value-type="float" office:value="4" calcext:value-type="float">
            <text:p>4</text:p>
          </table:table-cell>
          <table:table-cell table:formula="of:=COUNTIF(([.V18]~[.V45]~[.V72]~[.V99]~[.V126]~[.V153]~[.V180]~[.V207]~[.V234]~[.V261]);4)" office:value-type="float" office:value="0" calcext:value-type="float">
            <text:p>0</text:p>
          </table:table-cell>
          <table:table-cell table:formula="of:=COUNTIF(([.V18]~[.V45]~[.V72]~[.V99]~[.V126]~[.V153]~[.V180]~[.V207]~[.V234]~[.V261]);5)" office:value-type="float" office:value="0" calcext:value-type="float">
            <text:p>0</text:p>
          </table:table-cell>
          <table:table-cell table:formula="of:=COUNTIF(([.AA18]~ [.AA45]~ [.AA72]~ [.AA99]~ [.AA126]~ [.AA153]~ [.AA180]~ [.AA207]~ [.AA234]~ [.AA261]);1)" office:value-type="float" office:value="7" calcext:value-type="float">
            <text:p>7</text:p>
          </table:table-cell>
          <table:table-cell table:formula="of:=COUNTIF(([.AA18]~[.AA45]~[.AA72]~[.AA99]~[.AA126]~[.AA153]~[.AA180]~[.AA207]~[.AA234]~[.AA261]);2)" office:value-type="float" office:value="3" calcext:value-type="float">
            <text:p>3</text:p>
          </table:table-cell>
          <table:table-cell table:formula="of:=COUNTIF(([.AA18]~[.AA45]~[.AA72]~[.AA99]~[.AA126]~[.AA153]~[.AA180]~[.AA207]~[.AA234]~[.AA261]);3)" office:value-type="float" office:value="0" calcext:value-type="float">
            <text:p>0</text:p>
          </table:table-cell>
          <table:table-cell table:formula="of:=COUNTIF(([.AA18]~[.AA45]~[.AA72]~[.AA99]~[.AA126]~[.AA153]~[.AA180]~[.AA207]~[.AA234]~[.AA261]);4)" office:value-type="float" office:value="0" calcext:value-type="float">
            <text:p>0</text:p>
          </table:table-cell>
          <table:table-cell table:formula="of:=COUNTIF(([.AA18]~[.AA45]~[.AA72]~[.AA99]~[.AA126]~[.AA153]~[.AA180]~[.AA207]~[.AA234]~[.AA261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4" office:value-type="float" office:value="0.247379991972932" calcext:value-type="float">
            <text:p>0,247379991972932</text:p>
          </table:table-cell>
          <table:table-cell table:style-name="ce576" office:value-type="float" office:value="0.177029730794269" calcext:value-type="float">
            <text:p>0,177029730794269</text:p>
          </table:table-cell>
          <table:table-cell table:style-name="ce494" office:value-type="float" office:value="0.173291239808277" calcext:value-type="float">
            <text:p>0,173291239808277</text:p>
          </table:table-cell>
          <table:table-cell table:style-name="ce670" office:value-type="float" office:value="0.245304090590767" calcext:value-type="float">
            <text:p>0,245304090590767</text:p>
          </table:table-cell>
          <table:table-cell table:style-name="ce500" office:value-type="float" office:value="0.245122846275672" calcext:value-type="float">
            <text:p>0,245122846275672</text:p>
          </table:table-cell>
          <table:table-cell table:style-name="ce764" office:value-type="float" office:value="0.286677699872144" calcext:value-type="float">
            <text:p>0,286677699872144</text:p>
          </table:table-cell>
          <table:table-cell table:style-name="ce799" office:value-type="float" office:value="0.23027898027898" calcext:value-type="float">
            <text:p>0,23027898027898</text:p>
          </table:table-cell>
          <table:table-cell table:style-name="ce586" office:value-type="float" office:value="0.22520894743117" calcext:value-type="float">
            <text:p>0,22520894743117</text:p>
          </table:table-cell>
          <table:table-cell table:style-name="ce855" office:value-type="float" office:value="0.297320349403683" calcext:value-type="float">
            <text:p>0,297320349403683</text:p>
          </table:table-cell>
          <table:table-cell table:style-name="ce883" office:value-type="float" office:value="0.287386096413874" calcext:value-type="float">
            <text:p>0,287386096413874</text:p>
          </table:table-cell>
          <table:table-cell table:style-name="ce804" office:value-type="float" office:value="0.652049011347543" calcext:value-type="float">
            <text:p>0,652049011347543</text:p>
          </table:table-cell>
          <table:table-cell table:style-name="ce894" office:value-type="float" office:value="0.544354503571469" calcext:value-type="float">
            <text:p>0,544354503571469</text:p>
          </table:table-cell>
          <table:table-cell table:style-name="ce494" office:value-type="float" office:value="0.479353979353979" calcext:value-type="float">
            <text:p>0,479353979353979</text:p>
          </table:table-cell>
          <table:table-cell table:style-name="ce538" office:value-type="float" office:value="0.657330842077987" calcext:value-type="float">
            <text:p>0,657330842077987</text:p>
          </table:table-cell>
          <table:table-cell table:style-name="ce521" office:value-type="float" office:value="0.655705360436192" calcext:value-type="float">
            <text:p>0,655705360436192</text:p>
          </table:table-cell>
          <table:table-cell table:style-name="ce899" office:value-type="float" office:value="0.67092282618897" calcext:value-type="float">
            <text:p>0,67092282618897</text:p>
          </table:table-cell>
          <table:table-cell table:style-name="ce999" office:value-type="float" office:value="0.614850246976559" calcext:value-type="float">
            <text:p>0,614850246976559</text:p>
          </table:table-cell>
          <table:table-cell table:style-name="ce494" office:value-type="float" office:value="0.544112146716855" calcext:value-type="float">
            <text:p>0,544112146716855</text:p>
          </table:table-cell>
          <table:table-cell table:style-name="ce975" office:value-type="float" office:value="0.672537186742538" calcext:value-type="float">
            <text:p>0,672537186742538</text:p>
          </table:table-cell>
          <table:table-cell table:style-name="ce840" office:value-type="float" office:value="0.668364576396154" calcext:value-type="float">
            <text:p>0,668364576396154</text:p>
          </table:table-cell>
          <table:table-cell table:style-name="ce579" office:value-type="float" office:value="0.98267541813068" calcext:value-type="float">
            <text:p>0,98267541813068</text:p>
          </table:table-cell>
          <table:table-cell table:style-name="ce526" office:value-type="float" office:value="0.982035833040957" calcext:value-type="float">
            <text:p>0,982035833040957</text:p>
          </table:table-cell>
          <table:table-cell table:style-name="ce1061" office:value-type="float" office:value="0.980821175933513" calcext:value-type="float">
            <text:p>0,980821175933513</text:p>
          </table:table-cell>
          <table:table-cell table:style-name="ce538" office:value-type="float" office:value="0.98332596322348" calcext:value-type="float">
            <text:p>0,98332596322348</text:p>
          </table:table-cell>
          <table:table-cell table:style-name="ce896" office:value-type="float" office:value="0.981560549554243" calcext:value-type="float">
            <text:p>0,981560549554243</text:p>
          </table:table-cell>
          <table:table-cell/>
          <table:table-cell table:style-name="ce1087"/>
          <table:table-cell table:style-name="ce1087" office:value-type="string" calcext:value-type="string">
            <text:p>LogisticRegression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base</text:p>
          </table:table-cell>
          <table:table-cell table:formula="of:=COUNTIF(([.C19]~ [.C46]~ [.C73]~ [.C100]~ [.C127]~ [.C154]~ [.C181]~ [.C208]~ [.C235]~ [.C262]);1)" office:value-type="float" office:value="0" calcext:value-type="float">
            <text:p>0</text:p>
          </table:table-cell>
          <table:table-cell table:formula="of:=COUNTIF(([.C19]~[.C46]~[.C73]~[.C100]~[.C127]~[.C154]~[.C181]~[.C208]~[.C235]~[.C262]);2)" office:value-type="float" office:value="0" calcext:value-type="float">
            <text:p>0</text:p>
          </table:table-cell>
          <table:table-cell table:formula="of:=COUNTIF(([.C19]~[.C46]~[.C73]~[.C100]~[.C127]~[.C154]~[.C181]~[.C208]~[.C235]~[.C262]);3)" office:value-type="float" office:value="0" calcext:value-type="float">
            <text:p>0</text:p>
          </table:table-cell>
          <table:table-cell table:formula="of:=COUNTIF(([.C19]~[.C46]~[.C73]~[.C100]~[.C127]~[.C154]~[.C181]~[.C208]~[.C235]~[.C262]);4)" office:value-type="float" office:value="2" calcext:value-type="float">
            <text:p>2</text:p>
          </table:table-cell>
          <table:table-cell table:formula="of:=COUNTIF(([.C19]~[.C46]~[.C73]~[.C100]~[.C127]~[.C154]~[.C181]~[.C208]~[.C235]~[.C262]);5)" office:value-type="float" office:value="8" calcext:value-type="float">
            <text:p>8</text:p>
          </table:table-cell>
          <table:table-cell table:formula="of:=COUNTIF(([.H19]~ [.H46]~ [.H73]~ [.H100]~ [.H127]~ [.H154]~ [.H181]~ [.H208]~ [.H235]~ [.H262]);1)" office:value-type="float" office:value="0" calcext:value-type="float">
            <text:p>0</text:p>
          </table:table-cell>
          <table:table-cell table:formula="of:=COUNTIF(([.H19]~[.H46]~[.H73]~[.H100]~[.H127]~[.H154]~[.H181]~[.H208]~[.H235]~[.H262]);2)" office:value-type="float" office:value="0" calcext:value-type="float">
            <text:p>0</text:p>
          </table:table-cell>
          <table:table-cell table:formula="of:=COUNTIF(([.H19]~[.H46]~[.H73]~[.H100]~[.H127]~[.H154]~[.H181]~[.H208]~[.H235]~[.H262]);3)" office:value-type="float" office:value="0" calcext:value-type="float">
            <text:p>0</text:p>
          </table:table-cell>
          <table:table-cell table:formula="of:=COUNTIF(([.H19]~[.H46]~[.H73]~[.H100]~[.H127]~[.H154]~[.H181]~[.H208]~[.H235]~[.H262]);4)" office:value-type="float" office:value="0" calcext:value-type="float">
            <text:p>0</text:p>
          </table:table-cell>
          <table:table-cell table:formula="of:=COUNTIF(([.H19]~[.H46]~[.H73]~[.H100]~[.H127]~[.H154]~[.H181]~[.H208]~[.H235]~[.H262]);5)" office:value-type="float" office:value="10" calcext:value-type="float">
            <text:p>10</text:p>
          </table:table-cell>
          <table:table-cell table:formula="of:=COUNTIF(([.M19]~ [.M46]~ [.M73]~ [.M100]~ [.M127]~ [.M154]~ [.M181]~ [.M208]~ [.M235]~ [.M262]);1)" office:value-type="float" office:value="0" calcext:value-type="float">
            <text:p>0</text:p>
          </table:table-cell>
          <table:table-cell table:formula="of:=COUNTIF(([.M19]~[.M46]~[.M73]~[.M100]~[.M127]~[.M154]~[.M181]~[.M208]~[.M235]~[.M262]);2)" office:value-type="float" office:value="0" calcext:value-type="float">
            <text:p>0</text:p>
          </table:table-cell>
          <table:table-cell table:formula="of:=COUNTIF(([.M19]~[.M46]~[.M73]~[.M100]~[.M127]~[.M154]~[.M181]~[.M208]~[.M235]~[.M262]);3)" office:value-type="float" office:value="0" calcext:value-type="float">
            <text:p>0</text:p>
          </table:table-cell>
          <table:table-cell table:formula="of:=COUNTIF(([.M19]~[.M46]~[.M73]~[.M100]~[.M127]~[.M154]~[.M181]~[.M208]~[.M235]~[.M262]);4)" office:value-type="float" office:value="0" calcext:value-type="float">
            <text:p>0</text:p>
          </table:table-cell>
          <table:table-cell table:formula="of:=COUNTIF(([.M19]~[.M46]~[.M73]~[.M100]~[.M127]~[.M154]~[.M181]~[.M208]~[.M235]~[.M262]);5)" office:value-type="float" office:value="10" calcext:value-type="float">
            <text:p>10</text:p>
          </table:table-cell>
          <table:table-cell table:formula="of:=COUNTIF(([.R19]~ [.R46]~ [.R73]~ [.R100]~ [.R127]~ [.R154]~ [.R181]~ [.R208]~ [.R235]~ [.R262]);1)" office:value-type="float" office:value="0" calcext:value-type="float">
            <text:p>0</text:p>
          </table:table-cell>
          <table:table-cell table:formula="of:=COUNTIF(([.R19]~[.R46]~[.R73]~[.R100]~[.R127]~[.R154]~[.R181]~[.R208]~[.R235]~[.R262]);2)" office:value-type="float" office:value="0" calcext:value-type="float">
            <text:p>0</text:p>
          </table:table-cell>
          <table:table-cell table:formula="of:=COUNTIF(([.R19]~[.R46]~[.R73]~[.R100]~[.R127]~[.R154]~[.R181]~[.R208]~[.R235]~[.R262]);3)" office:value-type="float" office:value="0" calcext:value-type="float">
            <text:p>0</text:p>
          </table:table-cell>
          <table:table-cell table:formula="of:=COUNTIF(([.R19]~[.R46]~[.R73]~[.R100]~[.R127]~[.R154]~[.R181]~[.R208]~[.R235]~[.R262]);4)" office:value-type="float" office:value="3" calcext:value-type="float">
            <text:p>3</text:p>
          </table:table-cell>
          <table:table-cell table:formula="of:=COUNTIF(([.R19]~[.R46]~[.R73]~[.R100]~[.R127]~[.R154]~[.R181]~[.R208]~[.R235]~[.R262]);5)" office:value-type="float" office:value="7" calcext:value-type="float">
            <text:p>7</text:p>
          </table:table-cell>
          <table:table-cell table:formula="of:=COUNTIF(([.W19]~ [.W46]~ [.W73]~ [.W100]~ [.W127]~ [.W154]~ [.W181]~ [.W208]~ [.W235]~ [.W262]);1)" office:value-type="float" office:value="0" calcext:value-type="float">
            <text:p>0</text:p>
          </table:table-cell>
          <table:table-cell table:formula="of:=COUNTIF(([.W19]~[.W46]~[.W73]~[.W100]~[.W127]~[.W154]~[.W181]~[.W208]~[.W235]~[.W262]);2)" office:value-type="float" office:value="0" calcext:value-type="float">
            <text:p>0</text:p>
          </table:table-cell>
          <table:table-cell table:formula="of:=COUNTIF(([.W19]~[.W46]~[.W73]~[.W100]~[.W127]~[.W154]~[.W181]~[.W208]~[.W235]~[.W262]);3)" office:value-type="float" office:value="0" calcext:value-type="float">
            <text:p>0</text:p>
          </table:table-cell>
          <table:table-cell table:formula="of:=COUNTIF(([.W19]~[.W46]~[.W73]~[.W100]~[.W127]~[.W154]~[.W181]~[.W208]~[.W235]~[.W262]);4)" office:value-type="float" office:value="0" calcext:value-type="float">
            <text:p>0</text:p>
          </table:table-cell>
          <table:table-cell table:formula="of:=COUNTIF(([.W19]~[.W46]~[.W73]~[.W100]~[.W127]~[.W154]~[.W181]~[.W208]~[.W235]~[.W262]);5)" office:value-type="float" office:value="10" calcext:value-type="float">
            <text:p>10</text:p>
          </table:table-cell>
          <table:table-cell table:number-columns-repeated="16327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1087"/>
          <table:table-cell table:style-name="ce1087" office:value-type="string" calcext:value-type="string">
            <text:p>LogisticRegression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bbq</text:p>
          </table:table-cell>
          <table:table-cell table:formula="of:=COUNTIF(([.D19]~ [.D46]~ [.D73]~ [.D100]~ [.D127]~ [.D154]~ [.D181]~ [.D208]~ [.D235]~ [.D262]);1)" office:value-type="float" office:value="0" calcext:value-type="float">
            <text:p>0</text:p>
          </table:table-cell>
          <table:table-cell table:formula="of:=COUNTIF(([.D19]~[.D46]~[.D73]~[.D100]~[.D127]~[.D154]~[.D181]~[.D208]~[.D235]~[.D262]);2)" office:value-type="float" office:value="7" calcext:value-type="float">
            <text:p>7</text:p>
          </table:table-cell>
          <table:table-cell table:formula="of:=COUNTIF(([.D19]~[.D46]~[.D73]~[.D100]~[.D127]~[.D154]~[.D181]~[.D208]~[.D235]~[.D262]);3)" office:value-type="float" office:value="2" calcext:value-type="float">
            <text:p>2</text:p>
          </table:table-cell>
          <table:table-cell table:formula="of:=COUNTIF(([.D19]~[.D46]~[.D73]~[.D100]~[.D127]~[.D154]~[.D181]~[.D208]~[.D235]~[.D262]);4)" office:value-type="float" office:value="1" calcext:value-type="float">
            <text:p>1</text:p>
          </table:table-cell>
          <table:table-cell table:formula="of:=COUNTIF(([.D19]~[.D46]~[.D73]~[.D100]~[.D127]~[.D154]~[.D181]~[.D208]~[.D235]~[.D262]);5)" office:value-type="float" office:value="0" calcext:value-type="float">
            <text:p>0</text:p>
          </table:table-cell>
          <table:table-cell table:formula="of:=COUNTIF(([.I19]~ [.I46]~ [.I73]~ [.I100]~ [.I127]~ [.I154]~ [.I181]~ [.I208]~ [.I235]~ [.I262]);1)" office:value-type="float" office:value="2" calcext:value-type="float">
            <text:p>2</text:p>
          </table:table-cell>
          <table:table-cell table:formula="of:=COUNTIF(([.I19]~[.I46]~[.I73]~[.I100]~[.I127]~[.I154]~[.I181]~[.I208]~[.I235]~[.I262]);2)" office:value-type="float" office:value="3" calcext:value-type="float">
            <text:p>3</text:p>
          </table:table-cell>
          <table:table-cell table:formula="of:=COUNTIF(([.I19]~[.I46]~[.I73]~[.I100]~[.I127]~[.I154]~[.I181]~[.I208]~[.I235]~[.I262]);3)" office:value-type="float" office:value="4" calcext:value-type="float">
            <text:p>4</text:p>
          </table:table-cell>
          <table:table-cell table:formula="of:=COUNTIF(([.I19]~[.I46]~[.I73]~[.I100]~[.I127]~[.I154]~[.I181]~[.I208]~[.I235]~[.I262]);4)" office:value-type="float" office:value="1" calcext:value-type="float">
            <text:p>1</text:p>
          </table:table-cell>
          <table:table-cell table:formula="of:=COUNTIF(([.I19]~[.I46]~[.I73]~[.I100]~[.I127]~[.I154]~[.I181]~[.I208]~[.I235]~[.I262]);5)" office:value-type="float" office:value="0" calcext:value-type="float">
            <text:p>0</text:p>
          </table:table-cell>
          <table:table-cell table:formula="of:=COUNTIF(([.N19]~ [.N46]~ [.N73]~ [.N100]~ [.N127]~ [.N154]~ [.N181]~ [.N208]~ [.N235]~ [.N262]);1)" office:value-type="float" office:value="3" calcext:value-type="float">
            <text:p>3</text:p>
          </table:table-cell>
          <table:table-cell table:formula="of:=COUNTIF(([.N19]~[.N46]~[.N73]~[.N100]~[.N127]~[.N154]~[.N181]~[.N208]~[.N235]~[.N262]);2)" office:value-type="float" office:value="7" calcext:value-type="float">
            <text:p>7</text:p>
          </table:table-cell>
          <table:table-cell table:formula="of:=COUNTIF(([.N19]~[.N46]~[.N73]~[.N100]~[.N127]~[.N154]~[.N181]~[.N208]~[.N235]~[.N262]);3)" office:value-type="float" office:value="0" calcext:value-type="float">
            <text:p>0</text:p>
          </table:table-cell>
          <table:table-cell table:formula="of:=COUNTIF(([.N19]~[.N46]~[.N73]~[.N100]~[.N127]~[.N154]~[.N181]~[.N208]~[.N235]~[.N262]);4)" office:value-type="float" office:value="0" calcext:value-type="float">
            <text:p>0</text:p>
          </table:table-cell>
          <table:table-cell table:formula="of:=COUNTIF(([.N19]~[.N46]~[.N73]~[.N100]~[.N127]~[.N154]~[.N181]~[.N208]~[.N235]~[.N262]);5)" office:value-type="float" office:value="0" calcext:value-type="float">
            <text:p>0</text:p>
          </table:table-cell>
          <table:table-cell table:formula="of:=COUNTIF(([.S19]~ [.S46]~ [.S73]~ [.S100]~ [.S127]~ [.S154]~ [.S181]~ [.S208]~ [.S235]~ [.S262]);1)" office:value-type="float" office:value="3" calcext:value-type="float">
            <text:p>3</text:p>
          </table:table-cell>
          <table:table-cell table:formula="of:=COUNTIF(([.S19]~[.S46]~[.S73]~[.S100]~[.S127]~[.S154]~[.S181]~[.S208]~[.S235]~[.S262]);2)" office:value-type="float" office:value="5" calcext:value-type="float">
            <text:p>5</text:p>
          </table:table-cell>
          <table:table-cell table:formula="of:=COUNTIF(([.S19]~[.S46]~[.S73]~[.S100]~[.S127]~[.S154]~[.S181]~[.S208]~[.S235]~[.S262]);3)" office:value-type="float" office:value="2" calcext:value-type="float">
            <text:p>2</text:p>
          </table:table-cell>
          <table:table-cell table:formula="of:=COUNTIF(([.S19]~[.S46]~[.S73]~[.S100]~[.S127]~[.S154]~[.S181]~[.S208]~[.S235]~[.S262]);4)" office:value-type="float" office:value="0" calcext:value-type="float">
            <text:p>0</text:p>
          </table:table-cell>
          <table:table-cell table:formula="of:=COUNTIF(([.S19]~[.S46]~[.S73]~[.S100]~[.S127]~[.S154]~[.S181]~[.S208]~[.S235]~[.S262]);5)" office:value-type="float" office:value="0" calcext:value-type="float">
            <text:p>0</text:p>
          </table:table-cell>
          <table:table-cell table:formula="of:=COUNTIF(([.X19]~ [.X46]~ [.X73]~ [.X100]~ [.X127]~ [.X154]~ [.X181]~ [.X208]~ [.X235]~ [.X262]);1)" office:value-type="float" office:value="0" calcext:value-type="float">
            <text:p>0</text:p>
          </table:table-cell>
          <table:table-cell table:formula="of:=COUNTIF(([.X19]~[.X46]~[.X73]~[.X100]~[.X127]~[.X154]~[.X181]~[.X208]~[.X235]~[.X262]);2)" office:value-type="float" office:value="10" calcext:value-type="float">
            <text:p>10</text:p>
          </table:table-cell>
          <table:table-cell table:formula="of:=COUNTIF(([.X19]~[.X46]~[.X73]~[.X100]~[.X127]~[.X154]~[.X181]~[.X208]~[.X235]~[.X262]);3)" office:value-type="float" office:value="0" calcext:value-type="float">
            <text:p>0</text:p>
          </table:table-cell>
          <table:table-cell table:formula="of:=COUNTIF(([.X19]~[.X46]~[.X73]~[.X100]~[.X127]~[.X154]~[.X181]~[.X208]~[.X235]~[.X262]);4)" office:value-type="float" office:value="0" calcext:value-type="float">
            <text:p>0</text:p>
          </table:table-cell>
          <table:table-cell table:formula="of:=COUNTIF(([.X19]~[.X46]~[.X73]~[.X100]~[.X127]~[.X154]~[.X181]~[.X208]~[.X235]~[.X262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1088"/>
          <table:table-cell table:style-name="ce1087" office:value-type="string" calcext:value-type="string">
            <text:p>LogisticRegression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his</text:p>
          </table:table-cell>
          <table:table-cell table:formula="of:=COUNTIF(([.E19]~ [.E46]~ [.E73]~ [.E100]~ [.E127]~ [.E154]~ [.E181]~ [.E208]~ [.E235]~ [.E262]);1)" office:value-type="float" office:value="0" calcext:value-type="float">
            <text:p>0</text:p>
          </table:table-cell>
          <table:table-cell table:formula="of:=COUNTIF(([.E19]~[.E46]~[.E73]~[.E100]~[.E127]~[.E154]~[.E181]~[.E208]~[.E235]~[.E262]);2)" office:value-type="float" office:value="0" calcext:value-type="float">
            <text:p>0</text:p>
          </table:table-cell>
          <table:table-cell table:formula="of:=COUNTIF(([.E19]~[.E46]~[.E73]~[.E100]~[.E127]~[.E154]~[.E181]~[.E208]~[.E235]~[.E262]);3)" office:value-type="float" office:value="3" calcext:value-type="float">
            <text:p>3</text:p>
          </table:table-cell>
          <table:table-cell table:formula="of:=COUNTIF(([.E19]~[.E46]~[.E73]~[.E100]~[.E127]~[.E154]~[.E181]~[.E208]~[.E235]~[.E262]);4)" office:value-type="float" office:value="5" calcext:value-type="float">
            <text:p>5</text:p>
          </table:table-cell>
          <table:table-cell table:formula="of:=COUNTIF(([.E19]~[.E46]~[.E73]~[.E100]~[.E127]~[.E154]~[.E181]~[.E208]~[.E235]~[.E262]);5)" office:value-type="float" office:value="2" calcext:value-type="float">
            <text:p>2</text:p>
          </table:table-cell>
          <table:table-cell table:formula="of:=COUNTIF(([.J19]~ [.J46]~ [.J73]~ [.J100]~ [.J127]~ [.J154]~ [.J181]~ [.J208]~ [.J235]~ [.J262]);1)" office:value-type="float" office:value="2" calcext:value-type="float">
            <text:p>2</text:p>
          </table:table-cell>
          <table:table-cell table:formula="of:=COUNTIF(([.J19]~[.J46]~[.J73]~[.J100]~[.J127]~[.J154]~[.J181]~[.J208]~[.J235]~[.J262]);2)" office:value-type="float" office:value="4" calcext:value-type="float">
            <text:p>4</text:p>
          </table:table-cell>
          <table:table-cell table:formula="of:=COUNTIF(([.J19]~[.J46]~[.J73]~[.J100]~[.J127]~[.J154]~[.J181]~[.J208]~[.J235]~[.J262]);3)" office:value-type="float" office:value="2" calcext:value-type="float">
            <text:p>2</text:p>
          </table:table-cell>
          <table:table-cell table:formula="of:=COUNTIF(([.J19]~[.J46]~[.J73]~[.J100]~[.J127]~[.J154]~[.J181]~[.J208]~[.J235]~[.J262]);4)" office:value-type="float" office:value="2" calcext:value-type="float">
            <text:p>2</text:p>
          </table:table-cell>
          <table:table-cell table:formula="of:=COUNTIF(([.J19]~[.J46]~[.J73]~[.J100]~[.J127]~[.J154]~[.J181]~[.J208]~[.J235]~[.J262]);5)" office:value-type="float" office:value="0" calcext:value-type="float">
            <text:p>0</text:p>
          </table:table-cell>
          <table:table-cell table:formula="of:=COUNTIF(([.O19]~ [.O46]~ [.O73]~ [.O100]~ [.O127]~ [.O154]~ [.O181]~ [.O208]~ [.O235]~ [.O262]);1)" office:value-type="float" office:value="6" calcext:value-type="float">
            <text:p>6</text:p>
          </table:table-cell>
          <table:table-cell table:formula="of:=COUNTIF(([.O19]~[.O46]~[.O73]~[.O100]~[.O127]~[.O154]~[.O181]~[.O208]~[.O235]~[.O262]);2)" office:value-type="float" office:value="3" calcext:value-type="float">
            <text:p>3</text:p>
          </table:table-cell>
          <table:table-cell table:formula="of:=COUNTIF(([.O19]~[.O46]~[.O73]~[.O100]~[.O127]~[.O154]~[.O181]~[.O208]~[.O235]~[.O262]);3)" office:value-type="float" office:value="0" calcext:value-type="float">
            <text:p>0</text:p>
          </table:table-cell>
          <table:table-cell table:formula="of:=COUNTIF(([.O19]~[.O46]~[.O73]~[.O100]~[.O127]~[.O154]~[.O181]~[.O208]~[.O235]~[.O262]);4)" office:value-type="float" office:value="1" calcext:value-type="float">
            <text:p>1</text:p>
          </table:table-cell>
          <table:table-cell table:formula="of:=COUNTIF(([.O19]~[.O46]~[.O73]~[.O100]~[.O127]~[.O154]~[.O181]~[.O208]~[.O235]~[.O262]);5)" office:value-type="float" office:value="0" calcext:value-type="float">
            <text:p>0</text:p>
          </table:table-cell>
          <table:table-cell table:formula="of:=COUNTIF(([.T19]~ [.T46]~ [.T73]~ [.T100]~ [.T127]~ [.T154]~ [.T181]~ [.T208]~ [.T235]~ [.T262]);1)" office:value-type="float" office:value="0" calcext:value-type="float">
            <text:p>0</text:p>
          </table:table-cell>
          <table:table-cell table:formula="of:=COUNTIF(([.T19]~[.T46]~[.T73]~[.T100]~[.T127]~[.T154]~[.T181]~[.T208]~[.T235]~[.T262]);2)" office:value-type="float" office:value="0" calcext:value-type="float">
            <text:p>0</text:p>
          </table:table-cell>
          <table:table-cell table:formula="of:=COUNTIF(([.T19]~[.T46]~[.T73]~[.T100]~[.T127]~[.T154]~[.T181]~[.T208]~[.T235]~[.T262]);3)" office:value-type="float" office:value="0" calcext:value-type="float">
            <text:p>0</text:p>
          </table:table-cell>
          <table:table-cell table:formula="of:=COUNTIF(([.T19]~[.T46]~[.T73]~[.T100]~[.T127]~[.T154]~[.T181]~[.T208]~[.T235]~[.T262]);4)" office:value-type="float" office:value="7" calcext:value-type="float">
            <text:p>7</text:p>
          </table:table-cell>
          <table:table-cell table:formula="of:=COUNTIF(([.T19]~[.T46]~[.T73]~[.T100]~[.T127]~[.T154]~[.T181]~[.T208]~[.T235]~[.T262]);5)" office:value-type="float" office:value="3" calcext:value-type="float">
            <text:p>3</text:p>
          </table:table-cell>
          <table:table-cell table:formula="of:=COUNTIF(([.Y19]~ [.Y46]~ [.Y73]~ [.Y100]~ [.Y127]~ [.Y154]~ [.Y181]~ [.Y208]~ [.Y235]~ [.Y262]);1)" office:value-type="float" office:value="0" calcext:value-type="float">
            <text:p>0</text:p>
          </table:table-cell>
          <table:table-cell table:formula="of:=COUNTIF(([.Y19]~[.Y46]~[.Y73]~[.Y100]~[.Y127]~[.Y154]~[.Y181]~[.Y208]~[.Y235]~[.Y262]);2)" office:value-type="float" office:value="0" calcext:value-type="float">
            <text:p>0</text:p>
          </table:table-cell>
          <table:table-cell table:formula="of:=COUNTIF(([.Y19]~[.Y46]~[.Y73]~[.Y100]~[.Y127]~[.Y154]~[.Y181]~[.Y208]~[.Y235]~[.Y262]);3)" office:value-type="float" office:value="10" calcext:value-type="float">
            <text:p>10</text:p>
          </table:table-cell>
          <table:table-cell table:formula="of:=COUNTIF(([.Y19]~[.Y46]~[.Y73]~[.Y100]~[.Y127]~[.Y154]~[.Y181]~[.Y208]~[.Y235]~[.Y262]);4)" office:value-type="float" office:value="0" calcext:value-type="float">
            <text:p>0</text:p>
          </table:table-cell>
          <table:table-cell table:formula="of:=COUNTIF(([.Y19]~[.Y46]~[.Y73]~[.Y100]~[.Y127]~[.Y154]~[.Y181]~[.Y208]~[.Y235]~[.Y262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1088"/>
          <table:table-cell table:style-name="ce1087" office:value-type="string" calcext:value-type="string">
            <text:p>LogisticRegression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iso</text:p>
          </table:table-cell>
          <table:table-cell table:formula="of:=COUNTIF(([.F19]~ [.F46]~ [.F73]~ [.F100]~ [.F127]~ [.F154]~ [.F181]~ [.F208]~ [.F235]~ [.F262]);1)" office:value-type="float" office:value="10" calcext:value-type="float">
            <text:p>10</text:p>
          </table:table-cell>
          <table:table-cell table:formula="of:=COUNTIF(([.F19]~[.F46]~[.F73]~[.F100]~[.F127]~[.F154]~[.F181]~[.F208]~[.F235]~[.F262]);2)" office:value-type="float" office:value="0" calcext:value-type="float">
            <text:p>0</text:p>
          </table:table-cell>
          <table:table-cell table:formula="of:=COUNTIF(([.F19]~[.F46]~[.F73]~[.F100]~[.F127]~[.F154]~[.F181]~[.F208]~[.F235]~[.F262]);3)" office:value-type="float" office:value="0" calcext:value-type="float">
            <text:p>0</text:p>
          </table:table-cell>
          <table:table-cell table:formula="of:=COUNTIF(([.F19]~[.F46]~[.F73]~[.F100]~[.F127]~[.F154]~[.F181]~[.F208]~[.F235]~[.F262]);4)" office:value-type="float" office:value="0" calcext:value-type="float">
            <text:p>0</text:p>
          </table:table-cell>
          <table:table-cell table:formula="of:=COUNTIF(([.F19]~[.F46]~[.F73]~[.F100]~[.F127]~[.F154]~[.F181]~[.F208]~[.F235]~[.F262]);5)" office:value-type="float" office:value="0" calcext:value-type="float">
            <text:p>0</text:p>
          </table:table-cell>
          <table:table-cell table:formula="of:=COUNTIF(([.K19]~ [.K46]~ [.K73]~ [.K100]~ [.K127]~ [.K154]~ [.K181]~ [.K208]~ [.K235]~ [.K262]);1)" office:value-type="float" office:value="6" calcext:value-type="float">
            <text:p>6</text:p>
          </table:table-cell>
          <table:table-cell table:formula="of:=COUNTIF(([.K19]~[.K46]~[.K73]~[.K100]~[.K127]~[.K154]~[.K181]~[.K208]~[.K235]~[.K262]);2)" office:value-type="float" office:value="3" calcext:value-type="float">
            <text:p>3</text:p>
          </table:table-cell>
          <table:table-cell table:formula="of:=COUNTIF(([.K19]~[.K46]~[.K73]~[.K100]~[.K127]~[.K154]~[.K181]~[.K208]~[.K235]~[.K262]);3)" office:value-type="float" office:value="1" calcext:value-type="float">
            <text:p>1</text:p>
          </table:table-cell>
          <table:table-cell table:formula="of:=COUNTIF(([.K19]~[.K46]~[.K73]~[.K100]~[.K127]~[.K154]~[.K181]~[.K208]~[.K235]~[.K262]);4)" office:value-type="float" office:value="0" calcext:value-type="float">
            <text:p>0</text:p>
          </table:table-cell>
          <table:table-cell table:formula="of:=COUNTIF(([.K19]~[.K46]~[.K73]~[.K100]~[.K127]~[.K154]~[.K181]~[.K208]~[.K235]~[.K262]);5)" office:value-type="float" office:value="0" calcext:value-type="float">
            <text:p>0</text:p>
          </table:table-cell>
          <table:table-cell table:formula="of:=COUNTIF(([.P19]~ [.P46]~ [.P73]~ [.P100]~ [.P127]~ [.P154]~ [.P181]~ [.P208]~ [.P235]~ [.P262]);1)" office:value-type="float" office:value="1" calcext:value-type="float">
            <text:p>1</text:p>
          </table:table-cell>
          <table:table-cell table:formula="of:=COUNTIF(([.P19]~[.P46]~[.P73]~[.P100]~[.P127]~[.P154]~[.P181]~[.P208]~[.P235]~[.P262]);2)" office:value-type="float" office:value="0" calcext:value-type="float">
            <text:p>0</text:p>
          </table:table-cell>
          <table:table-cell table:formula="of:=COUNTIF(([.P19]~[.P46]~[.P73]~[.P100]~[.P127]~[.P154]~[.P181]~[.P208]~[.P235]~[.P262]);3)" office:value-type="float" office:value="9" calcext:value-type="float">
            <text:p>9</text:p>
          </table:table-cell>
          <table:table-cell table:formula="of:=COUNTIF(([.P19]~[.P46]~[.P73]~[.P100]~[.P127]~[.P154]~[.P181]~[.P208]~[.P235]~[.P262]);4)" office:value-type="float" office:value="0" calcext:value-type="float">
            <text:p>0</text:p>
          </table:table-cell>
          <table:table-cell table:formula="of:=COUNTIF(([.P19]~[.P46]~[.P73]~[.P100]~[.P127]~[.P154]~[.P181]~[.P208]~[.P235]~[.P262]);5)" office:value-type="float" office:value="0" calcext:value-type="float">
            <text:p>0</text:p>
          </table:table-cell>
          <table:table-cell table:formula="of:=COUNTIF(([.U19]~ [.U46]~ [.U73]~ [.U100]~ [.U127]~ [.U154]~ [.U181]~ [.U208]~ [.U235]~ [.U262]);1)" office:value-type="float" office:value="7" calcext:value-type="float">
            <text:p>7</text:p>
          </table:table-cell>
          <table:table-cell table:formula="of:=COUNTIF(([.U19]~[.U46]~[.U73]~[.U100]~[.U127]~[.U154]~[.U181]~[.U208]~[.U235]~[.U262]);2)" office:value-type="float" office:value="2" calcext:value-type="float">
            <text:p>2</text:p>
          </table:table-cell>
          <table:table-cell table:formula="of:=COUNTIF(([.U19]~[.U46]~[.U73]~[.U100]~[.U127]~[.U154]~[.U181]~[.U208]~[.U235]~[.U262]);3)" office:value-type="float" office:value="1" calcext:value-type="float">
            <text:p>1</text:p>
          </table:table-cell>
          <table:table-cell table:formula="of:=COUNTIF(([.U19]~[.U46]~[.U73]~[.U100]~[.U127]~[.U154]~[.U181]~[.U208]~[.U235]~[.U262]);4)" office:value-type="float" office:value="0" calcext:value-type="float">
            <text:p>0</text:p>
          </table:table-cell>
          <table:table-cell table:formula="of:=COUNTIF(([.U19]~[.U46]~[.U73]~[.U100]~[.U127]~[.U154]~[.U181]~[.U208]~[.U235]~[.U262]);5)" office:value-type="float" office:value="0" calcext:value-type="float">
            <text:p>0</text:p>
          </table:table-cell>
          <table:table-cell table:formula="of:=COUNTIF(([.Z19]~ [.Z46]~ [.Z73]~ [.Z100]~ [.Z127]~ [.Z154]~ [.Z181]~ [.Z208]~ [.Z235]~ [.Z262]);1)" office:value-type="float" office:value="10" calcext:value-type="float">
            <text:p>10</text:p>
          </table:table-cell>
          <table:table-cell table:formula="of:=COUNTIF(([.Z19]~[.Z46]~[.Z73]~[.Z100]~[.Z127]~[.Z154]~[.Z181]~[.Z208]~[.Z235]~[.Z262]);2)" office:value-type="float" office:value="0" calcext:value-type="float">
            <text:p>0</text:p>
          </table:table-cell>
          <table:table-cell table:formula="of:=COUNTIF(([.Z19]~[.Z46]~[.Z73]~[.Z100]~[.Z127]~[.Z154]~[.Z181]~[.Z208]~[.Z235]~[.Z262]);3)" office:value-type="float" office:value="0" calcext:value-type="float">
            <text:p>0</text:p>
          </table:table-cell>
          <table:table-cell table:formula="of:=COUNTIF(([.Z19]~[.Z46]~[.Z73]~[.Z100]~[.Z127]~[.Z154]~[.Z181]~[.Z208]~[.Z235]~[.Z262]);4)" office:value-type="float" office:value="0" calcext:value-type="float">
            <text:p>0</text:p>
          </table:table-cell>
          <table:table-cell table:formula="of:=COUNTIF(([.Z19]~[.Z46]~[.Z73]~[.Z100]~[.Z127]~[.Z154]~[.Z181]~[.Z208]~[.Z235]~[.Z262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4]; OFFSET([.$C4]; 0; 0; 1; 5))" office:value-type="float" office:value="5" calcext:value-type="float">
            <text:p>5</text:p>
          </table:table-cell>
          <table:table-cell table:formula="of:=RANK([.D5]; OFFSET([.$C5]; 0; 0; 1; 5))" office:value-type="float" office:value="4" calcext:value-type="float">
            <text:p>4</text:p>
          </table:table-cell>
          <table:table-cell table:formula="of:=RANK([.E5]; OFFSET([.$C5]; 0; 0; 1; 5))" office:value-type="float" office:value="5" calcext:value-type="float">
            <text:p>5</text:p>
          </table:table-cell>
          <table:table-cell table:formula="of:=RANK([.F5]; OFFSET([.$C5]; 0; 0; 1; 5))" office:value-type="float" office:value="2" calcext:value-type="float">
            <text:p>2</text:p>
          </table:table-cell>
          <table:table-cell table:formula="of:=RANK([.G5]; OFFSET([.$C5]; 0; 0; 1; 5))" office:value-type="float" office:value="3" calcext:value-type="float">
            <text:p>3</text:p>
          </table:table-cell>
          <table:table-cell table:formula="of:=RANK([.H4];[.$H4:.$L4];)" office:value-type="float" office:value="5" calcext:value-type="float">
            <text:p>5</text:p>
          </table:table-cell>
          <table:table-cell table:formula="of:=RANK([.I4];[.$H4:.$L4];)" office:value-type="float" office:value="3" calcext:value-type="float">
            <text:p>3</text:p>
          </table:table-cell>
          <table:table-cell table:formula="of:=RANK([.J4];[.$H4:.$L4];)" office:value-type="float" office:value="4" calcext:value-type="float">
            <text:p>4</text:p>
          </table:table-cell>
          <table:table-cell table:formula="of:=RANK([.K4];[.$H4:.$L4];)" office:value-type="float" office:value="1" calcext:value-type="float">
            <text:p>1</text:p>
          </table:table-cell>
          <table:table-cell table:formula="of:=RANK([.L4];[.$H4:.$L4];)" office:value-type="float" office:value="2" calcext:value-type="float">
            <text:p>2</text:p>
          </table:table-cell>
          <table:table-cell table:formula="of:=RANK([.M4];[.$M4:.$Q4];)" office:value-type="float" office:value="5" calcext:value-type="float">
            <text:p>5</text:p>
          </table:table-cell>
          <table:table-cell table:formula="of:=RANK([.N4];[.$M4:.$Q4];)" office:value-type="float" office:value="3" calcext:value-type="float">
            <text:p>3</text:p>
          </table:table-cell>
          <table:table-cell table:formula="of:=RANK([.O4];[.$M4:.$Q4];)" office:value-type="float" office:value="4" calcext:value-type="float">
            <text:p>4</text:p>
          </table:table-cell>
          <table:table-cell table:formula="of:=RANK([.P4];[.$M4:.$Q4];)" office:value-type="float" office:value="1" calcext:value-type="float">
            <text:p>1</text:p>
          </table:table-cell>
          <table:table-cell table:formula="of:=RANK([.Q4];[.$M4:.$Q4];)" office:value-type="float" office:value="2" calcext:value-type="float">
            <text:p>2</text:p>
          </table:table-cell>
          <table:table-cell table:formula="of:=RANK([.R4];[.$R4:.$V4];)" office:value-type="float" office:value="5" calcext:value-type="float">
            <text:p>5</text:p>
          </table:table-cell>
          <table:table-cell table:formula="of:=RANK([.S4];[.$R4:.$V4];)" office:value-type="float" office:value="3" calcext:value-type="float">
            <text:p>3</text:p>
          </table:table-cell>
          <table:table-cell table:formula="of:=RANK([.T4];[.$R4:.$V4];)" office:value-type="float" office:value="4" calcext:value-type="float">
            <text:p>4</text:p>
          </table:table-cell>
          <table:table-cell table:formula="of:=RANK([.U4];[.$R4:.$V4];)" office:value-type="float" office:value="1" calcext:value-type="float">
            <text:p>1</text:p>
          </table:table-cell>
          <table:table-cell table:formula="of:=RANK([.V4];[.$R4:.$V4];)" office:value-type="float" office:value="2" calcext:value-type="float">
            <text:p>2</text:p>
          </table:table-cell>
          <table:table-cell table:formula="of:=RANK([.W4];[.$W4:.$AA4];)" office:value-type="float" office:value="5" calcext:value-type="float">
            <text:p>5</text:p>
          </table:table-cell>
          <table:table-cell table:formula="of:=RANK([.X4];[.$W4:.$AA4];)" office:value-type="float" office:value="3" calcext:value-type="float">
            <text:p>3</text:p>
          </table:table-cell>
          <table:table-cell table:formula="of:=RANK([.Y4];[.$W4:.$AA4];)" office:value-type="float" office:value="4" calcext:value-type="float">
            <text:p>4</text:p>
          </table:table-cell>
          <table:table-cell table:formula="of:=RANK([.Z4];[.$W4:.$AA4];)" office:value-type="float" office:value="1" calcext:value-type="float">
            <text:p>1</text:p>
          </table:table-cell>
          <table:table-cell table:formula="of:=RANK([.AA4];[.$W4:.$AA4];)" office:value-type="float" office:value="2" calcext:value-type="float">
            <text:p>2</text:p>
          </table:table-cell>
          <table:table-cell/>
          <table:table-cell table:style-name="ce1088"/>
          <table:table-cell table:style-name="ce1087" office:value-type="string" calcext:value-type="string">
            <text:p>LogisticRegression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pla</text:p>
          </table:table-cell>
          <table:table-cell table:formula="of:=COUNTIF(([.G19]~ [.G46]~ [.G73]~ [.G100]~ [.G127]~ [.G154]~ [.G181]~ [.G208]~ [.G235]~ [.G262]);1)" office:value-type="float" office:value="0" calcext:value-type="float">
            <text:p>0</text:p>
          </table:table-cell>
          <table:table-cell table:formula="of:=COUNTIF(([.G19]~[.G46]~[.G73]~[.G100]~[.G127]~[.G154]~[.G181]~[.G208]~[.G235]~[.G262]);2)" office:value-type="float" office:value="3" calcext:value-type="float">
            <text:p>3</text:p>
          </table:table-cell>
          <table:table-cell table:formula="of:=COUNTIF(([.G19]~[.G46]~[.G73]~[.G100]~[.G127]~[.G154]~[.G181]~[.G208]~[.G235]~[.G262]);3)" office:value-type="float" office:value="5" calcext:value-type="float">
            <text:p>5</text:p>
          </table:table-cell>
          <table:table-cell table:formula="of:=COUNTIF(([.G19]~[.G46]~[.G73]~[.G100]~[.G127]~[.G154]~[.G181]~[.G208]~[.G235]~[.G262]);4)" office:value-type="float" office:value="2" calcext:value-type="float">
            <text:p>2</text:p>
          </table:table-cell>
          <table:table-cell table:formula="of:=COUNTIF(([.G19]~[.G46]~[.G73]~[.G100]~[.G127]~[.G154]~[.G181]~[.G208]~[.G235]~[.G262]);5)" office:value-type="float" office:value="0" calcext:value-type="float">
            <text:p>0</text:p>
          </table:table-cell>
          <table:table-cell table:formula="of:=COUNTIF(([.L19]~ [.L46]~ [.L73]~ [.L100]~ [.L127]~ [.L154]~ [.L181]~ [.L208]~ [.L235]~ [.L262]);1)" office:value-type="float" office:value="0" calcext:value-type="float">
            <text:p>0</text:p>
          </table:table-cell>
          <table:table-cell table:formula="of:=COUNTIF(([.L19]~[.L46]~[.L73]~[.L100]~[.L127]~[.L154]~[.L181]~[.L208]~[.L235]~[.L262]);2)" office:value-type="float" office:value="0" calcext:value-type="float">
            <text:p>0</text:p>
          </table:table-cell>
          <table:table-cell table:formula="of:=COUNTIF(([.L19]~[.L46]~[.L73]~[.L100]~[.L127]~[.L154]~[.L181]~[.L208]~[.L235]~[.L262]);3)" office:value-type="float" office:value="3" calcext:value-type="float">
            <text:p>3</text:p>
          </table:table-cell>
          <table:table-cell table:formula="of:=COUNTIF(([.L19]~[.L46]~[.L73]~[.L100]~[.L127]~[.L154]~[.L181]~[.L208]~[.L235]~[.L262]);4)" office:value-type="float" office:value="7" calcext:value-type="float">
            <text:p>7</text:p>
          </table:table-cell>
          <table:table-cell table:formula="of:=COUNTIF(([.L19]~[.L46]~[.L73]~[.L100]~[.L127]~[.L154]~[.L181]~[.L208]~[.L235]~[.L262]);5)" office:value-type="float" office:value="0" calcext:value-type="float">
            <text:p>0</text:p>
          </table:table-cell>
          <table:table-cell table:formula="of:=COUNTIF(([.Q19]~ [.Q46]~ [.Q73]~ [.Q100]~ [.Q127]~ [.Q154]~ [.Q181]~ [.Q208]~ [.Q235]~ [.Q262]);1)" office:value-type="float" office:value="0" calcext:value-type="float">
            <text:p>0</text:p>
          </table:table-cell>
          <table:table-cell table:formula="of:=COUNTIF(([.Q19]~[.Q46]~[.Q73]~[.Q100]~[.Q127]~[.Q154]~[.Q181]~[.Q208]~[.Q235]~[.Q262]);2)" office:value-type="float" office:value="0" calcext:value-type="float">
            <text:p>0</text:p>
          </table:table-cell>
          <table:table-cell table:formula="of:=COUNTIF(([.Q19]~[.Q46]~[.Q73]~[.Q100]~[.Q127]~[.Q154]~[.Q181]~[.Q208]~[.Q235]~[.Q262]);3)" office:value-type="float" office:value="1" calcext:value-type="float">
            <text:p>1</text:p>
          </table:table-cell>
          <table:table-cell table:formula="of:=COUNTIF(([.Q19]~[.Q46]~[.Q73]~[.Q100]~[.Q127]~[.Q154]~[.Q181]~[.Q208]~[.Q235]~[.Q262]);4)" office:value-type="float" office:value="9" calcext:value-type="float">
            <text:p>9</text:p>
          </table:table-cell>
          <table:table-cell table:formula="of:=COUNTIF(([.Q19]~[.Q46]~[.Q73]~[.Q100]~[.Q127]~[.Q154]~[.Q181]~[.Q208]~[.Q235]~[.Q262]);5)" office:value-type="float" office:value="0" calcext:value-type="float">
            <text:p>0</text:p>
          </table:table-cell>
          <table:table-cell table:formula="of:=COUNTIF(([.V19]~ [.V46]~ [.V73]~ [.V100]~ [.V127]~ [.V154]~ [.V181]~ [.V208]~ [.V235]~ [.V262]);1)" office:value-type="float" office:value="0" calcext:value-type="float">
            <text:p>0</text:p>
          </table:table-cell>
          <table:table-cell table:formula="of:=COUNTIF(([.V19]~[.V46]~[.V73]~[.V100]~[.V127]~[.V154]~[.V181]~[.V208]~[.V235]~[.V262]);2)" office:value-type="float" office:value="3" calcext:value-type="float">
            <text:p>3</text:p>
          </table:table-cell>
          <table:table-cell table:formula="of:=COUNTIF(([.V19]~[.V46]~[.V73]~[.V100]~[.V127]~[.V154]~[.V181]~[.V208]~[.V235]~[.V262]);3)" office:value-type="float" office:value="7" calcext:value-type="float">
            <text:p>7</text:p>
          </table:table-cell>
          <table:table-cell table:formula="of:=COUNTIF(([.V19]~[.V46]~[.V73]~[.V100]~[.V127]~[.V154]~[.V181]~[.V208]~[.V235]~[.V262]);4)" office:value-type="float" office:value="0" calcext:value-type="float">
            <text:p>0</text:p>
          </table:table-cell>
          <table:table-cell table:formula="of:=COUNTIF(([.V19]~[.V46]~[.V73]~[.V100]~[.V127]~[.V154]~[.V181]~[.V208]~[.V235]~[.V262]);5)" office:value-type="float" office:value="0" calcext:value-type="float">
            <text:p>0</text:p>
          </table:table-cell>
          <table:table-cell table:formula="of:=COUNTIF(([.AA19]~ [.AA46]~ [.AA73]~ [.AA100]~ [.AA127]~ [.AA154]~ [.AA181]~ [.AA208]~ [.AA235]~ [.AA262]);1)" office:value-type="float" office:value="0" calcext:value-type="float">
            <text:p>0</text:p>
          </table:table-cell>
          <table:table-cell table:formula="of:=COUNTIF(([.AA19]~[.AA46]~[.AA73]~[.AA100]~[.AA127]~[.AA154]~[.AA181]~[.AA208]~[.AA235]~[.AA262]);2)" office:value-type="float" office:value="0" calcext:value-type="float">
            <text:p>0</text:p>
          </table:table-cell>
          <table:table-cell table:formula="of:=COUNTIF(([.AA19]~[.AA46]~[.AA73]~[.AA100]~[.AA127]~[.AA154]~[.AA181]~[.AA208]~[.AA235]~[.AA262]);3)" office:value-type="float" office:value="0" calcext:value-type="float">
            <text:p>0</text:p>
          </table:table-cell>
          <table:table-cell table:formula="of:=COUNTIF(([.AA19]~[.AA46]~[.AA73]~[.AA100]~[.AA127]~[.AA154]~[.AA181]~[.AA208]~[.AA235]~[.AA262]);4)" office:value-type="float" office:value="10" calcext:value-type="float">
            <text:p>10</text:p>
          </table:table-cell>
          <table:table-cell table:formula="of:=COUNTIF(([.AA19]~[.AA46]~[.AA73]~[.AA100]~[.AA127]~[.AA154]~[.AA181]~[.AA208]~[.AA235]~[.AA262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5];[.$C5:.$G5];)" office:value-type="float" office:value="1" calcext:value-type="float">
            <text:p>1</text:p>
          </table:table-cell>
          <table:table-cell table:formula="of:=RANK([.D5];[.$C5:.$G5];)" office:value-type="float" office:value="4" calcext:value-type="float">
            <text:p>4</text:p>
          </table:table-cell>
          <table:table-cell table:formula="of:=RANK([.E5];[.$C5:.$G5];)" office:value-type="float" office:value="5" calcext:value-type="float">
            <text:p>5</text:p>
          </table:table-cell>
          <table:table-cell table:formula="of:=RANK([.F5];[.$C5:.$G5];)" office:value-type="float" office:value="2" calcext:value-type="float">
            <text:p>2</text:p>
          </table:table-cell>
          <table:table-cell table:formula="of:=RANK([.G5];[.$C5:.$G5];)" office:value-type="float" office:value="3" calcext:value-type="float">
            <text:p>3</text:p>
          </table:table-cell>
          <table:table-cell table:formula="of:=RANK([.H5];[.$H5:.$L5];)" office:value-type="float" office:value="1" calcext:value-type="float">
            <text:p>1</text:p>
          </table:table-cell>
          <table:table-cell table:formula="of:=RANK([.I5];[.$H5:.$L5];)" office:value-type="float" office:value="4" calcext:value-type="float">
            <text:p>4</text:p>
          </table:table-cell>
          <table:table-cell table:formula="of:=RANK([.J5];[.$H5:.$L5];)" office:value-type="float" office:value="5" calcext:value-type="float">
            <text:p>5</text:p>
          </table:table-cell>
          <table:table-cell table:formula="of:=RANK([.K5];[.$H5:.$L5];)" office:value-type="float" office:value="3" calcext:value-type="float">
            <text:p>3</text:p>
          </table:table-cell>
          <table:table-cell table:formula="of:=RANK([.L5];[.$H5:.$L5];)" office:value-type="float" office:value="2" calcext:value-type="float">
            <text:p>2</text:p>
          </table:table-cell>
          <table:table-cell table:formula="of:=RANK([.M5];[.$M5:.$Q5];)" office:value-type="float" office:value="2" calcext:value-type="float">
            <text:p>2</text:p>
          </table:table-cell>
          <table:table-cell table:formula="of:=RANK([.N5];[.$M5:.$Q5];)" office:value-type="float" office:value="4" calcext:value-type="float">
            <text:p>4</text:p>
          </table:table-cell>
          <table:table-cell table:formula="of:=RANK([.O5];[.$M5:.$Q5];)" office:value-type="float" office:value="5" calcext:value-type="float">
            <text:p>5</text:p>
          </table:table-cell>
          <table:table-cell table:formula="of:=RANK([.P5];[.$M5:.$Q5];)" office:value-type="float" office:value="1" calcext:value-type="float">
            <text:p>1</text:p>
          </table:table-cell>
          <table:table-cell table:formula="of:=RANK([.Q5];[.$M5:.$Q5];)" office:value-type="float" office:value="3" calcext:value-type="float">
            <text:p>3</text:p>
          </table:table-cell>
          <table:table-cell table:formula="of:=RANK([.R5];[.$R5:.$V5];)" office:value-type="float" office:value="1" calcext:value-type="float">
            <text:p>1</text:p>
          </table:table-cell>
          <table:table-cell table:formula="of:=RANK([.S5];[.$R5:.$V5];)" office:value-type="float" office:value="4" calcext:value-type="float">
            <text:p>4</text:p>
          </table:table-cell>
          <table:table-cell table:formula="of:=RANK([.T5];[.$R5:.$V5];)" office:value-type="float" office:value="5" calcext:value-type="float">
            <text:p>5</text:p>
          </table:table-cell>
          <table:table-cell table:formula="of:=RANK([.U5];[.$R5:.$V5];)" office:value-type="float" office:value="3" calcext:value-type="float">
            <text:p>3</text:p>
          </table:table-cell>
          <table:table-cell table:formula="of:=RANK([.V5];[.$R5:.$V5];)" office:value-type="float" office:value="2" calcext:value-type="float">
            <text:p>2</text:p>
          </table:table-cell>
          <table:table-cell table:formula="of:=RANK([.W5];[.$W5:.$AA5];)" office:value-type="float" office:value="3" calcext:value-type="float">
            <text:p>3</text:p>
          </table:table-cell>
          <table:table-cell table:formula="of:=RANK([.X5];[.$W5:.$AA5];)" office:value-type="float" office:value="4" calcext:value-type="float">
            <text:p>4</text:p>
          </table:table-cell>
          <table:table-cell table:formula="of:=RANK([.Y5];[.$W5:.$AA5];)" office:value-type="float" office:value="5" calcext:value-type="float">
            <text:p>5</text:p>
          </table:table-cell>
          <table:table-cell table:formula="of:=RANK([.Z5];[.$W5:.$AA5];)" office:value-type="float" office:value="2" calcext:value-type="float">
            <text:p>2</text:p>
          </table:table-cell>
          <table:table-cell table:formula="of:=RANK([.AA5];[.$W5:.$AA5];)" office:value-type="float" office:value="1" calcext:value-type="float">
            <text:p>1</text:p>
          </table:table-cell>
          <table:table-cell/>
          <table:table-cell table:style-name="ce1088"/>
          <table:table-cell table:style-name="ce1087" office:value-type="string" calcext:value-type="string">
            <text:p>LogisticRegression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base</text:p>
          </table:table-cell>
          <table:table-cell table:formula="of:=COUNTIF(([.C20]~ [.C47]~ [.C74]~ [.C101]~ [.C128]~ [.C155]~ [.C182]~ [.C209]~ [.C236]~ [.C263]);1)" office:value-type="float" office:value="0" calcext:value-type="float">
            <text:p>0</text:p>
          </table:table-cell>
          <table:table-cell table:formula="of:=COUNTIF(([.C20]~[.C47]~[.C74]~[.C101]~[.C128]~[.C155]~[.C182]~[.C209]~[.C236]~[.C263]);2)" office:value-type="float" office:value="6" calcext:value-type="float">
            <text:p>6</text:p>
          </table:table-cell>
          <table:table-cell table:formula="of:=COUNTIF(([.C20]~[.C47]~[.C74]~[.C101]~[.C128]~[.C155]~[.C182]~[.C209]~[.C236]~[.C263]);3)" office:value-type="float" office:value="3" calcext:value-type="float">
            <text:p>3</text:p>
          </table:table-cell>
          <table:table-cell table:formula="of:=COUNTIF(([.C20]~[.C47]~[.C74]~[.C101]~[.C128]~[.C155]~[.C182]~[.C209]~[.C236]~[.C263]);4)" office:value-type="float" office:value="1" calcext:value-type="float">
            <text:p>1</text:p>
          </table:table-cell>
          <table:table-cell table:formula="of:=COUNTIF(([.C20]~[.C47]~[.C74]~[.C101]~[.C128]~[.C155]~[.C182]~[.C209]~[.C236]~[.C263]);5)" office:value-type="float" office:value="0" calcext:value-type="float">
            <text:p>0</text:p>
          </table:table-cell>
          <table:table-cell table:formula="of:=COUNTIF(([.H20]~ [.H47]~ [.H74]~ [.H101]~ [.H128]~ [.H155]~ [.H182]~ [.H209]~ [.H236]~ [.H263]);1)" office:value-type="float" office:value="0" calcext:value-type="float">
            <text:p>0</text:p>
          </table:table-cell>
          <table:table-cell table:formula="of:=COUNTIF(([.H20]~[.H47]~[.H74]~[.H101]~[.H128]~[.H155]~[.H182]~[.H209]~[.H236]~[.H263]);2)" office:value-type="float" office:value="2" calcext:value-type="float">
            <text:p>2</text:p>
          </table:table-cell>
          <table:table-cell table:formula="of:=COUNTIF(([.H20]~[.H47]~[.H74]~[.H101]~[.H128]~[.H155]~[.H182]~[.H209]~[.H236]~[.H263]);3)" office:value-type="float" office:value="2" calcext:value-type="float">
            <text:p>2</text:p>
          </table:table-cell>
          <table:table-cell table:formula="of:=COUNTIF(([.H20]~[.H47]~[.H74]~[.H101]~[.H128]~[.H155]~[.H182]~[.H209]~[.H236]~[.H263]);4)" office:value-type="float" office:value="5" calcext:value-type="float">
            <text:p>5</text:p>
          </table:table-cell>
          <table:table-cell table:formula="of:=COUNTIF(([.H20]~[.H47]~[.H74]~[.H101]~[.H128]~[.H155]~[.H182]~[.H209]~[.H236]~[.H263]);5)" office:value-type="float" office:value="1" calcext:value-type="float">
            <text:p>1</text:p>
          </table:table-cell>
          <table:table-cell table:formula="of:=COUNTIF(([.M20]~ [.M47]~ [.M74]~ [.M101]~ [.M128]~ [.M155]~ [.M182]~ [.M209]~ [.M236]~ [.M263]);1)" office:value-type="float" office:value="0" calcext:value-type="float">
            <text:p>0</text:p>
          </table:table-cell>
          <table:table-cell table:formula="of:=COUNTIF(([.M20]~[.M47]~[.M74]~[.M101]~[.M128]~[.M155]~[.M182]~[.M209]~[.M236]~[.M263]);2)" office:value-type="float" office:value="0" calcext:value-type="float">
            <text:p>0</text:p>
          </table:table-cell>
          <table:table-cell table:formula="of:=COUNTIF(([.M20]~[.M47]~[.M74]~[.M101]~[.M128]~[.M155]~[.M182]~[.M209]~[.M236]~[.M263]);3)" office:value-type="float" office:value="2" calcext:value-type="float">
            <text:p>2</text:p>
          </table:table-cell>
          <table:table-cell table:formula="of:=COUNTIF(([.M20]~[.M47]~[.M74]~[.M101]~[.M128]~[.M155]~[.M182]~[.M209]~[.M236]~[.M263]);4)" office:value-type="float" office:value="7" calcext:value-type="float">
            <text:p>7</text:p>
          </table:table-cell>
          <table:table-cell table:formula="of:=COUNTIF(([.M20]~[.M47]~[.M74]~[.M101]~[.M128]~[.M155]~[.M182]~[.M209]~[.M236]~[.M263]);5)" office:value-type="float" office:value="1" calcext:value-type="float">
            <text:p>1</text:p>
          </table:table-cell>
          <table:table-cell table:formula="of:=COUNTIF(([.R20]~ [.R47]~ [.R74]~ [.R101]~ [.R128]~ [.R155]~ [.R182]~ [.R209]~ [.R236]~ [.R263]);1)" office:value-type="float" office:value="1" calcext:value-type="float">
            <text:p>1</text:p>
          </table:table-cell>
          <table:table-cell table:formula="of:=COUNTIF(([.R20]~[.R47]~[.R74]~[.R101]~[.R128]~[.R155]~[.R182]~[.R209]~[.R236]~[.R263]);2)" office:value-type="float" office:value="4" calcext:value-type="float">
            <text:p>4</text:p>
          </table:table-cell>
          <table:table-cell table:formula="of:=COUNTIF(([.R20]~[.R47]~[.R74]~[.R101]~[.R128]~[.R155]~[.R182]~[.R209]~[.R236]~[.R263]);3)" office:value-type="float" office:value="5" calcext:value-type="float">
            <text:p>5</text:p>
          </table:table-cell>
          <table:table-cell table:formula="of:=COUNTIF(([.R20]~[.R47]~[.R74]~[.R101]~[.R128]~[.R155]~[.R182]~[.R209]~[.R236]~[.R263]);4)" office:value-type="float" office:value="0" calcext:value-type="float">
            <text:p>0</text:p>
          </table:table-cell>
          <table:table-cell table:formula="of:=COUNTIF(([.R20]~[.R47]~[.R74]~[.R101]~[.R128]~[.R155]~[.R182]~[.R209]~[.R236]~[.R263]);5)" office:value-type="float" office:value="0" calcext:value-type="float">
            <text:p>0</text:p>
          </table:table-cell>
          <table:table-cell table:formula="of:=COUNTIF(([.W20]~ [.W47]~ [.W74]~ [.W101]~ [.W128]~ [.W155]~ [.W182]~ [.W209]~ [.W236]~ [.W263]);1)" office:value-type="float" office:value="4" calcext:value-type="float">
            <text:p>4</text:p>
          </table:table-cell>
          <table:table-cell table:formula="of:=COUNTIF(([.W20]~[.W47]~[.W74]~[.W101]~[.W128]~[.W155]~[.W182]~[.W209]~[.W236]~[.W263]);2)" office:value-type="float" office:value="3" calcext:value-type="float">
            <text:p>3</text:p>
          </table:table-cell>
          <table:table-cell table:formula="of:=COUNTIF(([.W20]~[.W47]~[.W74]~[.W101]~[.W128]~[.W155]~[.W182]~[.W209]~[.W236]~[.W263]);3)" office:value-type="float" office:value="2" calcext:value-type="float">
            <text:p>2</text:p>
          </table:table-cell>
          <table:table-cell table:formula="of:=COUNTIF(([.W20]~[.W47]~[.W74]~[.W101]~[.W128]~[.W155]~[.W182]~[.W209]~[.W236]~[.W263]);4)" office:value-type="float" office:value="1" calcext:value-type="float">
            <text:p>1</text:p>
          </table:table-cell>
          <table:table-cell table:formula="of:=COUNTIF(([.W20]~[.W47]~[.W74]~[.W101]~[.W128]~[.W155]~[.W182]~[.W209]~[.W236]~[.W263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6];[.$C6:.$G6];)" office:value-type="float" office:value="5" calcext:value-type="float">
            <text:p>5</text:p>
          </table:table-cell>
          <table:table-cell table:formula="of:=RANK([.D6];[.$C6:.$G6];)" office:value-type="float" office:value="2" calcext:value-type="float">
            <text:p>2</text:p>
          </table:table-cell>
          <table:table-cell table:formula="of:=RANK([.E6];[.$C6:.$G6];)" office:value-type="float" office:value="4" calcext:value-type="float">
            <text:p>4</text:p>
          </table:table-cell>
          <table:table-cell table:formula="of:=RANK([.F6];[.$C6:.$G6];)" office:value-type="float" office:value="1" calcext:value-type="float">
            <text:p>1</text:p>
          </table:table-cell>
          <table:table-cell table:formula="of:=RANK([.G6];[.$C6:.$G6];)" office:value-type="float" office:value="3" calcext:value-type="float">
            <text:p>3</text:p>
          </table:table-cell>
          <table:table-cell table:formula="of:=RANK([.H6];[.$H6:.$L6];)" office:value-type="float" office:value="5" calcext:value-type="float">
            <text:p>5</text:p>
          </table:table-cell>
          <table:table-cell table:formula="of:=RANK([.I6];[.$H6:.$L6];)" office:value-type="float" office:value="2" calcext:value-type="float">
            <text:p>2</text:p>
          </table:table-cell>
          <table:table-cell table:formula="of:=RANK([.J6];[.$H6:.$L6];)" office:value-type="float" office:value="3" calcext:value-type="float">
            <text:p>3</text:p>
          </table:table-cell>
          <table:table-cell table:formula="of:=RANK([.K6];[.$H6:.$L6];)" office:value-type="float" office:value="1" calcext:value-type="float">
            <text:p>1</text:p>
          </table:table-cell>
          <table:table-cell table:formula="of:=RANK([.L6];[.$H6:.$L6];)" office:value-type="float" office:value="4" calcext:value-type="float">
            <text:p>4</text:p>
          </table:table-cell>
          <table:table-cell table:formula="of:=RANK([.M6];[.$M6:.$Q6];)" office:value-type="float" office:value="5" calcext:value-type="float">
            <text:p>5</text:p>
          </table:table-cell>
          <table:table-cell table:formula="of:=RANK([.N6];[.$M6:.$Q6];)" office:value-type="float" office:value="2" calcext:value-type="float">
            <text:p>2</text:p>
          </table:table-cell>
          <table:table-cell table:formula="of:=RANK([.O6];[.$M6:.$Q6];)" office:value-type="float" office:value="1" calcext:value-type="float">
            <text:p>1</text:p>
          </table:table-cell>
          <table:table-cell table:formula="of:=RANK([.P6];[.$M6:.$Q6];)" office:value-type="float" office:value="3" calcext:value-type="float">
            <text:p>3</text:p>
          </table:table-cell>
          <table:table-cell table:formula="of:=RANK([.Q6];[.$M6:.$Q6];)" office:value-type="float" office:value="4" calcext:value-type="float">
            <text:p>4</text:p>
          </table:table-cell>
          <table:table-cell table:formula="of:=RANK([.R6];[.$R6:.$V6];)" office:value-type="float" office:value="5" calcext:value-type="float">
            <text:p>5</text:p>
          </table:table-cell>
          <table:table-cell table:formula="of:=RANK([.S6];[.$R6:.$V6];)" office:value-type="float" office:value="2" calcext:value-type="float">
            <text:p>2</text:p>
          </table:table-cell>
          <table:table-cell table:formula="of:=RANK([.T6];[.$R6:.$V6];)" office:value-type="float" office:value="4" calcext:value-type="float">
            <text:p>4</text:p>
          </table:table-cell>
          <table:table-cell table:formula="of:=RANK([.U6];[.$R6:.$V6];)" office:value-type="float" office:value="1" calcext:value-type="float">
            <text:p>1</text:p>
          </table:table-cell>
          <table:table-cell table:formula="of:=RANK([.V6];[.$R6:.$V6];)" office:value-type="float" office:value="3" calcext:value-type="float">
            <text:p>3</text:p>
          </table:table-cell>
          <table:table-cell table:formula="of:=RANK([.W6];[.$W6:.$AA6];)" office:value-type="float" office:value="5" calcext:value-type="float">
            <text:p>5</text:p>
          </table:table-cell>
          <table:table-cell table:formula="of:=RANK([.X6];[.$W6:.$AA6];)" office:value-type="float" office:value="2" calcext:value-type="float">
            <text:p>2</text:p>
          </table:table-cell>
          <table:table-cell table:formula="of:=RANK([.Y6];[.$W6:.$AA6];)" office:value-type="float" office:value="3" calcext:value-type="float">
            <text:p>3</text:p>
          </table:table-cell>
          <table:table-cell table:formula="of:=RANK([.Z6];[.$W6:.$AA6];)" office:value-type="float" office:value="1" calcext:value-type="float">
            <text:p>1</text:p>
          </table:table-cell>
          <table:table-cell table:formula="of:=RANK([.AA6];[.$W6:.$AA6];)" office:value-type="float" office:value="4" calcext:value-type="float">
            <text:p>4</text:p>
          </table:table-cell>
          <table:table-cell/>
          <table:table-cell table:style-name="ce1087"/>
          <table:table-cell table:style-name="ce1087" office:value-type="string" calcext:value-type="string">
            <text:p>LogisticRegression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bbq</text:p>
          </table:table-cell>
          <table:table-cell table:formula="of:=COUNTIF(([.D20]~ [.D47]~ [.D74]~ [.D101]~ [.D128]~ [.D155]~ [.D182]~ [.D209]~ [.D236]~ [.D263]);1)" office:value-type="float" office:value="0" calcext:value-type="float">
            <text:p>0</text:p>
          </table:table-cell>
          <table:table-cell table:formula="of:=COUNTIF(([.D20]~[.D47]~[.D74]~[.D101]~[.D128]~[.D155]~[.D182]~[.D209]~[.D236]~[.D263]);2)" office:value-type="float" office:value="3" calcext:value-type="float">
            <text:p>3</text:p>
          </table:table-cell>
          <table:table-cell table:formula="of:=COUNTIF(([.D20]~[.D47]~[.D74]~[.D101]~[.D128]~[.D155]~[.D182]~[.D209]~[.D236]~[.D263]);3)" office:value-type="float" office:value="1" calcext:value-type="float">
            <text:p>1</text:p>
          </table:table-cell>
          <table:table-cell table:formula="of:=COUNTIF(([.D20]~[.D47]~[.D74]~[.D101]~[.D128]~[.D155]~[.D182]~[.D209]~[.D236]~[.D263]);4)" office:value-type="float" office:value="5" calcext:value-type="float">
            <text:p>5</text:p>
          </table:table-cell>
          <table:table-cell table:formula="of:=COUNTIF(([.D20]~[.D47]~[.D74]~[.D101]~[.D128]~[.D155]~[.D182]~[.D209]~[.D236]~[.D263]);5)" office:value-type="float" office:value="1" calcext:value-type="float">
            <text:p>1</text:p>
          </table:table-cell>
          <table:table-cell table:formula="of:=COUNTIF(([.I20]~ [.I47]~ [.I74]~ [.I101]~ [.I128]~ [.I155]~ [.I182]~ [.I209]~ [.I236]~ [.I263]);1)" office:value-type="float" office:value="3" calcext:value-type="float">
            <text:p>3</text:p>
          </table:table-cell>
          <table:table-cell table:formula="of:=COUNTIF(([.I20]~[.I47]~[.I74]~[.I101]~[.I128]~[.I155]~[.I182]~[.I209]~[.I236]~[.I263]);2)" office:value-type="float" office:value="4" calcext:value-type="float">
            <text:p>4</text:p>
          </table:table-cell>
          <table:table-cell table:formula="of:=COUNTIF(([.I20]~[.I47]~[.I74]~[.I101]~[.I128]~[.I155]~[.I182]~[.I209]~[.I236]~[.I263]);3)" office:value-type="float" office:value="1" calcext:value-type="float">
            <text:p>1</text:p>
          </table:table-cell>
          <table:table-cell table:formula="of:=COUNTIF(([.I20]~[.I47]~[.I74]~[.I101]~[.I128]~[.I155]~[.I182]~[.I209]~[.I236]~[.I263]);4)" office:value-type="float" office:value="2" calcext:value-type="float">
            <text:p>2</text:p>
          </table:table-cell>
          <table:table-cell table:formula="of:=COUNTIF(([.I20]~[.I47]~[.I74]~[.I101]~[.I128]~[.I155]~[.I182]~[.I209]~[.I236]~[.I263]);5)" office:value-type="float" office:value="0" calcext:value-type="float">
            <text:p>0</text:p>
          </table:table-cell>
          <table:table-cell table:formula="of:=COUNTIF(([.N20]~ [.N47]~ [.N74]~ [.N101]~ [.N128]~ [.N155]~ [.N182]~ [.N209]~ [.N236]~ [.N263]);1)" office:value-type="float" office:value="6" calcext:value-type="float">
            <text:p>6</text:p>
          </table:table-cell>
          <table:table-cell table:formula="of:=COUNTIF(([.N20]~[.N47]~[.N74]~[.N101]~[.N128]~[.N155]~[.N182]~[.N209]~[.N236]~[.N263]);2)" office:value-type="float" office:value="4" calcext:value-type="float">
            <text:p>4</text:p>
          </table:table-cell>
          <table:table-cell table:formula="of:=COUNTIF(([.N20]~[.N47]~[.N74]~[.N101]~[.N128]~[.N155]~[.N182]~[.N209]~[.N236]~[.N263]);3)" office:value-type="float" office:value="0" calcext:value-type="float">
            <text:p>0</text:p>
          </table:table-cell>
          <table:table-cell table:formula="of:=COUNTIF(([.N20]~[.N47]~[.N74]~[.N101]~[.N128]~[.N155]~[.N182]~[.N209]~[.N236]~[.N263]);4)" office:value-type="float" office:value="0" calcext:value-type="float">
            <text:p>0</text:p>
          </table:table-cell>
          <table:table-cell table:formula="of:=COUNTIF(([.N20]~[.N47]~[.N74]~[.N101]~[.N128]~[.N155]~[.N182]~[.N209]~[.N236]~[.N263]);5)" office:value-type="float" office:value="0" calcext:value-type="float">
            <text:p>0</text:p>
          </table:table-cell>
          <table:table-cell table:formula="of:=COUNTIF(([.S20]~ [.S47]~ [.S74]~ [.S101]~ [.S128]~ [.S155]~ [.S182]~ [.S209]~ [.S236]~ [.S263]);1)" office:value-type="float" office:value="3" calcext:value-type="float">
            <text:p>3</text:p>
          </table:table-cell>
          <table:table-cell table:formula="of:=COUNTIF(([.S20]~[.S47]~[.S74]~[.S101]~[.S128]~[.S155]~[.S182]~[.S209]~[.S236]~[.S263]);2)" office:value-type="float" office:value="0" calcext:value-type="float">
            <text:p>0</text:p>
          </table:table-cell>
          <table:table-cell table:formula="of:=COUNTIF(([.S20]~[.S47]~[.S74]~[.S101]~[.S128]~[.S155]~[.S182]~[.S209]~[.S236]~[.S263]);3)" office:value-type="float" office:value="0" calcext:value-type="float">
            <text:p>0</text:p>
          </table:table-cell>
          <table:table-cell table:formula="of:=COUNTIF(([.S20]~[.S47]~[.S74]~[.S101]~[.S128]~[.S155]~[.S182]~[.S209]~[.S236]~[.S263]);4)" office:value-type="float" office:value="7" calcext:value-type="float">
            <text:p>7</text:p>
          </table:table-cell>
          <table:table-cell table:formula="of:=COUNTIF(([.S20]~[.S47]~[.S74]~[.S101]~[.S128]~[.S155]~[.S182]~[.S209]~[.S236]~[.S263]);5)" office:value-type="float" office:value="0" calcext:value-type="float">
            <text:p>0</text:p>
          </table:table-cell>
          <table:table-cell table:formula="of:=COUNTIF(([.X20]~ [.X47]~ [.X74]~ [.X101]~ [.X128]~ [.X155]~ [.X182]~ [.X209]~ [.X236]~ [.X263]);1)" office:value-type="float" office:value="1" calcext:value-type="float">
            <text:p>1</text:p>
          </table:table-cell>
          <table:table-cell table:formula="of:=COUNTIF(([.X20]~[.X47]~[.X74]~[.X101]~[.X128]~[.X155]~[.X182]~[.X209]~[.X236]~[.X263]);2)" office:value-type="float" office:value="1" calcext:value-type="float">
            <text:p>1</text:p>
          </table:table-cell>
          <table:table-cell table:formula="of:=COUNTIF(([.X20]~[.X47]~[.X74]~[.X101]~[.X128]~[.X155]~[.X182]~[.X209]~[.X236]~[.X263]);3)" office:value-type="float" office:value="0" calcext:value-type="float">
            <text:p>0</text:p>
          </table:table-cell>
          <table:table-cell table:formula="of:=COUNTIF(([.X20]~[.X47]~[.X74]~[.X101]~[.X128]~[.X155]~[.X182]~[.X209]~[.X236]~[.X263]);4)" office:value-type="float" office:value="8" calcext:value-type="float">
            <text:p>8</text:p>
          </table:table-cell>
          <table:table-cell table:formula="of:=COUNTIF(([.X20]~[.X47]~[.X74]~[.X101]~[.X128]~[.X155]~[.X182]~[.X209]~[.X236]~[.X263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7];[.$C7:.$G7];)" office:value-type="float" office:value="2" calcext:value-type="float">
            <text:p>2</text:p>
          </table:table-cell>
          <table:table-cell table:formula="of:=RANK([.D7];[.$C7:.$G7];)" office:value-type="float" office:value="4" calcext:value-type="float">
            <text:p>4</text:p>
          </table:table-cell>
          <table:table-cell table:formula="of:=RANK([.E7];[.$C7:.$G7];)" office:value-type="float" office:value="5" calcext:value-type="float">
            <text:p>5</text:p>
          </table:table-cell>
          <table:table-cell table:formula="of:=RANK([.F7];[.$C7:.$G7];)" office:value-type="float" office:value="1" calcext:value-type="float">
            <text:p>1</text:p>
          </table:table-cell>
          <table:table-cell table:formula="of:=RANK([.G7];[.$C7:.$G7];)" office:value-type="float" office:value="3" calcext:value-type="float">
            <text:p>3</text:p>
          </table:table-cell>
          <table:table-cell table:formula="of:=RANK([.H7];[.$H7:.$L7];)" office:value-type="float" office:value="4" calcext:value-type="float">
            <text:p>4</text:p>
          </table:table-cell>
          <table:table-cell table:formula="of:=RANK([.I7];[.$H7:.$L7];)" office:value-type="float" office:value="2" calcext:value-type="float">
            <text:p>2</text:p>
          </table:table-cell>
          <table:table-cell table:formula="of:=RANK([.J7];[.$H7:.$L7];)" office:value-type="float" office:value="3" calcext:value-type="float">
            <text:p>3</text:p>
          </table:table-cell>
          <table:table-cell table:formula="of:=RANK([.K7];[.$H7:.$L7];)" office:value-type="float" office:value="1" calcext:value-type="float">
            <text:p>1</text:p>
          </table:table-cell>
          <table:table-cell table:formula="of:=RANK([.L7];[.$H7:.$L7];)" office:value-type="float" office:value="5" calcext:value-type="float">
            <text:p>5</text:p>
          </table:table-cell>
          <table:table-cell table:formula="of:=RANK([.M7];[.$M7:.$Q7];)" office:value-type="float" office:value="4" calcext:value-type="float">
            <text:p>4</text:p>
          </table:table-cell>
          <table:table-cell table:formula="of:=RANK([.N7];[.$M7:.$Q7];)" office:value-type="float" office:value="2" calcext:value-type="float">
            <text:p>2</text:p>
          </table:table-cell>
          <table:table-cell table:formula="of:=RANK([.O7];[.$M7:.$Q7];)" office:value-type="float" office:value="1" calcext:value-type="float">
            <text:p>1</text:p>
          </table:table-cell>
          <table:table-cell table:formula="of:=RANK([.P7];[.$M7:.$Q7];)" office:value-type="float" office:value="3" calcext:value-type="float">
            <text:p>3</text:p>
          </table:table-cell>
          <table:table-cell table:formula="of:=RANK([.Q7];[.$M7:.$Q7];)" office:value-type="float" office:value="5" calcext:value-type="float">
            <text:p>5</text:p>
          </table:table-cell>
          <table:table-cell table:formula="of:=RANK([.R7];[.$R7:.$V7];)" office:value-type="float" office:value="2" calcext:value-type="float">
            <text:p>2</text:p>
          </table:table-cell>
          <table:table-cell table:formula="of:=RANK([.S7];[.$R7:.$V7];)" office:value-type="float" office:value="4" calcext:value-type="float">
            <text:p>4</text:p>
          </table:table-cell>
          <table:table-cell table:formula="of:=RANK([.T7];[.$R7:.$V7];)" office:value-type="float" office:value="5" calcext:value-type="float">
            <text:p>5</text:p>
          </table:table-cell>
          <table:table-cell table:formula="of:=RANK([.U7];[.$R7:.$V7];)" office:value-type="float" office:value="1" calcext:value-type="float">
            <text:p>1</text:p>
          </table:table-cell>
          <table:table-cell table:formula="of:=RANK([.V7];[.$R7:.$V7];)" office:value-type="float" office:value="3" calcext:value-type="float">
            <text:p>3</text:p>
          </table:table-cell>
          <table:table-cell table:formula="of:=RANK([.W7];[.$W7:.$AA7];)" office:value-type="float" office:value="2" calcext:value-type="float">
            <text:p>2</text:p>
          </table:table-cell>
          <table:table-cell table:formula="of:=RANK([.X7];[.$W7:.$AA7];)" office:value-type="float" office:value="4" calcext:value-type="float">
            <text:p>4</text:p>
          </table:table-cell>
          <table:table-cell table:formula="of:=RANK([.Y7];[.$W7:.$AA7];)" office:value-type="float" office:value="5" calcext:value-type="float">
            <text:p>5</text:p>
          </table:table-cell>
          <table:table-cell table:formula="of:=RANK([.Z7];[.$W7:.$AA7];)" office:value-type="float" office:value="3" calcext:value-type="float">
            <text:p>3</text:p>
          </table:table-cell>
          <table:table-cell table:formula="of:=RANK([.AA7];[.$W7:.$AA7];)" office:value-type="float" office:value="1" calcext:value-type="float">
            <text:p>1</text:p>
          </table:table-cell>
          <table:table-cell/>
          <table:table-cell table:style-name="ce1088"/>
          <table:table-cell table:style-name="ce1087" office:value-type="string" calcext:value-type="string">
            <text:p>LogisticRegression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his</text:p>
          </table:table-cell>
          <table:table-cell table:formula="of:=COUNTIF(([.E20]~ [.E47]~ [.E74]~ [.E101]~ [.E128]~ [.E155]~ [.E182]~ [.E209]~ [.E236]~ [.E263]);1)" office:value-type="float" office:value="0" calcext:value-type="float">
            <text:p>0</text:p>
          </table:table-cell>
          <table:table-cell table:formula="of:=COUNTIF(([.E20]~[.E47]~[.E74]~[.E101]~[.E128]~[.E155]~[.E182]~[.E209]~[.E236]~[.E263]);2)" office:value-type="float" office:value="0" calcext:value-type="float">
            <text:p>0</text:p>
          </table:table-cell>
          <table:table-cell table:formula="of:=COUNTIF(([.E20]~[.E47]~[.E74]~[.E101]~[.E128]~[.E155]~[.E182]~[.E209]~[.E236]~[.E263]);3)" office:value-type="float" office:value="0" calcext:value-type="float">
            <text:p>0</text:p>
          </table:table-cell>
          <table:table-cell table:formula="of:=COUNTIF(([.E20]~[.E47]~[.E74]~[.E101]~[.E128]~[.E155]~[.E182]~[.E209]~[.E236]~[.E263]);4)" office:value-type="float" office:value="2" calcext:value-type="float">
            <text:p>2</text:p>
          </table:table-cell>
          <table:table-cell table:formula="of:=COUNTIF(([.E20]~[.E47]~[.E74]~[.E101]~[.E128]~[.E155]~[.E182]~[.E209]~[.E236]~[.E263]);5)" office:value-type="float" office:value="8" calcext:value-type="float">
            <text:p>8</text:p>
          </table:table-cell>
          <table:table-cell table:formula="of:=COUNTIF(([.J20]~ [.J47]~ [.J74]~ [.J101]~ [.J128]~ [.J155]~ [.J182]~ [.J209]~ [.J236]~ [.J263]);1)" office:value-type="float" office:value="2" calcext:value-type="float">
            <text:p>2</text:p>
          </table:table-cell>
          <table:table-cell table:formula="of:=COUNTIF(([.J20]~[.J47]~[.J74]~[.J101]~[.J128]~[.J155]~[.J182]~[.J209]~[.J236]~[.J263]);2)" office:value-type="float" office:value="2" calcext:value-type="float">
            <text:p>2</text:p>
          </table:table-cell>
          <table:table-cell table:formula="of:=COUNTIF(([.J20]~[.J47]~[.J74]~[.J101]~[.J128]~[.J155]~[.J182]~[.J209]~[.J236]~[.J263]);3)" office:value-type="float" office:value="4" calcext:value-type="float">
            <text:p>4</text:p>
          </table:table-cell>
          <table:table-cell table:formula="of:=COUNTIF(([.J20]~[.J47]~[.J74]~[.J101]~[.J128]~[.J155]~[.J182]~[.J209]~[.J236]~[.J263]);4)" office:value-type="float" office:value="2" calcext:value-type="float">
            <text:p>2</text:p>
          </table:table-cell>
          <table:table-cell table:formula="of:=COUNTIF(([.J20]~[.J47]~[.J74]~[.J101]~[.J128]~[.J155]~[.J182]~[.J209]~[.J236]~[.J263]);5)" office:value-type="float" office:value="0" calcext:value-type="float">
            <text:p>0</text:p>
          </table:table-cell>
          <table:table-cell table:formula="of:=COUNTIF(([.O20]~ [.O47]~ [.O74]~ [.O101]~ [.O128]~ [.O155]~ [.O182]~ [.O209]~ [.O236]~ [.O263]);1)" office:value-type="float" office:value="4" calcext:value-type="float">
            <text:p>4</text:p>
          </table:table-cell>
          <table:table-cell table:formula="of:=COUNTIF(([.O20]~[.O47]~[.O74]~[.O101]~[.O128]~[.O155]~[.O182]~[.O209]~[.O236]~[.O263]);2)" office:value-type="float" office:value="5" calcext:value-type="float">
            <text:p>5</text:p>
          </table:table-cell>
          <table:table-cell table:formula="of:=COUNTIF(([.O20]~[.O47]~[.O74]~[.O101]~[.O128]~[.O155]~[.O182]~[.O209]~[.O236]~[.O263]);3)" office:value-type="float" office:value="1" calcext:value-type="float">
            <text:p>1</text:p>
          </table:table-cell>
          <table:table-cell table:formula="of:=COUNTIF(([.O20]~[.O47]~[.O74]~[.O101]~[.O128]~[.O155]~[.O182]~[.O209]~[.O236]~[.O263]);4)" office:value-type="float" office:value="0" calcext:value-type="float">
            <text:p>0</text:p>
          </table:table-cell>
          <table:table-cell table:formula="of:=COUNTIF(([.O20]~[.O47]~[.O74]~[.O101]~[.O128]~[.O155]~[.O182]~[.O209]~[.O236]~[.O263]);5)" office:value-type="float" office:value="0" calcext:value-type="float">
            <text:p>0</text:p>
          </table:table-cell>
          <table:table-cell table:formula="of:=COUNTIF(([.T20]~ [.T47]~ [.T74]~ [.T101]~ [.T128]~ [.T155]~ [.T182]~ [.T209]~ [.T236]~ [.T263]);1)" office:value-type="float" office:value="0" calcext:value-type="float">
            <text:p>0</text:p>
          </table:table-cell>
          <table:table-cell table:formula="of:=COUNTIF(([.T20]~[.T47]~[.T74]~[.T101]~[.T128]~[.T155]~[.T182]~[.T209]~[.T236]~[.T263]);2)" office:value-type="float" office:value="0" calcext:value-type="float">
            <text:p>0</text:p>
          </table:table-cell>
          <table:table-cell table:formula="of:=COUNTIF(([.T20]~[.T47]~[.T74]~[.T101]~[.T128]~[.T155]~[.T182]~[.T209]~[.T236]~[.T263]);3)" office:value-type="float" office:value="0" calcext:value-type="float">
            <text:p>0</text:p>
          </table:table-cell>
          <table:table-cell table:formula="of:=COUNTIF(([.T20]~[.T47]~[.T74]~[.T101]~[.T128]~[.T155]~[.T182]~[.T209]~[.T236]~[.T263]);4)" office:value-type="float" office:value="0" calcext:value-type="float">
            <text:p>0</text:p>
          </table:table-cell>
          <table:table-cell table:formula="of:=COUNTIF(([.T20]~[.T47]~[.T74]~[.T101]~[.T128]~[.T155]~[.T182]~[.T209]~[.T236]~[.T263]);5)" office:value-type="float" office:value="10" calcext:value-type="float">
            <text:p>10</text:p>
          </table:table-cell>
          <table:table-cell table:formula="of:=COUNTIF(([.Y20]~ [.Y47]~ [.Y74]~ [.Y101]~ [.Y128]~ [.Y155]~ [.Y182]~ [.Y209]~ [.Y236]~ [.Y263]);1)" office:value-type="float" office:value="0" calcext:value-type="float">
            <text:p>0</text:p>
          </table:table-cell>
          <table:table-cell table:formula="of:=COUNTIF(([.Y20]~[.Y47]~[.Y74]~[.Y101]~[.Y128]~[.Y155]~[.Y182]~[.Y209]~[.Y236]~[.Y263]);2)" office:value-type="float" office:value="0" calcext:value-type="float">
            <text:p>0</text:p>
          </table:table-cell>
          <table:table-cell table:formula="of:=COUNTIF(([.Y20]~[.Y47]~[.Y74]~[.Y101]~[.Y128]~[.Y155]~[.Y182]~[.Y209]~[.Y236]~[.Y263]);3)" office:value-type="float" office:value="0" calcext:value-type="float">
            <text:p>0</text:p>
          </table:table-cell>
          <table:table-cell table:formula="of:=COUNTIF(([.Y20]~[.Y47]~[.Y74]~[.Y101]~[.Y128]~[.Y155]~[.Y182]~[.Y209]~[.Y236]~[.Y263]);4)" office:value-type="float" office:value="0" calcext:value-type="float">
            <text:p>0</text:p>
          </table:table-cell>
          <table:table-cell table:formula="of:=COUNTIF(([.Y20]~[.Y47]~[.Y74]~[.Y101]~[.Y128]~[.Y155]~[.Y182]~[.Y209]~[.Y236]~[.Y263]);5)" office:value-type="float" office:value="10" calcext:value-type="float">
            <text:p>1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8];[.$C8:.$G8];)" office:value-type="float" office:value="3" calcext:value-type="float">
            <text:p>3</text:p>
          </table:table-cell>
          <table:table-cell table:formula="of:=RANK([.D8];[.$C8:.$G8];)" office:value-type="float" office:value="5" calcext:value-type="float">
            <text:p>5</text:p>
          </table:table-cell>
          <table:table-cell table:formula="of:=RANK([.E8];[.$C8:.$G8];)" office:value-type="float" office:value="4" calcext:value-type="float">
            <text:p>4</text:p>
          </table:table-cell>
          <table:table-cell table:formula="of:=RANK([.F8];[.$C8:.$G8];)" office:value-type="float" office:value="1" calcext:value-type="float">
            <text:p>1</text:p>
          </table:table-cell>
          <table:table-cell table:formula="of:=RANK([.G8];[.$C8:.$G8];)" office:value-type="float" office:value="2" calcext:value-type="float">
            <text:p>2</text:p>
          </table:table-cell>
          <table:table-cell table:formula="of:=RANK([.H8];[.$H8:.$L8];)" office:value-type="float" office:value="2" calcext:value-type="float">
            <text:p>2</text:p>
          </table:table-cell>
          <table:table-cell table:formula="of:=RANK([.I8];[.$H8:.$L8];)" office:value-type="float" office:value="5" calcext:value-type="float">
            <text:p>5</text:p>
          </table:table-cell>
          <table:table-cell table:formula="of:=RANK([.J8];[.$H8:.$L8];)" office:value-type="float" office:value="4" calcext:value-type="float">
            <text:p>4</text:p>
          </table:table-cell>
          <table:table-cell table:formula="of:=RANK([.K8];[.$H8:.$L8];)" office:value-type="float" office:value="1" calcext:value-type="float">
            <text:p>1</text:p>
          </table:table-cell>
          <table:table-cell table:formula="of:=RANK([.L8];[.$H8:.$L8];)" office:value-type="float" office:value="3" calcext:value-type="float">
            <text:p>3</text:p>
          </table:table-cell>
          <table:table-cell table:formula="of:=RANK([.M8];[.$M8:.$Q8];)" office:value-type="float" office:value="2" calcext:value-type="float">
            <text:p>2</text:p>
          </table:table-cell>
          <table:table-cell table:formula="of:=RANK([.N8];[.$M8:.$Q8];)" office:value-type="float" office:value="4" calcext:value-type="float">
            <text:p>4</text:p>
          </table:table-cell>
          <table:table-cell table:formula="of:=RANK([.O8];[.$M8:.$Q8];)" office:value-type="float" office:value="5" calcext:value-type="float">
            <text:p>5</text:p>
          </table:table-cell>
          <table:table-cell table:formula="of:=RANK([.P8];[.$M8:.$Q8];)" office:value-type="float" office:value="1" calcext:value-type="float">
            <text:p>1</text:p>
          </table:table-cell>
          <table:table-cell table:formula="of:=RANK([.Q8];[.$M8:.$Q8];)" office:value-type="float" office:value="3" calcext:value-type="float">
            <text:p>3</text:p>
          </table:table-cell>
          <table:table-cell table:formula="of:=RANK([.R8];[.$R8:.$V8];)" office:value-type="float" office:value="2" calcext:value-type="float">
            <text:p>2</text:p>
          </table:table-cell>
          <table:table-cell table:formula="of:=RANK([.S8];[.$R8:.$V8];)" office:value-type="float" office:value="4" calcext:value-type="float">
            <text:p>4</text:p>
          </table:table-cell>
          <table:table-cell table:formula="of:=RANK([.T8];[.$R8:.$V8];)" office:value-type="float" office:value="5" calcext:value-type="float">
            <text:p>5</text:p>
          </table:table-cell>
          <table:table-cell table:formula="of:=RANK([.U8];[.$R8:.$V8];)" office:value-type="float" office:value="1" calcext:value-type="float">
            <text:p>1</text:p>
          </table:table-cell>
          <table:table-cell table:formula="of:=RANK([.V8];[.$R8:.$V8];)" office:value-type="float" office:value="3" calcext:value-type="float">
            <text:p>3</text:p>
          </table:table-cell>
          <table:table-cell table:formula="of:=RANK([.W8];[.$W8:.$AA8];)" office:value-type="float" office:value="5" calcext:value-type="float">
            <text:p>5</text:p>
          </table:table-cell>
          <table:table-cell table:formula="of:=RANK([.X8];[.$W8:.$AA8];)" office:value-type="float" office:value="2" calcext:value-type="float">
            <text:p>2</text:p>
          </table:table-cell>
          <table:table-cell table:formula="of:=RANK([.Y8];[.$W8:.$AA8];)" office:value-type="float" office:value="1" calcext:value-type="float">
            <text:p>1</text:p>
          </table:table-cell>
          <table:table-cell table:formula="of:=RANK([.Z8];[.$W8:.$AA8];)" office:value-type="float" office:value="3" calcext:value-type="float">
            <text:p>3</text:p>
          </table:table-cell>
          <table:table-cell table:formula="of:=RANK([.AA8];[.$W8:.$AA8];)" office:value-type="float" office:value="4" calcext:value-type="float">
            <text:p>4</text:p>
          </table:table-cell>
          <table:table-cell/>
          <table:table-cell table:style-name="ce1088"/>
          <table:table-cell table:style-name="ce1087" office:value-type="string" calcext:value-type="string">
            <text:p>LogisticRegression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iso</text:p>
          </table:table-cell>
          <table:table-cell table:formula="of:=COUNTIF(([.F20]~ [.F47]~ [.F74]~ [.F101]~ [.F128]~ [.F155]~ [.F182]~ [.F209]~ [.F236]~ [.F263]);1)" office:value-type="float" office:value="10" calcext:value-type="float">
            <text:p>10</text:p>
          </table:table-cell>
          <table:table-cell table:formula="of:=COUNTIF(([.F20]~[.F47]~[.F74]~[.F101]~[.F128]~[.F155]~[.F182]~[.F209]~[.F236]~[.F263]);2)" office:value-type="float" office:value="0" calcext:value-type="float">
            <text:p>0</text:p>
          </table:table-cell>
          <table:table-cell table:formula="of:=COUNTIF(([.F20]~[.F47]~[.F74]~[.F101]~[.F128]~[.F155]~[.F182]~[.F209]~[.F236]~[.F263]);3)" office:value-type="float" office:value="0" calcext:value-type="float">
            <text:p>0</text:p>
          </table:table-cell>
          <table:table-cell table:formula="of:=COUNTIF(([.F20]~[.F47]~[.F74]~[.F101]~[.F128]~[.F155]~[.F182]~[.F209]~[.F236]~[.F263]);4)" office:value-type="float" office:value="0" calcext:value-type="float">
            <text:p>0</text:p>
          </table:table-cell>
          <table:table-cell table:formula="of:=COUNTIF(([.F20]~[.F47]~[.F74]~[.F101]~[.F128]~[.F155]~[.F182]~[.F209]~[.F236]~[.F263]);5)" office:value-type="float" office:value="0" calcext:value-type="float">
            <text:p>0</text:p>
          </table:table-cell>
          <table:table-cell table:formula="of:=COUNTIF(([.K20]~ [.K47]~ [.K74]~ [.K101]~ [.K128]~ [.K155]~ [.K182]~ [.K209]~ [.K236]~ [.K263]);1)" office:value-type="float" office:value="5" calcext:value-type="float">
            <text:p>5</text:p>
          </table:table-cell>
          <table:table-cell table:formula="of:=COUNTIF(([.K20]~[.K47]~[.K74]~[.K101]~[.K128]~[.K155]~[.K182]~[.K209]~[.K236]~[.K263]);2)" office:value-type="float" office:value="2" calcext:value-type="float">
            <text:p>2</text:p>
          </table:table-cell>
          <table:table-cell table:formula="of:=COUNTIF(([.K20]~[.K47]~[.K74]~[.K101]~[.K128]~[.K155]~[.K182]~[.K209]~[.K236]~[.K263]);3)" office:value-type="float" office:value="3" calcext:value-type="float">
            <text:p>3</text:p>
          </table:table-cell>
          <table:table-cell table:formula="of:=COUNTIF(([.K20]~[.K47]~[.K74]~[.K101]~[.K128]~[.K155]~[.K182]~[.K209]~[.K236]~[.K263]);4)" office:value-type="float" office:value="0" calcext:value-type="float">
            <text:p>0</text:p>
          </table:table-cell>
          <table:table-cell table:formula="of:=COUNTIF(([.K20]~[.K47]~[.K74]~[.K101]~[.K128]~[.K155]~[.K182]~[.K209]~[.K236]~[.K263]);5)" office:value-type="float" office:value="0" calcext:value-type="float">
            <text:p>0</text:p>
          </table:table-cell>
          <table:table-cell table:formula="of:=COUNTIF(([.P20]~ [.P47]~ [.P74]~ [.P101]~ [.P128]~ [.P155]~ [.P182]~ [.P209]~ [.P236]~ [.P263]);1)" office:value-type="float" office:value="1" calcext:value-type="float">
            <text:p>1</text:p>
          </table:table-cell>
          <table:table-cell table:formula="of:=COUNTIF(([.P20]~[.P47]~[.P74]~[.P101]~[.P128]~[.P155]~[.P182]~[.P209]~[.P236]~[.P263]);2)" office:value-type="float" office:value="0" calcext:value-type="float">
            <text:p>0</text:p>
          </table:table-cell>
          <table:table-cell table:formula="of:=COUNTIF(([.P20]~[.P47]~[.P74]~[.P101]~[.P128]~[.P155]~[.P182]~[.P209]~[.P236]~[.P263]);3)" office:value-type="float" office:value="5" calcext:value-type="float">
            <text:p>5</text:p>
          </table:table-cell>
          <table:table-cell table:formula="of:=COUNTIF(([.P20]~[.P47]~[.P74]~[.P101]~[.P128]~[.P155]~[.P182]~[.P209]~[.P236]~[.P263]);4)" office:value-type="float" office:value="1" calcext:value-type="float">
            <text:p>1</text:p>
          </table:table-cell>
          <table:table-cell table:formula="of:=COUNTIF(([.P20]~[.P47]~[.P74]~[.P101]~[.P128]~[.P155]~[.P182]~[.P209]~[.P236]~[.P263]);5)" office:value-type="float" office:value="3" calcext:value-type="float">
            <text:p>3</text:p>
          </table:table-cell>
          <table:table-cell table:formula="of:=COUNTIF(([.U20]~ [.U47]~ [.U74]~ [.U101]~ [.U128]~ [.U155]~ [.U182]~ [.U209]~ [.U236]~ [.U263]);1)" office:value-type="float" office:value="4" calcext:value-type="float">
            <text:p>4</text:p>
          </table:table-cell>
          <table:table-cell table:formula="of:=COUNTIF(([.U20]~[.U47]~[.U74]~[.U101]~[.U128]~[.U155]~[.U182]~[.U209]~[.U236]~[.U263]);2)" office:value-type="float" office:value="4" calcext:value-type="float">
            <text:p>4</text:p>
          </table:table-cell>
          <table:table-cell table:formula="of:=COUNTIF(([.U20]~[.U47]~[.U74]~[.U101]~[.U128]~[.U155]~[.U182]~[.U209]~[.U236]~[.U263]);3)" office:value-type="float" office:value="1" calcext:value-type="float">
            <text:p>1</text:p>
          </table:table-cell>
          <table:table-cell table:formula="of:=COUNTIF(([.U20]~[.U47]~[.U74]~[.U101]~[.U128]~[.U155]~[.U182]~[.U209]~[.U236]~[.U263]);4)" office:value-type="float" office:value="1" calcext:value-type="float">
            <text:p>1</text:p>
          </table:table-cell>
          <table:table-cell table:formula="of:=COUNTIF(([.U20]~[.U47]~[.U74]~[.U101]~[.U128]~[.U155]~[.U182]~[.U209]~[.U236]~[.U263]);5)" office:value-type="float" office:value="0" calcext:value-type="float">
            <text:p>0</text:p>
          </table:table-cell>
          <table:table-cell table:formula="of:=COUNTIF(([.Z20]~ [.Z47]~ [.Z74]~ [.Z101]~ [.Z128]~ [.Z155]~ [.Z182]~ [.Z209]~ [.Z236]~ [.Z263]);1)" office:value-type="float" office:value="2" calcext:value-type="float">
            <text:p>2</text:p>
          </table:table-cell>
          <table:table-cell table:formula="of:=COUNTIF(([.Z20]~[.Z47]~[.Z74]~[.Z101]~[.Z128]~[.Z155]~[.Z182]~[.Z209]~[.Z236]~[.Z263]);2)" office:value-type="float" office:value="1" calcext:value-type="float">
            <text:p>1</text:p>
          </table:table-cell>
          <table:table-cell table:formula="of:=COUNTIF(([.Z20]~[.Z47]~[.Z74]~[.Z101]~[.Z128]~[.Z155]~[.Z182]~[.Z209]~[.Z236]~[.Z263]);3)" office:value-type="float" office:value="7" calcext:value-type="float">
            <text:p>7</text:p>
          </table:table-cell>
          <table:table-cell table:formula="of:=COUNTIF(([.Z20]~[.Z47]~[.Z74]~[.Z101]~[.Z128]~[.Z155]~[.Z182]~[.Z209]~[.Z236]~[.Z263]);4)" office:value-type="float" office:value="0" calcext:value-type="float">
            <text:p>0</text:p>
          </table:table-cell>
          <table:table-cell table:formula="of:=COUNTIF(([.Z20]~[.Z47]~[.Z74]~[.Z101]~[.Z128]~[.Z155]~[.Z182]~[.Z209]~[.Z236]~[.Z263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9];[.$C9:.$G9];)" office:value-type="float" office:value="2" calcext:value-type="float">
            <text:p>2</text:p>
          </table:table-cell>
          <table:table-cell table:formula="of:=RANK([.D9];[.$C9:.$G9];)" office:value-type="float" office:value="4" calcext:value-type="float">
            <text:p>4</text:p>
          </table:table-cell>
          <table:table-cell table:formula="of:=RANK([.E9];[.$C9:.$G9];)" office:value-type="float" office:value="5" calcext:value-type="float">
            <text:p>5</text:p>
          </table:table-cell>
          <table:table-cell table:formula="of:=RANK([.F9];[.$C9:.$G9];)" office:value-type="float" office:value="1" calcext:value-type="float">
            <text:p>1</text:p>
          </table:table-cell>
          <table:table-cell table:formula="of:=RANK([.G9];[.$C9:.$G9];)" office:value-type="float" office:value="2" calcext:value-type="float">
            <text:p>2</text:p>
          </table:table-cell>
          <table:table-cell table:formula="of:=RANK([.H9];[.$H9:.$L9];)" office:value-type="float" office:value="1" calcext:value-type="float">
            <text:p>1</text:p>
          </table:table-cell>
          <table:table-cell table:formula="of:=RANK([.I9];[.$H9:.$L9];)" office:value-type="float" office:value="4" calcext:value-type="float">
            <text:p>4</text:p>
          </table:table-cell>
          <table:table-cell table:formula="of:=RANK([.J9];[.$H9:.$L9];)" office:value-type="float" office:value="5" calcext:value-type="float">
            <text:p>5</text:p>
          </table:table-cell>
          <table:table-cell table:formula="of:=RANK([.K9];[.$H9:.$L9];)" office:value-type="float" office:value="3" calcext:value-type="float">
            <text:p>3</text:p>
          </table:table-cell>
          <table:table-cell table:formula="of:=RANK([.L9];[.$H9:.$L9];)" office:value-type="float" office:value="1" calcext:value-type="float">
            <text:p>1</text:p>
          </table:table-cell>
          <table:table-cell table:formula="of:=RANK([.M9];[.$M9:.$Q9];)" office:value-type="float" office:value="1" calcext:value-type="float">
            <text:p>1</text:p>
          </table:table-cell>
          <table:table-cell table:formula="of:=RANK([.N9];[.$M9:.$Q9];)" office:value-type="float" office:value="4" calcext:value-type="float">
            <text:p>4</text:p>
          </table:table-cell>
          <table:table-cell table:formula="of:=RANK([.O9];[.$M9:.$Q9];)" office:value-type="float" office:value="5" calcext:value-type="float">
            <text:p>5</text:p>
          </table:table-cell>
          <table:table-cell table:formula="of:=RANK([.P9];[.$M9:.$Q9];)" office:value-type="float" office:value="3" calcext:value-type="float">
            <text:p>3</text:p>
          </table:table-cell>
          <table:table-cell table:formula="of:=RANK([.Q9];[.$M9:.$Q9];)" office:value-type="float" office:value="1" calcext:value-type="float">
            <text:p>1</text:p>
          </table:table-cell>
          <table:table-cell table:formula="of:=RANK([.R9];[.$R9:.$V9];)" office:value-type="float" office:value="1" calcext:value-type="float">
            <text:p>1</text:p>
          </table:table-cell>
          <table:table-cell table:formula="of:=RANK([.S9];[.$R9:.$V9];)" office:value-type="float" office:value="4" calcext:value-type="float">
            <text:p>4</text:p>
          </table:table-cell>
          <table:table-cell table:formula="of:=RANK([.T9];[.$R9:.$V9];)" office:value-type="float" office:value="5" calcext:value-type="float">
            <text:p>5</text:p>
          </table:table-cell>
          <table:table-cell table:formula="of:=RANK([.U9];[.$R9:.$V9];)" office:value-type="float" office:value="3" calcext:value-type="float">
            <text:p>3</text:p>
          </table:table-cell>
          <table:table-cell table:formula="of:=RANK([.V9];[.$R9:.$V9];)" office:value-type="float" office:value="2" calcext:value-type="float">
            <text:p>2</text:p>
          </table:table-cell>
          <table:table-cell table:formula="of:=RANK([.W9];[.$W9:.$AA9];)" office:value-type="float" office:value="3" calcext:value-type="float">
            <text:p>3</text:p>
          </table:table-cell>
          <table:table-cell table:formula="of:=RANK([.X9];[.$W9:.$AA9];)" office:value-type="float" office:value="5" calcext:value-type="float">
            <text:p>5</text:p>
          </table:table-cell>
          <table:table-cell table:formula="of:=RANK([.Y9];[.$W9:.$AA9];)" office:value-type="float" office:value="1" calcext:value-type="float">
            <text:p>1</text:p>
          </table:table-cell>
          <table:table-cell table:formula="of:=RANK([.Z9];[.$W9:.$AA9];)" office:value-type="float" office:value="4" calcext:value-type="float">
            <text:p>4</text:p>
          </table:table-cell>
          <table:table-cell table:formula="of:=RANK([.AA9];[.$W9:.$AA9];)" office:value-type="float" office:value="2" calcext:value-type="float">
            <text:p>2</text:p>
          </table:table-cell>
          <table:table-cell/>
          <table:table-cell table:style-name="ce1088"/>
          <table:table-cell table:style-name="ce1087" office:value-type="string" calcext:value-type="string">
            <text:p>LogisticRegression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pla</text:p>
          </table:table-cell>
          <table:table-cell table:formula="of:=COUNTIF(([.G20]~ [.G47]~ [.G74]~ [.G101]~ [.G128]~ [.G155]~ [.G182]~ [.G209]~ [.G236]~ [.G263]);1)" office:value-type="float" office:value="0" calcext:value-type="float">
            <text:p>0</text:p>
          </table:table-cell>
          <table:table-cell table:formula="of:=COUNTIF(([.G20]~[.G47]~[.G74]~[.G101]~[.G128]~[.G155]~[.G182]~[.G209]~[.G236]~[.G263]);2)" office:value-type="float" office:value="1" calcext:value-type="float">
            <text:p>1</text:p>
          </table:table-cell>
          <table:table-cell table:formula="of:=COUNTIF(([.G20]~[.G47]~[.G74]~[.G101]~[.G128]~[.G155]~[.G182]~[.G209]~[.G236]~[.G263]);3)" office:value-type="float" office:value="6" calcext:value-type="float">
            <text:p>6</text:p>
          </table:table-cell>
          <table:table-cell table:formula="of:=COUNTIF(([.G20]~[.G47]~[.G74]~[.G101]~[.G128]~[.G155]~[.G182]~[.G209]~[.G236]~[.G263]);4)" office:value-type="float" office:value="2" calcext:value-type="float">
            <text:p>2</text:p>
          </table:table-cell>
          <table:table-cell table:formula="of:=COUNTIF(([.G20]~[.G47]~[.G74]~[.G101]~[.G128]~[.G155]~[.G182]~[.G209]~[.G236]~[.G263]);5)" office:value-type="float" office:value="1" calcext:value-type="float">
            <text:p>1</text:p>
          </table:table-cell>
          <table:table-cell table:formula="of:=COUNTIF(([.L20]~ [.L47]~ [.L74]~ [.L101]~ [.L128]~ [.L155]~ [.L182]~ [.L209]~ [.L236]~ [.L263]);1)" office:value-type="float" office:value="0" calcext:value-type="float">
            <text:p>0</text:p>
          </table:table-cell>
          <table:table-cell table:formula="of:=COUNTIF(([.L20]~[.L47]~[.L74]~[.L101]~[.L128]~[.L155]~[.L182]~[.L209]~[.L236]~[.L263]);2)" office:value-type="float" office:value="0" calcext:value-type="float">
            <text:p>0</text:p>
          </table:table-cell>
          <table:table-cell table:formula="of:=COUNTIF(([.L20]~[.L47]~[.L74]~[.L101]~[.L128]~[.L155]~[.L182]~[.L209]~[.L236]~[.L263]);3)" office:value-type="float" office:value="0" calcext:value-type="float">
            <text:p>0</text:p>
          </table:table-cell>
          <table:table-cell table:formula="of:=COUNTIF(([.L20]~[.L47]~[.L74]~[.L101]~[.L128]~[.L155]~[.L182]~[.L209]~[.L236]~[.L263]);4)" office:value-type="float" office:value="1" calcext:value-type="float">
            <text:p>1</text:p>
          </table:table-cell>
          <table:table-cell table:formula="of:=COUNTIF(([.L20]~[.L47]~[.L74]~[.L101]~[.L128]~[.L155]~[.L182]~[.L209]~[.L236]~[.L263]);5)" office:value-type="float" office:value="9" calcext:value-type="float">
            <text:p>9</text:p>
          </table:table-cell>
          <table:table-cell table:formula="of:=COUNTIF(([.Q20]~ [.Q47]~ [.Q74]~ [.Q101]~ [.Q128]~ [.Q155]~ [.Q182]~ [.Q209]~ [.Q236]~ [.Q263]);1)" office:value-type="float" office:value="0" calcext:value-type="float">
            <text:p>0</text:p>
          </table:table-cell>
          <table:table-cell table:formula="of:=COUNTIF(([.Q20]~[.Q47]~[.Q74]~[.Q101]~[.Q128]~[.Q155]~[.Q182]~[.Q209]~[.Q236]~[.Q263]);2)" office:value-type="float" office:value="0" calcext:value-type="float">
            <text:p>0</text:p>
          </table:table-cell>
          <table:table-cell table:formula="of:=COUNTIF(([.Q20]~[.Q47]~[.Q74]~[.Q101]~[.Q128]~[.Q155]~[.Q182]~[.Q209]~[.Q236]~[.Q263]);3)" office:value-type="float" office:value="3" calcext:value-type="float">
            <text:p>3</text:p>
          </table:table-cell>
          <table:table-cell table:formula="of:=COUNTIF(([.Q20]~[.Q47]~[.Q74]~[.Q101]~[.Q128]~[.Q155]~[.Q182]~[.Q209]~[.Q236]~[.Q263]);4)" office:value-type="float" office:value="1" calcext:value-type="float">
            <text:p>1</text:p>
          </table:table-cell>
          <table:table-cell table:formula="of:=COUNTIF(([.Q20]~[.Q47]~[.Q74]~[.Q101]~[.Q128]~[.Q155]~[.Q182]~[.Q209]~[.Q236]~[.Q263]);5)" office:value-type="float" office:value="6" calcext:value-type="float">
            <text:p>6</text:p>
          </table:table-cell>
          <table:table-cell table:formula="of:=COUNTIF(([.V20]~ [.V47]~ [.V74]~ [.V101]~ [.V128]~ [.V155]~ [.V182]~ [.V209]~ [.V236]~ [.V263]);1)" office:value-type="float" office:value="2" calcext:value-type="float">
            <text:p>2</text:p>
          </table:table-cell>
          <table:table-cell table:formula="of:=COUNTIF(([.V20]~[.V47]~[.V74]~[.V101]~[.V128]~[.V155]~[.V182]~[.V209]~[.V236]~[.V263]);2)" office:value-type="float" office:value="2" calcext:value-type="float">
            <text:p>2</text:p>
          </table:table-cell>
          <table:table-cell table:formula="of:=COUNTIF(([.V20]~[.V47]~[.V74]~[.V101]~[.V128]~[.V155]~[.V182]~[.V209]~[.V236]~[.V263]);3)" office:value-type="float" office:value="4" calcext:value-type="float">
            <text:p>4</text:p>
          </table:table-cell>
          <table:table-cell table:formula="of:=COUNTIF(([.V20]~[.V47]~[.V74]~[.V101]~[.V128]~[.V155]~[.V182]~[.V209]~[.V236]~[.V263]);4)" office:value-type="float" office:value="2" calcext:value-type="float">
            <text:p>2</text:p>
          </table:table-cell>
          <table:table-cell table:formula="of:=COUNTIF(([.V20]~[.V47]~[.V74]~[.V101]~[.V128]~[.V155]~[.V182]~[.V209]~[.V236]~[.V263]);5)" office:value-type="float" office:value="0" calcext:value-type="float">
            <text:p>0</text:p>
          </table:table-cell>
          <table:table-cell table:formula="of:=COUNTIF(([.AA20]~ [.AA47]~ [.AA74]~ [.AA101]~ [.AA128]~ [.AA155]~ [.AA182]~ [.AA209]~ [.AA236]~ [.AA263]);1)" office:value-type="float" office:value="3" calcext:value-type="float">
            <text:p>3</text:p>
          </table:table-cell>
          <table:table-cell table:formula="of:=COUNTIF(([.AA20]~[.AA47]~[.AA74]~[.AA101]~[.AA128]~[.AA155]~[.AA182]~[.AA209]~[.AA236]~[.AA263]);2)" office:value-type="float" office:value="5" calcext:value-type="float">
            <text:p>5</text:p>
          </table:table-cell>
          <table:table-cell table:formula="of:=COUNTIF(([.AA20]~[.AA47]~[.AA74]~[.AA101]~[.AA128]~[.AA155]~[.AA182]~[.AA209]~[.AA236]~[.AA263]);3)" office:value-type="float" office:value="1" calcext:value-type="float">
            <text:p>1</text:p>
          </table:table-cell>
          <table:table-cell table:formula="of:=COUNTIF(([.AA20]~[.AA47]~[.AA74]~[.AA101]~[.AA128]~[.AA155]~[.AA182]~[.AA209]~[.AA236]~[.AA263]);4)" office:value-type="float" office:value="1" calcext:value-type="float">
            <text:p>1</text:p>
          </table:table-cell>
          <table:table-cell table:formula="of:=COUNTIF(([.AA20]~[.AA47]~[.AA74]~[.AA101]~[.AA128]~[.AA155]~[.AA182]~[.AA209]~[.AA236]~[.AA263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10];[.$C10:.$G10];)" office:value-type="float" office:value="2" calcext:value-type="float">
            <text:p>2</text:p>
          </table:table-cell>
          <table:table-cell table:formula="of:=RANK([.D10];[.$C10:.$G10];)" office:value-type="float" office:value="4" calcext:value-type="float">
            <text:p>4</text:p>
          </table:table-cell>
          <table:table-cell table:formula="of:=RANK([.E10];[.$C10:.$G10];)" office:value-type="float" office:value="5" calcext:value-type="float">
            <text:p>5</text:p>
          </table:table-cell>
          <table:table-cell table:formula="of:=RANK([.F10];[.$C10:.$G10];)" office:value-type="float" office:value="1" calcext:value-type="float">
            <text:p>1</text:p>
          </table:table-cell>
          <table:table-cell table:formula="of:=RANK([.G10];[.$C10:.$G10];)" office:value-type="float" office:value="3" calcext:value-type="float">
            <text:p>3</text:p>
          </table:table-cell>
          <table:table-cell table:formula="of:=RANK([.H10];[.$H10:.$L10];)" office:value-type="float" office:value="1" calcext:value-type="float">
            <text:p>1</text:p>
          </table:table-cell>
          <table:table-cell table:formula="of:=RANK([.I10];[.$H10:.$L10];)" office:value-type="float" office:value="5" calcext:value-type="float">
            <text:p>5</text:p>
          </table:table-cell>
          <table:table-cell table:formula="of:=RANK([.J10];[.$H10:.$L10];)" office:value-type="float" office:value="4" calcext:value-type="float">
            <text:p>4</text:p>
          </table:table-cell>
          <table:table-cell table:formula="of:=RANK([.K10];[.$H10:.$L10];)" office:value-type="float" office:value="2" calcext:value-type="float">
            <text:p>2</text:p>
          </table:table-cell>
          <table:table-cell table:formula="of:=RANK([.L10];[.$H10:.$L10];)" office:value-type="float" office:value="3" calcext:value-type="float">
            <text:p>3</text:p>
          </table:table-cell>
          <table:table-cell table:formula="of:=RANK([.M10];[.$M10:.$Q10];)" office:value-type="float" office:value="2" calcext:value-type="float">
            <text:p>2</text:p>
          </table:table-cell>
          <table:table-cell table:formula="of:=RANK([.N10];[.$M10:.$Q10];)" office:value-type="float" office:value="4" calcext:value-type="float">
            <text:p>4</text:p>
          </table:table-cell>
          <table:table-cell table:formula="of:=RANK([.O10];[.$M10:.$Q10];)" office:value-type="float" office:value="5" calcext:value-type="float">
            <text:p>5</text:p>
          </table:table-cell>
          <table:table-cell table:formula="of:=RANK([.P10];[.$M10:.$Q10];)" office:value-type="float" office:value="1" calcext:value-type="float">
            <text:p>1</text:p>
          </table:table-cell>
          <table:table-cell table:formula="of:=RANK([.Q10];[.$M10:.$Q10];)" office:value-type="float" office:value="3" calcext:value-type="float">
            <text:p>3</text:p>
          </table:table-cell>
          <table:table-cell table:formula="of:=RANK([.R10];[.$R10:.$V10];)" office:value-type="float" office:value="1" calcext:value-type="float">
            <text:p>1</text:p>
          </table:table-cell>
          <table:table-cell table:formula="of:=RANK([.S10];[.$R10:.$V10];)" office:value-type="float" office:value="4" calcext:value-type="float">
            <text:p>4</text:p>
          </table:table-cell>
          <table:table-cell table:formula="of:=RANK([.T10];[.$R10:.$V10];)" office:value-type="float" office:value="5" calcext:value-type="float">
            <text:p>5</text:p>
          </table:table-cell>
          <table:table-cell table:formula="of:=RANK([.U10];[.$R10:.$V10];)" office:value-type="float" office:value="2" calcext:value-type="float">
            <text:p>2</text:p>
          </table:table-cell>
          <table:table-cell table:formula="of:=RANK([.V10];[.$R10:.$V10];)" office:value-type="float" office:value="3" calcext:value-type="float">
            <text:p>3</text:p>
          </table:table-cell>
          <table:table-cell table:formula="of:=RANK([.W10];[.$W10:.$AA10];)" office:value-type="float" office:value="5" calcext:value-type="float">
            <text:p>5</text:p>
          </table:table-cell>
          <table:table-cell table:formula="of:=RANK([.X10];[.$W10:.$AA10];)" office:value-type="float" office:value="1" calcext:value-type="float">
            <text:p>1</text:p>
          </table:table-cell>
          <table:table-cell table:formula="of:=RANK([.Y10];[.$W10:.$AA10];)" office:value-type="float" office:value="2" calcext:value-type="float">
            <text:p>2</text:p>
          </table:table-cell>
          <table:table-cell table:formula="of:=RANK([.Z10];[.$W10:.$AA10];)" office:value-type="float" office:value="3" calcext:value-type="float">
            <text:p>3</text:p>
          </table:table-cell>
          <table:table-cell table:formula="of:=RANK([.AA10];[.$W10:.$AA10];)" office:value-type="float" office:value="4" calcext:value-type="float">
            <text:p>4</text:p>
          </table:table-cell>
          <table:table-cell/>
          <table:table-cell table:style-name="ce1087"/>
          <table:table-cell table:style-name="ce1087" office:value-type="string" calcext:value-type="string">
            <text:p>RandomForestClassifier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base</text:p>
          </table:table-cell>
          <table:table-cell table:formula="of:=COUNTIF(([.C21]~ [.C48]~ [.C75]~ [.C102]~ [.C129]~ [.C156]~ [.C183]~ [.C210]~ [.C237]~ [.C264]);1)" office:value-type="float" office:value="1" calcext:value-type="float">
            <text:p>1</text:p>
          </table:table-cell>
          <table:table-cell table:formula="of:=COUNTIF(([.C21]~[.C48]~[.C75]~[.C102]~[.C129]~[.C156]~[.C183]~[.C210]~[.C237]~[.C264]);2)" office:value-type="float" office:value="1" calcext:value-type="float">
            <text:p>1</text:p>
          </table:table-cell>
          <table:table-cell table:formula="of:=COUNTIF(([.C21]~[.C48]~[.C75]~[.C102]~[.C129]~[.C156]~[.C183]~[.C210]~[.C237]~[.C264]);3)" office:value-type="float" office:value="5" calcext:value-type="float">
            <text:p>5</text:p>
          </table:table-cell>
          <table:table-cell table:formula="of:=COUNTIF(([.C21]~[.C48]~[.C75]~[.C102]~[.C129]~[.C156]~[.C183]~[.C210]~[.C237]~[.C264]);4)" office:value-type="float" office:value="2" calcext:value-type="float">
            <text:p>2</text:p>
          </table:table-cell>
          <table:table-cell table:formula="of:=COUNTIF(([.C21]~[.C48]~[.C75]~[.C102]~[.C129]~[.C156]~[.C183]~[.C210]~[.C237]~[.C264]);5)" office:value-type="float" office:value="1" calcext:value-type="float">
            <text:p>1</text:p>
          </table:table-cell>
          <table:table-cell table:formula="of:=COUNTIF(([.H21]~ [.H48]~ [.H75]~ [.H102]~ [.H129]~ [.H156]~ [.H183]~ [.H210]~ [.H237]~ [.H264]);1)" office:value-type="float" office:value="3" calcext:value-type="float">
            <text:p>3</text:p>
          </table:table-cell>
          <table:table-cell table:formula="of:=COUNTIF(([.H21]~[.H48]~[.H75]~[.H102]~[.H129]~[.H156]~[.H183]~[.H210]~[.H237]~[.H264]);2)" office:value-type="float" office:value="6" calcext:value-type="float">
            <text:p>6</text:p>
          </table:table-cell>
          <table:table-cell table:formula="of:=COUNTIF(([.H21]~[.H48]~[.H75]~[.H102]~[.H129]~[.H156]~[.H183]~[.H210]~[.H237]~[.H264]);3)" office:value-type="float" office:value="1" calcext:value-type="float">
            <text:p>1</text:p>
          </table:table-cell>
          <table:table-cell table:formula="of:=COUNTIF(([.H21]~[.H48]~[.H75]~[.H102]~[.H129]~[.H156]~[.H183]~[.H210]~[.H237]~[.H264]);4)" office:value-type="float" office:value="0" calcext:value-type="float">
            <text:p>0</text:p>
          </table:table-cell>
          <table:table-cell table:formula="of:=COUNTIF(([.H21]~[.H48]~[.H75]~[.H102]~[.H129]~[.H156]~[.H183]~[.H210]~[.H237]~[.H264]);5)" office:value-type="float" office:value="0" calcext:value-type="float">
            <text:p>0</text:p>
          </table:table-cell>
          <table:table-cell table:formula="of:=COUNTIF(([.M21]~ [.M48]~ [.M75]~ [.M102]~ [.M129]~ [.M156]~ [.M183]~ [.M210]~ [.M237]~ [.M264]);1)" office:value-type="float" office:value="3" calcext:value-type="float">
            <text:p>3</text:p>
          </table:table-cell>
          <table:table-cell table:formula="of:=COUNTIF(([.M21]~[.M48]~[.M75]~[.M102]~[.M129]~[.M156]~[.M183]~[.M210]~[.M237]~[.M264]);2)" office:value-type="float" office:value="3" calcext:value-type="float">
            <text:p>3</text:p>
          </table:table-cell>
          <table:table-cell table:formula="of:=COUNTIF(([.M21]~[.M48]~[.M75]~[.M102]~[.M129]~[.M156]~[.M183]~[.M210]~[.M237]~[.M264]);3)" office:value-type="float" office:value="4" calcext:value-type="float">
            <text:p>4</text:p>
          </table:table-cell>
          <table:table-cell table:formula="of:=COUNTIF(([.M21]~[.M48]~[.M75]~[.M102]~[.M129]~[.M156]~[.M183]~[.M210]~[.M237]~[.M264]);4)" office:value-type="float" office:value="0" calcext:value-type="float">
            <text:p>0</text:p>
          </table:table-cell>
          <table:table-cell table:formula="of:=COUNTIF(([.M21]~[.M48]~[.M75]~[.M102]~[.M129]~[.M156]~[.M183]~[.M210]~[.M237]~[.M264]);5)" office:value-type="float" office:value="0" calcext:value-type="float">
            <text:p>0</text:p>
          </table:table-cell>
          <table:table-cell table:formula="of:=COUNTIF(([.R21]~ [.R48]~ [.R75]~ [.R102]~ [.R129]~ [.R156]~ [.R183]~ [.R210]~ [.R237]~ [.R264]);1)" office:value-type="float" office:value="2" calcext:value-type="float">
            <text:p>2</text:p>
          </table:table-cell>
          <table:table-cell table:formula="of:=COUNTIF(([.R21]~[.R48]~[.R75]~[.R102]~[.R129]~[.R156]~[.R183]~[.R210]~[.R237]~[.R264]);2)" office:value-type="float" office:value="8" calcext:value-type="float">
            <text:p>8</text:p>
          </table:table-cell>
          <table:table-cell table:formula="of:=COUNTIF(([.R21]~[.R48]~[.R75]~[.R102]~[.R129]~[.R156]~[.R183]~[.R210]~[.R237]~[.R264]);3)" office:value-type="float" office:value="0" calcext:value-type="float">
            <text:p>0</text:p>
          </table:table-cell>
          <table:table-cell table:formula="of:=COUNTIF(([.R21]~[.R48]~[.R75]~[.R102]~[.R129]~[.R156]~[.R183]~[.R210]~[.R237]~[.R264]);4)" office:value-type="float" office:value="0" calcext:value-type="float">
            <text:p>0</text:p>
          </table:table-cell>
          <table:table-cell table:formula="of:=COUNTIF(([.R21]~[.R48]~[.R75]~[.R102]~[.R129]~[.R156]~[.R183]~[.R210]~[.R237]~[.R264]);5)" office:value-type="float" office:value="0" calcext:value-type="float">
            <text:p>0</text:p>
          </table:table-cell>
          <table:table-cell table:formula="of:=COUNTIF(([.W21]~ [.W48]~ [.W75]~ [.W102]~ [.W129]~ [.W156]~ [.W183]~ [.W210]~ [.W237]~ [.W264]);1)" office:value-type="float" office:value="0" calcext:value-type="float">
            <text:p>0</text:p>
          </table:table-cell>
          <table:table-cell table:formula="of:=COUNTIF(([.W21]~[.W48]~[.W75]~[.W102]~[.W129]~[.W156]~[.W183]~[.W210]~[.W237]~[.W264]);2)" office:value-type="float" office:value="0" calcext:value-type="float">
            <text:p>0</text:p>
          </table:table-cell>
          <table:table-cell table:formula="of:=COUNTIF(([.W21]~[.W48]~[.W75]~[.W102]~[.W129]~[.W156]~[.W183]~[.W210]~[.W237]~[.W264]);3)" office:value-type="float" office:value="0" calcext:value-type="float">
            <text:p>0</text:p>
          </table:table-cell>
          <table:table-cell table:formula="of:=COUNTIF(([.W21]~[.W48]~[.W75]~[.W102]~[.W129]~[.W156]~[.W183]~[.W210]~[.W237]~[.W264]);4)" office:value-type="float" office:value="1" calcext:value-type="float">
            <text:p>1</text:p>
          </table:table-cell>
          <table:table-cell table:formula="of:=COUNTIF(([.W21]~[.W48]~[.W75]~[.W102]~[.W129]~[.W156]~[.W183]~[.W210]~[.W237]~[.W264]);5)" office:value-type="float" office:value="9" calcext:value-type="float">
            <text:p>9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1];[.$C11:.$G11];)" office:value-type="float" office:value="1" calcext:value-type="float">
            <text:p>1</text:p>
          </table:table-cell>
          <table:table-cell table:formula="of:=RANK([.D11];[.$C11:.$G11];)" office:value-type="float" office:value="4" calcext:value-type="float">
            <text:p>4</text:p>
          </table:table-cell>
          <table:table-cell table:formula="of:=RANK([.E11];[.$C11:.$G11];)" office:value-type="float" office:value="5" calcext:value-type="float">
            <text:p>5</text:p>
          </table:table-cell>
          <table:table-cell table:formula="of:=RANK([.F11];[.$C11:.$G11];)" office:value-type="float" office:value="3" calcext:value-type="float">
            <text:p>3</text:p>
          </table:table-cell>
          <table:table-cell table:formula="of:=RANK([.G11];[.$C11:.$G11];)" office:value-type="float" office:value="2" calcext:value-type="float">
            <text:p>2</text:p>
          </table:table-cell>
          <table:table-cell table:formula="of:=RANK([.H11];[.$H11:.$L11];)" office:value-type="float" office:value="2" calcext:value-type="float">
            <text:p>2</text:p>
          </table:table-cell>
          <table:table-cell table:formula="of:=RANK([.I11];[.$H11:.$L11];)" office:value-type="float" office:value="5" calcext:value-type="float">
            <text:p>5</text:p>
          </table:table-cell>
          <table:table-cell table:formula="of:=RANK([.J11];[.$H11:.$L11];)" office:value-type="float" office:value="4" calcext:value-type="float">
            <text:p>4</text:p>
          </table:table-cell>
          <table:table-cell table:formula="of:=RANK([.K11];[.$H11:.$L11];)" office:value-type="float" office:value="3" calcext:value-type="float">
            <text:p>3</text:p>
          </table:table-cell>
          <table:table-cell table:formula="of:=RANK([.L11];[.$H11:.$L11];)" office:value-type="float" office:value="1" calcext:value-type="float">
            <text:p>1</text:p>
          </table:table-cell>
          <table:table-cell table:formula="of:=RANK([.M11];[.$M11:.$Q11];)" office:value-type="float" office:value="3" calcext:value-type="float">
            <text:p>3</text:p>
          </table:table-cell>
          <table:table-cell table:formula="of:=RANK([.N11];[.$M11:.$Q11];)" office:value-type="float" office:value="4" calcext:value-type="float">
            <text:p>4</text:p>
          </table:table-cell>
          <table:table-cell table:formula="of:=RANK([.O11];[.$M11:.$Q11];)" office:value-type="float" office:value="5" calcext:value-type="float">
            <text:p>5</text:p>
          </table:table-cell>
          <table:table-cell table:formula="of:=RANK([.P11];[.$M11:.$Q11];)" office:value-type="float" office:value="1" calcext:value-type="float">
            <text:p>1</text:p>
          </table:table-cell>
          <table:table-cell table:formula="of:=RANK([.Q11];[.$M11:.$Q11];)" office:value-type="float" office:value="2" calcext:value-type="float">
            <text:p>2</text:p>
          </table:table-cell>
          <table:table-cell table:formula="of:=RANK([.R11];[.$R11:.$V11];)" office:value-type="float" office:value="3" calcext:value-type="float">
            <text:p>3</text:p>
          </table:table-cell>
          <table:table-cell table:formula="of:=RANK([.S11];[.$R11:.$V11];)" office:value-type="float" office:value="4" calcext:value-type="float">
            <text:p>4</text:p>
          </table:table-cell>
          <table:table-cell table:formula="of:=RANK([.T11];[.$R11:.$V11];)" office:value-type="float" office:value="5" calcext:value-type="float">
            <text:p>5</text:p>
          </table:table-cell>
          <table:table-cell table:formula="of:=RANK([.U11];[.$R11:.$V11];)" office:value-type="float" office:value="1" calcext:value-type="float">
            <text:p>1</text:p>
          </table:table-cell>
          <table:table-cell table:formula="of:=RANK([.V11];[.$R11:.$V11];)" office:value-type="float" office:value="2" calcext:value-type="float">
            <text:p>2</text:p>
          </table:table-cell>
          <table:table-cell table:formula="of:=RANK([.W11];[.$W11:.$AA11];)" office:value-type="float" office:value="4" calcext:value-type="float">
            <text:p>4</text:p>
          </table:table-cell>
          <table:table-cell table:formula="of:=RANK([.X11];[.$W11:.$AA11];)" office:value-type="float" office:value="2" calcext:value-type="float">
            <text:p>2</text:p>
          </table:table-cell>
          <table:table-cell table:formula="of:=RANK([.Y11];[.$W11:.$AA11];)" office:value-type="float" office:value="1" calcext:value-type="float">
            <text:p>1</text:p>
          </table:table-cell>
          <table:table-cell table:formula="of:=RANK([.Z11];[.$W11:.$AA11];)" office:value-type="float" office:value="5" calcext:value-type="float">
            <text:p>5</text:p>
          </table:table-cell>
          <table:table-cell table:formula="of:=RANK([.AA11];[.$W11:.$AA11];)" office:value-type="float" office:value="3" calcext:value-type="float">
            <text:p>3</text:p>
          </table:table-cell>
          <table:table-cell/>
          <table:table-cell table:style-name="ce1087"/>
          <table:table-cell table:style-name="ce1087" office:value-type="string" calcext:value-type="string">
            <text:p>RandomForestClassifier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bbq</text:p>
          </table:table-cell>
          <table:table-cell table:formula="of:=COUNTIF(([.D21]~ [.D48]~ [.D75]~ [.D102]~ [.D129]~ [.D156]~ [.D183]~ [.D210]~ [.D237]~ [.D264]);1)" office:value-type="float" office:value="0" calcext:value-type="float">
            <text:p>0</text:p>
          </table:table-cell>
          <table:table-cell table:formula="of:=COUNTIF(([.D21]~[.D48]~[.D75]~[.D102]~[.D129]~[.D156]~[.D183]~[.D210]~[.D237]~[.D264]);2)" office:value-type="float" office:value="0" calcext:value-type="float">
            <text:p>0</text:p>
          </table:table-cell>
          <table:table-cell table:formula="of:=COUNTIF(([.D21]~[.D48]~[.D75]~[.D102]~[.D129]~[.D156]~[.D183]~[.D210]~[.D237]~[.D264]);3)" office:value-type="float" office:value="1" calcext:value-type="float">
            <text:p>1</text:p>
          </table:table-cell>
          <table:table-cell table:formula="of:=COUNTIF(([.D21]~[.D48]~[.D75]~[.D102]~[.D129]~[.D156]~[.D183]~[.D210]~[.D237]~[.D264]);4)" office:value-type="float" office:value="4" calcext:value-type="float">
            <text:p>4</text:p>
          </table:table-cell>
          <table:table-cell table:formula="of:=COUNTIF(([.D21]~[.D48]~[.D75]~[.D102]~[.D129]~[.D156]~[.D183]~[.D210]~[.D237]~[.D264]);5)" office:value-type="float" office:value="5" calcext:value-type="float">
            <text:p>5</text:p>
          </table:table-cell>
          <table:table-cell table:formula="of:=COUNTIF(([.I21]~ [.I48]~ [.I75]~ [.I102]~ [.I129]~ [.I156]~ [.I183]~ [.I210]~ [.I237]~ [.I264]);1)" office:value-type="float" office:value="0" calcext:value-type="float">
            <text:p>0</text:p>
          </table:table-cell>
          <table:table-cell table:formula="of:=COUNTIF(([.I21]~[.I48]~[.I75]~[.I102]~[.I129]~[.I156]~[.I183]~[.I210]~[.I237]~[.I264]);2)" office:value-type="float" office:value="0" calcext:value-type="float">
            <text:p>0</text:p>
          </table:table-cell>
          <table:table-cell table:formula="of:=COUNTIF(([.I21]~[.I48]~[.I75]~[.I102]~[.I129]~[.I156]~[.I183]~[.I210]~[.I237]~[.I264]);3)" office:value-type="float" office:value="0" calcext:value-type="float">
            <text:p>0</text:p>
          </table:table-cell>
          <table:table-cell table:formula="of:=COUNTIF(([.I21]~[.I48]~[.I75]~[.I102]~[.I129]~[.I156]~[.I183]~[.I210]~[.I237]~[.I264]);4)" office:value-type="float" office:value="3" calcext:value-type="float">
            <text:p>3</text:p>
          </table:table-cell>
          <table:table-cell table:formula="of:=COUNTIF(([.I21]~[.I48]~[.I75]~[.I102]~[.I129]~[.I156]~[.I183]~[.I210]~[.I237]~[.I264]);5)" office:value-type="float" office:value="7" calcext:value-type="float">
            <text:p>7</text:p>
          </table:table-cell>
          <table:table-cell table:formula="of:=COUNTIF(([.N21]~ [.N48]~ [.N75]~ [.N102]~ [.N129]~ [.N156]~ [.N183]~ [.N210]~ [.N237]~ [.N264]);1)" office:value-type="float" office:value="0" calcext:value-type="float">
            <text:p>0</text:p>
          </table:table-cell>
          <table:table-cell table:formula="of:=COUNTIF(([.N21]~[.N48]~[.N75]~[.N102]~[.N129]~[.N156]~[.N183]~[.N210]~[.N237]~[.N264]);2)" office:value-type="float" office:value="1" calcext:value-type="float">
            <text:p>1</text:p>
          </table:table-cell>
          <table:table-cell table:formula="of:=COUNTIF(([.N21]~[.N48]~[.N75]~[.N102]~[.N129]~[.N156]~[.N183]~[.N210]~[.N237]~[.N264]);3)" office:value-type="float" office:value="2" calcext:value-type="float">
            <text:p>2</text:p>
          </table:table-cell>
          <table:table-cell table:formula="of:=COUNTIF(([.N21]~[.N48]~[.N75]~[.N102]~[.N129]~[.N156]~[.N183]~[.N210]~[.N237]~[.N264]);4)" office:value-type="float" office:value="7" calcext:value-type="float">
            <text:p>7</text:p>
          </table:table-cell>
          <table:table-cell table:formula="of:=COUNTIF(([.N21]~[.N48]~[.N75]~[.N102]~[.N129]~[.N156]~[.N183]~[.N210]~[.N237]~[.N264]);5)" office:value-type="float" office:value="0" calcext:value-type="float">
            <text:p>0</text:p>
          </table:table-cell>
          <table:table-cell table:formula="of:=COUNTIF(([.S21]~ [.S48]~ [.S75]~ [.S102]~ [.S129]~ [.S156]~ [.S183]~ [.S210]~ [.S237]~ [.S264]);1)" office:value-type="float" office:value="0" calcext:value-type="float">
            <text:p>0</text:p>
          </table:table-cell>
          <table:table-cell table:formula="of:=COUNTIF(([.S21]~[.S48]~[.S75]~[.S102]~[.S129]~[.S156]~[.S183]~[.S210]~[.S237]~[.S264]);2)" office:value-type="float" office:value="0" calcext:value-type="float">
            <text:p>0</text:p>
          </table:table-cell>
          <table:table-cell table:formula="of:=COUNTIF(([.S21]~[.S48]~[.S75]~[.S102]~[.S129]~[.S156]~[.S183]~[.S210]~[.S237]~[.S264]);3)" office:value-type="float" office:value="5" calcext:value-type="float">
            <text:p>5</text:p>
          </table:table-cell>
          <table:table-cell table:formula="of:=COUNTIF(([.S21]~[.S48]~[.S75]~[.S102]~[.S129]~[.S156]~[.S183]~[.S210]~[.S237]~[.S264]);4)" office:value-type="float" office:value="5" calcext:value-type="float">
            <text:p>5</text:p>
          </table:table-cell>
          <table:table-cell table:formula="of:=COUNTIF(([.S21]~[.S48]~[.S75]~[.S102]~[.S129]~[.S156]~[.S183]~[.S210]~[.S237]~[.S264]);5)" office:value-type="float" office:value="0" calcext:value-type="float">
            <text:p>0</text:p>
          </table:table-cell>
          <table:table-cell table:formula="of:=COUNTIF(([.X21]~ [.X48]~ [.X75]~ [.X102]~ [.X129]~ [.X156]~ [.X183]~ [.X210]~ [.X237]~ [.X264]);1)" office:value-type="float" office:value="4" calcext:value-type="float">
            <text:p>4</text:p>
          </table:table-cell>
          <table:table-cell table:formula="of:=COUNTIF(([.X21]~[.X48]~[.X75]~[.X102]~[.X129]~[.X156]~[.X183]~[.X210]~[.X237]~[.X264]);2)" office:value-type="float" office:value="1" calcext:value-type="float">
            <text:p>1</text:p>
          </table:table-cell>
          <table:table-cell table:formula="of:=COUNTIF(([.X21]~[.X48]~[.X75]~[.X102]~[.X129]~[.X156]~[.X183]~[.X210]~[.X237]~[.X264]);3)" office:value-type="float" office:value="4" calcext:value-type="float">
            <text:p>4</text:p>
          </table:table-cell>
          <table:table-cell table:formula="of:=COUNTIF(([.X21]~[.X48]~[.X75]~[.X102]~[.X129]~[.X156]~[.X183]~[.X210]~[.X237]~[.X264]);4)" office:value-type="float" office:value="1" calcext:value-type="float">
            <text:p>1</text:p>
          </table:table-cell>
          <table:table-cell table:formula="of:=COUNTIF(([.X21]~[.X48]~[.X75]~[.X102]~[.X129]~[.X156]~[.X183]~[.X210]~[.X237]~[.X264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12];[.$C12:.$G12];)" office:value-type="float" office:value="3" calcext:value-type="float">
            <text:p>3</text:p>
          </table:table-cell>
          <table:table-cell table:formula="of:=RANK([.D12];[.$C12:.$G12];)" office:value-type="float" office:value="4" calcext:value-type="float">
            <text:p>4</text:p>
          </table:table-cell>
          <table:table-cell table:formula="of:=RANK([.E12];[.$C12:.$G12];)" office:value-type="float" office:value="5" calcext:value-type="float">
            <text:p>5</text:p>
          </table:table-cell>
          <table:table-cell table:formula="of:=RANK([.F12];[.$C12:.$G12];)" office:value-type="float" office:value="1" calcext:value-type="float">
            <text:p>1</text:p>
          </table:table-cell>
          <table:table-cell table:formula="of:=RANK([.G12];[.$C12:.$G12];)" office:value-type="float" office:value="2" calcext:value-type="float">
            <text:p>2</text:p>
          </table:table-cell>
          <table:table-cell table:formula="of:=RANK([.H12];[.$H12:.$L12];)" office:value-type="float" office:value="2" calcext:value-type="float">
            <text:p>2</text:p>
          </table:table-cell>
          <table:table-cell table:formula="of:=RANK([.I12];[.$H12:.$L12];)" office:value-type="float" office:value="5" calcext:value-type="float">
            <text:p>5</text:p>
          </table:table-cell>
          <table:table-cell table:formula="of:=RANK([.J12];[.$H12:.$L12];)" office:value-type="float" office:value="4" calcext:value-type="float">
            <text:p>4</text:p>
          </table:table-cell>
          <table:table-cell table:formula="of:=RANK([.K12];[.$H12:.$L12];)" office:value-type="float" office:value="1" calcext:value-type="float">
            <text:p>1</text:p>
          </table:table-cell>
          <table:table-cell table:formula="of:=RANK([.L12];[.$H12:.$L12];)" office:value-type="float" office:value="3" calcext:value-type="float">
            <text:p>3</text:p>
          </table:table-cell>
          <table:table-cell table:formula="of:=RANK([.M12];[.$M12:.$Q12];)" office:value-type="float" office:value="2" calcext:value-type="float">
            <text:p>2</text:p>
          </table:table-cell>
          <table:table-cell table:formula="of:=RANK([.N12];[.$M12:.$Q12];)" office:value-type="float" office:value="4" calcext:value-type="float">
            <text:p>4</text:p>
          </table:table-cell>
          <table:table-cell table:formula="of:=RANK([.O12];[.$M12:.$Q12];)" office:value-type="float" office:value="5" calcext:value-type="float">
            <text:p>5</text:p>
          </table:table-cell>
          <table:table-cell table:formula="of:=RANK([.P12];[.$M12:.$Q12];)" office:value-type="float" office:value="1" calcext:value-type="float">
            <text:p>1</text:p>
          </table:table-cell>
          <table:table-cell table:formula="of:=RANK([.Q12];[.$M12:.$Q12];)" office:value-type="float" office:value="3" calcext:value-type="float">
            <text:p>3</text:p>
          </table:table-cell>
          <table:table-cell table:formula="of:=RANK([.R12];[.$R12:.$V12];)" office:value-type="float" office:value="1" calcext:value-type="float">
            <text:p>1</text:p>
          </table:table-cell>
          <table:table-cell table:formula="of:=RANK([.S12];[.$R12:.$V12];)" office:value-type="float" office:value="3" calcext:value-type="float">
            <text:p>3</text:p>
          </table:table-cell>
          <table:table-cell table:formula="of:=RANK([.T12];[.$R12:.$V12];)" office:value-type="float" office:value="5" calcext:value-type="float">
            <text:p>5</text:p>
          </table:table-cell>
          <table:table-cell table:formula="of:=RANK([.U12];[.$R12:.$V12];)" office:value-type="float" office:value="2" calcext:value-type="float">
            <text:p>2</text:p>
          </table:table-cell>
          <table:table-cell table:formula="of:=RANK([.V12];[.$R12:.$V12];)" office:value-type="float" office:value="4" calcext:value-type="float">
            <text:p>4</text:p>
          </table:table-cell>
          <table:table-cell table:formula="of:=RANK([.W12];[.$W12:.$AA12];)" office:value-type="float" office:value="2" calcext:value-type="float">
            <text:p>2</text:p>
          </table:table-cell>
          <table:table-cell table:formula="of:=RANK([.X12];[.$W12:.$AA12];)" office:value-type="float" office:value="3" calcext:value-type="float">
            <text:p>3</text:p>
          </table:table-cell>
          <table:table-cell table:formula="of:=RANK([.Y12];[.$W12:.$AA12];)" office:value-type="float" office:value="4" calcext:value-type="float">
            <text:p>4</text:p>
          </table:table-cell>
          <table:table-cell table:formula="of:=RANK([.Z12];[.$W12:.$AA12];)" office:value-type="float" office:value="1" calcext:value-type="float">
            <text:p>1</text:p>
          </table:table-cell>
          <table:table-cell table:formula="of:=RANK([.AA12];[.$W12:.$AA12];)" office:value-type="float" office:value="5" calcext:value-type="float">
            <text:p>5</text:p>
          </table:table-cell>
          <table:table-cell/>
          <table:table-cell table:style-name="ce1088"/>
          <table:table-cell table:style-name="ce1087" office:value-type="string" calcext:value-type="string">
            <text:p>RandomForestClassifier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his</text:p>
          </table:table-cell>
          <table:table-cell table:formula="of:=COUNTIF(([.E21]~ [.E48]~ [.E75]~ [.E102]~ [.E129]~ [.E156]~ [.E183]~ [.E210]~ [.E237]~ [.E264]);1)" office:value-type="float" office:value="0" calcext:value-type="float">
            <text:p>0</text:p>
          </table:table-cell>
          <table:table-cell table:formula="of:=COUNTIF(([.E21]~[.E48]~[.E75]~[.E102]~[.E129]~[.E156]~[.E183]~[.E210]~[.E237]~[.E264]);2)" office:value-type="float" office:value="1" calcext:value-type="float">
            <text:p>1</text:p>
          </table:table-cell>
          <table:table-cell table:formula="of:=COUNTIF(([.E21]~[.E48]~[.E75]~[.E102]~[.E129]~[.E156]~[.E183]~[.E210]~[.E237]~[.E264]);3)" office:value-type="float" office:value="2" calcext:value-type="float">
            <text:p>2</text:p>
          </table:table-cell>
          <table:table-cell table:formula="of:=COUNTIF(([.E21]~[.E48]~[.E75]~[.E102]~[.E129]~[.E156]~[.E183]~[.E210]~[.E237]~[.E264]);4)" office:value-type="float" office:value="3" calcext:value-type="float">
            <text:p>3</text:p>
          </table:table-cell>
          <table:table-cell table:formula="of:=COUNTIF(([.E21]~[.E48]~[.E75]~[.E102]~[.E129]~[.E156]~[.E183]~[.E210]~[.E237]~[.E264]);5)" office:value-type="float" office:value="4" calcext:value-type="float">
            <text:p>4</text:p>
          </table:table-cell>
          <table:table-cell table:formula="of:=COUNTIF(([.J21]~ [.J48]~ [.J75]~ [.J102]~ [.J129]~ [.J156]~ [.J183]~ [.J210]~ [.J237]~ [.J264]);1)" office:value-type="float" office:value="0" calcext:value-type="float">
            <text:p>0</text:p>
          </table:table-cell>
          <table:table-cell table:formula="of:=COUNTIF(([.J21]~[.J48]~[.J75]~[.J102]~[.J129]~[.J156]~[.J183]~[.J210]~[.J237]~[.J264]);2)" office:value-type="float" office:value="0" calcext:value-type="float">
            <text:p>0</text:p>
          </table:table-cell>
          <table:table-cell table:formula="of:=COUNTIF(([.J21]~[.J48]~[.J75]~[.J102]~[.J129]~[.J156]~[.J183]~[.J210]~[.J237]~[.J264]);3)" office:value-type="float" office:value="2" calcext:value-type="float">
            <text:p>2</text:p>
          </table:table-cell>
          <table:table-cell table:formula="of:=COUNTIF(([.J21]~[.J48]~[.J75]~[.J102]~[.J129]~[.J156]~[.J183]~[.J210]~[.J237]~[.J264]);4)" office:value-type="float" office:value="5" calcext:value-type="float">
            <text:p>5</text:p>
          </table:table-cell>
          <table:table-cell table:formula="of:=COUNTIF(([.J21]~[.J48]~[.J75]~[.J102]~[.J129]~[.J156]~[.J183]~[.J210]~[.J237]~[.J264]);5)" office:value-type="float" office:value="3" calcext:value-type="float">
            <text:p>3</text:p>
          </table:table-cell>
          <table:table-cell table:formula="of:=COUNTIF(([.O21]~ [.O48]~ [.O75]~ [.O102]~ [.O129]~ [.O156]~ [.O183]~ [.O210]~ [.O237]~ [.O264]);1)" office:value-type="float" office:value="0" calcext:value-type="float">
            <text:p>0</text:p>
          </table:table-cell>
          <table:table-cell table:formula="of:=COUNTIF(([.O21]~[.O48]~[.O75]~[.O102]~[.O129]~[.O156]~[.O183]~[.O210]~[.O237]~[.O264]);2)" office:value-type="float" office:value="0" calcext:value-type="float">
            <text:p>0</text:p>
          </table:table-cell>
          <table:table-cell table:formula="of:=COUNTIF(([.O21]~[.O48]~[.O75]~[.O102]~[.O129]~[.O156]~[.O183]~[.O210]~[.O237]~[.O264]);3)" office:value-type="float" office:value="0" calcext:value-type="float">
            <text:p>0</text:p>
          </table:table-cell>
          <table:table-cell table:formula="of:=COUNTIF(([.O21]~[.O48]~[.O75]~[.O102]~[.O129]~[.O156]~[.O183]~[.O210]~[.O237]~[.O264]);4)" office:value-type="float" office:value="0" calcext:value-type="float">
            <text:p>0</text:p>
          </table:table-cell>
          <table:table-cell table:formula="of:=COUNTIF(([.O21]~[.O48]~[.O75]~[.O102]~[.O129]~[.O156]~[.O183]~[.O210]~[.O237]~[.O264]);5)" office:value-type="float" office:value="10" calcext:value-type="float">
            <text:p>10</text:p>
          </table:table-cell>
          <table:table-cell table:formula="of:=COUNTIF(([.T21]~ [.T48]~ [.T75]~ [.T102]~ [.T129]~ [.T156]~ [.T183]~ [.T210]~ [.T237]~ [.T264]);1)" office:value-type="float" office:value="0" calcext:value-type="float">
            <text:p>0</text:p>
          </table:table-cell>
          <table:table-cell table:formula="of:=COUNTIF(([.T21]~[.T48]~[.T75]~[.T102]~[.T129]~[.T156]~[.T183]~[.T210]~[.T237]~[.T264]);2)" office:value-type="float" office:value="0" calcext:value-type="float">
            <text:p>0</text:p>
          </table:table-cell>
          <table:table-cell table:formula="of:=COUNTIF(([.T21]~[.T48]~[.T75]~[.T102]~[.T129]~[.T156]~[.T183]~[.T210]~[.T237]~[.T264]);3)" office:value-type="float" office:value="0" calcext:value-type="float">
            <text:p>0</text:p>
          </table:table-cell>
          <table:table-cell table:formula="of:=COUNTIF(([.T21]~[.T48]~[.T75]~[.T102]~[.T129]~[.T156]~[.T183]~[.T210]~[.T237]~[.T264]);4)" office:value-type="float" office:value="0" calcext:value-type="float">
            <text:p>0</text:p>
          </table:table-cell>
          <table:table-cell table:formula="of:=COUNTIF(([.T21]~[.T48]~[.T75]~[.T102]~[.T129]~[.T156]~[.T183]~[.T210]~[.T237]~[.T264]);5)" office:value-type="float" office:value="10" calcext:value-type="float">
            <text:p>10</text:p>
          </table:table-cell>
          <table:table-cell table:formula="of:=COUNTIF(([.Y21]~ [.Y48]~ [.Y75]~ [.Y102]~ [.Y129]~ [.Y156]~ [.Y183]~ [.Y210]~ [.Y237]~ [.Y264]);1)" office:value-type="float" office:value="5" calcext:value-type="float">
            <text:p>5</text:p>
          </table:table-cell>
          <table:table-cell table:formula="of:=COUNTIF(([.Y21]~[.Y48]~[.Y75]~[.Y102]~[.Y129]~[.Y156]~[.Y183]~[.Y210]~[.Y237]~[.Y264]);2)" office:value-type="float" office:value="1" calcext:value-type="float">
            <text:p>1</text:p>
          </table:table-cell>
          <table:table-cell table:formula="of:=COUNTIF(([.Y21]~[.Y48]~[.Y75]~[.Y102]~[.Y129]~[.Y156]~[.Y183]~[.Y210]~[.Y237]~[.Y264]);3)" office:value-type="float" office:value="4" calcext:value-type="float">
            <text:p>4</text:p>
          </table:table-cell>
          <table:table-cell table:formula="of:=COUNTIF(([.Y21]~[.Y48]~[.Y75]~[.Y102]~[.Y129]~[.Y156]~[.Y183]~[.Y210]~[.Y237]~[.Y264]);4)" office:value-type="float" office:value="0" calcext:value-type="float">
            <text:p>0</text:p>
          </table:table-cell>
          <table:table-cell table:formula="of:=COUNTIF(([.Y21]~[.Y48]~[.Y75]~[.Y102]~[.Y129]~[.Y156]~[.Y183]~[.Y210]~[.Y237]~[.Y264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3];[.$C13:.$G13];)" office:value-type="float" office:value="1" calcext:value-type="float">
            <text:p>1</text:p>
          </table:table-cell>
          <table:table-cell table:formula="of:=RANK([.D13];[.$C13:.$G13];)" office:value-type="float" office:value="4" calcext:value-type="float">
            <text:p>4</text:p>
          </table:table-cell>
          <table:table-cell table:formula="of:=RANK([.E13];[.$C13:.$G13];)" office:value-type="float" office:value="5" calcext:value-type="float">
            <text:p>5</text:p>
          </table:table-cell>
          <table:table-cell table:formula="of:=RANK([.F13];[.$C13:.$G13];)" office:value-type="float" office:value="2" calcext:value-type="float">
            <text:p>2</text:p>
          </table:table-cell>
          <table:table-cell table:formula="of:=RANK([.G13];[.$C13:.$G13];)" office:value-type="float" office:value="3" calcext:value-type="float">
            <text:p>3</text:p>
          </table:table-cell>
          <table:table-cell table:formula="of:=RANK([.H13];[.$H13:.$L13];)" office:value-type="float" office:value="3" calcext:value-type="float">
            <text:p>3</text:p>
          </table:table-cell>
          <table:table-cell table:formula="of:=RANK([.I13];[.$H13:.$L13];)" office:value-type="float" office:value="4" calcext:value-type="float">
            <text:p>4</text:p>
          </table:table-cell>
          <table:table-cell table:formula="of:=RANK([.J13];[.$H13:.$L13];)" office:value-type="float" office:value="5" calcext:value-type="float">
            <text:p>5</text:p>
          </table:table-cell>
          <table:table-cell table:formula="of:=RANK([.K13];[.$H13:.$L13];)" office:value-type="float" office:value="1" calcext:value-type="float">
            <text:p>1</text:p>
          </table:table-cell>
          <table:table-cell table:formula="of:=RANK([.L13];[.$H13:.$L13];)" office:value-type="float" office:value="2" calcext:value-type="float">
            <text:p>2</text:p>
          </table:table-cell>
          <table:table-cell table:formula="of:=RANK([.M13];[.$M13:.$Q13];)" office:value-type="float" office:value="3" calcext:value-type="float">
            <text:p>3</text:p>
          </table:table-cell>
          <table:table-cell table:formula="of:=RANK([.N13];[.$M13:.$Q13];)" office:value-type="float" office:value="4" calcext:value-type="float">
            <text:p>4</text:p>
          </table:table-cell>
          <table:table-cell table:formula="of:=RANK([.O13];[.$M13:.$Q13];)" office:value-type="float" office:value="5" calcext:value-type="float">
            <text:p>5</text:p>
          </table:table-cell>
          <table:table-cell table:formula="of:=RANK([.P13];[.$M13:.$Q13];)" office:value-type="float" office:value="1" calcext:value-type="float">
            <text:p>1</text:p>
          </table:table-cell>
          <table:table-cell table:formula="of:=RANK([.Q13];[.$M13:.$Q13];)" office:value-type="float" office:value="2" calcext:value-type="float">
            <text:p>2</text:p>
          </table:table-cell>
          <table:table-cell table:formula="of:=RANK([.R13];[.$R13:.$V13];)" office:value-type="float" office:value="2" calcext:value-type="float">
            <text:p>2</text:p>
          </table:table-cell>
          <table:table-cell table:formula="of:=RANK([.S13];[.$R13:.$V13];)" office:value-type="float" office:value="4" calcext:value-type="float">
            <text:p>4</text:p>
          </table:table-cell>
          <table:table-cell table:formula="of:=RANK([.T13];[.$R13:.$V13];)" office:value-type="float" office:value="5" calcext:value-type="float">
            <text:p>5</text:p>
          </table:table-cell>
          <table:table-cell table:formula="of:=RANK([.U13];[.$R13:.$V13];)" office:value-type="float" office:value="1" calcext:value-type="float">
            <text:p>1</text:p>
          </table:table-cell>
          <table:table-cell table:formula="of:=RANK([.V13];[.$R13:.$V13];)" office:value-type="float" office:value="3" calcext:value-type="float">
            <text:p>3</text:p>
          </table:table-cell>
          <table:table-cell table:formula="of:=RANK([.W13];[.$W13:.$AA13];)" office:value-type="float" office:value="2" calcext:value-type="float">
            <text:p>2</text:p>
          </table:table-cell>
          <table:table-cell table:formula="of:=RANK([.X13];[.$W13:.$AA13];)" office:value-type="float" office:value="3" calcext:value-type="float">
            <text:p>3</text:p>
          </table:table-cell>
          <table:table-cell table:formula="of:=RANK([.Y13];[.$W13:.$AA13];)" office:value-type="float" office:value="5" calcext:value-type="float">
            <text:p>5</text:p>
          </table:table-cell>
          <table:table-cell table:formula="of:=RANK([.Z13];[.$W13:.$AA13];)" office:value-type="float" office:value="1" calcext:value-type="float">
            <text:p>1</text:p>
          </table:table-cell>
          <table:table-cell table:formula="of:=RANK([.AA13];[.$W13:.$AA13];)" office:value-type="float" office:value="4" calcext:value-type="float">
            <text:p>4</text:p>
          </table:table-cell>
          <table:table-cell/>
          <table:table-cell table:style-name="ce1088"/>
          <table:table-cell table:style-name="ce1087" office:value-type="string" calcext:value-type="string">
            <text:p>RandomForestClassifier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iso</text:p>
          </table:table-cell>
          <table:table-cell table:formula="of:=COUNTIF(([.F21]~ [.F48]~ [.F75]~ [.F102]~ [.F129]~ [.F156]~ [.F183]~ [.F210]~ [.F237]~ [.F264]);1)" office:value-type="float" office:value="6" calcext:value-type="float">
            <text:p>6</text:p>
          </table:table-cell>
          <table:table-cell table:formula="of:=COUNTIF(([.F21]~[.F48]~[.F75]~[.F102]~[.F129]~[.F156]~[.F183]~[.F210]~[.F237]~[.F264]);2)" office:value-type="float" office:value="3" calcext:value-type="float">
            <text:p>3</text:p>
          </table:table-cell>
          <table:table-cell table:formula="of:=COUNTIF(([.F21]~[.F48]~[.F75]~[.F102]~[.F129]~[.F156]~[.F183]~[.F210]~[.F237]~[.F264]);3)" office:value-type="float" office:value="0" calcext:value-type="float">
            <text:p>0</text:p>
          </table:table-cell>
          <table:table-cell table:formula="of:=COUNTIF(([.F21]~[.F48]~[.F75]~[.F102]~[.F129]~[.F156]~[.F183]~[.F210]~[.F237]~[.F264]);4)" office:value-type="float" office:value="1" calcext:value-type="float">
            <text:p>1</text:p>
          </table:table-cell>
          <table:table-cell table:formula="of:=COUNTIF(([.F21]~[.F48]~[.F75]~[.F102]~[.F129]~[.F156]~[.F183]~[.F210]~[.F237]~[.F264]);5)" office:value-type="float" office:value="0" calcext:value-type="float">
            <text:p>0</text:p>
          </table:table-cell>
          <table:table-cell table:formula="of:=COUNTIF(([.K21]~ [.K48]~ [.K75]~ [.K102]~ [.K129]~ [.K156]~ [.K183]~ [.K210]~ [.K237]~ [.K264]);1)" office:value-type="float" office:value="7" calcext:value-type="float">
            <text:p>7</text:p>
          </table:table-cell>
          <table:table-cell table:formula="of:=COUNTIF(([.K21]~[.K48]~[.K75]~[.K102]~[.K129]~[.K156]~[.K183]~[.K210]~[.K237]~[.K264]);2)" office:value-type="float" office:value="3" calcext:value-type="float">
            <text:p>3</text:p>
          </table:table-cell>
          <table:table-cell table:formula="of:=COUNTIF(([.K21]~[.K48]~[.K75]~[.K102]~[.K129]~[.K156]~[.K183]~[.K210]~[.K237]~[.K264]);3)" office:value-type="float" office:value="0" calcext:value-type="float">
            <text:p>0</text:p>
          </table:table-cell>
          <table:table-cell table:formula="of:=COUNTIF(([.K21]~[.K48]~[.K75]~[.K102]~[.K129]~[.K156]~[.K183]~[.K210]~[.K237]~[.K264]);4)" office:value-type="float" office:value="0" calcext:value-type="float">
            <text:p>0</text:p>
          </table:table-cell>
          <table:table-cell table:formula="of:=COUNTIF(([.K21]~[.K48]~[.K75]~[.K102]~[.K129]~[.K156]~[.K183]~[.K210]~[.K237]~[.K264]);5)" office:value-type="float" office:value="0" calcext:value-type="float">
            <text:p>0</text:p>
          </table:table-cell>
          <table:table-cell table:formula="of:=COUNTIF(([.P21]~ [.P48]~ [.P75]~ [.P102]~ [.P129]~ [.P156]~ [.P183]~ [.P210]~ [.P237]~ [.P264]);1)" office:value-type="float" office:value="7" calcext:value-type="float">
            <text:p>7</text:p>
          </table:table-cell>
          <table:table-cell table:formula="of:=COUNTIF(([.P21]~[.P48]~[.P75]~[.P102]~[.P129]~[.P156]~[.P183]~[.P210]~[.P237]~[.P264]);2)" office:value-type="float" office:value="3" calcext:value-type="float">
            <text:p>3</text:p>
          </table:table-cell>
          <table:table-cell table:formula="of:=COUNTIF(([.P21]~[.P48]~[.P75]~[.P102]~[.P129]~[.P156]~[.P183]~[.P210]~[.P237]~[.P264]);3)" office:value-type="float" office:value="0" calcext:value-type="float">
            <text:p>0</text:p>
          </table:table-cell>
          <table:table-cell table:formula="of:=COUNTIF(([.P21]~[.P48]~[.P75]~[.P102]~[.P129]~[.P156]~[.P183]~[.P210]~[.P237]~[.P264]);4)" office:value-type="float" office:value="0" calcext:value-type="float">
            <text:p>0</text:p>
          </table:table-cell>
          <table:table-cell table:formula="of:=COUNTIF(([.P21]~[.P48]~[.P75]~[.P102]~[.P129]~[.P156]~[.P183]~[.P210]~[.P237]~[.P264]);5)" office:value-type="float" office:value="0" calcext:value-type="float">
            <text:p>0</text:p>
          </table:table-cell>
          <table:table-cell table:formula="of:=COUNTIF(([.U21]~ [.U48]~ [.U75]~ [.U102]~ [.U129]~ [.U156]~ [.U183]~ [.U210]~ [.U237]~ [.U264]);1)" office:value-type="float" office:value="8" calcext:value-type="float">
            <text:p>8</text:p>
          </table:table-cell>
          <table:table-cell table:formula="of:=COUNTIF(([.U21]~[.U48]~[.U75]~[.U102]~[.U129]~[.U156]~[.U183]~[.U210]~[.U237]~[.U264]);2)" office:value-type="float" office:value="2" calcext:value-type="float">
            <text:p>2</text:p>
          </table:table-cell>
          <table:table-cell table:formula="of:=COUNTIF(([.U21]~[.U48]~[.U75]~[.U102]~[.U129]~[.U156]~[.U183]~[.U210]~[.U237]~[.U264]);3)" office:value-type="float" office:value="0" calcext:value-type="float">
            <text:p>0</text:p>
          </table:table-cell>
          <table:table-cell table:formula="of:=COUNTIF(([.U21]~[.U48]~[.U75]~[.U102]~[.U129]~[.U156]~[.U183]~[.U210]~[.U237]~[.U264]);4)" office:value-type="float" office:value="0" calcext:value-type="float">
            <text:p>0</text:p>
          </table:table-cell>
          <table:table-cell table:formula="of:=COUNTIF(([.U21]~[.U48]~[.U75]~[.U102]~[.U129]~[.U156]~[.U183]~[.U210]~[.U237]~[.U264]);5)" office:value-type="float" office:value="0" calcext:value-type="float">
            <text:p>0</text:p>
          </table:table-cell>
          <table:table-cell table:formula="of:=COUNTIF(([.Z21]~ [.Z48]~ [.Z75]~ [.Z102]~ [.Z129]~ [.Z156]~ [.Z183]~ [.Z210]~ [.Z237]~ [.Z264]);1)" office:value-type="float" office:value="1" calcext:value-type="float">
            <text:p>1</text:p>
          </table:table-cell>
          <table:table-cell table:formula="of:=COUNTIF(([.Z21]~[.Z48]~[.Z75]~[.Z102]~[.Z129]~[.Z156]~[.Z183]~[.Z210]~[.Z237]~[.Z264]);2)" office:value-type="float" office:value="6" calcext:value-type="float">
            <text:p>6</text:p>
          </table:table-cell>
          <table:table-cell table:formula="of:=COUNTIF(([.Z21]~[.Z48]~[.Z75]~[.Z102]~[.Z129]~[.Z156]~[.Z183]~[.Z210]~[.Z237]~[.Z264]);3)" office:value-type="float" office:value="2" calcext:value-type="float">
            <text:p>2</text:p>
          </table:table-cell>
          <table:table-cell table:formula="of:=COUNTIF(([.Z21]~[.Z48]~[.Z75]~[.Z102]~[.Z129]~[.Z156]~[.Z183]~[.Z210]~[.Z237]~[.Z264]);4)" office:value-type="float" office:value="1" calcext:value-type="float">
            <text:p>1</text:p>
          </table:table-cell>
          <table:table-cell table:formula="of:=COUNTIF(([.Z21]~[.Z48]~[.Z75]~[.Z102]~[.Z129]~[.Z156]~[.Z183]~[.Z210]~[.Z237]~[.Z264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number-columns-repeated="28"/>
          <table:table-cell table:style-name="ce1088"/>
          <table:table-cell table:style-name="ce1087" office:value-type="string" calcext:value-type="string">
            <text:p>RandomForestClassifier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pla</text:p>
          </table:table-cell>
          <table:table-cell table:formula="of:=COUNTIF(([.G21]~ [.G48]~ [.G75]~ [.G102]~ [.G129]~ [.G156]~ [.G183]~ [.G210]~ [.G237]~ [.G264]);1)" office:value-type="float" office:value="3" calcext:value-type="float">
            <text:p>3</text:p>
          </table:table-cell>
          <table:table-cell table:formula="of:=COUNTIF(([.G21]~[.G48]~[.G75]~[.G102]~[.G129]~[.G156]~[.G183]~[.G210]~[.G237]~[.G264]);2)" office:value-type="float" office:value="5" calcext:value-type="float">
            <text:p>5</text:p>
          </table:table-cell>
          <table:table-cell table:formula="of:=COUNTIF(([.G21]~[.G48]~[.G75]~[.G102]~[.G129]~[.G156]~[.G183]~[.G210]~[.G237]~[.G264]);3)" office:value-type="float" office:value="2" calcext:value-type="float">
            <text:p>2</text:p>
          </table:table-cell>
          <table:table-cell table:formula="of:=COUNTIF(([.G21]~[.G48]~[.G75]~[.G102]~[.G129]~[.G156]~[.G183]~[.G210]~[.G237]~[.G264]);4)" office:value-type="float" office:value="0" calcext:value-type="float">
            <text:p>0</text:p>
          </table:table-cell>
          <table:table-cell table:formula="of:=COUNTIF(([.G21]~[.G48]~[.G75]~[.G102]~[.G129]~[.G156]~[.G183]~[.G210]~[.G237]~[.G264]);5)" office:value-type="float" office:value="0" calcext:value-type="float">
            <text:p>0</text:p>
          </table:table-cell>
          <table:table-cell table:formula="of:=COUNTIF(([.L21]~ [.L48]~ [.L75]~ [.L102]~ [.L129]~ [.L156]~ [.L183]~ [.L210]~ [.L237]~ [.L264]);1)" office:value-type="float" office:value="0" calcext:value-type="float">
            <text:p>0</text:p>
          </table:table-cell>
          <table:table-cell table:formula="of:=COUNTIF(([.L21]~[.L48]~[.L75]~[.L102]~[.L129]~[.L156]~[.L183]~[.L210]~[.L237]~[.L264]);2)" office:value-type="float" office:value="1" calcext:value-type="float">
            <text:p>1</text:p>
          </table:table-cell>
          <table:table-cell table:formula="of:=COUNTIF(([.L21]~[.L48]~[.L75]~[.L102]~[.L129]~[.L156]~[.L183]~[.L210]~[.L237]~[.L264]);3)" office:value-type="float" office:value="7" calcext:value-type="float">
            <text:p>7</text:p>
          </table:table-cell>
          <table:table-cell table:formula="of:=COUNTIF(([.L21]~[.L48]~[.L75]~[.L102]~[.L129]~[.L156]~[.L183]~[.L210]~[.L237]~[.L264]);4)" office:value-type="float" office:value="2" calcext:value-type="float">
            <text:p>2</text:p>
          </table:table-cell>
          <table:table-cell table:formula="of:=COUNTIF(([.L21]~[.L48]~[.L75]~[.L102]~[.L129]~[.L156]~[.L183]~[.L210]~[.L237]~[.L264]);5)" office:value-type="float" office:value="0" calcext:value-type="float">
            <text:p>0</text:p>
          </table:table-cell>
          <table:table-cell table:formula="of:=COUNTIF(([.Q21]~ [.Q48]~ [.Q75]~ [.Q102]~ [.Q129]~ [.Q156]~ [.Q183]~ [.Q210]~ [.Q237]~ [.Q264]);1)" office:value-type="float" office:value="0" calcext:value-type="float">
            <text:p>0</text:p>
          </table:table-cell>
          <table:table-cell table:formula="of:=COUNTIF(([.Q21]~[.Q48]~[.Q75]~[.Q102]~[.Q129]~[.Q156]~[.Q183]~[.Q210]~[.Q237]~[.Q264]);2)" office:value-type="float" office:value="3" calcext:value-type="float">
            <text:p>3</text:p>
          </table:table-cell>
          <table:table-cell table:formula="of:=COUNTIF(([.Q21]~[.Q48]~[.Q75]~[.Q102]~[.Q129]~[.Q156]~[.Q183]~[.Q210]~[.Q237]~[.Q264]);3)" office:value-type="float" office:value="4" calcext:value-type="float">
            <text:p>4</text:p>
          </table:table-cell>
          <table:table-cell table:formula="of:=COUNTIF(([.Q21]~[.Q48]~[.Q75]~[.Q102]~[.Q129]~[.Q156]~[.Q183]~[.Q210]~[.Q237]~[.Q264]);4)" office:value-type="float" office:value="3" calcext:value-type="float">
            <text:p>3</text:p>
          </table:table-cell>
          <table:table-cell table:formula="of:=COUNTIF(([.Q21]~[.Q48]~[.Q75]~[.Q102]~[.Q129]~[.Q156]~[.Q183]~[.Q210]~[.Q237]~[.Q264]);5)" office:value-type="float" office:value="0" calcext:value-type="float">
            <text:p>0</text:p>
          </table:table-cell>
          <table:table-cell table:formula="of:=COUNTIF(([.V21]~ [.V48]~ [.V75]~ [.V102]~ [.V129]~ [.V156]~ [.V183]~ [.V210]~ [.V237]~ [.V264]);1)" office:value-type="float" office:value="0" calcext:value-type="float">
            <text:p>0</text:p>
          </table:table-cell>
          <table:table-cell table:formula="of:=COUNTIF(([.V21]~[.V48]~[.V75]~[.V102]~[.V129]~[.V156]~[.V183]~[.V210]~[.V237]~[.V264]);2)" office:value-type="float" office:value="0" calcext:value-type="float">
            <text:p>0</text:p>
          </table:table-cell>
          <table:table-cell table:formula="of:=COUNTIF(([.V21]~[.V48]~[.V75]~[.V102]~[.V129]~[.V156]~[.V183]~[.V210]~[.V237]~[.V264]);3)" office:value-type="float" office:value="5" calcext:value-type="float">
            <text:p>5</text:p>
          </table:table-cell>
          <table:table-cell table:formula="of:=COUNTIF(([.V21]~[.V48]~[.V75]~[.V102]~[.V129]~[.V156]~[.V183]~[.V210]~[.V237]~[.V264]);4)" office:value-type="float" office:value="5" calcext:value-type="float">
            <text:p>5</text:p>
          </table:table-cell>
          <table:table-cell table:formula="of:=COUNTIF(([.V21]~[.V48]~[.V75]~[.V102]~[.V129]~[.V156]~[.V183]~[.V210]~[.V237]~[.V264]);5)" office:value-type="float" office:value="0" calcext:value-type="float">
            <text:p>0</text:p>
          </table:table-cell>
          <table:table-cell table:formula="of:=COUNTIF(([.AA21]~ [.AA48]~ [.AA75]~ [.AA102]~ [.AA129]~ [.AA156]~ [.AA183]~ [.AA210]~ [.AA237]~ [.AA264]);1)" office:value-type="float" office:value="0" calcext:value-type="float">
            <text:p>0</text:p>
          </table:table-cell>
          <table:table-cell table:formula="of:=COUNTIF(([.AA21]~[.AA48]~[.AA75]~[.AA102]~[.AA129]~[.AA156]~[.AA183]~[.AA210]~[.AA237]~[.AA264]);2)" office:value-type="float" office:value="2" calcext:value-type="float">
            <text:p>2</text:p>
          </table:table-cell>
          <table:table-cell table:formula="of:=COUNTIF(([.AA21]~[.AA48]~[.AA75]~[.AA102]~[.AA129]~[.AA156]~[.AA183]~[.AA210]~[.AA237]~[.AA264]);3)" office:value-type="float" office:value="0" calcext:value-type="float">
            <text:p>0</text:p>
          </table:table-cell>
          <table:table-cell table:formula="of:=COUNTIF(([.AA21]~[.AA48]~[.AA75]~[.AA102]~[.AA129]~[.AA156]~[.AA183]~[.AA210]~[.AA237]~[.AA264]);4)" office:value-type="float" office:value="7" calcext:value-type="float">
            <text:p>7</text:p>
          </table:table-cell>
          <table:table-cell table:formula="of:=COUNTIF(([.AA21]~[.AA48]~[.AA75]~[.AA102]~[.AA129]~[.AA156]~[.AA183]~[.AA210]~[.AA237]~[.AA264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office:value-type="float" office:value="134875" calcext:value-type="float">
            <text:p>134875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1088"/>
          <table:table-cell table:style-name="ce1087" office:value-type="string" calcext:value-type="string">
            <text:p>RandomForestClassifier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base</text:p>
          </table:table-cell>
          <table:table-cell table:formula="of:=COUNTIF(([.C22]~ [.C49]~ [.C76]~ [.C103]~ [.C130]~ [.C157]~ [.C184]~ [.C211]~ [.C238]~ [.C265]);1)" office:value-type="float" office:value="4" calcext:value-type="float">
            <text:p>4</text:p>
          </table:table-cell>
          <table:table-cell table:formula="of:=COUNTIF(([.C22]~[.C49]~[.C76]~[.C103]~[.C130]~[.C157]~[.C184]~[.C211]~[.C238]~[.C265]);2)" office:value-type="float" office:value="5" calcext:value-type="float">
            <text:p>5</text:p>
          </table:table-cell>
          <table:table-cell table:formula="of:=COUNTIF(([.C22]~[.C49]~[.C76]~[.C103]~[.C130]~[.C157]~[.C184]~[.C211]~[.C238]~[.C265]);3)" office:value-type="float" office:value="0" calcext:value-type="float">
            <text:p>0</text:p>
          </table:table-cell>
          <table:table-cell table:formula="of:=COUNTIF(([.C22]~[.C49]~[.C76]~[.C103]~[.C130]~[.C157]~[.C184]~[.C211]~[.C238]~[.C265]);4)" office:value-type="float" office:value="1" calcext:value-type="float">
            <text:p>1</text:p>
          </table:table-cell>
          <table:table-cell table:formula="of:=COUNTIF(([.C22]~[.C49]~[.C76]~[.C103]~[.C130]~[.C157]~[.C184]~[.C211]~[.C238]~[.C265]);5)" office:value-type="float" office:value="0" calcext:value-type="float">
            <text:p>0</text:p>
          </table:table-cell>
          <table:table-cell table:formula="of:=COUNTIF(([.H22]~ [.H49]~ [.H76]~ [.H103]~ [.H130]~ [.H157]~ [.H184]~ [.H211]~ [.H238]~ [.H265]);1)" office:value-type="float" office:value="7" calcext:value-type="float">
            <text:p>7</text:p>
          </table:table-cell>
          <table:table-cell table:formula="of:=COUNTIF(([.H22]~[.H49]~[.H76]~[.H103]~[.H130]~[.H157]~[.H184]~[.H211]~[.H238]~[.H265]);2)" office:value-type="float" office:value="3" calcext:value-type="float">
            <text:p>3</text:p>
          </table:table-cell>
          <table:table-cell table:formula="of:=COUNTIF(([.H22]~[.H49]~[.H76]~[.H103]~[.H130]~[.H157]~[.H184]~[.H211]~[.H238]~[.H265]);3)" office:value-type="float" office:value="0" calcext:value-type="float">
            <text:p>0</text:p>
          </table:table-cell>
          <table:table-cell table:formula="of:=COUNTIF(([.H22]~[.H49]~[.H76]~[.H103]~[.H130]~[.H157]~[.H184]~[.H211]~[.H238]~[.H265]);4)" office:value-type="float" office:value="0" calcext:value-type="float">
            <text:p>0</text:p>
          </table:table-cell>
          <table:table-cell table:formula="of:=COUNTIF(([.H22]~[.H49]~[.H76]~[.H103]~[.H130]~[.H157]~[.H184]~[.H211]~[.H238]~[.H265]);5)" office:value-type="float" office:value="0" calcext:value-type="float">
            <text:p>0</text:p>
          </table:table-cell>
          <table:table-cell table:formula="of:=COUNTIF(([.M22]~ [.M49]~ [.M76]~ [.M103]~ [.M130]~ [.M157]~ [.M184]~ [.M211]~ [.M238]~ [.M265]);1)" office:value-type="float" office:value="5" calcext:value-type="float">
            <text:p>5</text:p>
          </table:table-cell>
          <table:table-cell table:formula="of:=COUNTIF(([.M22]~[.M49]~[.M76]~[.M103]~[.M130]~[.M157]~[.M184]~[.M211]~[.M238]~[.M265]);2)" office:value-type="float" office:value="5" calcext:value-type="float">
            <text:p>5</text:p>
          </table:table-cell>
          <table:table-cell table:formula="of:=COUNTIF(([.M22]~[.M49]~[.M76]~[.M103]~[.M130]~[.M157]~[.M184]~[.M211]~[.M238]~[.M265]);3)" office:value-type="float" office:value="0" calcext:value-type="float">
            <text:p>0</text:p>
          </table:table-cell>
          <table:table-cell table:formula="of:=COUNTIF(([.M22]~[.M49]~[.M76]~[.M103]~[.M130]~[.M157]~[.M184]~[.M211]~[.M238]~[.M265]);4)" office:value-type="float" office:value="0" calcext:value-type="float">
            <text:p>0</text:p>
          </table:table-cell>
          <table:table-cell table:formula="of:=COUNTIF(([.M22]~[.M49]~[.M76]~[.M103]~[.M130]~[.M157]~[.M184]~[.M211]~[.M238]~[.M265]);5)" office:value-type="float" office:value="0" calcext:value-type="float">
            <text:p>0</text:p>
          </table:table-cell>
          <table:table-cell table:formula="of:=COUNTIF(([.R22]~ [.R49]~ [.R76]~ [.R103]~ [.R130]~ [.R157]~ [.R184]~ [.R211]~ [.R238]~ [.R265]);1)" office:value-type="float" office:value="7" calcext:value-type="float">
            <text:p>7</text:p>
          </table:table-cell>
          <table:table-cell table:formula="of:=COUNTIF(([.R22]~[.R49]~[.R76]~[.R103]~[.R130]~[.R157]~[.R184]~[.R211]~[.R238]~[.R265]);2)" office:value-type="float" office:value="3" calcext:value-type="float">
            <text:p>3</text:p>
          </table:table-cell>
          <table:table-cell table:formula="of:=COUNTIF(([.R22]~[.R49]~[.R76]~[.R103]~[.R130]~[.R157]~[.R184]~[.R211]~[.R238]~[.R265]);3)" office:value-type="float" office:value="0" calcext:value-type="float">
            <text:p>0</text:p>
          </table:table-cell>
          <table:table-cell table:formula="of:=COUNTIF(([.R22]~[.R49]~[.R76]~[.R103]~[.R130]~[.R157]~[.R184]~[.R211]~[.R238]~[.R265]);4)" office:value-type="float" office:value="0" calcext:value-type="float">
            <text:p>0</text:p>
          </table:table-cell>
          <table:table-cell table:formula="of:=COUNTIF(([.R22]~[.R49]~[.R76]~[.R103]~[.R130]~[.R157]~[.R184]~[.R211]~[.R238]~[.R265]);5)" office:value-type="float" office:value="0" calcext:value-type="float">
            <text:p>0</text:p>
          </table:table-cell>
          <table:table-cell table:formula="of:=COUNTIF(([.W22]~ [.W49]~ [.W76]~ [.W103]~ [.W130]~ [.W157]~ [.W184]~ [.W211]~ [.W238]~ [.W265]);1)" office:value-type="float" office:value="1" calcext:value-type="float">
            <text:p>1</text:p>
          </table:table-cell>
          <table:table-cell table:formula="of:=COUNTIF(([.W22]~[.W49]~[.W76]~[.W103]~[.W130]~[.W157]~[.W184]~[.W211]~[.W238]~[.W265]);2)" office:value-type="float" office:value="0" calcext:value-type="float">
            <text:p>0</text:p>
          </table:table-cell>
          <table:table-cell table:formula="of:=COUNTIF(([.W22]~[.W49]~[.W76]~[.W103]~[.W130]~[.W157]~[.W184]~[.W211]~[.W238]~[.W265]);3)" office:value-type="float" office:value="5" calcext:value-type="float">
            <text:p>5</text:p>
          </table:table-cell>
          <table:table-cell table:formula="of:=COUNTIF(([.W22]~[.W49]~[.W76]~[.W103]~[.W130]~[.W157]~[.W184]~[.W211]~[.W238]~[.W265]);4)" office:value-type="float" office:value="3" calcext:value-type="float">
            <text:p>3</text:p>
          </table:table-cell>
          <table:table-cell table:formula="of:=COUNTIF(([.W22]~[.W49]~[.W76]~[.W103]~[.W130]~[.W157]~[.W184]~[.W211]~[.W238]~[.W265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1087"/>
          <table:table-cell table:style-name="ce1087" office:value-type="string" calcext:value-type="string">
            <text:p>RandomForestClassifier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bbq</text:p>
          </table:table-cell>
          <table:table-cell table:formula="of:=COUNTIF(([.D22]~ [.D49]~ [.D76]~ [.D103]~ [.D130]~ [.D157]~ [.D184]~ [.D211]~ [.D238]~ [.D265]);1)" office:value-type="float" office:value="1" calcext:value-type="float">
            <text:p>1</text:p>
          </table:table-cell>
          <table:table-cell table:formula="of:=COUNTIF(([.D22]~[.D49]~[.D76]~[.D103]~[.D130]~[.D157]~[.D184]~[.D211]~[.D238]~[.D265]);2)" office:value-type="float" office:value="0" calcext:value-type="float">
            <text:p>0</text:p>
          </table:table-cell>
          <table:table-cell table:formula="of:=COUNTIF(([.D22]~[.D49]~[.D76]~[.D103]~[.D130]~[.D157]~[.D184]~[.D211]~[.D238]~[.D265]);3)" office:value-type="float" office:value="0" calcext:value-type="float">
            <text:p>0</text:p>
          </table:table-cell>
          <table:table-cell table:formula="of:=COUNTIF(([.D22]~[.D49]~[.D76]~[.D103]~[.D130]~[.D157]~[.D184]~[.D211]~[.D238]~[.D265]);4)" office:value-type="float" office:value="6" calcext:value-type="float">
            <text:p>6</text:p>
          </table:table-cell>
          <table:table-cell table:formula="of:=COUNTIF(([.D22]~[.D49]~[.D76]~[.D103]~[.D130]~[.D157]~[.D184]~[.D211]~[.D238]~[.D265]);5)" office:value-type="float" office:value="3" calcext:value-type="float">
            <text:p>3</text:p>
          </table:table-cell>
          <table:table-cell table:formula="of:=COUNTIF(([.I22]~ [.I49]~ [.I76]~ [.I103]~ [.I130]~ [.I157]~ [.I184]~ [.I211]~ [.I238]~ [.I265]);1)" office:value-type="float" office:value="0" calcext:value-type="float">
            <text:p>0</text:p>
          </table:table-cell>
          <table:table-cell table:formula="of:=COUNTIF(([.I22]~[.I49]~[.I76]~[.I103]~[.I130]~[.I157]~[.I184]~[.I211]~[.I238]~[.I265]);2)" office:value-type="float" office:value="0" calcext:value-type="float">
            <text:p>0</text:p>
          </table:table-cell>
          <table:table-cell table:formula="of:=COUNTIF(([.I22]~[.I49]~[.I76]~[.I103]~[.I130]~[.I157]~[.I184]~[.I211]~[.I238]~[.I265]);3)" office:value-type="float" office:value="0" calcext:value-type="float">
            <text:p>0</text:p>
          </table:table-cell>
          <table:table-cell table:formula="of:=COUNTIF(([.I22]~[.I49]~[.I76]~[.I103]~[.I130]~[.I157]~[.I184]~[.I211]~[.I238]~[.I265]);4)" office:value-type="float" office:value="6" calcext:value-type="float">
            <text:p>6</text:p>
          </table:table-cell>
          <table:table-cell table:formula="of:=COUNTIF(([.I22]~[.I49]~[.I76]~[.I103]~[.I130]~[.I157]~[.I184]~[.I211]~[.I238]~[.I265]);5)" office:value-type="float" office:value="4" calcext:value-type="float">
            <text:p>4</text:p>
          </table:table-cell>
          <table:table-cell table:formula="of:=COUNTIF(([.N22]~ [.N49]~ [.N76]~ [.N103]~ [.N130]~ [.N157]~ [.N184]~ [.N211]~ [.N238]~ [.N265]);1)" office:value-type="float" office:value="1" calcext:value-type="float">
            <text:p>1</text:p>
          </table:table-cell>
          <table:table-cell table:formula="of:=COUNTIF(([.N22]~[.N49]~[.N76]~[.N103]~[.N130]~[.N157]~[.N184]~[.N211]~[.N238]~[.N265]);2)" office:value-type="float" office:value="0" calcext:value-type="float">
            <text:p>0</text:p>
          </table:table-cell>
          <table:table-cell table:formula="of:=COUNTIF(([.N22]~[.N49]~[.N76]~[.N103]~[.N130]~[.N157]~[.N184]~[.N211]~[.N238]~[.N265]);3)" office:value-type="float" office:value="0" calcext:value-type="float">
            <text:p>0</text:p>
          </table:table-cell>
          <table:table-cell table:formula="of:=COUNTIF(([.N22]~[.N49]~[.N76]~[.N103]~[.N130]~[.N157]~[.N184]~[.N211]~[.N238]~[.N265]);4)" office:value-type="float" office:value="9" calcext:value-type="float">
            <text:p>9</text:p>
          </table:table-cell>
          <table:table-cell table:formula="of:=COUNTIF(([.N22]~[.N49]~[.N76]~[.N103]~[.N130]~[.N157]~[.N184]~[.N211]~[.N238]~[.N265]);5)" office:value-type="float" office:value="0" calcext:value-type="float">
            <text:p>0</text:p>
          </table:table-cell>
          <table:table-cell table:formula="of:=COUNTIF(([.S22]~ [.S49]~ [.S76]~ [.S103]~ [.S130]~ [.S157]~ [.S184]~ [.S211]~ [.S238]~ [.S265]);1)" office:value-type="float" office:value="0" calcext:value-type="float">
            <text:p>0</text:p>
          </table:table-cell>
          <table:table-cell table:formula="of:=COUNTIF(([.S22]~[.S49]~[.S76]~[.S103]~[.S130]~[.S157]~[.S184]~[.S211]~[.S238]~[.S265]);2)" office:value-type="float" office:value="0" calcext:value-type="float">
            <text:p>0</text:p>
          </table:table-cell>
          <table:table-cell table:formula="of:=COUNTIF(([.S22]~[.S49]~[.S76]~[.S103]~[.S130]~[.S157]~[.S184]~[.S211]~[.S238]~[.S265]);3)" office:value-type="float" office:value="0" calcext:value-type="float">
            <text:p>0</text:p>
          </table:table-cell>
          <table:table-cell table:formula="of:=COUNTIF(([.S22]~[.S49]~[.S76]~[.S103]~[.S130]~[.S157]~[.S184]~[.S211]~[.S238]~[.S265]);4)" office:value-type="float" office:value="10" calcext:value-type="float">
            <text:p>10</text:p>
          </table:table-cell>
          <table:table-cell table:formula="of:=COUNTIF(([.S22]~[.S49]~[.S76]~[.S103]~[.S130]~[.S157]~[.S184]~[.S211]~[.S238]~[.S265]);5)" office:value-type="float" office:value="0" calcext:value-type="float">
            <text:p>0</text:p>
          </table:table-cell>
          <table:table-cell table:formula="of:=COUNTIF(([.X22]~ [.X49]~ [.X76]~ [.X103]~ [.X130]~ [.X157]~ [.X184]~ [.X211]~ [.X238]~ [.X265]);1)" office:value-type="float" office:value="2" calcext:value-type="float">
            <text:p>2</text:p>
          </table:table-cell>
          <table:table-cell table:formula="of:=COUNTIF(([.X22]~[.X49]~[.X76]~[.X103]~[.X130]~[.X157]~[.X184]~[.X211]~[.X238]~[.X265]);2)" office:value-type="float" office:value="1" calcext:value-type="float">
            <text:p>1</text:p>
          </table:table-cell>
          <table:table-cell table:formula="of:=COUNTIF(([.X22]~[.X49]~[.X76]~[.X103]~[.X130]~[.X157]~[.X184]~[.X211]~[.X238]~[.X265]);3)" office:value-type="float" office:value="2" calcext:value-type="float">
            <text:p>2</text:p>
          </table:table-cell>
          <table:table-cell table:formula="of:=COUNTIF(([.X22]~[.X49]~[.X76]~[.X103]~[.X130]~[.X157]~[.X184]~[.X211]~[.X238]~[.X265]);4)" office:value-type="float" office:value="2" calcext:value-type="float">
            <text:p>2</text:p>
          </table:table-cell>
          <table:table-cell table:formula="of:=COUNTIF(([.X22]~[.X49]~[.X76]~[.X103]~[.X130]~[.X157]~[.X184]~[.X211]~[.X238]~[.X265]);5)" office:value-type="float" office:value="3" calcext:value-type="float">
            <text:p>3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1088"/>
          <table:table-cell table:style-name="ce1087" office:value-type="string" calcext:value-type="string">
            <text:p>RandomForestClassifier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his</text:p>
          </table:table-cell>
          <table:table-cell table:formula="of:=COUNTIF(([.E22]~ [.E49]~ [.E76]~ [.E103]~ [.E130]~ [.E157]~ [.E184]~ [.E211]~ [.E238]~ [.E265]);1)" office:value-type="float" office:value="0" calcext:value-type="float">
            <text:p>0</text:p>
          </table:table-cell>
          <table:table-cell table:formula="of:=COUNTIF(([.E22]~[.E49]~[.E76]~[.E103]~[.E130]~[.E157]~[.E184]~[.E211]~[.E238]~[.E265]);2)" office:value-type="float" office:value="1" calcext:value-type="float">
            <text:p>1</text:p>
          </table:table-cell>
          <table:table-cell table:formula="of:=COUNTIF(([.E22]~[.E49]~[.E76]~[.E103]~[.E130]~[.E157]~[.E184]~[.E211]~[.E238]~[.E265]);3)" office:value-type="float" office:value="0" calcext:value-type="float">
            <text:p>0</text:p>
          </table:table-cell>
          <table:table-cell table:formula="of:=COUNTIF(([.E22]~[.E49]~[.E76]~[.E103]~[.E130]~[.E157]~[.E184]~[.E211]~[.E238]~[.E265]);4)" office:value-type="float" office:value="3" calcext:value-type="float">
            <text:p>3</text:p>
          </table:table-cell>
          <table:table-cell table:formula="of:=COUNTIF(([.E22]~[.E49]~[.E76]~[.E103]~[.E130]~[.E157]~[.E184]~[.E211]~[.E238]~[.E265]);5)" office:value-type="float" office:value="6" calcext:value-type="float">
            <text:p>6</text:p>
          </table:table-cell>
          <table:table-cell table:formula="of:=COUNTIF(([.J22]~ [.J49]~ [.J76]~ [.J103]~ [.J130]~ [.J157]~ [.J184]~ [.J211]~ [.J238]~ [.J265]);1)" office:value-type="float" office:value="0" calcext:value-type="float">
            <text:p>0</text:p>
          </table:table-cell>
          <table:table-cell table:formula="of:=COUNTIF(([.J22]~[.J49]~[.J76]~[.J103]~[.J130]~[.J157]~[.J184]~[.J211]~[.J238]~[.J265]);2)" office:value-type="float" office:value="0" calcext:value-type="float">
            <text:p>0</text:p>
          </table:table-cell>
          <table:table-cell table:formula="of:=COUNTIF(([.J22]~[.J49]~[.J76]~[.J103]~[.J130]~[.J157]~[.J184]~[.J211]~[.J238]~[.J265]);3)" office:value-type="float" office:value="0" calcext:value-type="float">
            <text:p>0</text:p>
          </table:table-cell>
          <table:table-cell table:formula="of:=COUNTIF(([.J22]~[.J49]~[.J76]~[.J103]~[.J130]~[.J157]~[.J184]~[.J211]~[.J238]~[.J265]);4)" office:value-type="float" office:value="4" calcext:value-type="float">
            <text:p>4</text:p>
          </table:table-cell>
          <table:table-cell table:formula="of:=COUNTIF(([.J22]~[.J49]~[.J76]~[.J103]~[.J130]~[.J157]~[.J184]~[.J211]~[.J238]~[.J265]);5)" office:value-type="float" office:value="6" calcext:value-type="float">
            <text:p>6</text:p>
          </table:table-cell>
          <table:table-cell table:formula="of:=COUNTIF(([.O22]~ [.O49]~ [.O76]~ [.O103]~ [.O130]~ [.O157]~ [.O184]~ [.O211]~ [.O238]~ [.O265]);1)" office:value-type="float" office:value="0" calcext:value-type="float">
            <text:p>0</text:p>
          </table:table-cell>
          <table:table-cell table:formula="of:=COUNTIF(([.O22]~[.O49]~[.O76]~[.O103]~[.O130]~[.O157]~[.O184]~[.O211]~[.O238]~[.O265]);2)" office:value-type="float" office:value="0" calcext:value-type="float">
            <text:p>0</text:p>
          </table:table-cell>
          <table:table-cell table:formula="of:=COUNTIF(([.O22]~[.O49]~[.O76]~[.O103]~[.O130]~[.O157]~[.O184]~[.O211]~[.O238]~[.O265]);3)" office:value-type="float" office:value="0" calcext:value-type="float">
            <text:p>0</text:p>
          </table:table-cell>
          <table:table-cell table:formula="of:=COUNTIF(([.O22]~[.O49]~[.O76]~[.O103]~[.O130]~[.O157]~[.O184]~[.O211]~[.O238]~[.O265]);4)" office:value-type="float" office:value="0" calcext:value-type="float">
            <text:p>0</text:p>
          </table:table-cell>
          <table:table-cell table:formula="of:=COUNTIF(([.O22]~[.O49]~[.O76]~[.O103]~[.O130]~[.O157]~[.O184]~[.O211]~[.O238]~[.O265]);5)" office:value-type="float" office:value="10" calcext:value-type="float">
            <text:p>10</text:p>
          </table:table-cell>
          <table:table-cell table:formula="of:=COUNTIF(([.T22]~ [.T49]~ [.T76]~ [.T103]~ [.T130]~ [.T157]~ [.T184]~ [.T211]~ [.T238]~ [.T265]);1)" office:value-type="float" office:value="0" calcext:value-type="float">
            <text:p>0</text:p>
          </table:table-cell>
          <table:table-cell table:formula="of:=COUNTIF(([.T22]~[.T49]~[.T76]~[.T103]~[.T130]~[.T157]~[.T184]~[.T211]~[.T238]~[.T265]);2)" office:value-type="float" office:value="0" calcext:value-type="float">
            <text:p>0</text:p>
          </table:table-cell>
          <table:table-cell table:formula="of:=COUNTIF(([.T22]~[.T49]~[.T76]~[.T103]~[.T130]~[.T157]~[.T184]~[.T211]~[.T238]~[.T265]);3)" office:value-type="float" office:value="0" calcext:value-type="float">
            <text:p>0</text:p>
          </table:table-cell>
          <table:table-cell table:formula="of:=COUNTIF(([.T22]~[.T49]~[.T76]~[.T103]~[.T130]~[.T157]~[.T184]~[.T211]~[.T238]~[.T265]);4)" office:value-type="float" office:value="0" calcext:value-type="float">
            <text:p>0</text:p>
          </table:table-cell>
          <table:table-cell table:formula="of:=COUNTIF(([.T22]~[.T49]~[.T76]~[.T103]~[.T130]~[.T157]~[.T184]~[.T211]~[.T238]~[.T265]);5)" office:value-type="float" office:value="10" calcext:value-type="float">
            <text:p>10</text:p>
          </table:table-cell>
          <table:table-cell table:formula="of:=COUNTIF(([.Y22]~ [.Y49]~ [.Y76]~ [.Y103]~ [.Y130]~ [.Y157]~ [.Y184]~ [.Y211]~ [.Y238]~ [.Y265]);1)" office:value-type="float" office:value="4" calcext:value-type="float">
            <text:p>4</text:p>
          </table:table-cell>
          <table:table-cell table:formula="of:=COUNTIF(([.Y22]~[.Y49]~[.Y76]~[.Y103]~[.Y130]~[.Y157]~[.Y184]~[.Y211]~[.Y238]~[.Y265]);2)" office:value-type="float" office:value="4" calcext:value-type="float">
            <text:p>4</text:p>
          </table:table-cell>
          <table:table-cell table:formula="of:=COUNTIF(([.Y22]~[.Y49]~[.Y76]~[.Y103]~[.Y130]~[.Y157]~[.Y184]~[.Y211]~[.Y238]~[.Y265]);3)" office:value-type="float" office:value="1" calcext:value-type="float">
            <text:p>1</text:p>
          </table:table-cell>
          <table:table-cell table:formula="of:=COUNTIF(([.Y22]~[.Y49]~[.Y76]~[.Y103]~[.Y130]~[.Y157]~[.Y184]~[.Y211]~[.Y238]~[.Y265]);4)" office:value-type="float" office:value="0" calcext:value-type="float">
            <text:p>0</text:p>
          </table:table-cell>
          <table:table-cell table:formula="of:=COUNTIF(([.Y22]~[.Y49]~[.Y76]~[.Y103]~[.Y130]~[.Y157]~[.Y184]~[.Y211]~[.Y238]~[.Y265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309910962328836" calcext:value-type="float">
            <text:p>-0,309910962328836</text:p>
          </table:table-cell>
          <table:table-cell table:style-name="ce501" office:value-type="float" office:value="0.0624975242400258" calcext:value-type="float">
            <text:p>0,0624975242400258</text:p>
          </table:table-cell>
          <table:table-cell table:style-name="ce636" office:value-type="float" office:value="0.0599787888096397" calcext:value-type="float">
            <text:p>0,0599787888096397</text:p>
          </table:table-cell>
          <table:table-cell table:style-name="ce538" office:value-type="float" office:value="0.197816024688092" calcext:value-type="float">
            <text:p>0,197816024688092</text:p>
          </table:table-cell>
          <table:table-cell table:style-name="ce716" office:value-type="float" office:value="0.150402885558976" calcext:value-type="float">
            <text:p>0,150402885558976</text:p>
          </table:table-cell>
          <table:table-cell table:style-name="ce494" office:value-type="float" office:value="-0.293595293595294" calcext:value-type="float">
            <text:p>-0,293595293595294</text:p>
          </table:table-cell>
          <table:table-cell table:style-name="ce800" office:value-type="float" office:value="0.0857064745953635" calcext:value-type="float">
            <text:p>0,0857064745953635</text:p>
          </table:table-cell>
          <table:table-cell table:style-name="ce832" office:value-type="float" office:value="0.0800023022245244" calcext:value-type="float">
            <text:p>0,0800023022245244</text:p>
          </table:table-cell>
          <table:table-cell table:style-name="ce677" office:value-type="float" office:value="0.251985668652335" calcext:value-type="float">
            <text:p>0,251985668652335</text:p>
          </table:table-cell>
          <table:table-cell table:style-name="ce612" office:value-type="float" office:value="0.179340977952089" calcext:value-type="float">
            <text:p>0,179340977952089</text:p>
          </table:table-cell>
          <table:table-cell table:style-name="ce494" office:value-type="float" office:value="-0.518561101758492" calcext:value-type="float">
            <text:p>-0,518561101758492</text:p>
          </table:table-cell>
          <table:table-cell table:style-name="ce887" office:value-type="float" office:value="0.0591686725455078" calcext:value-type="float">
            <text:p>0,0591686725455078</text:p>
          </table:table-cell>
          <table:table-cell table:style-name="ce750" office:value-type="float" office:value="0.0617381530921498" calcext:value-type="float">
            <text:p>0,0617381530921498</text:p>
          </table:table-cell>
          <table:table-cell table:style-name="ce760" office:value-type="float" office:value="0.109781463778201" calcext:value-type="float">
            <text:p>0,109781463778201</text:p>
          </table:table-cell>
          <table:table-cell table:style-name="ce969" office:value-type="float" office:value="0.0822165871105512" calcext:value-type="float">
            <text:p>0,0822165871105512</text:p>
          </table:table-cell>
          <table:table-cell table:style-name="ce494" office:value-type="float" office:value="-0.0624757361072006" calcext:value-type="float">
            <text:p>-0,0624757361072006</text:p>
          </table:table-cell>
          <table:table-cell table:style-name="ce1000" office:value-type="float" office:value="0.102797520779936" calcext:value-type="float">
            <text:p>0,102797520779936</text:p>
          </table:table-cell>
          <table:table-cell table:style-name="ce631" office:value-type="float" office:value="0.06415537757128" calcext:value-type="float">
            <text:p>0,06415537757128</text:p>
          </table:table-cell>
          <table:table-cell table:style-name="ce504" office:value-type="float" office:value="0.260618018016146" calcext:value-type="float">
            <text:p>0,260618018016146</text:p>
          </table:table-cell>
          <table:table-cell table:style-name="ce907" office:value-type="float" office:value="0.160920041793635" calcext:value-type="float">
            <text:p>0,160920041793635</text:p>
          </table:table-cell>
          <table:table-cell table:style-name="ce494" office:value-type="float" office:value="0.0988175534884246" calcext:value-type="float">
            <text:p>0,0988175534884246</text:p>
          </table:table-cell>
          <table:table-cell table:style-name="ce996" office:value-type="float" office:value="0.428315935805096" calcext:value-type="float">
            <text:p>0,428315935805096</text:p>
          </table:table-cell>
          <table:table-cell table:style-name="ce494" office:value-type="float" office:value="0.0994105093435011" calcext:value-type="float">
            <text:p>0,0994105093435011</text:p>
          </table:table-cell>
          <table:table-cell table:style-name="ce682" office:value-type="float" office:value="0.72572415102963" calcext:value-type="float">
            <text:p>0,72572415102963</text:p>
          </table:table-cell>
          <table:table-cell table:style-name="ce1076" office:value-type="float" office:value="0.452341312609346" calcext:value-type="float">
            <text:p>0,452341312609346</text:p>
          </table:table-cell>
          <table:table-cell/>
          <table:table-cell table:style-name="ce1088"/>
          <table:table-cell table:style-name="ce1087" office:value-type="string" calcext:value-type="string">
            <text:p>RandomForestClassifier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iso</text:p>
          </table:table-cell>
          <table:table-cell table:formula="of:=COUNTIF(([.F22]~ [.F49]~ [.F76]~ [.F103]~ [.F130]~ [.F157]~ [.F184]~ [.F211]~ [.F238]~ [.F265]);1)" office:value-type="float" office:value="5" calcext:value-type="float">
            <text:p>5</text:p>
          </table:table-cell>
          <table:table-cell table:formula="of:=COUNTIF(([.F22]~[.F49]~[.F76]~[.F103]~[.F130]~[.F157]~[.F184]~[.F211]~[.F238]~[.F265]);2)" office:value-type="float" office:value="0" calcext:value-type="float">
            <text:p>0</text:p>
          </table:table-cell>
          <table:table-cell table:formula="of:=COUNTIF(([.F22]~[.F49]~[.F76]~[.F103]~[.F130]~[.F157]~[.F184]~[.F211]~[.F238]~[.F265]);3)" office:value-type="float" office:value="5" calcext:value-type="float">
            <text:p>5</text:p>
          </table:table-cell>
          <table:table-cell table:formula="of:=COUNTIF(([.F22]~[.F49]~[.F76]~[.F103]~[.F130]~[.F157]~[.F184]~[.F211]~[.F238]~[.F265]);4)" office:value-type="float" office:value="0" calcext:value-type="float">
            <text:p>0</text:p>
          </table:table-cell>
          <table:table-cell table:formula="of:=COUNTIF(([.F22]~[.F49]~[.F76]~[.F103]~[.F130]~[.F157]~[.F184]~[.F211]~[.F238]~[.F265]);5)" office:value-type="float" office:value="0" calcext:value-type="float">
            <text:p>0</text:p>
          </table:table-cell>
          <table:table-cell table:formula="of:=COUNTIF(([.K22]~ [.K49]~ [.K76]~ [.K103]~ [.K130]~ [.K157]~ [.K184]~ [.K211]~ [.K238]~ [.K265]);1)" office:value-type="float" office:value="3" calcext:value-type="float">
            <text:p>3</text:p>
          </table:table-cell>
          <table:table-cell table:formula="of:=COUNTIF(([.K22]~[.K49]~[.K76]~[.K103]~[.K130]~[.K157]~[.K184]~[.K211]~[.K238]~[.K265]);2)" office:value-type="float" office:value="0" calcext:value-type="float">
            <text:p>0</text:p>
          </table:table-cell>
          <table:table-cell table:formula="of:=COUNTIF(([.K22]~[.K49]~[.K76]~[.K103]~[.K130]~[.K157]~[.K184]~[.K211]~[.K238]~[.K265]);3)" office:value-type="float" office:value="7" calcext:value-type="float">
            <text:p>7</text:p>
          </table:table-cell>
          <table:table-cell table:formula="of:=COUNTIF(([.K22]~[.K49]~[.K76]~[.K103]~[.K130]~[.K157]~[.K184]~[.K211]~[.K238]~[.K265]);4)" office:value-type="float" office:value="0" calcext:value-type="float">
            <text:p>0</text:p>
          </table:table-cell>
          <table:table-cell table:formula="of:=COUNTIF(([.K22]~[.K49]~[.K76]~[.K103]~[.K130]~[.K157]~[.K184]~[.K211]~[.K238]~[.K265]);5)" office:value-type="float" office:value="0" calcext:value-type="float">
            <text:p>0</text:p>
          </table:table-cell>
          <table:table-cell table:formula="of:=COUNTIF(([.P22]~ [.P49]~ [.P76]~ [.P103]~ [.P130]~ [.P157]~ [.P184]~ [.P211]~ [.P238]~ [.P265]);1)" office:value-type="float" office:value="4" calcext:value-type="float">
            <text:p>4</text:p>
          </table:table-cell>
          <table:table-cell table:formula="of:=COUNTIF(([.P22]~[.P49]~[.P76]~[.P103]~[.P130]~[.P157]~[.P184]~[.P211]~[.P238]~[.P265]);2)" office:value-type="float" office:value="0" calcext:value-type="float">
            <text:p>0</text:p>
          </table:table-cell>
          <table:table-cell table:formula="of:=COUNTIF(([.P22]~[.P49]~[.P76]~[.P103]~[.P130]~[.P157]~[.P184]~[.P211]~[.P238]~[.P265]);3)" office:value-type="float" office:value="5" calcext:value-type="float">
            <text:p>5</text:p>
          </table:table-cell>
          <table:table-cell table:formula="of:=COUNTIF(([.P22]~[.P49]~[.P76]~[.P103]~[.P130]~[.P157]~[.P184]~[.P211]~[.P238]~[.P265]);4)" office:value-type="float" office:value="1" calcext:value-type="float">
            <text:p>1</text:p>
          </table:table-cell>
          <table:table-cell table:formula="of:=COUNTIF(([.P22]~[.P49]~[.P76]~[.P103]~[.P130]~[.P157]~[.P184]~[.P211]~[.P238]~[.P265]);5)" office:value-type="float" office:value="0" calcext:value-type="float">
            <text:p>0</text:p>
          </table:table-cell>
          <table:table-cell table:formula="of:=COUNTIF(([.U22]~ [.U49]~ [.U76]~ [.U103]~ [.U130]~ [.U157]~ [.U184]~ [.U211]~ [.U238]~ [.U265]);1)" office:value-type="float" office:value="3" calcext:value-type="float">
            <text:p>3</text:p>
          </table:table-cell>
          <table:table-cell table:formula="of:=COUNTIF(([.U22]~[.U49]~[.U76]~[.U103]~[.U130]~[.U157]~[.U184]~[.U211]~[.U238]~[.U265]);2)" office:value-type="float" office:value="1" calcext:value-type="float">
            <text:p>1</text:p>
          </table:table-cell>
          <table:table-cell table:formula="of:=COUNTIF(([.U22]~[.U49]~[.U76]~[.U103]~[.U130]~[.U157]~[.U184]~[.U211]~[.U238]~[.U265]);3)" office:value-type="float" office:value="6" calcext:value-type="float">
            <text:p>6</text:p>
          </table:table-cell>
          <table:table-cell table:formula="of:=COUNTIF(([.U22]~[.U49]~[.U76]~[.U103]~[.U130]~[.U157]~[.U184]~[.U211]~[.U238]~[.U265]);4)" office:value-type="float" office:value="0" calcext:value-type="float">
            <text:p>0</text:p>
          </table:table-cell>
          <table:table-cell table:formula="of:=COUNTIF(([.U22]~[.U49]~[.U76]~[.U103]~[.U130]~[.U157]~[.U184]~[.U211]~[.U238]~[.U265]);5)" office:value-type="float" office:value="0" calcext:value-type="float">
            <text:p>0</text:p>
          </table:table-cell>
          <table:table-cell table:formula="of:=COUNTIF(([.Z22]~ [.Z49]~ [.Z76]~ [.Z103]~ [.Z130]~ [.Z157]~ [.Z184]~ [.Z211]~ [.Z238]~ [.Z265]);1)" office:value-type="float" office:value="0" calcext:value-type="float">
            <text:p>0</text:p>
          </table:table-cell>
          <table:table-cell table:formula="of:=COUNTIF(([.Z22]~[.Z49]~[.Z76]~[.Z103]~[.Z130]~[.Z157]~[.Z184]~[.Z211]~[.Z238]~[.Z265]);2)" office:value-type="float" office:value="2" calcext:value-type="float">
            <text:p>2</text:p>
          </table:table-cell>
          <table:table-cell table:formula="of:=COUNTIF(([.Z22]~[.Z49]~[.Z76]~[.Z103]~[.Z130]~[.Z157]~[.Z184]~[.Z211]~[.Z238]~[.Z265]);3)" office:value-type="float" office:value="2" calcext:value-type="float">
            <text:p>2</text:p>
          </table:table-cell>
          <table:table-cell table:formula="of:=COUNTIF(([.Z22]~[.Z49]~[.Z76]~[.Z103]~[.Z130]~[.Z157]~[.Z184]~[.Z211]~[.Z238]~[.Z265]);4)" office:value-type="float" office:value="3" calcext:value-type="float">
            <text:p>3</text:p>
          </table:table-cell>
          <table:table-cell table:formula="of:=COUNTIF(([.Z22]~[.Z49]~[.Z76]~[.Z103]~[.Z130]~[.Z157]~[.Z184]~[.Z211]~[.Z238]~[.Z265]);5)" office:value-type="float" office:value="3" calcext:value-type="float">
            <text:p>3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5" office:value-type="float" office:value="0.169426064651529" calcext:value-type="float">
            <text:p>0,169426064651529</text:p>
          </table:table-cell>
          <table:table-cell table:style-name="ce577" office:value-type="float" office:value="0.0635663051496555" calcext:value-type="float">
            <text:p>0,0635663051496555</text:p>
          </table:table-cell>
          <table:table-cell table:style-name="ce636" office:value-type="float" office:value="0.0599787888096397" calcext:value-type="float">
            <text:p>0,0599787888096397</text:p>
          </table:table-cell>
          <table:table-cell table:style-name="ce671" office:value-type="float" office:value="0.16872537786637" calcext:value-type="float">
            <text:p>0,16872537786637</text:p>
          </table:table-cell>
          <table:table-cell table:style-name="ce560" office:value-type="float" office:value="0.171655182877382" calcext:value-type="float">
            <text:p>0,171655182877382</text:p>
          </table:table-cell>
          <table:table-cell table:style-name="ce704" office:value-type="float" office:value="0.244087188531633" calcext:value-type="float">
            <text:p>0,244087188531633</text:p>
          </table:table-cell>
          <table:table-cell table:style-name="ce539" office:value-type="float" office:value="0.0938362049473161" calcext:value-type="float">
            <text:p>0,0938362049473161</text:p>
          </table:table-cell>
          <table:table-cell table:style-name="ce832" office:value-type="float" office:value="0.0800023022245244" calcext:value-type="float">
            <text:p>0,0800023022245244</text:p>
          </table:table-cell>
          <table:table-cell table:style-name="ce521" office:value-type="float" office:value="0.255043310598866" calcext:value-type="float">
            <text:p>0,255043310598866</text:p>
          </table:table-cell>
          <table:table-cell table:style-name="ce538" office:value-type="float" office:value="0.26009355870467" calcext:value-type="float">
            <text:p>0,26009355870467</text:p>
          </table:table-cell>
          <table:table-cell table:style-name="ce546" office:value-type="float" office:value="0.100731242656202" calcext:value-type="float">
            <text:p>0,100731242656202</text:p>
          </table:table-cell>
          <table:table-cell table:style-name="ce887" office:value-type="float" office:value="0.0591686725455078" calcext:value-type="float">
            <text:p>0,0591686725455078</text:p>
          </table:table-cell>
          <table:table-cell table:style-name="ce750" office:value-type="float" office:value="0.0617381530921498" calcext:value-type="float">
            <text:p>0,0617381530921498</text:p>
          </table:table-cell>
          <table:table-cell table:style-name="ce752" office:value-type="float" office:value="0.10890143027174" calcext:value-type="float">
            <text:p>0,10890143027174</text:p>
          </table:table-cell>
          <table:table-cell table:style-name="ce538" office:value-type="float" office:value="0.111411155456832" calcext:value-type="float">
            <text:p>0,111411155456832</text:p>
          </table:table-cell>
          <table:table-cell table:style-name="ce538" office:value-type="float" office:value="0.267549569336465" calcext:value-type="float">
            <text:p>0,267549569336465</text:p>
          </table:table-cell>
          <table:table-cell table:style-name="ce880" office:value-type="float" office:value="0.105072828907565" calcext:value-type="float">
            <text:p>0,105072828907565</text:p>
          </table:table-cell>
          <table:table-cell table:style-name="ce1028" office:value-type="float" office:value="0.0661293891888578" calcext:value-type="float">
            <text:p>0,0661293891888578</text:p>
          </table:table-cell>
          <table:table-cell table:style-name="ce819" office:value-type="float" office:value="0.259634475385634" calcext:value-type="float">
            <text:p>0,259634475385634</text:p>
          </table:table-cell>
          <table:table-cell table:style-name="ce742" office:value-type="float" office:value="0.25459122202055" calcext:value-type="float">
            <text:p>0,25459122202055</text:p>
          </table:table-cell>
          <table:table-cell table:style-name="ce742" office:value-type="float" office:value="0.701560953827411" calcext:value-type="float">
            <text:p>0,701560953827411</text:p>
          </table:table-cell>
          <table:table-cell table:style-name="ce889" office:value-type="float" office:value="0.436366944053188" calcext:value-type="float">
            <text:p>0,436366944053188</text:p>
          </table:table-cell>
          <table:table-cell table:style-name="ce586" office:value-type="float" office:value="0.100019544245007" calcext:value-type="float">
            <text:p>0,100019544245007</text:p>
          </table:table-cell>
          <table:table-cell table:style-name="ce911" office:value-type="float" office:value="0.726253118842792" calcext:value-type="float">
            <text:p>0,726253118842792</text:p>
          </table:table-cell>
          <table:table-cell table:style-name="ce538" office:value-type="float" office:value="0.726656735722562" calcext:value-type="float">
            <text:p>0,726656735722562</text:p>
          </table:table-cell>
          <table:table-cell/>
          <table:table-cell table:style-name="ce1088"/>
          <table:table-cell table:style-name="ce1087" office:value-type="string" calcext:value-type="string">
            <text:p>RandomForestClassifier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pla</text:p>
          </table:table-cell>
          <table:table-cell table:formula="of:=COUNTIF(([.G22]~ [.G49]~ [.G76]~ [.G103]~ [.G130]~ [.G157]~ [.G184]~ [.G211]~ [.G238]~ [.G265]);1)" office:value-type="float" office:value="4" calcext:value-type="float">
            <text:p>4</text:p>
          </table:table-cell>
          <table:table-cell table:formula="of:=COUNTIF(([.G22]~[.G49]~[.G76]~[.G103]~[.G130]~[.G157]~[.G184]~[.G211]~[.G238]~[.G265]);2)" office:value-type="float" office:value="5" calcext:value-type="float">
            <text:p>5</text:p>
          </table:table-cell>
          <table:table-cell table:formula="of:=COUNTIF(([.G22]~[.G49]~[.G76]~[.G103]~[.G130]~[.G157]~[.G184]~[.G211]~[.G238]~[.G265]);3)" office:value-type="float" office:value="0" calcext:value-type="float">
            <text:p>0</text:p>
          </table:table-cell>
          <table:table-cell table:style-name="ce497" table:formula="of:=COUNTIF(([.G22]~[.G49]~[.G76]~[.G103]~[.G130]~[.G157]~[.G184]~[.G211]~[.G238]~[.G265]);4)" office:value-type="float" office:value="1" calcext:value-type="float">
            <text:p>1</text:p>
          </table:table-cell>
          <table:table-cell table:formula="of:=COUNTIF(([.G22]~[.G49]~[.G76]~[.G103]~[.G130]~[.G157]~[.G184]~[.G211]~[.G238]~[.G265]);5)" office:value-type="float" office:value="0" calcext:value-type="float">
            <text:p>0</text:p>
          </table:table-cell>
          <table:table-cell table:formula="of:=COUNTIF(([.L22]~ [.L49]~ [.L76]~ [.L103]~ [.L130]~ [.L157]~ [.L184]~ [.L211]~ [.L238]~ [.L265]);1)" office:value-type="float" office:value="7" calcext:value-type="float">
            <text:p>7</text:p>
          </table:table-cell>
          <table:table-cell table:formula="of:=COUNTIF(([.L22]~[.L49]~[.L76]~[.L103]~[.L130]~[.L157]~[.L184]~[.L211]~[.L238]~[.L265]);2)" office:value-type="float" office:value="3" calcext:value-type="float">
            <text:p>3</text:p>
          </table:table-cell>
          <table:table-cell table:formula="of:=COUNTIF(([.L22]~[.L49]~[.L76]~[.L103]~[.L130]~[.L157]~[.L184]~[.L211]~[.L238]~[.L265]);3)" office:value-type="float" office:value="0" calcext:value-type="float">
            <text:p>0</text:p>
          </table:table-cell>
          <table:table-cell table:style-name="ce497" table:formula="of:=COUNTIF(([.L22]~[.L49]~[.L76]~[.L103]~[.L130]~[.L157]~[.L184]~[.L211]~[.L238]~[.L265]);4)" office:value-type="float" office:value="0" calcext:value-type="float">
            <text:p>0</text:p>
          </table:table-cell>
          <table:table-cell table:formula="of:=COUNTIF(([.L22]~[.L49]~[.L76]~[.L103]~[.L130]~[.L157]~[.L184]~[.L211]~[.L238]~[.L265]);5)" office:value-type="float" office:value="0" calcext:value-type="float">
            <text:p>0</text:p>
          </table:table-cell>
          <table:table-cell table:formula="of:=COUNTIF(([.Q22]~ [.Q49]~ [.Q76]~ [.Q103]~ [.Q130]~ [.Q157]~ [.Q184]~ [.Q211]~ [.Q238]~ [.Q265]);1)" office:value-type="float" office:value="5" calcext:value-type="float">
            <text:p>5</text:p>
          </table:table-cell>
          <table:table-cell table:formula="of:=COUNTIF(([.Q22]~[.Q49]~[.Q76]~[.Q103]~[.Q130]~[.Q157]~[.Q184]~[.Q211]~[.Q238]~[.Q265]);2)" office:value-type="float" office:value="5" calcext:value-type="float">
            <text:p>5</text:p>
          </table:table-cell>
          <table:table-cell table:formula="of:=COUNTIF(([.Q22]~[.Q49]~[.Q76]~[.Q103]~[.Q130]~[.Q157]~[.Q184]~[.Q211]~[.Q238]~[.Q265]);3)" office:value-type="float" office:value="0" calcext:value-type="float">
            <text:p>0</text:p>
          </table:table-cell>
          <table:table-cell table:style-name="ce497" table:formula="of:=COUNTIF(([.Q22]~[.Q49]~[.Q76]~[.Q103]~[.Q130]~[.Q157]~[.Q184]~[.Q211]~[.Q238]~[.Q265]);4)" office:value-type="float" office:value="0" calcext:value-type="float">
            <text:p>0</text:p>
          </table:table-cell>
          <table:table-cell table:formula="of:=COUNTIF(([.Q22]~[.Q49]~[.Q76]~[.Q103]~[.Q130]~[.Q157]~[.Q184]~[.Q211]~[.Q238]~[.Q265]);5)" office:value-type="float" office:value="0" calcext:value-type="float">
            <text:p>0</text:p>
          </table:table-cell>
          <table:table-cell table:formula="of:=COUNTIF(([.V22]~ [.V49]~ [.V76]~ [.V103]~ [.V130]~ [.V157]~ [.V184]~ [.V211]~ [.V238]~ [.V265]);1)" office:value-type="float" office:value="5" calcext:value-type="float">
            <text:p>5</text:p>
          </table:table-cell>
          <table:table-cell table:formula="of:=COUNTIF(([.V22]~[.V49]~[.V76]~[.V103]~[.V130]~[.V157]~[.V184]~[.V211]~[.V238]~[.V265]);2)" office:value-type="float" office:value="4" calcext:value-type="float">
            <text:p>4</text:p>
          </table:table-cell>
          <table:table-cell table:formula="of:=COUNTIF(([.V22]~[.V49]~[.V76]~[.V103]~[.V130]~[.V157]~[.V184]~[.V211]~[.V238]~[.V265]);3)" office:value-type="float" office:value="1" calcext:value-type="float">
            <text:p>1</text:p>
          </table:table-cell>
          <table:table-cell table:style-name="ce497" table:formula="of:=COUNTIF(([.V22]~[.V49]~[.V76]~[.V103]~[.V130]~[.V157]~[.V184]~[.V211]~[.V238]~[.V265]);4)" office:value-type="float" office:value="0" calcext:value-type="float">
            <text:p>0</text:p>
          </table:table-cell>
          <table:table-cell table:formula="of:=COUNTIF(([.V22]~[.V49]~[.V76]~[.V103]~[.V130]~[.V157]~[.V184]~[.V211]~[.V238]~[.V265]);5)" office:value-type="float" office:value="0" calcext:value-type="float">
            <text:p>0</text:p>
          </table:table-cell>
          <table:table-cell table:formula="of:=COUNTIF(([.AA22]~ [.AA49]~ [.AA76]~ [.AA103]~ [.AA130]~ [.AA157]~ [.AA184]~ [.AA211]~ [.AA238]~ [.AA265]);1)" office:value-type="float" office:value="3" calcext:value-type="float">
            <text:p>3</text:p>
          </table:table-cell>
          <table:table-cell table:formula="of:=COUNTIF(([.AA22]~[.AA49]~[.AA76]~[.AA103]~[.AA130]~[.AA157]~[.AA184]~[.AA211]~[.AA238]~[.AA265]);2)" office:value-type="float" office:value="3" calcext:value-type="float">
            <text:p>3</text:p>
          </table:table-cell>
          <table:table-cell table:formula="of:=COUNTIF(([.AA22]~[.AA49]~[.AA76]~[.AA103]~[.AA130]~[.AA157]~[.AA184]~[.AA211]~[.AA238]~[.AA265]);3)" office:value-type="float" office:value="0" calcext:value-type="float">
            <text:p>0</text:p>
          </table:table-cell>
          <table:table-cell table:style-name="ce497" table:formula="of:=COUNTIF(([.AA22]~[.AA49]~[.AA76]~[.AA103]~[.AA130]~[.AA157]~[.AA184]~[.AA211]~[.AA238]~[.AA265]);4)" office:value-type="float" office:value="3" calcext:value-type="float">
            <text:p>3</text:p>
          </table:table-cell>
          <table:table-cell table:formula="of:=COUNTIF(([.AA22]~[.AA49]~[.AA76]~[.AA103]~[.AA130]~[.AA157]~[.AA184]~[.AA211]~[.AA238]~[.AA265]);5)" office:value-type="float" office:value="1" calcext:value-type="float">
            <text:p>1</text:p>
          </table:table-cell>
          <table:table-cell table:number-columns-repeated="16327"/>
        </table:table-row>
        <table:table-row table:style-name="ro2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0638447113656255" calcext:value-type="float">
            <text:p>-0,0638447113656255</text:p>
          </table:table-cell>
          <table:table-cell table:style-name="ce578" office:value-type="float" office:value="0.0631402875842786" calcext:value-type="float">
            <text:p>0,0631402875842786</text:p>
          </table:table-cell>
          <table:table-cell table:style-name="ce519" office:value-type="float" office:value="0.0131019086334328" calcext:value-type="float">
            <text:p>0,0131019086334328</text:p>
          </table:table-cell>
          <table:table-cell table:style-name="ce538" office:value-type="float" office:value="0.0985072195029346" calcext:value-type="float">
            <text:p>0,0985072195029346</text:p>
          </table:table-cell>
          <table:table-cell table:style-name="ce510" office:value-type="float" office:value="0.00319513174032663" calcext:value-type="float">
            <text:p>0,00319513174032663</text:p>
          </table:table-cell>
          <table:table-cell table:style-name="ce494" office:value-type="float" office:value="-0.249355839633617" calcext:value-type="float">
            <text:p>-0,249355839633617</text:p>
          </table:table-cell>
          <table:table-cell table:style-name="ce801" office:value-type="float" office:value="0.0210848821959933" calcext:value-type="float">
            <text:p>0,0210848821959933</text:p>
          </table:table-cell>
          <table:table-cell table:style-name="ce540" office:value-type="float" office:value="0.0307305862861419" calcext:value-type="float">
            <text:p>0,0307305862861419</text:p>
          </table:table-cell>
          <table:table-cell table:style-name="ce538" office:value-type="float" office:value="0.0502738002738002" calcext:value-type="float">
            <text:p>0,0502738002738002</text:p>
          </table:table-cell>
          <table:table-cell table:style-name="ce555" office:value-type="float" office:value="0.0182687682687682" calcext:value-type="float">
            <text:p>0,0182687682687682</text:p>
          </table:table-cell>
          <table:table-cell table:style-name="ce494" office:value-type="float" office:value="-0.0925814261866464" calcext:value-type="float">
            <text:p>-0,0925814261866464</text:p>
          </table:table-cell>
          <table:table-cell table:style-name="ce726" office:value-type="float" office:value="0.0510039172355649" calcext:value-type="float">
            <text:p>0,0510039172355649</text:p>
          </table:table-cell>
          <table:table-cell table:style-name="ce538" office:value-type="float" office:value="0.0517481431021398" calcext:value-type="float">
            <text:p>0,0517481431021398</text:p>
          </table:table-cell>
          <table:table-cell table:style-name="ce750" office:value-type="float" office:value="0.0405521612699426" calcext:value-type="float">
            <text:p>0,0405521612699426</text:p>
          </table:table-cell>
          <table:table-cell table:style-name="ce557" office:value-type="float" office:value="0.0329021169151675" calcext:value-type="float">
            <text:p>0,0329021169151675</text:p>
          </table:table-cell>
          <table:table-cell table:style-name="ce494" office:value-type="float" office:value="0.00189695590092681" calcext:value-type="float">
            <text:p>0,00189695590092681</text:p>
          </table:table-cell>
          <table:table-cell table:style-name="ce1001" office:value-type="float" office:value="0.0480619881206059" calcext:value-type="float">
            <text:p>0,0480619881206059</text:p>
          </table:table-cell>
          <table:table-cell table:style-name="ce1010" office:value-type="float" office:value="0.0281937343485987" calcext:value-type="float">
            <text:p>0,0281937343485987</text:p>
          </table:table-cell>
          <table:table-cell table:style-name="ce962" office:value-type="float" office:value="0.0564186373016854" calcext:value-type="float">
            <text:p>0,0564186373016854</text:p>
          </table:table-cell>
          <table:table-cell table:style-name="ce539" office:value-type="float" office:value="0.0405053331213868" calcext:value-type="float">
            <text:p>0,0405053331213868</text:p>
          </table:table-cell>
          <table:table-cell table:style-name="ce494" office:value-type="float" office:value="0.492436875960723" calcext:value-type="float">
            <text:p>0,492436875960723</text:p>
          </table:table-cell>
          <table:table-cell table:style-name="ce921" office:value-type="float" office:value="0.741713942344608" calcext:value-type="float">
            <text:p>0,741713942344608</text:p>
          </table:table-cell>
          <table:table-cell table:style-name="ce1062" office:value-type="float" office:value="0.636635733206486" calcext:value-type="float">
            <text:p>0,636635733206486</text:p>
          </table:table-cell>
          <table:table-cell table:style-name="ce495" office:value-type="float" office:value="0.742409607210553" calcext:value-type="float">
            <text:p>0,742409607210553</text:p>
          </table:table-cell>
          <table:table-cell table:style-name="ce953" office:value-type="float" office:value="0.570755285970107" calcext:value-type="float">
            <text:p>0,570755285970107</text:p>
          </table:table-cell>
          <table:table-cell/>
          <table:table-cell table:style-name="ce1087"/>
          <table:table-cell table:style-name="ce1087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base</text:p>
          </table:table-cell>
          <table:table-cell table:formula="of:=COUNTIF(([.C23]~ [.C50]~ [.C77]~ [.C104]~ [.C131]~ [.C158]~ [.C185]~ [.C212]~ [.C239]~ [.C266]);1)" office:value-type="float" office:value="0" calcext:value-type="float">
            <text:p>0</text:p>
          </table:table-cell>
          <table:table-cell table:formula="of:=COUNTIF(([.C23]~[.C50]~[.C77]~[.C104]~[.C131]~[.C158]~[.C185]~[.C212]~[.C239]~[.C266]);2)" office:value-type="float" office:value="9" calcext:value-type="float">
            <text:p>9</text:p>
          </table:table-cell>
          <table:table-cell table:formula="of:=COUNTIF(([.C23]~[.C50]~[.C77]~[.C104]~[.C131]~[.C158]~[.C185]~[.C212]~[.C239]~[.C266]);3)" office:value-type="float" office:value="0" calcext:value-type="float">
            <text:p>0</text:p>
          </table:table-cell>
          <table:table-cell table:formula="of:=COUNTIF(([.C23]~[.C50]~[.C77]~[.C104]~[.C131]~[.C158]~[.C185]~[.C212]~[.C239]~[.C266]);4)" office:value-type="float" office:value="1" calcext:value-type="float">
            <text:p>1</text:p>
          </table:table-cell>
          <table:table-cell table:formula="of:=COUNTIF(([.C23]~[.C50]~[.C77]~[.C104]~[.C131]~[.C158]~[.C185]~[.C212]~[.C239]~[.C266]);5)" office:value-type="float" office:value="0" calcext:value-type="float">
            <text:p>0</text:p>
          </table:table-cell>
          <table:table-cell table:formula="of:=COUNTIF(([.H23]~ [.H50]~ [.H77]~ [.H104]~ [.H131]~ [.H158]~ [.H185]~ [.H212]~ [.H239]~ [.H266]);1)" office:value-type="float" office:value="7" calcext:value-type="float">
            <text:p>7</text:p>
          </table:table-cell>
          <table:table-cell table:formula="of:=COUNTIF(([.H23]~[.H50]~[.H77]~[.H104]~[.H131]~[.H158]~[.H185]~[.H212]~[.H239]~[.H266]);2)" office:value-type="float" office:value="3" calcext:value-type="float">
            <text:p>3</text:p>
          </table:table-cell>
          <table:table-cell table:formula="of:=COUNTIF(([.H23]~[.H50]~[.H77]~[.H104]~[.H131]~[.H158]~[.H185]~[.H212]~[.H239]~[.H266]);3)" office:value-type="float" office:value="0" calcext:value-type="float">
            <text:p>0</text:p>
          </table:table-cell>
          <table:table-cell table:formula="of:=COUNTIF(([.H23]~[.H50]~[.H77]~[.H104]~[.H131]~[.H158]~[.H185]~[.H212]~[.H239]~[.H266]);4)" office:value-type="float" office:value="0" calcext:value-type="float">
            <text:p>0</text:p>
          </table:table-cell>
          <table:table-cell table:formula="of:=COUNTIF(([.H23]~[.H50]~[.H77]~[.H104]~[.H131]~[.H158]~[.H185]~[.H212]~[.H239]~[.H266]);5)" office:value-type="float" office:value="0" calcext:value-type="float">
            <text:p>0</text:p>
          </table:table-cell>
          <table:table-cell table:formula="of:=COUNTIF(([.M23]~ [.M50]~ [.M77]~ [.M104]~ [.M131]~ [.M158]~ [.M185]~ [.M212]~ [.M239]~ [.M266]);1)" office:value-type="float" office:value="5" calcext:value-type="float">
            <text:p>5</text:p>
          </table:table-cell>
          <table:table-cell table:formula="of:=COUNTIF(([.M23]~[.M50]~[.M77]~[.M104]~[.M131]~[.M158]~[.M185]~[.M212]~[.M239]~[.M266]);2)" office:value-type="float" office:value="5" calcext:value-type="float">
            <text:p>5</text:p>
          </table:table-cell>
          <table:table-cell table:formula="of:=COUNTIF(([.M23]~[.M50]~[.M77]~[.M104]~[.M131]~[.M158]~[.M185]~[.M212]~[.M239]~[.M266]);3)" office:value-type="float" office:value="0" calcext:value-type="float">
            <text:p>0</text:p>
          </table:table-cell>
          <table:table-cell table:formula="of:=COUNTIF(([.M23]~[.M50]~[.M77]~[.M104]~[.M131]~[.M158]~[.M185]~[.M212]~[.M239]~[.M266]);4)" office:value-type="float" office:value="0" calcext:value-type="float">
            <text:p>0</text:p>
          </table:table-cell>
          <table:table-cell table:formula="of:=COUNTIF(([.M23]~[.M50]~[.M77]~[.M104]~[.M131]~[.M158]~[.M185]~[.M212]~[.M239]~[.M266]);5)" office:value-type="float" office:value="0" calcext:value-type="float">
            <text:p>0</text:p>
          </table:table-cell>
          <table:table-cell table:formula="of:=COUNTIF(([.R23]~ [.R50]~ [.R77]~ [.R104]~ [.R131]~ [.R158]~ [.R185]~ [.R212]~ [.R239]~ [.R266]);1)" office:value-type="float" office:value="6" calcext:value-type="float">
            <text:p>6</text:p>
          </table:table-cell>
          <table:table-cell table:formula="of:=COUNTIF(([.R23]~[.R50]~[.R77]~[.R104]~[.R131]~[.R158]~[.R185]~[.R212]~[.R239]~[.R266]);2)" office:value-type="float" office:value="4" calcext:value-type="float">
            <text:p>4</text:p>
          </table:table-cell>
          <table:table-cell table:formula="of:=COUNTIF(([.R23]~[.R50]~[.R77]~[.R104]~[.R131]~[.R158]~[.R185]~[.R212]~[.R239]~[.R266]);3)" office:value-type="float" office:value="0" calcext:value-type="float">
            <text:p>0</text:p>
          </table:table-cell>
          <table:table-cell table:formula="of:=COUNTIF(([.R23]~[.R50]~[.R77]~[.R104]~[.R131]~[.R158]~[.R185]~[.R212]~[.R239]~[.R266]);4)" office:value-type="float" office:value="0" calcext:value-type="float">
            <text:p>0</text:p>
          </table:table-cell>
          <table:table-cell table:formula="of:=COUNTIF(([.R23]~[.R50]~[.R77]~[.R104]~[.R131]~[.R158]~[.R185]~[.R212]~[.R239]~[.R266]);5)" office:value-type="float" office:value="0" calcext:value-type="float">
            <text:p>0</text:p>
          </table:table-cell>
          <table:table-cell table:formula="of:=COUNTIF(([.W23]~ [.W50]~ [.W77]~ [.W104]~ [.W131]~ [.W158]~ [.W185]~ [.W212]~ [.W239]~ [.W266]);1)" office:value-type="float" office:value="0" calcext:value-type="float">
            <text:p>0</text:p>
          </table:table-cell>
          <table:table-cell table:formula="of:=COUNTIF(([.W23]~[.W50]~[.W77]~[.W104]~[.W131]~[.W158]~[.W185]~[.W212]~[.W239]~[.W266]);2)" office:value-type="float" office:value="0" calcext:value-type="float">
            <text:p>0</text:p>
          </table:table-cell>
          <table:table-cell table:formula="of:=COUNTIF(([.W23]~[.W50]~[.W77]~[.W104]~[.W131]~[.W158]~[.W185]~[.W212]~[.W239]~[.W266]);3)" office:value-type="float" office:value="0" calcext:value-type="float">
            <text:p>0</text:p>
          </table:table-cell>
          <table:table-cell table:formula="of:=COUNTIF(([.W23]~[.W50]~[.W77]~[.W104]~[.W131]~[.W158]~[.W185]~[.W212]~[.W239]~[.W266]);4)" office:value-type="float" office:value="2" calcext:value-type="float">
            <text:p>2</text:p>
          </table:table-cell>
          <table:table-cell table:formula="of:=COUNTIF(([.W23]~[.W50]~[.W77]~[.W104]~[.W131]~[.W158]~[.W185]~[.W212]~[.W239]~[.W266]);5)" office:value-type="float" office:value="8" calcext:value-type="float">
            <text:p>8</text:p>
          </table:table-cell>
          <table:table-cell table:number-columns-repeated="16327"/>
        </table:table-row>
        <table:table-row table:style-name="ro2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6" office:value-type="float" office:value="0.0560997867669975" calcext:value-type="float">
            <text:p>0,0560997867669975</text:p>
          </table:table-cell>
          <table:table-cell table:style-name="ce579" office:value-type="float" office:value="0.0656515490222897" calcext:value-type="float">
            <text:p>0,0656515490222897</text:p>
          </table:table-cell>
          <table:table-cell table:style-name="ce637" office:value-type="float" office:value="0.021988485567347" calcext:value-type="float">
            <text:p>0,021988485567347</text:p>
          </table:table-cell>
          <table:table-cell table:style-name="ce672" office:value-type="float" office:value="0.0889778792247676" calcext:value-type="float">
            <text:p>0,0889778792247676</text:p>
          </table:table-cell>
          <table:table-cell table:style-name="ce688" office:value-type="float" office:value="0.0500309049584708" calcext:value-type="float">
            <text:p>0,0500309049584708</text:p>
          </table:table-cell>
          <table:table-cell table:style-name="ce540" office:value-type="float" office:value="0.0307254473921141" calcext:value-type="float">
            <text:p>0,0307254473921141</text:p>
          </table:table-cell>
          <table:table-cell table:style-name="ce774" office:value-type="float" office:value="0.0305815583593362" calcext:value-type="float">
            <text:p>0,0305815583593362</text:p>
          </table:table-cell>
          <table:table-cell table:style-name="ce833" office:value-type="float" office:value="0.0353504520171187" calcext:value-type="float">
            <text:p>0,0353504520171187</text:p>
          </table:table-cell>
          <table:table-cell table:style-name="ce680" office:value-type="float" office:value="0.0492408825742159" calcext:value-type="float">
            <text:p>0,0492408825742159</text:p>
          </table:table-cell>
          <table:table-cell table:style-name="ce555" office:value-type="float" office:value="0.0182687682687682" calcext:value-type="float">
            <text:p>0,0182687682687682</text:p>
          </table:table-cell>
          <table:table-cell table:style-name="ce769" office:value-type="float" office:value="0.0332402779384835" calcext:value-type="float">
            <text:p>0,0332402779384835</text:p>
          </table:table-cell>
          <table:table-cell table:style-name="ce749" office:value-type="float" office:value="0.0482714675210597" calcext:value-type="float">
            <text:p>0,0482714675210597</text:p>
          </table:table-cell>
          <table:table-cell table:style-name="ce538" office:value-type="float" office:value="0.0518404922972623" calcext:value-type="float">
            <text:p>0,0518404922972623</text:p>
          </table:table-cell>
          <table:table-cell table:style-name="ce750" office:value-type="float" office:value="0.0405793227979198" calcext:value-type="float">
            <text:p>0,0405793227979198</text:p>
          </table:table-cell>
          <table:table-cell table:style-name="ce769" office:value-type="float" office:value="0.0331207672153839" calcext:value-type="float">
            <text:p>0,0331207672153839</text:p>
          </table:table-cell>
          <table:table-cell table:style-name="ce704" office:value-type="float" office:value="0.055466263275661" calcext:value-type="float">
            <text:p>0,055466263275661</text:p>
          </table:table-cell>
          <table:table-cell table:style-name="ce847" office:value-type="float" office:value="0.0447130947272764" calcext:value-type="float">
            <text:p>0,0447130947272764</text:p>
          </table:table-cell>
          <table:table-cell table:style-name="ce1010" office:value-type="float" office:value="0.028204123883428" calcext:value-type="float">
            <text:p>0,028204123883428</text:p>
          </table:table-cell>
          <table:table-cell table:style-name="ce538" office:value-type="float" office:value="0.0570835675307643" calcext:value-type="float">
            <text:p>0,0570835675307643</text:p>
          </table:table-cell>
          <table:table-cell table:style-name="ce819" office:value-type="float" office:value="0.0558195074598592" calcext:value-type="float">
            <text:p>0,0558195074598592</text:p>
          </table:table-cell>
          <table:table-cell table:style-name="ce538" office:value-type="float" office:value="0.744622609029389" calcext:value-type="float">
            <text:p>0,744622609029389</text:p>
          </table:table-cell>
          <table:table-cell table:style-name="ce921" office:value-type="float" office:value="0.741724442946359" calcext:value-type="float">
            <text:p>0,741724442946359</text:p>
          </table:table-cell>
          <table:table-cell table:style-name="ce1062" office:value-type="float" office:value="0.636635733206486" calcext:value-type="float">
            <text:p>0,636635733206486</text:p>
          </table:table-cell>
          <table:table-cell table:style-name="ce726" office:value-type="float" office:value="0.743321846987594" calcext:value-type="float">
            <text:p>0,743321846987594</text:p>
          </table:table-cell>
          <table:table-cell table:style-name="ce911" office:value-type="float" office:value="0.74440865926873" calcext:value-type="float">
            <text:p>0,74440865926873</text:p>
          </table:table-cell>
          <table:table-cell/>
          <table:table-cell table:style-name="ce1087"/>
          <table:table-cell table:style-name="ce1087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bbq</text:p>
          </table:table-cell>
          <table:table-cell table:formula="of:=COUNTIF(([.D23]~ [.D50]~ [.D77]~ [.D104]~ [.D131]~ [.D158]~ [.D185]~ [.D212]~ [.D239]~ [.D266]);1)" office:value-type="float" office:value="0" calcext:value-type="float">
            <text:p>0</text:p>
          </table:table-cell>
          <table:table-cell table:formula="of:=COUNTIF(([.D23]~[.D50]~[.D77]~[.D104]~[.D131]~[.D158]~[.D185]~[.D212]~[.D239]~[.D266]);2)" office:value-type="float" office:value="0" calcext:value-type="float">
            <text:p>0</text:p>
          </table:table-cell>
          <table:table-cell table:formula="of:=COUNTIF(([.D23]~[.D50]~[.D77]~[.D104]~[.D131]~[.D158]~[.D185]~[.D212]~[.D239]~[.D266]);3)" office:value-type="float" office:value="1" calcext:value-type="float">
            <text:p>1</text:p>
          </table:table-cell>
          <table:table-cell table:formula="of:=COUNTIF(([.D23]~[.D50]~[.D77]~[.D104]~[.D131]~[.D158]~[.D185]~[.D212]~[.D239]~[.D266]);4)" office:value-type="float" office:value="6" calcext:value-type="float">
            <text:p>6</text:p>
          </table:table-cell>
          <table:table-cell table:formula="of:=COUNTIF(([.D23]~[.D50]~[.D77]~[.D104]~[.D131]~[.D158]~[.D185]~[.D212]~[.D239]~[.D266]);5)" office:value-type="float" office:value="3" calcext:value-type="float">
            <text:p>3</text:p>
          </table:table-cell>
          <table:table-cell table:formula="of:=COUNTIF(([.I23]~ [.I50]~ [.I77]~ [.I104]~ [.I131]~ [.I158]~ [.I185]~ [.I212]~ [.I239]~ [.I266]);1)" office:value-type="float" office:value="0" calcext:value-type="float">
            <text:p>0</text:p>
          </table:table-cell>
          <table:table-cell table:formula="of:=COUNTIF(([.I23]~[.I50]~[.I77]~[.I104]~[.I131]~[.I158]~[.I185]~[.I212]~[.I239]~[.I266]);2)" office:value-type="float" office:value="0" calcext:value-type="float">
            <text:p>0</text:p>
          </table:table-cell>
          <table:table-cell table:formula="of:=COUNTIF(([.I23]~[.I50]~[.I77]~[.I104]~[.I131]~[.I158]~[.I185]~[.I212]~[.I239]~[.I266]);3)" office:value-type="float" office:value="1" calcext:value-type="float">
            <text:p>1</text:p>
          </table:table-cell>
          <table:table-cell table:formula="of:=COUNTIF(([.I23]~[.I50]~[.I77]~[.I104]~[.I131]~[.I158]~[.I185]~[.I212]~[.I239]~[.I266]);4)" office:value-type="float" office:value="5" calcext:value-type="float">
            <text:p>5</text:p>
          </table:table-cell>
          <table:table-cell table:formula="of:=COUNTIF(([.I23]~[.I50]~[.I77]~[.I104]~[.I131]~[.I158]~[.I185]~[.I212]~[.I239]~[.I266]);5)" office:value-type="float" office:value="4" calcext:value-type="float">
            <text:p>4</text:p>
          </table:table-cell>
          <table:table-cell table:formula="of:=COUNTIF(([.N23]~ [.N50]~ [.N77]~ [.N104]~ [.N131]~ [.N158]~ [.N185]~ [.N212]~ [.N239]~ [.N266]);1)" office:value-type="float" office:value="0" calcext:value-type="float">
            <text:p>0</text:p>
          </table:table-cell>
          <table:table-cell table:formula="of:=COUNTIF(([.N23]~[.N50]~[.N77]~[.N104]~[.N131]~[.N158]~[.N185]~[.N212]~[.N239]~[.N266]);2)" office:value-type="float" office:value="0" calcext:value-type="float">
            <text:p>0</text:p>
          </table:table-cell>
          <table:table-cell table:formula="of:=COUNTIF(([.N23]~[.N50]~[.N77]~[.N104]~[.N131]~[.N158]~[.N185]~[.N212]~[.N239]~[.N266]);3)" office:value-type="float" office:value="0" calcext:value-type="float">
            <text:p>0</text:p>
          </table:table-cell>
          <table:table-cell table:formula="of:=COUNTIF(([.N23]~[.N50]~[.N77]~[.N104]~[.N131]~[.N158]~[.N185]~[.N212]~[.N239]~[.N266]);4)" office:value-type="float" office:value="10" calcext:value-type="float">
            <text:p>10</text:p>
          </table:table-cell>
          <table:table-cell table:formula="of:=COUNTIF(([.N23]~[.N50]~[.N77]~[.N104]~[.N131]~[.N158]~[.N185]~[.N212]~[.N239]~[.N266]);5)" office:value-type="float" office:value="0" calcext:value-type="float">
            <text:p>0</text:p>
          </table:table-cell>
          <table:table-cell table:formula="of:=COUNTIF(([.S23]~ [.S50]~ [.S77]~ [.S104]~ [.S131]~ [.S158]~ [.S185]~ [.S212]~ [.S239]~ [.S266]);1)" office:value-type="float" office:value="0" calcext:value-type="float">
            <text:p>0</text:p>
          </table:table-cell>
          <table:table-cell table:formula="of:=COUNTIF(([.S23]~[.S50]~[.S77]~[.S104]~[.S131]~[.S158]~[.S185]~[.S212]~[.S239]~[.S266]);2)" office:value-type="float" office:value="0" calcext:value-type="float">
            <text:p>0</text:p>
          </table:table-cell>
          <table:table-cell table:formula="of:=COUNTIF(([.S23]~[.S50]~[.S77]~[.S104]~[.S131]~[.S158]~[.S185]~[.S212]~[.S239]~[.S266]);3)" office:value-type="float" office:value="2" calcext:value-type="float">
            <text:p>2</text:p>
          </table:table-cell>
          <table:table-cell table:formula="of:=COUNTIF(([.S23]~[.S50]~[.S77]~[.S104]~[.S131]~[.S158]~[.S185]~[.S212]~[.S239]~[.S266]);4)" office:value-type="float" office:value="8" calcext:value-type="float">
            <text:p>8</text:p>
          </table:table-cell>
          <table:table-cell table:formula="of:=COUNTIF(([.S23]~[.S50]~[.S77]~[.S104]~[.S131]~[.S158]~[.S185]~[.S212]~[.S239]~[.S266]);5)" office:value-type="float" office:value="0" calcext:value-type="float">
            <text:p>0</text:p>
          </table:table-cell>
          <table:table-cell table:formula="of:=COUNTIF(([.X23]~ [.X50]~ [.X77]~ [.X104]~ [.X131]~ [.X158]~ [.X185]~ [.X212]~ [.X239]~ [.X266]);1)" office:value-type="float" office:value="7" calcext:value-type="float">
            <text:p>7</text:p>
          </table:table-cell>
          <table:table-cell table:formula="of:=COUNTIF(([.X23]~[.X50]~[.X77]~[.X104]~[.X131]~[.X158]~[.X185]~[.X212]~[.X239]~[.X266]);2)" office:value-type="float" office:value="1" calcext:value-type="float">
            <text:p>1</text:p>
          </table:table-cell>
          <table:table-cell table:formula="of:=COUNTIF(([.X23]~[.X50]~[.X77]~[.X104]~[.X131]~[.X158]~[.X185]~[.X212]~[.X239]~[.X266]);3)" office:value-type="float" office:value="1" calcext:value-type="float">
            <text:p>1</text:p>
          </table:table-cell>
          <table:table-cell table:formula="of:=COUNTIF(([.X23]~[.X50]~[.X77]~[.X104]~[.X131]~[.X158]~[.X185]~[.X212]~[.X239]~[.X266]);4)" office:value-type="float" office:value="1" calcext:value-type="float">
            <text:p>1</text:p>
          </table:table-cell>
          <table:table-cell table:formula="of:=COUNTIF(([.X23]~[.X50]~[.X77]~[.X104]~[.X131]~[.X158]~[.X185]~[.X212]~[.X239]~[.X266]);5)" office:value-type="float" office:value="0" calcext:value-type="float">
            <text:p>0</text:p>
          </table:table-cell>
          <table:table-cell table:number-columns-repeated="16327"/>
        </table:table-row>
        <table:table-row table:style-name="ro2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0.146249214296552" calcext:value-type="float">
            <text:p>0,146249214296552</text:p>
          </table:table-cell>
          <table:table-cell table:style-name="ce577" office:value-type="float" office:value="0.202328447584518" calcext:value-type="float">
            <text:p>0,202328447584518</text:p>
          </table:table-cell>
          <table:table-cell table:style-name="ce556" office:value-type="float" office:value="0.203726084158649" calcext:value-type="float">
            <text:p>0,203726084158649</text:p>
          </table:table-cell>
          <table:table-cell table:style-name="ce673" office:value-type="float" office:value="0.177021509402656" calcext:value-type="float">
            <text:p>0,177021509402656</text:p>
          </table:table-cell>
          <table:table-cell table:style-name="ce538" office:value-type="float" office:value="0.222500753004732" calcext:value-type="float">
            <text:p>0,222500753004732</text:p>
          </table:table-cell>
          <table:table-cell table:style-name="ce765" office:value-type="float" office:value="0.323251851029629" calcext:value-type="float">
            <text:p>0,323251851029629</text:p>
          </table:table-cell>
          <table:table-cell table:style-name="ce494" office:value-type="float" office:value="0.264113458557903" calcext:value-type="float">
            <text:p>0,264113458557903</text:p>
          </table:table-cell>
          <table:table-cell table:style-name="ce816" office:value-type="float" office:value="0.272196938863606" calcext:value-type="float">
            <text:p>0,272196938863606</text:p>
          </table:table-cell>
          <table:table-cell table:style-name="ce778" office:value-type="float" office:value="0.317182817182817" calcext:value-type="float">
            <text:p>0,317182817182817</text:p>
          </table:table-cell>
          <table:table-cell table:style-name="ce884" office:value-type="float" office:value="0.292043347598903" calcext:value-type="float">
            <text:p>0,292043347598903</text:p>
          </table:table-cell>
          <table:table-cell table:style-name="ce907" office:value-type="float" office:value="0.691190267046711" calcext:value-type="float">
            <text:p>0,691190267046711</text:p>
          </table:table-cell>
          <table:table-cell table:style-name="ce926" office:value-type="float" office:value="0.696280337389636" calcext:value-type="float">
            <text:p>0,696280337389636</text:p>
          </table:table-cell>
          <table:table-cell table:style-name="ce494" office:value-type="float" office:value="0.642131115214313" calcext:value-type="float">
            <text:p>0,642131115214313</text:p>
          </table:table-cell>
          <table:table-cell table:style-name="ce700" office:value-type="float" office:value="0.709410220013809" calcext:value-type="float">
            <text:p>0,709410220013809</text:p>
          </table:table-cell>
          <table:table-cell table:style-name="ce977" office:value-type="float" office:value="0.686798247972799" calcext:value-type="float">
            <text:p>0,686798247972799</text:p>
          </table:table-cell>
          <table:table-cell table:style-name="ce989" office:value-type="float" office:value="0.709417351423591" calcext:value-type="float">
            <text:p>0,709417351423591</text:p>
          </table:table-cell>
          <table:table-cell table:style-name="ce1002" office:value-type="float" office:value="0.679132723190585" calcext:value-type="float">
            <text:p>0,679132723190585</text:p>
          </table:table-cell>
          <table:table-cell table:style-name="ce494" office:value-type="float" office:value="0.625647397889054" calcext:value-type="float">
            <text:p>0,625647397889054</text:p>
          </table:table-cell>
          <table:table-cell table:style-name="ce840" office:value-type="float" office:value="0.706599190101128" calcext:value-type="float">
            <text:p>0,706599190101128</text:p>
          </table:table-cell>
          <table:table-cell table:style-name="ce917" office:value-type="float" office:value="0.675511970302554" calcext:value-type="float">
            <text:p>0,675511970302554</text:p>
          </table:table-cell>
          <table:table-cell table:style-name="ce494" office:value-type="float" office:value="0.974184139339835" calcext:value-type="float">
            <text:p>0,974184139339835</text:p>
          </table:table-cell>
          <table:table-cell table:style-name="ce546" office:value-type="float" office:value="0.983482422189557" calcext:value-type="float">
            <text:p>0,983482422189557</text:p>
          </table:table-cell>
          <table:table-cell table:style-name="ce538" office:value-type="float" office:value="0.983644197085269" calcext:value-type="float">
            <text:p>0,983644197085269</text:p>
          </table:table-cell>
          <table:table-cell table:style-name="ce549" office:value-type="float" office:value="0.98354280064962" calcext:value-type="float">
            <text:p>0,98354280064962</text:p>
          </table:table-cell>
          <table:table-cell table:style-name="ce736" office:value-type="float" office:value="0.981431851554043" calcext:value-type="float">
            <text:p>0,981431851554043</text:p>
          </table:table-cell>
          <table:table-cell/>
          <table:table-cell table:style-name="ce1088"/>
          <table:table-cell table:style-name="ce1087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his</text:p>
          </table:table-cell>
          <table:table-cell table:formula="of:=COUNTIF(([.E23]~ [.E50]~ [.E77]~ [.E104]~ [.E131]~ [.E158]~ [.E185]~ [.E212]~ [.E239]~ [.E266]);1)" office:value-type="float" office:value="0" calcext:value-type="float">
            <text:p>0</text:p>
          </table:table-cell>
          <table:table-cell table:formula="of:=COUNTIF(([.E23]~[.E50]~[.E77]~[.E104]~[.E131]~[.E158]~[.E185]~[.E212]~[.E239]~[.E266]);2)" office:value-type="float" office:value="0" calcext:value-type="float">
            <text:p>0</text:p>
          </table:table-cell>
          <table:table-cell table:formula="of:=COUNTIF(([.E23]~[.E50]~[.E77]~[.E104]~[.E131]~[.E158]~[.E185]~[.E212]~[.E239]~[.E266]);3)" office:value-type="float" office:value="1" calcext:value-type="float">
            <text:p>1</text:p>
          </table:table-cell>
          <table:table-cell table:formula="of:=COUNTIF(([.E23]~[.E50]~[.E77]~[.E104]~[.E131]~[.E158]~[.E185]~[.E212]~[.E239]~[.E266]);4)" office:value-type="float" office:value="3" calcext:value-type="float">
            <text:p>3</text:p>
          </table:table-cell>
          <table:table-cell table:formula="of:=COUNTIF(([.E23]~[.E50]~[.E77]~[.E104]~[.E131]~[.E158]~[.E185]~[.E212]~[.E239]~[.E266]);5)" office:value-type="float" office:value="6" calcext:value-type="float">
            <text:p>6</text:p>
          </table:table-cell>
          <table:table-cell table:formula="of:=COUNTIF(([.J23]~ [.J50]~ [.J77]~ [.J104]~ [.J131]~ [.J158]~ [.J185]~ [.J212]~ [.J239]~ [.J266]);1)" office:value-type="float" office:value="0" calcext:value-type="float">
            <text:p>0</text:p>
          </table:table-cell>
          <table:table-cell table:formula="of:=COUNTIF(([.J23]~[.J50]~[.J77]~[.J104]~[.J131]~[.J158]~[.J185]~[.J212]~[.J239]~[.J266]);2)" office:value-type="float" office:value="0" calcext:value-type="float">
            <text:p>0</text:p>
          </table:table-cell>
          <table:table-cell table:formula="of:=COUNTIF(([.J23]~[.J50]~[.J77]~[.J104]~[.J131]~[.J158]~[.J185]~[.J212]~[.J239]~[.J266]);3)" office:value-type="float" office:value="2" calcext:value-type="float">
            <text:p>2</text:p>
          </table:table-cell>
          <table:table-cell table:formula="of:=COUNTIF(([.J23]~[.J50]~[.J77]~[.J104]~[.J131]~[.J158]~[.J185]~[.J212]~[.J239]~[.J266]);4)" office:value-type="float" office:value="4" calcext:value-type="float">
            <text:p>4</text:p>
          </table:table-cell>
          <table:table-cell table:formula="of:=COUNTIF(([.J23]~[.J50]~[.J77]~[.J104]~[.J131]~[.J158]~[.J185]~[.J212]~[.J239]~[.J266]);5)" office:value-type="float" office:value="4" calcext:value-type="float">
            <text:p>4</text:p>
          </table:table-cell>
          <table:table-cell table:formula="of:=COUNTIF(([.O23]~ [.O50]~ [.O77]~ [.O104]~ [.O131]~ [.O158]~ [.O185]~ [.O212]~ [.O239]~ [.O266]);1)" office:value-type="float" office:value="0" calcext:value-type="float">
            <text:p>0</text:p>
          </table:table-cell>
          <table:table-cell table:formula="of:=COUNTIF(([.O23]~[.O50]~[.O77]~[.O104]~[.O131]~[.O158]~[.O185]~[.O212]~[.O239]~[.O266]);2)" office:value-type="float" office:value="0" calcext:value-type="float">
            <text:p>0</text:p>
          </table:table-cell>
          <table:table-cell table:formula="of:=COUNTIF(([.O23]~[.O50]~[.O77]~[.O104]~[.O131]~[.O158]~[.O185]~[.O212]~[.O239]~[.O266]);3)" office:value-type="float" office:value="0" calcext:value-type="float">
            <text:p>0</text:p>
          </table:table-cell>
          <table:table-cell table:formula="of:=COUNTIF(([.O23]~[.O50]~[.O77]~[.O104]~[.O131]~[.O158]~[.O185]~[.O212]~[.O239]~[.O266]);4)" office:value-type="float" office:value="0" calcext:value-type="float">
            <text:p>0</text:p>
          </table:table-cell>
          <table:table-cell table:formula="of:=COUNTIF(([.O23]~[.O50]~[.O77]~[.O104]~[.O131]~[.O158]~[.O185]~[.O212]~[.O239]~[.O266]);5)" office:value-type="float" office:value="10" calcext:value-type="float">
            <text:p>10</text:p>
          </table:table-cell>
          <table:table-cell table:formula="of:=COUNTIF(([.T23]~ [.T50]~ [.T77]~ [.T104]~ [.T131]~ [.T158]~ [.T185]~ [.T212]~ [.T239]~ [.T266]);1)" office:value-type="float" office:value="0" calcext:value-type="float">
            <text:p>0</text:p>
          </table:table-cell>
          <table:table-cell table:formula="of:=COUNTIF(([.T23]~[.T50]~[.T77]~[.T104]~[.T131]~[.T158]~[.T185]~[.T212]~[.T239]~[.T266]);2)" office:value-type="float" office:value="0" calcext:value-type="float">
            <text:p>0</text:p>
          </table:table-cell>
          <table:table-cell table:formula="of:=COUNTIF(([.T23]~[.T50]~[.T77]~[.T104]~[.T131]~[.T158]~[.T185]~[.T212]~[.T239]~[.T266]);3)" office:value-type="float" office:value="0" calcext:value-type="float">
            <text:p>0</text:p>
          </table:table-cell>
          <table:table-cell table:formula="of:=COUNTIF(([.T23]~[.T50]~[.T77]~[.T104]~[.T131]~[.T158]~[.T185]~[.T212]~[.T239]~[.T266]);4)" office:value-type="float" office:value="0" calcext:value-type="float">
            <text:p>0</text:p>
          </table:table-cell>
          <table:table-cell table:formula="of:=COUNTIF(([.T23]~[.T50]~[.T77]~[.T104]~[.T131]~[.T158]~[.T185]~[.T212]~[.T239]~[.T266]);5)" office:value-type="float" office:value="10" calcext:value-type="float">
            <text:p>10</text:p>
          </table:table-cell>
          <table:table-cell table:formula="of:=COUNTIF(([.Y23]~ [.Y50]~ [.Y77]~ [.Y104]~ [.Y131]~ [.Y158]~ [.Y185]~ [.Y212]~ [.Y239]~ [.Y266]);1)" office:value-type="float" office:value="2" calcext:value-type="float">
            <text:p>2</text:p>
          </table:table-cell>
          <table:table-cell table:formula="of:=COUNTIF(([.Y23]~[.Y50]~[.Y77]~[.Y104]~[.Y131]~[.Y158]~[.Y185]~[.Y212]~[.Y239]~[.Y266]);2)" office:value-type="float" office:value="4" calcext:value-type="float">
            <text:p>4</text:p>
          </table:table-cell>
          <table:table-cell table:formula="of:=COUNTIF(([.Y23]~[.Y50]~[.Y77]~[.Y104]~[.Y131]~[.Y158]~[.Y185]~[.Y212]~[.Y239]~[.Y266]);3)" office:value-type="float" office:value="2" calcext:value-type="float">
            <text:p>2</text:p>
          </table:table-cell>
          <table:table-cell table:formula="of:=COUNTIF(([.Y23]~[.Y50]~[.Y77]~[.Y104]~[.Y131]~[.Y158]~[.Y185]~[.Y212]~[.Y239]~[.Y266]);4)" office:value-type="float" office:value="2" calcext:value-type="float">
            <text:p>2</text:p>
          </table:table-cell>
          <table:table-cell table:formula="of:=COUNTIF(([.Y23]~[.Y50]~[.Y77]~[.Y104]~[.Y131]~[.Y158]~[.Y185]~[.Y212]~[.Y239]~[.Y266]);5)" office:value-type="float" office:value="0" calcext:value-type="float">
            <text:p>0</text:p>
          </table:table-cell>
          <table:table-cell table:number-columns-repeated="16327"/>
        </table:table-row>
        <table:table-row table:style-name="ro2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7" office:value-type="float" office:value="0.167813550796615" calcext:value-type="float">
            <text:p>0,167813550796615</text:p>
          </table:table-cell>
          <table:table-cell table:style-name="ce580" office:value-type="float" office:value="0.21407756359807" calcext:value-type="float">
            <text:p>0,21407756359807</text:p>
          </table:table-cell>
          <table:table-cell table:style-name="ce556" office:value-type="float" office:value="0.203726084158649" calcext:value-type="float">
            <text:p>0,203726084158649</text:p>
          </table:table-cell>
          <table:table-cell table:style-name="ce610" office:value-type="float" office:value="0.169375615202997" calcext:value-type="float">
            <text:p>0,169375615202997</text:p>
          </table:table-cell>
          <table:table-cell table:style-name="ce507" office:value-type="float" office:value="0.167813550796615" calcext:value-type="float">
            <text:p>0,167813550796615</text:p>
          </table:table-cell>
          <table:table-cell table:style-name="ce538" office:value-type="float" office:value="0.32881213436769" calcext:value-type="float">
            <text:p>0,32881213436769</text:p>
          </table:table-cell>
          <table:table-cell table:style-name="ce802" office:value-type="float" office:value="0.265639710084155" calcext:value-type="float">
            <text:p>0,265639710084155</text:p>
          </table:table-cell>
          <table:table-cell table:style-name="ce586" office:value-type="float" office:value="0.264218805885473" calcext:value-type="float">
            <text:p>0,264218805885473</text:p>
          </table:table-cell>
          <table:table-cell table:style-name="ce612" office:value-type="float" office:value="0.319387402720736" calcext:value-type="float">
            <text:p>0,319387402720736</text:p>
          </table:table-cell>
          <table:table-cell table:style-name="ce538" office:value-type="float" office:value="0.32881213436769" calcext:value-type="float">
            <text:p>0,32881213436769</text:p>
          </table:table-cell>
          <table:table-cell table:style-name="ce538" office:value-type="float" office:value="0.714630665691025" calcext:value-type="float">
            <text:p>0,714630665691025</text:p>
          </table:table-cell>
          <table:table-cell table:style-name="ce539" office:value-type="float" office:value="0.692896011003678" calcext:value-type="float">
            <text:p>0,692896011003678</text:p>
          </table:table-cell>
          <table:table-cell table:style-name="ce494" office:value-type="float" office:value="0.642131115214313" calcext:value-type="float">
            <text:p>0,642131115214313</text:p>
          </table:table-cell>
          <table:table-cell table:style-name="ce866" office:value-type="float" office:value="0.709931721350971" calcext:value-type="float">
            <text:p>0,709931721350971</text:p>
          </table:table-cell>
          <table:table-cell table:style-name="ce538" office:value-type="float" office:value="0.714630665691025" calcext:value-type="float">
            <text:p>0,714630665691025</text:p>
          </table:table-cell>
          <table:table-cell table:style-name="ce538" office:value-type="float" office:value="0.713639831537156" calcext:value-type="float">
            <text:p>0,713639831537156</text:p>
          </table:table-cell>
          <table:table-cell table:style-name="ce1002" office:value-type="float" office:value="0.679132723190585" calcext:value-type="float">
            <text:p>0,679132723190585</text:p>
          </table:table-cell>
          <table:table-cell table:style-name="ce494" office:value-type="float" office:value="0.625647397889054" calcext:value-type="float">
            <text:p>0,625647397889054</text:p>
          </table:table-cell>
          <table:table-cell table:style-name="ce1036" office:value-type="float" office:value="0.713390482701252" calcext:value-type="float">
            <text:p>0,713390482701252</text:p>
          </table:table-cell>
          <table:table-cell table:style-name="ce516" office:value-type="float" office:value="0.711198290852257" calcext:value-type="float">
            <text:p>0,711198290852257</text:p>
          </table:table-cell>
          <table:table-cell table:style-name="ce533" office:value-type="float" office:value="0.982688314182205" calcext:value-type="float">
            <text:p>0,982688314182205</text:p>
          </table:table-cell>
          <table:table-cell table:style-name="ce974" office:value-type="float" office:value="0.983464046136494" calcext:value-type="float">
            <text:p>0,983464046136494</text:p>
          </table:table-cell>
          <table:table-cell table:style-name="ce840" office:value-type="float" office:value="0.982881262739363" calcext:value-type="float">
            <text:p>0,982881262739363</text:p>
          </table:table-cell>
          <table:table-cell table:style-name="ce753" office:value-type="float" office:value="0.980266612903586" calcext:value-type="float">
            <text:p>0,980266612903586</text:p>
          </table:table-cell>
          <table:table-cell table:style-name="ce652" office:value-type="float" office:value="0.982349669775764" calcext:value-type="float">
            <text:p>0,982349669775764</text:p>
          </table:table-cell>
          <table:table-cell/>
          <table:table-cell table:style-name="ce1088"/>
          <table:table-cell table:style-name="ce1087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iso</text:p>
          </table:table-cell>
          <table:table-cell table:formula="of:=COUNTIF(([.F23]~ [.F50]~ [.F77]~ [.F104]~ [.F131]~ [.F158]~ [.F185]~ [.F212]~ [.F239]~ [.F266]);1)" office:value-type="float" office:value="10" calcext:value-type="float">
            <text:p>10</text:p>
          </table:table-cell>
          <table:table-cell table:formula="of:=COUNTIF(([.F23]~[.F50]~[.F77]~[.F104]~[.F131]~[.F158]~[.F185]~[.F212]~[.F239]~[.F266]);2)" office:value-type="float" office:value="0" calcext:value-type="float">
            <text:p>0</text:p>
          </table:table-cell>
          <table:table-cell table:formula="of:=COUNTIF(([.F23]~[.F50]~[.F77]~[.F104]~[.F131]~[.F158]~[.F185]~[.F212]~[.F239]~[.F266]);3)" office:value-type="float" office:value="0" calcext:value-type="float">
            <text:p>0</text:p>
          </table:table-cell>
          <table:table-cell table:formula="of:=COUNTIF(([.F23]~[.F50]~[.F77]~[.F104]~[.F131]~[.F158]~[.F185]~[.F212]~[.F239]~[.F266]);4)" office:value-type="float" office:value="0" calcext:value-type="float">
            <text:p>0</text:p>
          </table:table-cell>
          <table:table-cell table:formula="of:=COUNTIF(([.F23]~[.F50]~[.F77]~[.F104]~[.F131]~[.F158]~[.F185]~[.F212]~[.F239]~[.F266]);5)" office:value-type="float" office:value="0" calcext:value-type="float">
            <text:p>0</text:p>
          </table:table-cell>
          <table:table-cell table:formula="of:=COUNTIF(([.K23]~ [.K50]~ [.K77]~ [.K104]~ [.K131]~ [.K158]~ [.K185]~ [.K212]~ [.K239]~ [.K266]);1)" office:value-type="float" office:value="3" calcext:value-type="float">
            <text:p>3</text:p>
          </table:table-cell>
          <table:table-cell table:formula="of:=COUNTIF(([.K23]~[.K50]~[.K77]~[.K104]~[.K131]~[.K158]~[.K185]~[.K212]~[.K239]~[.K266]);2)" office:value-type="float" office:value="6" calcext:value-type="float">
            <text:p>6</text:p>
          </table:table-cell>
          <table:table-cell table:formula="of:=COUNTIF(([.K23]~[.K50]~[.K77]~[.K104]~[.K131]~[.K158]~[.K185]~[.K212]~[.K239]~[.K266]);3)" office:value-type="float" office:value="1" calcext:value-type="float">
            <text:p>1</text:p>
          </table:table-cell>
          <table:table-cell table:formula="of:=COUNTIF(([.K23]~[.K50]~[.K77]~[.K104]~[.K131]~[.K158]~[.K185]~[.K212]~[.K239]~[.K266]);4)" office:value-type="float" office:value="0" calcext:value-type="float">
            <text:p>0</text:p>
          </table:table-cell>
          <table:table-cell table:formula="of:=COUNTIF(([.K23]~[.K50]~[.K77]~[.K104]~[.K131]~[.K158]~[.K185]~[.K212]~[.K239]~[.K266]);5)" office:value-type="float" office:value="0" calcext:value-type="float">
            <text:p>0</text:p>
          </table:table-cell>
          <table:table-cell table:formula="of:=COUNTIF(([.P23]~ [.P50]~ [.P77]~ [.P104]~ [.P131]~ [.P158]~ [.P185]~ [.P212]~ [.P239]~ [.P266]);1)" office:value-type="float" office:value="5" calcext:value-type="float">
            <text:p>5</text:p>
          </table:table-cell>
          <table:table-cell table:formula="of:=COUNTIF(([.P23]~[.P50]~[.P77]~[.P104]~[.P131]~[.P158]~[.P185]~[.P212]~[.P239]~[.P266]);2)" office:value-type="float" office:value="5" calcext:value-type="float">
            <text:p>5</text:p>
          </table:table-cell>
          <table:table-cell table:formula="of:=COUNTIF(([.P23]~[.P50]~[.P77]~[.P104]~[.P131]~[.P158]~[.P185]~[.P212]~[.P239]~[.P266]);3)" office:value-type="float" office:value="0" calcext:value-type="float">
            <text:p>0</text:p>
          </table:table-cell>
          <table:table-cell table:formula="of:=COUNTIF(([.P23]~[.P50]~[.P77]~[.P104]~[.P131]~[.P158]~[.P185]~[.P212]~[.P239]~[.P266]);4)" office:value-type="float" office:value="0" calcext:value-type="float">
            <text:p>0</text:p>
          </table:table-cell>
          <table:table-cell table:formula="of:=COUNTIF(([.P23]~[.P50]~[.P77]~[.P104]~[.P131]~[.P158]~[.P185]~[.P212]~[.P239]~[.P266]);5)" office:value-type="float" office:value="0" calcext:value-type="float">
            <text:p>0</text:p>
          </table:table-cell>
          <table:table-cell table:formula="of:=COUNTIF(([.U23]~ [.U50]~ [.U77]~ [.U104]~ [.U131]~ [.U158]~ [.U185]~ [.U212]~ [.U239]~ [.U266]);1)" office:value-type="float" office:value="4" calcext:value-type="float">
            <text:p>4</text:p>
          </table:table-cell>
          <table:table-cell table:formula="of:=COUNTIF(([.U23]~[.U50]~[.U77]~[.U104]~[.U131]~[.U158]~[.U185]~[.U212]~[.U239]~[.U266]);2)" office:value-type="float" office:value="6" calcext:value-type="float">
            <text:p>6</text:p>
          </table:table-cell>
          <table:table-cell table:formula="of:=COUNTIF(([.U23]~[.U50]~[.U77]~[.U104]~[.U131]~[.U158]~[.U185]~[.U212]~[.U239]~[.U266]);3)" office:value-type="float" office:value="0" calcext:value-type="float">
            <text:p>0</text:p>
          </table:table-cell>
          <table:table-cell table:formula="of:=COUNTIF(([.U23]~[.U50]~[.U77]~[.U104]~[.U131]~[.U158]~[.U185]~[.U212]~[.U239]~[.U266]);4)" office:value-type="float" office:value="0" calcext:value-type="float">
            <text:p>0</text:p>
          </table:table-cell>
          <table:table-cell table:formula="of:=COUNTIF(([.U23]~[.U50]~[.U77]~[.U104]~[.U131]~[.U158]~[.U185]~[.U212]~[.U239]~[.U266]);5)" office:value-type="float" office:value="0" calcext:value-type="float">
            <text:p>0</text:p>
          </table:table-cell>
          <table:table-cell table:formula="of:=COUNTIF(([.Z23]~ [.Z50]~ [.Z77]~ [.Z104]~ [.Z131]~ [.Z158]~ [.Z185]~ [.Z212]~ [.Z239]~ [.Z266]);1)" office:value-type="float" office:value="1" calcext:value-type="float">
            <text:p>1</text:p>
          </table:table-cell>
          <table:table-cell table:formula="of:=COUNTIF(([.Z23]~[.Z50]~[.Z77]~[.Z104]~[.Z131]~[.Z158]~[.Z185]~[.Z212]~[.Z239]~[.Z266]);2)" office:value-type="float" office:value="2" calcext:value-type="float">
            <text:p>2</text:p>
          </table:table-cell>
          <table:table-cell table:formula="of:=COUNTIF(([.Z23]~[.Z50]~[.Z77]~[.Z104]~[.Z131]~[.Z158]~[.Z185]~[.Z212]~[.Z239]~[.Z266]);3)" office:value-type="float" office:value="7" calcext:value-type="float">
            <text:p>7</text:p>
          </table:table-cell>
          <table:table-cell table:formula="of:=COUNTIF(([.Z23]~[.Z50]~[.Z77]~[.Z104]~[.Z131]~[.Z158]~[.Z185]~[.Z212]~[.Z239]~[.Z266]);4)" office:value-type="float" office:value="0" calcext:value-type="float">
            <text:p>0</text:p>
          </table:table-cell>
          <table:table-cell table:formula="of:=COUNTIF(([.Z23]~[.Z50]~[.Z77]~[.Z104]~[.Z131]~[.Z158]~[.Z185]~[.Z212]~[.Z239]~[.Z266]);5)" office:value-type="float" office:value="0" calcext:value-type="float">
            <text:p>0</text:p>
          </table:table-cell>
          <table:table-cell table:number-columns-repeated="16327"/>
        </table:table-row>
        <table:table-row table:style-name="ro2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508" office:value-type="float" office:value="0.204764969098779" calcext:value-type="float">
            <text:p>0,204764969098779</text:p>
          </table:table-cell>
          <table:table-cell table:style-name="ce581" office:value-type="float" office:value="0.205265726587906" calcext:value-type="float">
            <text:p>0,205265726587906</text:p>
          </table:table-cell>
          <table:table-cell table:style-name="ce638" office:value-type="float" office:value="0.202253707660767" calcext:value-type="float">
            <text:p>0,202253707660767</text:p>
          </table:table-cell>
          <table:table-cell table:style-name="ce538" office:value-type="float" office:value="0.244033325037202" calcext:value-type="float">
            <text:p>0,244033325037202</text:p>
          </table:table-cell>
          <table:table-cell table:style-name="ce608" office:value-type="float" office:value="0.218113519480587" calcext:value-type="float">
            <text:p>0,218113519480587</text:p>
          </table:table-cell>
          <table:table-cell table:style-name="ce538" office:value-type="float" office:value="0.331833804056026" calcext:value-type="float">
            <text:p>0,331833804056026</text:p>
          </table:table-cell>
          <table:table-cell table:style-name="ce803" office:value-type="float" office:value="0.2725104113993" calcext:value-type="float">
            <text:p>0,2725104113993</text:p>
          </table:table-cell>
          <table:table-cell table:style-name="ce573" office:value-type="float" office:value="0.27142096586541" calcext:value-type="float">
            <text:p>0,27142096586541</text:p>
          </table:table-cell>
          <table:table-cell table:style-name="ce838" office:value-type="float" office:value="0.311733020066353" calcext:value-type="float">
            <text:p>0,311733020066353</text:p>
          </table:table-cell>
          <table:table-cell table:style-name="ce827" office:value-type="float" office:value="0.275054163943053" calcext:value-type="float">
            <text:p>0,275054163943053</text:p>
          </table:table-cell>
          <table:table-cell table:style-name="ce908" office:value-type="float" office:value="0.699088839382477" calcext:value-type="float">
            <text:p>0,699088839382477</text:p>
          </table:table-cell>
          <table:table-cell table:style-name="ce927" office:value-type="float" office:value="0.643929208366403" calcext:value-type="float">
            <text:p>0,643929208366403</text:p>
          </table:table-cell>
          <table:table-cell table:style-name="ce494" office:value-type="float" office:value="0.583755559285739" calcext:value-type="float">
            <text:p>0,583755559285739</text:p>
          </table:table-cell>
          <table:table-cell table:style-name="ce540" office:value-type="float" office:value="0.698568696121714" calcext:value-type="float">
            <text:p>0,698568696121714</text:p>
          </table:table-cell>
          <table:table-cell table:style-name="ce724" office:value-type="float" office:value="0.660903805275747" calcext:value-type="float">
            <text:p>0,660903805275747</text:p>
          </table:table-cell>
          <table:table-cell table:style-name="ce668" office:value-type="float" office:value="0.715259733175967" calcext:value-type="float">
            <text:p>0,715259733175967</text:p>
          </table:table-cell>
          <table:table-cell table:style-name="ce1003" office:value-type="float" office:value="0.678914542959168" calcext:value-type="float">
            <text:p>0,678914542959168</text:p>
          </table:table-cell>
          <table:table-cell table:style-name="ce494" office:value-type="float" office:value="0.600494334067181" calcext:value-type="float">
            <text:p>0,600494334067181</text:p>
          </table:table-cell>
          <table:table-cell table:style-name="ce887" office:value-type="float" office:value="0.70835502148729" calcext:value-type="float">
            <text:p>0,70835502148729</text:p>
          </table:table-cell>
          <table:table-cell table:style-name="ce1045" office:value-type="float" office:value="0.658991744129307" calcext:value-type="float">
            <text:p>0,658991744129307</text:p>
          </table:table-cell>
          <table:table-cell table:style-name="ce494" office:value-type="float" office:value="0.978718430433054" calcext:value-type="float">
            <text:p>0,978718430433054</text:p>
          </table:table-cell>
          <table:table-cell table:style-name="ce538" office:value-type="float" office:value="0.984680803364288" calcext:value-type="float">
            <text:p>0,984680803364288</text:p>
          </table:table-cell>
          <table:table-cell table:style-name="ce1063" office:value-type="float" office:value="0.983751500109403" calcext:value-type="float">
            <text:p>0,983751500109403</text:p>
          </table:table-cell>
          <table:table-cell table:style-name="ce934" office:value-type="float" office:value="0.984014015153156" calcext:value-type="float">
            <text:p>0,984014015153156</text:p>
          </table:table-cell>
          <table:table-cell table:style-name="ce920" office:value-type="float" office:value="0.984353972134816" calcext:value-type="float">
            <text:p>0,984353972134816</text:p>
          </table:table-cell>
          <table:table-cell/>
          <table:table-cell table:style-name="ce1088"/>
          <table:table-cell table:style-name="ce1087" office:value-type="string" calcext:value-type="string">
            <text:p><text:span text:style-name="T3">VotingClassifierVot</text:span><text:span text:style-name="T2">ingClassifier</text:span>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pla</text:p>
          </table:table-cell>
          <table:table-cell table:formula="of:=COUNTIF(([.G23]~ [.G50]~ [.G77]~ [.G104]~ [.G131]~ [.G158]~ [.G185]~ [.G212]~ [.G239]~ [.G266]);1)" office:value-type="float" office:value="0" calcext:value-type="float">
            <text:p>0</text:p>
          </table:table-cell>
          <table:table-cell table:formula="of:=COUNTIF(([.G23]~[.G50]~[.G77]~[.G104]~[.G131]~[.G158]~[.G185]~[.G212]~[.G239]~[.G266]);2)" office:value-type="float" office:value="1" calcext:value-type="float">
            <text:p>1</text:p>
          </table:table-cell>
          <table:table-cell table:formula="of:=COUNTIF(([.G23]~[.G50]~[.G77]~[.G104]~[.G131]~[.G158]~[.G185]~[.G212]~[.G239]~[.G266]);3)" office:value-type="float" office:value="8" calcext:value-type="float">
            <text:p>8</text:p>
          </table:table-cell>
          <table:table-cell table:formula="of:=COUNTIF(([.G23]~[.G50]~[.G77]~[.G104]~[.G131]~[.G158]~[.G185]~[.G212]~[.G239]~[.G266]);4)" office:value-type="float" office:value="0" calcext:value-type="float">
            <text:p>0</text:p>
          </table:table-cell>
          <table:table-cell table:formula="of:=COUNTIF(([.G23]~[.G50]~[.G77]~[.G104]~[.G131]~[.G158]~[.G185]~[.G212]~[.G239]~[.G266]);5)" office:value-type="float" office:value="1" calcext:value-type="float">
            <text:p>1</text:p>
          </table:table-cell>
          <table:table-cell table:formula="of:=COUNTIF(([.L23]~ [.L50]~ [.L77]~ [.L104]~ [.L131]~ [.L158]~ [.L185]~ [.L212]~ [.L239]~ [.L266]);1)" office:value-type="float" office:value="0" calcext:value-type="float">
            <text:p>0</text:p>
          </table:table-cell>
          <table:table-cell table:formula="of:=COUNTIF(([.L23]~[.L50]~[.L77]~[.L104]~[.L131]~[.L158]~[.L185]~[.L212]~[.L239]~[.L266]);2)" office:value-type="float" office:value="1" calcext:value-type="float">
            <text:p>1</text:p>
          </table:table-cell>
          <table:table-cell table:formula="of:=COUNTIF(([.L23]~[.L50]~[.L77]~[.L104]~[.L131]~[.L158]~[.L185]~[.L212]~[.L239]~[.L266]);3)" office:value-type="float" office:value="6" calcext:value-type="float">
            <text:p>6</text:p>
          </table:table-cell>
          <table:table-cell table:formula="of:=COUNTIF(([.L23]~[.L50]~[.L77]~[.L104]~[.L131]~[.L158]~[.L185]~[.L212]~[.L239]~[.L266]);4)" office:value-type="float" office:value="1" calcext:value-type="float">
            <text:p>1</text:p>
          </table:table-cell>
          <table:table-cell table:formula="of:=COUNTIF(([.L23]~[.L50]~[.L77]~[.L104]~[.L131]~[.L158]~[.L185]~[.L212]~[.L239]~[.L266]);5)" office:value-type="float" office:value="2" calcext:value-type="float">
            <text:p>2</text:p>
          </table:table-cell>
          <table:table-cell table:formula="of:=COUNTIF(([.Q23]~ [.Q50]~ [.Q77]~ [.Q104]~ [.Q131]~ [.Q158]~ [.Q185]~ [.Q212]~ [.Q239]~ [.Q266]);1)" office:value-type="float" office:value="0" calcext:value-type="float">
            <text:p>0</text:p>
          </table:table-cell>
          <table:table-cell table:formula="of:=COUNTIF(([.Q23]~[.Q50]~[.Q77]~[.Q104]~[.Q131]~[.Q158]~[.Q185]~[.Q212]~[.Q239]~[.Q266]);2)" office:value-type="float" office:value="0" calcext:value-type="float">
            <text:p>0</text:p>
          </table:table-cell>
          <table:table-cell table:formula="of:=COUNTIF(([.Q23]~[.Q50]~[.Q77]~[.Q104]~[.Q131]~[.Q158]~[.Q185]~[.Q212]~[.Q239]~[.Q266]);3)" office:value-type="float" office:value="10" calcext:value-type="float">
            <text:p>10</text:p>
          </table:table-cell>
          <table:table-cell table:formula="of:=COUNTIF(([.Q23]~[.Q50]~[.Q77]~[.Q104]~[.Q131]~[.Q158]~[.Q185]~[.Q212]~[.Q239]~[.Q266]);4)" office:value-type="float" office:value="0" calcext:value-type="float">
            <text:p>0</text:p>
          </table:table-cell>
          <table:table-cell table:formula="of:=COUNTIF(([.Q23]~[.Q50]~[.Q77]~[.Q104]~[.Q131]~[.Q158]~[.Q185]~[.Q212]~[.Q239]~[.Q266]);5)" office:value-type="float" office:value="0" calcext:value-type="float">
            <text:p>0</text:p>
          </table:table-cell>
          <table:table-cell table:formula="of:=COUNTIF(([.V23]~ [.V50]~ [.V77]~ [.V104]~ [.V131]~ [.V158]~ [.V185]~ [.V212]~ [.V239]~ [.V266]);1)" office:value-type="float" office:value="0" calcext:value-type="float">
            <text:p>0</text:p>
          </table:table-cell>
          <table:table-cell table:formula="of:=COUNTIF(([.V23]~[.V50]~[.V77]~[.V104]~[.V131]~[.V158]~[.V185]~[.V212]~[.V239]~[.V266]);2)" office:value-type="float" office:value="0" calcext:value-type="float">
            <text:p>0</text:p>
          </table:table-cell>
          <table:table-cell table:formula="of:=COUNTIF(([.V23]~[.V50]~[.V77]~[.V104]~[.V131]~[.V158]~[.V185]~[.V212]~[.V239]~[.V266]);3)" office:value-type="float" office:value="8" calcext:value-type="float">
            <text:p>8</text:p>
          </table:table-cell>
          <table:table-cell table:formula="of:=COUNTIF(([.V23]~[.V50]~[.V77]~[.V104]~[.V131]~[.V158]~[.V185]~[.V212]~[.V239]~[.V266]);4)" office:value-type="float" office:value="2" calcext:value-type="float">
            <text:p>2</text:p>
          </table:table-cell>
          <table:table-cell table:formula="of:=COUNTIF(([.V23]~[.V50]~[.V77]~[.V104]~[.V131]~[.V158]~[.V185]~[.V212]~[.V239]~[.V266]);5)" office:value-type="float" office:value="0" calcext:value-type="float">
            <text:p>0</text:p>
          </table:table-cell>
          <table:table-cell table:formula="of:=COUNTIF(([.AA23]~ [.AA50]~ [.AA77]~ [.AA104]~ [.AA131]~ [.AA158]~ [.AA185]~ [.AA212]~ [.AA239]~ [.AA266]);1)" office:value-type="float" office:value="1" calcext:value-type="float">
            <text:p>1</text:p>
          </table:table-cell>
          <table:table-cell table:formula="of:=COUNTIF(([.AA23]~[.AA50]~[.AA77]~[.AA104]~[.AA131]~[.AA158]~[.AA185]~[.AA212]~[.AA239]~[.AA266]);2)" office:value-type="float" office:value="2" calcext:value-type="float">
            <text:p>2</text:p>
          </table:table-cell>
          <table:table-cell table:formula="of:=COUNTIF(([.AA23]~[.AA50]~[.AA77]~[.AA104]~[.AA131]~[.AA158]~[.AA185]~[.AA212]~[.AA239]~[.AA266]);3)" office:value-type="float" office:value="0" calcext:value-type="float">
            <text:p>0</text:p>
          </table:table-cell>
          <table:table-cell table:formula="of:=COUNTIF(([.AA23]~[.AA50]~[.AA77]~[.AA104]~[.AA131]~[.AA158]~[.AA185]~[.AA212]~[.AA239]~[.AA266]);4)" office:value-type="float" office:value="5" calcext:value-type="float">
            <text:p>5</text:p>
          </table:table-cell>
          <table:table-cell table:formula="of:=COUNTIF(([.AA23]~[.AA50]~[.AA77]~[.AA104]~[.AA131]~[.AA158]~[.AA185]~[.AA212]~[.AA239]~[.AA266]);5)" office:value-type="float" office:value="2" calcext:value-type="float">
            <text:p>2</text:p>
          </table:table-cell>
          <table:table-cell table:number-columns-repeated="16327"/>
        </table:table-row>
        <table:table-row table:style-name="ro2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09" office:value-type="float" office:value="0.21834334474612" calcext:value-type="float">
            <text:p>0,21834334474612</text:p>
          </table:table-cell>
          <table:table-cell table:style-name="ce494" office:value-type="float" office:value="0.201850112072516" calcext:value-type="float">
            <text:p>0,201850112072516</text:p>
          </table:table-cell>
          <table:table-cell table:style-name="ce494" office:value-type="float" office:value="0.201812742110641" calcext:value-type="float">
            <text:p>0,201812742110641</text:p>
          </table:table-cell>
          <table:table-cell table:style-name="ce674" office:value-type="float" office:value="0.210818902922555" calcext:value-type="float">
            <text:p>0,210818902922555</text:p>
          </table:table-cell>
          <table:table-cell table:style-name="ce717" office:value-type="float" office:value="0.23350246978078" calcext:value-type="float">
            <text:p>0,23350246978078</text:p>
          </table:table-cell>
          <table:table-cell table:style-name="ce722" office:value-type="float" office:value="0.307285307285307" calcext:value-type="float">
            <text:p>0,307285307285307</text:p>
          </table:table-cell>
          <table:table-cell table:style-name="ce574" office:value-type="float" office:value="0.269969228302562" calcext:value-type="float">
            <text:p>0,269969228302562</text:p>
          </table:table-cell>
          <table:table-cell table:style-name="ce494" office:value-type="float" office:value="0.26601613407169" calcext:value-type="float">
            <text:p>0,26601613407169</text:p>
          </table:table-cell>
          <table:table-cell table:style-name="ce832" office:value-type="float" office:value="0.310403331236665" calcext:value-type="float">
            <text:p>0,310403331236665</text:p>
          </table:table-cell>
          <table:table-cell table:style-name="ce885" office:value-type="float" office:value="0.316093371648927" calcext:value-type="float">
            <text:p>0,316093371648927</text:p>
          </table:table-cell>
          <table:table-cell table:style-name="ce909" office:value-type="float" office:value="0.700028628250488" calcext:value-type="float">
            <text:p>0,700028628250488</text:p>
          </table:table-cell>
          <table:table-cell table:style-name="ce727" office:value-type="float" office:value="0.644684298844168" calcext:value-type="float">
            <text:p>0,644684298844168</text:p>
          </table:table-cell>
          <table:table-cell table:style-name="ce494" office:value-type="float" office:value="0.583755559285739" calcext:value-type="float">
            <text:p>0,583755559285739</text:p>
          </table:table-cell>
          <table:table-cell table:style-name="ce887" office:value-type="float" office:value="0.69651392653024" calcext:value-type="float">
            <text:p>0,69651392653024</text:p>
          </table:table-cell>
          <table:table-cell table:style-name="ce538" office:value-type="float" office:value="0.706607150326563" calcext:value-type="float">
            <text:p>0,706607150326563</text:p>
          </table:table-cell>
          <table:table-cell table:style-name="ce516" office:value-type="float" office:value="0.714873588798142" calcext:value-type="float">
            <text:p>0,714873588798142</text:p>
          </table:table-cell>
          <table:table-cell table:style-name="ce1003" office:value-type="float" office:value="0.678956101098486" calcext:value-type="float">
            <text:p>0,678956101098486</text:p>
          </table:table-cell>
          <table:table-cell table:style-name="ce494" office:value-type="float" office:value="0.600494334067181" calcext:value-type="float">
            <text:p>0,600494334067181</text:p>
          </table:table-cell>
          <table:table-cell table:style-name="ce1037" office:value-type="float" office:value="0.708109135829662" calcext:value-type="float">
            <text:p>0,708109135829662</text:p>
          </table:table-cell>
          <table:table-cell table:style-name="ce538" office:value-type="float" office:value="0.718090015622397" calcext:value-type="float">
            <text:p>0,718090015622397</text:p>
          </table:table-cell>
          <table:table-cell table:style-name="ce919" office:value-type="float" office:value="0.984040266657531" calcext:value-type="float">
            <text:p>0,984040266657531</text:p>
          </table:table-cell>
          <table:table-cell table:style-name="ce576" office:value-type="float" office:value="0.979017041295323" calcext:value-type="float">
            <text:p>0,979017041295323</text:p>
          </table:table-cell>
          <table:table-cell table:style-name="ce1009" office:value-type="float" office:value="0.983674058171496" calcext:value-type="float">
            <text:p>0,983674058171496</text:p>
          </table:table-cell>
          <table:table-cell table:style-name="ce532" office:value-type="float" office:value="0.982327355997045" calcext:value-type="float">
            <text:p>0,982327355997045</text:p>
          </table:table-cell>
          <table:table-cell table:style-name="ce1077" office:value-type="float" office:value="0.984108520568907" calcext:value-type="float">
            <text:p>0,984108520568907</text:p>
          </table:table-cell>
          <table:table-cell/>
          <table:table-cell table:style-name="ce1088"/>
          <table:table-cell table:style-name="ce1087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base</text:p>
          </table:table-cell>
          <table:table-cell table:formula="of:=COUNTIF(([.C24]~ [.C51]~ [.C78]~ [.C105]~ [.C132]~ [.C159]~ [.C186]~ [.C213]~ [.C240]~ [.C267]);1)" office:value-type="float" office:value="2" calcext:value-type="float">
            <text:p>2</text:p>
          </table:table-cell>
          <table:table-cell table:formula="of:=COUNTIF(([.C24]~[.C51]~[.C78]~[.C105]~[.C132]~[.C159]~[.C186]~[.C213]~[.C240]~[.C267]);2)" office:value-type="float" office:value="6" calcext:value-type="float">
            <text:p>6</text:p>
          </table:table-cell>
          <table:table-cell table:formula="of:=COUNTIF(([.C24]~[.C51]~[.C78]~[.C105]~[.C132]~[.C159]~[.C186]~[.C213]~[.C240]~[.C267]);3)" office:value-type="float" office:value="2" calcext:value-type="float">
            <text:p>2</text:p>
          </table:table-cell>
          <table:table-cell table:formula="of:=COUNTIF(([.C24]~[.C51]~[.C78]~[.C105]~[.C132]~[.C159]~[.C186]~[.C213]~[.C240]~[.C267]);4)" office:value-type="float" office:value="0" calcext:value-type="float">
            <text:p>0</text:p>
          </table:table-cell>
          <table:table-cell table:formula="of:=COUNTIF(([.C24]~[.C51]~[.C78]~[.C105]~[.C132]~[.C159]~[.C186]~[.C213]~[.C240]~[.C267]);5)" office:value-type="float" office:value="0" calcext:value-type="float">
            <text:p>0</text:p>
          </table:table-cell>
          <table:table-cell table:formula="of:=COUNTIF(([.H24]~ [.H51]~ [.H78]~ [.H105]~ [.H132]~ [.H159]~ [.H186]~ [.H213]~ [.H240]~ [.H267]);1)" office:value-type="float" office:value="3" calcext:value-type="float">
            <text:p>3</text:p>
          </table:table-cell>
          <table:table-cell table:formula="of:=COUNTIF(([.H24]~[.H51]~[.H78]~[.H105]~[.H132]~[.H159]~[.H186]~[.H213]~[.H240]~[.H267]);2)" office:value-type="float" office:value="5" calcext:value-type="float">
            <text:p>5</text:p>
          </table:table-cell>
          <table:table-cell table:formula="of:=COUNTIF(([.H24]~[.H51]~[.H78]~[.H105]~[.H132]~[.H159]~[.H186]~[.H213]~[.H240]~[.H267]);3)" office:value-type="float" office:value="2" calcext:value-type="float">
            <text:p>2</text:p>
          </table:table-cell>
          <table:table-cell table:formula="of:=COUNTIF(([.H24]~[.H51]~[.H78]~[.H105]~[.H132]~[.H159]~[.H186]~[.H213]~[.H240]~[.H267]);4)" office:value-type="float" office:value="0" calcext:value-type="float">
            <text:p>0</text:p>
          </table:table-cell>
          <table:table-cell table:formula="of:=COUNTIF(([.H24]~[.H51]~[.H78]~[.H105]~[.H132]~[.H159]~[.H186]~[.H213]~[.H240]~[.H267]);5)" office:value-type="float" office:value="0" calcext:value-type="float">
            <text:p>0</text:p>
          </table:table-cell>
          <table:table-cell table:formula="of:=COUNTIF(([.M24]~ [.M51]~ [.M78]~ [.M105]~ [.M132]~ [.M159]~ [.M186]~ [.M213]~ [.M240]~ [.M267]);1)" office:value-type="float" office:value="1" calcext:value-type="float">
            <text:p>1</text:p>
          </table:table-cell>
          <table:table-cell table:formula="of:=COUNTIF(([.M24]~[.M51]~[.M78]~[.M105]~[.M132]~[.M159]~[.M186]~[.M213]~[.M240]~[.M267]);2)" office:value-type="float" office:value="3" calcext:value-type="float">
            <text:p>3</text:p>
          </table:table-cell>
          <table:table-cell table:formula="of:=COUNTIF(([.M24]~[.M51]~[.M78]~[.M105]~[.M132]~[.M159]~[.M186]~[.M213]~[.M240]~[.M267]);3)" office:value-type="float" office:value="6" calcext:value-type="float">
            <text:p>6</text:p>
          </table:table-cell>
          <table:table-cell table:formula="of:=COUNTIF(([.M24]~[.M51]~[.M78]~[.M105]~[.M132]~[.M159]~[.M186]~[.M213]~[.M240]~[.M267]);4)" office:value-type="float" office:value="0" calcext:value-type="float">
            <text:p>0</text:p>
          </table:table-cell>
          <table:table-cell table:formula="of:=COUNTIF(([.M24]~[.M51]~[.M78]~[.M105]~[.M132]~[.M159]~[.M186]~[.M213]~[.M240]~[.M267]);5)" office:value-type="float" office:value="0" calcext:value-type="float">
            <text:p>0</text:p>
          </table:table-cell>
          <table:table-cell table:formula="of:=COUNTIF(([.R24]~ [.R51]~ [.R78]~ [.R105]~ [.R132]~ [.R159]~ [.R186]~ [.R213]~ [.R240]~ [.R267]);1)" office:value-type="float" office:value="1" calcext:value-type="float">
            <text:p>1</text:p>
          </table:table-cell>
          <table:table-cell table:formula="of:=COUNTIF(([.R24]~[.R51]~[.R78]~[.R105]~[.R132]~[.R159]~[.R186]~[.R213]~[.R240]~[.R267]);2)" office:value-type="float" office:value="6" calcext:value-type="float">
            <text:p>6</text:p>
          </table:table-cell>
          <table:table-cell table:formula="of:=COUNTIF(([.R24]~[.R51]~[.R78]~[.R105]~[.R132]~[.R159]~[.R186]~[.R213]~[.R240]~[.R267]);3)" office:value-type="float" office:value="3" calcext:value-type="float">
            <text:p>3</text:p>
          </table:table-cell>
          <table:table-cell table:formula="of:=COUNTIF(([.R24]~[.R51]~[.R78]~[.R105]~[.R132]~[.R159]~[.R186]~[.R213]~[.R240]~[.R267]);4)" office:value-type="float" office:value="0" calcext:value-type="float">
            <text:p>0</text:p>
          </table:table-cell>
          <table:table-cell table:formula="of:=COUNTIF(([.R24]~[.R51]~[.R78]~[.R105]~[.R132]~[.R159]~[.R186]~[.R213]~[.R240]~[.R267]);5)" office:value-type="float" office:value="0" calcext:value-type="float">
            <text:p>0</text:p>
          </table:table-cell>
          <table:table-cell table:formula="of:=COUNTIF(([.W24]~ [.W51]~ [.W78]~ [.W105]~ [.W132]~ [.W159]~ [.W186]~ [.W213]~ [.W240]~ [.W267]);1)" office:value-type="float" office:value="0" calcext:value-type="float">
            <text:p>0</text:p>
          </table:table-cell>
          <table:table-cell table:formula="of:=COUNTIF(([.W24]~[.W51]~[.W78]~[.W105]~[.W132]~[.W159]~[.W186]~[.W213]~[.W240]~[.W267]);2)" office:value-type="float" office:value="1" calcext:value-type="float">
            <text:p>1</text:p>
          </table:table-cell>
          <table:table-cell table:formula="of:=COUNTIF(([.W24]~[.W51]~[.W78]~[.W105]~[.W132]~[.W159]~[.W186]~[.W213]~[.W240]~[.W267]);3)" office:value-type="float" office:value="3" calcext:value-type="float">
            <text:p>3</text:p>
          </table:table-cell>
          <table:table-cell table:formula="of:=COUNTIF(([.W24]~[.W51]~[.W78]~[.W105]~[.W132]~[.W159]~[.W186]~[.W213]~[.W240]~[.W267]);4)" office:value-type="float" office:value="5" calcext:value-type="float">
            <text:p>5</text:p>
          </table:table-cell>
          <table:table-cell table:formula="of:=COUNTIF(([.W24]~[.W51]~[.W78]~[.W105]~[.W132]~[.W159]~[.W186]~[.W213]~[.W240]~[.W267]);5)" office:value-type="float" office:value="1" calcext:value-type="float">
            <text:p>1</text:p>
          </table:table-cell>
          <table:table-cell table:number-columns-repeated="16327"/>
        </table:table-row>
        <table:table-row table:style-name="ro2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510" office:value-type="float" office:value="0.19064099200806" calcext:value-type="float">
            <text:p>0,19064099200806</text:p>
          </table:table-cell>
          <table:table-cell table:style-name="ce537" office:value-type="float" office:value="0.162753657958718" calcext:value-type="float">
            <text:p>0,162753657958718</text:p>
          </table:table-cell>
          <table:table-cell table:style-name="ce494" office:value-type="float" office:value="0.153896976994304" calcext:value-type="float">
            <text:p>0,153896976994304</text:p>
          </table:table-cell>
          <table:table-cell table:style-name="ce538" office:value-type="float" office:value="0.243041152549416" calcext:value-type="float">
            <text:p>0,243041152549416</text:p>
          </table:table-cell>
          <table:table-cell table:style-name="ce718" office:value-type="float" office:value="0.186094936145946" calcext:value-type="float">
            <text:p>0,186094936145946</text:p>
          </table:table-cell>
          <table:table-cell table:style-name="ce536" office:value-type="float" office:value="0.252797613908725" calcext:value-type="float">
            <text:p>0,252797613908725</text:p>
          </table:table-cell>
          <table:table-cell table:style-name="ce494" office:value-type="float" office:value="0.19852575408131" calcext:value-type="float">
            <text:p>0,19852575408131</text:p>
          </table:table-cell>
          <table:table-cell table:style-name="ce642" office:value-type="float" office:value="0.224251057584391" calcext:value-type="float">
            <text:p>0,224251057584391</text:p>
          </table:table-cell>
          <table:table-cell table:style-name="ce856" office:value-type="float" office:value="0.271598257709369" calcext:value-type="float">
            <text:p>0,271598257709369</text:p>
          </table:table-cell>
          <table:table-cell table:style-name="ce886" office:value-type="float" office:value="0.229842174286619" calcext:value-type="float">
            <text:p>0,229842174286619</text:p>
          </table:table-cell>
          <table:table-cell table:style-name="ce910" office:value-type="float" office:value="0.533779705884111" calcext:value-type="float">
            <text:p>0,533779705884111</text:p>
          </table:table-cell>
          <table:table-cell table:style-name="ce928" office:value-type="float" office:value="0.497925130877823" calcext:value-type="float">
            <text:p>0,497925130877823</text:p>
          </table:table-cell>
          <table:table-cell table:style-name="ce494" office:value-type="float" office:value="0.413762420287706" calcext:value-type="float">
            <text:p>0,413762420287706</text:p>
          </table:table-cell>
          <table:table-cell table:style-name="ce671" office:value-type="float" office:value="0.53016043228115" calcext:value-type="float">
            <text:p>0,53016043228115</text:p>
          </table:table-cell>
          <table:table-cell table:style-name="ce661" office:value-type="float" office:value="0.49501069892587" calcext:value-type="float">
            <text:p>0,49501069892587</text:p>
          </table:table-cell>
          <table:table-cell table:style-name="ce500" office:value-type="float" office:value="0.648468876936306" calcext:value-type="float">
            <text:p>0,648468876936306</text:p>
          </table:table-cell>
          <table:table-cell table:style-name="ce1004" office:value-type="float" office:value="0.570572473758632" calcext:value-type="float">
            <text:p>0,570572473758632</text:p>
          </table:table-cell>
          <table:table-cell table:style-name="ce494" office:value-type="float" office:value="0.507456049670288" calcext:value-type="float">
            <text:p>0,507456049670288</text:p>
          </table:table-cell>
          <table:table-cell table:style-name="ce839" office:value-type="float" office:value="0.655237658877632" calcext:value-type="float">
            <text:p>0,655237658877632</text:p>
          </table:table-cell>
          <table:table-cell table:style-name="ce1046" office:value-type="float" office:value="0.588891821046496" calcext:value-type="float">
            <text:p>0,588891821046496</text:p>
          </table:table-cell>
          <table:table-cell table:style-name="ce494" office:value-type="float" office:value="0.983261909552804" calcext:value-type="float">
            <text:p>0,983261909552804</text:p>
          </table:table-cell>
          <table:table-cell table:style-name="ce852" office:value-type="float" office:value="0.984687366240382" calcext:value-type="float">
            <text:p>0,984687366240382</text:p>
          </table:table-cell>
          <table:table-cell table:style-name="ce538" office:value-type="float" office:value="0.985077201080355" calcext:value-type="float">
            <text:p>0,985077201080355</text:p>
          </table:table-cell>
          <table:table-cell table:style-name="ce952" office:value-type="float" office:value="0.984107207993688" calcext:value-type="float">
            <text:p>0,984107207993688</text:p>
          </table:table-cell>
          <table:table-cell table:style-name="ce621" office:value-type="float" office:value="0.983310474835899" calcext:value-type="float">
            <text:p>0,983310474835899</text:p>
          </table:table-cell>
          <table:table-cell/>
          <table:table-cell table:style-name="ce1087"/>
          <table:table-cell table:style-name="ce1087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bbq</text:p>
          </table:table-cell>
          <table:table-cell table:formula="of:=COUNTIF(([.D24]~ [.D51]~ [.D78]~ [.D105]~ [.D132]~ [.D159]~ [.D186]~ [.D213]~ [.D240]~ [.D267]);1)" office:value-type="float" office:value="0" calcext:value-type="float">
            <text:p>0</text:p>
          </table:table-cell>
          <table:table-cell table:formula="of:=COUNTIF(([.D24]~[.D51]~[.D78]~[.D105]~[.D132]~[.D159]~[.D186]~[.D213]~[.D240]~[.D267]);2)" office:value-type="float" office:value="0" calcext:value-type="float">
            <text:p>0</text:p>
          </table:table-cell>
          <table:table-cell table:formula="of:=COUNTIF(([.D24]~[.D51]~[.D78]~[.D105]~[.D132]~[.D159]~[.D186]~[.D213]~[.D240]~[.D267]);3)" office:value-type="float" office:value="0" calcext:value-type="float">
            <text:p>0</text:p>
          </table:table-cell>
          <table:table-cell table:formula="of:=COUNTIF(([.D24]~[.D51]~[.D78]~[.D105]~[.D132]~[.D159]~[.D186]~[.D213]~[.D240]~[.D267]);4)" office:value-type="float" office:value="6" calcext:value-type="float">
            <text:p>6</text:p>
          </table:table-cell>
          <table:table-cell table:formula="of:=COUNTIF(([.D24]~[.D51]~[.D78]~[.D105]~[.D132]~[.D159]~[.D186]~[.D213]~[.D240]~[.D267]);5)" office:value-type="float" office:value="4" calcext:value-type="float">
            <text:p>4</text:p>
          </table:table-cell>
          <table:table-cell table:formula="of:=COUNTIF(([.I24]~ [.I51]~ [.I78]~ [.I105]~ [.I132]~ [.I159]~ [.I186]~ [.I213]~ [.I240]~ [.I267]);1)" office:value-type="float" office:value="0" calcext:value-type="float">
            <text:p>0</text:p>
          </table:table-cell>
          <table:table-cell table:formula="of:=COUNTIF(([.I24]~[.I51]~[.I78]~[.I105]~[.I132]~[.I159]~[.I186]~[.I213]~[.I240]~[.I267]);2)" office:value-type="float" office:value="0" calcext:value-type="float">
            <text:p>0</text:p>
          </table:table-cell>
          <table:table-cell table:formula="of:=COUNTIF(([.I24]~[.I51]~[.I78]~[.I105]~[.I132]~[.I159]~[.I186]~[.I213]~[.I240]~[.I267]);3)" office:value-type="float" office:value="0" calcext:value-type="float">
            <text:p>0</text:p>
          </table:table-cell>
          <table:table-cell table:formula="of:=COUNTIF(([.I24]~[.I51]~[.I78]~[.I105]~[.I132]~[.I159]~[.I186]~[.I213]~[.I240]~[.I267]);4)" office:value-type="float" office:value="6" calcext:value-type="float">
            <text:p>6</text:p>
          </table:table-cell>
          <table:table-cell table:formula="of:=COUNTIF(([.I24]~[.I51]~[.I78]~[.I105]~[.I132]~[.I159]~[.I186]~[.I213]~[.I240]~[.I267]);5)" office:value-type="float" office:value="4" calcext:value-type="float">
            <text:p>4</text:p>
          </table:table-cell>
          <table:table-cell table:formula="of:=COUNTIF(([.N24]~ [.N51]~ [.N78]~ [.N105]~ [.N132]~ [.N159]~ [.N186]~ [.N213]~ [.N240]~ [.N267]);1)" office:value-type="float" office:value="0" calcext:value-type="float">
            <text:p>0</text:p>
          </table:table-cell>
          <table:table-cell table:formula="of:=COUNTIF(([.N24]~[.N51]~[.N78]~[.N105]~[.N132]~[.N159]~[.N186]~[.N213]~[.N240]~[.N267]);2)" office:value-type="float" office:value="0" calcext:value-type="float">
            <text:p>0</text:p>
          </table:table-cell>
          <table:table-cell table:formula="of:=COUNTIF(([.N24]~[.N51]~[.N78]~[.N105]~[.N132]~[.N159]~[.N186]~[.N213]~[.N240]~[.N267]);3)" office:value-type="float" office:value="1" calcext:value-type="float">
            <text:p>1</text:p>
          </table:table-cell>
          <table:table-cell table:formula="of:=COUNTIF(([.N24]~[.N51]~[.N78]~[.N105]~[.N132]~[.N159]~[.N186]~[.N213]~[.N240]~[.N267]);4)" office:value-type="float" office:value="9" calcext:value-type="float">
            <text:p>9</text:p>
          </table:table-cell>
          <table:table-cell table:formula="of:=COUNTIF(([.N24]~[.N51]~[.N78]~[.N105]~[.N132]~[.N159]~[.N186]~[.N213]~[.N240]~[.N267]);5)" office:value-type="float" office:value="0" calcext:value-type="float">
            <text:p>0</text:p>
          </table:table-cell>
          <table:table-cell table:formula="of:=COUNTIF(([.S24]~ [.S51]~ [.S78]~ [.S105]~ [.S132]~ [.S159]~ [.S186]~ [.S213]~ [.S240]~ [.S267]);1)" office:value-type="float" office:value="0" calcext:value-type="float">
            <text:p>0</text:p>
          </table:table-cell>
          <table:table-cell table:formula="of:=COUNTIF(([.S24]~[.S51]~[.S78]~[.S105]~[.S132]~[.S159]~[.S186]~[.S213]~[.S240]~[.S267]);2)" office:value-type="float" office:value="0" calcext:value-type="float">
            <text:p>0</text:p>
          </table:table-cell>
          <table:table-cell table:formula="of:=COUNTIF(([.S24]~[.S51]~[.S78]~[.S105]~[.S132]~[.S159]~[.S186]~[.S213]~[.S240]~[.S267]);3)" office:value-type="float" office:value="0" calcext:value-type="float">
            <text:p>0</text:p>
          </table:table-cell>
          <table:table-cell table:formula="of:=COUNTIF(([.S24]~[.S51]~[.S78]~[.S105]~[.S132]~[.S159]~[.S186]~[.S213]~[.S240]~[.S267]);4)" office:value-type="float" office:value="10" calcext:value-type="float">
            <text:p>10</text:p>
          </table:table-cell>
          <table:table-cell table:formula="of:=COUNTIF(([.S24]~[.S51]~[.S78]~[.S105]~[.S132]~[.S159]~[.S186]~[.S213]~[.S240]~[.S267]);5)" office:value-type="float" office:value="0" calcext:value-type="float">
            <text:p>0</text:p>
          </table:table-cell>
          <table:table-cell table:formula="of:=COUNTIF(([.X24]~ [.X51]~ [.X78]~ [.X105]~ [.X132]~ [.X159]~ [.X186]~ [.X213]~ [.X240]~ [.X267]);1)" office:value-type="float" office:value="3" calcext:value-type="float">
            <text:p>3</text:p>
          </table:table-cell>
          <table:table-cell table:formula="of:=COUNTIF(([.X24]~[.X51]~[.X78]~[.X105]~[.X132]~[.X159]~[.X186]~[.X213]~[.X240]~[.X267]);2)" office:value-type="float" office:value="4" calcext:value-type="float">
            <text:p>4</text:p>
          </table:table-cell>
          <table:table-cell table:formula="of:=COUNTIF(([.X24]~[.X51]~[.X78]~[.X105]~[.X132]~[.X159]~[.X186]~[.X213]~[.X240]~[.X267]);3)" office:value-type="float" office:value="1" calcext:value-type="float">
            <text:p>1</text:p>
          </table:table-cell>
          <table:table-cell table:formula="of:=COUNTIF(([.X24]~[.X51]~[.X78]~[.X105]~[.X132]~[.X159]~[.X186]~[.X213]~[.X240]~[.X267]);4)" office:value-type="float" office:value="0" calcext:value-type="float">
            <text:p>0</text:p>
          </table:table-cell>
          <table:table-cell table:formula="of:=COUNTIF(([.X24]~[.X51]~[.X78]~[.X105]~[.X132]~[.X159]~[.X186]~[.X213]~[.X240]~[.X267]);5)" office:value-type="float" office:value="2" calcext:value-type="float">
            <text:p>2</text:p>
          </table:table-cell>
          <table:table-cell table:number-columns-repeated="16327"/>
        </table:table-row>
        <table:table-row table:style-name="ro2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11" office:value-type="float" office:value="0.218380714707995" calcext:value-type="float">
            <text:p>0,218380714707995</text:p>
          </table:table-cell>
          <table:table-cell table:style-name="ce537" office:value-type="float" office:value="0.162753657958718" calcext:value-type="float">
            <text:p>0,162753657958718</text:p>
          </table:table-cell>
          <table:table-cell table:style-name="ce494" office:value-type="float" office:value="0.153896976994304" calcext:value-type="float">
            <text:p>0,153896976994304</text:p>
          </table:table-cell>
          <table:table-cell table:style-name="ce675" office:value-type="float" office:value="0.239012670659273" calcext:value-type="float">
            <text:p>0,239012670659273</text:p>
          </table:table-cell>
          <table:table-cell table:style-name="ce719" office:value-type="float" office:value="0.207141698674039" calcext:value-type="float">
            <text:p>0,207141698674039</text:p>
          </table:table-cell>
          <table:table-cell table:style-name="ce766" office:value-type="float" office:value="0.261806095139429" calcext:value-type="float">
            <text:p>0,261806095139429</text:p>
          </table:table-cell>
          <table:table-cell table:style-name="ce802" office:value-type="float" office:value="0.200622422844645" calcext:value-type="float">
            <text:p>0,200622422844645</text:p>
          </table:table-cell>
          <table:table-cell table:style-name="ce834" office:value-type="float" office:value="0.236224680669125" calcext:value-type="float">
            <text:p>0,236224680669125</text:p>
          </table:table-cell>
          <table:table-cell table:style-name="ce857" office:value-type="float" office:value="0.258278244389356" calcext:value-type="float">
            <text:p>0,258278244389356</text:p>
          </table:table-cell>
          <table:table-cell table:style-name="ce538" office:value-type="float" office:value="0.281927434705213" calcext:value-type="float">
            <text:p>0,281927434705213</text:p>
          </table:table-cell>
          <table:table-cell table:style-name="ce752" office:value-type="float" office:value="0.536820438941157" calcext:value-type="float">
            <text:p>0,536820438941157</text:p>
          </table:table-cell>
          <table:table-cell table:style-name="ce929" office:value-type="float" office:value="0.48181834478735" calcext:value-type="float">
            <text:p>0,48181834478735</text:p>
          </table:table-cell>
          <table:table-cell table:style-name="ce494" office:value-type="float" office:value="0.413762420287706" calcext:value-type="float">
            <text:p>0,413762420287706</text:p>
          </table:table-cell>
          <table:table-cell table:style-name="ce670" office:value-type="float" office:value="0.531210225337468" calcext:value-type="float">
            <text:p>0,531210225337468</text:p>
          </table:table-cell>
          <table:table-cell table:style-name="ce538" office:value-type="float" office:value="0.537276752611174" calcext:value-type="float">
            <text:p>0,537276752611174</text:p>
          </table:table-cell>
          <table:table-cell table:style-name="ce941" office:value-type="float" office:value="0.644847258253706" calcext:value-type="float">
            <text:p>0,644847258253706</text:p>
          </table:table-cell>
          <table:table-cell table:style-name="ce927" office:value-type="float" office:value="0.580110066731982" calcext:value-type="float">
            <text:p>0,580110066731982</text:p>
          </table:table-cell>
          <table:table-cell table:style-name="ce494" office:value-type="float" office:value="0.507456049670288" calcext:value-type="float">
            <text:p>0,507456049670288</text:p>
          </table:table-cell>
          <table:table-cell table:style-name="ce538" office:value-type="float" office:value="0.656033324086647" calcext:value-type="float">
            <text:p>0,656033324086647</text:p>
          </table:table-cell>
          <table:table-cell table:style-name="ce919" office:value-type="float" office:value="0.639984955953567" calcext:value-type="float">
            <text:p>0,639984955953567</text:p>
          </table:table-cell>
          <table:table-cell table:style-name="ce664" office:value-type="float" office:value="0.983458795835619" calcext:value-type="float">
            <text:p>0,983458795835619</text:p>
          </table:table-cell>
          <table:table-cell table:style-name="ce852" office:value-type="float" office:value="0.984687366240382" calcext:value-type="float">
            <text:p>0,984687366240382</text:p>
          </table:table-cell>
          <table:table-cell table:style-name="ce538" office:value-type="float" office:value="0.985077201080355" calcext:value-type="float">
            <text:p>0,985077201080355</text:p>
          </table:table-cell>
          <table:table-cell table:style-name="ce1068" office:value-type="float" office:value="0.984474729054942" calcext:value-type="float">
            <text:p>0,984474729054942</text:p>
          </table:table-cell>
          <table:table-cell table:style-name="ce738" office:value-type="float" office:value="0.984722805771288" calcext:value-type="float">
            <text:p>0,984722805771288</text:p>
          </table:table-cell>
          <table:table-cell/>
          <table:table-cell table:style-name="ce1088"/>
          <table:table-cell table:style-name="ce1087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his</text:p>
          </table:table-cell>
          <table:table-cell table:formula="of:=COUNTIF(([.E24]~ [.E51]~ [.E78]~ [.E105]~ [.E132]~ [.E159]~ [.E186]~ [.E213]~ [.E240]~ [.E267]);1)" office:value-type="float" office:value="0" calcext:value-type="float">
            <text:p>0</text:p>
          </table:table-cell>
          <table:table-cell table:formula="of:=COUNTIF(([.E24]~[.E51]~[.E78]~[.E105]~[.E132]~[.E159]~[.E186]~[.E213]~[.E240]~[.E267]);2)" office:value-type="float" office:value="0" calcext:value-type="float">
            <text:p>0</text:p>
          </table:table-cell>
          <table:table-cell table:formula="of:=COUNTIF(([.E24]~[.E51]~[.E78]~[.E105]~[.E132]~[.E159]~[.E186]~[.E213]~[.E240]~[.E267]);3)" office:value-type="float" office:value="0" calcext:value-type="float">
            <text:p>0</text:p>
          </table:table-cell>
          <table:table-cell table:formula="of:=COUNTIF(([.E24]~[.E51]~[.E78]~[.E105]~[.E132]~[.E159]~[.E186]~[.E213]~[.E240]~[.E267]);4)" office:value-type="float" office:value="4" calcext:value-type="float">
            <text:p>4</text:p>
          </table:table-cell>
          <table:table-cell table:formula="of:=COUNTIF(([.E24]~[.E51]~[.E78]~[.E105]~[.E132]~[.E159]~[.E186]~[.E213]~[.E240]~[.E267]);5)" office:value-type="float" office:value="6" calcext:value-type="float">
            <text:p>6</text:p>
          </table:table-cell>
          <table:table-cell table:formula="of:=COUNTIF(([.J24]~ [.J51]~ [.J78]~ [.J105]~ [.J132]~ [.J159]~ [.J186]~ [.J213]~ [.J240]~ [.J267]);1)" office:value-type="float" office:value="0" calcext:value-type="float">
            <text:p>0</text:p>
          </table:table-cell>
          <table:table-cell table:formula="of:=COUNTIF(([.J24]~[.J51]~[.J78]~[.J105]~[.J132]~[.J159]~[.J186]~[.J213]~[.J240]~[.J267]);2)" office:value-type="float" office:value="0" calcext:value-type="float">
            <text:p>0</text:p>
          </table:table-cell>
          <table:table-cell table:formula="of:=COUNTIF(([.J24]~[.J51]~[.J78]~[.J105]~[.J132]~[.J159]~[.J186]~[.J213]~[.J240]~[.J267]);3)" office:value-type="float" office:value="0" calcext:value-type="float">
            <text:p>0</text:p>
          </table:table-cell>
          <table:table-cell table:formula="of:=COUNTIF(([.J24]~[.J51]~[.J78]~[.J105]~[.J132]~[.J159]~[.J186]~[.J213]~[.J240]~[.J267]);4)" office:value-type="float" office:value="4" calcext:value-type="float">
            <text:p>4</text:p>
          </table:table-cell>
          <table:table-cell table:formula="of:=COUNTIF(([.J24]~[.J51]~[.J78]~[.J105]~[.J132]~[.J159]~[.J186]~[.J213]~[.J240]~[.J267]);5)" office:value-type="float" office:value="6" calcext:value-type="float">
            <text:p>6</text:p>
          </table:table-cell>
          <table:table-cell table:formula="of:=COUNTIF(([.O24]~ [.O51]~ [.O78]~ [.O105]~ [.O132]~ [.O159]~ [.O186]~ [.O213]~ [.O240]~ [.O267]);1)" office:value-type="float" office:value="0" calcext:value-type="float">
            <text:p>0</text:p>
          </table:table-cell>
          <table:table-cell table:formula="of:=COUNTIF(([.O24]~[.O51]~[.O78]~[.O105]~[.O132]~[.O159]~[.O186]~[.O213]~[.O240]~[.O267]);2)" office:value-type="float" office:value="0" calcext:value-type="float">
            <text:p>0</text:p>
          </table:table-cell>
          <table:table-cell table:formula="of:=COUNTIF(([.O24]~[.O51]~[.O78]~[.O105]~[.O132]~[.O159]~[.O186]~[.O213]~[.O240]~[.O267]);3)" office:value-type="float" office:value="0" calcext:value-type="float">
            <text:p>0</text:p>
          </table:table-cell>
          <table:table-cell table:formula="of:=COUNTIF(([.O24]~[.O51]~[.O78]~[.O105]~[.O132]~[.O159]~[.O186]~[.O213]~[.O240]~[.O267]);4)" office:value-type="float" office:value="0" calcext:value-type="float">
            <text:p>0</text:p>
          </table:table-cell>
          <table:table-cell table:formula="of:=COUNTIF(([.O24]~[.O51]~[.O78]~[.O105]~[.O132]~[.O159]~[.O186]~[.O213]~[.O240]~[.O267]);5)" office:value-type="float" office:value="10" calcext:value-type="float">
            <text:p>10</text:p>
          </table:table-cell>
          <table:table-cell table:formula="of:=COUNTIF(([.T24]~ [.T51]~ [.T78]~ [.T105]~ [.T132]~ [.T159]~ [.T186]~ [.T213]~ [.T240]~ [.T267]);1)" office:value-type="float" office:value="0" calcext:value-type="float">
            <text:p>0</text:p>
          </table:table-cell>
          <table:table-cell table:formula="of:=COUNTIF(([.T24]~[.T51]~[.T78]~[.T105]~[.T132]~[.T159]~[.T186]~[.T213]~[.T240]~[.T267]);2)" office:value-type="float" office:value="0" calcext:value-type="float">
            <text:p>0</text:p>
          </table:table-cell>
          <table:table-cell table:formula="of:=COUNTIF(([.T24]~[.T51]~[.T78]~[.T105]~[.T132]~[.T159]~[.T186]~[.T213]~[.T240]~[.T267]);3)" office:value-type="float" office:value="0" calcext:value-type="float">
            <text:p>0</text:p>
          </table:table-cell>
          <table:table-cell table:formula="of:=COUNTIF(([.T24]~[.T51]~[.T78]~[.T105]~[.T132]~[.T159]~[.T186]~[.T213]~[.T240]~[.T267]);4)" office:value-type="float" office:value="0" calcext:value-type="float">
            <text:p>0</text:p>
          </table:table-cell>
          <table:table-cell table:formula="of:=COUNTIF(([.T24]~[.T51]~[.T78]~[.T105]~[.T132]~[.T159]~[.T186]~[.T213]~[.T240]~[.T267]);5)" office:value-type="float" office:value="10" calcext:value-type="float">
            <text:p>10</text:p>
          </table:table-cell>
          <table:table-cell table:formula="of:=COUNTIF(([.Y24]~ [.Y51]~ [.Y78]~ [.Y105]~ [.Y132]~ [.Y159]~ [.Y186]~ [.Y213]~ [.Y240]~ [.Y267]);1)" office:value-type="float" office:value="3" calcext:value-type="float">
            <text:p>3</text:p>
          </table:table-cell>
          <table:table-cell table:formula="of:=COUNTIF(([.Y24]~[.Y51]~[.Y78]~[.Y105]~[.Y132]~[.Y159]~[.Y186]~[.Y213]~[.Y240]~[.Y267]);2)" office:value-type="float" office:value="3" calcext:value-type="float">
            <text:p>3</text:p>
          </table:table-cell>
          <table:table-cell table:formula="of:=COUNTIF(([.Y24]~[.Y51]~[.Y78]~[.Y105]~[.Y132]~[.Y159]~[.Y186]~[.Y213]~[.Y240]~[.Y267]);3)" office:value-type="float" office:value="2" calcext:value-type="float">
            <text:p>2</text:p>
          </table:table-cell>
          <table:table-cell table:formula="of:=COUNTIF(([.Y24]~[.Y51]~[.Y78]~[.Y105]~[.Y132]~[.Y159]~[.Y186]~[.Y213]~[.Y240]~[.Y267]);4)" office:value-type="float" office:value="0" calcext:value-type="float">
            <text:p>0</text:p>
          </table:table-cell>
          <table:table-cell table:formula="of:=COUNTIF(([.Y24]~[.Y51]~[.Y78]~[.Y105]~[.Y132]~[.Y159]~[.Y186]~[.Y213]~[.Y240]~[.Y267]);5)" office:value-type="float" office:value="2" calcext:value-type="float">
            <text:p>2</text:p>
          </table:table-cell>
          <table:table-cell table:number-columns-repeated="16327"/>
        </table:table-row>
        <table:table-row table:style-name="ro2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1088"/>
          <table:table-cell table:style-name="ce1087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iso</text:p>
          </table:table-cell>
          <table:table-cell table:formula="of:=COUNTIF(([.F24]~ [.F51]~ [.F78]~ [.F105]~ [.F132]~ [.F159]~ [.F186]~ [.F213]~ [.F240]~ [.F267]);1)" office:value-type="float" office:value="5" calcext:value-type="float">
            <text:p>5</text:p>
          </table:table-cell>
          <table:table-cell table:formula="of:=COUNTIF(([.F24]~[.F51]~[.F78]~[.F105]~[.F132]~[.F159]~[.F186]~[.F213]~[.F240]~[.F267]);2)" office:value-type="float" office:value="0" calcext:value-type="float">
            <text:p>0</text:p>
          </table:table-cell>
          <table:table-cell table:formula="of:=COUNTIF(([.F24]~[.F51]~[.F78]~[.F105]~[.F132]~[.F159]~[.F186]~[.F213]~[.F240]~[.F267]);3)" office:value-type="float" office:value="5" calcext:value-type="float">
            <text:p>5</text:p>
          </table:table-cell>
          <table:table-cell table:formula="of:=COUNTIF(([.F24]~[.F51]~[.F78]~[.F105]~[.F132]~[.F159]~[.F186]~[.F213]~[.F240]~[.F267]);4)" office:value-type="float" office:value="0" calcext:value-type="float">
            <text:p>0</text:p>
          </table:table-cell>
          <table:table-cell table:formula="of:=COUNTIF(([.F24]~[.F51]~[.F78]~[.F105]~[.F132]~[.F159]~[.F186]~[.F213]~[.F240]~[.F267]);5)" office:value-type="float" office:value="0" calcext:value-type="float">
            <text:p>0</text:p>
          </table:table-cell>
          <table:table-cell table:formula="of:=COUNTIF(([.K24]~ [.K51]~ [.K78]~ [.K105]~ [.K132]~ [.K159]~ [.K186]~ [.K213]~ [.K240]~ [.K267]);1)" office:value-type="float" office:value="2" calcext:value-type="float">
            <text:p>2</text:p>
          </table:table-cell>
          <table:table-cell table:formula="of:=COUNTIF(([.K24]~[.K51]~[.K78]~[.K105]~[.K132]~[.K159]~[.K186]~[.K213]~[.K240]~[.K267]);2)" office:value-type="float" office:value="1" calcext:value-type="float">
            <text:p>1</text:p>
          </table:table-cell>
          <table:table-cell table:formula="of:=COUNTIF(([.K24]~[.K51]~[.K78]~[.K105]~[.K132]~[.K159]~[.K186]~[.K213]~[.K240]~[.K267]);3)" office:value-type="float" office:value="7" calcext:value-type="float">
            <text:p>7</text:p>
          </table:table-cell>
          <table:table-cell table:formula="of:=COUNTIF(([.K24]~[.K51]~[.K78]~[.K105]~[.K132]~[.K159]~[.K186]~[.K213]~[.K240]~[.K267]);4)" office:value-type="float" office:value="0" calcext:value-type="float">
            <text:p>0</text:p>
          </table:table-cell>
          <table:table-cell table:formula="of:=COUNTIF(([.K24]~[.K51]~[.K78]~[.K105]~[.K132]~[.K159]~[.K186]~[.K213]~[.K240]~[.K267]);5)" office:value-type="float" office:value="0" calcext:value-type="float">
            <text:p>0</text:p>
          </table:table-cell>
          <table:table-cell table:formula="of:=COUNTIF(([.P24]~ [.P51]~ [.P78]~ [.P105]~ [.P132]~ [.P159]~ [.P186]~ [.P213]~ [.P240]~ [.P267]);1)" office:value-type="float" office:value="4" calcext:value-type="float">
            <text:p>4</text:p>
          </table:table-cell>
          <table:table-cell table:formula="of:=COUNTIF(([.P24]~[.P51]~[.P78]~[.P105]~[.P132]~[.P159]~[.P186]~[.P213]~[.P240]~[.P267]);2)" office:value-type="float" office:value="5" calcext:value-type="float">
            <text:p>5</text:p>
          </table:table-cell>
          <table:table-cell table:formula="of:=COUNTIF(([.P24]~[.P51]~[.P78]~[.P105]~[.P132]~[.P159]~[.P186]~[.P213]~[.P240]~[.P267]);3)" office:value-type="float" office:value="1" calcext:value-type="float">
            <text:p>1</text:p>
          </table:table-cell>
          <table:table-cell table:formula="of:=COUNTIF(([.P24]~[.P51]~[.P78]~[.P105]~[.P132]~[.P159]~[.P186]~[.P213]~[.P240]~[.P267]);4)" office:value-type="float" office:value="0" calcext:value-type="float">
            <text:p>0</text:p>
          </table:table-cell>
          <table:table-cell table:formula="of:=COUNTIF(([.P24]~[.P51]~[.P78]~[.P105]~[.P132]~[.P159]~[.P186]~[.P213]~[.P240]~[.P267]);5)" office:value-type="float" office:value="0" calcext:value-type="float">
            <text:p>0</text:p>
          </table:table-cell>
          <table:table-cell table:formula="of:=COUNTIF(([.U24]~ [.U51]~ [.U78]~ [.U105]~ [.U132]~ [.U159]~ [.U186]~ [.U213]~ [.U240]~ [.U267]);1)" office:value-type="float" office:value="6" calcext:value-type="float">
            <text:p>6</text:p>
          </table:table-cell>
          <table:table-cell table:formula="of:=COUNTIF(([.U24]~[.U51]~[.U78]~[.U105]~[.U132]~[.U159]~[.U186]~[.U213]~[.U240]~[.U267]);2)" office:value-type="float" office:value="1" calcext:value-type="float">
            <text:p>1</text:p>
          </table:table-cell>
          <table:table-cell table:formula="of:=COUNTIF(([.U24]~[.U51]~[.U78]~[.U105]~[.U132]~[.U159]~[.U186]~[.U213]~[.U240]~[.U267]);3)" office:value-type="float" office:value="3" calcext:value-type="float">
            <text:p>3</text:p>
          </table:table-cell>
          <table:table-cell table:formula="of:=COUNTIF(([.U24]~[.U51]~[.U78]~[.U105]~[.U132]~[.U159]~[.U186]~[.U213]~[.U240]~[.U267]);4)" office:value-type="float" office:value="0" calcext:value-type="float">
            <text:p>0</text:p>
          </table:table-cell>
          <table:table-cell table:formula="of:=COUNTIF(([.U24]~[.U51]~[.U78]~[.U105]~[.U132]~[.U159]~[.U186]~[.U213]~[.U240]~[.U267]);5)" office:value-type="float" office:value="0" calcext:value-type="float">
            <text:p>0</text:p>
          </table:table-cell>
          <table:table-cell table:formula="of:=COUNTIF(([.Z24]~ [.Z51]~ [.Z78]~ [.Z105]~ [.Z132]~ [.Z159]~ [.Z186]~ [.Z213]~ [.Z240]~ [.Z267]);1)" office:value-type="float" office:value="1" calcext:value-type="float">
            <text:p>1</text:p>
          </table:table-cell>
          <table:table-cell table:formula="of:=COUNTIF(([.Z24]~[.Z51]~[.Z78]~[.Z105]~[.Z132]~[.Z159]~[.Z186]~[.Z213]~[.Z240]~[.Z267]);2)" office:value-type="float" office:value="0" calcext:value-type="float">
            <text:p>0</text:p>
          </table:table-cell>
          <table:table-cell table:formula="of:=COUNTIF(([.Z24]~[.Z51]~[.Z78]~[.Z105]~[.Z132]~[.Z159]~[.Z186]~[.Z213]~[.Z240]~[.Z267]);3)" office:value-type="float" office:value="2" calcext:value-type="float">
            <text:p>2</text:p>
          </table:table-cell>
          <table:table-cell table:formula="of:=COUNTIF(([.Z24]~[.Z51]~[.Z78]~[.Z105]~[.Z132]~[.Z159]~[.Z186]~[.Z213]~[.Z240]~[.Z267]);4)" office:value-type="float" office:value="3" calcext:value-type="float">
            <text:p>3</text:p>
          </table:table-cell>
          <table:table-cell table:formula="of:=COUNTIF(([.Z24]~[.Z51]~[.Z78]~[.Z105]~[.Z132]~[.Z159]~[.Z186]~[.Z213]~[.Z240]~[.Z267]);5)" office:value-type="float" office:value="4" calcext:value-type="float">
            <text:p>4</text:p>
          </table:table-cell>
          <table:table-cell table:number-columns-repeated="16327"/>
        </table:table-row>
        <table:table-row table:style-name="ro2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1088"/>
          <table:table-cell table:style-name="ce1087" office:value-type="string" calcext:value-type="string">
            <text:p><text:span text:style-name="T1">VotingClassifier</text:span><text:span text:style-name="T2">VotingClassifier</text:span>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pla</text:p>
          </table:table-cell>
          <table:table-cell table:formula="of:=COUNTIF(([.G24]~ [.G51]~ [.G78]~ [.G105]~ [.G132]~ [.G159]~ [.G186]~ [.G213]~ [.G240]~ [.G267]);1)" office:value-type="float" office:value="3" calcext:value-type="float">
            <text:p>3</text:p>
          </table:table-cell>
          <table:table-cell table:formula="of:=COUNTIF(([.G24]~[.G51]~[.G78]~[.G105]~[.G132]~[.G159]~[.G186]~[.G213]~[.G240]~[.G267]);2)" office:value-type="float" office:value="4" calcext:value-type="float">
            <text:p>4</text:p>
          </table:table-cell>
          <table:table-cell table:formula="of:=COUNTIF(([.G24]~[.G51]~[.G78]~[.G105]~[.G132]~[.G159]~[.G186]~[.G213]~[.G240]~[.G267]);3)" office:value-type="float" office:value="3" calcext:value-type="float">
            <text:p>3</text:p>
          </table:table-cell>
          <table:table-cell table:formula="of:=COUNTIF(([.G24]~[.G51]~[.G78]~[.G105]~[.G132]~[.G159]~[.G186]~[.G213]~[.G240]~[.G267]);4)" office:value-type="float" office:value="0" calcext:value-type="float">
            <text:p>0</text:p>
          </table:table-cell>
          <table:table-cell table:formula="of:=COUNTIF(([.G24]~[.G51]~[.G78]~[.G105]~[.G132]~[.G159]~[.G186]~[.G213]~[.G240]~[.G267]);5)" office:value-type="float" office:value="0" calcext:value-type="float">
            <text:p>0</text:p>
          </table:table-cell>
          <table:table-cell table:formula="of:=COUNTIF(([.L24]~ [.L51]~ [.L78]~ [.L105]~ [.L132]~ [.L159]~ [.L186]~ [.L213]~ [.L240]~ [.L267]);1)" office:value-type="float" office:value="5" calcext:value-type="float">
            <text:p>5</text:p>
          </table:table-cell>
          <table:table-cell table:formula="of:=COUNTIF(([.L24]~[.L51]~[.L78]~[.L105]~[.L132]~[.L159]~[.L186]~[.L213]~[.L240]~[.L267]);2)" office:value-type="float" office:value="4" calcext:value-type="float">
            <text:p>4</text:p>
          </table:table-cell>
          <table:table-cell table:formula="of:=COUNTIF(([.L24]~[.L51]~[.L78]~[.L105]~[.L132]~[.L159]~[.L186]~[.L213]~[.L240]~[.L267]);3)" office:value-type="float" office:value="1" calcext:value-type="float">
            <text:p>1</text:p>
          </table:table-cell>
          <table:table-cell table:formula="of:=COUNTIF(([.L24]~[.L51]~[.L78]~[.L105]~[.L132]~[.L159]~[.L186]~[.L213]~[.L240]~[.L267]);4)" office:value-type="float" office:value="0" calcext:value-type="float">
            <text:p>0</text:p>
          </table:table-cell>
          <table:table-cell table:formula="of:=COUNTIF(([.L24]~[.L51]~[.L78]~[.L105]~[.L132]~[.L159]~[.L186]~[.L213]~[.L240]~[.L267]);5)" office:value-type="float" office:value="0" calcext:value-type="float">
            <text:p>0</text:p>
          </table:table-cell>
          <table:table-cell table:formula="of:=COUNTIF(([.Q24]~ [.Q51]~ [.Q78]~ [.Q105]~ [.Q132]~ [.Q159]~ [.Q186]~ [.Q213]~ [.Q240]~ [.Q267]);1)" office:value-type="float" office:value="5" calcext:value-type="float">
            <text:p>5</text:p>
          </table:table-cell>
          <table:table-cell table:formula="of:=COUNTIF(([.Q24]~[.Q51]~[.Q78]~[.Q105]~[.Q132]~[.Q159]~[.Q186]~[.Q213]~[.Q240]~[.Q267]);2)" office:value-type="float" office:value="2" calcext:value-type="float">
            <text:p>2</text:p>
          </table:table-cell>
          <table:table-cell table:formula="of:=COUNTIF(([.Q24]~[.Q51]~[.Q78]~[.Q105]~[.Q132]~[.Q159]~[.Q186]~[.Q213]~[.Q240]~[.Q267]);3)" office:value-type="float" office:value="2" calcext:value-type="float">
            <text:p>2</text:p>
          </table:table-cell>
          <table:table-cell table:formula="of:=COUNTIF(([.Q24]~[.Q51]~[.Q78]~[.Q105]~[.Q132]~[.Q159]~[.Q186]~[.Q213]~[.Q240]~[.Q267]);4)" office:value-type="float" office:value="1" calcext:value-type="float">
            <text:p>1</text:p>
          </table:table-cell>
          <table:table-cell table:formula="of:=COUNTIF(([.Q24]~[.Q51]~[.Q78]~[.Q105]~[.Q132]~[.Q159]~[.Q186]~[.Q213]~[.Q240]~[.Q267]);5)" office:value-type="float" office:value="0" calcext:value-type="float">
            <text:p>0</text:p>
          </table:table-cell>
          <table:table-cell table:formula="of:=COUNTIF(([.V24]~ [.V51]~ [.V78]~ [.V105]~ [.V132]~ [.V159]~ [.V186]~ [.V213]~ [.V240]~ [.V267]);1)" office:value-type="float" office:value="3" calcext:value-type="float">
            <text:p>3</text:p>
          </table:table-cell>
          <table:table-cell table:formula="of:=COUNTIF(([.V24]~[.V51]~[.V78]~[.V105]~[.V132]~[.V159]~[.V186]~[.V213]~[.V240]~[.V267]);2)" office:value-type="float" office:value="3" calcext:value-type="float">
            <text:p>3</text:p>
          </table:table-cell>
          <table:table-cell table:formula="of:=COUNTIF(([.V24]~[.V51]~[.V78]~[.V105]~[.V132]~[.V159]~[.V186]~[.V213]~[.V240]~[.V267]);3)" office:value-type="float" office:value="4" calcext:value-type="float">
            <text:p>4</text:p>
          </table:table-cell>
          <table:table-cell table:formula="of:=COUNTIF(([.V24]~[.V51]~[.V78]~[.V105]~[.V132]~[.V159]~[.V186]~[.V213]~[.V240]~[.V267]);4)" office:value-type="float" office:value="0" calcext:value-type="float">
            <text:p>0</text:p>
          </table:table-cell>
          <table:table-cell table:formula="of:=COUNTIF(([.V24]~[.V51]~[.V78]~[.V105]~[.V132]~[.V159]~[.V186]~[.V213]~[.V240]~[.V267]);5)" office:value-type="float" office:value="0" calcext:value-type="float">
            <text:p>0</text:p>
          </table:table-cell>
          <table:table-cell table:formula="of:=COUNTIF(([.AA24]~ [.AA51]~ [.AA78]~ [.AA105]~ [.AA132]~ [.AA159]~ [.AA186]~ [.AA213]~ [.AA240]~ [.AA267]);1)" office:value-type="float" office:value="3" calcext:value-type="float">
            <text:p>3</text:p>
          </table:table-cell>
          <table:table-cell table:formula="of:=COUNTIF(([.AA24]~[.AA51]~[.AA78]~[.AA105]~[.AA132]~[.AA159]~[.AA186]~[.AA213]~[.AA240]~[.AA267]);2)" office:value-type="float" office:value="2" calcext:value-type="float">
            <text:p>2</text:p>
          </table:table-cell>
          <table:table-cell table:formula="of:=COUNTIF(([.AA24]~[.AA51]~[.AA78]~[.AA105]~[.AA132]~[.AA159]~[.AA186]~[.AA213]~[.AA240]~[.AA267]);3)" office:value-type="float" office:value="3" calcext:value-type="float">
            <text:p>3</text:p>
          </table:table-cell>
          <table:table-cell table:formula="of:=COUNTIF(([.AA24]~[.AA51]~[.AA78]~[.AA105]~[.AA132]~[.AA159]~[.AA186]~[.AA213]~[.AA240]~[.AA267]);4)" office:value-type="float" office:value="1" calcext:value-type="float">
            <text:p>1</text:p>
          </table:table-cell>
          <table:table-cell table:formula="of:=COUNTIF(([.AA24]~[.AA51]~[.AA78]~[.AA105]~[.AA132]~[.AA159]~[.AA186]~[.AA213]~[.AA240]~[.AA267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1087"/>
          <table:table-cell table:style-name="ce1087" office:value-type="string" calcext:value-type="string">
            <text:p>XGBClassifier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base</text:p>
          </table:table-cell>
          <table:table-cell table:formula="of:=COUNTIF(([.C25]~ [.C52]~ [.C79]~ [.C106]~ [.C133]~ [.C160]~ [.C187]~ [.C214]~ [.C241]~ [.C268]);1)" office:value-type="float" office:value="0" calcext:value-type="float">
            <text:p>0</text:p>
          </table:table-cell>
          <table:table-cell table:formula="of:=COUNTIF(([.C25]~[.C52]~[.C79]~[.C106]~[.C133]~[.C160]~[.C187]~[.C214]~[.C241]~[.C268]);2)" office:value-type="float" office:value="5" calcext:value-type="float">
            <text:p>5</text:p>
          </table:table-cell>
          <table:table-cell table:formula="of:=COUNTIF(([.C25]~[.C52]~[.C79]~[.C106]~[.C133]~[.C160]~[.C187]~[.C214]~[.C241]~[.C268]);3)" office:value-type="float" office:value="2" calcext:value-type="float">
            <text:p>2</text:p>
          </table:table-cell>
          <table:table-cell table:formula="of:=COUNTIF(([.C25]~[.C52]~[.C79]~[.C106]~[.C133]~[.C160]~[.C187]~[.C214]~[.C241]~[.C268]);4)" office:value-type="float" office:value="0" calcext:value-type="float">
            <text:p>0</text:p>
          </table:table-cell>
          <table:table-cell table:formula="of:=COUNTIF(([.C25]~[.C52]~[.C79]~[.C106]~[.C133]~[.C160]~[.C187]~[.C214]~[.C241]~[.C268]);5)" office:value-type="float" office:value="3" calcext:value-type="float">
            <text:p>3</text:p>
          </table:table-cell>
          <table:table-cell table:formula="of:=COUNTIF(([.H25]~ [.H52]~ [.H79]~ [.H106]~ [.H133]~ [.H160]~ [.H187]~ [.H214]~ [.H241]~ [.H268]);1)" office:value-type="float" office:value="1" calcext:value-type="float">
            <text:p>1</text:p>
          </table:table-cell>
          <table:table-cell table:formula="of:=COUNTIF(([.H25]~[.H52]~[.H79]~[.H106]~[.H133]~[.H160]~[.H187]~[.H214]~[.H241]~[.H268]);2)" office:value-type="float" office:value="8" calcext:value-type="float">
            <text:p>8</text:p>
          </table:table-cell>
          <table:table-cell table:formula="of:=COUNTIF(([.H25]~[.H52]~[.H79]~[.H106]~[.H133]~[.H160]~[.H187]~[.H214]~[.H241]~[.H268]);3)" office:value-type="float" office:value="1" calcext:value-type="float">
            <text:p>1</text:p>
          </table:table-cell>
          <table:table-cell table:formula="of:=COUNTIF(([.H25]~[.H52]~[.H79]~[.H106]~[.H133]~[.H160]~[.H187]~[.H214]~[.H241]~[.H268]);4)" office:value-type="float" office:value="0" calcext:value-type="float">
            <text:p>0</text:p>
          </table:table-cell>
          <table:table-cell table:formula="of:=COUNTIF(([.H25]~[.H52]~[.H79]~[.H106]~[.H133]~[.H160]~[.H187]~[.H214]~[.H241]~[.H268]);5)" office:value-type="float" office:value="0" calcext:value-type="float">
            <text:p>0</text:p>
          </table:table-cell>
          <table:table-cell table:formula="of:=COUNTIF(([.M25]~ [.M52]~ [.M79]~ [.M106]~ [.M133]~ [.M160]~ [.M187]~ [.M214]~ [.M241]~ [.M268]);1)" office:value-type="float" office:value="2" calcext:value-type="float">
            <text:p>2</text:p>
          </table:table-cell>
          <table:table-cell table:formula="of:=COUNTIF(([.M25]~[.M52]~[.M79]~[.M106]~[.M133]~[.M160]~[.M187]~[.M214]~[.M241]~[.M268]);2)" office:value-type="float" office:value="8" calcext:value-type="float">
            <text:p>8</text:p>
          </table:table-cell>
          <table:table-cell table:formula="of:=COUNTIF(([.M25]~[.M52]~[.M79]~[.M106]~[.M133]~[.M160]~[.M187]~[.M214]~[.M241]~[.M268]);3)" office:value-type="float" office:value="0" calcext:value-type="float">
            <text:p>0</text:p>
          </table:table-cell>
          <table:table-cell table:formula="of:=COUNTIF(([.M25]~[.M52]~[.M79]~[.M106]~[.M133]~[.M160]~[.M187]~[.M214]~[.M241]~[.M268]);4)" office:value-type="float" office:value="0" calcext:value-type="float">
            <text:p>0</text:p>
          </table:table-cell>
          <table:table-cell table:formula="of:=COUNTIF(([.M25]~[.M52]~[.M79]~[.M106]~[.M133]~[.M160]~[.M187]~[.M214]~[.M241]~[.M268]);5)" office:value-type="float" office:value="0" calcext:value-type="float">
            <text:p>0</text:p>
          </table:table-cell>
          <table:table-cell table:formula="of:=COUNTIF(([.R25]~ [.R52]~ [.R79]~ [.R106]~ [.R133]~ [.R160]~ [.R187]~ [.R214]~ [.R241]~ [.R268]);1)" office:value-type="float" office:value="6" calcext:value-type="float">
            <text:p>6</text:p>
          </table:table-cell>
          <table:table-cell table:formula="of:=COUNTIF(([.R25]~[.R52]~[.R79]~[.R106]~[.R133]~[.R160]~[.R187]~[.R214]~[.R241]~[.R268]);2)" office:value-type="float" office:value="4" calcext:value-type="float">
            <text:p>4</text:p>
          </table:table-cell>
          <table:table-cell table:formula="of:=COUNTIF(([.R25]~[.R52]~[.R79]~[.R106]~[.R133]~[.R160]~[.R187]~[.R214]~[.R241]~[.R268]);3)" office:value-type="float" office:value="0" calcext:value-type="float">
            <text:p>0</text:p>
          </table:table-cell>
          <table:table-cell table:formula="of:=COUNTIF(([.R25]~[.R52]~[.R79]~[.R106]~[.R133]~[.R160]~[.R187]~[.R214]~[.R241]~[.R268]);4)" office:value-type="float" office:value="0" calcext:value-type="float">
            <text:p>0</text:p>
          </table:table-cell>
          <table:table-cell table:formula="of:=COUNTIF(([.R25]~[.R52]~[.R79]~[.R106]~[.R133]~[.R160]~[.R187]~[.R214]~[.R241]~[.R268]);5)" office:value-type="float" office:value="0" calcext:value-type="float">
            <text:p>0</text:p>
          </table:table-cell>
          <table:table-cell table:formula="of:=COUNTIF(([.W25]~ [.W52]~ [.W79]~ [.W106]~ [.W133]~ [.W160]~ [.W187]~ [.W214]~ [.W241]~ [.W268]);1)" office:value-type="float" office:value="2" calcext:value-type="float">
            <text:p>2</text:p>
          </table:table-cell>
          <table:table-cell table:formula="of:=COUNTIF(([.W25]~[.W52]~[.W79]~[.W106]~[.W133]~[.W160]~[.W187]~[.W214]~[.W241]~[.W268]);2)" office:value-type="float" office:value="4" calcext:value-type="float">
            <text:p>4</text:p>
          </table:table-cell>
          <table:table-cell table:formula="of:=COUNTIF(([.W25]~[.W52]~[.W79]~[.W106]~[.W133]~[.W160]~[.W187]~[.W214]~[.W241]~[.W268]);3)" office:value-type="float" office:value="2" calcext:value-type="float">
            <text:p>2</text:p>
          </table:table-cell>
          <table:table-cell table:formula="of:=COUNTIF(([.W25]~[.W52]~[.W79]~[.W106]~[.W133]~[.W160]~[.W187]~[.W214]~[.W241]~[.W268]);4)" office:value-type="float" office:value="1" calcext:value-type="float">
            <text:p>1</text:p>
          </table:table-cell>
          <table:table-cell table:formula="of:=COUNTIF(([.W25]~[.W52]~[.W79]~[.W106]~[.W133]~[.W160]~[.W187]~[.W214]~[.W241]~[.W268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31]; OFFSET([.$C31]; 0; 0; 1; 5))" office:value-type="float" office:value="5" calcext:value-type="float">
            <text:p>5</text:p>
          </table:table-cell>
          <table:table-cell table:formula="of:=RANK([.D31]; OFFSET([.$C31]; 0; 0; 1; 5))" office:value-type="float" office:value="3" calcext:value-type="float">
            <text:p>3</text:p>
          </table:table-cell>
          <table:table-cell table:formula="of:=RANK([.E31]; OFFSET([.$C31]; 0; 0; 1; 5))" office:value-type="float" office:value="4" calcext:value-type="float">
            <text:p>4</text:p>
          </table:table-cell>
          <table:table-cell table:formula="of:=RANK([.F31]; OFFSET([.$C31]; 0; 0; 1; 5))" office:value-type="float" office:value="1" calcext:value-type="float">
            <text:p>1</text:p>
          </table:table-cell>
          <table:table-cell table:formula="of:=RANK([.G31]; OFFSET([.$C31]; 0; 0; 1; 5))" office:value-type="float" office:value="2" calcext:value-type="float">
            <text:p>2</text:p>
          </table:table-cell>
          <table:table-cell table:formula="of:=RANK([.H31];[.$H31:.$L31];)" office:value-type="float" office:value="5" calcext:value-type="float">
            <text:p>5</text:p>
          </table:table-cell>
          <table:table-cell table:formula="of:=RANK([.I31];[.$H31:.$L31];)" office:value-type="float" office:value="3" calcext:value-type="float">
            <text:p>3</text:p>
          </table:table-cell>
          <table:table-cell table:formula="of:=RANK([.J31];[.$H31:.$L31];)" office:value-type="float" office:value="4" calcext:value-type="float">
            <text:p>4</text:p>
          </table:table-cell>
          <table:table-cell table:formula="of:=RANK([.K31];[.$H31:.$L31];)" office:value-type="float" office:value="1" calcext:value-type="float">
            <text:p>1</text:p>
          </table:table-cell>
          <table:table-cell table:formula="of:=RANK([.L31];[.$H31:.$L31];)" office:value-type="float" office:value="2" calcext:value-type="float">
            <text:p>2</text:p>
          </table:table-cell>
          <table:table-cell table:formula="of:=RANK([.M31];[.$M31:.$Q31];)" office:value-type="float" office:value="5" calcext:value-type="float">
            <text:p>5</text:p>
          </table:table-cell>
          <table:table-cell table:formula="of:=RANK([.N31];[.$M31:.$Q31];)" office:value-type="float" office:value="4" calcext:value-type="float">
            <text:p>4</text:p>
          </table:table-cell>
          <table:table-cell table:formula="of:=RANK([.O31];[.$M31:.$Q31];)" office:value-type="float" office:value="3" calcext:value-type="float">
            <text:p>3</text:p>
          </table:table-cell>
          <table:table-cell table:formula="of:=RANK([.P31];[.$M31:.$Q31];)" office:value-type="float" office:value="1" calcext:value-type="float">
            <text:p>1</text:p>
          </table:table-cell>
          <table:table-cell table:formula="of:=RANK([.Q31];[.$M31:.$Q31];)" office:value-type="float" office:value="2" calcext:value-type="float">
            <text:p>2</text:p>
          </table:table-cell>
          <table:table-cell table:formula="of:=RANK([.R31];[.$R31:.$V31];)" office:value-type="float" office:value="5" calcext:value-type="float">
            <text:p>5</text:p>
          </table:table-cell>
          <table:table-cell table:formula="of:=RANK([.S31];[.$R31:.$V31];)" office:value-type="float" office:value="3" calcext:value-type="float">
            <text:p>3</text:p>
          </table:table-cell>
          <table:table-cell table:formula="of:=RANK([.T31];[.$R31:.$V31];)" office:value-type="float" office:value="4" calcext:value-type="float">
            <text:p>4</text:p>
          </table:table-cell>
          <table:table-cell table:formula="of:=RANK([.U31];[.$R31:.$V31];)" office:value-type="float" office:value="1" calcext:value-type="float">
            <text:p>1</text:p>
          </table:table-cell>
          <table:table-cell table:formula="of:=RANK([.V31];[.$R31:.$V31];)" office:value-type="float" office:value="2" calcext:value-type="float">
            <text:p>2</text:p>
          </table:table-cell>
          <table:table-cell table:formula="of:=RANK([.W31];[.$W31:.$AA31];)" office:value-type="float" office:value="5" calcext:value-type="float">
            <text:p>5</text:p>
          </table:table-cell>
          <table:table-cell table:formula="of:=RANK([.X31];[.$W31:.$AA31];)" office:value-type="float" office:value="3" calcext:value-type="float">
            <text:p>3</text:p>
          </table:table-cell>
          <table:table-cell table:formula="of:=RANK([.Y31];[.$W31:.$AA31];)" office:value-type="float" office:value="4" calcext:value-type="float">
            <text:p>4</text:p>
          </table:table-cell>
          <table:table-cell table:formula="of:=RANK([.Z31];[.$W31:.$AA31];)" office:value-type="float" office:value="1" calcext:value-type="float">
            <text:p>1</text:p>
          </table:table-cell>
          <table:table-cell table:formula="of:=RANK([.AA31];[.$W31:.$AA31];)" office:value-type="float" office:value="2" calcext:value-type="float">
            <text:p>2</text:p>
          </table:table-cell>
          <table:table-cell/>
          <table:table-cell table:style-name="ce1087"/>
          <table:table-cell table:style-name="ce1087" office:value-type="string" calcext:value-type="string">
            <text:p>XGBClassifier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bbq</text:p>
          </table:table-cell>
          <table:table-cell table:formula="of:=COUNTIF(([.D25]~ [.D52]~ [.D79]~ [.D106]~ [.D133]~ [.D160]~ [.D187]~ [.D214]~ [.D241]~ [.D268]);1)" office:value-type="float" office:value="0" calcext:value-type="float">
            <text:p>0</text:p>
          </table:table-cell>
          <table:table-cell table:formula="of:=COUNTIF(([.D25]~[.D52]~[.D79]~[.D106]~[.D133]~[.D160]~[.D187]~[.D214]~[.D241]~[.D268]);2)" office:value-type="float" office:value="0" calcext:value-type="float">
            <text:p>0</text:p>
          </table:table-cell>
          <table:table-cell table:formula="of:=COUNTIF(([.D25]~[.D52]~[.D79]~[.D106]~[.D133]~[.D160]~[.D187]~[.D214]~[.D241]~[.D268]);3)" office:value-type="float" office:value="1" calcext:value-type="float">
            <text:p>1</text:p>
          </table:table-cell>
          <table:table-cell table:formula="of:=COUNTIF(([.D25]~[.D52]~[.D79]~[.D106]~[.D133]~[.D160]~[.D187]~[.D214]~[.D241]~[.D268]);4)" office:value-type="float" office:value="6" calcext:value-type="float">
            <text:p>6</text:p>
          </table:table-cell>
          <table:table-cell table:formula="of:=COUNTIF(([.D25]~[.D52]~[.D79]~[.D106]~[.D133]~[.D160]~[.D187]~[.D214]~[.D241]~[.D268]);5)" office:value-type="float" office:value="3" calcext:value-type="float">
            <text:p>3</text:p>
          </table:table-cell>
          <table:table-cell table:formula="of:=COUNTIF(([.I25]~ [.I52]~ [.I79]~ [.I106]~ [.I133]~ [.I160]~ [.I187]~ [.I214]~ [.I241]~ [.I268]);1)" office:value-type="float" office:value="0" calcext:value-type="float">
            <text:p>0</text:p>
          </table:table-cell>
          <table:table-cell table:formula="of:=COUNTIF(([.I25]~[.I52]~[.I79]~[.I106]~[.I133]~[.I160]~[.I187]~[.I214]~[.I241]~[.I268]);2)" office:value-type="float" office:value="0" calcext:value-type="float">
            <text:p>0</text:p>
          </table:table-cell>
          <table:table-cell table:formula="of:=COUNTIF(([.I25]~[.I52]~[.I79]~[.I106]~[.I133]~[.I160]~[.I187]~[.I214]~[.I241]~[.I268]);3)" office:value-type="float" office:value="4" calcext:value-type="float">
            <text:p>4</text:p>
          </table:table-cell>
          <table:table-cell table:formula="of:=COUNTIF(([.I25]~[.I52]~[.I79]~[.I106]~[.I133]~[.I160]~[.I187]~[.I214]~[.I241]~[.I268]);4)" office:value-type="float" office:value="1" calcext:value-type="float">
            <text:p>1</text:p>
          </table:table-cell>
          <table:table-cell table:formula="of:=COUNTIF(([.I25]~[.I52]~[.I79]~[.I106]~[.I133]~[.I160]~[.I187]~[.I214]~[.I241]~[.I268]);5)" office:value-type="float" office:value="5" calcext:value-type="float">
            <text:p>5</text:p>
          </table:table-cell>
          <table:table-cell table:formula="of:=COUNTIF(([.N25]~ [.N52]~ [.N79]~ [.N106]~ [.N133]~ [.N160]~ [.N187]~ [.N214]~ [.N241]~ [.N268]);1)" office:value-type="float" office:value="0" calcext:value-type="float">
            <text:p>0</text:p>
          </table:table-cell>
          <table:table-cell table:formula="of:=COUNTIF(([.N25]~[.N52]~[.N79]~[.N106]~[.N133]~[.N160]~[.N187]~[.N214]~[.N241]~[.N268]);2)" office:value-type="float" office:value="0" calcext:value-type="float">
            <text:p>0</text:p>
          </table:table-cell>
          <table:table-cell table:formula="of:=COUNTIF(([.N25]~[.N52]~[.N79]~[.N106]~[.N133]~[.N160]~[.N187]~[.N214]~[.N241]~[.N268]);3)" office:value-type="float" office:value="4" calcext:value-type="float">
            <text:p>4</text:p>
          </table:table-cell>
          <table:table-cell table:formula="of:=COUNTIF(([.N25]~[.N52]~[.N79]~[.N106]~[.N133]~[.N160]~[.N187]~[.N214]~[.N241]~[.N268]);4)" office:value-type="float" office:value="6" calcext:value-type="float">
            <text:p>6</text:p>
          </table:table-cell>
          <table:table-cell table:formula="of:=COUNTIF(([.N25]~[.N52]~[.N79]~[.N106]~[.N133]~[.N160]~[.N187]~[.N214]~[.N241]~[.N268]);5)" office:value-type="float" office:value="0" calcext:value-type="float">
            <text:p>0</text:p>
          </table:table-cell>
          <table:table-cell table:formula="of:=COUNTIF(([.S25]~ [.S52]~ [.S79]~ [.S106]~ [.S133]~ [.S160]~ [.S187]~ [.S214]~ [.S241]~ [.S268]);1)" office:value-type="float" office:value="0" calcext:value-type="float">
            <text:p>0</text:p>
          </table:table-cell>
          <table:table-cell table:formula="of:=COUNTIF(([.S25]~[.S52]~[.S79]~[.S106]~[.S133]~[.S160]~[.S187]~[.S214]~[.S241]~[.S268]);2)" office:value-type="float" office:value="0" calcext:value-type="float">
            <text:p>0</text:p>
          </table:table-cell>
          <table:table-cell table:formula="of:=COUNTIF(([.S25]~[.S52]~[.S79]~[.S106]~[.S133]~[.S160]~[.S187]~[.S214]~[.S241]~[.S268]);3)" office:value-type="float" office:value="8" calcext:value-type="float">
            <text:p>8</text:p>
          </table:table-cell>
          <table:table-cell table:formula="of:=COUNTIF(([.S25]~[.S52]~[.S79]~[.S106]~[.S133]~[.S160]~[.S187]~[.S214]~[.S241]~[.S268]);4)" office:value-type="float" office:value="2" calcext:value-type="float">
            <text:p>2</text:p>
          </table:table-cell>
          <table:table-cell table:formula="of:=COUNTIF(([.S25]~[.S52]~[.S79]~[.S106]~[.S133]~[.S160]~[.S187]~[.S214]~[.S241]~[.S268]);5)" office:value-type="float" office:value="0" calcext:value-type="float">
            <text:p>0</text:p>
          </table:table-cell>
          <table:table-cell table:formula="of:=COUNTIF(([.X25]~ [.X52]~ [.X79]~ [.X106]~ [.X133]~ [.X160]~ [.X187]~ [.X214]~ [.X241]~ [.X268]);1)" office:value-type="float" office:value="2" calcext:value-type="float">
            <text:p>2</text:p>
          </table:table-cell>
          <table:table-cell table:formula="of:=COUNTIF(([.X25]~[.X52]~[.X79]~[.X106]~[.X133]~[.X160]~[.X187]~[.X214]~[.X241]~[.X268]);2)" office:value-type="float" office:value="3" calcext:value-type="float">
            <text:p>3</text:p>
          </table:table-cell>
          <table:table-cell table:formula="of:=COUNTIF(([.X25]~[.X52]~[.X79]~[.X106]~[.X133]~[.X160]~[.X187]~[.X214]~[.X241]~[.X268]);3)" office:value-type="float" office:value="3" calcext:value-type="float">
            <text:p>3</text:p>
          </table:table-cell>
          <table:table-cell table:formula="of:=COUNTIF(([.X25]~[.X52]~[.X79]~[.X106]~[.X133]~[.X160]~[.X187]~[.X214]~[.X241]~[.X268]);4)" office:value-type="float" office:value="1" calcext:value-type="float">
            <text:p>1</text:p>
          </table:table-cell>
          <table:table-cell table:formula="of:=COUNTIF(([.X25]~[.X52]~[.X79]~[.X106]~[.X133]~[.X160]~[.X187]~[.X214]~[.X241]~[.X268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32]; OFFSET([.$C32]; 0; 0; 1; 5))" office:value-type="float" office:value="2" calcext:value-type="float">
            <text:p>2</text:p>
          </table:table-cell>
          <table:table-cell table:formula="of:=RANK([.D32]; OFFSET([.$C32]; 0; 0; 1; 5))" office:value-type="float" office:value="4" calcext:value-type="float">
            <text:p>4</text:p>
          </table:table-cell>
          <table:table-cell table:formula="of:=RANK([.E32]; OFFSET([.$C32]; 0; 0; 1; 5))" office:value-type="float" office:value="5" calcext:value-type="float">
            <text:p>5</text:p>
          </table:table-cell>
          <table:table-cell table:formula="of:=RANK([.F32]; OFFSET([.$C32]; 0; 0; 1; 5))" office:value-type="float" office:value="3" calcext:value-type="float">
            <text:p>3</text:p>
          </table:table-cell>
          <table:table-cell table:formula="of:=RANK([.G32]; OFFSET([.$C32]; 0; 0; 1; 5))" office:value-type="float" office:value="1" calcext:value-type="float">
            <text:p>1</text:p>
          </table:table-cell>
          <table:table-cell table:formula="of:=RANK([.H32];[.$H32:.$L32];)" office:value-type="float" office:value="3" calcext:value-type="float">
            <text:p>3</text:p>
          </table:table-cell>
          <table:table-cell table:formula="of:=RANK([.I32];[.$H32:.$L32];)" office:value-type="float" office:value="4" calcext:value-type="float">
            <text:p>4</text:p>
          </table:table-cell>
          <table:table-cell table:formula="of:=RANK([.J32];[.$H32:.$L32];)" office:value-type="float" office:value="5" calcext:value-type="float">
            <text:p>5</text:p>
          </table:table-cell>
          <table:table-cell table:formula="of:=RANK([.K32];[.$H32:.$L32];)" office:value-type="float" office:value="2" calcext:value-type="float">
            <text:p>2</text:p>
          </table:table-cell>
          <table:table-cell table:formula="of:=RANK([.L32];[.$H32:.$L32];)" office:value-type="float" office:value="1" calcext:value-type="float">
            <text:p>1</text:p>
          </table:table-cell>
          <table:table-cell table:formula="of:=RANK([.M32];[.$M32:.$Q32];)" office:value-type="float" office:value="3" calcext:value-type="float">
            <text:p>3</text:p>
          </table:table-cell>
          <table:table-cell table:formula="of:=RANK([.N32];[.$M32:.$Q32];)" office:value-type="float" office:value="5" calcext:value-type="float">
            <text:p>5</text:p>
          </table:table-cell>
          <table:table-cell table:formula="of:=RANK([.O32];[.$M32:.$Q32];)" office:value-type="float" office:value="4" calcext:value-type="float">
            <text:p>4</text:p>
          </table:table-cell>
          <table:table-cell table:formula="of:=RANK([.P32];[.$M32:.$Q32];)" office:value-type="float" office:value="2" calcext:value-type="float">
            <text:p>2</text:p>
          </table:table-cell>
          <table:table-cell table:formula="of:=RANK([.Q32];[.$M32:.$Q32];)" office:value-type="float" office:value="1" calcext:value-type="float">
            <text:p>1</text:p>
          </table:table-cell>
          <table:table-cell table:formula="of:=RANK([.R32];[.$R32:.$V32];)" office:value-type="float" office:value="1" calcext:value-type="float">
            <text:p>1</text:p>
          </table:table-cell>
          <table:table-cell table:formula="of:=RANK([.S32];[.$R32:.$V32];)" office:value-type="float" office:value="4" calcext:value-type="float">
            <text:p>4</text:p>
          </table:table-cell>
          <table:table-cell table:formula="of:=RANK([.T32];[.$R32:.$V32];)" office:value-type="float" office:value="5" calcext:value-type="float">
            <text:p>5</text:p>
          </table:table-cell>
          <table:table-cell table:formula="of:=RANK([.U32];[.$R32:.$V32];)" office:value-type="float" office:value="2" calcext:value-type="float">
            <text:p>2</text:p>
          </table:table-cell>
          <table:table-cell table:formula="of:=RANK([.V32];[.$R32:.$V32];)" office:value-type="float" office:value="3" calcext:value-type="float">
            <text:p>3</text:p>
          </table:table-cell>
          <table:table-cell table:formula="of:=RANK([.W32];[.$W32:.$AA32];)" office:value-type="float" office:value="3" calcext:value-type="float">
            <text:p>3</text:p>
          </table:table-cell>
          <table:table-cell table:formula="of:=RANK([.X32];[.$W32:.$AA32];)" office:value-type="float" office:value="4" calcext:value-type="float">
            <text:p>4</text:p>
          </table:table-cell>
          <table:table-cell table:formula="of:=RANK([.Y32];[.$W32:.$AA32];)" office:value-type="float" office:value="5" calcext:value-type="float">
            <text:p>5</text:p>
          </table:table-cell>
          <table:table-cell table:formula="of:=RANK([.Z32];[.$W32:.$AA32];)" office:value-type="float" office:value="2" calcext:value-type="float">
            <text:p>2</text:p>
          </table:table-cell>
          <table:table-cell table:formula="of:=RANK([.AA32];[.$W32:.$AA32];)" office:value-type="float" office:value="1" calcext:value-type="float">
            <text:p>1</text:p>
          </table:table-cell>
          <table:table-cell/>
          <table:table-cell table:style-name="ce1088"/>
          <table:table-cell table:style-name="ce1087" office:value-type="string" calcext:value-type="string">
            <text:p>XGBClassifier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his</text:p>
          </table:table-cell>
          <table:table-cell table:formula="of:=COUNTIF(([.E25]~ [.E52]~ [.E79]~ [.E106]~ [.E133]~ [.E160]~ [.E187]~ [.E214]~ [.E241]~ [.E268]);1)" office:value-type="float" office:value="0" calcext:value-type="float">
            <text:p>0</text:p>
          </table:table-cell>
          <table:table-cell table:formula="of:=COUNTIF(([.E25]~[.E52]~[.E79]~[.E106]~[.E133]~[.E160]~[.E187]~[.E214]~[.E241]~[.E268]);2)" office:value-type="float" office:value="0" calcext:value-type="float">
            <text:p>0</text:p>
          </table:table-cell>
          <table:table-cell table:formula="of:=COUNTIF(([.E25]~[.E52]~[.E79]~[.E106]~[.E133]~[.E160]~[.E187]~[.E214]~[.E241]~[.E268]);3)" office:value-type="float" office:value="3" calcext:value-type="float">
            <text:p>3</text:p>
          </table:table-cell>
          <table:table-cell table:formula="of:=COUNTIF(([.E25]~[.E52]~[.E79]~[.E106]~[.E133]~[.E160]~[.E187]~[.E214]~[.E241]~[.E268]);4)" office:value-type="float" office:value="3" calcext:value-type="float">
            <text:p>3</text:p>
          </table:table-cell>
          <table:table-cell table:formula="of:=COUNTIF(([.E25]~[.E52]~[.E79]~[.E106]~[.E133]~[.E160]~[.E187]~[.E214]~[.E241]~[.E268]);5)" office:value-type="float" office:value="4" calcext:value-type="float">
            <text:p>4</text:p>
          </table:table-cell>
          <table:table-cell table:formula="of:=COUNTIF(([.J25]~ [.J52]~ [.J79]~ [.J106]~ [.J133]~ [.J160]~ [.J187]~ [.J214]~ [.J241]~ [.J268]);1)" office:value-type="float" office:value="0" calcext:value-type="float">
            <text:p>0</text:p>
          </table:table-cell>
          <table:table-cell table:formula="of:=COUNTIF(([.J25]~[.J52]~[.J79]~[.J106]~[.J133]~[.J160]~[.J187]~[.J214]~[.J241]~[.J268]);2)" office:value-type="float" office:value="0" calcext:value-type="float">
            <text:p>0</text:p>
          </table:table-cell>
          <table:table-cell table:formula="of:=COUNTIF(([.J25]~[.J52]~[.J79]~[.J106]~[.J133]~[.J160]~[.J187]~[.J214]~[.J241]~[.J268]);3)" office:value-type="float" office:value="2" calcext:value-type="float">
            <text:p>2</text:p>
          </table:table-cell>
          <table:table-cell table:formula="of:=COUNTIF(([.J25]~[.J52]~[.J79]~[.J106]~[.J133]~[.J160]~[.J187]~[.J214]~[.J241]~[.J268]);4)" office:value-type="float" office:value="6" calcext:value-type="float">
            <text:p>6</text:p>
          </table:table-cell>
          <table:table-cell table:formula="of:=COUNTIF(([.J25]~[.J52]~[.J79]~[.J106]~[.J133]~[.J160]~[.J187]~[.J214]~[.J241]~[.J268]);5)" office:value-type="float" office:value="2" calcext:value-type="float">
            <text:p>2</text:p>
          </table:table-cell>
          <table:table-cell table:formula="of:=COUNTIF(([.O25]~ [.O52]~ [.O79]~ [.O106]~ [.O133]~ [.O160]~ [.O187]~ [.O214]~ [.O241]~ [.O268]);1)" office:value-type="float" office:value="0" calcext:value-type="float">
            <text:p>0</text:p>
          </table:table-cell>
          <table:table-cell table:formula="of:=COUNTIF(([.O25]~[.O52]~[.O79]~[.O106]~[.O133]~[.O160]~[.O187]~[.O214]~[.O241]~[.O268]);2)" office:value-type="float" office:value="0" calcext:value-type="float">
            <text:p>0</text:p>
          </table:table-cell>
          <table:table-cell table:formula="of:=COUNTIF(([.O25]~[.O52]~[.O79]~[.O106]~[.O133]~[.O160]~[.O187]~[.O214]~[.O241]~[.O268]);3)" office:value-type="float" office:value="0" calcext:value-type="float">
            <text:p>0</text:p>
          </table:table-cell>
          <table:table-cell table:formula="of:=COUNTIF(([.O25]~[.O52]~[.O79]~[.O106]~[.O133]~[.O160]~[.O187]~[.O214]~[.O241]~[.O268]);4)" office:value-type="float" office:value="0" calcext:value-type="float">
            <text:p>0</text:p>
          </table:table-cell>
          <table:table-cell table:formula="of:=COUNTIF(([.O25]~[.O52]~[.O79]~[.O106]~[.O133]~[.O160]~[.O187]~[.O214]~[.O241]~[.O268]);5)" office:value-type="float" office:value="10" calcext:value-type="float">
            <text:p>10</text:p>
          </table:table-cell>
          <table:table-cell table:formula="of:=COUNTIF(([.T25]~ [.T52]~ [.T79]~ [.T106]~ [.T133]~ [.T160]~ [.T187]~ [.T214]~ [.T241]~ [.T268]);1)" office:value-type="float" office:value="0" calcext:value-type="float">
            <text:p>0</text:p>
          </table:table-cell>
          <table:table-cell table:formula="of:=COUNTIF(([.T25]~[.T52]~[.T79]~[.T106]~[.T133]~[.T160]~[.T187]~[.T214]~[.T241]~[.T268]);2)" office:value-type="float" office:value="0" calcext:value-type="float">
            <text:p>0</text:p>
          </table:table-cell>
          <table:table-cell table:formula="of:=COUNTIF(([.T25]~[.T52]~[.T79]~[.T106]~[.T133]~[.T160]~[.T187]~[.T214]~[.T241]~[.T268]);3)" office:value-type="float" office:value="0" calcext:value-type="float">
            <text:p>0</text:p>
          </table:table-cell>
          <table:table-cell table:formula="of:=COUNTIF(([.T25]~[.T52]~[.T79]~[.T106]~[.T133]~[.T160]~[.T187]~[.T214]~[.T241]~[.T268]);4)" office:value-type="float" office:value="0" calcext:value-type="float">
            <text:p>0</text:p>
          </table:table-cell>
          <table:table-cell table:formula="of:=COUNTIF(([.T25]~[.T52]~[.T79]~[.T106]~[.T133]~[.T160]~[.T187]~[.T214]~[.T241]~[.T268]);5)" office:value-type="float" office:value="10" calcext:value-type="float">
            <text:p>10</text:p>
          </table:table-cell>
          <table:table-cell table:formula="of:=COUNTIF(([.Y25]~ [.Y52]~ [.Y79]~ [.Y106]~ [.Y133]~ [.Y160]~ [.Y187]~ [.Y214]~ [.Y241]~ [.Y268]);1)" office:value-type="float" office:value="1" calcext:value-type="float">
            <text:p>1</text:p>
          </table:table-cell>
          <table:table-cell table:formula="of:=COUNTIF(([.Y25]~[.Y52]~[.Y79]~[.Y106]~[.Y133]~[.Y160]~[.Y187]~[.Y214]~[.Y241]~[.Y268]);2)" office:value-type="float" office:value="1" calcext:value-type="float">
            <text:p>1</text:p>
          </table:table-cell>
          <table:table-cell table:formula="of:=COUNTIF(([.Y25]~[.Y52]~[.Y79]~[.Y106]~[.Y133]~[.Y160]~[.Y187]~[.Y214]~[.Y241]~[.Y268]);3)" office:value-type="float" office:value="3" calcext:value-type="float">
            <text:p>3</text:p>
          </table:table-cell>
          <table:table-cell table:formula="of:=COUNTIF(([.Y25]~[.Y52]~[.Y79]~[.Y106]~[.Y133]~[.Y160]~[.Y187]~[.Y214]~[.Y241]~[.Y268]);4)" office:value-type="float" office:value="2" calcext:value-type="float">
            <text:p>2</text:p>
          </table:table-cell>
          <table:table-cell table:formula="of:=COUNTIF(([.Y25]~[.Y52]~[.Y79]~[.Y106]~[.Y133]~[.Y160]~[.Y187]~[.Y214]~[.Y241]~[.Y268]);5)" office:value-type="float" office:value="3" calcext:value-type="float">
            <text:p>3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33]; OFFSET([.$C33]; 0; 0; 1; 5))" office:value-type="float" office:value="5" calcext:value-type="float">
            <text:p>5</text:p>
          </table:table-cell>
          <table:table-cell table:formula="of:=RANK([.D33]; OFFSET([.$C33]; 0; 0; 1; 5))" office:value-type="float" office:value="2" calcext:value-type="float">
            <text:p>2</text:p>
          </table:table-cell>
          <table:table-cell table:formula="of:=RANK([.E33]; OFFSET([.$C33]; 0; 0; 1; 5))" office:value-type="float" office:value="3" calcext:value-type="float">
            <text:p>3</text:p>
          </table:table-cell>
          <table:table-cell table:formula="of:=RANK([.F33]; OFFSET([.$C33]; 0; 0; 1; 5))" office:value-type="float" office:value="1" calcext:value-type="float">
            <text:p>1</text:p>
          </table:table-cell>
          <table:table-cell table:formula="of:=RANK([.G33]; OFFSET([.$C33]; 0; 0; 1; 5))" office:value-type="float" office:value="4" calcext:value-type="float">
            <text:p>4</text:p>
          </table:table-cell>
          <table:table-cell table:formula="of:=RANK([.H33];[.$H33:.$L33];)" office:value-type="float" office:value="5" calcext:value-type="float">
            <text:p>5</text:p>
          </table:table-cell>
          <table:table-cell table:formula="of:=RANK([.I33];[.$H33:.$L33];)" office:value-type="float" office:value="3" calcext:value-type="float">
            <text:p>3</text:p>
          </table:table-cell>
          <table:table-cell table:formula="of:=RANK([.J33];[.$H33:.$L33];)" office:value-type="float" office:value="2" calcext:value-type="float">
            <text:p>2</text:p>
          </table:table-cell>
          <table:table-cell table:formula="of:=RANK([.K33];[.$H33:.$L33];)" office:value-type="float" office:value="1" calcext:value-type="float">
            <text:p>1</text:p>
          </table:table-cell>
          <table:table-cell table:formula="of:=RANK([.L33];[.$H33:.$L33];)" office:value-type="float" office:value="4" calcext:value-type="float">
            <text:p>4</text:p>
          </table:table-cell>
          <table:table-cell table:formula="of:=RANK([.M33];[.$M33:.$Q33];)" office:value-type="float" office:value="5" calcext:value-type="float">
            <text:p>5</text:p>
          </table:table-cell>
          <table:table-cell table:formula="of:=RANK([.N33];[.$M33:.$Q33];)" office:value-type="float" office:value="2" calcext:value-type="float">
            <text:p>2</text:p>
          </table:table-cell>
          <table:table-cell table:formula="of:=RANK([.O33];[.$M33:.$Q33];)" office:value-type="float" office:value="1" calcext:value-type="float">
            <text:p>1</text:p>
          </table:table-cell>
          <table:table-cell table:formula="of:=RANK([.P33];[.$M33:.$Q33];)" office:value-type="float" office:value="3" calcext:value-type="float">
            <text:p>3</text:p>
          </table:table-cell>
          <table:table-cell table:formula="of:=RANK([.Q33];[.$M33:.$Q33];)" office:value-type="float" office:value="4" calcext:value-type="float">
            <text:p>4</text:p>
          </table:table-cell>
          <table:table-cell table:formula="of:=RANK([.R33];[.$R33:.$V33];)" office:value-type="float" office:value="5" calcext:value-type="float">
            <text:p>5</text:p>
          </table:table-cell>
          <table:table-cell table:formula="of:=RANK([.S33];[.$R33:.$V33];)" office:value-type="float" office:value="2" calcext:value-type="float">
            <text:p>2</text:p>
          </table:table-cell>
          <table:table-cell table:formula="of:=RANK([.T33];[.$R33:.$V33];)" office:value-type="float" office:value="4" calcext:value-type="float">
            <text:p>4</text:p>
          </table:table-cell>
          <table:table-cell table:formula="of:=RANK([.U33];[.$R33:.$V33];)" office:value-type="float" office:value="1" calcext:value-type="float">
            <text:p>1</text:p>
          </table:table-cell>
          <table:table-cell table:formula="of:=RANK([.V33];[.$R33:.$V33];)" office:value-type="float" office:value="3" calcext:value-type="float">
            <text:p>3</text:p>
          </table:table-cell>
          <table:table-cell table:formula="of:=RANK([.W33];[.$W33:.$AA33];)" office:value-type="float" office:value="5" calcext:value-type="float">
            <text:p>5</text:p>
          </table:table-cell>
          <table:table-cell table:formula="of:=RANK([.X33];[.$W33:.$AA33];)" office:value-type="float" office:value="2" calcext:value-type="float">
            <text:p>2</text:p>
          </table:table-cell>
          <table:table-cell table:formula="of:=RANK([.Y33];[.$W33:.$AA33];)" office:value-type="float" office:value="3" calcext:value-type="float">
            <text:p>3</text:p>
          </table:table-cell>
          <table:table-cell table:formula="of:=RANK([.Z33];[.$W33:.$AA33];)" office:value-type="float" office:value="1" calcext:value-type="float">
            <text:p>1</text:p>
          </table:table-cell>
          <table:table-cell table:formula="of:=RANK([.AA33];[.$W33:.$AA33];)" office:value-type="float" office:value="4" calcext:value-type="float">
            <text:p>4</text:p>
          </table:table-cell>
          <table:table-cell/>
          <table:table-cell table:style-name="ce1088"/>
          <table:table-cell table:style-name="ce1087" office:value-type="string" calcext:value-type="string">
            <text:p>XGBClassifier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iso</text:p>
          </table:table-cell>
          <table:table-cell table:formula="of:=COUNTIF(([.F25]~ [.F52]~ [.F79]~ [.F106]~ [.F133]~ [.F160]~ [.F187]~ [.F214]~ [.F241]~ [.F268]);1)" office:value-type="float" office:value="10" calcext:value-type="float">
            <text:p>10</text:p>
          </table:table-cell>
          <table:table-cell table:formula="of:=COUNTIF(([.F25]~[.F52]~[.F79]~[.F106]~[.F133]~[.F160]~[.F187]~[.F214]~[.F241]~[.F268]);2)" office:value-type="float" office:value="0" calcext:value-type="float">
            <text:p>0</text:p>
          </table:table-cell>
          <table:table-cell table:formula="of:=COUNTIF(([.F25]~[.F52]~[.F79]~[.F106]~[.F133]~[.F160]~[.F187]~[.F214]~[.F241]~[.F268]);3)" office:value-type="float" office:value="0" calcext:value-type="float">
            <text:p>0</text:p>
          </table:table-cell>
          <table:table-cell table:formula="of:=COUNTIF(([.F25]~[.F52]~[.F79]~[.F106]~[.F133]~[.F160]~[.F187]~[.F214]~[.F241]~[.F268]);4)" office:value-type="float" office:value="0" calcext:value-type="float">
            <text:p>0</text:p>
          </table:table-cell>
          <table:table-cell table:formula="of:=COUNTIF(([.F25]~[.F52]~[.F79]~[.F106]~[.F133]~[.F160]~[.F187]~[.F214]~[.F241]~[.F268]);5)" office:value-type="float" office:value="0" calcext:value-type="float">
            <text:p>0</text:p>
          </table:table-cell>
          <table:table-cell table:formula="of:=COUNTIF(([.K25]~ [.K52]~ [.K79]~ [.K106]~ [.K133]~ [.K160]~ [.K187]~ [.K214]~ [.K241]~ [.K268]);1)" office:value-type="float" office:value="9" calcext:value-type="float">
            <text:p>9</text:p>
          </table:table-cell>
          <table:table-cell table:formula="of:=COUNTIF(([.K25]~[.K52]~[.K79]~[.K106]~[.K133]~[.K160]~[.K187]~[.K214]~[.K241]~[.K268]);2)" office:value-type="float" office:value="1" calcext:value-type="float">
            <text:p>1</text:p>
          </table:table-cell>
          <table:table-cell table:formula="of:=COUNTIF(([.K25]~[.K52]~[.K79]~[.K106]~[.K133]~[.K160]~[.K187]~[.K214]~[.K241]~[.K268]);3)" office:value-type="float" office:value="0" calcext:value-type="float">
            <text:p>0</text:p>
          </table:table-cell>
          <table:table-cell table:formula="of:=COUNTIF(([.K25]~[.K52]~[.K79]~[.K106]~[.K133]~[.K160]~[.K187]~[.K214]~[.K241]~[.K268]);4)" office:value-type="float" office:value="0" calcext:value-type="float">
            <text:p>0</text:p>
          </table:table-cell>
          <table:table-cell table:formula="of:=COUNTIF(([.K25]~[.K52]~[.K79]~[.K106]~[.K133]~[.K160]~[.K187]~[.K214]~[.K241]~[.K268]);5)" office:value-type="float" office:value="0" calcext:value-type="float">
            <text:p>0</text:p>
          </table:table-cell>
          <table:table-cell table:formula="of:=COUNTIF(([.P25]~ [.P52]~ [.P79]~ [.P106]~ [.P133]~ [.P160]~ [.P187]~ [.P214]~ [.P241]~ [.P268]);1)" office:value-type="float" office:value="8" calcext:value-type="float">
            <text:p>8</text:p>
          </table:table-cell>
          <table:table-cell table:formula="of:=COUNTIF(([.P25]~[.P52]~[.P79]~[.P106]~[.P133]~[.P160]~[.P187]~[.P214]~[.P241]~[.P268]);2)" office:value-type="float" office:value="2" calcext:value-type="float">
            <text:p>2</text:p>
          </table:table-cell>
          <table:table-cell table:formula="of:=COUNTIF(([.P25]~[.P52]~[.P79]~[.P106]~[.P133]~[.P160]~[.P187]~[.P214]~[.P241]~[.P268]);3)" office:value-type="float" office:value="0" calcext:value-type="float">
            <text:p>0</text:p>
          </table:table-cell>
          <table:table-cell table:formula="of:=COUNTIF(([.P25]~[.P52]~[.P79]~[.P106]~[.P133]~[.P160]~[.P187]~[.P214]~[.P241]~[.P268]);4)" office:value-type="float" office:value="0" calcext:value-type="float">
            <text:p>0</text:p>
          </table:table-cell>
          <table:table-cell table:formula="of:=COUNTIF(([.P25]~[.P52]~[.P79]~[.P106]~[.P133]~[.P160]~[.P187]~[.P214]~[.P241]~[.P268]);5)" office:value-type="float" office:value="0" calcext:value-type="float">
            <text:p>0</text:p>
          </table:table-cell>
          <table:table-cell table:formula="of:=COUNTIF(([.U25]~ [.U52]~ [.U79]~ [.U106]~ [.U133]~ [.U160]~ [.U187]~ [.U214]~ [.U241]~ [.U268]);1)" office:value-type="float" office:value="4" calcext:value-type="float">
            <text:p>4</text:p>
          </table:table-cell>
          <table:table-cell table:formula="of:=COUNTIF(([.U25]~[.U52]~[.U79]~[.U106]~[.U133]~[.U160]~[.U187]~[.U214]~[.U241]~[.U268]);2)" office:value-type="float" office:value="6" calcext:value-type="float">
            <text:p>6</text:p>
          </table:table-cell>
          <table:table-cell table:formula="of:=COUNTIF(([.U25]~[.U52]~[.U79]~[.U106]~[.U133]~[.U160]~[.U187]~[.U214]~[.U241]~[.U268]);3)" office:value-type="float" office:value="0" calcext:value-type="float">
            <text:p>0</text:p>
          </table:table-cell>
          <table:table-cell table:formula="of:=COUNTIF(([.U25]~[.U52]~[.U79]~[.U106]~[.U133]~[.U160]~[.U187]~[.U214]~[.U241]~[.U268]);4)" office:value-type="float" office:value="0" calcext:value-type="float">
            <text:p>0</text:p>
          </table:table-cell>
          <table:table-cell table:formula="of:=COUNTIF(([.U25]~[.U52]~[.U79]~[.U106]~[.U133]~[.U160]~[.U187]~[.U214]~[.U241]~[.U268]);5)" office:value-type="float" office:value="0" calcext:value-type="float">
            <text:p>0</text:p>
          </table:table-cell>
          <table:table-cell table:formula="of:=COUNTIF(([.Z25]~ [.Z52]~ [.Z79]~ [.Z106]~ [.Z133]~ [.Z160]~ [.Z187]~ [.Z214]~ [.Z241]~ [.Z268]);1)" office:value-type="float" office:value="5" calcext:value-type="float">
            <text:p>5</text:p>
          </table:table-cell>
          <table:table-cell table:formula="of:=COUNTIF(([.Z25]~[.Z52]~[.Z79]~[.Z106]~[.Z133]~[.Z160]~[.Z187]~[.Z214]~[.Z241]~[.Z268]);2)" office:value-type="float" office:value="2" calcext:value-type="float">
            <text:p>2</text:p>
          </table:table-cell>
          <table:table-cell table:formula="of:=COUNTIF(([.Z25]~[.Z52]~[.Z79]~[.Z106]~[.Z133]~[.Z160]~[.Z187]~[.Z214]~[.Z241]~[.Z268]);3)" office:value-type="float" office:value="1" calcext:value-type="float">
            <text:p>1</text:p>
          </table:table-cell>
          <table:table-cell table:formula="of:=COUNTIF(([.Z25]~[.Z52]~[.Z79]~[.Z106]~[.Z133]~[.Z160]~[.Z187]~[.Z214]~[.Z241]~[.Z268]);4)" office:value-type="float" office:value="2" calcext:value-type="float">
            <text:p>2</text:p>
          </table:table-cell>
          <table:table-cell table:formula="of:=COUNTIF(([.Z25]~[.Z52]~[.Z79]~[.Z106]~[.Z133]~[.Z160]~[.Z187]~[.Z214]~[.Z241]~[.Z268]);5)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34]; OFFSET([.$C34]; 0; 0; 1; 5))" office:value-type="float" office:value="3" calcext:value-type="float">
            <text:p>3</text:p>
          </table:table-cell>
          <table:table-cell table:formula="of:=RANK([.D34]; OFFSET([.$C34]; 0; 0; 1; 5))" office:value-type="float" office:value="2" calcext:value-type="float">
            <text:p>2</text:p>
          </table:table-cell>
          <table:table-cell table:formula="of:=RANK([.E34]; OFFSET([.$C34]; 0; 0; 1; 5))" office:value-type="float" office:value="5" calcext:value-type="float">
            <text:p>5</text:p>
          </table:table-cell>
          <table:table-cell table:formula="of:=RANK([.F34]; OFFSET([.$C34]; 0; 0; 1; 5))" office:value-type="float" office:value="1" calcext:value-type="float">
            <text:p>1</text:p>
          </table:table-cell>
          <table:table-cell table:formula="of:=RANK([.G34]; OFFSET([.$C34]; 0; 0; 1; 5))" office:value-type="float" office:value="4" calcext:value-type="float">
            <text:p>4</text:p>
          </table:table-cell>
          <table:table-cell table:formula="of:=RANK([.H34];[.$H34:.$L34];)" office:value-type="float" office:value="3" calcext:value-type="float">
            <text:p>3</text:p>
          </table:table-cell>
          <table:table-cell table:formula="of:=RANK([.I34];[.$H34:.$L34];)" office:value-type="float" office:value="4" calcext:value-type="float">
            <text:p>4</text:p>
          </table:table-cell>
          <table:table-cell table:formula="of:=RANK([.J34];[.$H34:.$L34];)" office:value-type="float" office:value="2" calcext:value-type="float">
            <text:p>2</text:p>
          </table:table-cell>
          <table:table-cell table:formula="of:=RANK([.K34];[.$H34:.$L34];)" office:value-type="float" office:value="1" calcext:value-type="float">
            <text:p>1</text:p>
          </table:table-cell>
          <table:table-cell table:formula="of:=RANK([.L34];[.$H34:.$L34];)" office:value-type="float" office:value="5" calcext:value-type="float">
            <text:p>5</text:p>
          </table:table-cell>
          <table:table-cell table:formula="of:=RANK([.M34];[.$M34:.$Q34];)" office:value-type="float" office:value="4" calcext:value-type="float">
            <text:p>4</text:p>
          </table:table-cell>
          <table:table-cell table:formula="of:=RANK([.N34];[.$M34:.$Q34];)" office:value-type="float" office:value="2" calcext:value-type="float">
            <text:p>2</text:p>
          </table:table-cell>
          <table:table-cell table:formula="of:=RANK([.O34];[.$M34:.$Q34];)" office:value-type="float" office:value="1" calcext:value-type="float">
            <text:p>1</text:p>
          </table:table-cell>
          <table:table-cell table:formula="of:=RANK([.P34];[.$M34:.$Q34];)" office:value-type="float" office:value="3" calcext:value-type="float">
            <text:p>3</text:p>
          </table:table-cell>
          <table:table-cell table:formula="of:=RANK([.Q34];[.$M34:.$Q34];)" office:value-type="float" office:value="5" calcext:value-type="float">
            <text:p>5</text:p>
          </table:table-cell>
          <table:table-cell table:formula="of:=RANK([.R34];[.$R34:.$V34];)" office:value-type="float" office:value="3" calcext:value-type="float">
            <text:p>3</text:p>
          </table:table-cell>
          <table:table-cell table:formula="of:=RANK([.S34];[.$R34:.$V34];)" office:value-type="float" office:value="4" calcext:value-type="float">
            <text:p>4</text:p>
          </table:table-cell>
          <table:table-cell table:formula="of:=RANK([.T34];[.$R34:.$V34];)" office:value-type="float" office:value="5" calcext:value-type="float">
            <text:p>5</text:p>
          </table:table-cell>
          <table:table-cell table:formula="of:=RANK([.U34];[.$R34:.$V34];)" office:value-type="float" office:value="1" calcext:value-type="float">
            <text:p>1</text:p>
          </table:table-cell>
          <table:table-cell table:formula="of:=RANK([.V34];[.$R34:.$V34];)" office:value-type="float" office:value="2" calcext:value-type="float">
            <text:p>2</text:p>
          </table:table-cell>
          <table:table-cell table:formula="of:=RANK([.W34];[.$W34:.$AA34];)" office:value-type="float" office:value="1" calcext:value-type="float">
            <text:p>1</text:p>
          </table:table-cell>
          <table:table-cell table:formula="of:=RANK([.X34];[.$W34:.$AA34];)" office:value-type="float" office:value="4" calcext:value-type="float">
            <text:p>4</text:p>
          </table:table-cell>
          <table:table-cell table:formula="of:=RANK([.Y34];[.$W34:.$AA34];)" office:value-type="float" office:value="5" calcext:value-type="float">
            <text:p>5</text:p>
          </table:table-cell>
          <table:table-cell table:formula="of:=RANK([.Z34];[.$W34:.$AA34];)" office:value-type="float" office:value="3" calcext:value-type="float">
            <text:p>3</text:p>
          </table:table-cell>
          <table:table-cell table:formula="of:=RANK([.AA34];[.$W34:.$AA34];)" office:value-type="float" office:value="2" calcext:value-type="float">
            <text:p>2</text:p>
          </table:table-cell>
          <table:table-cell/>
          <table:table-cell table:style-name="ce1088"/>
          <table:table-cell table:style-name="ce1087" office:value-type="string" calcext:value-type="string">
            <text:p>XGBClassifier</text:p>
          </table:table-cell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pla</text:p>
          </table:table-cell>
          <table:table-cell table:formula="of:=COUNTIF(([.G25]~ [.G52]~ [.G79]~ [.G106]~ [.G133]~ [.G160]~ [.G187]~ [.G214]~ [.G241]~ [.G268]);1)" office:value-type="float" office:value="0" calcext:value-type="float">
            <text:p>0</text:p>
          </table:table-cell>
          <table:table-cell table:formula="of:=COUNTIF(([.G25]~[.G52]~[.G79]~[.G106]~[.G133]~[.G160]~[.G187]~[.G214]~[.G241]~[.G268]);2)" office:value-type="float" office:value="5" calcext:value-type="float">
            <text:p>5</text:p>
          </table:table-cell>
          <table:table-cell table:formula="of:=COUNTIF(([.G25]~[.G52]~[.G79]~[.G106]~[.G133]~[.G160]~[.G187]~[.G214]~[.G241]~[.G268]);3)" office:value-type="float" office:value="4" calcext:value-type="float">
            <text:p>4</text:p>
          </table:table-cell>
          <table:table-cell table:formula="of:=COUNTIF(([.G25]~[.G52]~[.G79]~[.G106]~[.G133]~[.G160]~[.G187]~[.G214]~[.G241]~[.G268]);4)" office:value-type="float" office:value="1" calcext:value-type="float">
            <text:p>1</text:p>
          </table:table-cell>
          <table:table-cell table:formula="of:=COUNTIF(([.G25]~[.G52]~[.G79]~[.G106]~[.G133]~[.G160]~[.G187]~[.G214]~[.G241]~[.G268]);5)" office:value-type="float" office:value="0" calcext:value-type="float">
            <text:p>0</text:p>
          </table:table-cell>
          <table:table-cell table:formula="of:=COUNTIF(([.L25]~ [.L52]~ [.L79]~ [.L106]~ [.L133]~ [.L160]~ [.L187]~ [.L214]~ [.L241]~ [.L268]);1)" office:value-type="float" office:value="0" calcext:value-type="float">
            <text:p>0</text:p>
          </table:table-cell>
          <table:table-cell table:formula="of:=COUNTIF(([.L25]~[.L52]~[.L79]~[.L106]~[.L133]~[.L160]~[.L187]~[.L214]~[.L241]~[.L268]);2)" office:value-type="float" office:value="1" calcext:value-type="float">
            <text:p>1</text:p>
          </table:table-cell>
          <table:table-cell table:formula="of:=COUNTIF(([.L25]~[.L52]~[.L79]~[.L106]~[.L133]~[.L160]~[.L187]~[.L214]~[.L241]~[.L268]);3)" office:value-type="float" office:value="3" calcext:value-type="float">
            <text:p>3</text:p>
          </table:table-cell>
          <table:table-cell table:formula="of:=COUNTIF(([.L25]~[.L52]~[.L79]~[.L106]~[.L133]~[.L160]~[.L187]~[.L214]~[.L241]~[.L268]);4)" office:value-type="float" office:value="3" calcext:value-type="float">
            <text:p>3</text:p>
          </table:table-cell>
          <table:table-cell table:formula="of:=COUNTIF(([.L25]~[.L52]~[.L79]~[.L106]~[.L133]~[.L160]~[.L187]~[.L214]~[.L241]~[.L268]);5)" office:value-type="float" office:value="3" calcext:value-type="float">
            <text:p>3</text:p>
          </table:table-cell>
          <table:table-cell table:formula="of:=COUNTIF(([.Q25]~ [.Q52]~ [.Q79]~ [.Q106]~ [.Q133]~ [.Q160]~ [.Q187]~ [.Q214]~ [.Q241]~ [.Q268]);1)" office:value-type="float" office:value="0" calcext:value-type="float">
            <text:p>0</text:p>
          </table:table-cell>
          <table:table-cell table:formula="of:=COUNTIF(([.Q25]~[.Q52]~[.Q79]~[.Q106]~[.Q133]~[.Q160]~[.Q187]~[.Q214]~[.Q241]~[.Q268]);2)" office:value-type="float" office:value="0" calcext:value-type="float">
            <text:p>0</text:p>
          </table:table-cell>
          <table:table-cell table:formula="of:=COUNTIF(([.Q25]~[.Q52]~[.Q79]~[.Q106]~[.Q133]~[.Q160]~[.Q187]~[.Q214]~[.Q241]~[.Q268]);3)" office:value-type="float" office:value="6" calcext:value-type="float">
            <text:p>6</text:p>
          </table:table-cell>
          <table:table-cell table:formula="of:=COUNTIF(([.Q25]~[.Q52]~[.Q79]~[.Q106]~[.Q133]~[.Q160]~[.Q187]~[.Q214]~[.Q241]~[.Q268]);4)" office:value-type="float" office:value="4" calcext:value-type="float">
            <text:p>4</text:p>
          </table:table-cell>
          <table:table-cell table:formula="of:=COUNTIF(([.Q25]~[.Q52]~[.Q79]~[.Q106]~[.Q133]~[.Q160]~[.Q187]~[.Q214]~[.Q241]~[.Q268]);5)" office:value-type="float" office:value="0" calcext:value-type="float">
            <text:p>0</text:p>
          </table:table-cell>
          <table:table-cell table:formula="of:=COUNTIF(([.V25]~ [.V52]~ [.V79]~ [.V106]~ [.V133]~ [.V160]~ [.V187]~ [.V214]~ [.V241]~ [.V268]);1)" office:value-type="float" office:value="0" calcext:value-type="float">
            <text:p>0</text:p>
          </table:table-cell>
          <table:table-cell table:formula="of:=COUNTIF(([.V25]~[.V52]~[.V79]~[.V106]~[.V133]~[.V160]~[.V187]~[.V214]~[.V241]~[.V268]);2)" office:value-type="float" office:value="0" calcext:value-type="float">
            <text:p>0</text:p>
          </table:table-cell>
          <table:table-cell table:formula="of:=COUNTIF(([.V25]~[.V52]~[.V79]~[.V106]~[.V133]~[.V160]~[.V187]~[.V214]~[.V241]~[.V268]);3)" office:value-type="float" office:value="2" calcext:value-type="float">
            <text:p>2</text:p>
          </table:table-cell>
          <table:table-cell table:formula="of:=COUNTIF(([.V25]~[.V52]~[.V79]~[.V106]~[.V133]~[.V160]~[.V187]~[.V214]~[.V241]~[.V268]);4)" office:value-type="float" office:value="8" calcext:value-type="float">
            <text:p>8</text:p>
          </table:table-cell>
          <table:table-cell table:formula="of:=COUNTIF(([.V25]~[.V52]~[.V79]~[.V106]~[.V133]~[.V160]~[.V187]~[.V214]~[.V241]~[.V268]);5)" office:value-type="float" office:value="0" calcext:value-type="float">
            <text:p>0</text:p>
          </table:table-cell>
          <table:table-cell table:formula="of:=COUNTIF(([.AA25]~ [.AA52]~ [.AA79]~ [.AA106]~ [.AA133]~ [.AA160]~ [.AA187]~ [.AA214]~ [.AA241]~ [.AA268]);1)" office:value-type="float" office:value="0" calcext:value-type="float">
            <text:p>0</text:p>
          </table:table-cell>
          <table:table-cell table:formula="of:=COUNTIF(([.AA25]~[.AA52]~[.AA79]~[.AA106]~[.AA133]~[.AA160]~[.AA187]~[.AA214]~[.AA241]~[.AA268]);2)" office:value-type="float" office:value="0" calcext:value-type="float">
            <text:p>0</text:p>
          </table:table-cell>
          <table:table-cell table:formula="of:=COUNTIF(([.AA25]~[.AA52]~[.AA79]~[.AA106]~[.AA133]~[.AA160]~[.AA187]~[.AA214]~[.AA241]~[.AA268]);3)" office:value-type="float" office:value="1" calcext:value-type="float">
            <text:p>1</text:p>
          </table:table-cell>
          <table:table-cell table:formula="of:=COUNTIF(([.AA25]~[.AA52]~[.AA79]~[.AA106]~[.AA133]~[.AA160]~[.AA187]~[.AA214]~[.AA241]~[.AA268]);4)" office:value-type="float" office:value="4" calcext:value-type="float">
            <text:p>4</text:p>
          </table:table-cell>
          <table:table-cell table:formula="of:=COUNTIF(([.AA25]~[.AA52]~[.AA79]~[.AA106]~[.AA133]~[.AA160]~[.AA187]~[.AA214]~[.AA241]~[.AA268]);5)" office:value-type="float" office:value="5" calcext:value-type="float">
            <text:p>5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35]; OFFSET([.$C35]; 0; 0; 1; 5))" office:value-type="float" office:value="5" calcext:value-type="float">
            <text:p>5</text:p>
          </table:table-cell>
          <table:table-cell table:formula="of:=RANK([.D35]; OFFSET([.$C35]; 0; 0; 1; 5))" office:value-type="float" office:value="3" calcext:value-type="float">
            <text:p>3</text:p>
          </table:table-cell>
          <table:table-cell table:formula="of:=RANK([.E35]; OFFSET([.$C35]; 0; 0; 1; 5))" office:value-type="float" office:value="2" calcext:value-type="float">
            <text:p>2</text:p>
          </table:table-cell>
          <table:table-cell table:formula="of:=RANK([.F35]; OFFSET([.$C35]; 0; 0; 1; 5))" office:value-type="float" office:value="4" calcext:value-type="float">
            <text:p>4</text:p>
          </table:table-cell>
          <table:table-cell table:formula="of:=RANK([.G35]; OFFSET([.$C35]; 0; 0; 1; 5))" office:value-type="float" office:value="1" calcext:value-type="float">
            <text:p>1</text:p>
          </table:table-cell>
          <table:table-cell table:formula="of:=RANK([.H35];[.$H35:.$L35];)" office:value-type="float" office:value="1" calcext:value-type="float">
            <text:p>1</text:p>
          </table:table-cell>
          <table:table-cell table:formula="of:=RANK([.I35];[.$H35:.$L35];)" office:value-type="float" office:value="5" calcext:value-type="float">
            <text:p>5</text:p>
          </table:table-cell>
          <table:table-cell table:formula="of:=RANK([.J35];[.$H35:.$L35];)" office:value-type="float" office:value="4" calcext:value-type="float">
            <text:p>4</text:p>
          </table:table-cell>
          <table:table-cell table:formula="of:=RANK([.K35];[.$H35:.$L35];)" office:value-type="float" office:value="2" calcext:value-type="float">
            <text:p>2</text:p>
          </table:table-cell>
          <table:table-cell table:formula="of:=RANK([.L35];[.$H35:.$L35];)" office:value-type="float" office:value="3" calcext:value-type="float">
            <text:p>3</text:p>
          </table:table-cell>
          <table:table-cell table:formula="of:=RANK([.M35];[.$M35:.$Q35];)" office:value-type="float" office:value="3" calcext:value-type="float">
            <text:p>3</text:p>
          </table:table-cell>
          <table:table-cell table:formula="of:=RANK([.N35];[.$M35:.$Q35];)" office:value-type="float" office:value="2" calcext:value-type="float">
            <text:p>2</text:p>
          </table:table-cell>
          <table:table-cell table:formula="of:=RANK([.O35];[.$M35:.$Q35];)" office:value-type="float" office:value="5" calcext:value-type="float">
            <text:p>5</text:p>
          </table:table-cell>
          <table:table-cell table:formula="of:=RANK([.P35];[.$M35:.$Q35];)" office:value-type="float" office:value="1" calcext:value-type="float">
            <text:p>1</text:p>
          </table:table-cell>
          <table:table-cell table:formula="of:=RANK([.Q35];[.$M35:.$Q35];)" office:value-type="float" office:value="4" calcext:value-type="float">
            <text:p>4</text:p>
          </table:table-cell>
          <table:table-cell table:formula="of:=RANK([.R35];[.$R35:.$V35];)" office:value-type="float" office:value="1" calcext:value-type="float">
            <text:p>1</text:p>
          </table:table-cell>
          <table:table-cell table:formula="of:=RANK([.S35];[.$R35:.$V35];)" office:value-type="float" office:value="3" calcext:value-type="float">
            <text:p>3</text:p>
          </table:table-cell>
          <table:table-cell table:formula="of:=RANK([.T35];[.$R35:.$V35];)" office:value-type="float" office:value="5" calcext:value-type="float">
            <text:p>5</text:p>
          </table:table-cell>
          <table:table-cell table:formula="of:=RANK([.U35];[.$R35:.$V35];)" office:value-type="float" office:value="2" calcext:value-type="float">
            <text:p>2</text:p>
          </table:table-cell>
          <table:table-cell table:formula="of:=RANK([.V35];[.$R35:.$V35];)" office:value-type="float" office:value="4" calcext:value-type="float">
            <text:p>4</text:p>
          </table:table-cell>
          <table:table-cell table:formula="of:=RANK([.W35];[.$W35:.$AA35];)" office:value-type="float" office:value="5" calcext:value-type="float">
            <text:p>5</text:p>
          </table:table-cell>
          <table:table-cell table:formula="of:=RANK([.X35];[.$W35:.$AA35];)" office:value-type="float" office:value="3" calcext:value-type="float">
            <text:p>3</text:p>
          </table:table-cell>
          <table:table-cell table:formula="of:=RANK([.Y35];[.$W35:.$AA35];)" office:value-type="float" office:value="1" calcext:value-type="float">
            <text:p>1</text:p>
          </table:table-cell>
          <table:table-cell table:formula="of:=RANK([.Z35];[.$W35:.$AA35];)" office:value-type="float" office:value="2" calcext:value-type="float">
            <text:p>2</text:p>
          </table:table-cell>
          <table:table-cell table:formula="of:=RANK([.AA35];[.$W35:.$AA35];)" office:value-type="float" office:value="4" calcext:value-type="float">
            <text:p>4</text:p>
          </table:table-cell>
          <table:table-cell/>
          <table:table-cell table:style-name="ce1088"/>
          <table:table-cell table:style-name="ce1087" office:value-type="string" calcext:value-type="string">
            <text:p>XGBClassifier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base</text:p>
          </table:table-cell>
          <table:table-cell table:formula="of:=COUNTIF(([.C26]~ [.C53]~ [.C80]~ [.C107]~ [.C134]~ [.C161]~ [.C188]~ [.C215]~ [.C242]~ [.C269]);1)" office:value-type="float" office:value="3" calcext:value-type="float">
            <text:p>3</text:p>
          </table:table-cell>
          <table:table-cell table:formula="of:=COUNTIF(([.C26]~[.C53]~[.C80]~[.C107]~[.C134]~[.C161]~[.C188]~[.C215]~[.C242]~[.C269]);2)" office:value-type="float" office:value="6" calcext:value-type="float">
            <text:p>6</text:p>
          </table:table-cell>
          <table:table-cell table:formula="of:=COUNTIF(([.C26]~[.C53]~[.C80]~[.C107]~[.C134]~[.C161]~[.C188]~[.C215]~[.C242]~[.C269]);3)" office:value-type="float" office:value="1" calcext:value-type="float">
            <text:p>1</text:p>
          </table:table-cell>
          <table:table-cell table:formula="of:=COUNTIF(([.C26]~[.C53]~[.C80]~[.C107]~[.C134]~[.C161]~[.C188]~[.C215]~[.C242]~[.C269]);4)" office:value-type="float" office:value="0" calcext:value-type="float">
            <text:p>0</text:p>
          </table:table-cell>
          <table:table-cell table:formula="of:=COUNTIF(([.C26]~[.C53]~[.C80]~[.C107]~[.C134]~[.C161]~[.C188]~[.C215]~[.C242]~[.C269]);5)" office:value-type="float" office:value="0" calcext:value-type="float">
            <text:p>0</text:p>
          </table:table-cell>
          <table:table-cell table:formula="of:=COUNTIF(([.H26]~ [.H53]~ [.H80]~ [.H107]~ [.H134]~ [.H161]~ [.H188]~ [.H215]~ [.H242]~ [.H269]);1)" office:value-type="float" office:value="2" calcext:value-type="float">
            <text:p>2</text:p>
          </table:table-cell>
          <table:table-cell table:formula="of:=COUNTIF(([.H26]~[.H53]~[.H80]~[.H107]~[.H134]~[.H161]~[.H188]~[.H215]~[.H242]~[.H269]);2)" office:value-type="float" office:value="4" calcext:value-type="float">
            <text:p>4</text:p>
          </table:table-cell>
          <table:table-cell table:formula="of:=COUNTIF(([.H26]~[.H53]~[.H80]~[.H107]~[.H134]~[.H161]~[.H188]~[.H215]~[.H242]~[.H269]);3)" office:value-type="float" office:value="4" calcext:value-type="float">
            <text:p>4</text:p>
          </table:table-cell>
          <table:table-cell table:formula="of:=COUNTIF(([.H26]~[.H53]~[.H80]~[.H107]~[.H134]~[.H161]~[.H188]~[.H215]~[.H242]~[.H269]);4)" office:value-type="float" office:value="0" calcext:value-type="float">
            <text:p>0</text:p>
          </table:table-cell>
          <table:table-cell table:formula="of:=COUNTIF(([.H26]~[.H53]~[.H80]~[.H107]~[.H134]~[.H161]~[.H188]~[.H215]~[.H242]~[.H269]);5)" office:value-type="float" office:value="0" calcext:value-type="float">
            <text:p>0</text:p>
          </table:table-cell>
          <table:table-cell table:formula="of:=COUNTIF(([.M26]~ [.M53]~ [.M80]~ [.M107]~ [.M134]~ [.M161]~ [.M188]~ [.M215]~ [.M242]~ [.M269]);1)" office:value-type="float" office:value="1" calcext:value-type="float">
            <text:p>1</text:p>
          </table:table-cell>
          <table:table-cell table:formula="of:=COUNTIF(([.M26]~[.M53]~[.M80]~[.M107]~[.M134]~[.M161]~[.M188]~[.M215]~[.M242]~[.M269]);2)" office:value-type="float" office:value="4" calcext:value-type="float">
            <text:p>4</text:p>
          </table:table-cell>
          <table:table-cell table:formula="of:=COUNTIF(([.M26]~[.M53]~[.M80]~[.M107]~[.M134]~[.M161]~[.M188]~[.M215]~[.M242]~[.M269]);3)" office:value-type="float" office:value="5" calcext:value-type="float">
            <text:p>5</text:p>
          </table:table-cell>
          <table:table-cell table:formula="of:=COUNTIF(([.M26]~[.M53]~[.M80]~[.M107]~[.M134]~[.M161]~[.M188]~[.M215]~[.M242]~[.M269]);4)" office:value-type="float" office:value="0" calcext:value-type="float">
            <text:p>0</text:p>
          </table:table-cell>
          <table:table-cell table:formula="of:=COUNTIF(([.M26]~[.M53]~[.M80]~[.M107]~[.M134]~[.M161]~[.M188]~[.M215]~[.M242]~[.M269]);5)" office:value-type="float" office:value="0" calcext:value-type="float">
            <text:p>0</text:p>
          </table:table-cell>
          <table:table-cell table:formula="of:=COUNTIF(([.R26]~ [.R53]~ [.R80]~ [.R107]~ [.R134]~ [.R161]~ [.R188]~ [.R215]~ [.R242]~ [.R269]);1)" office:value-type="float" office:value="1" calcext:value-type="float">
            <text:p>1</text:p>
          </table:table-cell>
          <table:table-cell table:formula="of:=COUNTIF(([.R26]~[.R53]~[.R80]~[.R107]~[.R134]~[.R161]~[.R188]~[.R215]~[.R242]~[.R269]);2)" office:value-type="float" office:value="8" calcext:value-type="float">
            <text:p>8</text:p>
          </table:table-cell>
          <table:table-cell table:formula="of:=COUNTIF(([.R26]~[.R53]~[.R80]~[.R107]~[.R134]~[.R161]~[.R188]~[.R215]~[.R242]~[.R269]);3)" office:value-type="float" office:value="1" calcext:value-type="float">
            <text:p>1</text:p>
          </table:table-cell>
          <table:table-cell table:formula="of:=COUNTIF(([.R26]~[.R53]~[.R80]~[.R107]~[.R134]~[.R161]~[.R188]~[.R215]~[.R242]~[.R269]);4)" office:value-type="float" office:value="0" calcext:value-type="float">
            <text:p>0</text:p>
          </table:table-cell>
          <table:table-cell table:formula="of:=COUNTIF(([.R26]~[.R53]~[.R80]~[.R107]~[.R134]~[.R161]~[.R188]~[.R215]~[.R242]~[.R269]);5)" office:value-type="float" office:value="0" calcext:value-type="float">
            <text:p>0</text:p>
          </table:table-cell>
          <table:table-cell table:formula="of:=COUNTIF(([.W26]~ [.W53]~ [.W80]~ [.W107]~ [.W134]~ [.W161]~ [.W188]~ [.W215]~ [.W242]~ [.W269]);1)" office:value-type="float" office:value="3" calcext:value-type="float">
            <text:p>3</text:p>
          </table:table-cell>
          <table:table-cell table:formula="of:=COUNTIF(([.W26]~[.W53]~[.W80]~[.W107]~[.W134]~[.W161]~[.W188]~[.W215]~[.W242]~[.W269]);2)" office:value-type="float" office:value="3" calcext:value-type="float">
            <text:p>3</text:p>
          </table:table-cell>
          <table:table-cell table:formula="of:=COUNTIF(([.W26]~[.W53]~[.W80]~[.W107]~[.W134]~[.W161]~[.W188]~[.W215]~[.W242]~[.W269]);3)" office:value-type="float" office:value="1" calcext:value-type="float">
            <text:p>1</text:p>
          </table:table-cell>
          <table:table-cell table:formula="of:=COUNTIF(([.W26]~[.W53]~[.W80]~[.W107]~[.W134]~[.W161]~[.W188]~[.W215]~[.W242]~[.W269]);4)" office:value-type="float" office:value="1" calcext:value-type="float">
            <text:p>1</text:p>
          </table:table-cell>
          <table:table-cell table:formula="of:=COUNTIF(([.W26]~[.W53]~[.W80]~[.W107]~[.W134]~[.W161]~[.W188]~[.W215]~[.W242]~[.W269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36]; OFFSET([.$C36]; 0; 0; 1; 5))" office:value-type="float" office:value="4" calcext:value-type="float">
            <text:p>4</text:p>
          </table:table-cell>
          <table:table-cell table:formula="of:=RANK([.D36]; OFFSET([.$C36]; 0; 0; 1; 5))" office:value-type="float" office:value="1" calcext:value-type="float">
            <text:p>1</text:p>
          </table:table-cell>
          <table:table-cell table:formula="of:=RANK([.E36]; OFFSET([.$C36]; 0; 0; 1; 5))" office:value-type="float" office:value="2" calcext:value-type="float">
            <text:p>2</text:p>
          </table:table-cell>
          <table:table-cell table:formula="of:=RANK([.F36]; OFFSET([.$C36]; 0; 0; 1; 5))" office:value-type="float" office:value="3" calcext:value-type="float">
            <text:p>3</text:p>
          </table:table-cell>
          <table:table-cell table:formula="of:=RANK([.G36]; OFFSET([.$C36]; 0; 0; 1; 5))" office:value-type="float" office:value="4" calcext:value-type="float">
            <text:p>4</text:p>
          </table:table-cell>
          <table:table-cell table:formula="of:=RANK([.H36];[.$H36:.$L36];)" office:value-type="float" office:value="1" calcext:value-type="float">
            <text:p>1</text:p>
          </table:table-cell>
          <table:table-cell table:formula="of:=RANK([.I36];[.$H36:.$L36];)" office:value-type="float" office:value="4" calcext:value-type="float">
            <text:p>4</text:p>
          </table:table-cell>
          <table:table-cell table:formula="of:=RANK([.J36];[.$H36:.$L36];)" office:value-type="float" office:value="5" calcext:value-type="float">
            <text:p>5</text:p>
          </table:table-cell>
          <table:table-cell table:formula="of:=RANK([.K36];[.$H36:.$L36];)" office:value-type="float" office:value="3" calcext:value-type="float">
            <text:p>3</text:p>
          </table:table-cell>
          <table:table-cell table:formula="of:=RANK([.L36];[.$H36:.$L36];)" office:value-type="float" office:value="1" calcext:value-type="float">
            <text:p>1</text:p>
          </table:table-cell>
          <table:table-cell table:formula="of:=RANK([.M36];[.$M36:.$Q36];)" office:value-type="float" office:value="1" calcext:value-type="float">
            <text:p>1</text:p>
          </table:table-cell>
          <table:table-cell table:formula="of:=RANK([.N36];[.$M36:.$Q36];)" office:value-type="float" office:value="4" calcext:value-type="float">
            <text:p>4</text:p>
          </table:table-cell>
          <table:table-cell table:formula="of:=RANK([.O36];[.$M36:.$Q36];)" office:value-type="float" office:value="5" calcext:value-type="float">
            <text:p>5</text:p>
          </table:table-cell>
          <table:table-cell table:formula="of:=RANK([.P36];[.$M36:.$Q36];)" office:value-type="float" office:value="3" calcext:value-type="float">
            <text:p>3</text:p>
          </table:table-cell>
          <table:table-cell table:formula="of:=RANK([.Q36];[.$M36:.$Q36];)" office:value-type="float" office:value="1" calcext:value-type="float">
            <text:p>1</text:p>
          </table:table-cell>
          <table:table-cell table:formula="of:=RANK([.R36];[.$R36:.$V36];)" office:value-type="float" office:value="1" calcext:value-type="float">
            <text:p>1</text:p>
          </table:table-cell>
          <table:table-cell table:formula="of:=RANK([.S36];[.$R36:.$V36];)" office:value-type="float" office:value="4" calcext:value-type="float">
            <text:p>4</text:p>
          </table:table-cell>
          <table:table-cell table:formula="of:=RANK([.T36];[.$R36:.$V36];)" office:value-type="float" office:value="5" calcext:value-type="float">
            <text:p>5</text:p>
          </table:table-cell>
          <table:table-cell table:formula="of:=RANK([.U36];[.$R36:.$V36];)" office:value-type="float" office:value="2" calcext:value-type="float">
            <text:p>2</text:p>
          </table:table-cell>
          <table:table-cell table:formula="of:=RANK([.V36];[.$R36:.$V36];)" office:value-type="float" office:value="3" calcext:value-type="float">
            <text:p>3</text:p>
          </table:table-cell>
          <table:table-cell table:formula="of:=RANK([.W36];[.$W36:.$AA36];)" office:value-type="float" office:value="3" calcext:value-type="float">
            <text:p>3</text:p>
          </table:table-cell>
          <table:table-cell table:formula="of:=RANK([.X36];[.$W36:.$AA36];)" office:value-type="float" office:value="1" calcext:value-type="float">
            <text:p>1</text:p>
          </table:table-cell>
          <table:table-cell table:formula="of:=RANK([.Y36];[.$W36:.$AA36];)" office:value-type="float" office:value="2" calcext:value-type="float">
            <text:p>2</text:p>
          </table:table-cell>
          <table:table-cell table:formula="of:=RANK([.Z36];[.$W36:.$AA36];)" office:value-type="float" office:value="5" calcext:value-type="float">
            <text:p>5</text:p>
          </table:table-cell>
          <table:table-cell table:formula="of:=RANK([.AA36];[.$W36:.$AA36];)" office:value-type="float" office:value="4" calcext:value-type="float">
            <text:p>4</text:p>
          </table:table-cell>
          <table:table-cell/>
          <table:table-cell table:style-name="ce1087"/>
          <table:table-cell table:style-name="ce1087" office:value-type="string" calcext:value-type="string">
            <text:p>XGBClassifier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bbq</text:p>
          </table:table-cell>
          <table:table-cell table:formula="of:=COUNTIF(([.D26]~ [.D53]~ [.D80]~ [.D107]~ [.D134]~ [.D161]~ [.D188]~ [.D215]~ [.D242]~ [.D269]);1)" office:value-type="float" office:value="0" calcext:value-type="float">
            <text:p>0</text:p>
          </table:table-cell>
          <table:table-cell table:formula="of:=COUNTIF(([.D26]~[.D53]~[.D80]~[.D107]~[.D134]~[.D161]~[.D188]~[.D215]~[.D242]~[.D269]);2)" office:value-type="float" office:value="0" calcext:value-type="float">
            <text:p>0</text:p>
          </table:table-cell>
          <table:table-cell table:formula="of:=COUNTIF(([.D26]~[.D53]~[.D80]~[.D107]~[.D134]~[.D161]~[.D188]~[.D215]~[.D242]~[.D269]);3)" office:value-type="float" office:value="0" calcext:value-type="float">
            <text:p>0</text:p>
          </table:table-cell>
          <table:table-cell table:formula="of:=COUNTIF(([.D26]~[.D53]~[.D80]~[.D107]~[.D134]~[.D161]~[.D188]~[.D215]~[.D242]~[.D269]);4)" office:value-type="float" office:value="6" calcext:value-type="float">
            <text:p>6</text:p>
          </table:table-cell>
          <table:table-cell table:formula="of:=COUNTIF(([.D26]~[.D53]~[.D80]~[.D107]~[.D134]~[.D161]~[.D188]~[.D215]~[.D242]~[.D269]);5)" office:value-type="float" office:value="4" calcext:value-type="float">
            <text:p>4</text:p>
          </table:table-cell>
          <table:table-cell table:formula="of:=COUNTIF(([.I26]~ [.I53]~ [.I80]~ [.I107]~ [.I134]~ [.I161]~ [.I188]~ [.I215]~ [.I242]~ [.I269]);1)" office:value-type="float" office:value="0" calcext:value-type="float">
            <text:p>0</text:p>
          </table:table-cell>
          <table:table-cell table:formula="of:=COUNTIF(([.I26]~[.I53]~[.I80]~[.I107]~[.I134]~[.I161]~[.I188]~[.I215]~[.I242]~[.I269]);2)" office:value-type="float" office:value="0" calcext:value-type="float">
            <text:p>0</text:p>
          </table:table-cell>
          <table:table-cell table:formula="of:=COUNTIF(([.I26]~[.I53]~[.I80]~[.I107]~[.I134]~[.I161]~[.I188]~[.I215]~[.I242]~[.I269]);3)" office:value-type="float" office:value="0" calcext:value-type="float">
            <text:p>0</text:p>
          </table:table-cell>
          <table:table-cell table:formula="of:=COUNTIF(([.I26]~[.I53]~[.I80]~[.I107]~[.I134]~[.I161]~[.I188]~[.I215]~[.I242]~[.I269]);4)" office:value-type="float" office:value="8" calcext:value-type="float">
            <text:p>8</text:p>
          </table:table-cell>
          <table:table-cell table:formula="of:=COUNTIF(([.I26]~[.I53]~[.I80]~[.I107]~[.I134]~[.I161]~[.I188]~[.I215]~[.I242]~[.I269]);5)" office:value-type="float" office:value="2" calcext:value-type="float">
            <text:p>2</text:p>
          </table:table-cell>
          <table:table-cell table:formula="of:=COUNTIF(([.N26]~ [.N53]~ [.N80]~ [.N107]~ [.N134]~ [.N161]~ [.N188]~ [.N215]~ [.N242]~ [.N269]);1)" office:value-type="float" office:value="0" calcext:value-type="float">
            <text:p>0</text:p>
          </table:table-cell>
          <table:table-cell table:formula="of:=COUNTIF(([.N26]~[.N53]~[.N80]~[.N107]~[.N134]~[.N161]~[.N188]~[.N215]~[.N242]~[.N269]);2)" office:value-type="float" office:value="0" calcext:value-type="float">
            <text:p>0</text:p>
          </table:table-cell>
          <table:table-cell table:formula="of:=COUNTIF(([.N26]~[.N53]~[.N80]~[.N107]~[.N134]~[.N161]~[.N188]~[.N215]~[.N242]~[.N269]);3)" office:value-type="float" office:value="0" calcext:value-type="float">
            <text:p>0</text:p>
          </table:table-cell>
          <table:table-cell table:formula="of:=COUNTIF(([.N26]~[.N53]~[.N80]~[.N107]~[.N134]~[.N161]~[.N188]~[.N215]~[.N242]~[.N269]);4)" office:value-type="float" office:value="10" calcext:value-type="float">
            <text:p>10</text:p>
          </table:table-cell>
          <table:table-cell table:formula="of:=COUNTIF(([.N26]~[.N53]~[.N80]~[.N107]~[.N134]~[.N161]~[.N188]~[.N215]~[.N242]~[.N269]);5)" office:value-type="float" office:value="0" calcext:value-type="float">
            <text:p>0</text:p>
          </table:table-cell>
          <table:table-cell table:formula="of:=COUNTIF(([.S26]~ [.S53]~ [.S80]~ [.S107]~ [.S134]~ [.S161]~ [.S188]~ [.S215]~ [.S242]~ [.S269]);1)" office:value-type="float" office:value="0" calcext:value-type="float">
            <text:p>0</text:p>
          </table:table-cell>
          <table:table-cell table:formula="of:=COUNTIF(([.S26]~[.S53]~[.S80]~[.S107]~[.S134]~[.S161]~[.S188]~[.S215]~[.S242]~[.S269]);2)" office:value-type="float" office:value="0" calcext:value-type="float">
            <text:p>0</text:p>
          </table:table-cell>
          <table:table-cell table:formula="of:=COUNTIF(([.S26]~[.S53]~[.S80]~[.S107]~[.S134]~[.S161]~[.S188]~[.S215]~[.S242]~[.S269]);3)" office:value-type="float" office:value="0" calcext:value-type="float">
            <text:p>0</text:p>
          </table:table-cell>
          <table:table-cell table:formula="of:=COUNTIF(([.S26]~[.S53]~[.S80]~[.S107]~[.S134]~[.S161]~[.S188]~[.S215]~[.S242]~[.S269]);4)" office:value-type="float" office:value="10" calcext:value-type="float">
            <text:p>10</text:p>
          </table:table-cell>
          <table:table-cell table:formula="of:=COUNTIF(([.S26]~[.S53]~[.S80]~[.S107]~[.S134]~[.S161]~[.S188]~[.S215]~[.S242]~[.S269]);5)" office:value-type="float" office:value="0" calcext:value-type="float">
            <text:p>0</text:p>
          </table:table-cell>
          <table:table-cell table:formula="of:=COUNTIF(([.X26]~ [.X53]~ [.X80]~ [.X107]~ [.X134]~ [.X161]~ [.X188]~ [.X215]~ [.X242]~ [.X269]);1)" office:value-type="float" office:value="1" calcext:value-type="float">
            <text:p>1</text:p>
          </table:table-cell>
          <table:table-cell table:formula="of:=COUNTIF(([.X26]~[.X53]~[.X80]~[.X107]~[.X134]~[.X161]~[.X188]~[.X215]~[.X242]~[.X269]);2)" office:value-type="float" office:value="2" calcext:value-type="float">
            <text:p>2</text:p>
          </table:table-cell>
          <table:table-cell table:formula="of:=COUNTIF(([.X26]~[.X53]~[.X80]~[.X107]~[.X134]~[.X161]~[.X188]~[.X215]~[.X242]~[.X269]);3)" office:value-type="float" office:value="5" calcext:value-type="float">
            <text:p>5</text:p>
          </table:table-cell>
          <table:table-cell table:formula="of:=COUNTIF(([.X26]~[.X53]~[.X80]~[.X107]~[.X134]~[.X161]~[.X188]~[.X215]~[.X242]~[.X269]);4)" office:value-type="float" office:value="1" calcext:value-type="float">
            <text:p>1</text:p>
          </table:table-cell>
          <table:table-cell table:formula="of:=COUNTIF(([.X26]~[.X53]~[.X80]~[.X107]~[.X134]~[.X161]~[.X188]~[.X215]~[.X242]~[.X269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37]; OFFSET([.$C37]; 0; 0; 1; 5))" office:value-type="float" office:value="4" calcext:value-type="float">
            <text:p>4</text:p>
          </table:table-cell>
          <table:table-cell table:formula="of:=RANK([.D37]; OFFSET([.$C37]; 0; 0; 1; 5))" office:value-type="float" office:value="3" calcext:value-type="float">
            <text:p>3</text:p>
          </table:table-cell>
          <table:table-cell table:formula="of:=RANK([.E37]; OFFSET([.$C37]; 0; 0; 1; 5))" office:value-type="float" office:value="5" calcext:value-type="float">
            <text:p>5</text:p>
          </table:table-cell>
          <table:table-cell table:formula="of:=RANK([.F37]; OFFSET([.$C37]; 0; 0; 1; 5))" office:value-type="float" office:value="1" calcext:value-type="float">
            <text:p>1</text:p>
          </table:table-cell>
          <table:table-cell table:formula="of:=RANK([.G37]; OFFSET([.$C37]; 0; 0; 1; 5))" office:value-type="float" office:value="2" calcext:value-type="float">
            <text:p>2</text:p>
          </table:table-cell>
          <table:table-cell table:formula="of:=RANK([.H37];[.$H37:.$L37];)" office:value-type="float" office:value="1" calcext:value-type="float">
            <text:p>1</text:p>
          </table:table-cell>
          <table:table-cell table:formula="of:=RANK([.I37];[.$H37:.$L37];)" office:value-type="float" office:value="4" calcext:value-type="float">
            <text:p>4</text:p>
          </table:table-cell>
          <table:table-cell table:formula="of:=RANK([.J37];[.$H37:.$L37];)" office:value-type="float" office:value="5" calcext:value-type="float">
            <text:p>5</text:p>
          </table:table-cell>
          <table:table-cell table:formula="of:=RANK([.K37];[.$H37:.$L37];)" office:value-type="float" office:value="2" calcext:value-type="float">
            <text:p>2</text:p>
          </table:table-cell>
          <table:table-cell table:formula="of:=RANK([.L37];[.$H37:.$L37];)" office:value-type="float" office:value="3" calcext:value-type="float">
            <text:p>3</text:p>
          </table:table-cell>
          <table:table-cell table:formula="of:=RANK([.M37];[.$M37:.$Q37];)" office:value-type="float" office:value="1" calcext:value-type="float">
            <text:p>1</text:p>
          </table:table-cell>
          <table:table-cell table:formula="of:=RANK([.N37];[.$M37:.$Q37];)" office:value-type="float" office:value="4" calcext:value-type="float">
            <text:p>4</text:p>
          </table:table-cell>
          <table:table-cell table:formula="of:=RANK([.O37];[.$M37:.$Q37];)" office:value-type="float" office:value="5" calcext:value-type="float">
            <text:p>5</text:p>
          </table:table-cell>
          <table:table-cell table:formula="of:=RANK([.P37];[.$M37:.$Q37];)" office:value-type="float" office:value="2" calcext:value-type="float">
            <text:p>2</text:p>
          </table:table-cell>
          <table:table-cell table:formula="of:=RANK([.Q37];[.$M37:.$Q37];)" office:value-type="float" office:value="3" calcext:value-type="float">
            <text:p>3</text:p>
          </table:table-cell>
          <table:table-cell table:formula="of:=RANK([.R37];[.$R37:.$V37];)" office:value-type="float" office:value="1" calcext:value-type="float">
            <text:p>1</text:p>
          </table:table-cell>
          <table:table-cell table:formula="of:=RANK([.S37];[.$R37:.$V37];)" office:value-type="float" office:value="3" calcext:value-type="float">
            <text:p>3</text:p>
          </table:table-cell>
          <table:table-cell table:formula="of:=RANK([.T37];[.$R37:.$V37];)" office:value-type="float" office:value="5" calcext:value-type="float">
            <text:p>5</text:p>
          </table:table-cell>
          <table:table-cell table:formula="of:=RANK([.U37];[.$R37:.$V37];)" office:value-type="float" office:value="2" calcext:value-type="float">
            <text:p>2</text:p>
          </table:table-cell>
          <table:table-cell table:formula="of:=RANK([.V37];[.$R37:.$V37];)" office:value-type="float" office:value="4" calcext:value-type="float">
            <text:p>4</text:p>
          </table:table-cell>
          <table:table-cell table:formula="of:=RANK([.W37];[.$W37:.$AA37];)" office:value-type="float" office:value="5" calcext:value-type="float">
            <text:p>5</text:p>
          </table:table-cell>
          <table:table-cell table:formula="of:=RANK([.X37];[.$W37:.$AA37];)" office:value-type="float" office:value="1" calcext:value-type="float">
            <text:p>1</text:p>
          </table:table-cell>
          <table:table-cell table:formula="of:=RANK([.Y37];[.$W37:.$AA37];)" office:value-type="float" office:value="4" calcext:value-type="float">
            <text:p>4</text:p>
          </table:table-cell>
          <table:table-cell table:formula="of:=RANK([.Z37];[.$W37:.$AA37];)" office:value-type="float" office:value="3" calcext:value-type="float">
            <text:p>3</text:p>
          </table:table-cell>
          <table:table-cell table:formula="of:=RANK([.AA37];[.$W37:.$AA37];)" office:value-type="float" office:value="2" calcext:value-type="float">
            <text:p>2</text:p>
          </table:table-cell>
          <table:table-cell/>
          <table:table-cell table:style-name="ce1088"/>
          <table:table-cell table:style-name="ce1087" office:value-type="string" calcext:value-type="string">
            <text:p>XGBClassifier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his</text:p>
          </table:table-cell>
          <table:table-cell table:formula="of:=COUNTIF(([.E26]~ [.E53]~ [.E80]~ [.E107]~ [.E134]~ [.E161]~ [.E188]~ [.E215]~ [.E242]~ [.E269]);1)" office:value-type="float" office:value="0" calcext:value-type="float">
            <text:p>0</text:p>
          </table:table-cell>
          <table:table-cell table:formula="of:=COUNTIF(([.E26]~[.E53]~[.E80]~[.E107]~[.E134]~[.E161]~[.E188]~[.E215]~[.E242]~[.E269]);2)" office:value-type="float" office:value="0" calcext:value-type="float">
            <text:p>0</text:p>
          </table:table-cell>
          <table:table-cell table:formula="of:=COUNTIF(([.E26]~[.E53]~[.E80]~[.E107]~[.E134]~[.E161]~[.E188]~[.E215]~[.E242]~[.E269]);3)" office:value-type="float" office:value="1" calcext:value-type="float">
            <text:p>1</text:p>
          </table:table-cell>
          <table:table-cell table:formula="of:=COUNTIF(([.E26]~[.E53]~[.E80]~[.E107]~[.E134]~[.E161]~[.E188]~[.E215]~[.E242]~[.E269]);4)" office:value-type="float" office:value="4" calcext:value-type="float">
            <text:p>4</text:p>
          </table:table-cell>
          <table:table-cell table:formula="of:=COUNTIF(([.E26]~[.E53]~[.E80]~[.E107]~[.E134]~[.E161]~[.E188]~[.E215]~[.E242]~[.E269]);5)" office:value-type="float" office:value="5" calcext:value-type="float">
            <text:p>5</text:p>
          </table:table-cell>
          <table:table-cell table:formula="of:=COUNTIF(([.J26]~ [.J53]~ [.J80]~ [.J107]~ [.J134]~ [.J161]~ [.J188]~ [.J215]~ [.J242]~ [.J269]);1)" office:value-type="float" office:value="0" calcext:value-type="float">
            <text:p>0</text:p>
          </table:table-cell>
          <table:table-cell table:formula="of:=COUNTIF(([.J26]~[.J53]~[.J80]~[.J107]~[.J134]~[.J161]~[.J188]~[.J215]~[.J242]~[.J269]);2)" office:value-type="float" office:value="0" calcext:value-type="float">
            <text:p>0</text:p>
          </table:table-cell>
          <table:table-cell table:formula="of:=COUNTIF(([.J26]~[.J53]~[.J80]~[.J107]~[.J134]~[.J161]~[.J188]~[.J215]~[.J242]~[.J269]);3)" office:value-type="float" office:value="0" calcext:value-type="float">
            <text:p>0</text:p>
          </table:table-cell>
          <table:table-cell table:formula="of:=COUNTIF(([.J26]~[.J53]~[.J80]~[.J107]~[.J134]~[.J161]~[.J188]~[.J215]~[.J242]~[.J269]);4)" office:value-type="float" office:value="2" calcext:value-type="float">
            <text:p>2</text:p>
          </table:table-cell>
          <table:table-cell table:formula="of:=COUNTIF(([.J26]~[.J53]~[.J80]~[.J107]~[.J134]~[.J161]~[.J188]~[.J215]~[.J242]~[.J269]);5)" office:value-type="float" office:value="8" calcext:value-type="float">
            <text:p>8</text:p>
          </table:table-cell>
          <table:table-cell table:formula="of:=COUNTIF(([.O26]~ [.O53]~ [.O80]~ [.O107]~ [.O134]~ [.O161]~ [.O188]~ [.O215]~ [.O242]~ [.O269]);1)" office:value-type="float" office:value="0" calcext:value-type="float">
            <text:p>0</text:p>
          </table:table-cell>
          <table:table-cell table:formula="of:=COUNTIF(([.O26]~[.O53]~[.O80]~[.O107]~[.O134]~[.O161]~[.O188]~[.O215]~[.O242]~[.O269]);2)" office:value-type="float" office:value="0" calcext:value-type="float">
            <text:p>0</text:p>
          </table:table-cell>
          <table:table-cell table:formula="of:=COUNTIF(([.O26]~[.O53]~[.O80]~[.O107]~[.O134]~[.O161]~[.O188]~[.O215]~[.O242]~[.O269]);3)" office:value-type="float" office:value="0" calcext:value-type="float">
            <text:p>0</text:p>
          </table:table-cell>
          <table:table-cell table:formula="of:=COUNTIF(([.O26]~[.O53]~[.O80]~[.O107]~[.O134]~[.O161]~[.O188]~[.O215]~[.O242]~[.O269]);4)" office:value-type="float" office:value="0" calcext:value-type="float">
            <text:p>0</text:p>
          </table:table-cell>
          <table:table-cell table:formula="of:=COUNTIF(([.O26]~[.O53]~[.O80]~[.O107]~[.O134]~[.O161]~[.O188]~[.O215]~[.O242]~[.O269]);5)" office:value-type="float" office:value="10" calcext:value-type="float">
            <text:p>10</text:p>
          </table:table-cell>
          <table:table-cell table:formula="of:=COUNTIF(([.T26]~ [.T53]~ [.T80]~ [.T107]~ [.T134]~ [.T161]~ [.T188]~ [.T215]~ [.T242]~ [.T269]);1)" office:value-type="float" office:value="0" calcext:value-type="float">
            <text:p>0</text:p>
          </table:table-cell>
          <table:table-cell table:formula="of:=COUNTIF(([.T26]~[.T53]~[.T80]~[.T107]~[.T134]~[.T161]~[.T188]~[.T215]~[.T242]~[.T269]);2)" office:value-type="float" office:value="0" calcext:value-type="float">
            <text:p>0</text:p>
          </table:table-cell>
          <table:table-cell table:formula="of:=COUNTIF(([.T26]~[.T53]~[.T80]~[.T107]~[.T134]~[.T161]~[.T188]~[.T215]~[.T242]~[.T269]);3)" office:value-type="float" office:value="0" calcext:value-type="float">
            <text:p>0</text:p>
          </table:table-cell>
          <table:table-cell table:formula="of:=COUNTIF(([.T26]~[.T53]~[.T80]~[.T107]~[.T134]~[.T161]~[.T188]~[.T215]~[.T242]~[.T269]);4)" office:value-type="float" office:value="0" calcext:value-type="float">
            <text:p>0</text:p>
          </table:table-cell>
          <table:table-cell table:formula="of:=COUNTIF(([.T26]~[.T53]~[.T80]~[.T107]~[.T134]~[.T161]~[.T188]~[.T215]~[.T242]~[.T269]);5)" office:value-type="float" office:value="10" calcext:value-type="float">
            <text:p>10</text:p>
          </table:table-cell>
          <table:table-cell table:formula="of:=COUNTIF(([.Y26]~ [.Y53]~ [.Y80]~ [.Y107]~ [.Y134]~ [.Y161]~ [.Y188]~ [.Y215]~ [.Y242]~ [.Y269]);1)" office:value-type="float" office:value="1" calcext:value-type="float">
            <text:p>1</text:p>
          </table:table-cell>
          <table:table-cell table:formula="of:=COUNTIF(([.Y26]~[.Y53]~[.Y80]~[.Y107]~[.Y134]~[.Y161]~[.Y188]~[.Y215]~[.Y242]~[.Y269]);2)" office:value-type="float" office:value="1" calcext:value-type="float">
            <text:p>1</text:p>
          </table:table-cell>
          <table:table-cell table:formula="of:=COUNTIF(([.Y26]~[.Y53]~[.Y80]~[.Y107]~[.Y134]~[.Y161]~[.Y188]~[.Y215]~[.Y242]~[.Y269]);3)" office:value-type="float" office:value="1" calcext:value-type="float">
            <text:p>1</text:p>
          </table:table-cell>
          <table:table-cell table:formula="of:=COUNTIF(([.Y26]~[.Y53]~[.Y80]~[.Y107]~[.Y134]~[.Y161]~[.Y188]~[.Y215]~[.Y242]~[.Y269]);4)" office:value-type="float" office:value="3" calcext:value-type="float">
            <text:p>3</text:p>
          </table:table-cell>
          <table:table-cell table:formula="of:=COUNTIF(([.Y26]~[.Y53]~[.Y80]~[.Y107]~[.Y134]~[.Y161]~[.Y188]~[.Y215]~[.Y242]~[.Y269]);5)" office:value-type="float" office:value="4" calcext:value-type="float">
            <text:p>4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38]; OFFSET([.$C38]; 0; 0; 1; 5))" office:value-type="float" office:value="2" calcext:value-type="float">
            <text:p>2</text:p>
          </table:table-cell>
          <table:table-cell table:formula="of:=RANK([.D38]; OFFSET([.$C38]; 0; 0; 1; 5))" office:value-type="float" office:value="4" calcext:value-type="float">
            <text:p>4</text:p>
          </table:table-cell>
          <table:table-cell table:formula="of:=RANK([.E38]; OFFSET([.$C38]; 0; 0; 1; 5))" office:value-type="float" office:value="5" calcext:value-type="float">
            <text:p>5</text:p>
          </table:table-cell>
          <table:table-cell table:formula="of:=RANK([.F38]; OFFSET([.$C38]; 0; 0; 1; 5))" office:value-type="float" office:value="3" calcext:value-type="float">
            <text:p>3</text:p>
          </table:table-cell>
          <table:table-cell table:formula="of:=RANK([.G38]; OFFSET([.$C38]; 0; 0; 1; 5))" office:value-type="float" office:value="1" calcext:value-type="float">
            <text:p>1</text:p>
          </table:table-cell>
          <table:table-cell table:formula="of:=RANK([.H38];[.$H38:.$L38];)" office:value-type="float" office:value="3" calcext:value-type="float">
            <text:p>3</text:p>
          </table:table-cell>
          <table:table-cell table:formula="of:=RANK([.I38];[.$H38:.$L38];)" office:value-type="float" office:value="4" calcext:value-type="float">
            <text:p>4</text:p>
          </table:table-cell>
          <table:table-cell table:formula="of:=RANK([.J38];[.$H38:.$L38];)" office:value-type="float" office:value="5" calcext:value-type="float">
            <text:p>5</text:p>
          </table:table-cell>
          <table:table-cell table:formula="of:=RANK([.K38];[.$H38:.$L38];)" office:value-type="float" office:value="2" calcext:value-type="float">
            <text:p>2</text:p>
          </table:table-cell>
          <table:table-cell table:formula="of:=RANK([.L38];[.$H38:.$L38];)" office:value-type="float" office:value="1" calcext:value-type="float">
            <text:p>1</text:p>
          </table:table-cell>
          <table:table-cell table:formula="of:=RANK([.M38];[.$M38:.$Q38];)" office:value-type="float" office:value="2" calcext:value-type="float">
            <text:p>2</text:p>
          </table:table-cell>
          <table:table-cell table:formula="of:=RANK([.N38];[.$M38:.$Q38];)" office:value-type="float" office:value="4" calcext:value-type="float">
            <text:p>4</text:p>
          </table:table-cell>
          <table:table-cell table:formula="of:=RANK([.O38];[.$M38:.$Q38];)" office:value-type="float" office:value="5" calcext:value-type="float">
            <text:p>5</text:p>
          </table:table-cell>
          <table:table-cell table:formula="of:=RANK([.P38];[.$M38:.$Q38];)" office:value-type="float" office:value="3" calcext:value-type="float">
            <text:p>3</text:p>
          </table:table-cell>
          <table:table-cell table:formula="of:=RANK([.Q38];[.$M38:.$Q38];)" office:value-type="float" office:value="1" calcext:value-type="float">
            <text:p>1</text:p>
          </table:table-cell>
          <table:table-cell table:formula="of:=RANK([.R38];[.$R38:.$V38];)" office:value-type="float" office:value="2" calcext:value-type="float">
            <text:p>2</text:p>
          </table:table-cell>
          <table:table-cell table:formula="of:=RANK([.S38];[.$R38:.$V38];)" office:value-type="float" office:value="4" calcext:value-type="float">
            <text:p>4</text:p>
          </table:table-cell>
          <table:table-cell table:formula="of:=RANK([.T38];[.$R38:.$V38];)" office:value-type="float" office:value="5" calcext:value-type="float">
            <text:p>5</text:p>
          </table:table-cell>
          <table:table-cell table:formula="of:=RANK([.U38];[.$R38:.$V38];)" office:value-type="float" office:value="3" calcext:value-type="float">
            <text:p>3</text:p>
          </table:table-cell>
          <table:table-cell table:formula="of:=RANK([.V38];[.$R38:.$V38];)" office:value-type="float" office:value="1" calcext:value-type="float">
            <text:p>1</text:p>
          </table:table-cell>
          <table:table-cell table:formula="of:=RANK([.W38];[.$W38:.$AA38];)" office:value-type="float" office:value="2" calcext:value-type="float">
            <text:p>2</text:p>
          </table:table-cell>
          <table:table-cell table:formula="of:=RANK([.X38];[.$W38:.$AA38];)" office:value-type="float" office:value="5" calcext:value-type="float">
            <text:p>5</text:p>
          </table:table-cell>
          <table:table-cell table:formula="of:=RANK([.Y38];[.$W38:.$AA38];)" office:value-type="float" office:value="3" calcext:value-type="float">
            <text:p>3</text:p>
          </table:table-cell>
          <table:table-cell table:formula="of:=RANK([.Z38];[.$W38:.$AA38];)" office:value-type="float" office:value="4" calcext:value-type="float">
            <text:p>4</text:p>
          </table:table-cell>
          <table:table-cell table:formula="of:=RANK([.AA38];[.$W38:.$AA38];)" office:value-type="float" office:value="1" calcext:value-type="float">
            <text:p>1</text:p>
          </table:table-cell>
          <table:table-cell/>
          <table:table-cell table:style-name="ce1088"/>
          <table:table-cell table:style-name="ce1087" office:value-type="string" calcext:value-type="string">
            <text:p>XGBClassifier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iso</text:p>
          </table:table-cell>
          <table:table-cell table:formula="of:=COUNTIF(([.F26]~ [.F53]~ [.F80]~ [.F107]~ [.F134]~ [.F161]~ [.F188]~ [.F215]~ [.F242]~ [.F269]);1)" office:value-type="float" office:value="4" calcext:value-type="float">
            <text:p>4</text:p>
          </table:table-cell>
          <table:table-cell table:formula="of:=COUNTIF(([.F26]~[.F53]~[.F80]~[.F107]~[.F134]~[.F161]~[.F188]~[.F215]~[.F242]~[.F269]);2)" office:value-type="float" office:value="2" calcext:value-type="float">
            <text:p>2</text:p>
          </table:table-cell>
          <table:table-cell table:formula="of:=COUNTIF(([.F26]~[.F53]~[.F80]~[.F107]~[.F134]~[.F161]~[.F188]~[.F215]~[.F242]~[.F269]);3)" office:value-type="float" office:value="3" calcext:value-type="float">
            <text:p>3</text:p>
          </table:table-cell>
          <table:table-cell table:formula="of:=COUNTIF(([.F26]~[.F53]~[.F80]~[.F107]~[.F134]~[.F161]~[.F188]~[.F215]~[.F242]~[.F269]);4)" office:value-type="float" office:value="0" calcext:value-type="float">
            <text:p>0</text:p>
          </table:table-cell>
          <table:table-cell table:formula="of:=COUNTIF(([.F26]~[.F53]~[.F80]~[.F107]~[.F134]~[.F161]~[.F188]~[.F215]~[.F242]~[.F269]);5)" office:value-type="float" office:value="1" calcext:value-type="float">
            <text:p>1</text:p>
          </table:table-cell>
          <table:table-cell table:formula="of:=COUNTIF(([.K26]~ [.K53]~ [.K80]~ [.K107]~ [.K134]~ [.K161]~ [.K188]~ [.K215]~ [.K242]~ [.K269]);1)" office:value-type="float" office:value="7" calcext:value-type="float">
            <text:p>7</text:p>
          </table:table-cell>
          <table:table-cell table:formula="of:=COUNTIF(([.K26]~[.K53]~[.K80]~[.K107]~[.K134]~[.K161]~[.K188]~[.K215]~[.K242]~[.K269]);2)" office:value-type="float" office:value="1" calcext:value-type="float">
            <text:p>1</text:p>
          </table:table-cell>
          <table:table-cell table:formula="of:=COUNTIF(([.K26]~[.K53]~[.K80]~[.K107]~[.K134]~[.K161]~[.K188]~[.K215]~[.K242]~[.K269]);3)" office:value-type="float" office:value="2" calcext:value-type="float">
            <text:p>2</text:p>
          </table:table-cell>
          <table:table-cell table:formula="of:=COUNTIF(([.K26]~[.K53]~[.K80]~[.K107]~[.K134]~[.K161]~[.K188]~[.K215]~[.K242]~[.K269]);4)" office:value-type="float" office:value="0" calcext:value-type="float">
            <text:p>0</text:p>
          </table:table-cell>
          <table:table-cell table:formula="of:=COUNTIF(([.K26]~[.K53]~[.K80]~[.K107]~[.K134]~[.K161]~[.K188]~[.K215]~[.K242]~[.K269]);5)" office:value-type="float" office:value="0" calcext:value-type="float">
            <text:p>0</text:p>
          </table:table-cell>
          <table:table-cell table:formula="of:=COUNTIF(([.P26]~ [.P53]~ [.P80]~ [.P107]~ [.P134]~ [.P161]~ [.P188]~ [.P215]~ [.P242]~ [.P269]);1)" office:value-type="float" office:value="6" calcext:value-type="float">
            <text:p>6</text:p>
          </table:table-cell>
          <table:table-cell table:formula="of:=COUNTIF(([.P26]~[.P53]~[.P80]~[.P107]~[.P134]~[.P161]~[.P188]~[.P215]~[.P242]~[.P269]);2)" office:value-type="float" office:value="3" calcext:value-type="float">
            <text:p>3</text:p>
          </table:table-cell>
          <table:table-cell table:formula="of:=COUNTIF(([.P26]~[.P53]~[.P80]~[.P107]~[.P134]~[.P161]~[.P188]~[.P215]~[.P242]~[.P269]);3)" office:value-type="float" office:value="1" calcext:value-type="float">
            <text:p>1</text:p>
          </table:table-cell>
          <table:table-cell table:formula="of:=COUNTIF(([.P26]~[.P53]~[.P80]~[.P107]~[.P134]~[.P161]~[.P188]~[.P215]~[.P242]~[.P269]);4)" office:value-type="float" office:value="0" calcext:value-type="float">
            <text:p>0</text:p>
          </table:table-cell>
          <table:table-cell table:formula="of:=COUNTIF(([.P26]~[.P53]~[.P80]~[.P107]~[.P134]~[.P161]~[.P188]~[.P215]~[.P242]~[.P269]);5)" office:value-type="float" office:value="0" calcext:value-type="float">
            <text:p>0</text:p>
          </table:table-cell>
          <table:table-cell table:formula="of:=COUNTIF(([.U26]~ [.U53]~ [.U80]~ [.U107]~ [.U134]~ [.U161]~ [.U188]~ [.U215]~ [.U242]~ [.U269]);1)" office:value-type="float" office:value="7" calcext:value-type="float">
            <text:p>7</text:p>
          </table:table-cell>
          <table:table-cell table:formula="of:=COUNTIF(([.U26]~[.U53]~[.U80]~[.U107]~[.U134]~[.U161]~[.U188]~[.U215]~[.U242]~[.U269]);2)" office:value-type="float" office:value="0" calcext:value-type="float">
            <text:p>0</text:p>
          </table:table-cell>
          <table:table-cell table:formula="of:=COUNTIF(([.U26]~[.U53]~[.U80]~[.U107]~[.U134]~[.U161]~[.U188]~[.U215]~[.U242]~[.U269]);3)" office:value-type="float" office:value="3" calcext:value-type="float">
            <text:p>3</text:p>
          </table:table-cell>
          <table:table-cell table:formula="of:=COUNTIF(([.U26]~[.U53]~[.U80]~[.U107]~[.U134]~[.U161]~[.U188]~[.U215]~[.U242]~[.U269]);4)" office:value-type="float" office:value="0" calcext:value-type="float">
            <text:p>0</text:p>
          </table:table-cell>
          <table:table-cell table:formula="of:=COUNTIF(([.U26]~[.U53]~[.U80]~[.U107]~[.U134]~[.U161]~[.U188]~[.U215]~[.U242]~[.U269]);5)" office:value-type="float" office:value="0" calcext:value-type="float">
            <text:p>0</text:p>
          </table:table-cell>
          <table:table-cell table:formula="of:=COUNTIF(([.Z26]~ [.Z53]~ [.Z80]~ [.Z107]~ [.Z134]~ [.Z161]~ [.Z188]~ [.Z215]~ [.Z242]~ [.Z269]);1)" office:value-type="float" office:value="4" calcext:value-type="float">
            <text:p>4</text:p>
          </table:table-cell>
          <table:table-cell table:formula="of:=COUNTIF(([.Z26]~[.Z53]~[.Z80]~[.Z107]~[.Z134]~[.Z161]~[.Z188]~[.Z215]~[.Z242]~[.Z269]);2)" office:value-type="float" office:value="3" calcext:value-type="float">
            <text:p>3</text:p>
          </table:table-cell>
          <table:table-cell table:formula="of:=COUNTIF(([.Z26]~[.Z53]~[.Z80]~[.Z107]~[.Z134]~[.Z161]~[.Z188]~[.Z215]~[.Z242]~[.Z269]);3)" office:value-type="float" office:value="1" calcext:value-type="float">
            <text:p>1</text:p>
          </table:table-cell>
          <table:table-cell table:formula="of:=COUNTIF(([.Z26]~[.Z53]~[.Z80]~[.Z107]~[.Z134]~[.Z161]~[.Z188]~[.Z215]~[.Z242]~[.Z269]);4)" office:value-type="float" office:value="1" calcext:value-type="float">
            <text:p>1</text:p>
          </table:table-cell>
          <table:table-cell table:formula="of:=COUNTIF(([.Z26]~[.Z53]~[.Z80]~[.Z107]~[.Z134]~[.Z161]~[.Z188]~[.Z215]~[.Z242]~[.Z269]);5)" office:value-type="float" office:value="1" calcext:value-type="float">
            <text:p>1</text:p>
          </table:table-cell>
          <table:table-cell table:number-columns-repeated="16327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39]; OFFSET([.$C39]; 0; 0; 1; 5))" office:value-type="float" office:value="2" calcext:value-type="float">
            <text:p>2</text:p>
          </table:table-cell>
          <table:table-cell table:formula="of:=RANK([.D39]; OFFSET([.$C39]; 0; 0; 1; 5))" office:value-type="float" office:value="4" calcext:value-type="float">
            <text:p>4</text:p>
          </table:table-cell>
          <table:table-cell table:formula="of:=RANK([.E39]; OFFSET([.$C39]; 0; 0; 1; 5))" office:value-type="float" office:value="5" calcext:value-type="float">
            <text:p>5</text:p>
          </table:table-cell>
          <table:table-cell table:formula="of:=RANK([.F39]; OFFSET([.$C39]; 0; 0; 1; 5))" office:value-type="float" office:value="1" calcext:value-type="float">
            <text:p>1</text:p>
          </table:table-cell>
          <table:table-cell table:formula="of:=RANK([.G39]; OFFSET([.$C39]; 0; 0; 1; 5))" office:value-type="float" office:value="3" calcext:value-type="float">
            <text:p>3</text:p>
          </table:table-cell>
          <table:table-cell table:formula="of:=RANK([.H39];[.$H39:.$L39];)" office:value-type="float" office:value="2" calcext:value-type="float">
            <text:p>2</text:p>
          </table:table-cell>
          <table:table-cell table:formula="of:=RANK([.I39];[.$H39:.$L39];)" office:value-type="float" office:value="5" calcext:value-type="float">
            <text:p>5</text:p>
          </table:table-cell>
          <table:table-cell table:formula="of:=RANK([.J39];[.$H39:.$L39];)" office:value-type="float" office:value="4" calcext:value-type="float">
            <text:p>4</text:p>
          </table:table-cell>
          <table:table-cell table:formula="of:=RANK([.K39];[.$H39:.$L39];)" office:value-type="float" office:value="1" calcext:value-type="float">
            <text:p>1</text:p>
          </table:table-cell>
          <table:table-cell table:formula="of:=RANK([.L39];[.$H39:.$L39];)" office:value-type="float" office:value="3" calcext:value-type="float">
            <text:p>3</text:p>
          </table:table-cell>
          <table:table-cell table:formula="of:=RANK([.M39];[.$M39:.$Q39];)" office:value-type="float" office:value="1" calcext:value-type="float">
            <text:p>1</text:p>
          </table:table-cell>
          <table:table-cell table:formula="of:=RANK([.N39];[.$M39:.$Q39];)" office:value-type="float" office:value="3" calcext:value-type="float">
            <text:p>3</text:p>
          </table:table-cell>
          <table:table-cell table:formula="of:=RANK([.O39];[.$M39:.$Q39];)" office:value-type="float" office:value="5" calcext:value-type="float">
            <text:p>5</text:p>
          </table:table-cell>
          <table:table-cell table:formula="of:=RANK([.P39];[.$M39:.$Q39];)" office:value-type="float" office:value="2" calcext:value-type="float">
            <text:p>2</text:p>
          </table:table-cell>
          <table:table-cell table:formula="of:=RANK([.Q39];[.$M39:.$Q39];)" office:value-type="float" office:value="4" calcext:value-type="float">
            <text:p>4</text:p>
          </table:table-cell>
          <table:table-cell table:formula="of:=RANK([.R39];[.$R39:.$V39];)" office:value-type="float" office:value="2" calcext:value-type="float">
            <text:p>2</text:p>
          </table:table-cell>
          <table:table-cell table:formula="of:=RANK([.S39];[.$R39:.$V39];)" office:value-type="float" office:value="4" calcext:value-type="float">
            <text:p>4</text:p>
          </table:table-cell>
          <table:table-cell table:formula="of:=RANK([.T39];[.$R39:.$V39];)" office:value-type="float" office:value="5" calcext:value-type="float">
            <text:p>5</text:p>
          </table:table-cell>
          <table:table-cell table:formula="of:=RANK([.U39];[.$R39:.$V39];)" office:value-type="float" office:value="1" calcext:value-type="float">
            <text:p>1</text:p>
          </table:table-cell>
          <table:table-cell table:formula="of:=RANK([.V39];[.$R39:.$V39];)" office:value-type="float" office:value="3" calcext:value-type="float">
            <text:p>3</text:p>
          </table:table-cell>
          <table:table-cell table:formula="of:=RANK([.W39];[.$W39:.$AA39];)" office:value-type="float" office:value="5" calcext:value-type="float">
            <text:p>5</text:p>
          </table:table-cell>
          <table:table-cell table:formula="of:=RANK([.X39];[.$W39:.$AA39];)" office:value-type="float" office:value="2" calcext:value-type="float">
            <text:p>2</text:p>
          </table:table-cell>
          <table:table-cell table:formula="of:=RANK([.Y39];[.$W39:.$AA39];)" office:value-type="float" office:value="1" calcext:value-type="float">
            <text:p>1</text:p>
          </table:table-cell>
          <table:table-cell table:formula="of:=RANK([.Z39];[.$W39:.$AA39];)" office:value-type="float" office:value="3" calcext:value-type="float">
            <text:p>3</text:p>
          </table:table-cell>
          <table:table-cell table:formula="of:=RANK([.AA39];[.$W39:.$AA39];)" office:value-type="float" office:value="4" calcext:value-type="float">
            <text:p>4</text:p>
          </table:table-cell>
          <table:table-cell/>
          <table:table-cell table:style-name="ce1088"/>
          <table:table-cell table:style-name="ce1087" office:value-type="string" calcext:value-type="string">
            <text:p>XGBClassifier</text:p>
          </table:table-cell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pla</text:p>
          </table:table-cell>
          <table:table-cell table:formula="of:=COUNTIF(([.G26]~ [.G53]~ [.G80]~ [.G107]~ [.G134]~ [.G161]~ [.G188]~ [.G215]~ [.G242]~ [.G269]);1)" office:value-type="float" office:value="3" calcext:value-type="float">
            <text:p>3</text:p>
          </table:table-cell>
          <table:table-cell table:formula="of:=COUNTIF(([.G26]~[.G53]~[.G80]~[.G107]~[.G134]~[.G161]~[.G188]~[.G215]~[.G242]~[.G269]);2)" office:value-type="float" office:value="2" calcext:value-type="float">
            <text:p>2</text:p>
          </table:table-cell>
          <table:table-cell table:formula="of:=COUNTIF(([.G26]~[.G53]~[.G80]~[.G107]~[.G134]~[.G161]~[.G188]~[.G215]~[.G242]~[.G269]);3)" office:value-type="float" office:value="5" calcext:value-type="float">
            <text:p>5</text:p>
          </table:table-cell>
          <table:table-cell table:formula="of:=COUNTIF(([.G26]~[.G53]~[.G80]~[.G107]~[.G134]~[.G161]~[.G188]~[.G215]~[.G242]~[.G269]);4)" office:value-type="float" office:value="0" calcext:value-type="float">
            <text:p>0</text:p>
          </table:table-cell>
          <table:table-cell table:formula="of:=COUNTIF(([.G26]~[.G53]~[.G80]~[.G107]~[.G134]~[.G161]~[.G188]~[.G215]~[.G242]~[.G269]);5)" office:value-type="float" office:value="0" calcext:value-type="float">
            <text:p>0</text:p>
          </table:table-cell>
          <table:table-cell table:formula="of:=COUNTIF(([.L26]~ [.L53]~ [.L80]~ [.L107]~ [.L134]~ [.L161]~ [.L188]~ [.L215]~ [.L242]~ [.L269]);1)" office:value-type="float" office:value="1" calcext:value-type="float">
            <text:p>1</text:p>
          </table:table-cell>
          <table:table-cell table:formula="of:=COUNTIF(([.L26]~[.L53]~[.L80]~[.L107]~[.L134]~[.L161]~[.L188]~[.L215]~[.L242]~[.L269]);2)" office:value-type="float" office:value="5" calcext:value-type="float">
            <text:p>5</text:p>
          </table:table-cell>
          <table:table-cell table:formula="of:=COUNTIF(([.L26]~[.L53]~[.L80]~[.L107]~[.L134]~[.L161]~[.L188]~[.L215]~[.L242]~[.L269]);3)" office:value-type="float" office:value="4" calcext:value-type="float">
            <text:p>4</text:p>
          </table:table-cell>
          <table:table-cell table:formula="of:=COUNTIF(([.L26]~[.L53]~[.L80]~[.L107]~[.L134]~[.L161]~[.L188]~[.L215]~[.L242]~[.L269]);4)" office:value-type="float" office:value="0" calcext:value-type="float">
            <text:p>0</text:p>
          </table:table-cell>
          <table:table-cell table:formula="of:=COUNTIF(([.L26]~[.L53]~[.L80]~[.L107]~[.L134]~[.L161]~[.L188]~[.L215]~[.L242]~[.L269]);5)" office:value-type="float" office:value="0" calcext:value-type="float">
            <text:p>0</text:p>
          </table:table-cell>
          <table:table-cell table:formula="of:=COUNTIF(([.Q26]~ [.Q53]~ [.Q80]~ [.Q107]~ [.Q134]~ [.Q161]~ [.Q188]~ [.Q215]~ [.Q242]~ [.Q269]);1)" office:value-type="float" office:value="3" calcext:value-type="float">
            <text:p>3</text:p>
          </table:table-cell>
          <table:table-cell table:formula="of:=COUNTIF(([.Q26]~[.Q53]~[.Q80]~[.Q107]~[.Q134]~[.Q161]~[.Q188]~[.Q215]~[.Q242]~[.Q269]);2)" office:value-type="float" office:value="3" calcext:value-type="float">
            <text:p>3</text:p>
          </table:table-cell>
          <table:table-cell table:formula="of:=COUNTIF(([.Q26]~[.Q53]~[.Q80]~[.Q107]~[.Q134]~[.Q161]~[.Q188]~[.Q215]~[.Q242]~[.Q269]);3)" office:value-type="float" office:value="4" calcext:value-type="float">
            <text:p>4</text:p>
          </table:table-cell>
          <table:table-cell table:formula="of:=COUNTIF(([.Q26]~[.Q53]~[.Q80]~[.Q107]~[.Q134]~[.Q161]~[.Q188]~[.Q215]~[.Q242]~[.Q269]);4)" office:value-type="float" office:value="0" calcext:value-type="float">
            <text:p>0</text:p>
          </table:table-cell>
          <table:table-cell table:formula="of:=COUNTIF(([.Q26]~[.Q53]~[.Q80]~[.Q107]~[.Q134]~[.Q161]~[.Q188]~[.Q215]~[.Q242]~[.Q269]);5)" office:value-type="float" office:value="0" calcext:value-type="float">
            <text:p>0</text:p>
          </table:table-cell>
          <table:table-cell table:formula="of:=COUNTIF(([.V26]~ [.V53]~ [.V80]~ [.V107]~ [.V134]~ [.V161]~ [.V188]~ [.V215]~ [.V242]~ [.V269]);1)" office:value-type="float" office:value="2" calcext:value-type="float">
            <text:p>2</text:p>
          </table:table-cell>
          <table:table-cell table:formula="of:=COUNTIF(([.V26]~[.V53]~[.V80]~[.V107]~[.V134]~[.V161]~[.V188]~[.V215]~[.V242]~[.V269]);2)" office:value-type="float" office:value="2" calcext:value-type="float">
            <text:p>2</text:p>
          </table:table-cell>
          <table:table-cell table:formula="of:=COUNTIF(([.V26]~[.V53]~[.V80]~[.V107]~[.V134]~[.V161]~[.V188]~[.V215]~[.V242]~[.V269]);3)" office:value-type="float" office:value="6" calcext:value-type="float">
            <text:p>6</text:p>
          </table:table-cell>
          <table:table-cell table:formula="of:=COUNTIF(([.V26]~[.V53]~[.V80]~[.V107]~[.V134]~[.V161]~[.V188]~[.V215]~[.V242]~[.V269]);4)" office:value-type="float" office:value="0" calcext:value-type="float">
            <text:p>0</text:p>
          </table:table-cell>
          <table:table-cell table:formula="of:=COUNTIF(([.V26]~[.V53]~[.V80]~[.V107]~[.V134]~[.V161]~[.V188]~[.V215]~[.V242]~[.V269]);5)" office:value-type="float" office:value="0" calcext:value-type="float">
            <text:p>0</text:p>
          </table:table-cell>
          <table:table-cell table:formula="of:=COUNTIF(([.AA26]~ [.AA53]~ [.AA80]~ [.AA107]~ [.AA134]~ [.AA161]~ [.AA188]~ [.AA215]~ [.AA242]~ [.AA269]);1)" office:value-type="float" office:value="1" calcext:value-type="float">
            <text:p>1</text:p>
          </table:table-cell>
          <table:table-cell table:formula="of:=COUNTIF(([.AA26]~[.AA53]~[.AA80]~[.AA107]~[.AA134]~[.AA161]~[.AA188]~[.AA215]~[.AA242]~[.AA269]);2)" office:value-type="float" office:value="1" calcext:value-type="float">
            <text:p>1</text:p>
          </table:table-cell>
          <table:table-cell table:formula="of:=COUNTIF(([.AA26]~[.AA53]~[.AA80]~[.AA107]~[.AA134]~[.AA161]~[.AA188]~[.AA215]~[.AA242]~[.AA269]);3)" office:value-type="float" office:value="3" calcext:value-type="float">
            <text:p>3</text:p>
          </table:table-cell>
          <table:table-cell table:formula="of:=COUNTIF(([.AA26]~[.AA53]~[.AA80]~[.AA107]~[.AA134]~[.AA161]~[.AA188]~[.AA215]~[.AA242]~[.AA269]);4)" office:value-type="float" office:value="3" calcext:value-type="float">
            <text:p>3</text:p>
          </table:table-cell>
          <table:table-cell table:formula="of:=COUNTIF(([.AA26]~[.AA53]~[.AA80]~[.AA107]~[.AA134]~[.AA161]~[.AA188]~[.AA215]~[.AA242]~[.AA269]);5)" office:value-type="float" office:value="2" calcext:value-type="float">
            <text:p>2</text:p>
          </table:table-cell>
          <table:table-cell table:number-columns-repeated="1632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40]; OFFSET([.$C40]; 0; 0; 1; 5))" office:value-type="float" office:value="2" calcext:value-type="float">
            <text:p>2</text:p>
          </table:table-cell>
          <table:table-cell table:formula="of:=RANK([.D40]; OFFSET([.$C40]; 0; 0; 1; 5))" office:value-type="float" office:value="4" calcext:value-type="float">
            <text:p>4</text:p>
          </table:table-cell>
          <table:table-cell table:formula="of:=RANK([.E40]; OFFSET([.$C40]; 0; 0; 1; 5))" office:value-type="float" office:value="5" calcext:value-type="float">
            <text:p>5</text:p>
          </table:table-cell>
          <table:table-cell table:formula="of:=RANK([.F40]; OFFSET([.$C40]; 0; 0; 1; 5))" office:value-type="float" office:value="1" calcext:value-type="float">
            <text:p>1</text:p>
          </table:table-cell>
          <table:table-cell table:formula="of:=RANK([.G40]; OFFSET([.$C40]; 0; 0; 1; 5))" office:value-type="float" office:value="3" calcext:value-type="float">
            <text:p>3</text:p>
          </table:table-cell>
          <table:table-cell table:formula="of:=RANK([.H40];[.$H40:.$L40];)" office:value-type="float" office:value="2" calcext:value-type="float">
            <text:p>2</text:p>
          </table:table-cell>
          <table:table-cell table:formula="of:=RANK([.I40];[.$H40:.$L40];)" office:value-type="float" office:value="5" calcext:value-type="float">
            <text:p>5</text:p>
          </table:table-cell>
          <table:table-cell table:formula="of:=RANK([.J40];[.$H40:.$L40];)" office:value-type="float" office:value="4" calcext:value-type="float">
            <text:p>4</text:p>
          </table:table-cell>
          <table:table-cell table:formula="of:=RANK([.K40];[.$H40:.$L40];)" office:value-type="float" office:value="3" calcext:value-type="float">
            <text:p>3</text:p>
          </table:table-cell>
          <table:table-cell table:formula="of:=RANK([.L40];[.$H40:.$L40];)" office:value-type="float" office:value="1" calcext:value-type="float">
            <text:p>1</text:p>
          </table:table-cell>
          <table:table-cell table:formula="of:=RANK([.M40];[.$M40:.$Q40];)" office:value-type="float" office:value="2" calcext:value-type="float">
            <text:p>2</text:p>
          </table:table-cell>
          <table:table-cell table:formula="of:=RANK([.N40];[.$M40:.$Q40];)" office:value-type="float" office:value="4" calcext:value-type="float">
            <text:p>4</text:p>
          </table:table-cell>
          <table:table-cell table:formula="of:=RANK([.O40];[.$M40:.$Q40];)" office:value-type="float" office:value="5" calcext:value-type="float">
            <text:p>5</text:p>
          </table:table-cell>
          <table:table-cell table:formula="of:=RANK([.P40];[.$M40:.$Q40];)" office:value-type="float" office:value="3" calcext:value-type="float">
            <text:p>3</text:p>
          </table:table-cell>
          <table:table-cell table:formula="of:=RANK([.Q40];[.$M40:.$Q40];)" office:value-type="float" office:value="1" calcext:value-type="float">
            <text:p>1</text:p>
          </table:table-cell>
          <table:table-cell table:formula="of:=RANK([.R40];[.$R40:.$V40];)" office:value-type="float" office:value="2" calcext:value-type="float">
            <text:p>2</text:p>
          </table:table-cell>
          <table:table-cell table:formula="of:=RANK([.S40];[.$R40:.$V40];)" office:value-type="float" office:value="4" calcext:value-type="float">
            <text:p>4</text:p>
          </table:table-cell>
          <table:table-cell table:formula="of:=RANK([.T40];[.$R40:.$V40];)" office:value-type="float" office:value="5" calcext:value-type="float">
            <text:p>5</text:p>
          </table:table-cell>
          <table:table-cell table:formula="of:=RANK([.U40];[.$R40:.$V40];)" office:value-type="float" office:value="1" calcext:value-type="float">
            <text:p>1</text:p>
          </table:table-cell>
          <table:table-cell table:formula="of:=RANK([.V40];[.$R40:.$V40];)" office:value-type="float" office:value="3" calcext:value-type="float">
            <text:p>3</text:p>
          </table:table-cell>
          <table:table-cell table:formula="of:=RANK([.W40];[.$W40:.$AA40];)" office:value-type="float" office:value="5" calcext:value-type="float">
            <text:p>5</text:p>
          </table:table-cell>
          <table:table-cell table:formula="of:=RANK([.X40];[.$W40:.$AA40];)" office:value-type="float" office:value="3" calcext:value-type="float">
            <text:p>3</text:p>
          </table:table-cell>
          <table:table-cell table:formula="of:=RANK([.Y40];[.$W40:.$AA40];)" office:value-type="float" office:value="1" calcext:value-type="float">
            <text:p>1</text:p>
          </table:table-cell>
          <table:table-cell table:formula="of:=RANK([.Z40];[.$W40:.$AA40];)" office:value-type="float" office:value="4" calcext:value-type="float">
            <text:p>4</text:p>
          </table:table-cell>
          <table:table-cell table:formula="of:=RANK([.AA40];[.$W40:.$AA40];)" office:value-type="float" office:value="2" calcext:value-type="float">
            <text:p>2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number-columns-repeated="28"/>
          <table:table-cell table:style-name="ce1087" table:number-columns-repeated="2"/>
          <table:table-cell table:style-name="ce1088" office:value-type="string" calcext:value-type="string" table:number-columns-spanned="2" table:number-rows-spanned="1">
            <text:p>overall</text:p>
          </table:table-cell>
          <table:covered-table-cell table:style-name="ce1088"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table:style-name="ce994" office:value-type="string" calcext:value-type="string" table:number-columns-spanned="2" table:number-rows-spanned="1">
            <text:p>LinearDiscriminantAnalysis</text:p>
          </table:table-cell>
          <table:covered-table-cell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table:style-name="ce994" office:value-type="string" calcext:value-type="string" table:number-columns-spanned="2" table:number-rows-spanned="1">
            <text:p>LogisticRegression</text:p>
          </table:table-cell>
          <table:covered-table-cell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16331"/>
        </table:table-row>
        <table:table-row table:style-name="ro1">
          <table:table-cell office:value-type="float" office:value="394856" calcext:value-type="float">
            <text:p>394856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1087"/>
          <table:table-cell table:style-name="ce1088"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base</text:p>
          </table:table-cell>
          <table:table-cell table:formula="of:=SUM([.AG3];[.AL3];[.AQ3];[.AV3];[.BA3];[.AG13];[.AL13];[.AQ13];[.AV13];[.BA13];[.AG23];[.AL23];[.AQ23];[.AV23];[.BA23];[.AG33];[.AL33];[.AQ33];[.AV33];[.BA33];[.AG43];[.AL43];[.AQ43];[.AV43];[.BA43])" office:value-type="float" office:value="38" calcext:value-type="float">
            <text:p>38</text:p>
          </table:table-cell>
          <table:table-cell table:formula="of:=SUM([.AH3];[.AM3];[.AR3];[.AW3];[.BB3];[.AH13];[.AM13];[.AR13];[.AW13];[.BB13];[.AH23];[.AM23];[.AR23];[.AW23];[.BB23];[.AH33];[.AM33];[.AR33];[.AW33];[.BB33];[.AH43];[.AM43];[.AR43];[.AW43];[.BB43])" office:value-type="float" office:value="68" calcext:value-type="float">
            <text:p>68</text:p>
          </table:table-cell>
          <table:table-cell table:formula="of:=SUM([.AI3];[.AN3];[.AS3];[.AX3];[.BC3];[.AI13];[.AN13];[.AS13];[.AX13];[.BC13];[.AI23];[.AN23];[.AS23];[.AX23];[.BC23];[.AI33];[.AN33];[.AS33];[.AX33];[.BC33];[.AI43];[.AN43];[.AS43];[.AX43];[.BC43])" office:value-type="float" office:value="15" calcext:value-type="float">
            <text:p>15</text:p>
          </table:table-cell>
          <table:table-cell table:formula="of:=SUM([.AJ3];[.AO3];[.AT3];[.AY3];[.BD3];[.AJ13];[.AO13];[.AT13];[.AY13];[.BD13];[.AJ23];[.AO23];[.AT23];[.AY23];[.BD23];[.AJ33];[.AO33];[.AT33];[.AY33];[.BD33];[.AJ43];[.AO43];[.AT43];[.AY43];[.BD43])" office:value-type="float" office:value="12" calcext:value-type="float">
            <text:p>12</text:p>
          </table:table-cell>
          <table:table-cell table:formula="of:=SUM([.AK3];[.AP3];[.AU3];[.AZ3];[.BE3];[.AK13];[.AP13];[.AU13];[.AZ13];[.BE13];[.AK23];[.AP23];[.AU23];[.AZ23];[.BE23];[.AK33];[.AP33];[.AU33];[.AZ33];[.BE33];[.AK43];[.AP43];[.AU43];[.AZ43];[.BE43])" office:value-type="float" office:value="117" calcext:value-type="float">
            <text:p>117</text:p>
          </table:table-cell>
          <table:table-cell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base</text:p>
          </table:table-cell>
          <table:table-cell table:formula="of:=SUM([.AG3];[.AL3];[.AQ3];[.AV3];[.BA3])" office:value-type="float" office:value="0" calcext:value-type="float">
            <text:p>0</text:p>
          </table:table-cell>
          <table:table-cell table:formula="of:=SUM([.AH3];[.AM3];[.AR3];[.AW3];[.BB3])" office:value-type="float" office:value="0" calcext:value-type="float">
            <text:p>0</text:p>
          </table:table-cell>
          <table:table-cell table:formula="of:=SUM([.AI3];[.AN3];[.AS3];[.AX3];[.BC3])" office:value-type="float" office:value="0" calcext:value-type="float">
            <text:p>0</text:p>
          </table:table-cell>
          <table:table-cell table:formula="of:=SUM([.AJ3];[.AO3];[.AT3];[.AY3];[.BD3])" office:value-type="float" office:value="0" calcext:value-type="float">
            <text:p>0</text:p>
          </table:table-cell>
          <table:table-cell table:formula="of:=SUM([.AK3];[.AP3];[.AU3];[.AZ3];[.BE3])" office:value-type="float" office:value="50" calcext:value-type="float">
            <text:p>50</text:p>
          </table:table-cell>
          <table:table-cell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base</text:p>
          </table:table-cell>
          <table:table-cell table:formula="of:=SUM([.AG13];[.AL13];[.AQ13];[.AV13];[.BA13])" office:value-type="float" office:value="0" calcext:value-type="float">
            <text:p>0</text:p>
          </table:table-cell>
          <table:table-cell table:formula="of:=SUM([.AH13];[.AM13];[.AR13];[.AW13];[.BB13])" office:value-type="float" office:value="0" calcext:value-type="float">
            <text:p>0</text:p>
          </table:table-cell>
          <table:table-cell table:formula="of:=SUM([.AI13];[.AN13];[.AS13];[.AX13];[.BC13])" office:value-type="float" office:value="0" calcext:value-type="float">
            <text:p>0</text:p>
          </table:table-cell>
          <table:table-cell table:formula="of:=SUM([.AJ13];[.AO13];[.AT13];[.AY13];[.BD13])" office:value-type="float" office:value="5" calcext:value-type="float">
            <text:p>5</text:p>
          </table:table-cell>
          <table:table-cell table:formula="of:=SUM([.AK13];[.AP13];[.AU13];[.AZ13];[.BE13])" office:value-type="float" office:value="45" calcext:value-type="float">
            <text:p>45</text:p>
          </table:table-cell>
          <table:table-cell table:number-columns-repeated="16331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1087"/>
          <table:table-cell table:style-name="ce1088"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bbq</text:p>
          </table:table-cell>
          <table:table-cell table:formula="of:=SUM([.AG4];[.AL4];[.AQ4];[.AV4];[.BA4];[.AG14];[.AL14];[.AQ14];[.AV14];[.BA14];[.AG24];[.AL24];[.AQ24];[.AV24];[.BA24];[.AG34];[.AL34];[.AQ34];[.AV34];[.BA34];[.AG44];[.AL44];[.AQ44];[.AV44];[.BA44])" office:value-type="float" office:value="21" calcext:value-type="float">
            <text:p>21</text:p>
          </table:table-cell>
          <table:table-cell table:formula="of:=SUM([.AH4];[.AM4];[.AR4];[.AW4];[.BB4];[.AH14];[.AM14];[.AR14];[.AW14];[.BB14];[.AH24];[.AM24];[.AR24];[.AW24];[.BB24];[.AH34];[.AM34];[.AR34];[.AW34];[.BB34];[.AH44];[.AM44];[.AR44];[.AW44];[.BB44])" office:value-type="float" office:value="42" calcext:value-type="float">
            <text:p>42</text:p>
          </table:table-cell>
          <table:table-cell table:formula="of:=SUM([.AI4];[.AN4];[.AS4];[.AX4];[.BC4];[.AI14];[.AN14];[.AS14];[.AX14];[.BC14];[.AI24];[.AN24];[.AS24];[.AX24];[.BC24];[.AI34];[.AN34];[.AS34];[.AX34];[.BC34];[.AI44];[.AN44];[.AS44];[.AX44];[.BC44])" office:value-type="float" office:value="84" calcext:value-type="float">
            <text:p>84</text:p>
          </table:table-cell>
          <table:table-cell table:formula="of:=SUM([.AJ4];[.AO4];[.AT4];[.AY4];[.BD4];[.AJ14];[.AO14];[.AT14];[.AY14];[.BD14];[.AJ24];[.AO24];[.AT24];[.AY24];[.BD24];[.AJ34];[.AO34];[.AT34];[.AY34];[.BD34];[.AJ44];[.AO44];[.AT44];[.AY44];[.BD44])" office:value-type="float" office:value="75" calcext:value-type="float">
            <text:p>75</text:p>
          </table:table-cell>
          <table:table-cell table:formula="of:=SUM([.AK4];[.AP4];[.AU4];[.AZ4];[.BE4];[.AK14];[.AP14];[.AU14];[.AZ14];[.BE14];[.AK24];[.AP24];[.AU24];[.AZ24];[.BE24];[.AK34];[.AP34];[.AU34];[.AZ34];[.BE34];[.AK44];[.AP44];[.AU44];[.AZ44];[.BE44])" office:value-type="float" office:value="28" calcext:value-type="float">
            <text:p>28</text:p>
          </table:table-cell>
          <table:table-cell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bbq</text:p>
          </table:table-cell>
          <table:table-cell table:formula="of:=SUM([.AG4];[.AL4];[.AQ4];[.AV4];[.BA4])" office:value-type="float" office:value="0" calcext:value-type="float">
            <text:p>0</text:p>
          </table:table-cell>
          <table:table-cell table:formula="of:=SUM([.AH4];[.AM4];[.AR4];[.AW4];[.BB4])" office:value-type="float" office:value="4" calcext:value-type="float">
            <text:p>4</text:p>
          </table:table-cell>
          <table:table-cell table:formula="of:=SUM([.AI4];[.AN4];[.AS4];[.AX4];[.BC4])" office:value-type="float" office:value="39" calcext:value-type="float">
            <text:p>39</text:p>
          </table:table-cell>
          <table:table-cell table:formula="of:=SUM([.AJ4];[.AO4];[.AT4];[.AY4];[.BD4])" office:value-type="float" office:value="7" calcext:value-type="float">
            <text:p>7</text:p>
          </table:table-cell>
          <table:table-cell table:formula="of:=SUM([.AK4];[.AP4];[.AU4];[.AZ4];[.BE4])" office:value-type="float" office:value="0" calcext:value-type="float">
            <text:p>0</text:p>
          </table:table-cell>
          <table:table-cell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bbq</text:p>
          </table:table-cell>
          <table:table-cell table:formula="of:=SUM([.AG14];[.AL14];[.AQ14];[.AV14];[.BA14])" office:value-type="float" office:value="8" calcext:value-type="float">
            <text:p>8</text:p>
          </table:table-cell>
          <table:table-cell table:formula="of:=SUM([.AH14];[.AM14];[.AR14];[.AW14];[.BB14])" office:value-type="float" office:value="32" calcext:value-type="float">
            <text:p>32</text:p>
          </table:table-cell>
          <table:table-cell table:formula="of:=SUM([.AI14];[.AN14];[.AS14];[.AX14];[.BC14])" office:value-type="float" office:value="8" calcext:value-type="float">
            <text:p>8</text:p>
          </table:table-cell>
          <table:table-cell table:formula="of:=SUM([.AJ14];[.AO14];[.AT14];[.AY14];[.BD14])" office:value-type="float" office:value="2" calcext:value-type="float">
            <text:p>2</text:p>
          </table:table-cell>
          <table:table-cell table:formula="of:=SUM([.AK14];[.AP14];[.AU14];[.AZ14];[.BE14])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1087"/>
          <table:table-cell table:style-name="ce1088"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his</text:p>
          </table:table-cell>
          <table:table-cell table:formula="of:=SUM([.AG5];[.AL5];[.AQ5];[.AV5];[.BA5];[.AG15];[.AL15];[.AQ15];[.AV15];[.BA15];[.AG25];[.AL25];[.AQ25];[.AV25];[.BA25];[.AG35];[.AL35];[.AQ35];[.AV35];[.BA35];[.AG45];[.AL45];[.AQ45];[.AV45];[.BA45])" office:value-type="float" office:value="16" calcext:value-type="float">
            <text:p>16</text:p>
          </table:table-cell>
          <table:table-cell table:formula="of:=SUM([.AH5];[.AM5];[.AR5];[.AW5];[.BB5];[.AH15];[.AM15];[.AR15];[.AW15];[.BB15];[.AH25];[.AM25];[.AR25];[.AW25];[.BB25];[.AH35];[.AM35];[.AR35];[.AW35];[.BB35];[.AH45];[.AM45];[.AR45];[.AW45];[.BB45])" office:value-type="float" office:value="15" calcext:value-type="float">
            <text:p>15</text:p>
          </table:table-cell>
          <table:table-cell table:formula="of:=SUM([.AI5];[.AN5];[.AS5];[.AX5];[.BC5];[.AI15];[.AN15];[.AS15];[.AX15];[.BC15];[.AI25];[.AN25];[.AS25];[.AX25];[.BC25];[.AI35];[.AN35];[.AS35];[.AX35];[.BC35];[.AI45];[.AN45];[.AS45];[.AX45];[.BC45])" office:value-type="float" office:value="45" calcext:value-type="float">
            <text:p>45</text:p>
          </table:table-cell>
          <table:table-cell table:formula="of:=SUM([.AJ5];[.AO5];[.AT5];[.AY5];[.BD5];[.AJ15];[.AO15];[.AT15];[.AY15];[.BD15];[.AJ25];[.AO25];[.AT25];[.AY25];[.BD25];[.AJ35];[.AO35];[.AT35];[.AY35];[.BD35];[.AJ45];[.AO45];[.AT45];[.AY45];[.BD45])" office:value-type="float" office:value="82" calcext:value-type="float">
            <text:p>82</text:p>
          </table:table-cell>
          <table:table-cell table:formula="of:=SUM([.AK5];[.AP5];[.AU5];[.AZ5];[.BE5];[.AK15];[.AP15];[.AU15];[.AZ15];[.BE15];[.AK25];[.AP25];[.AU25];[.AZ25];[.BE25];[.AK35];[.AP35];[.AU35];[.AZ35];[.BE35];[.AK45];[.AP45];[.AU45];[.AZ45];[.BE45])" office:value-type="float" office:value="92" calcext:value-type="float">
            <text:p>92</text:p>
          </table:table-cell>
          <table:table-cell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his</text:p>
          </table:table-cell>
          <table:table-cell table:formula="of:=SUM([.AG5];[.AL5];[.AQ5];[.AV5];[.BA5])" office:value-type="float" office:value="0" calcext:value-type="float">
            <text:p>0</text:p>
          </table:table-cell>
          <table:table-cell table:formula="of:=SUM([.AH5];[.AM5];[.AR5];[.AW5];[.BB5])" office:value-type="float" office:value="1" calcext:value-type="float">
            <text:p>1</text:p>
          </table:table-cell>
          <table:table-cell table:formula="of:=SUM([.AI5];[.AN5];[.AS5];[.AX5];[.BC5])" office:value-type="float" office:value="9" calcext:value-type="float">
            <text:p>9</text:p>
          </table:table-cell>
          <table:table-cell table:formula="of:=SUM([.AJ5];[.AO5];[.AT5];[.AY5];[.BD5])" office:value-type="float" office:value="39" calcext:value-type="float">
            <text:p>39</text:p>
          </table:table-cell>
          <table:table-cell table:formula="of:=SUM([.AK5];[.AP5];[.AU5];[.AZ5];[.BE5])" office:value-type="float" office:value="1" calcext:value-type="float">
            <text:p>1</text:p>
          </table:table-cell>
          <table:table-cell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his</text:p>
          </table:table-cell>
          <table:table-cell table:formula="of:=SUM([.AG15];[.AL15];[.AQ15];[.AV15];[.BA15])" office:value-type="float" office:value="8" calcext:value-type="float">
            <text:p>8</text:p>
          </table:table-cell>
          <table:table-cell table:formula="of:=SUM([.AH15];[.AM15];[.AR15];[.AW15];[.BB15])" office:value-type="float" office:value="7" calcext:value-type="float">
            <text:p>7</text:p>
          </table:table-cell>
          <table:table-cell table:formula="of:=SUM([.AI15];[.AN15];[.AS15];[.AX15];[.BC15])" office:value-type="float" office:value="15" calcext:value-type="float">
            <text:p>15</text:p>
          </table:table-cell>
          <table:table-cell table:formula="of:=SUM([.AJ15];[.AO15];[.AT15];[.AY15];[.BD15])" office:value-type="float" office:value="15" calcext:value-type="float">
            <text:p>15</text:p>
          </table:table-cell>
          <table:table-cell table:formula="of:=SUM([.AK15];[.AP15];[.AU15];[.AZ15];[.BE15])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10730971402263" calcext:value-type="float">
            <text:p>-0,10730971402263</text:p>
          </table:table-cell>
          <table:table-cell table:style-name="ce582" office:value-type="float" office:value="0.0916909384569046" calcext:value-type="float">
            <text:p>0,0916909384569046</text:p>
          </table:table-cell>
          <table:table-cell table:style-name="ce639" office:value-type="float" office:value="0.0725575179768202" calcext:value-type="float">
            <text:p>0,0725575179768202</text:p>
          </table:table-cell>
          <table:table-cell table:style-name="ce676" office:value-type="float" office:value="0.148016813493247" calcext:value-type="float">
            <text:p>0,148016813493247</text:p>
          </table:table-cell>
          <table:table-cell table:style-name="ce720" office:value-type="float" office:value="0.141626550012594" calcext:value-type="float">
            <text:p>0,141626550012594</text:p>
          </table:table-cell>
          <table:table-cell table:style-name="ce494" office:value-type="float" office:value="-0.428754630143519" calcext:value-type="float">
            <text:p>-0,428754630143519</text:p>
          </table:table-cell>
          <table:table-cell table:style-name="ce764" office:value-type="float" office:value="0.0911691189468968" calcext:value-type="float">
            <text:p>0,0911691189468968</text:p>
          </table:table-cell>
          <table:table-cell table:style-name="ce728" office:value-type="float" office:value="0.0698632643077087" calcext:value-type="float">
            <text:p>0,0698632643077087</text:p>
          </table:table-cell>
          <table:table-cell table:style-name="ce538" office:value-type="float" office:value="0.215601014212125" calcext:value-type="float">
            <text:p>0,215601014212125</text:p>
          </table:table-cell>
          <table:table-cell table:style-name="ce558" office:value-type="float" office:value="0.166002978502979" calcext:value-type="float">
            <text:p>0,166002978502979</text:p>
          </table:table-cell>
          <table:table-cell table:style-name="ce494" office:value-type="float" office:value="-0.424586289186616" calcext:value-type="float">
            <text:p>-0,424586289186616</text:p>
          </table:table-cell>
          <table:table-cell table:style-name="ce930" office:value-type="float" office:value="0.0704733004896137" calcext:value-type="float">
            <text:p>0,0704733004896137</text:p>
          </table:table-cell>
          <table:table-cell table:style-name="ce963" office:value-type="float" office:value="0.0693216517033809" calcext:value-type="float">
            <text:p>0,0693216517033809</text:p>
          </table:table-cell>
          <table:table-cell table:style-name="ce682" office:value-type="float" office:value="0.139968785972049" calcext:value-type="float">
            <text:p>0,139968785972049</text:p>
          </table:table-cell>
          <table:table-cell table:style-name="ce966" office:value-type="float" office:value="0.08821928479351" calcext:value-type="float">
            <text:p>0,08821928479351</text:p>
          </table:table-cell>
          <table:table-cell table:style-name="ce494" office:value-type="float" office:value="-0.0478316867652218" calcext:value-type="float">
            <text:p>-0,0478316867652218</text:p>
          </table:table-cell>
          <table:table-cell table:style-name="ce1005" office:value-type="float" office:value="0.108421722300894" calcext:value-type="float">
            <text:p>0,108421722300894</text:p>
          </table:table-cell>
          <table:table-cell table:style-name="ce715" office:value-type="float" office:value="0.0662436740719808" calcext:value-type="float">
            <text:p>0,0662436740719808</text:p>
          </table:table-cell>
          <table:table-cell table:style-name="ce538" office:value-type="float" office:value="0.299688729536512" calcext:value-type="float">
            <text:p>0,299688729536512</text:p>
          </table:table-cell>
          <table:table-cell table:style-name="ce1047" office:value-type="float" office:value="0.180964917657742" calcext:value-type="float">
            <text:p>0,180964917657742</text:p>
          </table:table-cell>
          <table:table-cell table:style-name="ce494" office:value-type="float" office:value="0.00170536335297866" calcext:value-type="float">
            <text:p>0,00170536335297866</text:p>
          </table:table-cell>
          <table:table-cell table:style-name="ce755" office:value-type="float" office:value="0.379760497024983" calcext:value-type="float">
            <text:p>0,379760497024983</text:p>
          </table:table-cell>
          <table:table-cell table:style-name="ce629" office:value-type="float" office:value="0.102081599913685" calcext:value-type="float">
            <text:p>0,102081599913685</text:p>
          </table:table-cell>
          <table:table-cell table:style-name="ce538" office:value-type="float" office:value="0.743329722438907" calcext:value-type="float">
            <text:p>0,743329722438907</text:p>
          </table:table-cell>
          <table:table-cell table:style-name="ce1078" office:value-type="float" office:value="0.440666940469857" calcext:value-type="float">
            <text:p>0,440666940469857</text:p>
          </table:table-cell>
          <table:table-cell/>
          <table:table-cell table:style-name="ce1087"/>
          <table:table-cell table:style-name="ce1088"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iso</text:p>
          </table:table-cell>
          <table:table-cell table:formula="of:=SUM([.AG6];[.AL6];[.AQ6];[.AV6];[.BA6];[.AG16];[.AL16];[.AQ16];[.AV16];[.BA16];[.AG26];[.AL26];[.AQ26];[.AV26];[.BA26];[.AG36];[.AL36];[.AQ36];[.AV36];[.BA36];[.AG46];[.AL46];[.AQ46];[.AV46];[.BA46])" office:value-type="float" office:value="170" calcext:value-type="float">
            <text:p>170</text:p>
          </table:table-cell>
          <table:table-cell table:formula="of:=SUM([.AH6];[.AM6];[.AR6];[.AW6];[.BB6];[.AH16];[.AM16];[.AR16];[.AW16];[.BB16];[.AH26];[.AM26];[.AR26];[.AW26];[.BB26];[.AH36];[.AM36];[.AR36];[.AW36];[.BB36];[.AH46];[.AM46];[.AR46];[.AW46];[.BB46])" office:value-type="float" office:value="54" calcext:value-type="float">
            <text:p>54</text:p>
          </table:table-cell>
          <table:table-cell table:formula="of:=SUM([.AI6];[.AN6];[.AS6];[.AX6];[.BC6];[.AI16];[.AN16];[.AS16];[.AX16];[.BC16];[.AI26];[.AN26];[.AS26];[.AX26];[.BC26];[.AI36];[.AN36];[.AS36];[.AX36];[.BC36];[.AI46];[.AN46];[.AS46];[.AX46];[.BC46])" office:value-type="float" office:value="22" calcext:value-type="float">
            <text:p>22</text:p>
          </table:table-cell>
          <table:table-cell table:formula="of:=SUM([.AJ6];[.AO6];[.AT6];[.AY6];[.BD6];[.AJ16];[.AO16];[.AT16];[.AY16];[.BD16];[.AJ26];[.AO26];[.AT26];[.AY26];[.BD26];[.AJ36];[.AO36];[.AT36];[.AY36];[.BD36];[.AJ46];[.AO46];[.AT46];[.AY46];[.BD46])" office:value-type="float" office:value="4" calcext:value-type="float">
            <text:p>4</text:p>
          </table:table-cell>
          <table:table-cell table:formula="of:=SUM([.AK6];[.AP6];[.AU6];[.AZ6];[.BE6];[.AK16];[.AP16];[.AU16];[.AZ16];[.BE16];[.AK26];[.AP26];[.AU26];[.AZ26];[.BE26];[.AK36];[.AP36];[.AU36];[.AZ36];[.BE36];[.AK46];[.AP46];[.AU46];[.AZ46];[.BE46])" office:value-type="float" office:value="0" calcext:value-type="float">
            <text:p>0</text:p>
          </table:table-cell>
          <table:table-cell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iso</text:p>
          </table:table-cell>
          <table:table-cell table:formula="of:=SUM([.AG6];[.AL6];[.AQ6];[.AV6];[.BA6])" office:value-type="float" office:value="48" calcext:value-type="float">
            <text:p>48</text:p>
          </table:table-cell>
          <table:table-cell table:formula="of:=SUM([.AH6];[.AM6];[.AR6];[.AW6];[.BB6])" office:value-type="float" office:value="2" calcext:value-type="float">
            <text:p>2</text:p>
          </table:table-cell>
          <table:table-cell table:formula="of:=SUM([.AI6];[.AN6];[.AS6];[.AX6];[.BC6])" office:value-type="float" office:value="0" calcext:value-type="float">
            <text:p>0</text:p>
          </table:table-cell>
          <table:table-cell table:formula="of:=SUM([.AJ6];[.AO6];[.AT6];[.AY6];[.BD6])" office:value-type="float" office:value="0" calcext:value-type="float">
            <text:p>0</text:p>
          </table:table-cell>
          <table:table-cell table:formula="of:=SUM([.AK6];[.AP6];[.AU6];[.AZ6];[.BE6])" office:value-type="float" office:value="0" calcext:value-type="float">
            <text:p>0</text:p>
          </table:table-cell>
          <table:table-cell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iso</text:p>
          </table:table-cell>
          <table:table-cell table:formula="of:=SUM([.AG16];[.AL16];[.AQ16];[.AV16];[.BA16])" office:value-type="float" office:value="34" calcext:value-type="float">
            <text:p>34</text:p>
          </table:table-cell>
          <table:table-cell table:formula="of:=SUM([.AH16];[.AM16];[.AR16];[.AW16];[.BB16])" office:value-type="float" office:value="5" calcext:value-type="float">
            <text:p>5</text:p>
          </table:table-cell>
          <table:table-cell table:formula="of:=SUM([.AI16];[.AN16];[.AS16];[.AX16];[.BC16])" office:value-type="float" office:value="11" calcext:value-type="float">
            <text:p>11</text:p>
          </table:table-cell>
          <table:table-cell table:formula="of:=SUM([.AJ16];[.AO16];[.AT16];[.AY16];[.BD16])" office:value-type="float" office:value="0" calcext:value-type="float">
            <text:p>0</text:p>
          </table:table-cell>
          <table:table-cell table:formula="of:=SUM([.AK16];[.AP16];[.AU16];[.AZ16];[.BE16])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12" office:value-type="float" office:value="0.139982271690086" calcext:value-type="float">
            <text:p>0,139982271690086</text:p>
          </table:table-cell>
          <table:table-cell table:style-name="ce577" office:value-type="float" office:value="0.08271467361449" calcext:value-type="float">
            <text:p>0,08271467361449</text:p>
          </table:table-cell>
          <table:table-cell table:style-name="ce640" office:value-type="float" office:value="0.0713018872578146" calcext:value-type="float">
            <text:p>0,0713018872578146</text:p>
          </table:table-cell>
          <table:table-cell table:style-name="ce538" office:value-type="float" office:value="0.151348345594418" calcext:value-type="float">
            <text:p>0,151348345594418</text:p>
          </table:table-cell>
          <table:table-cell table:style-name="ce721" office:value-type="float" office:value="0.132910006405212" calcext:value-type="float">
            <text:p>0,132910006405212</text:p>
          </table:table-cell>
          <table:table-cell table:style-name="ce549" office:value-type="float" office:value="0.208870347759237" calcext:value-type="float">
            <text:p>0,208870347759237</text:p>
          </table:table-cell>
          <table:table-cell table:style-name="ce764" office:value-type="float" office:value="0.0920684254017588" calcext:value-type="float">
            <text:p>0,0920684254017588</text:p>
          </table:table-cell>
          <table:table-cell table:style-name="ce728" office:value-type="float" office:value="0.0697810420032642" calcext:value-type="float">
            <text:p>0,0697810420032642</text:p>
          </table:table-cell>
          <table:table-cell table:style-name="ce760" office:value-type="float" office:value="0.213716324827436" calcext:value-type="float">
            <text:p>0,213716324827436</text:p>
          </table:table-cell>
          <table:table-cell table:style-name="ce726" office:value-type="float" office:value="0.212395629062296" calcext:value-type="float">
            <text:p>0,212395629062296</text:p>
          </table:table-cell>
          <table:table-cell table:style-name="ce911" office:value-type="float" office:value="0.140544610365165" calcext:value-type="float">
            <text:p>0,140544610365165</text:p>
          </table:table-cell>
          <table:table-cell table:style-name="ce931" office:value-type="float" office:value="0.0687240980878828" calcext:value-type="float">
            <text:p>0,0687240980878828</text:p>
          </table:table-cell>
          <table:table-cell table:style-name="ce963" office:value-type="float" office:value="0.0693216517033809" calcext:value-type="float">
            <text:p>0,0693216517033809</text:p>
          </table:table-cell>
          <table:table-cell table:style-name="ce538" office:value-type="float" office:value="0.140794496422555" calcext:value-type="float">
            <text:p>0,140794496422555</text:p>
          </table:table-cell>
          <table:table-cell table:style-name="ce726" office:value-type="float" office:value="0.137926239068164" calcext:value-type="float">
            <text:p>0,137926239068164</text:p>
          </table:table-cell>
          <table:table-cell table:style-name="ce682" office:value-type="float" office:value="0.299259295430232" calcext:value-type="float">
            <text:p>0,299259295430232</text:p>
          </table:table-cell>
          <table:table-cell table:style-name="ce896" office:value-type="float" office:value="0.109682319193523" calcext:value-type="float">
            <text:p>0,109682319193523</text:p>
          </table:table-cell>
          <table:table-cell table:style-name="ce715" office:value-type="float" office:value="0.0662436740719808" calcext:value-type="float">
            <text:p>0,0662436740719808</text:p>
          </table:table-cell>
          <table:table-cell table:style-name="ce853" office:value-type="float" office:value="0.296841996993269" calcext:value-type="float">
            <text:p>0,296841996993269</text:p>
          </table:table-cell>
          <table:table-cell table:style-name="ce780" office:value-type="float" office:value="0.294958028010879" calcext:value-type="float">
            <text:p>0,294958028010879</text:p>
          </table:table-cell>
          <table:table-cell table:style-name="ce554" office:value-type="float" office:value="0.666015104328072" calcext:value-type="float">
            <text:p>0,666015104328072</text:p>
          </table:table-cell>
          <table:table-cell table:style-name="ce1058" office:value-type="float" office:value="0.380767242217774" calcext:value-type="float">
            <text:p>0,380767242217774</text:p>
          </table:table-cell>
          <table:table-cell table:style-name="ce629" office:value-type="float" office:value="0.102081599913685" calcext:value-type="float">
            <text:p>0,102081599913685</text:p>
          </table:table-cell>
          <table:table-cell table:style-name="ce752" office:value-type="float" office:value="0.74066125701916" calcext:value-type="float">
            <text:p>0,74066125701916</text:p>
          </table:table-cell>
          <table:table-cell table:style-name="ce538" office:value-type="float" office:value="0.742606493493368" calcext:value-type="float">
            <text:p>0,742606493493368</text:p>
          </table:table-cell>
          <table:table-cell/>
          <table:table-cell table:style-name="ce1087" table:number-columns-repeated="2"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pla</text:p>
          </table:table-cell>
          <table:table-cell table:formula="of:=SUM([.AG7];[.AL7];[.AQ7];[.AV7];[.BA7];[.AG17];[.AL17];[.AQ17];[.AV17];[.BA17];[.AG27];[.AL27];[.AQ27];[.AV27];[.BA27];[.AG37];[.AL37];[.AQ37];[.AV37];[.BA37];[.AG47];[.AL47];[.AQ47];[.AV47];[.BA47])" office:value-type="float" office:value="5" calcext:value-type="float">
            <text:p>5</text:p>
          </table:table-cell>
          <table:table-cell table:formula="of:=SUM([.AH7];[.AM7];[.AR7];[.AW7];[.BB7];[.AH17];[.AM17];[.AR17];[.AW17];[.BB17];[.AH27];[.AM27];[.AR27];[.AW27];[.BB27];[.AH37];[.AM37];[.AR37];[.AW37];[.BB37];[.AH47];[.AM47];[.AR47];[.AW47];[.BB47])" office:value-type="float" office:value="70" calcext:value-type="float">
            <text:p>70</text:p>
          </table:table-cell>
          <table:table-cell table:formula="of:=SUM([.AI7];[.AN7];[.AS7];[.AX7];[.BC7];[.AI17];[.AN17];[.AS17];[.AX17];[.BC17];[.AI27];[.AN27];[.AS27];[.AX27];[.BC27];[.AI37];[.AN37];[.AS37];[.AX37];[.BC37];[.AI47];[.AN47];[.AS47];[.AX47];[.BC47])" office:value-type="float" office:value="84" calcext:value-type="float">
            <text:p>84</text:p>
          </table:table-cell>
          <table:table-cell table:formula="of:=SUM([.AJ7];[.AO7];[.AT7];[.AY7];[.BD7];[.AJ17];[.AO17];[.AT17];[.AY17];[.BD17];[.AJ27];[.AO27];[.AT27];[.AY27];[.BD27];[.AJ37];[.AO37];[.AT37];[.AY37];[.BD37];[.AJ47];[.AO47];[.AT47];[.AY47];[.BD47])" office:value-type="float" office:value="77" calcext:value-type="float">
            <text:p>77</text:p>
          </table:table-cell>
          <table:table-cell table:formula="of:=SUM([.AK7];[.AP7];[.AU7];[.AZ7];[.BE7];[.AK17];[.AP17];[.AU17];[.AZ17];[.BE17];[.AK27];[.AP27];[.AU27];[.AZ27];[.BE27];[.AK37];[.AP37];[.AU37];[.AZ37];[.BE37];[.AK47];[.AP47];[.AU47];[.AZ47];[.BE47])" office:value-type="float" office:value="14" calcext:value-type="float">
            <text:p>14</text:p>
          </table:table-cell>
          <table:table-cell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pla</text:p>
          </table:table-cell>
          <table:table-cell table:formula="of:=SUM([.AG7];[.AL7];[.AQ7];[.AV7];[.BA7])" office:value-type="float" office:value="1" calcext:value-type="float">
            <text:p>1</text:p>
          </table:table-cell>
          <table:table-cell table:formula="of:=SUM([.AH7];[.AM7];[.AR7];[.AW7];[.BB7])" office:value-type="float" office:value="43" calcext:value-type="float">
            <text:p>43</text:p>
          </table:table-cell>
          <table:table-cell table:formula="of:=SUM([.AI7];[.AN7];[.AS7];[.AX7];[.BC7])" office:value-type="float" office:value="2" calcext:value-type="float">
            <text:p>2</text:p>
          </table:table-cell>
          <table:table-cell table:formula="of:=SUM([.AJ7];[.AO7];[.AT7];[.AY7];[.BD7])" office:value-type="float" office:value="4" calcext:value-type="float">
            <text:p>4</text:p>
          </table:table-cell>
          <table:table-cell table:formula="of:=SUM([.AK7];[.AP7];[.AU7];[.AZ7];[.BE7])" office:value-type="float" office:value="0" calcext:value-type="float">
            <text:p>0</text:p>
          </table:table-cell>
          <table:table-cell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pla</text:p>
          </table:table-cell>
          <table:table-cell table:formula="of:=SUM([.AG17];[.AL17];[.AQ17];[.AV17];[.BA17])" office:value-type="float" office:value="0" calcext:value-type="float">
            <text:p>0</text:p>
          </table:table-cell>
          <table:table-cell table:formula="of:=SUM([.AH17];[.AM17];[.AR17];[.AW17];[.BB17])" office:value-type="float" office:value="6" calcext:value-type="float">
            <text:p>6</text:p>
          </table:table-cell>
          <table:table-cell table:formula="of:=SUM([.AI17];[.AN17];[.AS17];[.AX17];[.BC17])" office:value-type="float" office:value="16" calcext:value-type="float">
            <text:p>16</text:p>
          </table:table-cell>
          <table:table-cell table:formula="of:=SUM([.AJ17];[.AO17];[.AT17];[.AY17];[.BD17])" office:value-type="float" office:value="28" calcext:value-type="float">
            <text:p>28</text:p>
          </table:table-cell>
          <table:table-cell table:formula="of:=SUM([.AK17];[.AP17];[.AU17];[.AZ17];[.BE17])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513" office:value-type="float" office:value="0.0236776078441045" calcext:value-type="float">
            <text:p>0,0236776078441045</text:p>
          </table:table-cell>
          <table:table-cell table:style-name="ce583" office:value-type="float" office:value="0.0353220879644059" calcext:value-type="float">
            <text:p>0,0353220879644059</text:p>
          </table:table-cell>
          <table:table-cell table:style-name="ce494" office:value-type="float" office:value="-0.00855024727703769" calcext:value-type="float">
            <text:p>-0,00855024727703769</text:p>
          </table:table-cell>
          <table:table-cell table:style-name="ce538" office:value-type="float" office:value="0.0923411757935325" calcext:value-type="float">
            <text:p>0,0923411757935325</text:p>
          </table:table-cell>
          <table:table-cell table:style-name="ce722" office:value-type="float" office:value="0.0547563366375853" calcext:value-type="float">
            <text:p>0,0547563366375853</text:p>
          </table:table-cell>
          <table:table-cell table:style-name="ce494" office:value-type="float" office:value="-0.26649148176926" calcext:value-type="float">
            <text:p>-0,26649148176926</text:p>
          </table:table-cell>
          <table:table-cell table:style-name="ce804" office:value-type="float" office:value="0.0347235069457292" calcext:value-type="float">
            <text:p>0,0347235069457292</text:p>
          </table:table-cell>
          <table:table-cell table:style-name="ce682" office:value-type="float" office:value="0.043511015733238" calcext:value-type="float">
            <text:p>0,043511015733238</text:p>
          </table:table-cell>
          <table:table-cell table:style-name="ce704" office:value-type="float" office:value="0.0348160070382292" calcext:value-type="float">
            <text:p>0,0348160070382292</text:p>
          </table:table-cell>
          <table:table-cell table:style-name="ce887" office:value-type="float" office:value="0.0184023795134906" calcext:value-type="float">
            <text:p>0,0184023795134906</text:p>
          </table:table-cell>
          <table:table-cell table:style-name="ce494" office:value-type="float" office:value="-0.121515243864347" calcext:value-type="float">
            <text:p>-0,121515243864347</text:p>
          </table:table-cell>
          <table:table-cell table:style-name="ce538" office:value-type="float" office:value="0.0667684680735252" calcext:value-type="float">
            <text:p>0,0667684680735252</text:p>
          </table:table-cell>
          <table:table-cell table:style-name="ce752" office:value-type="float" office:value="0.0661980759860042" calcext:value-type="float">
            <text:p>0,0661980759860042</text:p>
          </table:table-cell>
          <table:table-cell table:style-name="ce725" office:value-type="float" office:value="0.0375752578036428" calcext:value-type="float">
            <text:p>0,0375752578036428</text:p>
          </table:table-cell>
          <table:table-cell table:style-name="ce978" office:value-type="float" office:value="0.0300623791651524" calcext:value-type="float">
            <text:p>0,0300623791651524</text:p>
          </table:table-cell>
          <table:table-cell table:style-name="ce621" office:value-type="float" office:value="0.0288603961668158" calcext:value-type="float">
            <text:p>0,0288603961668158</text:p>
          </table:table-cell>
          <table:table-cell table:style-name="ce1006" office:value-type="float" office:value="0.0521000539909493" calcext:value-type="float">
            <text:p>0,0521000539909493</text:p>
          </table:table-cell>
          <table:table-cell table:style-name="ce494" office:value-type="float" office:value="0.0278023952033596" calcext:value-type="float">
            <text:p>0,0278023952033596</text:p>
          </table:table-cell>
          <table:table-cell table:style-name="ce538" office:value-type="float" office:value="0.0666696449999844" calcext:value-type="float">
            <text:p>0,0666696449999844</text:p>
          </table:table-cell>
          <table:table-cell table:style-name="ce735" office:value-type="float" office:value="0.0397122652960792" calcext:value-type="float">
            <text:p>0,0397122652960792</text:p>
          </table:table-cell>
          <table:table-cell table:style-name="ce494" office:value-type="float" office:value="0.496256469847325" calcext:value-type="float">
            <text:p>0,496256469847325</text:p>
          </table:table-cell>
          <table:table-cell table:style-name="ce512" office:value-type="float" office:value="0.728317799661907" calcext:value-type="float">
            <text:p>0,728317799661907</text:p>
          </table:table-cell>
          <table:table-cell table:style-name="ce927" office:value-type="float" office:value="0.615265696069795" calcext:value-type="float">
            <text:p>0,615265696069795</text:p>
          </table:table-cell>
          <table:table-cell table:style-name="ce680" office:value-type="float" office:value="0.737395241731072" calcext:value-type="float">
            <text:p>0,737395241731072</text:p>
          </table:table-cell>
          <table:table-cell table:style-name="ce674" office:value-type="float" office:value="0.547972589754222" calcext:value-type="float">
            <text:p>0,547972589754222</text:p>
          </table:table-cell>
          <table:table-cell/>
          <table:table-cell table:style-name="ce1087"/>
          <table:table-cell table:style-name="ce1088"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base</text:p>
          </table:table-cell>
          <table:table-cell table:formula="of:=SUM([.AG8];[.AL8];[.AQ8];[.AV8];[.BA8];[.AG18];[.AL18];[.AQ18];[.AV18];[.BA18];[.AG28];[.AL28];[.AQ28];[.AV28];[.BA28];[.AG38];[.AL38];[.AQ38];[.AV38];[.BA38];[.AG48];[.AL48];[.AQ48];[.AV48];[.BA48])" office:value-type="float" office:value="65" calcext:value-type="float">
            <text:p>65</text:p>
          </table:table-cell>
          <table:table-cell table:formula="of:=SUM([.AH8];[.AM8];[.AR8];[.AW8];[.BB8];[.AH18];[.AM18];[.AR18];[.AW18];[.BB18];[.AH28];[.AM28];[.AR28];[.AW28];[.BB28];[.AH38];[.AM38];[.AR38];[.AW38];[.BB38];[.AH48];[.AM48];[.AR48];[.AW48];[.BB48])" office:value-type="float" office:value="89" calcext:value-type="float">
            <text:p>89</text:p>
          </table:table-cell>
          <table:table-cell table:formula="of:=SUM([.AI8];[.AN8];[.AS8];[.AX8];[.BC8];[.AI18];[.AN18];[.AS18];[.AX18];[.BC18];[.AI28];[.AN28];[.AS28];[.AX28];[.BC28];[.AI38];[.AN38];[.AS38];[.AX38];[.BC38];[.AI48];[.AN48];[.AS48];[.AX48];[.BC48])" office:value-type="float" office:value="66" calcext:value-type="float">
            <text:p>66</text:p>
          </table:table-cell>
          <table:table-cell table:formula="of:=SUM([.AJ8];[.AO8];[.AT8];[.AY8];[.BD8];[.AJ18];[.AO18];[.AT18];[.AY18];[.BD18];[.AJ28];[.AO28];[.AT28];[.AY28];[.BD28];[.AJ38];[.AO38];[.AT38];[.AY38];[.BD38];[.AJ48];[.AO48];[.AT48];[.AY48];[.BD48])" office:value-type="float" office:value="24" calcext:value-type="float">
            <text:p>24</text:p>
          </table:table-cell>
          <table:table-cell table:formula="of:=SUM([.AK8];[.AP8];[.AU8];[.AZ8];[.BE8];[.AK18];[.AP18];[.AU18];[.AZ18];[.BE18];[.AK28];[.AP28];[.AU28];[.AZ28];[.BE28];[.AK38];[.AP38];[.AU38];[.AZ38];[.BE38];[.AK48];[.AP48];[.AU48];[.AZ48];[.BE48])" office:value-type="float" office:value="6" calcext:value-type="float">
            <text:p>6</text:p>
          </table:table-cell>
          <table:table-cell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base</text:p>
          </table:table-cell>
          <table:table-cell table:formula="of:=SUM([.AG8];[.AL8];[.AQ8];[.AV8];[.BA8])" office:value-type="float" office:value="19" calcext:value-type="float">
            <text:p>19</text:p>
          </table:table-cell>
          <table:table-cell table:formula="of:=SUM([.AH8];[.AM8];[.AR8];[.AW8];[.BB8])" office:value-type="float" office:value="12" calcext:value-type="float">
            <text:p>12</text:p>
          </table:table-cell>
          <table:table-cell table:formula="of:=SUM([.AI8];[.AN8];[.AS8];[.AX8];[.BC8])" office:value-type="float" office:value="19" calcext:value-type="float">
            <text:p>19</text:p>
          </table:table-cell>
          <table:table-cell table:formula="of:=SUM([.AJ8];[.AO8];[.AT8];[.AY8];[.BD8])" office:value-type="float" office:value="0" calcext:value-type="float">
            <text:p>0</text:p>
          </table:table-cell>
          <table:table-cell table:formula="of:=SUM([.AK8];[.AP8];[.AU8];[.AZ8];[.BE8])" office:value-type="float" office:value="0" calcext:value-type="float">
            <text:p>0</text:p>
          </table:table-cell>
          <table:table-cell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base</text:p>
          </table:table-cell>
          <table:table-cell table:formula="of:=SUM([.AG18];[.AL18];[.AQ18];[.AV18];[.BA18])" office:value-type="float" office:value="5" calcext:value-type="float">
            <text:p>5</text:p>
          </table:table-cell>
          <table:table-cell table:formula="of:=SUM([.AH18];[.AM18];[.AR18];[.AW18];[.BB18])" office:value-type="float" office:value="15" calcext:value-type="float">
            <text:p>15</text:p>
          </table:table-cell>
          <table:table-cell table:formula="of:=SUM([.AI18];[.AN18];[.AS18];[.AX18];[.BC18])" office:value-type="float" office:value="14" calcext:value-type="float">
            <text:p>14</text:p>
          </table:table-cell>
          <table:table-cell table:formula="of:=SUM([.AJ18];[.AO18];[.AT18];[.AY18];[.BD18])" office:value-type="float" office:value="14" calcext:value-type="float">
            <text:p>14</text:p>
          </table:table-cell>
          <table:table-cell table:formula="of:=SUM([.AK18];[.AP18];[.AU18];[.AZ18];[.BE18])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14" office:value-type="float" office:value="0.0641941205091583" calcext:value-type="float">
            <text:p>0,0641941205091583</text:p>
          </table:table-cell>
          <table:table-cell table:style-name="ce584" office:value-type="float" office:value="0.0359648513086587" calcext:value-type="float">
            <text:p>0,0359648513086587</text:p>
          </table:table-cell>
          <table:table-cell table:style-name="ce641" office:value-type="float" office:value="0.0214129881544695" calcext:value-type="float">
            <text:p>0,0214129881544695</text:p>
          </table:table-cell>
          <table:table-cell table:style-name="ce677" office:value-type="float" office:value="0.0909061692575261" calcext:value-type="float">
            <text:p>0,0909061692575261</text:p>
          </table:table-cell>
          <table:table-cell table:style-name="ce723" office:value-type="float" office:value="0.0613689513913958" calcext:value-type="float">
            <text:p>0,0613689513913958</text:p>
          </table:table-cell>
          <table:table-cell table:style-name="ce767" office:value-type="float" office:value="0.0301396134729467" calcext:value-type="float">
            <text:p>0,0301396134729467</text:p>
          </table:table-cell>
          <table:table-cell table:style-name="ce761" office:value-type="float" office:value="0.031343399398955" calcext:value-type="float">
            <text:p>0,031343399398955</text:p>
          </table:table-cell>
          <table:table-cell table:style-name="ce538" office:value-type="float" office:value="0.0439221272554606" calcext:value-type="float">
            <text:p>0,0439221272554606</text:p>
          </table:table-cell>
          <table:table-cell table:style-name="ce761" office:value-type="float" office:value="0.031270170159059" calcext:value-type="float">
            <text:p>0,031270170159059</text:p>
          </table:table-cell>
          <table:table-cell table:style-name="ce887" office:value-type="float" office:value="0.0184023795134906" calcext:value-type="float">
            <text:p>0,0184023795134906</text:p>
          </table:table-cell>
          <table:table-cell table:style-name="ce912" office:value-type="float" office:value="0.038172811419141" calcext:value-type="float">
            <text:p>0,038172811419141</text:p>
          </table:table-cell>
          <table:table-cell table:number-columns-repeated="2" table:style-name="ce538" office:value-type="float" office:value="0.0667684680735252" calcext:value-type="float">
            <text:p>0,0667684680735252</text:p>
          </table:table-cell>
          <table:table-cell table:style-name="ce725" office:value-type="float" office:value="0.0375752578036428" calcext:value-type="float">
            <text:p>0,0375752578036428</text:p>
          </table:table-cell>
          <table:table-cell table:style-name="ce836" office:value-type="float" office:value="0.0440125399342365" calcext:value-type="float">
            <text:p>0,0440125399342365</text:p>
          </table:table-cell>
          <table:table-cell table:style-name="ce965" office:value-type="float" office:value="0.0640064609053925" calcext:value-type="float">
            <text:p>0,0640064609053925</text:p>
          </table:table-cell>
          <table:table-cell table:style-name="ce541" office:value-type="float" office:value="0.0484394745527391" calcext:value-type="float">
            <text:p>0,0484394745527391</text:p>
          </table:table-cell>
          <table:table-cell table:style-name="ce586" office:value-type="float" office:value="0.0279374591561413" calcext:value-type="float">
            <text:p>0,0279374591561413</text:p>
          </table:table-cell>
          <table:table-cell table:style-name="ce697" office:value-type="float" office:value="0.065135457023516" calcext:value-type="float">
            <text:p>0,065135457023516</text:p>
          </table:table-cell>
          <table:table-cell table:style-name="ce984" office:value-type="float" office:value="0.0549329338210873" calcext:value-type="float">
            <text:p>0,0549329338210873</text:p>
          </table:table-cell>
          <table:table-cell table:style-name="ce538" office:value-type="float" office:value="0.738563761819576" calcext:value-type="float">
            <text:p>0,738563761819576</text:p>
          </table:table-cell>
          <table:table-cell table:style-name="ce1036" office:value-type="float" office:value="0.737977040696789" calcext:value-type="float">
            <text:p>0,737977040696789</text:p>
          </table:table-cell>
          <table:table-cell table:style-name="ce927" office:value-type="float" office:value="0.615265696069795" calcext:value-type="float">
            <text:p>0,615265696069795</text:p>
          </table:table-cell>
          <table:table-cell table:style-name="ce752" office:value-type="float" office:value="0.737608207060316" calcext:value-type="float">
            <text:p>0,737608207060316</text:p>
          </table:table-cell>
          <table:table-cell table:style-name="ce726" office:value-type="float" office:value="0.73716849436203" calcext:value-type="float">
            <text:p>0,73716849436203</text:p>
          </table:table-cell>
          <table:table-cell/>
          <table:table-cell table:style-name="ce1087"/>
          <table:table-cell table:style-name="ce1088"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bbq</text:p>
          </table:table-cell>
          <table:table-cell table:formula="of:=SUM([.AG9];[.AL9];[.AQ9];[.AV9];[.BA9];[.AG19];[.AL19];[.AQ19];[.AV19];[.BA19];[.AG29];[.AL29];[.AQ29];[.AV29];[.BA29];[.AG39];[.AL39];[.AQ39];[.AV39];[.BA39];[.AG49];[.AL49];[.AQ49];[.AV49];[.BA49])" office:value-type="float" office:value="21" calcext:value-type="float">
            <text:p>21</text:p>
          </table:table-cell>
          <table:table-cell table:formula="of:=SUM([.AH9];[.AM9];[.AR9];[.AW9];[.BB9];[.AH19];[.AM19];[.AR19];[.AW19];[.BB19];[.AH29];[.AM29];[.AR29];[.AW29];[.BB29];[.AH39];[.AM39];[.AR39];[.AW39];[.BB39];[.AH49];[.AM49];[.AR49];[.AW49];[.BB49])" office:value-type="float" office:value="19" calcext:value-type="float">
            <text:p>19</text:p>
          </table:table-cell>
          <table:table-cell table:formula="of:=SUM([.AI9];[.AN9];[.AS9];[.AX9];[.BC9];[.AI19];[.AN19];[.AS19];[.AX19];[.BC19];[.AI29];[.AN29];[.AS29];[.AX29];[.BC29];[.AI39];[.AN39];[.AS39];[.AX39];[.BC39];[.AI49];[.AN49];[.AS49];[.AX49];[.BC49])" office:value-type="float" office:value="13" calcext:value-type="float">
            <text:p>13</text:p>
          </table:table-cell>
          <table:table-cell table:formula="of:=SUM([.AJ9];[.AO9];[.AT9];[.AY9];[.BD9];[.AJ19];[.AO19];[.AT19];[.AY19];[.BD19];[.AJ29];[.AO29];[.AT29];[.AY29];[.BD29];[.AJ39];[.AO39];[.AT39];[.AY39];[.BD39];[.AJ49];[.AO49];[.AT49];[.AY49];[.BD49])" office:value-type="float" office:value="164" calcext:value-type="float">
            <text:p>164</text:p>
          </table:table-cell>
          <table:table-cell table:formula="of:=SUM([.AK9];[.AP9];[.AU9];[.AZ9];[.BE9];[.AK19];[.AP19];[.AU19];[.AZ19];[.BE19];[.AK29];[.AP29];[.AU29];[.AZ29];[.BE29];[.AK39];[.AP39];[.AU39];[.AZ39];[.BE39];[.AK49];[.AP49];[.AU49];[.AZ49];[.BE49])" office:value-type="float" office:value="33" calcext:value-type="float">
            <text:p>33</text:p>
          </table:table-cell>
          <table:table-cell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bbq</text:p>
          </table:table-cell>
          <table:table-cell table:formula="of:=SUM([.AG9];[.AL9];[.AQ9];[.AV9];[.BA9])" office:value-type="float" office:value="0" calcext:value-type="float">
            <text:p>0</text:p>
          </table:table-cell>
          <table:table-cell table:formula="of:=SUM([.AH9];[.AM9];[.AR9];[.AW9];[.BB9])" office:value-type="float" office:value="0" calcext:value-type="float">
            <text:p>0</text:p>
          </table:table-cell>
          <table:table-cell table:formula="of:=SUM([.AI9];[.AN9];[.AS9];[.AX9];[.BC9])" office:value-type="float" office:value="2" calcext:value-type="float">
            <text:p>2</text:p>
          </table:table-cell>
          <table:table-cell table:formula="of:=SUM([.AJ9];[.AO9];[.AT9];[.AY9];[.BD9])" office:value-type="float" office:value="43" calcext:value-type="float">
            <text:p>43</text:p>
          </table:table-cell>
          <table:table-cell table:formula="of:=SUM([.AK9];[.AP9];[.AU9];[.AZ9];[.BE9])" office:value-type="float" office:value="5" calcext:value-type="float">
            <text:p>5</text:p>
          </table:table-cell>
          <table:table-cell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bbq</text:p>
          </table:table-cell>
          <table:table-cell table:formula="of:=SUM([.AG19];[.AL19];[.AQ19];[.AV19];[.BA19])" office:value-type="float" office:value="13" calcext:value-type="float">
            <text:p>13</text:p>
          </table:table-cell>
          <table:table-cell table:formula="of:=SUM([.AH19];[.AM19];[.AR19];[.AW19];[.BB19])" office:value-type="float" office:value="12" calcext:value-type="float">
            <text:p>12</text:p>
          </table:table-cell>
          <table:table-cell table:formula="of:=SUM([.AI19];[.AN19];[.AS19];[.AX19];[.BC19])" office:value-type="float" office:value="2" calcext:value-type="float">
            <text:p>2</text:p>
          </table:table-cell>
          <table:table-cell table:formula="of:=SUM([.AJ19];[.AO19];[.AT19];[.AY19];[.BD19])" office:value-type="float" office:value="22" calcext:value-type="float">
            <text:p>22</text:p>
          </table:table-cell>
          <table:table-cell table:formula="of:=SUM([.AK19];[.AP19];[.AU19];[.AZ19];[.BE19])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515" office:value-type="float" office:value="0.282847635938842" calcext:value-type="float">
            <text:p>0,282847635938842</text:p>
          </table:table-cell>
          <table:table-cell table:style-name="ce585" office:value-type="float" office:value="0.258106852679389" calcext:value-type="float">
            <text:p>0,258106852679389</text:p>
          </table:table-cell>
          <table:table-cell table:style-name="ce642" office:value-type="float" office:value="0.271574986939198" calcext:value-type="float">
            <text:p>0,271574986939198</text:p>
          </table:table-cell>
          <table:table-cell table:style-name="ce678" office:value-type="float" office:value="0.305200478634472" calcext:value-type="float">
            <text:p>0,305200478634472</text:p>
          </table:table-cell>
          <table:table-cell table:style-name="ce724" office:value-type="float" office:value="0.299557614391322" calcext:value-type="float">
            <text:p>0,299557614391322</text:p>
          </table:table-cell>
          <table:table-cell table:style-name="ce538" office:value-type="float" office:value="0.366612554112554" calcext:value-type="float">
            <text:p>0,366612554112554</text:p>
          </table:table-cell>
          <table:table-cell table:style-name="ce621" office:value-type="float" office:value="0.282279448946116" calcext:value-type="float">
            <text:p>0,282279448946116</text:p>
          </table:table-cell>
          <table:table-cell table:style-name="ce494" office:value-type="float" office:value="0.279884724329169" calcext:value-type="float">
            <text:p>0,279884724329169</text:p>
          </table:table-cell>
          <table:table-cell table:style-name="ce498" office:value-type="float" office:value="0.350282433615767" calcext:value-type="float">
            <text:p>0,350282433615767</text:p>
          </table:table-cell>
          <table:table-cell table:style-name="ce834" office:value-type="float" office:value="0.319022541244764" calcext:value-type="float">
            <text:p>0,319022541244764</text:p>
          </table:table-cell>
          <table:table-cell table:style-name="ce913" office:value-type="float" office:value="0.67056787693003" calcext:value-type="float">
            <text:p>0,67056787693003</text:p>
          </table:table-cell>
          <table:table-cell table:style-name="ce932" office:value-type="float" office:value="0.663556128482719" calcext:value-type="float">
            <text:p>0,663556128482719</text:p>
          </table:table-cell>
          <table:table-cell table:style-name="ce494" office:value-type="float" office:value="0.606489758202646" calcext:value-type="float">
            <text:p>0,606489758202646</text:p>
          </table:table-cell>
          <table:table-cell table:style-name="ce538" office:value-type="float" office:value="0.690489499624899" calcext:value-type="float">
            <text:p>0,690489499624899</text:p>
          </table:table-cell>
          <table:table-cell table:style-name="ce847" office:value-type="float" office:value="0.671712735334269" calcext:value-type="float">
            <text:p>0,671712735334269</text:p>
          </table:table-cell>
          <table:table-cell table:style-name="ce752" office:value-type="float" office:value="0.733775615831019" calcext:value-type="float">
            <text:p>0,733775615831019</text:p>
          </table:table-cell>
          <table:table-cell table:style-name="ce987" office:value-type="float" office:value="0.675399417008569" calcext:value-type="float">
            <text:p>0,675399417008569</text:p>
          </table:table-cell>
          <table:table-cell table:style-name="ce494" office:value-type="float" office:value="0.612089054936743" calcext:value-type="float">
            <text:p>0,612089054936743</text:p>
          </table:table-cell>
          <table:table-cell table:style-name="ce538" office:value-type="float" office:value="0.734224963212389" calcext:value-type="float">
            <text:p>0,734224963212389</text:p>
          </table:table-cell>
          <table:table-cell table:style-name="ce539" office:value-type="float" office:value="0.697494494412335" calcext:value-type="float">
            <text:p>0,697494494412335</text:p>
          </table:table-cell>
          <table:table-cell table:style-name="ce602" office:value-type="float" office:value="0.973538024188399" calcext:value-type="float">
            <text:p>0,973538024188399</text:p>
          </table:table-cell>
          <table:table-cell table:style-name="ce517" office:value-type="float" office:value="0.980682699247934" calcext:value-type="float">
            <text:p>0,980682699247934</text:p>
          </table:table-cell>
          <table:table-cell table:style-name="ce538" office:value-type="float" office:value="0.982188223023856" calcext:value-type="float">
            <text:p>0,982188223023856</text:p>
          </table:table-cell>
          <table:table-cell table:style-name="ce603" office:value-type="float" office:value="0.980859896902467" calcext:value-type="float">
            <text:p>0,980859896902467</text:p>
          </table:table-cell>
          <table:table-cell table:style-name="ce494" office:value-type="float" office:value="0.972831530576899" calcext:value-type="float">
            <text:p>0,972831530576899</text:p>
          </table:table-cell>
          <table:table-cell/>
          <table:table-cell table:style-name="ce1087"/>
          <table:table-cell table:style-name="ce1088"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his</text:p>
          </table:table-cell>
          <table:table-cell table:formula="of:=SUM([.AG10];[.AL10];[.AQ10];[.AV10];[.BA10];[.AG20];[.AL20];[.AQ20];[.AV20];[.BA20];[.AG30];[.AL30];[.AQ30];[.AV30];[.BA30];[.AG40];[.AL40];[.AQ40];[.AV40];[.BA40];[.AG50];[.AL50];[.AQ50];[.AV50];[.BA50])" office:value-type="float" office:value="14" calcext:value-type="float">
            <text:p>14</text:p>
          </table:table-cell>
          <table:table-cell table:formula="of:=SUM([.AH10];[.AM10];[.AR10];[.AW10];[.BB10];[.AH20];[.AM20];[.AR20];[.AW20];[.BB20];[.AH30];[.AM30];[.AR30];[.AW30];[.BB30];[.AH40];[.AM40];[.AR40];[.AW40];[.BB40];[.AH50];[.AM50];[.AR50];[.AW50];[.BB50])" office:value-type="float" office:value="16" calcext:value-type="float">
            <text:p>16</text:p>
          </table:table-cell>
          <table:table-cell table:formula="of:=SUM([.AI10];[.AN10];[.AS10];[.AX10];[.BC10];[.AI20];[.AN20];[.AS20];[.AX20];[.BC20];[.AI30];[.AN30];[.AS30];[.AX30];[.BC30];[.AI40];[.AN40];[.AS40];[.AX40];[.BC40];[.AI50];[.AN50];[.AS50];[.AX50];[.BC50])" office:value-type="float" office:value="11" calcext:value-type="float">
            <text:p>11</text:p>
          </table:table-cell>
          <table:table-cell table:formula="of:=SUM([.AJ10];[.AO10];[.AT10];[.AY10];[.BD10];[.AJ20];[.AO20];[.AT20];[.AY20];[.BD20];[.AJ30];[.AO30];[.AT30];[.AY30];[.BD30];[.AJ40];[.AO40];[.AT40];[.AY40];[.BD40];[.AJ50];[.AO50];[.AT50];[.AY50];[.BD50])" office:value-type="float" office:value="34" calcext:value-type="float">
            <text:p>34</text:p>
          </table:table-cell>
          <table:table-cell table:formula="of:=SUM([.AK10];[.AP10];[.AU10];[.AZ10];[.BE10];[.AK20];[.AP20];[.AU20];[.AZ20];[.BE20];[.AK30];[.AP30];[.AU30];[.AZ30];[.BE30];[.AK40];[.AP40];[.AU40];[.AZ40];[.BE40];[.AK50];[.AP50];[.AU50];[.AZ50];[.BE50])" office:value-type="float" office:value="175" calcext:value-type="float">
            <text:p>175</text:p>
          </table:table-cell>
          <table:table-cell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his</text:p>
          </table:table-cell>
          <table:table-cell table:formula="of:=SUM([.AG10];[.AL10];[.AQ10];[.AV10];[.BA10])" office:value-type="float" office:value="0" calcext:value-type="float">
            <text:p>0</text:p>
          </table:table-cell>
          <table:table-cell table:formula="of:=SUM([.AH10];[.AM10];[.AR10];[.AW10];[.BB10])" office:value-type="float" office:value="0" calcext:value-type="float">
            <text:p>0</text:p>
          </table:table-cell>
          <table:table-cell table:formula="of:=SUM([.AI10];[.AN10];[.AS10];[.AX10];[.BC10])" office:value-type="float" office:value="1" calcext:value-type="float">
            <text:p>1</text:p>
          </table:table-cell>
          <table:table-cell table:formula="of:=SUM([.AJ10];[.AO10];[.AT10];[.AY10];[.BD10])" office:value-type="float" office:value="6" calcext:value-type="float">
            <text:p>6</text:p>
          </table:table-cell>
          <table:table-cell table:formula="of:=SUM([.AK10];[.AP10];[.AU10];[.AZ10];[.BE10])" office:value-type="float" office:value="43" calcext:value-type="float">
            <text:p>43</text:p>
          </table:table-cell>
          <table:table-cell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his</text:p>
          </table:table-cell>
          <table:table-cell table:formula="of:=SUM([.AG20];[.AL20];[.AQ20];[.AV20];[.BA20])" office:value-type="float" office:value="6" calcext:value-type="float">
            <text:p>6</text:p>
          </table:table-cell>
          <table:table-cell table:formula="of:=SUM([.AH20];[.AM20];[.AR20];[.AW20];[.BB20])" office:value-type="float" office:value="7" calcext:value-type="float">
            <text:p>7</text:p>
          </table:table-cell>
          <table:table-cell table:formula="of:=SUM([.AI20];[.AN20];[.AS20];[.AX20];[.BC20])" office:value-type="float" office:value="5" calcext:value-type="float">
            <text:p>5</text:p>
          </table:table-cell>
          <table:table-cell table:formula="of:=SUM([.AJ20];[.AO20];[.AT20];[.AY20];[.BD20])" office:value-type="float" office:value="4" calcext:value-type="float">
            <text:p>4</text:p>
          </table:table-cell>
          <table:table-cell table:formula="of:=SUM([.AK20];[.AP20];[.AU20];[.AZ20];[.BE20])" office:value-type="float" office:value="28" calcext:value-type="float">
            <text:p>28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16" office:value-type="float" office:value="0.329752543586455" calcext:value-type="float">
            <text:p>0,329752543586455</text:p>
          </table:table-cell>
          <table:table-cell table:style-name="ce586" office:value-type="float" office:value="0.24480314625183" calcext:value-type="float">
            <text:p>0,24480314625183</text:p>
          </table:table-cell>
          <table:table-cell table:style-name="ce494" office:value-type="float" office:value="0.244578926480579" calcext:value-type="float">
            <text:p>0,244578926480579</text:p>
          </table:table-cell>
          <table:table-cell table:style-name="ce538" office:value-type="float" office:value="0.332069481222715" calcext:value-type="float">
            <text:p>0,332069481222715</text:p>
          </table:table-cell>
          <table:table-cell table:style-name="ce516" office:value-type="float" office:value="0.329752543586455" calcext:value-type="float">
            <text:p>0,329752543586455</text:p>
          </table:table-cell>
          <table:table-cell table:style-name="ce768" office:value-type="float" office:value="0.354799521466188" calcext:value-type="float">
            <text:p>0,354799521466188</text:p>
          </table:table-cell>
          <table:table-cell table:style-name="ce568" office:value-type="float" office:value="0.290511957178624" calcext:value-type="float">
            <text:p>0,290511957178624</text:p>
          </table:table-cell>
          <table:table-cell table:style-name="ce494" office:value-type="float" office:value="0.279884724329169" calcext:value-type="float">
            <text:p>0,279884724329169</text:p>
          </table:table-cell>
          <table:table-cell table:style-name="ce565" office:value-type="float" office:value="0.350107711218822" calcext:value-type="float">
            <text:p>0,350107711218822</text:p>
          </table:table-cell>
          <table:table-cell table:style-name="ce768" office:value-type="float" office:value="0.354799521466188" calcext:value-type="float">
            <text:p>0,354799521466188</text:p>
          </table:table-cell>
          <table:table-cell table:style-name="ce914" office:value-type="float" office:value="0.680347385078217" calcext:value-type="float">
            <text:p>0,680347385078217</text:p>
          </table:table-cell>
          <table:table-cell table:style-name="ce534" office:value-type="float" office:value="0.662936845644839" calcext:value-type="float">
            <text:p>0,662936845644839</text:p>
          </table:table-cell>
          <table:table-cell table:style-name="ce494" office:value-type="float" office:value="0.606489758202646" calcext:value-type="float">
            <text:p>0,606489758202646</text:p>
          </table:table-cell>
          <table:table-cell table:style-name="ce967" office:value-type="float" office:value="0.678739422621968" calcext:value-type="float">
            <text:p>0,678739422621968</text:p>
          </table:table-cell>
          <table:table-cell table:style-name="ce914" office:value-type="float" office:value="0.680347385078217" calcext:value-type="float">
            <text:p>0,680347385078217</text:p>
          </table:table-cell>
          <table:table-cell table:style-name="ce679" office:value-type="float" office:value="0.725571346494103" calcext:value-type="float">
            <text:p>0,725571346494103</text:p>
          </table:table-cell>
          <table:table-cell table:style-name="ce653" office:value-type="float" office:value="0.675080804607135" calcext:value-type="float">
            <text:p>0,675080804607135</text:p>
          </table:table-cell>
          <table:table-cell table:style-name="ce494" office:value-type="float" office:value="0.612089054936743" calcext:value-type="float">
            <text:p>0,612089054936743</text:p>
          </table:table-cell>
          <table:table-cell table:style-name="ce1009" office:value-type="float" office:value="0.713602602370684" calcext:value-type="float">
            <text:p>0,713602602370684</text:p>
          </table:table-cell>
          <table:table-cell table:style-name="ce679" office:value-type="float" office:value="0.725571346494103" calcext:value-type="float">
            <text:p>0,725571346494103</text:p>
          </table:table-cell>
          <table:table-cell table:style-name="ce826" office:value-type="float" office:value="0.975225011488315" calcext:value-type="float">
            <text:p>0,975225011488315</text:p>
          </table:table-cell>
          <table:table-cell table:style-name="ce1010" office:value-type="float" office:value="0.977280504280898" calcext:value-type="float">
            <text:p>0,977280504280898</text:p>
          </table:table-cell>
          <table:table-cell table:style-name="ce1064" office:value-type="float" office:value="0.981941458882728" calcext:value-type="float">
            <text:p>0,981941458882728</text:p>
          </table:table-cell>
          <table:table-cell table:style-name="ce1069" office:value-type="float" office:value="0.980842833424623" calcext:value-type="float">
            <text:p>0,980842833424623</text:p>
          </table:table-cell>
          <table:table-cell table:style-name="ce826" office:value-type="float" office:value="0.975225011488315" calcext:value-type="float">
            <text:p>0,975225011488315</text:p>
          </table:table-cell>
          <table:table-cell/>
          <table:table-cell table:style-name="ce1087" table:number-columns-repeated="2"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iso</text:p>
          </table:table-cell>
          <table:table-cell table:formula="of:=SUM([.AG11];[.AL11];[.AQ11];[.AV11];[.BA11];[.AG21];[.AL21];[.AQ21];[.AV21];[.BA21];[.AG31];[.AL31];[.AQ31];[.AV31];[.BA31];[.AG41];[.AL41];[.AQ41];[.AV41];[.BA41];[.AG51];[.AL51];[.AQ51];[.AV51];[.BA51])" office:value-type="float" office:value="100" calcext:value-type="float">
            <text:p>100</text:p>
          </table:table-cell>
          <table:table-cell table:formula="of:=SUM([.AH11];[.AM11];[.AR11];[.AW11];[.BB11];[.AH21];[.AM21];[.AR21];[.AW21];[.BB21];[.AH31];[.AM31];[.AR31];[.AW31];[.BB31];[.AH41];[.AM41];[.AR41];[.AW41];[.BB41];[.AH51];[.AM51];[.AR51];[.AW51];[.BB51])" office:value-type="float" office:value="46" calcext:value-type="float">
            <text:p>46</text:p>
          </table:table-cell>
          <table:table-cell table:formula="of:=SUM([.AI11];[.AN11];[.AS11];[.AX11];[.BC11];[.AI21];[.AN21];[.AS21];[.AX21];[.BC21];[.AI31];[.AN31];[.AS31];[.AX31];[.BC31];[.AI41];[.AN41];[.AS41];[.AX41];[.BC41];[.AI51];[.AN51];[.AS51];[.AX51];[.BC51])" office:value-type="float" office:value="82" calcext:value-type="float">
            <text:p>82</text:p>
          </table:table-cell>
          <table:table-cell table:formula="of:=SUM([.AJ11];[.AO11];[.AT11];[.AY11];[.BD11];[.AJ21];[.AO21];[.AT21];[.AY21];[.BD21];[.AJ31];[.AO31];[.AT31];[.AY31];[.BD31];[.AJ41];[.AO41];[.AT41];[.AY41];[.BD41];[.AJ51];[.AO51];[.AT51];[.AY51];[.BD51])" office:value-type="float" office:value="10" calcext:value-type="float">
            <text:p>10</text:p>
          </table:table-cell>
          <table:table-cell table:formula="of:=SUM([.AK11];[.AP11];[.AU11];[.AZ11];[.BE11];[.AK21];[.AP21];[.AU21];[.AZ21];[.BE21];[.AK31];[.AP31];[.AU31];[.AZ31];[.BE31];[.AK41];[.AP41];[.AU41];[.AZ41];[.BE41];[.AK51];[.AP51];[.AU51];[.AZ51];[.BE51])" office:value-type="float" office:value="12" calcext:value-type="float">
            <text:p>12</text:p>
          </table:table-cell>
          <table:table-cell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iso</text:p>
          </table:table-cell>
          <table:table-cell table:formula="of:=SUM([.AG11];[.AL11];[.AQ11];[.AV11];[.BA11])" office:value-type="float" office:value="17" calcext:value-type="float">
            <text:p>17</text:p>
          </table:table-cell>
          <table:table-cell table:formula="of:=SUM([.AH11];[.AM11];[.AR11];[.AW11];[.BB11])" office:value-type="float" office:value="20" calcext:value-type="float">
            <text:p>20</text:p>
          </table:table-cell>
          <table:table-cell table:formula="of:=SUM([.AI11];[.AN11];[.AS11];[.AX11];[.BC11])" office:value-type="float" office:value="13" calcext:value-type="float">
            <text:p>13</text:p>
          </table:table-cell>
          <table:table-cell table:formula="of:=SUM([.AJ11];[.AO11];[.AT11];[.AY11];[.BD11])" office:value-type="float" office:value="0" calcext:value-type="float">
            <text:p>0</text:p>
          </table:table-cell>
          <table:table-cell table:formula="of:=SUM([.AK11];[.AP11];[.AU11];[.AZ11];[.BE11])" office:value-type="float" office:value="0" calcext:value-type="float">
            <text:p>0</text:p>
          </table:table-cell>
          <table:table-cell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iso</text:p>
          </table:table-cell>
          <table:table-cell table:formula="of:=SUM([.AG21];[.AL21];[.AQ21];[.AV21];[.BA21])" office:value-type="float" office:value="22" calcext:value-type="float">
            <text:p>22</text:p>
          </table:table-cell>
          <table:table-cell table:formula="of:=SUM([.AH21];[.AM21];[.AR21];[.AW21];[.BB21])" office:value-type="float" office:value="7" calcext:value-type="float">
            <text:p>7</text:p>
          </table:table-cell>
          <table:table-cell table:formula="of:=SUM([.AI21];[.AN21];[.AS21];[.AX21];[.BC21])" office:value-type="float" office:value="16" calcext:value-type="float">
            <text:p>16</text:p>
          </table:table-cell>
          <table:table-cell table:formula="of:=SUM([.AJ21];[.AO21];[.AT21];[.AY21];[.BD21])" office:value-type="float" office:value="2" calcext:value-type="float">
            <text:p>2</text:p>
          </table:table-cell>
          <table:table-cell table:formula="of:=SUM([.AK21];[.AP21];[.AU21];[.AZ21];[.BE21])"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517" office:value-type="float" office:value="0.306876521424573" calcext:value-type="float">
            <text:p>0,306876521424573</text:p>
          </table:table-cell>
          <table:table-cell table:style-name="ce523" office:value-type="float" office:value="0.259766078986646" calcext:value-type="float">
            <text:p>0,259766078986646</text:p>
          </table:table-cell>
          <table:table-cell table:style-name="ce643" office:value-type="float" office:value="0.221185330346726" calcext:value-type="float">
            <text:p>0,221185330346726</text:p>
          </table:table-cell>
          <table:table-cell table:style-name="ce679" office:value-type="float" office:value="0.316867380731898" calcext:value-type="float">
            <text:p>0,316867380731898</text:p>
          </table:table-cell>
          <table:table-cell table:style-name="ce519" office:value-type="float" office:value="0.266799105811552" calcext:value-type="float">
            <text:p>0,266799105811552</text:p>
          </table:table-cell>
          <table:table-cell table:style-name="ce538" office:value-type="float" office:value="0.37644454311121" calcext:value-type="float">
            <text:p>0,37644454311121</text:p>
          </table:table-cell>
          <table:table-cell table:style-name="ce805" office:value-type="float" office:value="0.298035298035298" calcext:value-type="float">
            <text:p>0,298035298035298</text:p>
          </table:table-cell>
          <table:table-cell table:style-name="ce635" office:value-type="float" office:value="0.286853064630842" calcext:value-type="float">
            <text:p>0,286853064630842</text:p>
          </table:table-cell>
          <table:table-cell table:style-name="ce556" office:value-type="float" office:value="0.353465978465978" calcext:value-type="float">
            <text:p>0,353465978465978</text:p>
          </table:table-cell>
          <table:table-cell table:style-name="ce599" office:value-type="float" office:value="0.299669466336133" calcext:value-type="float">
            <text:p>0,299669466336133</text:p>
          </table:table-cell>
          <table:table-cell table:style-name="ce872" office:value-type="float" office:value="0.686756147604435" calcext:value-type="float">
            <text:p>0,686756147604435</text:p>
          </table:table-cell>
          <table:table-cell table:style-name="ce601" office:value-type="float" office:value="0.598591185866879" calcext:value-type="float">
            <text:p>0,598591185866879</text:p>
          </table:table-cell>
          <table:table-cell table:style-name="ce494" office:value-type="float" office:value="0.580235425259895" calcext:value-type="float">
            <text:p>0,580235425259895</text:p>
          </table:table-cell>
          <table:table-cell table:style-name="ce554" office:value-type="float" office:value="0.676635762280134" calcext:value-type="float">
            <text:p>0,676635762280134</text:p>
          </table:table-cell>
          <table:table-cell table:style-name="ce556" office:value-type="float" office:value="0.661246040528259" calcext:value-type="float">
            <text:p>0,661246040528259</text:p>
          </table:table-cell>
          <table:table-cell table:style-name="ce752" office:value-type="float" office:value="0.744888089125586" calcext:value-type="float">
            <text:p>0,744888089125586</text:p>
          </table:table-cell>
          <table:table-cell table:style-name="ce1005" office:value-type="float" office:value="0.661608175317167" calcext:value-type="float">
            <text:p>0,661608175317167</text:p>
          </table:table-cell>
          <table:table-cell table:style-name="ce494" office:value-type="float" office:value="0.593294386430436" calcext:value-type="float">
            <text:p>0,593294386430436</text:p>
          </table:table-cell>
          <table:table-cell table:style-name="ce538" office:value-type="float" office:value="0.745501071680518" calcext:value-type="float">
            <text:p>0,745501071680518</text:p>
          </table:table-cell>
          <table:table-cell table:style-name="ce567" office:value-type="float" office:value="0.687821837486204" calcext:value-type="float">
            <text:p>0,687821837486204</text:p>
          </table:table-cell>
          <table:table-cell table:style-name="ce631" office:value-type="float" office:value="0.978441477061895" calcext:value-type="float">
            <text:p>0,978441477061895</text:p>
          </table:table-cell>
          <table:table-cell table:style-name="ce985" office:value-type="float" office:value="0.981497808458786" calcext:value-type="float">
            <text:p>0,981497808458786</text:p>
          </table:table-cell>
          <table:table-cell table:style-name="ce538" office:value-type="float" office:value="0.983305224535024" calcext:value-type="float">
            <text:p>0,983305224535024</text:p>
          </table:table-cell>
          <table:table-cell table:style-name="ce522" office:value-type="float" office:value="0.981852203767852" calcext:value-type="float">
            <text:p>0,981852203767852</text:p>
          </table:table-cell>
          <table:table-cell table:style-name="ce494" office:value-type="float" office:value="0.975395318122949" calcext:value-type="float">
            <text:p>0,975395318122949</text:p>
          </table:table-cell>
          <table:table-cell/>
          <table:table-cell table:style-name="ce1087" table:number-columns-repeated="2"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pla</text:p>
          </table:table-cell>
          <table:table-cell table:formula="of:=SUM([.AG12];[.AL12];[.AQ12];[.AV12];[.BA12];[.AG22];[.AL22];[.AQ22];[.AV22];[.BA22];[.AG32];[.AL32];[.AQ32];[.AV32];[.BA32];[.AG42];[.AL42];[.AQ42];[.AV42];[.BA42];[.AG52];[.AL52];[.AQ52];[.AV52];[.BA52])" office:value-type="float" office:value="72" calcext:value-type="float">
            <text:p>72</text:p>
          </table:table-cell>
          <table:table-cell table:formula="of:=SUM([.AH12];[.AM12];[.AR12];[.AW12];[.BB12];[.AH22];[.AM22];[.AR22];[.AW22];[.BB22];[.AH32];[.AM32];[.AR32];[.AW32];[.BB32];[.AH42];[.AM42];[.AR42];[.AW42];[.BB42];[.AH52];[.AM52];[.AR52];[.AW52];[.BB52])" office:value-type="float" office:value="74" calcext:value-type="float">
            <text:p>74</text:p>
          </table:table-cell>
          <table:table-cell table:formula="of:=SUM([.AI12];[.AN12];[.AS12];[.AX12];[.BC12];[.AI22];[.AN22];[.AS22];[.AX22];[.BC22];[.AI32];[.AN32];[.AS32];[.AX32];[.BC32];[.AI42];[.AN42];[.AS42];[.AX42];[.BC42];[.AI52];[.AN52];[.AS52];[.AX52];[.BC52])" office:value-type="float" office:value="65" calcext:value-type="float">
            <text:p>65</text:p>
          </table:table-cell>
          <table:table-cell table:formula="of:=SUM([.AJ12];[.AO12];[.AT12];[.AY12];[.BD12];[.AJ22];[.AO22];[.AT22];[.AY22];[.BD22];[.AJ32];[.AO32];[.AT32];[.AY32];[.BD32];[.AJ42];[.AO42];[.AT42];[.AY42];[.BD42];[.AJ52];[.AO52];[.AT52];[.AY52];[.BD52])" office:value-type="float" office:value="17" calcext:value-type="float">
            <text:p>17</text:p>
          </table:table-cell>
          <table:table-cell table:formula="of:=SUM([.AK12];[.AP12];[.AU12];[.AZ12];[.BE12];[.AK22];[.AP22];[.AU22];[.AZ22];[.BE22];[.AK32];[.AP32];[.AU32];[.AZ32];[.BE32];[.AK42];[.AP42];[.AU42];[.AZ42];[.BE42];[.AK52];[.AP52];[.AU52];[.AZ52];[.BE52])" office:value-type="float" office:value="22" calcext:value-type="float">
            <text:p>22</text:p>
          </table:table-cell>
          <table:table-cell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pla</text:p>
          </table:table-cell>
          <table:table-cell table:formula="of:=SUM([.AG12];[.AL12];[.AQ12];[.AV12];[.BA12])" office:value-type="float" office:value="14" calcext:value-type="float">
            <text:p>14</text:p>
          </table:table-cell>
          <table:table-cell table:formula="of:=SUM([.AH12];[.AM12];[.AR12];[.AW12];[.BB12])" office:value-type="float" office:value="18" calcext:value-type="float">
            <text:p>18</text:p>
          </table:table-cell>
          <table:table-cell table:formula="of:=SUM([.AI12];[.AN12];[.AS12];[.AX12];[.BC12])" office:value-type="float" office:value="15" calcext:value-type="float">
            <text:p>15</text:p>
          </table:table-cell>
          <table:table-cell table:formula="of:=SUM([.AJ12];[.AO12];[.AT12];[.AY12];[.BD12])" office:value-type="float" office:value="1" calcext:value-type="float">
            <text:p>1</text:p>
          </table:table-cell>
          <table:table-cell table:formula="of:=SUM([.AK12];[.AP12];[.AU12];[.AZ12];[.BE12])" office:value-type="float" office:value="2" calcext:value-type="float">
            <text:p>2</text:p>
          </table:table-cell>
          <table:table-cell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pla</text:p>
          </table:table-cell>
          <table:table-cell table:formula="of:=SUM([.AG22];[.AL22];[.AQ22];[.AV22];[.BA22])" office:value-type="float" office:value="5" calcext:value-type="float">
            <text:p>5</text:p>
          </table:table-cell>
          <table:table-cell table:formula="of:=SUM([.AH22];[.AM22];[.AR22];[.AW22];[.BB22])" office:value-type="float" office:value="8" calcext:value-type="float">
            <text:p>8</text:p>
          </table:table-cell>
          <table:table-cell table:formula="of:=SUM([.AI22];[.AN22];[.AS22];[.AX22];[.BC22])" office:value-type="float" office:value="14" calcext:value-type="float">
            <text:p>14</text:p>
          </table:table-cell>
          <table:table-cell table:formula="of:=SUM([.AJ22];[.AO22];[.AT22];[.AY22];[.BD22])" office:value-type="float" office:value="7" calcext:value-type="float">
            <text:p>7</text:p>
          </table:table-cell>
          <table:table-cell table:formula="of:=SUM([.AK22];[.AP22];[.AU22];[.AZ22];[.BE22])" office:value-type="float" office:value="16" calcext:value-type="float">
            <text:p>16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18" office:value-type="float" office:value="0.31807629899856" calcext:value-type="float">
            <text:p>0,31807629899856</text:p>
          </table:table-cell>
          <table:table-cell table:style-name="ce587" office:value-type="float" office:value="0.253308549574618" calcext:value-type="float">
            <text:p>0,253308549574618</text:p>
          </table:table-cell>
          <table:table-cell table:style-name="ce494" office:value-type="float" office:value="0.214817488843198" calcext:value-type="float">
            <text:p>0,214817488843198</text:p>
          </table:table-cell>
          <table:table-cell table:style-name="ce538" office:value-type="float" office:value="0.324537565406776" calcext:value-type="float">
            <text:p>0,324537565406776</text:p>
          </table:table-cell>
          <table:table-cell table:style-name="ce709" office:value-type="float" office:value="0.305514386314223" calcext:value-type="float">
            <text:p>0,305514386314223</text:p>
          </table:table-cell>
          <table:table-cell table:style-name="ce653" office:value-type="float" office:value="0.331510053732276" calcext:value-type="float">
            <text:p>0,331510053732276</text:p>
          </table:table-cell>
          <table:table-cell table:style-name="ce806" office:value-type="float" office:value="0.298929465596132" calcext:value-type="float">
            <text:p>0,298929465596132</text:p>
          </table:table-cell>
          <table:table-cell table:style-name="ce494" office:value-type="float" office:value="0.283538477982922" calcext:value-type="float">
            <text:p>0,283538477982922</text:p>
          </table:table-cell>
          <table:table-cell table:style-name="ce727" office:value-type="float" office:value="0.329546996213663" calcext:value-type="float">
            <text:p>0,329546996213663</text:p>
          </table:table-cell>
          <table:table-cell table:style-name="ce888" office:value-type="float" office:value="0.349231529787085" calcext:value-type="float">
            <text:p>0,349231529787085</text:p>
          </table:table-cell>
          <table:table-cell table:style-name="ce670" office:value-type="float" office:value="0.682552901149965" calcext:value-type="float">
            <text:p>0,682552901149965</text:p>
          </table:table-cell>
          <table:table-cell table:style-name="ce530" office:value-type="float" office:value="0.604675368133769" calcext:value-type="float">
            <text:p>0,604675368133769</text:p>
          </table:table-cell>
          <table:table-cell table:style-name="ce494" office:value-type="float" office:value="0.580235425259895" calcext:value-type="float">
            <text:p>0,580235425259895</text:p>
          </table:table-cell>
          <table:table-cell table:style-name="ce521" office:value-type="float" office:value="0.686724911847261" calcext:value-type="float">
            <text:p>0,686724911847261</text:p>
          </table:table-cell>
          <table:table-cell table:style-name="ce538" office:value-type="float" office:value="0.687784211438371" calcext:value-type="float">
            <text:p>0,687784211438371</text:p>
          </table:table-cell>
          <table:table-cell table:style-name="ce742" office:value-type="float" office:value="0.739550465607003" calcext:value-type="float">
            <text:p>0,739550465607003</text:p>
          </table:table-cell>
          <table:table-cell table:style-name="ce1007" office:value-type="float" office:value="0.67204013408041" calcext:value-type="float">
            <text:p>0,67204013408041</text:p>
          </table:table-cell>
          <table:table-cell table:style-name="ce494" office:value-type="float" office:value="0.593294386430436" calcext:value-type="float">
            <text:p>0,593294386430436</text:p>
          </table:table-cell>
          <table:table-cell table:style-name="ce955" office:value-type="float" office:value="0.733920203524061" calcext:value-type="float">
            <text:p>0,733920203524061</text:p>
          </table:table-cell>
          <table:table-cell table:style-name="ce495" office:value-type="float" office:value="0.744340906957906" calcext:value-type="float">
            <text:p>0,744340906957906</text:p>
          </table:table-cell>
          <table:table-cell table:style-name="ce960" office:value-type="float" office:value="0.979584073789829" calcext:value-type="float">
            <text:p>0,979584073789829</text:p>
          </table:table-cell>
          <table:table-cell table:style-name="ce985" office:value-type="float" office:value="0.981485995281817" calcext:value-type="float">
            <text:p>0,981485995281817</text:p>
          </table:table-cell>
          <table:table-cell table:style-name="ce566" office:value-type="float" office:value="0.981993961891479" calcext:value-type="float">
            <text:p>0,981993961891479</text:p>
          </table:table-cell>
          <table:table-cell table:style-name="ce1070" office:value-type="float" office:value="0.980221985346148" calcext:value-type="float">
            <text:p>0,980221985346148</text:p>
          </table:table-cell>
          <table:table-cell table:style-name="ce690" office:value-type="float" office:value="0.979903029567988" calcext:value-type="float">
            <text:p>0,979903029567988</text:p>
          </table:table-cell>
          <table:table-cell/>
          <table:table-cell table:style-name="ce1087" table:number-columns-repeated="2"/>
          <table:table-cell/>
          <table:table-cell table:style-name="ce1088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519" office:value-type="float" office:value="0.228803197074978" calcext:value-type="float">
            <text:p>0,228803197074978</text:p>
          </table:table-cell>
          <table:table-cell table:style-name="ce588" office:value-type="float" office:value="0.197537618472122" calcext:value-type="float">
            <text:p>0,197537618472122</text:p>
          </table:table-cell>
          <table:table-cell table:style-name="ce537" office:value-type="float" office:value="0.196364201669242" calcext:value-type="float">
            <text:p>0,196364201669242</text:p>
          </table:table-cell>
          <table:table-cell table:style-name="ce672" office:value-type="float" office:value="0.269557008997939" calcext:value-type="float">
            <text:p>0,269557008997939</text:p>
          </table:table-cell>
          <table:table-cell table:style-name="ce507" office:value-type="float" office:value="0.212238961473812" calcext:value-type="float">
            <text:p>0,212238961473812</text:p>
          </table:table-cell>
          <table:table-cell table:style-name="ce769" office:value-type="float" office:value="0.288679941457719" calcext:value-type="float">
            <text:p>0,288679941457719</text:p>
          </table:table-cell>
          <table:table-cell table:style-name="ce807" office:value-type="float" office:value="0.239585517363295" calcext:value-type="float">
            <text:p>0,239585517363295</text:p>
          </table:table-cell>
          <table:table-cell table:style-name="ce494" office:value-type="float" office:value="0.224698141364808" calcext:value-type="float">
            <text:p>0,224698141364808</text:p>
          </table:table-cell>
          <table:table-cell table:style-name="ce681" office:value-type="float" office:value="0.295811441644775" calcext:value-type="float">
            <text:p>0,295811441644775</text:p>
          </table:table-cell>
          <table:table-cell table:style-name="ce816" office:value-type="float" office:value="0.233860789416345" calcext:value-type="float">
            <text:p>0,233860789416345</text:p>
          </table:table-cell>
          <table:table-cell table:style-name="ce915" office:value-type="float" office:value="0.602070577600757" calcext:value-type="float">
            <text:p>0,602070577600757</text:p>
          </table:table-cell>
          <table:table-cell table:style-name="ce933" office:value-type="float" office:value="0.490031990847652" calcext:value-type="float">
            <text:p>0,490031990847652</text:p>
          </table:table-cell>
          <table:table-cell table:style-name="ce964" office:value-type="float" office:value="0.443830231758454" calcext:value-type="float">
            <text:p>0,443830231758454</text:p>
          </table:table-cell>
          <table:table-cell table:style-name="ce675" office:value-type="float" office:value="0.613492000115165" calcext:value-type="float">
            <text:p>0,613492000115165</text:p>
          </table:table-cell>
          <table:table-cell table:style-name="ce507" office:value-type="float" office:value="0.49321260577378" calcext:value-type="float">
            <text:p>0,49321260577378</text:p>
          </table:table-cell>
          <table:table-cell table:style-name="ce538" office:value-type="float" office:value="0.698451197411205" calcext:value-type="float">
            <text:p>0,698451197411205</text:p>
          </table:table-cell>
          <table:table-cell table:style-name="ce756" office:value-type="float" office:value="0.611621525869422" calcext:value-type="float">
            <text:p>0,611621525869422</text:p>
          </table:table-cell>
          <table:table-cell table:style-name="ce1029" office:value-type="float" office:value="0.520453357741814" calcext:value-type="float">
            <text:p>0,520453357741814</text:p>
          </table:table-cell>
          <table:table-cell table:style-name="ce512" office:value-type="float" office:value="0.689175940192296" calcext:value-type="float">
            <text:p>0,689175940192296</text:p>
          </table:table-cell>
          <table:table-cell table:style-name="ce929" office:value-type="float" office:value="0.60343370662932" calcext:value-type="float">
            <text:p>0,60343370662932</text:p>
          </table:table-cell>
          <table:table-cell table:style-name="ce772" office:value-type="float" office:value="0.982892747772527" calcext:value-type="float">
            <text:p>0,982892747772527</text:p>
          </table:table-cell>
          <table:table-cell table:style-name="ce960" office:value-type="float" office:value="0.980859896902467" calcext:value-type="float">
            <text:p>0,980859896902467</text:p>
          </table:table-cell>
          <table:table-cell table:style-name="ce1042" office:value-type="float" office:value="0.981214292211533" calcext:value-type="float">
            <text:p>0,981214292211533</text:p>
          </table:table-cell>
          <table:table-cell table:style-name="ce538" office:value-type="float" office:value="0.984016640303593" calcext:value-type="float">
            <text:p>0,984016640303593</text:p>
          </table:table-cell>
          <table:table-cell table:style-name="ce494" office:value-type="float" office:value="0.977295927039719" calcext:value-type="float">
            <text:p>0,977295927039719</text:p>
          </table:table-cell>
          <table:table-cell/>
          <table:table-cell table:style-name="ce1087" table:number-columns-repeated="2"/>
          <table:table-cell table:style-name="ce991" office:value-type="string" calcext:value-type="string" table:number-columns-spanned="2" table:number-rows-spanned="1">
            <text:p>RandomForestClassifier</text:p>
          </table:table-cell>
          <table:covered-table-cell table:style-name="ce1088"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table:style-name="ce991" office:value-type="string" calcext:value-type="string" table:number-columns-spanned="2" table:number-rows-spanned="1">
            <text:p>VotingClassifierVotingClassifier</text:p>
          </table:table-cell>
          <table:covered-table-cell table:style-name="ce1088"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/>
          <table:table-cell table:style-name="ce991" office:value-type="string" calcext:value-type="string" table:number-columns-spanned="2" table:number-rows-spanned="1">
            <text:p>XGBClassifier</text:p>
          </table:table-cell>
          <table:covered-table-cell table:style-name="ce1088"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20" office:value-type="float" office:value="0.258502974275266" calcext:value-type="float">
            <text:p>0,258502974275266</text:p>
          </table:table-cell>
          <table:table-cell table:style-name="ce588" office:value-type="float" office:value="0.197537618472122" calcext:value-type="float">
            <text:p>0,197537618472122</text:p>
          </table:table-cell>
          <table:table-cell table:style-name="ce494" office:value-type="float" office:value="0.187679422529453" calcext:value-type="float">
            <text:p>0,187679422529453</text:p>
          </table:table-cell>
          <table:table-cell table:style-name="ce562" office:value-type="float" office:value="0.267105539498929" calcext:value-type="float">
            <text:p>0,267105539498929</text:p>
          </table:table-cell>
          <table:table-cell table:style-name="ce538" office:value-type="float" office:value="0.274661745790087" calcext:value-type="float">
            <text:p>0,274661745790087</text:p>
          </table:table-cell>
          <table:table-cell table:style-name="ce770" office:value-type="float" office:value="0.274031524031524" calcext:value-type="float">
            <text:p>0,274031524031524</text:p>
          </table:table-cell>
          <table:table-cell table:style-name="ce808" office:value-type="float" office:value="0.234076622965512" calcext:value-type="float">
            <text:p>0,234076622965512</text:p>
          </table:table-cell>
          <table:table-cell table:style-name="ce494" office:value-type="float" office:value="0.224698141364808" calcext:value-type="float">
            <text:p>0,224698141364808</text:p>
          </table:table-cell>
          <table:table-cell table:style-name="ce538" office:value-type="float" office:value="0.298251131584465" calcext:value-type="float">
            <text:p>0,298251131584465</text:p>
          </table:table-cell>
          <table:table-cell table:style-name="ce889" office:value-type="float" office:value="0.264226514226514" calcext:value-type="float">
            <text:p>0,264226514226514</text:p>
          </table:table-cell>
          <table:table-cell table:style-name="ce527" office:value-type="float" office:value="0.605131681803786" calcext:value-type="float">
            <text:p>0,605131681803786</text:p>
          </table:table-cell>
          <table:table-cell table:style-name="ce933" office:value-type="float" office:value="0.490031990847652" calcext:value-type="float">
            <text:p>0,490031990847652</text:p>
          </table:table-cell>
          <table:table-cell table:style-name="ce494" office:value-type="float" office:value="0.442947482099195" calcext:value-type="float">
            <text:p>0,442947482099195</text:p>
          </table:table-cell>
          <table:table-cell table:style-name="ce538" office:value-type="float" office:value="0.621455760118077" calcext:value-type="float">
            <text:p>0,621455760118077</text:p>
          </table:table-cell>
          <table:table-cell table:style-name="ce691" office:value-type="float" office:value="0.617924761481042" calcext:value-type="float">
            <text:p>0,617924761481042</text:p>
          </table:table-cell>
          <table:table-cell table:style-name="ce527" office:value-type="float" office:value="0.679056533268503" calcext:value-type="float">
            <text:p>0,679056533268503</text:p>
          </table:table-cell>
          <table:table-cell table:style-name="ce756" office:value-type="float" office:value="0.611534946412511" calcext:value-type="float">
            <text:p>0,611534946412511</text:p>
          </table:table-cell>
          <table:table-cell table:style-name="ce494" office:value-type="float" office:value="0.486809446580648" calcext:value-type="float">
            <text:p>0,486809446580648</text:p>
          </table:table-cell>
          <table:table-cell table:style-name="ce769" office:value-type="float" office:value="0.671050530887914" calcext:value-type="float">
            <text:p>0,671050530887914</text:p>
          </table:table-cell>
          <table:table-cell table:style-name="ce675" office:value-type="float" office:value="0.68901663399158" calcext:value-type="float">
            <text:p>0,68901663399158</text:p>
          </table:table-cell>
          <table:table-cell table:style-name="ce798" office:value-type="float" office:value="0.977670339120871" calcext:value-type="float">
            <text:p>0,977670339120871</text:p>
          </table:table-cell>
          <table:table-cell table:style-name="ce960" office:value-type="float" office:value="0.980859896902467" calcext:value-type="float">
            <text:p>0,980859896902467</text:p>
          </table:table-cell>
          <table:table-cell table:style-name="ce1042" office:value-type="float" office:value="0.981214292211533" calcext:value-type="float">
            <text:p>0,981214292211533</text:p>
          </table:table-cell>
          <table:table-cell table:style-name="ce1071" office:value-type="float" office:value="0.981887643298759" calcext:value-type="float">
            <text:p>0,981887643298759</text:p>
          </table:table-cell>
          <table:table-cell table:style-name="ce503" office:value-type="float" office:value="0.979477755197109" calcext:value-type="float">
            <text:p>0,979477755197109</text:p>
          </table:table-cell>
          <table:table-cell/>
          <table:table-cell table:style-name="ce1087" table:number-columns-repeated="2"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base</text:p>
          </table:table-cell>
          <table:table-cell table:formula="of:=SUM([.AG23];[.AL23];[.AQ23];[.AV23];[.BA23])" office:value-type="float" office:value="9" calcext:value-type="float">
            <text:p>9</text:p>
          </table:table-cell>
          <table:table-cell table:formula="of:=SUM([.AH23];[.AM23];[.AR23];[.AW23];[.BB23])" office:value-type="float" office:value="18" calcext:value-type="float">
            <text:p>18</text:p>
          </table:table-cell>
          <table:table-cell table:formula="of:=SUM([.AI23];[.AN23];[.AS23];[.AX23];[.BC23])" office:value-type="float" office:value="10" calcext:value-type="float">
            <text:p>10</text:p>
          </table:table-cell>
          <table:table-cell table:formula="of:=SUM([.AJ23];[.AO23];[.AT23];[.AY23];[.BD23])" office:value-type="float" office:value="3" calcext:value-type="float">
            <text:p>3</text:p>
          </table:table-cell>
          <table:table-cell table:formula="of:=SUM([.AK23];[.AP23];[.AU23];[.AZ23];[.BE23])" office:value-type="float" office:value="10" calcext:value-type="float">
            <text:p>10</text:p>
          </table:table-cell>
          <table:table-cell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base</text:p>
          </table:table-cell>
          <table:table-cell table:formula="of:=SUM([.AG33];[.AL33];[.AQ33];[.AV33];[.BA33])" office:value-type="float" office:value="18" calcext:value-type="float">
            <text:p>18</text:p>
          </table:table-cell>
          <table:table-cell table:formula="of:=SUM([.AH33];[.AM33];[.AR33];[.AW33];[.BB33])" office:value-type="float" office:value="21" calcext:value-type="float">
            <text:p>21</text:p>
          </table:table-cell>
          <table:table-cell table:formula="of:=SUM([.AI33];[.AN33];[.AS33];[.AX33];[.BC33])" office:value-type="float" office:value="0" calcext:value-type="float">
            <text:p>0</text:p>
          </table:table-cell>
          <table:table-cell table:formula="of:=SUM([.AJ33];[.AO33];[.AT33];[.AY33];[.BD33])" office:value-type="float" office:value="3" calcext:value-type="float">
            <text:p>3</text:p>
          </table:table-cell>
          <table:table-cell table:formula="of:=SUM([.AK33];[.AP33];[.AU33];[.AZ33];[.BE33])" office:value-type="float" office:value="8" calcext:value-type="float">
            <text:p>8</text:p>
          </table:table-cell>
          <table:table-cell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base</text:p>
          </table:table-cell>
          <table:table-cell table:formula="of:=SUM([.AG43];[.AL43];[.AQ43];[.AV43];[.BA43])" office:value-type="float" office:value="11" calcext:value-type="float">
            <text:p>11</text:p>
          </table:table-cell>
          <table:table-cell table:formula="of:=SUM([.AH43];[.AM43];[.AR43];[.AW43];[.BB43])" office:value-type="float" office:value="29" calcext:value-type="float">
            <text:p>29</text:p>
          </table:table-cell>
          <table:table-cell table:formula="of:=SUM([.AI43];[.AN43];[.AS43];[.AX43];[.BC43])" office:value-type="float" office:value="5" calcext:value-type="float">
            <text:p>5</text:p>
          </table:table-cell>
          <table:table-cell table:formula="of:=SUM([.AJ43];[.AO43];[.AT43];[.AY43];[.BD43])" office:value-type="float" office:value="1" calcext:value-type="float">
            <text:p>1</text:p>
          </table:table-cell>
          <table:table-cell table:formula="of:=SUM([.AK43];[.AP43];[.AU43];[.AZ43];[.BE43])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1087" table:number-columns-repeated="2"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bbq</text:p>
          </table:table-cell>
          <table:table-cell table:formula="of:=SUM([.AG24];[.AL24];[.AQ24];[.AV24];[.BA24])" office:value-type="float" office:value="4" calcext:value-type="float">
            <text:p>4</text:p>
          </table:table-cell>
          <table:table-cell table:formula="of:=SUM([.AH24];[.AM24];[.AR24];[.AW24];[.BB24])" office:value-type="float" office:value="2" calcext:value-type="float">
            <text:p>2</text:p>
          </table:table-cell>
          <table:table-cell table:formula="of:=SUM([.AI24];[.AN24];[.AS24];[.AX24];[.BC24])" office:value-type="float" office:value="12" calcext:value-type="float">
            <text:p>12</text:p>
          </table:table-cell>
          <table:table-cell table:formula="of:=SUM([.AJ24];[.AO24];[.AT24];[.AY24];[.BD24])" office:value-type="float" office:value="20" calcext:value-type="float">
            <text:p>20</text:p>
          </table:table-cell>
          <table:table-cell table:formula="of:=SUM([.AK24];[.AP24];[.AU24];[.AZ24];[.BE24])" office:value-type="float" office:value="12" calcext:value-type="float">
            <text:p>12</text:p>
          </table:table-cell>
          <table:table-cell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bbq</text:p>
          </table:table-cell>
          <table:table-cell table:formula="of:=SUM([.AG34];[.AL34];[.AQ34];[.AV34];[.BA34])" office:value-type="float" office:value="7" calcext:value-type="float">
            <text:p>7</text:p>
          </table:table-cell>
          <table:table-cell table:formula="of:=SUM([.AH34];[.AM34];[.AR34];[.AW34];[.BB34])" office:value-type="float" office:value="1" calcext:value-type="float">
            <text:p>1</text:p>
          </table:table-cell>
          <table:table-cell table:formula="of:=SUM([.AI34];[.AN34];[.AS34];[.AX34];[.BC34])" office:value-type="float" office:value="5" calcext:value-type="float">
            <text:p>5</text:p>
          </table:table-cell>
          <table:table-cell table:formula="of:=SUM([.AJ34];[.AO34];[.AT34];[.AY34];[.BD34])" office:value-type="float" office:value="30" calcext:value-type="float">
            <text:p>30</text:p>
          </table:table-cell>
          <table:table-cell table:formula="of:=SUM([.AK34];[.AP34];[.AU34];[.AZ34];[.BE34])" office:value-type="float" office:value="7" calcext:value-type="float">
            <text:p>7</text:p>
          </table:table-cell>
          <table:table-cell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bbq</text:p>
          </table:table-cell>
          <table:table-cell table:formula="of:=SUM([.AG44];[.AL44];[.AQ44];[.AV44];[.BA44])" office:value-type="float" office:value="2" calcext:value-type="float">
            <text:p>2</text:p>
          </table:table-cell>
          <table:table-cell table:formula="of:=SUM([.AH44];[.AM44];[.AR44];[.AW44];[.BB44])" office:value-type="float" office:value="3" calcext:value-type="float">
            <text:p>3</text:p>
          </table:table-cell>
          <table:table-cell table:formula="of:=SUM([.AI44];[.AN44];[.AS44];[.AX44];[.BC44])" office:value-type="float" office:value="20" calcext:value-type="float">
            <text:p>20</text:p>
          </table:table-cell>
          <table:table-cell table:formula="of:=SUM([.AJ44];[.AO44];[.AT44];[.AY44];[.BD44])" office:value-type="float" office:value="16" calcext:value-type="float">
            <text:p>16</text:p>
          </table:table-cell>
          <table:table-cell table:formula="of:=SUM([.AK44];[.AP44];[.AU44];[.AZ44];[.BE44])" office:value-type="float" office:value="9" calcext:value-type="float">
            <text:p>9</text:p>
          </table:table-cell>
          <table:table-cell table:number-columns-repeated="16331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1087" table:number-columns-repeated="2"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his</text:p>
          </table:table-cell>
          <table:table-cell table:formula="of:=SUM([.AG25];[.AL25];[.AQ25];[.AV25];[.BA25])" office:value-type="float" office:value="5" calcext:value-type="float">
            <text:p>5</text:p>
          </table:table-cell>
          <table:table-cell table:formula="of:=SUM([.AH25];[.AM25];[.AR25];[.AW25];[.BB25])" office:value-type="float" office:value="2" calcext:value-type="float">
            <text:p>2</text:p>
          </table:table-cell>
          <table:table-cell table:formula="of:=SUM([.AI25];[.AN25];[.AS25];[.AX25];[.BC25])" office:value-type="float" office:value="8" calcext:value-type="float">
            <text:p>8</text:p>
          </table:table-cell>
          <table:table-cell table:formula="of:=SUM([.AJ25];[.AO25];[.AT25];[.AY25];[.BD25])" office:value-type="float" office:value="8" calcext:value-type="float">
            <text:p>8</text:p>
          </table:table-cell>
          <table:table-cell table:formula="of:=SUM([.AK25];[.AP25];[.AU25];[.AZ25];[.BE25])" office:value-type="float" office:value="27" calcext:value-type="float">
            <text:p>27</text:p>
          </table:table-cell>
          <table:table-cell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his</text:p>
          </table:table-cell>
          <table:table-cell table:formula="of:=SUM([.AG35];[.AL35];[.AQ35];[.AV35];[.BA35])" office:value-type="float" office:value="2" calcext:value-type="float">
            <text:p>2</text:p>
          </table:table-cell>
          <table:table-cell table:formula="of:=SUM([.AH35];[.AM35];[.AR35];[.AW35];[.BB35])" office:value-type="float" office:value="4" calcext:value-type="float">
            <text:p>4</text:p>
          </table:table-cell>
          <table:table-cell table:formula="of:=SUM([.AI35];[.AN35];[.AS35];[.AX35];[.BC35])" office:value-type="float" office:value="5" calcext:value-type="float">
            <text:p>5</text:p>
          </table:table-cell>
          <table:table-cell table:formula="of:=SUM([.AJ35];[.AO35];[.AT35];[.AY35];[.BD35])" office:value-type="float" office:value="9" calcext:value-type="float">
            <text:p>9</text:p>
          </table:table-cell>
          <table:table-cell table:formula="of:=SUM([.AK35];[.AP35];[.AU35];[.AZ35];[.BE35])" office:value-type="float" office:value="30" calcext:value-type="float">
            <text:p>30</text:p>
          </table:table-cell>
          <table:table-cell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his</text:p>
          </table:table-cell>
          <table:table-cell table:formula="of:=SUM([.AG45];[.AL45];[.AQ45];[.AV45];[.BA45])" office:value-type="float" office:value="1" calcext:value-type="float">
            <text:p>1</text:p>
          </table:table-cell>
          <table:table-cell table:formula="of:=SUM([.AH45];[.AM45];[.AR45];[.AW45];[.BB45])" office:value-type="float" office:value="1" calcext:value-type="float">
            <text:p>1</text:p>
          </table:table-cell>
          <table:table-cell table:formula="of:=SUM([.AI45];[.AN45];[.AS45];[.AX45];[.BC45])" office:value-type="float" office:value="8" calcext:value-type="float">
            <text:p>8</text:p>
          </table:table-cell>
          <table:table-cell table:formula="of:=SUM([.AJ45];[.AO45];[.AT45];[.AY45];[.BD45])" office:value-type="float" office:value="11" calcext:value-type="float">
            <text:p>11</text:p>
          </table:table-cell>
          <table:table-cell table:formula="of:=SUM([.AK45];[.AP45];[.AU45];[.AZ45];[.BE45])" office:value-type="float" office:value="29" calcext:value-type="float">
            <text:p>29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1087" table:number-columns-repeated="2"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iso</text:p>
          </table:table-cell>
          <table:table-cell table:formula="of:=SUM([.AG26];[.AL26];[.AQ26];[.AV26];[.BA26])" office:value-type="float" office:value="29" calcext:value-type="float">
            <text:p>29</text:p>
          </table:table-cell>
          <table:table-cell table:formula="of:=SUM([.AH26];[.AM26];[.AR26];[.AW26];[.BB26])" office:value-type="float" office:value="17" calcext:value-type="float">
            <text:p>17</text:p>
          </table:table-cell>
          <table:table-cell table:formula="of:=SUM([.AI26];[.AN26];[.AS26];[.AX26];[.BC26])" office:value-type="float" office:value="2" calcext:value-type="float">
            <text:p>2</text:p>
          </table:table-cell>
          <table:table-cell table:formula="of:=SUM([.AJ26];[.AO26];[.AT26];[.AY26];[.BD26])" office:value-type="float" office:value="2" calcext:value-type="float">
            <text:p>2</text:p>
          </table:table-cell>
          <table:table-cell table:formula="of:=SUM([.AK26];[.AP26];[.AU26];[.AZ26];[.BE26])" office:value-type="float" office:value="0" calcext:value-type="float">
            <text:p>0</text:p>
          </table:table-cell>
          <table:table-cell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iso</text:p>
          </table:table-cell>
          <table:table-cell table:formula="of:=SUM([.AG36];[.AL36];[.AQ36];[.AV36];[.BA36])" office:value-type="float" office:value="23" calcext:value-type="float">
            <text:p>23</text:p>
          </table:table-cell>
          <table:table-cell table:formula="of:=SUM([.AH36];[.AM36];[.AR36];[.AW36];[.BB36])" office:value-type="float" office:value="19" calcext:value-type="float">
            <text:p>19</text:p>
          </table:table-cell>
          <table:table-cell table:formula="of:=SUM([.AI36];[.AN36];[.AS36];[.AX36];[.BC36])" office:value-type="float" office:value="8" calcext:value-type="float">
            <text:p>8</text:p>
          </table:table-cell>
          <table:table-cell table:formula="of:=SUM([.AJ36];[.AO36];[.AT36];[.AY36];[.BD36])" office:value-type="float" office:value="0" calcext:value-type="float">
            <text:p>0</text:p>
          </table:table-cell>
          <table:table-cell table:formula="of:=SUM([.AK36];[.AP36];[.AU36];[.AZ36];[.BE36])" office:value-type="float" office:value="0" calcext:value-type="float">
            <text:p>0</text:p>
          </table:table-cell>
          <table:table-cell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iso</text:p>
          </table:table-cell>
          <table:table-cell table:formula="of:=SUM([.AG46];[.AL46];[.AQ46];[.AV46];[.BA46])" office:value-type="float" office:value="36" calcext:value-type="float">
            <text:p>36</text:p>
          </table:table-cell>
          <table:table-cell table:formula="of:=SUM([.AH46];[.AM46];[.AR46];[.AW46];[.BB46])" office:value-type="float" office:value="11" calcext:value-type="float">
            <text:p>11</text:p>
          </table:table-cell>
          <table:table-cell table:formula="of:=SUM([.AI46];[.AN46];[.AS46];[.AX46];[.BC46])" office:value-type="float" office:value="1" calcext:value-type="float">
            <text:p>1</text:p>
          </table:table-cell>
          <table:table-cell table:formula="of:=SUM([.AJ46];[.AO46];[.AT46];[.AY46];[.BD46])" office:value-type="float" office:value="2" calcext:value-type="float">
            <text:p>2</text:p>
          </table:table-cell>
          <table:table-cell table:formula="of:=SUM([.AK46];[.AP46];[.AU46];[.AZ46];[.BE46])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58]; OFFSET([.$C58]; 0; 0; 1; 5))" office:value-type="float" office:value="5" calcext:value-type="float">
            <text:p>5</text:p>
          </table:table-cell>
          <table:table-cell table:formula="of:=RANK([.D58]; OFFSET([.$C58]; 0; 0; 1; 5))" office:value-type="float" office:value="3" calcext:value-type="float">
            <text:p>3</text:p>
          </table:table-cell>
          <table:table-cell table:formula="of:=RANK([.E58]; OFFSET([.$C58]; 0; 0; 1; 5))" office:value-type="float" office:value="4" calcext:value-type="float">
            <text:p>4</text:p>
          </table:table-cell>
          <table:table-cell table:formula="of:=RANK([.F58]; OFFSET([.$C58]; 0; 0; 1; 5))" office:value-type="float" office:value="1" calcext:value-type="float">
            <text:p>1</text:p>
          </table:table-cell>
          <table:table-cell table:formula="of:=RANK([.G58]; OFFSET([.$C58]; 0; 0; 1; 5))" office:value-type="float" office:value="2" calcext:value-type="float">
            <text:p>2</text:p>
          </table:table-cell>
          <table:table-cell table:formula="of:=RANK([.H58];[.$H58:.$L58];)" office:value-type="float" office:value="5" calcext:value-type="float">
            <text:p>5</text:p>
          </table:table-cell>
          <table:table-cell table:formula="of:=RANK([.I58];[.$H58:.$L58];)" office:value-type="float" office:value="3" calcext:value-type="float">
            <text:p>3</text:p>
          </table:table-cell>
          <table:table-cell table:formula="of:=RANK([.J58];[.$H58:.$L58];)" office:value-type="float" office:value="4" calcext:value-type="float">
            <text:p>4</text:p>
          </table:table-cell>
          <table:table-cell table:formula="of:=RANK([.K58];[.$H58:.$L58];)" office:value-type="float" office:value="1" calcext:value-type="float">
            <text:p>1</text:p>
          </table:table-cell>
          <table:table-cell table:formula="of:=RANK([.L58];[.$H58:.$L58];)" office:value-type="float" office:value="2" calcext:value-type="float">
            <text:p>2</text:p>
          </table:table-cell>
          <table:table-cell table:formula="of:=RANK([.M58];[.$M58:.$Q58];)" office:value-type="float" office:value="5" calcext:value-type="float">
            <text:p>5</text:p>
          </table:table-cell>
          <table:table-cell table:formula="of:=RANK([.N58];[.$M58:.$Q58];)" office:value-type="float" office:value="3" calcext:value-type="float">
            <text:p>3</text:p>
          </table:table-cell>
          <table:table-cell table:formula="of:=RANK([.O58];[.$M58:.$Q58];)" office:value-type="float" office:value="4" calcext:value-type="float">
            <text:p>4</text:p>
          </table:table-cell>
          <table:table-cell table:formula="of:=RANK([.P58];[.$M58:.$Q58];)" office:value-type="float" office:value="1" calcext:value-type="float">
            <text:p>1</text:p>
          </table:table-cell>
          <table:table-cell table:formula="of:=RANK([.Q58];[.$M58:.$Q58];)" office:value-type="float" office:value="2" calcext:value-type="float">
            <text:p>2</text:p>
          </table:table-cell>
          <table:table-cell table:formula="of:=RANK([.R58];[.$R58:.$V58];)" office:value-type="float" office:value="5" calcext:value-type="float">
            <text:p>5</text:p>
          </table:table-cell>
          <table:table-cell table:formula="of:=RANK([.S58];[.$R58:.$V58];)" office:value-type="float" office:value="3" calcext:value-type="float">
            <text:p>3</text:p>
          </table:table-cell>
          <table:table-cell table:formula="of:=RANK([.T58];[.$R58:.$V58];)" office:value-type="float" office:value="4" calcext:value-type="float">
            <text:p>4</text:p>
          </table:table-cell>
          <table:table-cell table:formula="of:=RANK([.U58];[.$R58:.$V58];)" office:value-type="float" office:value="1" calcext:value-type="float">
            <text:p>1</text:p>
          </table:table-cell>
          <table:table-cell table:formula="of:=RANK([.V58];[.$R58:.$V58];)" office:value-type="float" office:value="2" calcext:value-type="float">
            <text:p>2</text:p>
          </table:table-cell>
          <table:table-cell table:formula="of:=RANK([.W58];[.$W58:.$AA58];)" office:value-type="float" office:value="5" calcext:value-type="float">
            <text:p>5</text:p>
          </table:table-cell>
          <table:table-cell table:formula="of:=RANK([.X58];[.$W58:.$AA58];)" office:value-type="float" office:value="3" calcext:value-type="float">
            <text:p>3</text:p>
          </table:table-cell>
          <table:table-cell table:formula="of:=RANK([.Y58];[.$W58:.$AA58];)" office:value-type="float" office:value="4" calcext:value-type="float">
            <text:p>4</text:p>
          </table:table-cell>
          <table:table-cell table:formula="of:=RANK([.Z58];[.$W58:.$AA58];)" office:value-type="float" office:value="1" calcext:value-type="float">
            <text:p>1</text:p>
          </table:table-cell>
          <table:table-cell table:formula="of:=RANK([.AA58];[.$W58:.$AA58];)" office:value-type="float" office:value="2" calcext:value-type="float">
            <text:p>2</text:p>
          </table:table-cell>
          <table:table-cell/>
          <table:table-cell table:style-name="ce1087" table:number-columns-repeated="2"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pla</text:p>
          </table:table-cell>
          <table:table-cell table:formula="of:=SUM([.AG27];[.AL27];[.AQ27];[.AV27];[.BA27])" office:value-type="float" office:value="3" calcext:value-type="float">
            <text:p>3</text:p>
          </table:table-cell>
          <table:table-cell table:formula="of:=SUM([.AH27];[.AM27];[.AR27];[.AW27];[.BB27])" office:value-type="float" office:value="11" calcext:value-type="float">
            <text:p>11</text:p>
          </table:table-cell>
          <table:table-cell table:formula="of:=SUM([.AI27];[.AN27];[.AS27];[.AX27];[.BC27])" office:value-type="float" office:value="18" calcext:value-type="float">
            <text:p>18</text:p>
          </table:table-cell>
          <table:table-cell table:formula="of:=SUM([.AJ27];[.AO27];[.AT27];[.AY27];[.BD27])" office:value-type="float" office:value="17" calcext:value-type="float">
            <text:p>17</text:p>
          </table:table-cell>
          <table:table-cell table:formula="of:=SUM([.AK27];[.AP27];[.AU27];[.AZ27];[.BE27])" office:value-type="float" office:value="1" calcext:value-type="float">
            <text:p>1</text:p>
          </table:table-cell>
          <table:table-cell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pla</text:p>
          </table:table-cell>
          <table:table-cell table:formula="of:=SUM([.AG37];[.AL37];[.AQ37];[.AV37];[.BA37])" office:value-type="float" office:value="1" calcext:value-type="float">
            <text:p>1</text:p>
          </table:table-cell>
          <table:table-cell table:formula="of:=SUM([.AH37];[.AM37];[.AR37];[.AW37];[.BB37])" office:value-type="float" office:value="4" calcext:value-type="float">
            <text:p>4</text:p>
          </table:table-cell>
          <table:table-cell table:formula="of:=SUM([.AI37];[.AN37];[.AS37];[.AX37];[.BC37])" office:value-type="float" office:value="32" calcext:value-type="float">
            <text:p>32</text:p>
          </table:table-cell>
          <table:table-cell table:formula="of:=SUM([.AJ37];[.AO37];[.AT37];[.AY37];[.BD37])" office:value-type="float" office:value="8" calcext:value-type="float">
            <text:p>8</text:p>
          </table:table-cell>
          <table:table-cell table:formula="of:=SUM([.AK37];[.AP37];[.AU37];[.AZ37];[.BE37])" office:value-type="float" office:value="5" calcext:value-type="float">
            <text:p>5</text:p>
          </table:table-cell>
          <table:table-cell/>
          <table:table-cell table:style-name="ce1088" office:value-type="string" calcext:value-type="string">
            <text:p>auc</text:p>
          </table:table-cell>
          <table:table-cell table:style-name="ce1088" office:value-type="string" calcext:value-type="string">
            <text:p>pla</text:p>
          </table:table-cell>
          <table:table-cell table:formula="of:=SUM([.AG47];[.AL47];[.AQ47];[.AV47];[.BA47])" office:value-type="float" office:value="0" calcext:value-type="float">
            <text:p>0</text:p>
          </table:table-cell>
          <table:table-cell table:formula="of:=SUM([.AH47];[.AM47];[.AR47];[.AW47];[.BB47])" office:value-type="float" office:value="6" calcext:value-type="float">
            <text:p>6</text:p>
          </table:table-cell>
          <table:table-cell table:formula="of:=SUM([.AI47];[.AN47];[.AS47];[.AX47];[.BC47])" office:value-type="float" office:value="16" calcext:value-type="float">
            <text:p>16</text:p>
          </table:table-cell>
          <table:table-cell table:formula="of:=SUM([.AJ47];[.AO47];[.AT47];[.AY47];[.BD47])" office:value-type="float" office:value="20" calcext:value-type="float">
            <text:p>20</text:p>
          </table:table-cell>
          <table:table-cell table:formula="of:=SUM([.AK47];[.AP47];[.AU47];[.AZ47];[.BE47])" office:value-type="float" office:value="8" calcext:value-type="float">
            <text:p>8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59]; OFFSET([.$C59]; 0; 0; 1; 5))" office:value-type="float" office:value="2" calcext:value-type="float">
            <text:p>2</text:p>
          </table:table-cell>
          <table:table-cell table:formula="of:=RANK([.D59]; OFFSET([.$C59]; 0; 0; 1; 5))" office:value-type="float" office:value="4" calcext:value-type="float">
            <text:p>4</text:p>
          </table:table-cell>
          <table:table-cell table:formula="of:=RANK([.E59]; OFFSET([.$C59]; 0; 0; 1; 5))" office:value-type="float" office:value="5" calcext:value-type="float">
            <text:p>5</text:p>
          </table:table-cell>
          <table:table-cell table:formula="of:=RANK([.F59]; OFFSET([.$C59]; 0; 0; 1; 5))" office:value-type="float" office:value="1" calcext:value-type="float">
            <text:p>1</text:p>
          </table:table-cell>
          <table:table-cell table:formula="of:=RANK([.G59]; OFFSET([.$C59]; 0; 0; 1; 5))" office:value-type="float" office:value="3" calcext:value-type="float">
            <text:p>3</text:p>
          </table:table-cell>
          <table:table-cell table:formula="of:=RANK([.H59];[.$H59:.$L59];)" office:value-type="float" office:value="3" calcext:value-type="float">
            <text:p>3</text:p>
          </table:table-cell>
          <table:table-cell table:formula="of:=RANK([.I59];[.$H59:.$L59];)" office:value-type="float" office:value="4" calcext:value-type="float">
            <text:p>4</text:p>
          </table:table-cell>
          <table:table-cell table:formula="of:=RANK([.J59];[.$H59:.$L59];)" office:value-type="float" office:value="5" calcext:value-type="float">
            <text:p>5</text:p>
          </table:table-cell>
          <table:table-cell table:formula="of:=RANK([.K59];[.$H59:.$L59];)" office:value-type="float" office:value="1" calcext:value-type="float">
            <text:p>1</text:p>
          </table:table-cell>
          <table:table-cell table:formula="of:=RANK([.L59];[.$H59:.$L59];)" office:value-type="float" office:value="2" calcext:value-type="float">
            <text:p>2</text:p>
          </table:table-cell>
          <table:table-cell table:formula="of:=RANK([.M59];[.$M59:.$Q59];)" office:value-type="float" office:value="2" calcext:value-type="float">
            <text:p>2</text:p>
          </table:table-cell>
          <table:table-cell table:formula="of:=RANK([.N59];[.$M59:.$Q59];)" office:value-type="float" office:value="5" calcext:value-type="float">
            <text:p>5</text:p>
          </table:table-cell>
          <table:table-cell table:formula="of:=RANK([.O59];[.$M59:.$Q59];)" office:value-type="float" office:value="4" calcext:value-type="float">
            <text:p>4</text:p>
          </table:table-cell>
          <table:table-cell table:formula="of:=RANK([.P59];[.$M59:.$Q59];)" office:value-type="float" office:value="1" calcext:value-type="float">
            <text:p>1</text:p>
          </table:table-cell>
          <table:table-cell table:formula="of:=RANK([.Q59];[.$M59:.$Q59];)" office:value-type="float" office:value="3" calcext:value-type="float">
            <text:p>3</text:p>
          </table:table-cell>
          <table:table-cell table:formula="of:=RANK([.R59];[.$R59:.$V59];)" office:value-type="float" office:value="1" calcext:value-type="float">
            <text:p>1</text:p>
          </table:table-cell>
          <table:table-cell table:formula="of:=RANK([.S59];[.$R59:.$V59];)" office:value-type="float" office:value="4" calcext:value-type="float">
            <text:p>4</text:p>
          </table:table-cell>
          <table:table-cell table:formula="of:=RANK([.T59];[.$R59:.$V59];)" office:value-type="float" office:value="5" calcext:value-type="float">
            <text:p>5</text:p>
          </table:table-cell>
          <table:table-cell table:formula="of:=RANK([.U59];[.$R59:.$V59];)" office:value-type="float" office:value="2" calcext:value-type="float">
            <text:p>2</text:p>
          </table:table-cell>
          <table:table-cell table:formula="of:=RANK([.V59];[.$R59:.$V59];)" office:value-type="float" office:value="3" calcext:value-type="float">
            <text:p>3</text:p>
          </table:table-cell>
          <table:table-cell table:formula="of:=RANK([.W59];[.$W59:.$AA59];)" office:value-type="float" office:value="3" calcext:value-type="float">
            <text:p>3</text:p>
          </table:table-cell>
          <table:table-cell table:formula="of:=RANK([.X59];[.$W59:.$AA59];)" office:value-type="float" office:value="4" calcext:value-type="float">
            <text:p>4</text:p>
          </table:table-cell>
          <table:table-cell table:formula="of:=RANK([.Y59];[.$W59:.$AA59];)" office:value-type="float" office:value="5" calcext:value-type="float">
            <text:p>5</text:p>
          </table:table-cell>
          <table:table-cell table:formula="of:=RANK([.Z59];[.$W59:.$AA59];)" office:value-type="float" office:value="2" calcext:value-type="float">
            <text:p>2</text:p>
          </table:table-cell>
          <table:table-cell table:formula="of:=RANK([.AA59];[.$W59:.$AA59];)" office:value-type="float" office:value="1" calcext:value-type="float">
            <text:p>1</text:p>
          </table:table-cell>
          <table:table-cell/>
          <table:table-cell table:style-name="ce1087" table:number-columns-repeated="2"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base</text:p>
          </table:table-cell>
          <table:table-cell table:formula="of:=SUM([.AG28];[.AL28];[.AQ28];[.AV28];[.BA28])" office:value-type="float" office:value="24" calcext:value-type="float">
            <text:p>24</text:p>
          </table:table-cell>
          <table:table-cell table:formula="of:=SUM([.AH28];[.AM28];[.AR28];[.AW28];[.BB28])" office:value-type="float" office:value="16" calcext:value-type="float">
            <text:p>16</text:p>
          </table:table-cell>
          <table:table-cell table:formula="of:=SUM([.AI28];[.AN28];[.AS28];[.AX28];[.BC28])" office:value-type="float" office:value="5" calcext:value-type="float">
            <text:p>5</text:p>
          </table:table-cell>
          <table:table-cell table:formula="of:=SUM([.AJ28];[.AO28];[.AT28];[.AY28];[.BD28])" office:value-type="float" office:value="4" calcext:value-type="float">
            <text:p>4</text:p>
          </table:table-cell>
          <table:table-cell table:formula="of:=SUM([.AK28];[.AP28];[.AU28];[.AZ28];[.BE28])" office:value-type="float" office:value="1" calcext:value-type="float">
            <text:p>1</text:p>
          </table:table-cell>
          <table:table-cell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base</text:p>
          </table:table-cell>
          <table:table-cell table:formula="of:=SUM([.AG38];[.AL38];[.AQ38];[.AV38];[.BA38])" office:value-type="float" office:value="7" calcext:value-type="float">
            <text:p>7</text:p>
          </table:table-cell>
          <table:table-cell table:formula="of:=SUM([.AH38];[.AM38];[.AR38];[.AW38];[.BB38])" office:value-type="float" office:value="21" calcext:value-type="float">
            <text:p>21</text:p>
          </table:table-cell>
          <table:table-cell table:formula="of:=SUM([.AI38];[.AN38];[.AS38];[.AX38];[.BC38])" office:value-type="float" office:value="16" calcext:value-type="float">
            <text:p>16</text:p>
          </table:table-cell>
          <table:table-cell table:formula="of:=SUM([.AJ38];[.AO38];[.AT38];[.AY38];[.BD38])" office:value-type="float" office:value="5" calcext:value-type="float">
            <text:p>5</text:p>
          </table:table-cell>
          <table:table-cell table:formula="of:=SUM([.AK38];[.AP38];[.AU38];[.AZ38];[.BE38])" office:value-type="float" office:value="1" calcext:value-type="float">
            <text:p>1</text:p>
          </table:table-cell>
          <table:table-cell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base</text:p>
          </table:table-cell>
          <table:table-cell table:formula="of:=SUM([.AG48];[.AL48];[.AQ48];[.AV48];[.BA48])" office:value-type="float" office:value="10" calcext:value-type="float">
            <text:p>10</text:p>
          </table:table-cell>
          <table:table-cell table:formula="of:=SUM([.AH48];[.AM48];[.AR48];[.AW48];[.BB48])" office:value-type="float" office:value="25" calcext:value-type="float">
            <text:p>25</text:p>
          </table:table-cell>
          <table:table-cell table:formula="of:=SUM([.AI48];[.AN48];[.AS48];[.AX48];[.BC48])" office:value-type="float" office:value="12" calcext:value-type="float">
            <text:p>12</text:p>
          </table:table-cell>
          <table:table-cell table:formula="of:=SUM([.AJ48];[.AO48];[.AT48];[.AY48];[.BD48])" office:value-type="float" office:value="1" calcext:value-type="float">
            <text:p>1</text:p>
          </table:table-cell>
          <table:table-cell table:formula="of:=SUM([.AK48];[.AP48];[.AU48];[.AZ48];[.BE48])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60]; OFFSET([.$C60]; 0; 0; 1; 5))" office:value-type="float" office:value="4" calcext:value-type="float">
            <text:p>4</text:p>
          </table:table-cell>
          <table:table-cell table:formula="of:=RANK([.D60]; OFFSET([.$C60]; 0; 0; 1; 5))" office:value-type="float" office:value="3" calcext:value-type="float">
            <text:p>3</text:p>
          </table:table-cell>
          <table:table-cell table:formula="of:=RANK([.E60]; OFFSET([.$C60]; 0; 0; 1; 5))" office:value-type="float" office:value="5" calcext:value-type="float">
            <text:p>5</text:p>
          </table:table-cell>
          <table:table-cell table:formula="of:=RANK([.F60]; OFFSET([.$C60]; 0; 0; 1; 5))" office:value-type="float" office:value="1" calcext:value-type="float">
            <text:p>1</text:p>
          </table:table-cell>
          <table:table-cell table:formula="of:=RANK([.G60]; OFFSET([.$C60]; 0; 0; 1; 5))" office:value-type="float" office:value="2" calcext:value-type="float">
            <text:p>2</text:p>
          </table:table-cell>
          <table:table-cell table:formula="of:=RANK([.H60];[.$H60:.$L60];)" office:value-type="float" office:value="5" calcext:value-type="float">
            <text:p>5</text:p>
          </table:table-cell>
          <table:table-cell table:formula="of:=RANK([.I60];[.$H60:.$L60];)" office:value-type="float" office:value="3" calcext:value-type="float">
            <text:p>3</text:p>
          </table:table-cell>
          <table:table-cell table:formula="of:=RANK([.J60];[.$H60:.$L60];)" office:value-type="float" office:value="1" calcext:value-type="float">
            <text:p>1</text:p>
          </table:table-cell>
          <table:table-cell table:formula="of:=RANK([.K60];[.$H60:.$L60];)" office:value-type="float" office:value="2" calcext:value-type="float">
            <text:p>2</text:p>
          </table:table-cell>
          <table:table-cell table:formula="of:=RANK([.L60];[.$H60:.$L60];)" office:value-type="float" office:value="4" calcext:value-type="float">
            <text:p>4</text:p>
          </table:table-cell>
          <table:table-cell table:formula="of:=RANK([.M60];[.$M60:.$Q60];)" office:value-type="float" office:value="5" calcext:value-type="float">
            <text:p>5</text:p>
          </table:table-cell>
          <table:table-cell table:formula="of:=RANK([.N60];[.$M60:.$Q60];)" office:value-type="float" office:value="1" calcext:value-type="float">
            <text:p>1</text:p>
          </table:table-cell>
          <table:table-cell table:formula="of:=RANK([.O60];[.$M60:.$Q60];)" office:value-type="float" office:value="2" calcext:value-type="float">
            <text:p>2</text:p>
          </table:table-cell>
          <table:table-cell table:formula="of:=RANK([.P60];[.$M60:.$Q60];)" office:value-type="float" office:value="3" calcext:value-type="float">
            <text:p>3</text:p>
          </table:table-cell>
          <table:table-cell table:formula="of:=RANK([.Q60];[.$M60:.$Q60];)" office:value-type="float" office:value="4" calcext:value-type="float">
            <text:p>4</text:p>
          </table:table-cell>
          <table:table-cell table:formula="of:=RANK([.R60];[.$R60:.$V60];)" office:value-type="float" office:value="4" calcext:value-type="float">
            <text:p>4</text:p>
          </table:table-cell>
          <table:table-cell table:formula="of:=RANK([.S60];[.$R60:.$V60];)" office:value-type="float" office:value="2" calcext:value-type="float">
            <text:p>2</text:p>
          </table:table-cell>
          <table:table-cell table:formula="of:=RANK([.T60];[.$R60:.$V60];)" office:value-type="float" office:value="5" calcext:value-type="float">
            <text:p>5</text:p>
          </table:table-cell>
          <table:table-cell table:formula="of:=RANK([.U60];[.$R60:.$V60];)" office:value-type="float" office:value="1" calcext:value-type="float">
            <text:p>1</text:p>
          </table:table-cell>
          <table:table-cell table:formula="of:=RANK([.V60];[.$R60:.$V60];)" office:value-type="float" office:value="3" calcext:value-type="float">
            <text:p>3</text:p>
          </table:table-cell>
          <table:table-cell table:formula="of:=RANK([.W60];[.$W60:.$AA60];)" office:value-type="float" office:value="5" calcext:value-type="float">
            <text:p>5</text:p>
          </table:table-cell>
          <table:table-cell table:formula="of:=RANK([.X60];[.$W60:.$AA60];)" office:value-type="float" office:value="2" calcext:value-type="float">
            <text:p>2</text:p>
          </table:table-cell>
          <table:table-cell table:formula="of:=RANK([.Y60];[.$W60:.$AA60];)" office:value-type="float" office:value="3" calcext:value-type="float">
            <text:p>3</text:p>
          </table:table-cell>
          <table:table-cell table:formula="of:=RANK([.Z60];[.$W60:.$AA60];)" office:value-type="float" office:value="1" calcext:value-type="float">
            <text:p>1</text:p>
          </table:table-cell>
          <table:table-cell table:formula="of:=RANK([.AA60];[.$W60:.$AA60];)" office:value-type="float" office:value="4" calcext:value-type="float">
            <text:p>4</text:p>
          </table:table-cell>
          <table:table-cell/>
          <table:table-cell table:style-name="ce1087" table:number-columns-repeated="2"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bbq</text:p>
          </table:table-cell>
          <table:table-cell table:formula="of:=SUM([.AG29];[.AL29];[.AQ29];[.AV29];[.BA29])" office:value-type="float" office:value="4" calcext:value-type="float">
            <text:p>4</text:p>
          </table:table-cell>
          <table:table-cell table:formula="of:=SUM([.AH29];[.AM29];[.AR29];[.AW29];[.BB29])" office:value-type="float" office:value="1" calcext:value-type="float">
            <text:p>1</text:p>
          </table:table-cell>
          <table:table-cell table:formula="of:=SUM([.AI29];[.AN29];[.AS29];[.AX29];[.BC29])" office:value-type="float" office:value="2" calcext:value-type="float">
            <text:p>2</text:p>
          </table:table-cell>
          <table:table-cell table:formula="of:=SUM([.AJ29];[.AO29];[.AT29];[.AY29];[.BD29])" office:value-type="float" office:value="33" calcext:value-type="float">
            <text:p>33</text:p>
          </table:table-cell>
          <table:table-cell table:formula="of:=SUM([.AK29];[.AP29];[.AU29];[.AZ29];[.BE29])" office:value-type="float" office:value="10" calcext:value-type="float">
            <text:p>10</text:p>
          </table:table-cell>
          <table:table-cell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bbq</text:p>
          </table:table-cell>
          <table:table-cell table:formula="of:=SUM([.AG39];[.AL39];[.AQ39];[.AV39];[.BA39])" office:value-type="float" office:value="3" calcext:value-type="float">
            <text:p>3</text:p>
          </table:table-cell>
          <table:table-cell table:formula="of:=SUM([.AH39];[.AM39];[.AR39];[.AW39];[.BB39])" office:value-type="float" office:value="4" calcext:value-type="float">
            <text:p>4</text:p>
          </table:table-cell>
          <table:table-cell table:formula="of:=SUM([.AI39];[.AN39];[.AS39];[.AX39];[.BC39])" office:value-type="float" office:value="2" calcext:value-type="float">
            <text:p>2</text:p>
          </table:table-cell>
          <table:table-cell table:formula="of:=SUM([.AJ39];[.AO39];[.AT39];[.AY39];[.BD39])" office:value-type="float" office:value="31" calcext:value-type="float">
            <text:p>31</text:p>
          </table:table-cell>
          <table:table-cell table:formula="of:=SUM([.AK39];[.AP39];[.AU39];[.AZ39];[.BE39])" office:value-type="float" office:value="10" calcext:value-type="float">
            <text:p>10</text:p>
          </table:table-cell>
          <table:table-cell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bbq</text:p>
          </table:table-cell>
          <table:table-cell table:formula="of:=SUM([.AG49];[.AL49];[.AQ49];[.AV49];[.BA49])" office:value-type="float" office:value="1" calcext:value-type="float">
            <text:p>1</text:p>
          </table:table-cell>
          <table:table-cell table:formula="of:=SUM([.AH49];[.AM49];[.AR49];[.AW49];[.BB49])" office:value-type="float" office:value="2" calcext:value-type="float">
            <text:p>2</text:p>
          </table:table-cell>
          <table:table-cell table:formula="of:=SUM([.AI49];[.AN49];[.AS49];[.AX49];[.BC49])" office:value-type="float" office:value="5" calcext:value-type="float">
            <text:p>5</text:p>
          </table:table-cell>
          <table:table-cell table:formula="of:=SUM([.AJ49];[.AO49];[.AT49];[.AY49];[.BD49])" office:value-type="float" office:value="35" calcext:value-type="float">
            <text:p>35</text:p>
          </table:table-cell>
          <table:table-cell table:formula="of:=SUM([.AK49];[.AP49];[.AU49];[.AZ49];[.BE49])" office:value-type="float" office:value="7" calcext:value-type="float">
            <text:p>7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61]; OFFSET([.$C61]; 0; 0; 1; 5))" office:value-type="float" office:value="2" calcext:value-type="float">
            <text:p>2</text:p>
          </table:table-cell>
          <table:table-cell table:formula="of:=RANK([.D61]; OFFSET([.$C61]; 0; 0; 1; 5))" office:value-type="float" office:value="4" calcext:value-type="float">
            <text:p>4</text:p>
          </table:table-cell>
          <table:table-cell table:formula="of:=RANK([.E61]; OFFSET([.$C61]; 0; 0; 1; 5))" office:value-type="float" office:value="5" calcext:value-type="float">
            <text:p>5</text:p>
          </table:table-cell>
          <table:table-cell table:formula="of:=RANK([.F61]; OFFSET([.$C61]; 0; 0; 1; 5))" office:value-type="float" office:value="1" calcext:value-type="float">
            <text:p>1</text:p>
          </table:table-cell>
          <table:table-cell table:formula="of:=RANK([.G61]; OFFSET([.$C61]; 0; 0; 1; 5))" office:value-type="float" office:value="3" calcext:value-type="float">
            <text:p>3</text:p>
          </table:table-cell>
          <table:table-cell table:formula="of:=RANK([.H61];[.$H61:.$L61];)" office:value-type="float" office:value="4" calcext:value-type="float">
            <text:p>4</text:p>
          </table:table-cell>
          <table:table-cell table:formula="of:=RANK([.I61];[.$H61:.$L61];)" office:value-type="float" office:value="2" calcext:value-type="float">
            <text:p>2</text:p>
          </table:table-cell>
          <table:table-cell table:formula="of:=RANK([.J61];[.$H61:.$L61];)" office:value-type="float" office:value="1" calcext:value-type="float">
            <text:p>1</text:p>
          </table:table-cell>
          <table:table-cell table:formula="of:=RANK([.K61];[.$H61:.$L61];)" office:value-type="float" office:value="3" calcext:value-type="float">
            <text:p>3</text:p>
          </table:table-cell>
          <table:table-cell table:formula="of:=RANK([.L61];[.$H61:.$L61];)" office:value-type="float" office:value="5" calcext:value-type="float">
            <text:p>5</text:p>
          </table:table-cell>
          <table:table-cell table:formula="of:=RANK([.M61];[.$M61:.$Q61];)" office:value-type="float" office:value="4" calcext:value-type="float">
            <text:p>4</text:p>
          </table:table-cell>
          <table:table-cell table:formula="of:=RANK([.N61];[.$M61:.$Q61];)" office:value-type="float" office:value="1" calcext:value-type="float">
            <text:p>1</text:p>
          </table:table-cell>
          <table:table-cell table:formula="of:=RANK([.O61];[.$M61:.$Q61];)" office:value-type="float" office:value="1" calcext:value-type="float">
            <text:p>1</text:p>
          </table:table-cell>
          <table:table-cell table:formula="of:=RANK([.P61];[.$M61:.$Q61];)" office:value-type="float" office:value="5" calcext:value-type="float">
            <text:p>5</text:p>
          </table:table-cell>
          <table:table-cell table:formula="of:=RANK([.Q61];[.$M61:.$Q61];)" office:value-type="float" office:value="3" calcext:value-type="float">
            <text:p>3</text:p>
          </table:table-cell>
          <table:table-cell table:formula="of:=RANK([.R61];[.$R61:.$V61];)" office:value-type="float" office:value="2" calcext:value-type="float">
            <text:p>2</text:p>
          </table:table-cell>
          <table:table-cell table:formula="of:=RANK([.S61];[.$R61:.$V61];)" office:value-type="float" office:value="4" calcext:value-type="float">
            <text:p>4</text:p>
          </table:table-cell>
          <table:table-cell table:formula="of:=RANK([.T61];[.$R61:.$V61];)" office:value-type="float" office:value="5" calcext:value-type="float">
            <text:p>5</text:p>
          </table:table-cell>
          <table:table-cell table:formula="of:=RANK([.U61];[.$R61:.$V61];)" office:value-type="float" office:value="1" calcext:value-type="float">
            <text:p>1</text:p>
          </table:table-cell>
          <table:table-cell table:formula="of:=RANK([.V61];[.$R61:.$V61];)" office:value-type="float" office:value="3" calcext:value-type="float">
            <text:p>3</text:p>
          </table:table-cell>
          <table:table-cell table:formula="of:=RANK([.W61];[.$W61:.$AA61];)" office:value-type="float" office:value="1" calcext:value-type="float">
            <text:p>1</text:p>
          </table:table-cell>
          <table:table-cell table:formula="of:=RANK([.X61];[.$W61:.$AA61];)" office:value-type="float" office:value="2" calcext:value-type="float">
            <text:p>2</text:p>
          </table:table-cell>
          <table:table-cell table:formula="of:=RANK([.Y61];[.$W61:.$AA61];)" office:value-type="float" office:value="5" calcext:value-type="float">
            <text:p>5</text:p>
          </table:table-cell>
          <table:table-cell table:formula="of:=RANK([.Z61];[.$W61:.$AA61];)" office:value-type="float" office:value="3" calcext:value-type="float">
            <text:p>3</text:p>
          </table:table-cell>
          <table:table-cell table:formula="of:=RANK([.AA61];[.$W61:.$AA61];)" office:value-type="float" office:value="4" calcext:value-type="float">
            <text:p>4</text:p>
          </table:table-cell>
          <table:table-cell/>
          <table:table-cell table:style-name="ce1087" table:number-columns-repeated="2"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his</text:p>
          </table:table-cell>
          <table:table-cell table:formula="of:=SUM([.AG30];[.AL30];[.AQ30];[.AV30];[.BA30])" office:value-type="float" office:value="4" calcext:value-type="float">
            <text:p>4</text:p>
          </table:table-cell>
          <table:table-cell table:formula="of:=SUM([.AH30];[.AM30];[.AR30];[.AW30];[.BB30])" office:value-type="float" office:value="5" calcext:value-type="float">
            <text:p>5</text:p>
          </table:table-cell>
          <table:table-cell table:formula="of:=SUM([.AI30];[.AN30];[.AS30];[.AX30];[.BC30])" office:value-type="float" office:value="1" calcext:value-type="float">
            <text:p>1</text:p>
          </table:table-cell>
          <table:table-cell table:formula="of:=SUM([.AJ30];[.AO30];[.AT30];[.AY30];[.BD30])" office:value-type="float" office:value="7" calcext:value-type="float">
            <text:p>7</text:p>
          </table:table-cell>
          <table:table-cell table:formula="of:=SUM([.AK30];[.AP30];[.AU30];[.AZ30];[.BE30])" office:value-type="float" office:value="33" calcext:value-type="float">
            <text:p>33</text:p>
          </table:table-cell>
          <table:table-cell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his</text:p>
          </table:table-cell>
          <table:table-cell table:formula="of:=SUM([.AG40];[.AL40];[.AQ40];[.AV40];[.BA40])" office:value-type="float" office:value="3" calcext:value-type="float">
            <text:p>3</text:p>
          </table:table-cell>
          <table:table-cell table:formula="of:=SUM([.AH40];[.AM40];[.AR40];[.AW40];[.BB40])" office:value-type="float" office:value="3" calcext:value-type="float">
            <text:p>3</text:p>
          </table:table-cell>
          <table:table-cell table:formula="of:=SUM([.AI40];[.AN40];[.AS40];[.AX40];[.BC40])" office:value-type="float" office:value="2" calcext:value-type="float">
            <text:p>2</text:p>
          </table:table-cell>
          <table:table-cell table:formula="of:=SUM([.AJ40];[.AO40];[.AT40];[.AY40];[.BD40])" office:value-type="float" office:value="8" calcext:value-type="float">
            <text:p>8</text:p>
          </table:table-cell>
          <table:table-cell table:formula="of:=SUM([.AK40];[.AP40];[.AU40];[.AZ40];[.BE40])" office:value-type="float" office:value="34" calcext:value-type="float">
            <text:p>34</text:p>
          </table:table-cell>
          <table:table-cell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his</text:p>
          </table:table-cell>
          <table:table-cell table:formula="of:=SUM([.AG50];[.AL50];[.AQ50];[.AV50];[.BA50])" office:value-type="float" office:value="1" calcext:value-type="float">
            <text:p>1</text:p>
          </table:table-cell>
          <table:table-cell table:formula="of:=SUM([.AH50];[.AM50];[.AR50];[.AW50];[.BB50])" office:value-type="float" office:value="1" calcext:value-type="float">
            <text:p>1</text:p>
          </table:table-cell>
          <table:table-cell table:formula="of:=SUM([.AI50];[.AN50];[.AS50];[.AX50];[.BC50])" office:value-type="float" office:value="2" calcext:value-type="float">
            <text:p>2</text:p>
          </table:table-cell>
          <table:table-cell table:formula="of:=SUM([.AJ50];[.AO50];[.AT50];[.AY50];[.BD50])" office:value-type="float" office:value="9" calcext:value-type="float">
            <text:p>9</text:p>
          </table:table-cell>
          <table:table-cell table:formula="of:=SUM([.AK50];[.AP50];[.AU50];[.AZ50];[.BE50])" office:value-type="float" office:value="37" calcext:value-type="float">
            <text:p>37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62]; OFFSET([.$C62]; 0; 0; 1; 5))" office:value-type="float" office:value="3" calcext:value-type="float">
            <text:p>3</text:p>
          </table:table-cell>
          <table:table-cell table:formula="of:=RANK([.D62]; OFFSET([.$C62]; 0; 0; 1; 5))" office:value-type="float" office:value="5" calcext:value-type="float">
            <text:p>5</text:p>
          </table:table-cell>
          <table:table-cell table:formula="of:=RANK([.E62]; OFFSET([.$C62]; 0; 0; 1; 5))" office:value-type="float" office:value="4" calcext:value-type="float">
            <text:p>4</text:p>
          </table:table-cell>
          <table:table-cell table:formula="of:=RANK([.F62]; OFFSET([.$C62]; 0; 0; 1; 5))" office:value-type="float" office:value="1" calcext:value-type="float">
            <text:p>1</text:p>
          </table:table-cell>
          <table:table-cell table:formula="of:=RANK([.G62]; OFFSET([.$C62]; 0; 0; 1; 5))" office:value-type="float" office:value="2" calcext:value-type="float">
            <text:p>2</text:p>
          </table:table-cell>
          <table:table-cell table:formula="of:=RANK([.H62];[.$H62:.$L62];)" office:value-type="float" office:value="1" calcext:value-type="float">
            <text:p>1</text:p>
          </table:table-cell>
          <table:table-cell table:formula="of:=RANK([.I62];[.$H62:.$L62];)" office:value-type="float" office:value="4" calcext:value-type="float">
            <text:p>4</text:p>
          </table:table-cell>
          <table:table-cell table:formula="of:=RANK([.J62];[.$H62:.$L62];)" office:value-type="float" office:value="5" calcext:value-type="float">
            <text:p>5</text:p>
          </table:table-cell>
          <table:table-cell table:formula="of:=RANK([.K62];[.$H62:.$L62];)" office:value-type="float" office:value="2" calcext:value-type="float">
            <text:p>2</text:p>
          </table:table-cell>
          <table:table-cell table:formula="of:=RANK([.L62];[.$H62:.$L62];)" office:value-type="float" office:value="3" calcext:value-type="float">
            <text:p>3</text:p>
          </table:table-cell>
          <table:table-cell table:formula="of:=RANK([.M62];[.$M62:.$Q62];)" office:value-type="float" office:value="3" calcext:value-type="float">
            <text:p>3</text:p>
          </table:table-cell>
          <table:table-cell table:formula="of:=RANK([.N62];[.$M62:.$Q62];)" office:value-type="float" office:value="4" calcext:value-type="float">
            <text:p>4</text:p>
          </table:table-cell>
          <table:table-cell table:formula="of:=RANK([.O62];[.$M62:.$Q62];)" office:value-type="float" office:value="5" calcext:value-type="float">
            <text:p>5</text:p>
          </table:table-cell>
          <table:table-cell table:formula="of:=RANK([.P62];[.$M62:.$Q62];)" office:value-type="float" office:value="1" calcext:value-type="float">
            <text:p>1</text:p>
          </table:table-cell>
          <table:table-cell table:formula="of:=RANK([.Q62];[.$M62:.$Q62];)" office:value-type="float" office:value="2" calcext:value-type="float">
            <text:p>2</text:p>
          </table:table-cell>
          <table:table-cell table:formula="of:=RANK([.R62];[.$R62:.$V62];)" office:value-type="float" office:value="2" calcext:value-type="float">
            <text:p>2</text:p>
          </table:table-cell>
          <table:table-cell table:formula="of:=RANK([.S62];[.$R62:.$V62];)" office:value-type="float" office:value="4" calcext:value-type="float">
            <text:p>4</text:p>
          </table:table-cell>
          <table:table-cell table:formula="of:=RANK([.T62];[.$R62:.$V62];)" office:value-type="float" office:value="5" calcext:value-type="float">
            <text:p>5</text:p>
          </table:table-cell>
          <table:table-cell table:formula="of:=RANK([.U62];[.$R62:.$V62];)" office:value-type="float" office:value="1" calcext:value-type="float">
            <text:p>1</text:p>
          </table:table-cell>
          <table:table-cell table:formula="of:=RANK([.V62];[.$R62:.$V62];)" office:value-type="float" office:value="3" calcext:value-type="float">
            <text:p>3</text:p>
          </table:table-cell>
          <table:table-cell table:formula="of:=RANK([.W62];[.$W62:.$AA62];)" office:value-type="float" office:value="4" calcext:value-type="float">
            <text:p>4</text:p>
          </table:table-cell>
          <table:table-cell table:formula="of:=RANK([.X62];[.$W62:.$AA62];)" office:value-type="float" office:value="3" calcext:value-type="float">
            <text:p>3</text:p>
          </table:table-cell>
          <table:table-cell table:formula="of:=RANK([.Y62];[.$W62:.$AA62];)" office:value-type="float" office:value="1" calcext:value-type="float">
            <text:p>1</text:p>
          </table:table-cell>
          <table:table-cell table:formula="of:=RANK([.Z62];[.$W62:.$AA62];)" office:value-type="float" office:value="2" calcext:value-type="float">
            <text:p>2</text:p>
          </table:table-cell>
          <table:table-cell table:formula="of:=RANK([.AA62];[.$W62:.$AA62];)" office:value-type="float" office:value="5" calcext:value-type="float">
            <text:p>5</text:p>
          </table:table-cell>
          <table:table-cell/>
          <table:table-cell table:style-name="ce1087" table:number-columns-repeated="2"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iso</text:p>
          </table:table-cell>
          <table:table-cell table:formula="of:=SUM([.AG31];[.AL31];[.AQ31];[.AV31];[.BA31])" office:value-type="float" office:value="15" calcext:value-type="float">
            <text:p>15</text:p>
          </table:table-cell>
          <table:table-cell table:formula="of:=SUM([.AH31];[.AM31];[.AR31];[.AW31];[.BB31])" office:value-type="float" office:value="3" calcext:value-type="float">
            <text:p>3</text:p>
          </table:table-cell>
          <table:table-cell table:formula="of:=SUM([.AI31];[.AN31];[.AS31];[.AX31];[.BC31])" office:value-type="float" office:value="25" calcext:value-type="float">
            <text:p>25</text:p>
          </table:table-cell>
          <table:table-cell table:formula="of:=SUM([.AJ31];[.AO31];[.AT31];[.AY31];[.BD31])" office:value-type="float" office:value="4" calcext:value-type="float">
            <text:p>4</text:p>
          </table:table-cell>
          <table:table-cell table:formula="of:=SUM([.AK31];[.AP31];[.AU31];[.AZ31];[.BE31])" office:value-type="float" office:value="3" calcext:value-type="float">
            <text:p>3</text:p>
          </table:table-cell>
          <table:table-cell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iso</text:p>
          </table:table-cell>
          <table:table-cell table:formula="of:=SUM([.AG41];[.AL41];[.AQ41];[.AV41];[.BA41])" office:value-type="float" office:value="18" calcext:value-type="float">
            <text:p>18</text:p>
          </table:table-cell>
          <table:table-cell table:formula="of:=SUM([.AH41];[.AM41];[.AR41];[.AW41];[.BB41])" office:value-type="float" office:value="7" calcext:value-type="float">
            <text:p>7</text:p>
          </table:table-cell>
          <table:table-cell table:formula="of:=SUM([.AI41];[.AN41];[.AS41];[.AX41];[.BC41])" office:value-type="float" office:value="18" calcext:value-type="float">
            <text:p>18</text:p>
          </table:table-cell>
          <table:table-cell table:formula="of:=SUM([.AJ41];[.AO41];[.AT41];[.AY41];[.BD41])" office:value-type="float" office:value="3" calcext:value-type="float">
            <text:p>3</text:p>
          </table:table-cell>
          <table:table-cell table:formula="of:=SUM([.AK41];[.AP41];[.AU41];[.AZ41];[.BE41])" office:value-type="float" office:value="4" calcext:value-type="float">
            <text:p>4</text:p>
          </table:table-cell>
          <table:table-cell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iso</text:p>
          </table:table-cell>
          <table:table-cell table:formula="of:=SUM([.AG51];[.AL51];[.AQ51];[.AV51];[.BA51])" office:value-type="float" office:value="28" calcext:value-type="float">
            <text:p>28</text:p>
          </table:table-cell>
          <table:table-cell table:formula="of:=SUM([.AH51];[.AM51];[.AR51];[.AW51];[.BB51])" office:value-type="float" office:value="9" calcext:value-type="float">
            <text:p>9</text:p>
          </table:table-cell>
          <table:table-cell table:formula="of:=SUM([.AI51];[.AN51];[.AS51];[.AX51];[.BC51])" office:value-type="float" office:value="10" calcext:value-type="float">
            <text:p>10</text:p>
          </table:table-cell>
          <table:table-cell table:formula="of:=SUM([.AJ51];[.AO51];[.AT51];[.AY51];[.BD51])" office:value-type="float" office:value="1" calcext:value-type="float">
            <text:p>1</text:p>
          </table:table-cell>
          <table:table-cell table:formula="of:=SUM([.AK51];[.AP51];[.AU51];[.AZ51];[.BE51])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63]; OFFSET([.$C63]; 0; 0; 1; 5))" office:value-type="float" office:value="2" calcext:value-type="float">
            <text:p>2</text:p>
          </table:table-cell>
          <table:table-cell table:formula="of:=RANK([.D63]; OFFSET([.$C63]; 0; 0; 1; 5))" office:value-type="float" office:value="4" calcext:value-type="float">
            <text:p>4</text:p>
          </table:table-cell>
          <table:table-cell table:formula="of:=RANK([.E63]; OFFSET([.$C63]; 0; 0; 1; 5))" office:value-type="float" office:value="5" calcext:value-type="float">
            <text:p>5</text:p>
          </table:table-cell>
          <table:table-cell table:formula="of:=RANK([.F63]; OFFSET([.$C63]; 0; 0; 1; 5))" office:value-type="float" office:value="1" calcext:value-type="float">
            <text:p>1</text:p>
          </table:table-cell>
          <table:table-cell table:formula="of:=RANK([.G63]; OFFSET([.$C63]; 0; 0; 1; 5))" office:value-type="float" office:value="2" calcext:value-type="float">
            <text:p>2</text:p>
          </table:table-cell>
          <table:table-cell table:formula="of:=RANK([.H63];[.$H63:.$L63];)" office:value-type="float" office:value="1" calcext:value-type="float">
            <text:p>1</text:p>
          </table:table-cell>
          <table:table-cell table:formula="of:=RANK([.I63];[.$H63:.$L63];)" office:value-type="float" office:value="4" calcext:value-type="float">
            <text:p>4</text:p>
          </table:table-cell>
          <table:table-cell table:formula="of:=RANK([.J63];[.$H63:.$L63];)" office:value-type="float" office:value="5" calcext:value-type="float">
            <text:p>5</text:p>
          </table:table-cell>
          <table:table-cell table:formula="of:=RANK([.K63];[.$H63:.$L63];)" office:value-type="float" office:value="3" calcext:value-type="float">
            <text:p>3</text:p>
          </table:table-cell>
          <table:table-cell table:formula="of:=RANK([.L63];[.$H63:.$L63];)" office:value-type="float" office:value="1" calcext:value-type="float">
            <text:p>1</text:p>
          </table:table-cell>
          <table:table-cell table:formula="of:=RANK([.M63];[.$M63:.$Q63];)" office:value-type="float" office:value="1" calcext:value-type="float">
            <text:p>1</text:p>
          </table:table-cell>
          <table:table-cell table:formula="of:=RANK([.N63];[.$M63:.$Q63];)" office:value-type="float" office:value="4" calcext:value-type="float">
            <text:p>4</text:p>
          </table:table-cell>
          <table:table-cell table:formula="of:=RANK([.O63];[.$M63:.$Q63];)" office:value-type="float" office:value="5" calcext:value-type="float">
            <text:p>5</text:p>
          </table:table-cell>
          <table:table-cell table:formula="of:=RANK([.P63];[.$M63:.$Q63];)" office:value-type="float" office:value="3" calcext:value-type="float">
            <text:p>3</text:p>
          </table:table-cell>
          <table:table-cell table:formula="of:=RANK([.Q63];[.$M63:.$Q63];)" office:value-type="float" office:value="1" calcext:value-type="float">
            <text:p>1</text:p>
          </table:table-cell>
          <table:table-cell table:formula="of:=RANK([.R63];[.$R63:.$V63];)" office:value-type="float" office:value="1" calcext:value-type="float">
            <text:p>1</text:p>
          </table:table-cell>
          <table:table-cell table:formula="of:=RANK([.S63];[.$R63:.$V63];)" office:value-type="float" office:value="4" calcext:value-type="float">
            <text:p>4</text:p>
          </table:table-cell>
          <table:table-cell table:formula="of:=RANK([.T63];[.$R63:.$V63];)" office:value-type="float" office:value="5" calcext:value-type="float">
            <text:p>5</text:p>
          </table:table-cell>
          <table:table-cell table:formula="of:=RANK([.U63];[.$R63:.$V63];)" office:value-type="float" office:value="3" calcext:value-type="float">
            <text:p>3</text:p>
          </table:table-cell>
          <table:table-cell table:formula="of:=RANK([.V63];[.$R63:.$V63];)" office:value-type="float" office:value="1" calcext:value-type="float">
            <text:p>1</text:p>
          </table:table-cell>
          <table:table-cell table:formula="of:=RANK([.W63];[.$W63:.$AA63];)" office:value-type="float" office:value="4" calcext:value-type="float">
            <text:p>4</text:p>
          </table:table-cell>
          <table:table-cell table:formula="of:=RANK([.X63];[.$W63:.$AA63];)" office:value-type="float" office:value="3" calcext:value-type="float">
            <text:p>3</text:p>
          </table:table-cell>
          <table:table-cell table:formula="of:=RANK([.Y63];[.$W63:.$AA63];)" office:value-type="float" office:value="1" calcext:value-type="float">
            <text:p>1</text:p>
          </table:table-cell>
          <table:table-cell table:formula="of:=RANK([.Z63];[.$W63:.$AA63];)" office:value-type="float" office:value="2" calcext:value-type="float">
            <text:p>2</text:p>
          </table:table-cell>
          <table:table-cell table:formula="of:=RANK([.AA63];[.$W63:.$AA63];)" office:value-type="float" office:value="4" calcext:value-type="float">
            <text:p>4</text:p>
          </table:table-cell>
          <table:table-cell/>
          <table:table-cell table:style-name="ce1087" table:number-columns-repeated="2"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pla</text:p>
          </table:table-cell>
          <table:table-cell table:formula="of:=SUM([.AG32];[.AL32];[.AQ32];[.AV32];[.BA32])" office:value-type="float" office:value="24" calcext:value-type="float">
            <text:p>24</text:p>
          </table:table-cell>
          <table:table-cell table:formula="of:=SUM([.AH32];[.AM32];[.AR32];[.AW32];[.BB32])" office:value-type="float" office:value="20" calcext:value-type="float">
            <text:p>20</text:p>
          </table:table-cell>
          <table:table-cell table:formula="of:=SUM([.AI32];[.AN32];[.AS32];[.AX32];[.BC32])" office:value-type="float" office:value="1" calcext:value-type="float">
            <text:p>1</text:p>
          </table:table-cell>
          <table:table-cell table:formula="of:=SUM([.AJ32];[.AO32];[.AT32];[.AY32];[.BD32])" office:value-type="float" office:value="4" calcext:value-type="float">
            <text:p>4</text:p>
          </table:table-cell>
          <table:table-cell table:formula="of:=SUM([.AK32];[.AP32];[.AU32];[.AZ32];[.BE32])" office:value-type="float" office:value="1" calcext:value-type="float">
            <text:p>1</text:p>
          </table:table-cell>
          <table:table-cell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pla</text:p>
          </table:table-cell>
          <table:table-cell table:formula="of:=SUM([.AG42];[.AL42];[.AQ42];[.AV42];[.BA42])" office:value-type="float" office:value="19" calcext:value-type="float">
            <text:p>19</text:p>
          </table:table-cell>
          <table:table-cell table:formula="of:=SUM([.AH42];[.AM42];[.AR42];[.AW42];[.BB42])" office:value-type="float" office:value="15" calcext:value-type="float">
            <text:p>15</text:p>
          </table:table-cell>
          <table:table-cell table:formula="of:=SUM([.AI42];[.AN42];[.AS42];[.AX42];[.BC42])" office:value-type="float" office:value="13" calcext:value-type="float">
            <text:p>13</text:p>
          </table:table-cell>
          <table:table-cell table:formula="of:=SUM([.AJ42];[.AO42];[.AT42];[.AY42];[.BD42])" office:value-type="float" office:value="2" calcext:value-type="float">
            <text:p>2</text:p>
          </table:table-cell>
          <table:table-cell table:formula="of:=SUM([.AK42];[.AP42];[.AU42];[.AZ42];[.BE42])" office:value-type="float" office:value="1" calcext:value-type="float">
            <text:p>1</text:p>
          </table:table-cell>
          <table:table-cell/>
          <table:table-cell table:style-name="ce1088" office:value-type="string" calcext:value-type="string">
            <text:p>auc_optimal</text:p>
          </table:table-cell>
          <table:table-cell table:style-name="ce1088" office:value-type="string" calcext:value-type="string">
            <text:p>pla</text:p>
          </table:table-cell>
          <table:table-cell table:formula="of:=SUM([.AG52];[.AL52];[.AQ52];[.AV52];[.BA52])" office:value-type="float" office:value="10" calcext:value-type="float">
            <text:p>10</text:p>
          </table:table-cell>
          <table:table-cell table:formula="of:=SUM([.AH52];[.AM52];[.AR52];[.AW52];[.BB52])" office:value-type="float" office:value="13" calcext:value-type="float">
            <text:p>13</text:p>
          </table:table-cell>
          <table:table-cell table:formula="of:=SUM([.AI52];[.AN52];[.AS52];[.AX52];[.BC52])" office:value-type="float" office:value="22" calcext:value-type="float">
            <text:p>22</text:p>
          </table:table-cell>
          <table:table-cell table:formula="of:=SUM([.AJ52];[.AO52];[.AT52];[.AY52];[.BD52])" office:value-type="float" office:value="3" calcext:value-type="float">
            <text:p>3</text:p>
          </table:table-cell>
          <table:table-cell table:formula="of:=SUM([.AK52];[.AP52];[.AU52];[.AZ52];[.BE52])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64]; OFFSET([.$C64]; 0; 0; 1; 5))" office:value-type="float" office:value="2" calcext:value-type="float">
            <text:p>2</text:p>
          </table:table-cell>
          <table:table-cell table:formula="of:=RANK([.D64]; OFFSET([.$C64]; 0; 0; 1; 5))" office:value-type="float" office:value="4" calcext:value-type="float">
            <text:p>4</text:p>
          </table:table-cell>
          <table:table-cell table:formula="of:=RANK([.E64]; OFFSET([.$C64]; 0; 0; 1; 5))" office:value-type="float" office:value="5" calcext:value-type="float">
            <text:p>5</text:p>
          </table:table-cell>
          <table:table-cell table:formula="of:=RANK([.F64]; OFFSET([.$C64]; 0; 0; 1; 5))" office:value-type="float" office:value="1" calcext:value-type="float">
            <text:p>1</text:p>
          </table:table-cell>
          <table:table-cell table:formula="of:=RANK([.G64]; OFFSET([.$C64]; 0; 0; 1; 5))" office:value-type="float" office:value="3" calcext:value-type="float">
            <text:p>3</text:p>
          </table:table-cell>
          <table:table-cell table:formula="of:=RANK([.H64];[.$H64:.$L64];)" office:value-type="float" office:value="1" calcext:value-type="float">
            <text:p>1</text:p>
          </table:table-cell>
          <table:table-cell table:formula="of:=RANK([.I64];[.$H64:.$L64];)" office:value-type="float" office:value="4" calcext:value-type="float">
            <text:p>4</text:p>
          </table:table-cell>
          <table:table-cell table:formula="of:=RANK([.J64];[.$H64:.$L64];)" office:value-type="float" office:value="5" calcext:value-type="float">
            <text:p>5</text:p>
          </table:table-cell>
          <table:table-cell table:formula="of:=RANK([.K64];[.$H64:.$L64];)" office:value-type="float" office:value="2" calcext:value-type="float">
            <text:p>2</text:p>
          </table:table-cell>
          <table:table-cell table:formula="of:=RANK([.L64];[.$H64:.$L64];)" office:value-type="float" office:value="3" calcext:value-type="float">
            <text:p>3</text:p>
          </table:table-cell>
          <table:table-cell table:formula="of:=RANK([.M64];[.$M64:.$Q64];)" office:value-type="float" office:value="1" calcext:value-type="float">
            <text:p>1</text:p>
          </table:table-cell>
          <table:table-cell table:formula="of:=RANK([.N64];[.$M64:.$Q64];)" office:value-type="float" office:value="4" calcext:value-type="float">
            <text:p>4</text:p>
          </table:table-cell>
          <table:table-cell table:formula="of:=RANK([.O64];[.$M64:.$Q64];)" office:value-type="float" office:value="5" calcext:value-type="float">
            <text:p>5</text:p>
          </table:table-cell>
          <table:table-cell table:formula="of:=RANK([.P64];[.$M64:.$Q64];)" office:value-type="float" office:value="2" calcext:value-type="float">
            <text:p>2</text:p>
          </table:table-cell>
          <table:table-cell table:formula="of:=RANK([.Q64];[.$M64:.$Q64];)" office:value-type="float" office:value="3" calcext:value-type="float">
            <text:p>3</text:p>
          </table:table-cell>
          <table:table-cell table:formula="of:=RANK([.R64];[.$R64:.$V64];)" office:value-type="float" office:value="2" calcext:value-type="float">
            <text:p>2</text:p>
          </table:table-cell>
          <table:table-cell table:formula="of:=RANK([.S64];[.$R64:.$V64];)" office:value-type="float" office:value="4" calcext:value-type="float">
            <text:p>4</text:p>
          </table:table-cell>
          <table:table-cell table:formula="of:=RANK([.T64];[.$R64:.$V64];)" office:value-type="float" office:value="5" calcext:value-type="float">
            <text:p>5</text:p>
          </table:table-cell>
          <table:table-cell table:formula="of:=RANK([.U64];[.$R64:.$V64];)" office:value-type="float" office:value="1" calcext:value-type="float">
            <text:p>1</text:p>
          </table:table-cell>
          <table:table-cell table:formula="of:=RANK([.V64];[.$R64:.$V64];)" office:value-type="float" office:value="3" calcext:value-type="float">
            <text:p>3</text:p>
          </table:table-cell>
          <table:table-cell table:formula="of:=RANK([.W64];[.$W64:.$AA64];)" office:value-type="float" office:value="4" calcext:value-type="float">
            <text:p>4</text:p>
          </table:table-cell>
          <table:table-cell table:formula="of:=RANK([.X64];[.$W64:.$AA64];)" office:value-type="float" office:value="3" calcext:value-type="float">
            <text:p>3</text:p>
          </table:table-cell>
          <table:table-cell table:formula="of:=RANK([.Y64];[.$W64:.$AA64];)" office:value-type="float" office:value="1" calcext:value-type="float">
            <text:p>1</text:p>
          </table:table-cell>
          <table:table-cell table:formula="of:=RANK([.Z64];[.$W64:.$AA64];)" office:value-type="float" office:value="2" calcext:value-type="float">
            <text:p>2</text:p>
          </table:table-cell>
          <table:table-cell table:formula="of:=RANK([.AA64];[.$W64:.$AA64];)" office:value-type="float" office:value="5" calcext:value-type="float">
            <text:p>5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65]; OFFSET([.$C65]; 0; 0; 1; 5))" office:value-type="float" office:value="2" calcext:value-type="float">
            <text:p>2</text:p>
          </table:table-cell>
          <table:table-cell table:formula="of:=RANK([.D65]; OFFSET([.$C65]; 0; 0; 1; 5))" office:value-type="float" office:value="4" calcext:value-type="float">
            <text:p>4</text:p>
          </table:table-cell>
          <table:table-cell table:formula="of:=RANK([.E65]; OFFSET([.$C65]; 0; 0; 1; 5))" office:value-type="float" office:value="5" calcext:value-type="float">
            <text:p>5</text:p>
          </table:table-cell>
          <table:table-cell table:formula="of:=RANK([.F65]; OFFSET([.$C65]; 0; 0; 1; 5))" office:value-type="float" office:value="1" calcext:value-type="float">
            <text:p>1</text:p>
          </table:table-cell>
          <table:table-cell table:formula="of:=RANK([.G65]; OFFSET([.$C65]; 0; 0; 1; 5))" office:value-type="float" office:value="3" calcext:value-type="float">
            <text:p>3</text:p>
          </table:table-cell>
          <table:table-cell table:formula="of:=RANK([.H65];[.$H65:.$L65];)" office:value-type="float" office:value="2" calcext:value-type="float">
            <text:p>2</text:p>
          </table:table-cell>
          <table:table-cell table:formula="of:=RANK([.I65];[.$H65:.$L65];)" office:value-type="float" office:value="4" calcext:value-type="float">
            <text:p>4</text:p>
          </table:table-cell>
          <table:table-cell table:formula="of:=RANK([.J65];[.$H65:.$L65];)" office:value-type="float" office:value="5" calcext:value-type="float">
            <text:p>5</text:p>
          </table:table-cell>
          <table:table-cell table:formula="of:=RANK([.K65];[.$H65:.$L65];)" office:value-type="float" office:value="3" calcext:value-type="float">
            <text:p>3</text:p>
          </table:table-cell>
          <table:table-cell table:formula="of:=RANK([.L65];[.$H65:.$L65];)" office:value-type="float" office:value="1" calcext:value-type="float">
            <text:p>1</text:p>
          </table:table-cell>
          <table:table-cell table:formula="of:=RANK([.M65];[.$M65:.$Q65];)" office:value-type="float" office:value="3" calcext:value-type="float">
            <text:p>3</text:p>
          </table:table-cell>
          <table:table-cell table:formula="of:=RANK([.N65];[.$M65:.$Q65];)" office:value-type="float" office:value="4" calcext:value-type="float">
            <text:p>4</text:p>
          </table:table-cell>
          <table:table-cell table:formula="of:=RANK([.O65];[.$M65:.$Q65];)" office:value-type="float" office:value="5" calcext:value-type="float">
            <text:p>5</text:p>
          </table:table-cell>
          <table:table-cell table:formula="of:=RANK([.P65];[.$M65:.$Q65];)" office:value-type="float" office:value="2" calcext:value-type="float">
            <text:p>2</text:p>
          </table:table-cell>
          <table:table-cell table:formula="of:=RANK([.Q65];[.$M65:.$Q65];)" office:value-type="float" office:value="1" calcext:value-type="float">
            <text:p>1</text:p>
          </table:table-cell>
          <table:table-cell table:formula="of:=RANK([.R65];[.$R65:.$V65];)" office:value-type="float" office:value="2" calcext:value-type="float">
            <text:p>2</text:p>
          </table:table-cell>
          <table:table-cell table:formula="of:=RANK([.S65];[.$R65:.$V65];)" office:value-type="float" office:value="4" calcext:value-type="float">
            <text:p>4</text:p>
          </table:table-cell>
          <table:table-cell table:formula="of:=RANK([.T65];[.$R65:.$V65];)" office:value-type="float" office:value="5" calcext:value-type="float">
            <text:p>5</text:p>
          </table:table-cell>
          <table:table-cell table:formula="of:=RANK([.U65];[.$R65:.$V65];)" office:value-type="float" office:value="3" calcext:value-type="float">
            <text:p>3</text:p>
          </table:table-cell>
          <table:table-cell table:formula="of:=RANK([.V65];[.$R65:.$V65];)" office:value-type="float" office:value="1" calcext:value-type="float">
            <text:p>1</text:p>
          </table:table-cell>
          <table:table-cell table:formula="of:=RANK([.W65];[.$W65:.$AA65];)" office:value-type="float" office:value="5" calcext:value-type="float">
            <text:p>5</text:p>
          </table:table-cell>
          <table:table-cell table:formula="of:=RANK([.X65];[.$W65:.$AA65];)" office:value-type="float" office:value="2" calcext:value-type="float">
            <text:p>2</text:p>
          </table:table-cell>
          <table:table-cell table:formula="of:=RANK([.Y65];[.$W65:.$AA65];)" office:value-type="float" office:value="1" calcext:value-type="float">
            <text:p>1</text:p>
          </table:table-cell>
          <table:table-cell table:formula="of:=RANK([.Z65];[.$W65:.$AA65];)" office:value-type="float" office:value="3" calcext:value-type="float">
            <text:p>3</text:p>
          </table:table-cell>
          <table:table-cell table:formula="of:=RANK([.AA65];[.$W65:.$AA65];)" office:value-type="float" office:value="4" calcext:value-type="float">
            <text:p>4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66]; OFFSET([.$C66]; 0; 0; 1; 5))" office:value-type="float" office:value="2" calcext:value-type="float">
            <text:p>2</text:p>
          </table:table-cell>
          <table:table-cell table:formula="of:=RANK([.D66]; OFFSET([.$C66]; 0; 0; 1; 5))" office:value-type="float" office:value="4" calcext:value-type="float">
            <text:p>4</text:p>
          </table:table-cell>
          <table:table-cell table:formula="of:=RANK([.E66]; OFFSET([.$C66]; 0; 0; 1; 5))" office:value-type="float" office:value="5" calcext:value-type="float">
            <text:p>5</text:p>
          </table:table-cell>
          <table:table-cell table:formula="of:=RANK([.F66]; OFFSET([.$C66]; 0; 0; 1; 5))" office:value-type="float" office:value="1" calcext:value-type="float">
            <text:p>1</text:p>
          </table:table-cell>
          <table:table-cell table:formula="of:=RANK([.G66]; OFFSET([.$C66]; 0; 0; 1; 5))" office:value-type="float" office:value="3" calcext:value-type="float">
            <text:p>3</text:p>
          </table:table-cell>
          <table:table-cell table:formula="of:=RANK([.H66];[.$H66:.$L66];)" office:value-type="float" office:value="2" calcext:value-type="float">
            <text:p>2</text:p>
          </table:table-cell>
          <table:table-cell table:formula="of:=RANK([.I66];[.$H66:.$L66];)" office:value-type="float" office:value="3" calcext:value-type="float">
            <text:p>3</text:p>
          </table:table-cell>
          <table:table-cell table:formula="of:=RANK([.J66];[.$H66:.$L66];)" office:value-type="float" office:value="5" calcext:value-type="float">
            <text:p>5</text:p>
          </table:table-cell>
          <table:table-cell table:formula="of:=RANK([.K66];[.$H66:.$L66];)" office:value-type="float" office:value="1" calcext:value-type="float">
            <text:p>1</text:p>
          </table:table-cell>
          <table:table-cell table:formula="of:=RANK([.L66];[.$H66:.$L66];)" office:value-type="float" office:value="4" calcext:value-type="float">
            <text:p>4</text:p>
          </table:table-cell>
          <table:table-cell table:formula="of:=RANK([.M66];[.$M66:.$Q66];)" office:value-type="float" office:value="2" calcext:value-type="float">
            <text:p>2</text:p>
          </table:table-cell>
          <table:table-cell table:formula="of:=RANK([.N66];[.$M66:.$Q66];)" office:value-type="float" office:value="4" calcext:value-type="float">
            <text:p>4</text:p>
          </table:table-cell>
          <table:table-cell table:formula="of:=RANK([.O66];[.$M66:.$Q66];)" office:value-type="float" office:value="5" calcext:value-type="float">
            <text:p>5</text:p>
          </table:table-cell>
          <table:table-cell table:formula="of:=RANK([.P66];[.$M66:.$Q66];)" office:value-type="float" office:value="1" calcext:value-type="float">
            <text:p>1</text:p>
          </table:table-cell>
          <table:table-cell table:formula="of:=RANK([.Q66];[.$M66:.$Q66];)" office:value-type="float" office:value="3" calcext:value-type="float">
            <text:p>3</text:p>
          </table:table-cell>
          <table:table-cell table:formula="of:=RANK([.R66];[.$R66:.$V66];)" office:value-type="float" office:value="1" calcext:value-type="float">
            <text:p>1</text:p>
          </table:table-cell>
          <table:table-cell table:formula="of:=RANK([.S66];[.$R66:.$V66];)" office:value-type="float" office:value="3" calcext:value-type="float">
            <text:p>3</text:p>
          </table:table-cell>
          <table:table-cell table:formula="of:=RANK([.T66];[.$R66:.$V66];)" office:value-type="float" office:value="5" calcext:value-type="float">
            <text:p>5</text:p>
          </table:table-cell>
          <table:table-cell table:formula="of:=RANK([.U66];[.$R66:.$V66];)" office:value-type="float" office:value="2" calcext:value-type="float">
            <text:p>2</text:p>
          </table:table-cell>
          <table:table-cell table:formula="of:=RANK([.V66];[.$R66:.$V66];)" office:value-type="float" office:value="4" calcext:value-type="float">
            <text:p>4</text:p>
          </table:table-cell>
          <table:table-cell table:formula="of:=RANK([.W66];[.$W66:.$AA66];)" office:value-type="float" office:value="2" calcext:value-type="float">
            <text:p>2</text:p>
          </table:table-cell>
          <table:table-cell table:formula="of:=RANK([.X66];[.$W66:.$AA66];)" office:value-type="float" office:value="4" calcext:value-type="float">
            <text:p>4</text:p>
          </table:table-cell>
          <table:table-cell table:formula="of:=RANK([.Y66];[.$W66:.$AA66];)" office:value-type="float" office:value="3" calcext:value-type="float">
            <text:p>3</text:p>
          </table:table-cell>
          <table:table-cell table:formula="of:=RANK([.Z66];[.$W66:.$AA66];)" office:value-type="float" office:value="1" calcext:value-type="float">
            <text:p>1</text:p>
          </table:table-cell>
          <table:table-cell table:formula="of:=RANK([.AA66];[.$W66:.$AA66];)" office:value-type="float" office:value="5" calcext:value-type="float">
            <text:p>5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67]; OFFSET([.$C67]; 0; 0; 1; 5))" office:value-type="float" office:value="3" calcext:value-type="float">
            <text:p>3</text:p>
          </table:table-cell>
          <table:table-cell table:formula="of:=RANK([.D67]; OFFSET([.$C67]; 0; 0; 1; 5))" office:value-type="float" office:value="4" calcext:value-type="float">
            <text:p>4</text:p>
          </table:table-cell>
          <table:table-cell table:formula="of:=RANK([.E67]; OFFSET([.$C67]; 0; 0; 1; 5))" office:value-type="float" office:value="5" calcext:value-type="float">
            <text:p>5</text:p>
          </table:table-cell>
          <table:table-cell table:formula="of:=RANK([.F67]; OFFSET([.$C67]; 0; 0; 1; 5))" office:value-type="float" office:value="2" calcext:value-type="float">
            <text:p>2</text:p>
          </table:table-cell>
          <table:table-cell table:formula="of:=RANK([.G67]; OFFSET([.$C67]; 0; 0; 1; 5))" office:value-type="float" office:value="1" calcext:value-type="float">
            <text:p>1</text:p>
          </table:table-cell>
          <table:table-cell table:formula="of:=RANK([.H67];[.$H67:.$L67];)" office:value-type="float" office:value="2" calcext:value-type="float">
            <text:p>2</text:p>
          </table:table-cell>
          <table:table-cell table:formula="of:=RANK([.I67];[.$H67:.$L67];)" office:value-type="float" office:value="4" calcext:value-type="float">
            <text:p>4</text:p>
          </table:table-cell>
          <table:table-cell table:formula="of:=RANK([.J67];[.$H67:.$L67];)" office:value-type="float" office:value="5" calcext:value-type="float">
            <text:p>5</text:p>
          </table:table-cell>
          <table:table-cell table:formula="of:=RANK([.K67];[.$H67:.$L67];)" office:value-type="float" office:value="1" calcext:value-type="float">
            <text:p>1</text:p>
          </table:table-cell>
          <table:table-cell table:formula="of:=RANK([.L67];[.$H67:.$L67];)" office:value-type="float" office:value="3" calcext:value-type="float">
            <text:p>3</text:p>
          </table:table-cell>
          <table:table-cell table:formula="of:=RANK([.M67];[.$M67:.$Q67];)" office:value-type="float" office:value="3" calcext:value-type="float">
            <text:p>3</text:p>
          </table:table-cell>
          <table:table-cell table:formula="of:=RANK([.N67];[.$M67:.$Q67];)" office:value-type="float" office:value="4" calcext:value-type="float">
            <text:p>4</text:p>
          </table:table-cell>
          <table:table-cell table:formula="of:=RANK([.O67];[.$M67:.$Q67];)" office:value-type="float" office:value="5" calcext:value-type="float">
            <text:p>5</text:p>
          </table:table-cell>
          <table:table-cell table:formula="of:=RANK([.P67];[.$M67:.$Q67];)" office:value-type="float" office:value="1" calcext:value-type="float">
            <text:p>1</text:p>
          </table:table-cell>
          <table:table-cell table:formula="of:=RANK([.Q67];[.$M67:.$Q67];)" office:value-type="float" office:value="2" calcext:value-type="float">
            <text:p>2</text:p>
          </table:table-cell>
          <table:table-cell table:formula="of:=RANK([.R67];[.$R67:.$V67];)" office:value-type="float" office:value="2" calcext:value-type="float">
            <text:p>2</text:p>
          </table:table-cell>
          <table:table-cell table:formula="of:=RANK([.S67];[.$R67:.$V67];)" office:value-type="float" office:value="4" calcext:value-type="float">
            <text:p>4</text:p>
          </table:table-cell>
          <table:table-cell table:formula="of:=RANK([.T67];[.$R67:.$V67];)" office:value-type="float" office:value="5" calcext:value-type="float">
            <text:p>5</text:p>
          </table:table-cell>
          <table:table-cell table:formula="of:=RANK([.U67];[.$R67:.$V67];)" office:value-type="float" office:value="3" calcext:value-type="float">
            <text:p>3</text:p>
          </table:table-cell>
          <table:table-cell table:formula="of:=RANK([.V67];[.$R67:.$V67];)" office:value-type="float" office:value="1" calcext:value-type="float">
            <text:p>1</text:p>
          </table:table-cell>
          <table:table-cell table:formula="of:=RANK([.W67];[.$W67:.$AA67];)" office:value-type="float" office:value="5" calcext:value-type="float">
            <text:p>5</text:p>
          </table:table-cell>
          <table:table-cell table:formula="of:=RANK([.X67];[.$W67:.$AA67];)" office:value-type="float" office:value="3" calcext:value-type="float">
            <text:p>3</text:p>
          </table:table-cell>
          <table:table-cell table:formula="of:=RANK([.Y67];[.$W67:.$AA67];)" office:value-type="float" office:value="2" calcext:value-type="float">
            <text:p>2</text:p>
          </table:table-cell>
          <table:table-cell table:formula="of:=RANK([.Z67];[.$W67:.$AA67];)" office:value-type="float" office:value="1" calcext:value-type="float">
            <text:p>1</text:p>
          </table:table-cell>
          <table:table-cell table:formula="of:=RANK([.AA67];[.$W67:.$AA67];)" office:value-type="float" office:value="4" calcext:value-type="float">
            <text:p>4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number-columns-repeated="28"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office:value-type="float" office:value="578231" calcext:value-type="float">
            <text:p>578231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172391371126323" calcext:value-type="float">
            <text:p>-0,172391371126323</text:p>
          </table:table-cell>
          <table:table-cell table:style-name="ce579" office:value-type="float" office:value="0.0845458017463731" calcext:value-type="float">
            <text:p>0,0845458017463731</text:p>
          </table:table-cell>
          <table:table-cell table:style-name="ce644" office:value-type="float" office:value="0.045770729304702" calcext:value-type="float">
            <text:p>0,045770729304702</text:p>
          </table:table-cell>
          <table:table-cell table:style-name="ce680" office:value-type="float" office:value="0.148297088207311" calcext:value-type="float">
            <text:p>0,148297088207311</text:p>
          </table:table-cell>
          <table:table-cell table:style-name="ce725" office:value-type="float" office:value="0.0995049974850016" calcext:value-type="float">
            <text:p>0,0995049974850016</text:p>
          </table:table-cell>
          <table:table-cell table:style-name="ce494" office:value-type="float" office:value="-0.265033320588876" calcext:value-type="float">
            <text:p>-0,265033320588876</text:p>
          </table:table-cell>
          <table:table-cell table:style-name="ce544" office:value-type="float" office:value="0.0945042611709278" calcext:value-type="float">
            <text:p>0,0945042611709278</text:p>
          </table:table-cell>
          <table:table-cell table:style-name="ce511" office:value-type="float" office:value="0.0782961894073005" calcext:value-type="float">
            <text:p>0,0782961894073005</text:p>
          </table:table-cell>
          <table:table-cell table:style-name="ce699" office:value-type="float" office:value="0.193023283301061" calcext:value-type="float">
            <text:p>0,193023283301061</text:p>
          </table:table-cell>
          <table:table-cell table:style-name="ce716" office:value-type="float" office:value="0.164355962967074" calcext:value-type="float">
            <text:p>0,164355962967074</text:p>
          </table:table-cell>
          <table:table-cell table:style-name="ce494" office:value-type="float" office:value="-0.586333188290774" calcext:value-type="float">
            <text:p>-0,586333188290774</text:p>
          </table:table-cell>
          <table:table-cell table:style-name="ce555" office:value-type="float" office:value="0.045631367001677" calcext:value-type="float">
            <text:p>0,045631367001677</text:p>
          </table:table-cell>
          <table:table-cell table:style-name="ce919" office:value-type="float" office:value="0.044316749047581" calcext:value-type="float">
            <text:p>0,044316749047581</text:p>
          </table:table-cell>
          <table:table-cell table:style-name="ce495" office:value-type="float" office:value="0.115376738541502" calcext:value-type="float">
            <text:p>0,115376738541502</text:p>
          </table:table-cell>
          <table:table-cell table:style-name="ce979" office:value-type="float" office:value="0.015139835694485" calcext:value-type="float">
            <text:p>0,015139835694485</text:p>
          </table:table-cell>
          <table:table-cell table:style-name="ce494" office:value-type="float" office:value="0.0438247894993664" calcext:value-type="float">
            <text:p>0,0438247894993664</text:p>
          </table:table-cell>
          <table:table-cell table:style-name="ce927" office:value-type="float" office:value="0.13354361751828" calcext:value-type="float">
            <text:p>0,13354361751828</text:p>
          </table:table-cell>
          <table:table-cell table:style-name="ce1030" office:value-type="float" office:value="0.0766158930099556" calcext:value-type="float">
            <text:p>0,0766158930099556</text:p>
          </table:table-cell>
          <table:table-cell table:style-name="ce680" office:value-type="float" office:value="0.225768055020206" calcext:value-type="float">
            <text:p>0,225768055020206</text:p>
          </table:table-cell>
          <table:table-cell table:style-name="ce792" office:value-type="float" office:value="0.196682552265421" calcext:value-type="float">
            <text:p>0,196682552265421</text:p>
          </table:table-cell>
          <table:table-cell table:style-name="ce494" office:value-type="float" office:value="0.0208751962792168" calcext:value-type="float">
            <text:p>0,0208751962792168</text:p>
          </table:table-cell>
          <table:table-cell table:style-name="ce999" office:value-type="float" office:value="0.38826664073018" calcext:value-type="float">
            <text:p>0,38826664073018</text:p>
          </table:table-cell>
          <table:table-cell table:style-name="ce882" office:value-type="float" office:value="0.102102601117185" calcext:value-type="float">
            <text:p>0,102102601117185</text:p>
          </table:table-cell>
          <table:table-cell table:style-name="ce538" office:value-type="float" office:value="0.72299530714982" calcext:value-type="float">
            <text:p>0,72299530714982</text:p>
          </table:table-cell>
          <table:table-cell table:style-name="ce1042" office:value-type="float" office:value="0.429823428443846" calcext:value-type="float">
            <text:p>0,429823428443846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21" office:value-type="float" office:value="0.146437932604021" calcext:value-type="float">
            <text:p>0,146437932604021</text:p>
          </table:table-cell>
          <table:table-cell table:style-name="ce589" office:value-type="float" office:value="0.0849419233422498" calcext:value-type="float">
            <text:p>0,0849419233422498</text:p>
          </table:table-cell>
          <table:table-cell table:style-name="ce645" office:value-type="float" office:value="0.0662943123665425" calcext:value-type="float">
            <text:p>0,0662943123665425</text:p>
          </table:table-cell>
          <table:table-cell table:style-name="ce538" office:value-type="float" office:value="0.149487321493035" calcext:value-type="float">
            <text:p>0,149487321493035</text:p>
          </table:table-cell>
          <table:table-cell table:style-name="ce726" office:value-type="float" office:value="0.147760829254402" calcext:value-type="float">
            <text:p>0,147760829254402</text:p>
          </table:table-cell>
          <table:table-cell table:style-name="ce538" office:value-type="float" office:value="0.209449758060869" calcext:value-type="float">
            <text:p>0,209449758060869</text:p>
          </table:table-cell>
          <table:table-cell table:style-name="ce556" office:value-type="float" office:value="0.0922945367389812" calcext:value-type="float">
            <text:p>0,0922945367389812</text:p>
          </table:table-cell>
          <table:table-cell table:style-name="ce511" office:value-type="float" office:value="0.0782961894073005" calcext:value-type="float">
            <text:p>0,0782961894073005</text:p>
          </table:table-cell>
          <table:table-cell table:style-name="ce833" office:value-type="float" office:value="0.185817269150603" calcext:value-type="float">
            <text:p>0,185817269150603</text:p>
          </table:table-cell>
          <table:table-cell table:style-name="ce742" office:value-type="float" office:value="0.191100052211163" calcext:value-type="float">
            <text:p>0,191100052211163</text:p>
          </table:table-cell>
          <table:table-cell table:style-name="ce911" office:value-type="float" office:value="0.120417918134068" calcext:value-type="float">
            <text:p>0,120417918134068</text:p>
          </table:table-cell>
          <table:table-cell table:style-name="ce934" office:value-type="float" office:value="0.0415842993330759" calcext:value-type="float">
            <text:p>0,0415842993330759</text:p>
          </table:table-cell>
          <table:table-cell table:style-name="ce904" office:value-type="float" office:value="0.0524760720519285" calcext:value-type="float">
            <text:p>0,0524760720519285</text:p>
          </table:table-cell>
          <table:table-cell table:style-name="ce538" office:value-type="float" office:value="0.120776450303367" calcext:value-type="float">
            <text:p>0,120776450303367</text:p>
          </table:table-cell>
          <table:table-cell table:style-name="ce916" office:value-type="float" office:value="0.0494828716688423" calcext:value-type="float">
            <text:p>0,0494828716688423</text:p>
          </table:table-cell>
          <table:table-cell table:style-name="ce500" office:value-type="float" office:value="0.21704690632553" calcext:value-type="float">
            <text:p>0,21704690632553</text:p>
          </table:table-cell>
          <table:table-cell table:style-name="ce822" office:value-type="float" office:value="0.13584663107212" calcext:value-type="float">
            <text:p>0,13584663107212</text:p>
          </table:table-cell>
          <table:table-cell table:style-name="ce1030" office:value-type="float" office:value="0.0766158930099556" calcext:value-type="float">
            <text:p>0,0766158930099556</text:p>
          </table:table-cell>
          <table:table-cell table:style-name="ce538" office:value-type="float" office:value="0.226485798718001" calcext:value-type="float">
            <text:p>0,226485798718001</text:p>
          </table:table-cell>
          <table:table-cell table:style-name="ce887" office:value-type="float" office:value="0.21151188164519" calcext:value-type="float">
            <text:p>0,21151188164519</text:p>
          </table:table-cell>
          <table:table-cell table:style-name="ce801" office:value-type="float" office:value="0.654780773030675" calcext:value-type="float">
            <text:p>0,654780773030675</text:p>
          </table:table-cell>
          <table:table-cell table:style-name="ce711" office:value-type="float" office:value="0.390541989871907" calcext:value-type="float">
            <text:p>0,390541989871907</text:p>
          </table:table-cell>
          <table:table-cell table:style-name="ce882" office:value-type="float" office:value="0.102102601117185" calcext:value-type="float">
            <text:p>0,102102601117185</text:p>
          </table:table-cell>
          <table:table-cell table:style-name="ce538" office:value-type="float" office:value="0.723008432902008" calcext:value-type="float">
            <text:p>0,723008432902008</text:p>
          </table:table-cell>
          <table:table-cell table:style-name="ce911" office:value-type="float" office:value="0.722573970504597" calcext:value-type="float">
            <text:p>0,722573970504597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00641642245396581" calcext:value-type="float">
            <text:p>-0,00641642245396581</text:p>
          </table:table-cell>
          <table:table-cell table:style-name="ce590" office:value-type="float" office:value="0.060741136031893" calcext:value-type="float">
            <text:p>0,060741136031893</text:p>
          </table:table-cell>
          <table:table-cell table:style-name="ce646" office:value-type="float" office:value="0.0153216843688176" calcext:value-type="float">
            <text:p>0,0153216843688176</text:p>
          </table:table-cell>
          <table:table-cell table:style-name="ce681" office:value-type="float" office:value="0.104015551883334" calcext:value-type="float">
            <text:p>0,104015551883334</text:p>
          </table:table-cell>
          <table:table-cell table:style-name="ce727" office:value-type="float" office:value="0.0501803848059714" calcext:value-type="float">
            <text:p>0,0501803848059714</text:p>
          </table:table-cell>
          <table:table-cell table:style-name="ce494" office:value-type="float" office:value="-0.128440232606899" calcext:value-type="float">
            <text:p>-0,128440232606899</text:p>
          </table:table-cell>
          <table:table-cell table:style-name="ce627" office:value-type="float" office:value="0.0124695263584152" calcext:value-type="float">
            <text:p>0,0124695263584152</text:p>
          </table:table-cell>
          <table:table-cell table:style-name="ce835" office:value-type="float" office:value="0.024312107645441" calcext:value-type="float">
            <text:p>0,024312107645441</text:p>
          </table:table-cell>
          <table:table-cell table:style-name="ce858" office:value-type="float" office:value="0.0469129635796302" calcext:value-type="float">
            <text:p>0,0469129635796302</text:p>
          </table:table-cell>
          <table:table-cell table:style-name="ce565" office:value-type="float" office:value="0.0180221013554346" calcext:value-type="float">
            <text:p>0,0180221013554346</text:p>
          </table:table-cell>
          <table:table-cell table:style-name="ce494" office:value-type="float" office:value="-0.1001377632699" calcext:value-type="float">
            <text:p>-0,1001377632699</text:p>
          </table:table-cell>
          <table:table-cell table:style-name="ce538" office:value-type="float" office:value="0.0629930156846959" calcext:value-type="float">
            <text:p>0,0629930156846959</text:p>
          </table:table-cell>
          <table:table-cell table:style-name="ce911" office:value-type="float" office:value="0.0628463434336191" calcext:value-type="float">
            <text:p>0,0628463434336191</text:p>
          </table:table-cell>
          <table:table-cell table:style-name="ce791" office:value-type="float" office:value="0.0270963403100434" calcext:value-type="float">
            <text:p>0,0270963403100434</text:p>
          </table:table-cell>
          <table:table-cell table:style-name="ce604" office:value-type="float" office:value="0.0168347150402615" calcext:value-type="float">
            <text:p>0,0168347150402615</text:p>
          </table:table-cell>
          <table:table-cell table:style-name="ce494" office:value-type="float" office:value="-0.0150596307351531" calcext:value-type="float">
            <text:p>-0,0150596307351531</text:p>
          </table:table-cell>
          <table:table-cell table:style-name="ce1008" office:value-type="float" office:value="0.0329001936262975" calcext:value-type="float">
            <text:p>0,0329001936262975</text:p>
          </table:table-cell>
          <table:table-cell table:style-name="ce997" office:value-type="float" office:value="0.0214162944615814" calcext:value-type="float">
            <text:p>0,0214162944615814</text:p>
          </table:table-cell>
          <table:table-cell table:style-name="ce1038" office:value-type="float" office:value="0.0422923331120362" calcext:value-type="float">
            <text:p>0,0422923331120362</text:p>
          </table:table-cell>
          <table:table-cell table:style-name="ce524" office:value-type="float" office:value="0.0351651122190973" calcext:value-type="float">
            <text:p>0,0351651122190973</text:p>
          </table:table-cell>
          <table:table-cell table:style-name="ce494" office:value-type="float" office:value="0.486214284992369" calcext:value-type="float">
            <text:p>0,486214284992369</text:p>
          </table:table-cell>
          <table:table-cell table:style-name="ce956" office:value-type="float" office:value="0.704431555830846" calcext:value-type="float">
            <text:p>0,704431555830846</text:p>
          </table:table-cell>
          <table:table-cell table:style-name="ce1015" office:value-type="float" office:value="0.599955818718136" calcext:value-type="float">
            <text:p>0,599955818718136</text:p>
          </table:table-cell>
          <table:table-cell table:style-name="ce495" office:value-type="float" office:value="0.719720431979005" calcext:value-type="float">
            <text:p>0,719720431979005</text:p>
          </table:table-cell>
          <table:table-cell table:style-name="ce1079" office:value-type="float" office:value="0.549693704009826" calcext:value-type="float">
            <text:p>0,549693704009826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22" office:value-type="float" office:value="0.0868178954283831" calcext:value-type="float">
            <text:p>0,0868178954283831</text:p>
          </table:table-cell>
          <table:table-cell table:style-name="ce591" office:value-type="float" office:value="0.0616006451550218" calcext:value-type="float">
            <text:p>0,0616006451550218</text:p>
          </table:table-cell>
          <table:table-cell table:style-name="ce630" office:value-type="float" office:value="0.0151273605670668" calcext:value-type="float">
            <text:p>0,0151273605670668</text:p>
          </table:table-cell>
          <table:table-cell table:style-name="ce538" office:value-type="float" office:value="0.107752548070851" calcext:value-type="float">
            <text:p>0,107752548070851</text:p>
          </table:table-cell>
          <table:table-cell table:style-name="ce728" office:value-type="float" office:value="0.0819074824379864" calcext:value-type="float">
            <text:p>0,0819074824379864</text:p>
          </table:table-cell>
          <table:table-cell table:style-name="ce761" office:value-type="float" office:value="0.045118204840427" calcext:value-type="float">
            <text:p>0,045118204840427</text:p>
          </table:table-cell>
          <table:table-cell table:style-name="ce554" office:value-type="float" office:value="0.0337830893386449" calcext:value-type="float">
            <text:p>0,0337830893386449</text:p>
          </table:table-cell>
          <table:table-cell table:style-name="ce836" office:value-type="float" office:value="0.0304530860086416" calcext:value-type="float">
            <text:p>0,0304530860086416</text:p>
          </table:table-cell>
          <table:table-cell table:style-name="ce538" office:value-type="float" office:value="0.05257474007474" calcext:value-type="float">
            <text:p>0,05257474007474</text:p>
          </table:table-cell>
          <table:table-cell table:style-name="ce565" office:value-type="float" office:value="0.0181351570240458" calcext:value-type="float">
            <text:p>0,0181351570240458</text:p>
          </table:table-cell>
          <table:table-cell table:style-name="ce645" office:value-type="float" office:value="0.0207133812354041" calcext:value-type="float">
            <text:p>0,0207133812354041</text:p>
          </table:table-cell>
          <table:table-cell table:style-name="ce935" office:value-type="float" office:value="0.0494774393632468" calcext:value-type="float">
            <text:p>0,0494774393632468</text:p>
          </table:table-cell>
          <table:table-cell table:style-name="ce784" office:value-type="float" office:value="0.04933076711217" calcext:value-type="float">
            <text:p>0,04933076711217</text:p>
          </table:table-cell>
          <table:table-cell table:style-name="ce645" office:value-type="float" office:value="0.0207133812354041" calcext:value-type="float">
            <text:p>0,0207133812354041</text:p>
          </table:table-cell>
          <table:table-cell table:style-name="ce980" office:value-type="float" office:value="0.0161882706744044" calcext:value-type="float">
            <text:p>0,0161882706744044</text:p>
          </table:table-cell>
          <table:table-cell table:style-name="ce951" office:value-type="float" office:value="0.0519996218209322" calcext:value-type="float">
            <text:p>0,0519996218209322</text:p>
          </table:table-cell>
          <table:table-cell table:style-name="ce980" office:value-type="float" office:value="0.033149542462202" calcext:value-type="float">
            <text:p>0,033149542462202</text:p>
          </table:table-cell>
          <table:table-cell table:style-name="ce1031" office:value-type="float" office:value="0.021665643297486" calcext:value-type="float">
            <text:p>0,021665643297486</text:p>
          </table:table-cell>
          <table:table-cell table:style-name="ce538" office:value-type="float" office:value="0.0524221295706594" calcext:value-type="float">
            <text:p>0,0524221295706594</text:p>
          </table:table-cell>
          <table:table-cell table:style-name="ce951" office:value-type="float" office:value="0.0519788427512735" calcext:value-type="float">
            <text:p>0,0519788427512735</text:p>
          </table:table-cell>
          <table:table-cell table:style-name="ce853" office:value-type="float" office:value="0.719847423631421" calcext:value-type="float">
            <text:p>0,719847423631421</text:p>
          </table:table-cell>
          <table:table-cell table:style-name="ce956" office:value-type="float" office:value="0.704431555830846" calcext:value-type="float">
            <text:p>0,704431555830846</text:p>
          </table:table-cell>
          <table:table-cell table:style-name="ce1015" office:value-type="float" office:value="0.599955818718136" calcext:value-type="float">
            <text:p>0,599955818718136</text:p>
          </table:table-cell>
          <table:table-cell table:style-name="ce752" office:value-type="float" office:value="0.720578856172077" calcext:value-type="float">
            <text:p>0,720578856172077</text:p>
          </table:table-cell>
          <table:table-cell table:style-name="ce538" office:value-type="float" office:value="0.721614478019681" calcext:value-type="float">
            <text:p>0,721614478019681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523" office:value-type="float" office:value="0.228089430803163" calcext:value-type="float">
            <text:p>0,228089430803163</text:p>
          </table:table-cell>
          <table:table-cell table:style-name="ce592" office:value-type="float" office:value="0.193591350498104" calcext:value-type="float">
            <text:p>0,193591350498104</text:p>
          </table:table-cell>
          <table:table-cell table:style-name="ce586" office:value-type="float" office:value="0.191266938869469" calcext:value-type="float">
            <text:p>0,191266938869469</text:p>
          </table:table-cell>
          <table:table-cell table:style-name="ce538" office:value-type="float" office:value="0.281717194592118" calcext:value-type="float">
            <text:p>0,281717194592118</text:p>
          </table:table-cell>
          <table:table-cell table:style-name="ce729" office:value-type="float" office:value="0.236544384677419" calcext:value-type="float">
            <text:p>0,236544384677419</text:p>
          </table:table-cell>
          <table:table-cell table:style-name="ce771" office:value-type="float" office:value="0.357705566038899" calcext:value-type="float">
            <text:p>0,357705566038899</text:p>
          </table:table-cell>
          <table:table-cell table:style-name="ce809" office:value-type="float" office:value="0.312002812002812" calcext:value-type="float">
            <text:p>0,312002812002812</text:p>
          </table:table-cell>
          <table:table-cell table:style-name="ce586" office:value-type="float" office:value="0.288605427494316" calcext:value-type="float">
            <text:p>0,288605427494316</text:p>
          </table:table-cell>
          <table:table-cell table:style-name="ce538" office:value-type="float" office:value="0.366482797038353" calcext:value-type="float">
            <text:p>0,366482797038353</text:p>
          </table:table-cell>
          <table:table-cell table:style-name="ce890" office:value-type="float" office:value="0.318241429352541" calcext:value-type="float">
            <text:p>0,318241429352541</text:p>
          </table:table-cell>
          <table:table-cell table:style-name="ce538" office:value-type="float" office:value="0.714997346318717" calcext:value-type="float">
            <text:p>0,714997346318717</text:p>
          </table:table-cell>
          <table:table-cell table:style-name="ce631" office:value-type="float" office:value="0.645835947630401" calcext:value-type="float">
            <text:p>0,645835947630401</text:p>
          </table:table-cell>
          <table:table-cell table:style-name="ce494" office:value-type="float" office:value="0.602676279674648" calcext:value-type="float">
            <text:p>0,602676279674648</text:p>
          </table:table-cell>
          <table:table-cell table:style-name="ce869" office:value-type="float" office:value="0.712582686481545" calcext:value-type="float">
            <text:p>0,712582686481545</text:p>
          </table:table-cell>
          <table:table-cell table:style-name="ce928" office:value-type="float" office:value="0.679399447751813" calcext:value-type="float">
            <text:p>0,679399447751813</text:p>
          </table:table-cell>
          <table:table-cell table:style-name="ce517" office:value-type="float" office:value="0.731694245686871" calcext:value-type="float">
            <text:p>0,731694245686871</text:p>
          </table:table-cell>
          <table:table-cell table:style-name="ce1009" office:value-type="float" office:value="0.731173903150834" calcext:value-type="float">
            <text:p>0,731173903150834</text:p>
          </table:table-cell>
          <table:table-cell table:style-name="ce494" office:value-type="float" office:value="0.678384676682871" calcext:value-type="float">
            <text:p>0,678384676682871</text:p>
          </table:table-cell>
          <table:table-cell table:style-name="ce872" office:value-type="float" office:value="0.741372963174986" calcext:value-type="float">
            <text:p>0,741372963174986</text:p>
          </table:table-cell>
          <table:table-cell table:style-name="ce570" office:value-type="float" office:value="0.728814612950001" calcext:value-type="float">
            <text:p>0,728814612950001</text:p>
          </table:table-cell>
          <table:table-cell table:style-name="ce494" office:value-type="float" office:value="0.975567921764217" calcext:value-type="float">
            <text:p>0,975567921764217</text:p>
          </table:table-cell>
          <table:table-cell table:style-name="ce538" office:value-type="float" office:value="0.984365785311785" calcext:value-type="float">
            <text:p>0,984365785311785</text:p>
          </table:table-cell>
          <table:table-cell table:style-name="ce512" office:value-type="float" office:value="0.983987763648781" calcext:value-type="float">
            <text:p>0,983987763648781</text:p>
          </table:table-cell>
          <table:table-cell table:style-name="ce691" office:value-type="float" office:value="0.984201713409439" calcext:value-type="float">
            <text:p>0,984201713409439</text:p>
          </table:table-cell>
          <table:table-cell table:style-name="ce896" office:value-type="float" office:value="0.979552571984578" calcext:value-type="float">
            <text:p>0,979552571984578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24" office:value-type="float" office:value="0.258540344237141" calcext:value-type="float">
            <text:p>0,258540344237141</text:p>
          </table:table-cell>
          <table:table-cell table:style-name="ce593" office:value-type="float" office:value="0.217119478494708" calcext:value-type="float">
            <text:p>0,217119478494708</text:p>
          </table:table-cell>
          <table:table-cell table:style-name="ce494" office:value-type="float" office:value="0.190945557197343" calcext:value-type="float">
            <text:p>0,190945557197343</text:p>
          </table:table-cell>
          <table:table-cell table:style-name="ce682" office:value-type="float" office:value="0.281612558698868" calcext:value-type="float">
            <text:p>0,281612558698868</text:p>
          </table:table-cell>
          <table:table-cell table:style-name="ce524" office:value-type="float" office:value="0.258540344237141" calcext:value-type="float">
            <text:p>0,258540344237141</text:p>
          </table:table-cell>
          <table:table-cell table:style-name="ce686" office:value-type="float" office:value="0.337625337625338" calcext:value-type="float">
            <text:p>0,337625337625338</text:p>
          </table:table-cell>
          <table:table-cell table:style-name="ce810" office:value-type="float" office:value="0.31379114712448" calcext:value-type="float">
            <text:p>0,31379114712448</text:p>
          </table:table-cell>
          <table:table-cell table:style-name="ce494" office:value-type="float" office:value="0.288374177263066" calcext:value-type="float">
            <text:p>0,288374177263066</text:p>
          </table:table-cell>
          <table:table-cell table:style-name="ce859" office:value-type="float" office:value="0.34188548077437" calcext:value-type="float">
            <text:p>0,34188548077437</text:p>
          </table:table-cell>
          <table:table-cell table:style-name="ce686" office:value-type="float" office:value="0.337625337625338" calcext:value-type="float">
            <text:p>0,337625337625338</text:p>
          </table:table-cell>
          <table:table-cell table:style-name="ce709" office:value-type="float" office:value="0.695617596106993" calcext:value-type="float">
            <text:p>0,695617596106993</text:p>
          </table:table-cell>
          <table:table-cell table:style-name="ce936" office:value-type="float" office:value="0.664447026600371" calcext:value-type="float">
            <text:p>0,664447026600371</text:p>
          </table:table-cell>
          <table:table-cell table:style-name="ce494" office:value-type="float" office:value="0.602676279674648" calcext:value-type="float">
            <text:p>0,602676279674648</text:p>
          </table:table-cell>
          <table:table-cell table:style-name="ce968" office:value-type="float" office:value="0.696932214061089" calcext:value-type="float">
            <text:p>0,696932214061089</text:p>
          </table:table-cell>
          <table:table-cell table:style-name="ce709" office:value-type="float" office:value="0.695617596106993" calcext:value-type="float">
            <text:p>0,695617596106993</text:p>
          </table:table-cell>
          <table:table-cell table:style-name="ce726" office:value-type="float" office:value="0.741569498542175" calcext:value-type="float">
            <text:p>0,741569498542175</text:p>
          </table:table-cell>
          <table:table-cell table:style-name="ce792" office:value-type="float" office:value="0.73161718997022" calcext:value-type="float">
            <text:p>0,73161718997022</text:p>
          </table:table-cell>
          <table:table-cell table:style-name="ce494" office:value-type="float" office:value="0.678384676682871" calcext:value-type="float">
            <text:p>0,678384676682871</text:p>
          </table:table-cell>
          <table:table-cell table:style-name="ce538" office:value-type="float" office:value="0.741943521796032" calcext:value-type="float">
            <text:p>0,741943521796032</text:p>
          </table:table-cell>
          <table:table-cell table:style-name="ce726" office:value-type="float" office:value="0.741569498542175" calcext:value-type="float">
            <text:p>0,741569498542175</text:p>
          </table:table-cell>
          <table:table-cell table:style-name="ce731" office:value-type="float" office:value="0.982168534395574" calcext:value-type="float">
            <text:p>0,982168534395574</text:p>
          </table:table-cell>
          <table:table-cell table:style-name="ce660" office:value-type="float" office:value="0.977705778651778" calcext:value-type="float">
            <text:p>0,977705778651778</text:p>
          </table:table-cell>
          <table:table-cell table:style-name="ce709" office:value-type="float" office:value="0.982853698659769" calcext:value-type="float">
            <text:p>0,982853698659769</text:p>
          </table:table-cell>
          <table:table-cell table:style-name="ce785" office:value-type="float" office:value="0.982654843514126" calcext:value-type="float">
            <text:p>0,982654843514126</text:p>
          </table:table-cell>
          <table:table-cell table:style-name="ce560" office:value-type="float" office:value="0.983920822312624" calcext:value-type="float">
            <text:p>0,983920822312624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525" office:value-type="float" office:value="0.226816983601313" calcext:value-type="float">
            <text:p>0,226816983601313</text:p>
          </table:table-cell>
          <table:table-cell table:style-name="ce594" office:value-type="float" office:value="0.174368242109519" calcext:value-type="float">
            <text:p>0,174368242109519</text:p>
          </table:table-cell>
          <table:table-cell table:style-name="ce595" office:value-type="float" office:value="0.184876675388816" calcext:value-type="float">
            <text:p>0,184876675388816</text:p>
          </table:table-cell>
          <table:table-cell table:style-name="ce538" office:value-type="float" office:value="0.275898691528155" calcext:value-type="float">
            <text:p>0,275898691528155</text:p>
          </table:table-cell>
          <table:table-cell table:style-name="ce648" office:value-type="float" office:value="0.208270271522669" calcext:value-type="float">
            <text:p>0,208270271522669</text:p>
          </table:table-cell>
          <table:table-cell table:style-name="ce538" office:value-type="float" office:value="0.371822107933219" calcext:value-type="float">
            <text:p>0,371822107933219</text:p>
          </table:table-cell>
          <table:table-cell table:style-name="ce811" office:value-type="float" office:value="0.28753139864251" calcext:value-type="float">
            <text:p>0,28753139864251</text:p>
          </table:table-cell>
          <table:table-cell table:style-name="ce609" office:value-type="float" office:value="0.288194315972094" calcext:value-type="float">
            <text:p>0,288194315972094</text:p>
          </table:table-cell>
          <table:table-cell table:style-name="ce761" office:value-type="float" office:value="0.368273701607035" calcext:value-type="float">
            <text:p>0,368273701607035</text:p>
          </table:table-cell>
          <table:table-cell table:style-name="ce891" office:value-type="float" office:value="0.303040580818359" calcext:value-type="float">
            <text:p>0,303040580818359</text:p>
          </table:table-cell>
          <table:table-cell table:style-name="ce538" office:value-type="float" office:value="0.734550930309495" calcext:value-type="float">
            <text:p>0,734550930309495</text:p>
          </table:table-cell>
          <table:table-cell table:style-name="ce937" office:value-type="float" office:value="0.602025761079595" calcext:value-type="float">
            <text:p>0,602025761079595</text:p>
          </table:table-cell>
          <table:table-cell table:style-name="ce494" office:value-type="float" office:value="0.572608468203901" calcext:value-type="float">
            <text:p>0,572608468203901</text:p>
          </table:table-cell>
          <table:table-cell table:style-name="ce969" office:value-type="float" office:value="0.726933479788292" calcext:value-type="float">
            <text:p>0,726933479788292</text:p>
          </table:table-cell>
          <table:table-cell table:style-name="ce644" office:value-type="float" office:value="0.682445613114455" calcext:value-type="float">
            <text:p>0,682445613114455</text:p>
          </table:table-cell>
          <table:table-cell table:style-name="ce969" office:value-type="float" office:value="0.756610081796808" calcext:value-type="float">
            <text:p>0,756610081796808</text:p>
          </table:table-cell>
          <table:table-cell table:style-name="ce1010" office:value-type="float" office:value="0.726235410928613" calcext:value-type="float">
            <text:p>0,726235410928613</text:p>
          </table:table-cell>
          <table:table-cell table:style-name="ce494" office:value-type="float" office:value="0.695963769614143" calcext:value-type="float">
            <text:p>0,695963769614143</text:p>
          </table:table-cell>
          <table:table-cell table:style-name="ce538" office:value-type="float" office:value="0.759565038661191" calcext:value-type="float">
            <text:p>0,759565038661191</text:p>
          </table:table-cell>
          <table:table-cell table:style-name="ce984" office:value-type="float" office:value="0.74032535174636" calcext:value-type="float">
            <text:p>0,74032535174636</text:p>
          </table:table-cell>
          <table:table-cell table:style-name="ce494" office:value-type="float" office:value="0.980170138625007" calcext:value-type="float">
            <text:p>0,980170138625007</text:p>
          </table:table-cell>
          <table:table-cell table:style-name="ce538" office:value-type="float" office:value="0.987420147845847" calcext:value-type="float">
            <text:p>0,987420147845847</text:p>
          </table:table-cell>
          <table:table-cell table:style-name="ce761" office:value-type="float" office:value="0.987126130996844" calcext:value-type="float">
            <text:p>0,987126130996844</text:p>
          </table:table-cell>
          <table:table-cell table:style-name="ce691" office:value-type="float" office:value="0.987274451996565" calcext:value-type="float">
            <text:p>0,987274451996565</text:p>
          </table:table-cell>
          <table:table-cell table:style-name="ce850" office:value-type="float" office:value="0.981899128331923" calcext:value-type="float">
            <text:p>0,981899128331923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26" office:value-type="float" office:value="0.233016660276403" calcext:value-type="float">
            <text:p>0,233016660276403</text:p>
          </table:table-cell>
          <table:table-cell table:style-name="ce494" office:value-type="float" office:value="0.168837487751995" calcext:value-type="float">
            <text:p>0,168837487751995</text:p>
          </table:table-cell>
          <table:table-cell table:style-name="ce638" office:value-type="float" office:value="0.16995858660825" calcext:value-type="float">
            <text:p>0,16995858660825</text:p>
          </table:table-cell>
          <table:table-cell table:style-name="ce683" office:value-type="float" office:value="0.255418083922471" calcext:value-type="float">
            <text:p>0,255418083922471</text:p>
          </table:table-cell>
          <table:table-cell table:style-name="ce730" office:value-type="float" office:value="0.247071502937653" calcext:value-type="float">
            <text:p>0,247071502937653</text:p>
          </table:table-cell>
          <table:table-cell table:style-name="ce772" office:value-type="float" office:value="0.357261051705496" calcext:value-type="float">
            <text:p>0,357261051705496</text:p>
          </table:table-cell>
          <table:table-cell table:style-name="ce812" office:value-type="float" office:value="0.302223496667941" calcext:value-type="float">
            <text:p>0,302223496667941</text:p>
          </table:table-cell>
          <table:table-cell table:style-name="ce494" office:value-type="float" office:value="0.284103756325979" calcext:value-type="float">
            <text:p>0,284103756325979</text:p>
          </table:table-cell>
          <table:table-cell table:style-name="ce569" office:value-type="float" office:value="0.353540492429381" calcext:value-type="float">
            <text:p>0,353540492429381</text:p>
          </table:table-cell>
          <table:table-cell table:style-name="ce858" office:value-type="float" office:value="0.36900342455898" calcext:value-type="float">
            <text:p>0,36900342455898</text:p>
          </table:table-cell>
          <table:table-cell table:style-name="ce598" office:value-type="float" office:value="0.701614861484356" calcext:value-type="float">
            <text:p>0,701614861484356</text:p>
          </table:table-cell>
          <table:table-cell table:style-name="ce938" office:value-type="float" office:value="0.62901209720133" calcext:value-type="float">
            <text:p>0,62901209720133</text:p>
          </table:table-cell>
          <table:table-cell table:style-name="ce494" office:value-type="float" office:value="0.572608468203901" calcext:value-type="float">
            <text:p>0,572608468203901</text:p>
          </table:table-cell>
          <table:table-cell table:style-name="ce970" office:value-type="float" office:value="0.705053510926268" calcext:value-type="float">
            <text:p>0,705053510926268</text:p>
          </table:table-cell>
          <table:table-cell table:style-name="ce981" office:value-type="float" office:value="0.706998276329435" calcext:value-type="float">
            <text:p>0,706998276329435</text:p>
          </table:table-cell>
          <table:table-cell table:style-name="ce934" office:value-type="float" office:value="0.752500154977228" calcext:value-type="float">
            <text:p>0,752500154977228</text:p>
          </table:table-cell>
          <table:table-cell table:style-name="ce1011" office:value-type="float" office:value="0.726567876043153" calcext:value-type="float">
            <text:p>0,726567876043153</text:p>
          </table:table-cell>
          <table:table-cell table:style-name="ce494" office:value-type="float" office:value="0.695963769614143" calcext:value-type="float">
            <text:p>0,695963769614143</text:p>
          </table:table-cell>
          <table:table-cell table:style-name="ce875" office:value-type="float" office:value="0.755547751860506" calcext:value-type="float">
            <text:p>0,755547751860506</text:p>
          </table:table-cell>
          <table:table-cell table:style-name="ce955" office:value-type="float" office:value="0.754741697116662" calcext:value-type="float">
            <text:p>0,754741697116662</text:p>
          </table:table-cell>
          <table:table-cell table:style-name="ce498" office:value-type="float" office:value="0.986060319919208" calcext:value-type="float">
            <text:p>0,986060319919208</text:p>
          </table:table-cell>
          <table:table-cell table:style-name="ce529" office:value-type="float" office:value="0.986573536829745" calcext:value-type="float">
            <text:p>0,986573536829745</text:p>
          </table:table-cell>
          <table:table-cell table:style-name="ce698" office:value-type="float" office:value="0.987114317819876" calcext:value-type="float">
            <text:p>0,987114317819876</text:p>
          </table:table-cell>
          <table:table-cell table:style-name="ce788" office:value-type="float" office:value="0.98465717701035" calcext:value-type="float">
            <text:p>0,98465717701035</text:p>
          </table:table-cell>
          <table:table-cell table:style-name="ce558" office:value-type="float" office:value="0.986860990802654" calcext:value-type="float">
            <text:p>0,986860990802654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0.152092007835734" calcext:value-type="float">
            <text:p>0,152092007835734</text:p>
          </table:table-cell>
          <table:table-cell table:style-name="ce595" office:value-type="float" office:value="0.161811934919464" calcext:value-type="float">
            <text:p>0,161811934919464</text:p>
          </table:table-cell>
          <table:table-cell table:style-name="ce596" office:value-type="float" office:value="0.16192404480509" calcext:value-type="float">
            <text:p>0,16192404480509</text:p>
          </table:table-cell>
          <table:table-cell table:style-name="ce684" office:value-type="float" office:value="0.210230326023021" calcext:value-type="float">
            <text:p>0,210230326023021</text:p>
          </table:table-cell>
          <table:table-cell table:style-name="ce639" office:value-type="float" office:value="0.197403086609371" calcext:value-type="float">
            <text:p>0,197403086609371</text:p>
          </table:table-cell>
          <table:table-cell table:style-name="ce773" office:value-type="float" office:value="0.305310687255132" calcext:value-type="float">
            <text:p>0,305310687255132</text:p>
          </table:table-cell>
          <table:table-cell table:style-name="ce813" office:value-type="float" office:value="0.246266079599413" calcext:value-type="float">
            <text:p>0,246266079599413</text:p>
          </table:table-cell>
          <table:table-cell table:style-name="ce837" office:value-type="float" office:value="0.23454426232204" calcext:value-type="float">
            <text:p>0,23454426232204</text:p>
          </table:table-cell>
          <table:table-cell table:style-name="ce860" office:value-type="float" office:value="0.312610486221597" calcext:value-type="float">
            <text:p>0,312610486221597</text:p>
          </table:table-cell>
          <table:table-cell table:style-name="ce892" office:value-type="float" office:value="0.241039824373158" calcext:value-type="float">
            <text:p>0,241039824373158</text:p>
          </table:table-cell>
          <table:table-cell table:style-name="ce691" office:value-type="float" office:value="0.688692764549208" calcext:value-type="float">
            <text:p>0,688692764549208</text:p>
          </table:table-cell>
          <table:table-cell table:style-name="ce939" office:value-type="float" office:value="0.557723950872401" calcext:value-type="float">
            <text:p>0,557723950872401</text:p>
          </table:table-cell>
          <table:table-cell table:style-name="ce494" office:value-type="float" office:value="0.51129946725379" calcext:value-type="float">
            <text:p>0,51129946725379</text:p>
          </table:table-cell>
          <table:table-cell table:style-name="ce538" office:value-type="float" office:value="0.692260431249012" calcext:value-type="float">
            <text:p>0,692260431249012</text:p>
          </table:table-cell>
          <table:table-cell table:style-name="ce841" office:value-type="float" office:value="0.553478604049567" calcext:value-type="float">
            <text:p>0,553478604049567</text:p>
          </table:table-cell>
          <table:table-cell table:style-name="ce538" office:value-type="float" office:value="0.730740140071709" calcext:value-type="float">
            <text:p>0,730740140071709</text:p>
          </table:table-cell>
          <table:table-cell table:style-name="ce1012" office:value-type="float" office:value="0.698242540920049" calcext:value-type="float">
            <text:p>0,698242540920049</text:p>
          </table:table-cell>
          <table:table-cell table:style-name="ce494" office:value-type="float" office:value="0.641636891991435" calcext:value-type="float">
            <text:p>0,641636891991435</text:p>
          </table:table-cell>
          <table:table-cell table:style-name="ce862" office:value-type="float" office:value="0.722214660949652" calcext:value-type="float">
            <text:p>0,722214660949652</text:p>
          </table:table-cell>
          <table:table-cell table:style-name="ce1048" office:value-type="float" office:value="0.675245305575267" calcext:value-type="float">
            <text:p>0,675245305575267</text:p>
          </table:table-cell>
          <table:table-cell table:style-name="ce524" office:value-type="float" office:value="0.983996623531507" calcext:value-type="float">
            <text:p>0,983996623531507</text:p>
          </table:table-cell>
          <table:table-cell table:style-name="ce647" office:value-type="float" office:value="0.983907696560436" calcext:value-type="float">
            <text:p>0,983907696560436</text:p>
          </table:table-cell>
          <table:table-cell table:style-name="ce884" office:value-type="float" office:value="0.982538680607266" calcext:value-type="float">
            <text:p>0,982538680607266</text:p>
          </table:table-cell>
          <table:table-cell table:style-name="ce1072" office:value-type="float" office:value="0.9846046740016" calcext:value-type="float">
            <text:p>0,9846046740016</text:p>
          </table:table-cell>
          <table:table-cell table:style-name="ce494" office:value-type="float" office:value="0.980540612980503" calcext:value-type="float">
            <text:p>0,980540612980503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27" office:value-type="float" office:value="0.211170180564182" calcext:value-type="float">
            <text:p>0,211170180564182</text:p>
          </table:table-cell>
          <table:table-cell table:style-name="ce596" office:value-type="float" office:value="0.161961414766965" calcext:value-type="float">
            <text:p>0,161961414766965</text:p>
          </table:table-cell>
          <table:table-cell table:style-name="ce596" office:value-type="float" office:value="0.16192404480509" calcext:value-type="float">
            <text:p>0,16192404480509</text:p>
          </table:table-cell>
          <table:table-cell table:style-name="ce538" office:value-type="float" office:value="0.217158716954677" calcext:value-type="float">
            <text:p>0,217158716954677</text:p>
          </table:table-cell>
          <table:table-cell table:style-name="ce561" office:value-type="float" office:value="0.209966867791802" calcext:value-type="float">
            <text:p>0,209966867791802</text:p>
          </table:table-cell>
          <table:table-cell table:style-name="ce538" office:value-type="float" office:value="0.319765111431778" calcext:value-type="float">
            <text:p>0,319765111431778</text:p>
          </table:table-cell>
          <table:table-cell table:style-name="ce813" office:value-type="float" office:value="0.246266079599413" calcext:value-type="float">
            <text:p>0,246266079599413</text:p>
          </table:table-cell>
          <table:table-cell table:style-name="ce494" office:value-type="float" office:value="0.225438142104809" calcext:value-type="float">
            <text:p>0,225438142104809</text:p>
          </table:table-cell>
          <table:table-cell table:style-name="ce528" office:value-type="float" office:value="0.316830802941914" calcext:value-type="float">
            <text:p>0,316830802941914</text:p>
          </table:table-cell>
          <table:table-cell table:style-name="ce750" office:value-type="float" office:value="0.312352256796701" calcext:value-type="float">
            <text:p>0,312352256796701</text:p>
          </table:table-cell>
          <table:table-cell table:style-name="ce546" office:value-type="float" office:value="0.689120558614849" calcext:value-type="float">
            <text:p>0,689120558614849</text:p>
          </table:table-cell>
          <table:table-cell table:style-name="ce940" office:value-type="float" office:value="0.550575036708805" calcext:value-type="float">
            <text:p>0,550575036708805</text:p>
          </table:table-cell>
          <table:table-cell table:style-name="ce494" office:value-type="float" office:value="0.51129946725379" calcext:value-type="float">
            <text:p>0,51129946725379</text:p>
          </table:table-cell>
          <table:table-cell table:style-name="ce495" office:value-type="float" office:value="0.691016433267657" calcext:value-type="float">
            <text:p>0,691016433267657</text:p>
          </table:table-cell>
          <table:table-cell table:style-name="ce691" office:value-type="float" office:value="0.688550166527328" calcext:value-type="float">
            <text:p>0,688550166527328</text:p>
          </table:table-cell>
          <table:table-cell table:style-name="ce931" office:value-type="float" office:value="0.719343686158473" calcext:value-type="float">
            <text:p>0,719343686158473</text:p>
          </table:table-cell>
          <table:table-cell table:style-name="ce1012" office:value-type="float" office:value="0.698242540920049" calcext:value-type="float">
            <text:p>0,698242540920049</text:p>
          </table:table-cell>
          <table:table-cell table:style-name="ce494" office:value-type="float" office:value="0.641636891991435" calcext:value-type="float">
            <text:p>0,641636891991435</text:p>
          </table:table-cell>
          <table:table-cell table:style-name="ce669" office:value-type="float" office:value="0.721896048548219" calcext:value-type="float">
            <text:p>0,721896048548219</text:p>
          </table:table-cell>
          <table:table-cell table:style-name="ce533" office:value-type="float" office:value="0.721695184208184" calcext:value-type="float">
            <text:p>0,721695184208184</text:p>
          </table:table-cell>
          <table:table-cell table:style-name="ce538" office:value-type="float" office:value="0.985183519673074" calcext:value-type="float">
            <text:p>0,985183519673074</text:p>
          </table:table-cell>
          <table:table-cell table:style-name="ce688" office:value-type="float" office:value="0.983801377967716" calcext:value-type="float">
            <text:p>0,983801377967716</text:p>
          </table:table-cell>
          <table:table-cell table:style-name="ce545" office:value-type="float" office:value="0.982525554855078" calcext:value-type="float">
            <text:p>0,982525554855078</text:p>
          </table:table-cell>
          <table:table-cell table:style-name="ce1073" office:value-type="float" office:value="0.983949698967437" calcext:value-type="float">
            <text:p>0,983949698967437</text:p>
          </table:table-cell>
          <table:table-cell table:style-name="ce591" office:value-type="float" office:value="0.983305224535024" calcext:value-type="float">
            <text:p>0,983305224535024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85]; OFFSET([.$C85]; 0; 0; 1; 5))" office:value-type="float" office:value="5" calcext:value-type="float">
            <text:p>5</text:p>
          </table:table-cell>
          <table:table-cell table:formula="of:=RANK([.D85]; OFFSET([.$C85]; 0; 0; 1; 5))" office:value-type="float" office:value="3" calcext:value-type="float">
            <text:p>3</text:p>
          </table:table-cell>
          <table:table-cell table:formula="of:=RANK([.E85]; OFFSET([.$C85]; 0; 0; 1; 5))" office:value-type="float" office:value="4" calcext:value-type="float">
            <text:p>4</text:p>
          </table:table-cell>
          <table:table-cell table:formula="of:=RANK([.F85]; OFFSET([.$C85]; 0; 0; 1; 5))" office:value-type="float" office:value="1" calcext:value-type="float">
            <text:p>1</text:p>
          </table:table-cell>
          <table:table-cell table:formula="of:=RANK([.G85]; OFFSET([.$C85]; 0; 0; 1; 5))" office:value-type="float" office:value="2" calcext:value-type="float">
            <text:p>2</text:p>
          </table:table-cell>
          <table:table-cell table:formula="of:=RANK([.H85];[.$H85:.$L85];)" office:value-type="float" office:value="5" calcext:value-type="float">
            <text:p>5</text:p>
          </table:table-cell>
          <table:table-cell table:formula="of:=RANK([.I85];[.$H85:.$L85];)" office:value-type="float" office:value="3" calcext:value-type="float">
            <text:p>3</text:p>
          </table:table-cell>
          <table:table-cell table:formula="of:=RANK([.J85];[.$H85:.$L85];)" office:value-type="float" office:value="4" calcext:value-type="float">
            <text:p>4</text:p>
          </table:table-cell>
          <table:table-cell table:formula="of:=RANK([.K85];[.$H85:.$L85];)" office:value-type="float" office:value="1" calcext:value-type="float">
            <text:p>1</text:p>
          </table:table-cell>
          <table:table-cell table:formula="of:=RANK([.L85];[.$H85:.$L85];)" office:value-type="float" office:value="2" calcext:value-type="float">
            <text:p>2</text:p>
          </table:table-cell>
          <table:table-cell table:formula="of:=RANK([.M85];[.$M85:.$Q85];)" office:value-type="float" office:value="5" calcext:value-type="float">
            <text:p>5</text:p>
          </table:table-cell>
          <table:table-cell table:formula="of:=RANK([.N85];[.$M85:.$Q85];)" office:value-type="float" office:value="2" calcext:value-type="float">
            <text:p>2</text:p>
          </table:table-cell>
          <table:table-cell table:formula="of:=RANK([.O85];[.$M85:.$Q85];)" office:value-type="float" office:value="3" calcext:value-type="float">
            <text:p>3</text:p>
          </table:table-cell>
          <table:table-cell table:formula="of:=RANK([.P85];[.$M85:.$Q85];)" office:value-type="float" office:value="1" calcext:value-type="float">
            <text:p>1</text:p>
          </table:table-cell>
          <table:table-cell table:formula="of:=RANK([.Q85];[.$M85:.$Q85];)" office:value-type="float" office:value="4" calcext:value-type="float">
            <text:p>4</text:p>
          </table:table-cell>
          <table:table-cell table:formula="of:=RANK([.R85];[.$R85:.$V85];)" office:value-type="float" office:value="5" calcext:value-type="float">
            <text:p>5</text:p>
          </table:table-cell>
          <table:table-cell table:formula="of:=RANK([.S85];[.$R85:.$V85];)" office:value-type="float" office:value="3" calcext:value-type="float">
            <text:p>3</text:p>
          </table:table-cell>
          <table:table-cell table:formula="of:=RANK([.T85];[.$R85:.$V85];)" office:value-type="float" office:value="4" calcext:value-type="float">
            <text:p>4</text:p>
          </table:table-cell>
          <table:table-cell table:formula="of:=RANK([.U85];[.$R85:.$V85];)" office:value-type="float" office:value="1" calcext:value-type="float">
            <text:p>1</text:p>
          </table:table-cell>
          <table:table-cell table:formula="of:=RANK([.V85];[.$R85:.$V85];)" office:value-type="float" office:value="2" calcext:value-type="float">
            <text:p>2</text:p>
          </table:table-cell>
          <table:table-cell table:formula="of:=RANK([.W85];[.$W85:.$AA85];)" office:value-type="float" office:value="5" calcext:value-type="float">
            <text:p>5</text:p>
          </table:table-cell>
          <table:table-cell table:formula="of:=RANK([.X85];[.$W85:.$AA85];)" office:value-type="float" office:value="3" calcext:value-type="float">
            <text:p>3</text:p>
          </table:table-cell>
          <table:table-cell table:formula="of:=RANK([.Y85];[.$W85:.$AA85];)" office:value-type="float" office:value="4" calcext:value-type="float">
            <text:p>4</text:p>
          </table:table-cell>
          <table:table-cell table:formula="of:=RANK([.Z85];[.$W85:.$AA85];)" office:value-type="float" office:value="1" calcext:value-type="float">
            <text:p>1</text:p>
          </table:table-cell>
          <table:table-cell table:formula="of:=RANK([.AA85];[.$W85:.$AA85];)" office:value-type="float" office:value="2" calcext:value-type="float">
            <text:p>2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86]; OFFSET([.$C86]; 0; 0; 1; 5))" office:value-type="float" office:value="3" calcext:value-type="float">
            <text:p>3</text:p>
          </table:table-cell>
          <table:table-cell table:formula="of:=RANK([.D86]; OFFSET([.$C86]; 0; 0; 1; 5))" office:value-type="float" office:value="4" calcext:value-type="float">
            <text:p>4</text:p>
          </table:table-cell>
          <table:table-cell table:formula="of:=RANK([.E86]; OFFSET([.$C86]; 0; 0; 1; 5))" office:value-type="float" office:value="5" calcext:value-type="float">
            <text:p>5</text:p>
          </table:table-cell>
          <table:table-cell table:formula="of:=RANK([.F86]; OFFSET([.$C86]; 0; 0; 1; 5))" office:value-type="float" office:value="1" calcext:value-type="float">
            <text:p>1</text:p>
          </table:table-cell>
          <table:table-cell table:formula="of:=RANK([.G86]; OFFSET([.$C86]; 0; 0; 1; 5))" office:value-type="float" office:value="2" calcext:value-type="float">
            <text:p>2</text:p>
          </table:table-cell>
          <table:table-cell table:formula="of:=RANK([.H86];[.$H86:.$L86];)" office:value-type="float" office:value="1" calcext:value-type="float">
            <text:p>1</text:p>
          </table:table-cell>
          <table:table-cell table:formula="of:=RANK([.I86];[.$H86:.$L86];)" office:value-type="float" office:value="4" calcext:value-type="float">
            <text:p>4</text:p>
          </table:table-cell>
          <table:table-cell table:formula="of:=RANK([.J86];[.$H86:.$L86];)" office:value-type="float" office:value="5" calcext:value-type="float">
            <text:p>5</text:p>
          </table:table-cell>
          <table:table-cell table:formula="of:=RANK([.K86];[.$H86:.$L86];)" office:value-type="float" office:value="3" calcext:value-type="float">
            <text:p>3</text:p>
          </table:table-cell>
          <table:table-cell table:formula="of:=RANK([.L86];[.$H86:.$L86];)" office:value-type="float" office:value="2" calcext:value-type="float">
            <text:p>2</text:p>
          </table:table-cell>
          <table:table-cell table:formula="of:=RANK([.M86];[.$M86:.$Q86];)" office:value-type="float" office:value="2" calcext:value-type="float">
            <text:p>2</text:p>
          </table:table-cell>
          <table:table-cell table:formula="of:=RANK([.N86];[.$M86:.$Q86];)" office:value-type="float" office:value="5" calcext:value-type="float">
            <text:p>5</text:p>
          </table:table-cell>
          <table:table-cell table:formula="of:=RANK([.O86];[.$M86:.$Q86];)" office:value-type="float" office:value="3" calcext:value-type="float">
            <text:p>3</text:p>
          </table:table-cell>
          <table:table-cell table:formula="of:=RANK([.P86];[.$M86:.$Q86];)" office:value-type="float" office:value="1" calcext:value-type="float">
            <text:p>1</text:p>
          </table:table-cell>
          <table:table-cell table:formula="of:=RANK([.Q86];[.$M86:.$Q86];)" office:value-type="float" office:value="4" calcext:value-type="float">
            <text:p>4</text:p>
          </table:table-cell>
          <table:table-cell table:formula="of:=RANK([.R86];[.$R86:.$V86];)" office:value-type="float" office:value="2" calcext:value-type="float">
            <text:p>2</text:p>
          </table:table-cell>
          <table:table-cell table:formula="of:=RANK([.S86];[.$R86:.$V86];)" office:value-type="float" office:value="4" calcext:value-type="float">
            <text:p>4</text:p>
          </table:table-cell>
          <table:table-cell table:formula="of:=RANK([.T86];[.$R86:.$V86];)" office:value-type="float" office:value="5" calcext:value-type="float">
            <text:p>5</text:p>
          </table:table-cell>
          <table:table-cell table:formula="of:=RANK([.U86];[.$R86:.$V86];)" office:value-type="float" office:value="1" calcext:value-type="float">
            <text:p>1</text:p>
          </table:table-cell>
          <table:table-cell table:formula="of:=RANK([.V86];[.$R86:.$V86];)" office:value-type="float" office:value="3" calcext:value-type="float">
            <text:p>3</text:p>
          </table:table-cell>
          <table:table-cell table:formula="of:=RANK([.W86];[.$W86:.$AA86];)" office:value-type="float" office:value="3" calcext:value-type="float">
            <text:p>3</text:p>
          </table:table-cell>
          <table:table-cell table:formula="of:=RANK([.X86];[.$W86:.$AA86];)" office:value-type="float" office:value="4" calcext:value-type="float">
            <text:p>4</text:p>
          </table:table-cell>
          <table:table-cell table:formula="of:=RANK([.Y86];[.$W86:.$AA86];)" office:value-type="float" office:value="5" calcext:value-type="float">
            <text:p>5</text:p>
          </table:table-cell>
          <table:table-cell table:formula="of:=RANK([.Z86];[.$W86:.$AA86];)" office:value-type="float" office:value="1" calcext:value-type="float">
            <text:p>1</text:p>
          </table:table-cell>
          <table:table-cell table:formula="of:=RANK([.AA86];[.$W86:.$AA86];)" office:value-type="float" office:value="2" calcext:value-type="float">
            <text:p>2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87]; OFFSET([.$C87]; 0; 0; 1; 5))" office:value-type="float" office:value="5" calcext:value-type="float">
            <text:p>5</text:p>
          </table:table-cell>
          <table:table-cell table:formula="of:=RANK([.D87]; OFFSET([.$C87]; 0; 0; 1; 5))" office:value-type="float" office:value="2" calcext:value-type="float">
            <text:p>2</text:p>
          </table:table-cell>
          <table:table-cell table:formula="of:=RANK([.E87]; OFFSET([.$C87]; 0; 0; 1; 5))" office:value-type="float" office:value="4" calcext:value-type="float">
            <text:p>4</text:p>
          </table:table-cell>
          <table:table-cell table:formula="of:=RANK([.F87]; OFFSET([.$C87]; 0; 0; 1; 5))" office:value-type="float" office:value="1" calcext:value-type="float">
            <text:p>1</text:p>
          </table:table-cell>
          <table:table-cell table:formula="of:=RANK([.G87]; OFFSET([.$C87]; 0; 0; 1; 5))" office:value-type="float" office:value="3" calcext:value-type="float">
            <text:p>3</text:p>
          </table:table-cell>
          <table:table-cell table:formula="of:=RANK([.H87];[.$H87:.$L87];)" office:value-type="float" office:value="5" calcext:value-type="float">
            <text:p>5</text:p>
          </table:table-cell>
          <table:table-cell table:formula="of:=RANK([.I87];[.$H87:.$L87];)" office:value-type="float" office:value="4" calcext:value-type="float">
            <text:p>4</text:p>
          </table:table-cell>
          <table:table-cell table:formula="of:=RANK([.J87];[.$H87:.$L87];)" office:value-type="float" office:value="2" calcext:value-type="float">
            <text:p>2</text:p>
          </table:table-cell>
          <table:table-cell table:formula="of:=RANK([.K87];[.$H87:.$L87];)" office:value-type="float" office:value="1" calcext:value-type="float">
            <text:p>1</text:p>
          </table:table-cell>
          <table:table-cell table:formula="of:=RANK([.L87];[.$H87:.$L87];)" office:value-type="float" office:value="3" calcext:value-type="float">
            <text:p>3</text:p>
          </table:table-cell>
          <table:table-cell table:formula="of:=RANK([.M87];[.$M87:.$Q87];)" office:value-type="float" office:value="5" calcext:value-type="float">
            <text:p>5</text:p>
          </table:table-cell>
          <table:table-cell table:formula="of:=RANK([.N87];[.$M87:.$Q87];)" office:value-type="float" office:value="1" calcext:value-type="float">
            <text:p>1</text:p>
          </table:table-cell>
          <table:table-cell table:formula="of:=RANK([.O87];[.$M87:.$Q87];)" office:value-type="float" office:value="2" calcext:value-type="float">
            <text:p>2</text:p>
          </table:table-cell>
          <table:table-cell table:formula="of:=RANK([.P87];[.$M87:.$Q87];)" office:value-type="float" office:value="3" calcext:value-type="float">
            <text:p>3</text:p>
          </table:table-cell>
          <table:table-cell table:formula="of:=RANK([.Q87];[.$M87:.$Q87];)" office:value-type="float" office:value="4" calcext:value-type="float">
            <text:p>4</text:p>
          </table:table-cell>
          <table:table-cell table:formula="of:=RANK([.R87];[.$R87:.$V87];)" office:value-type="float" office:value="5" calcext:value-type="float">
            <text:p>5</text:p>
          </table:table-cell>
          <table:table-cell table:formula="of:=RANK([.S87];[.$R87:.$V87];)" office:value-type="float" office:value="3" calcext:value-type="float">
            <text:p>3</text:p>
          </table:table-cell>
          <table:table-cell table:formula="of:=RANK([.T87];[.$R87:.$V87];)" office:value-type="float" office:value="4" calcext:value-type="float">
            <text:p>4</text:p>
          </table:table-cell>
          <table:table-cell table:formula="of:=RANK([.U87];[.$R87:.$V87];)" office:value-type="float" office:value="1" calcext:value-type="float">
            <text:p>1</text:p>
          </table:table-cell>
          <table:table-cell table:formula="of:=RANK([.V87];[.$R87:.$V87];)" office:value-type="float" office:value="2" calcext:value-type="float">
            <text:p>2</text:p>
          </table:table-cell>
          <table:table-cell table:formula="of:=RANK([.W87];[.$W87:.$AA87];)" office:value-type="float" office:value="5" calcext:value-type="float">
            <text:p>5</text:p>
          </table:table-cell>
          <table:table-cell table:formula="of:=RANK([.X87];[.$W87:.$AA87];)" office:value-type="float" office:value="2" calcext:value-type="float">
            <text:p>2</text:p>
          </table:table-cell>
          <table:table-cell table:formula="of:=RANK([.Y87];[.$W87:.$AA87];)" office:value-type="float" office:value="3" calcext:value-type="float">
            <text:p>3</text:p>
          </table:table-cell>
          <table:table-cell table:formula="of:=RANK([.Z87];[.$W87:.$AA87];)" office:value-type="float" office:value="1" calcext:value-type="float">
            <text:p>1</text:p>
          </table:table-cell>
          <table:table-cell table:formula="of:=RANK([.AA87];[.$W87:.$AA87];)" office:value-type="float" office:value="4" calcext:value-type="float">
            <text:p>4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88]; OFFSET([.$C88]; 0; 0; 1; 5))" office:value-type="float" office:value="2" calcext:value-type="float">
            <text:p>2</text:p>
          </table:table-cell>
          <table:table-cell table:formula="of:=RANK([.D88]; OFFSET([.$C88]; 0; 0; 1; 5))" office:value-type="float" office:value="4" calcext:value-type="float">
            <text:p>4</text:p>
          </table:table-cell>
          <table:table-cell table:formula="of:=RANK([.E88]; OFFSET([.$C88]; 0; 0; 1; 5))" office:value-type="float" office:value="5" calcext:value-type="float">
            <text:p>5</text:p>
          </table:table-cell>
          <table:table-cell table:formula="of:=RANK([.F88]; OFFSET([.$C88]; 0; 0; 1; 5))" office:value-type="float" office:value="1" calcext:value-type="float">
            <text:p>1</text:p>
          </table:table-cell>
          <table:table-cell table:formula="of:=RANK([.G88]; OFFSET([.$C88]; 0; 0; 1; 5))" office:value-type="float" office:value="3" calcext:value-type="float">
            <text:p>3</text:p>
          </table:table-cell>
          <table:table-cell table:formula="of:=RANK([.H88];[.$H88:.$L88];)" office:value-type="float" office:value="2" calcext:value-type="float">
            <text:p>2</text:p>
          </table:table-cell>
          <table:table-cell table:formula="of:=RANK([.I88];[.$H88:.$L88];)" office:value-type="float" office:value="3" calcext:value-type="float">
            <text:p>3</text:p>
          </table:table-cell>
          <table:table-cell table:formula="of:=RANK([.J88];[.$H88:.$L88];)" office:value-type="float" office:value="4" calcext:value-type="float">
            <text:p>4</text:p>
          </table:table-cell>
          <table:table-cell table:formula="of:=RANK([.K88];[.$H88:.$L88];)" office:value-type="float" office:value="1" calcext:value-type="float">
            <text:p>1</text:p>
          </table:table-cell>
          <table:table-cell table:formula="of:=RANK([.L88];[.$H88:.$L88];)" office:value-type="float" office:value="5" calcext:value-type="float">
            <text:p>5</text:p>
          </table:table-cell>
          <table:table-cell table:formula="of:=RANK([.M88];[.$M88:.$Q88];)" office:value-type="float" office:value="3" calcext:value-type="float">
            <text:p>3</text:p>
          </table:table-cell>
          <table:table-cell table:formula="of:=RANK([.N88];[.$M88:.$Q88];)" office:value-type="float" office:value="1" calcext:value-type="float">
            <text:p>1</text:p>
          </table:table-cell>
          <table:table-cell table:formula="of:=RANK([.O88];[.$M88:.$Q88];)" office:value-type="float" office:value="2" calcext:value-type="float">
            <text:p>2</text:p>
          </table:table-cell>
          <table:table-cell table:formula="of:=RANK([.P88];[.$M88:.$Q88];)" office:value-type="float" office:value="3" calcext:value-type="float">
            <text:p>3</text:p>
          </table:table-cell>
          <table:table-cell table:formula="of:=RANK([.Q88];[.$M88:.$Q88];)" office:value-type="float" office:value="5" calcext:value-type="float">
            <text:p>5</text:p>
          </table:table-cell>
          <table:table-cell table:formula="of:=RANK([.R88];[.$R88:.$V88];)" office:value-type="float" office:value="2" calcext:value-type="float">
            <text:p>2</text:p>
          </table:table-cell>
          <table:table-cell table:formula="of:=RANK([.S88];[.$R88:.$V88];)" office:value-type="float" office:value="4" calcext:value-type="float">
            <text:p>4</text:p>
          </table:table-cell>
          <table:table-cell table:formula="of:=RANK([.T88];[.$R88:.$V88];)" office:value-type="float" office:value="5" calcext:value-type="float">
            <text:p>5</text:p>
          </table:table-cell>
          <table:table-cell table:formula="of:=RANK([.U88];[.$R88:.$V88];)" office:value-type="float" office:value="1" calcext:value-type="float">
            <text:p>1</text:p>
          </table:table-cell>
          <table:table-cell table:formula="of:=RANK([.V88];[.$R88:.$V88];)" office:value-type="float" office:value="3" calcext:value-type="float">
            <text:p>3</text:p>
          </table:table-cell>
          <table:table-cell table:formula="of:=RANK([.W88];[.$W88:.$AA88];)" office:value-type="float" office:value="3" calcext:value-type="float">
            <text:p>3</text:p>
          </table:table-cell>
          <table:table-cell table:formula="of:=RANK([.X88];[.$W88:.$AA88];)" office:value-type="float" office:value="4" calcext:value-type="float">
            <text:p>4</text:p>
          </table:table-cell>
          <table:table-cell table:formula="of:=RANK([.Y88];[.$W88:.$AA88];)" office:value-type="float" office:value="5" calcext:value-type="float">
            <text:p>5</text:p>
          </table:table-cell>
          <table:table-cell table:formula="of:=RANK([.Z88];[.$W88:.$AA88];)" office:value-type="float" office:value="2" calcext:value-type="float">
            <text:p>2</text:p>
          </table:table-cell>
          <table:table-cell table:formula="of:=RANK([.AA88];[.$W88:.$AA88];)" office:value-type="float" office:value="1" calcext:value-type="float">
            <text:p>1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89]; OFFSET([.$C89]; 0; 0; 1; 5))" office:value-type="float" office:value="3" calcext:value-type="float">
            <text:p>3</text:p>
          </table:table-cell>
          <table:table-cell table:formula="of:=RANK([.D89]; OFFSET([.$C89]; 0; 0; 1; 5))" office:value-type="float" office:value="4" calcext:value-type="float">
            <text:p>4</text:p>
          </table:table-cell>
          <table:table-cell table:formula="of:=RANK([.E89]; OFFSET([.$C89]; 0; 0; 1; 5))" office:value-type="float" office:value="5" calcext:value-type="float">
            <text:p>5</text:p>
          </table:table-cell>
          <table:table-cell table:formula="of:=RANK([.F89]; OFFSET([.$C89]; 0; 0; 1; 5))" office:value-type="float" office:value="1" calcext:value-type="float">
            <text:p>1</text:p>
          </table:table-cell>
          <table:table-cell table:formula="of:=RANK([.G89]; OFFSET([.$C89]; 0; 0; 1; 5))" office:value-type="float" office:value="2" calcext:value-type="float">
            <text:p>2</text:p>
          </table:table-cell>
          <table:table-cell table:formula="of:=RANK([.H89];[.$H89:.$L89];)" office:value-type="float" office:value="2" calcext:value-type="float">
            <text:p>2</text:p>
          </table:table-cell>
          <table:table-cell table:formula="of:=RANK([.I89];[.$H89:.$L89];)" office:value-type="float" office:value="4" calcext:value-type="float">
            <text:p>4</text:p>
          </table:table-cell>
          <table:table-cell table:formula="of:=RANK([.J89];[.$H89:.$L89];)" office:value-type="float" office:value="5" calcext:value-type="float">
            <text:p>5</text:p>
          </table:table-cell>
          <table:table-cell table:formula="of:=RANK([.K89];[.$H89:.$L89];)" office:value-type="float" office:value="1" calcext:value-type="float">
            <text:p>1</text:p>
          </table:table-cell>
          <table:table-cell table:formula="of:=RANK([.L89];[.$H89:.$L89];)" office:value-type="float" office:value="3" calcext:value-type="float">
            <text:p>3</text:p>
          </table:table-cell>
          <table:table-cell table:formula="of:=RANK([.M89];[.$M89:.$Q89];)" office:value-type="float" office:value="1" calcext:value-type="float">
            <text:p>1</text:p>
          </table:table-cell>
          <table:table-cell table:formula="of:=RANK([.N89];[.$M89:.$Q89];)" office:value-type="float" office:value="4" calcext:value-type="float">
            <text:p>4</text:p>
          </table:table-cell>
          <table:table-cell table:formula="of:=RANK([.O89];[.$M89:.$Q89];)" office:value-type="float" office:value="5" calcext:value-type="float">
            <text:p>5</text:p>
          </table:table-cell>
          <table:table-cell table:formula="of:=RANK([.P89];[.$M89:.$Q89];)" office:value-type="float" office:value="2" calcext:value-type="float">
            <text:p>2</text:p>
          </table:table-cell>
          <table:table-cell table:formula="of:=RANK([.Q89];[.$M89:.$Q89];)" office:value-type="float" office:value="3" calcext:value-type="float">
            <text:p>3</text:p>
          </table:table-cell>
          <table:table-cell table:formula="of:=RANK([.R89];[.$R89:.$V89];)" office:value-type="float" office:value="2" calcext:value-type="float">
            <text:p>2</text:p>
          </table:table-cell>
          <table:table-cell table:formula="of:=RANK([.S89];[.$R89:.$V89];)" office:value-type="float" office:value="3" calcext:value-type="float">
            <text:p>3</text:p>
          </table:table-cell>
          <table:table-cell table:formula="of:=RANK([.T89];[.$R89:.$V89];)" office:value-type="float" office:value="5" calcext:value-type="float">
            <text:p>5</text:p>
          </table:table-cell>
          <table:table-cell table:formula="of:=RANK([.U89];[.$R89:.$V89];)" office:value-type="float" office:value="1" calcext:value-type="float">
            <text:p>1</text:p>
          </table:table-cell>
          <table:table-cell table:formula="of:=RANK([.V89];[.$R89:.$V89];)" office:value-type="float" office:value="4" calcext:value-type="float">
            <text:p>4</text:p>
          </table:table-cell>
          <table:table-cell table:formula="of:=RANK([.W89];[.$W89:.$AA89];)" office:value-type="float" office:value="5" calcext:value-type="float">
            <text:p>5</text:p>
          </table:table-cell>
          <table:table-cell table:formula="of:=RANK([.X89];[.$W89:.$AA89];)" office:value-type="float" office:value="1" calcext:value-type="float">
            <text:p>1</text:p>
          </table:table-cell>
          <table:table-cell table:formula="of:=RANK([.Y89];[.$W89:.$AA89];)" office:value-type="float" office:value="3" calcext:value-type="float">
            <text:p>3</text:p>
          </table:table-cell>
          <table:table-cell table:formula="of:=RANK([.Z89];[.$W89:.$AA89];)" office:value-type="float" office:value="2" calcext:value-type="float">
            <text:p>2</text:p>
          </table:table-cell>
          <table:table-cell table:formula="of:=RANK([.AA89];[.$W89:.$AA89];)" office:value-type="float" office:value="4" calcext:value-type="float">
            <text:p>4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90]; OFFSET([.$C90]; 0; 0; 1; 5))" office:value-type="float" office:value="2" calcext:value-type="float">
            <text:p>2</text:p>
          </table:table-cell>
          <table:table-cell table:formula="of:=RANK([.D90]; OFFSET([.$C90]; 0; 0; 1; 5))" office:value-type="float" office:value="4" calcext:value-type="float">
            <text:p>4</text:p>
          </table:table-cell>
          <table:table-cell table:formula="of:=RANK([.E90]; OFFSET([.$C90]; 0; 0; 1; 5))" office:value-type="float" office:value="5" calcext:value-type="float">
            <text:p>5</text:p>
          </table:table-cell>
          <table:table-cell table:formula="of:=RANK([.F90]; OFFSET([.$C90]; 0; 0; 1; 5))" office:value-type="float" office:value="1" calcext:value-type="float">
            <text:p>1</text:p>
          </table:table-cell>
          <table:table-cell table:formula="of:=RANK([.G90]; OFFSET([.$C90]; 0; 0; 1; 5))" office:value-type="float" office:value="2" calcext:value-type="float">
            <text:p>2</text:p>
          </table:table-cell>
          <table:table-cell table:formula="of:=RANK([.H90];[.$H90:.$L90];)" office:value-type="float" office:value="2" calcext:value-type="float">
            <text:p>2</text:p>
          </table:table-cell>
          <table:table-cell table:formula="of:=RANK([.I90];[.$H90:.$L90];)" office:value-type="float" office:value="4" calcext:value-type="float">
            <text:p>4</text:p>
          </table:table-cell>
          <table:table-cell table:formula="of:=RANK([.J90];[.$H90:.$L90];)" office:value-type="float" office:value="5" calcext:value-type="float">
            <text:p>5</text:p>
          </table:table-cell>
          <table:table-cell table:formula="of:=RANK([.K90];[.$H90:.$L90];)" office:value-type="float" office:value="1" calcext:value-type="float">
            <text:p>1</text:p>
          </table:table-cell>
          <table:table-cell table:formula="of:=RANK([.L90];[.$H90:.$L90];)" office:value-type="float" office:value="2" calcext:value-type="float">
            <text:p>2</text:p>
          </table:table-cell>
          <table:table-cell table:formula="of:=RANK([.M90];[.$M90:.$Q90];)" office:value-type="float" office:value="2" calcext:value-type="float">
            <text:p>2</text:p>
          </table:table-cell>
          <table:table-cell table:formula="of:=RANK([.N90];[.$M90:.$Q90];)" office:value-type="float" office:value="4" calcext:value-type="float">
            <text:p>4</text:p>
          </table:table-cell>
          <table:table-cell table:formula="of:=RANK([.O90];[.$M90:.$Q90];)" office:value-type="float" office:value="5" calcext:value-type="float">
            <text:p>5</text:p>
          </table:table-cell>
          <table:table-cell table:formula="of:=RANK([.P90];[.$M90:.$Q90];)" office:value-type="float" office:value="1" calcext:value-type="float">
            <text:p>1</text:p>
          </table:table-cell>
          <table:table-cell table:formula="of:=RANK([.Q90];[.$M90:.$Q90];)" office:value-type="float" office:value="2" calcext:value-type="float">
            <text:p>2</text:p>
          </table:table-cell>
          <table:table-cell table:formula="of:=RANK([.R90];[.$R90:.$V90];)" office:value-type="float" office:value="2" calcext:value-type="float">
            <text:p>2</text:p>
          </table:table-cell>
          <table:table-cell table:formula="of:=RANK([.S90];[.$R90:.$V90];)" office:value-type="float" office:value="4" calcext:value-type="float">
            <text:p>4</text:p>
          </table:table-cell>
          <table:table-cell table:formula="of:=RANK([.T90];[.$R90:.$V90];)" office:value-type="float" office:value="5" calcext:value-type="float">
            <text:p>5</text:p>
          </table:table-cell>
          <table:table-cell table:formula="of:=RANK([.U90];[.$R90:.$V90];)" office:value-type="float" office:value="1" calcext:value-type="float">
            <text:p>1</text:p>
          </table:table-cell>
          <table:table-cell table:formula="of:=RANK([.V90];[.$R90:.$V90];)" office:value-type="float" office:value="2" calcext:value-type="float">
            <text:p>2</text:p>
          </table:table-cell>
          <table:table-cell table:formula="of:=RANK([.W90];[.$W90:.$AA90];)" office:value-type="float" office:value="4" calcext:value-type="float">
            <text:p>4</text:p>
          </table:table-cell>
          <table:table-cell table:formula="of:=RANK([.X90];[.$W90:.$AA90];)" office:value-type="float" office:value="5" calcext:value-type="float">
            <text:p>5</text:p>
          </table:table-cell>
          <table:table-cell table:formula="of:=RANK([.Y90];[.$W90:.$AA90];)" office:value-type="float" office:value="2" calcext:value-type="float">
            <text:p>2</text:p>
          </table:table-cell>
          <table:table-cell table:formula="of:=RANK([.Z90];[.$W90:.$AA90];)" office:value-type="float" office:value="3" calcext:value-type="float">
            <text:p>3</text:p>
          </table:table-cell>
          <table:table-cell table:formula="of:=RANK([.AA90];[.$W90:.$AA90];)" office:value-type="float" office:value="1" calcext:value-type="float">
            <text:p>1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91]; OFFSET([.$C91]; 0; 0; 1; 5))" office:value-type="float" office:value="2" calcext:value-type="float">
            <text:p>2</text:p>
          </table:table-cell>
          <table:table-cell table:formula="of:=RANK([.D91]; OFFSET([.$C91]; 0; 0; 1; 5))" office:value-type="float" office:value="5" calcext:value-type="float">
            <text:p>5</text:p>
          </table:table-cell>
          <table:table-cell table:formula="of:=RANK([.E91]; OFFSET([.$C91]; 0; 0; 1; 5))" office:value-type="float" office:value="4" calcext:value-type="float">
            <text:p>4</text:p>
          </table:table-cell>
          <table:table-cell table:formula="of:=RANK([.F91]; OFFSET([.$C91]; 0; 0; 1; 5))" office:value-type="float" office:value="1" calcext:value-type="float">
            <text:p>1</text:p>
          </table:table-cell>
          <table:table-cell table:formula="of:=RANK([.G91]; OFFSET([.$C91]; 0; 0; 1; 5))" office:value-type="float" office:value="3" calcext:value-type="float">
            <text:p>3</text:p>
          </table:table-cell>
          <table:table-cell table:formula="of:=RANK([.H91];[.$H91:.$L91];)" office:value-type="float" office:value="1" calcext:value-type="float">
            <text:p>1</text:p>
          </table:table-cell>
          <table:table-cell table:formula="of:=RANK([.I91];[.$H91:.$L91];)" office:value-type="float" office:value="5" calcext:value-type="float">
            <text:p>5</text:p>
          </table:table-cell>
          <table:table-cell table:formula="of:=RANK([.J91];[.$H91:.$L91];)" office:value-type="float" office:value="4" calcext:value-type="float">
            <text:p>4</text:p>
          </table:table-cell>
          <table:table-cell table:formula="of:=RANK([.K91];[.$H91:.$L91];)" office:value-type="float" office:value="2" calcext:value-type="float">
            <text:p>2</text:p>
          </table:table-cell>
          <table:table-cell table:formula="of:=RANK([.L91];[.$H91:.$L91];)" office:value-type="float" office:value="3" calcext:value-type="float">
            <text:p>3</text:p>
          </table:table-cell>
          <table:table-cell table:formula="of:=RANK([.M91];[.$M91:.$Q91];)" office:value-type="float" office:value="1" calcext:value-type="float">
            <text:p>1</text:p>
          </table:table-cell>
          <table:table-cell table:formula="of:=RANK([.N91];[.$M91:.$Q91];)" office:value-type="float" office:value="4" calcext:value-type="float">
            <text:p>4</text:p>
          </table:table-cell>
          <table:table-cell table:formula="of:=RANK([.O91];[.$M91:.$Q91];)" office:value-type="float" office:value="5" calcext:value-type="float">
            <text:p>5</text:p>
          </table:table-cell>
          <table:table-cell table:formula="of:=RANK([.P91];[.$M91:.$Q91];)" office:value-type="float" office:value="2" calcext:value-type="float">
            <text:p>2</text:p>
          </table:table-cell>
          <table:table-cell table:formula="of:=RANK([.Q91];[.$M91:.$Q91];)" office:value-type="float" office:value="3" calcext:value-type="float">
            <text:p>3</text:p>
          </table:table-cell>
          <table:table-cell table:formula="of:=RANK([.R91];[.$R91:.$V91];)" office:value-type="float" office:value="2" calcext:value-type="float">
            <text:p>2</text:p>
          </table:table-cell>
          <table:table-cell table:formula="of:=RANK([.S91];[.$R91:.$V91];)" office:value-type="float" office:value="4" calcext:value-type="float">
            <text:p>4</text:p>
          </table:table-cell>
          <table:table-cell table:formula="of:=RANK([.T91];[.$R91:.$V91];)" office:value-type="float" office:value="5" calcext:value-type="float">
            <text:p>5</text:p>
          </table:table-cell>
          <table:table-cell table:formula="of:=RANK([.U91];[.$R91:.$V91];)" office:value-type="float" office:value="1" calcext:value-type="float">
            <text:p>1</text:p>
          </table:table-cell>
          <table:table-cell table:formula="of:=RANK([.V91];[.$R91:.$V91];)" office:value-type="float" office:value="3" calcext:value-type="float">
            <text:p>3</text:p>
          </table:table-cell>
          <table:table-cell table:formula="of:=RANK([.W91];[.$W91:.$AA91];)" office:value-type="float" office:value="5" calcext:value-type="float">
            <text:p>5</text:p>
          </table:table-cell>
          <table:table-cell table:formula="of:=RANK([.X91];[.$W91:.$AA91];)" office:value-type="float" office:value="1" calcext:value-type="float">
            <text:p>1</text:p>
          </table:table-cell>
          <table:table-cell table:formula="of:=RANK([.Y91];[.$W91:.$AA91];)" office:value-type="float" office:value="3" calcext:value-type="float">
            <text:p>3</text:p>
          </table:table-cell>
          <table:table-cell table:formula="of:=RANK([.Z91];[.$W91:.$AA91];)" office:value-type="float" office:value="2" calcext:value-type="float">
            <text:p>2</text:p>
          </table:table-cell>
          <table:table-cell table:formula="of:=RANK([.AA91];[.$W91:.$AA91];)" office:value-type="float" office:value="4" calcext:value-type="float">
            <text:p>4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92]; OFFSET([.$C92]; 0; 0; 1; 5))" office:value-type="float" office:value="3" calcext:value-type="float">
            <text:p>3</text:p>
          </table:table-cell>
          <table:table-cell table:formula="of:=RANK([.D92]; OFFSET([.$C92]; 0; 0; 1; 5))" office:value-type="float" office:value="5" calcext:value-type="float">
            <text:p>5</text:p>
          </table:table-cell>
          <table:table-cell table:formula="of:=RANK([.E92]; OFFSET([.$C92]; 0; 0; 1; 5))" office:value-type="float" office:value="4" calcext:value-type="float">
            <text:p>4</text:p>
          </table:table-cell>
          <table:table-cell table:formula="of:=RANK([.F92]; OFFSET([.$C92]; 0; 0; 1; 5))" office:value-type="float" office:value="1" calcext:value-type="float">
            <text:p>1</text:p>
          </table:table-cell>
          <table:table-cell table:formula="of:=RANK([.G92]; OFFSET([.$C92]; 0; 0; 1; 5))" office:value-type="float" office:value="2" calcext:value-type="float">
            <text:p>2</text:p>
          </table:table-cell>
          <table:table-cell table:formula="of:=RANK([.H92];[.$H92:.$L92];)" office:value-type="float" office:value="2" calcext:value-type="float">
            <text:p>2</text:p>
          </table:table-cell>
          <table:table-cell table:formula="of:=RANK([.I92];[.$H92:.$L92];)" office:value-type="float" office:value="4" calcext:value-type="float">
            <text:p>4</text:p>
          </table:table-cell>
          <table:table-cell table:formula="of:=RANK([.J92];[.$H92:.$L92];)" office:value-type="float" office:value="5" calcext:value-type="float">
            <text:p>5</text:p>
          </table:table-cell>
          <table:table-cell table:formula="of:=RANK([.K92];[.$H92:.$L92];)" office:value-type="float" office:value="3" calcext:value-type="float">
            <text:p>3</text:p>
          </table:table-cell>
          <table:table-cell table:formula="of:=RANK([.L92];[.$H92:.$L92];)" office:value-type="float" office:value="1" calcext:value-type="float">
            <text:p>1</text:p>
          </table:table-cell>
          <table:table-cell table:formula="of:=RANK([.M92];[.$M92:.$Q92];)" office:value-type="float" office:value="3" calcext:value-type="float">
            <text:p>3</text:p>
          </table:table-cell>
          <table:table-cell table:formula="of:=RANK([.N92];[.$M92:.$Q92];)" office:value-type="float" office:value="4" calcext:value-type="float">
            <text:p>4</text:p>
          </table:table-cell>
          <table:table-cell table:formula="of:=RANK([.O92];[.$M92:.$Q92];)" office:value-type="float" office:value="5" calcext:value-type="float">
            <text:p>5</text:p>
          </table:table-cell>
          <table:table-cell table:formula="of:=RANK([.P92];[.$M92:.$Q92];)" office:value-type="float" office:value="2" calcext:value-type="float">
            <text:p>2</text:p>
          </table:table-cell>
          <table:table-cell table:formula="of:=RANK([.Q92];[.$M92:.$Q92];)" office:value-type="float" office:value="1" calcext:value-type="float">
            <text:p>1</text:p>
          </table:table-cell>
          <table:table-cell table:formula="of:=RANK([.R92];[.$R92:.$V92];)" office:value-type="float" office:value="3" calcext:value-type="float">
            <text:p>3</text:p>
          </table:table-cell>
          <table:table-cell table:formula="of:=RANK([.S92];[.$R92:.$V92];)" office:value-type="float" office:value="4" calcext:value-type="float">
            <text:p>4</text:p>
          </table:table-cell>
          <table:table-cell table:formula="of:=RANK([.T92];[.$R92:.$V92];)" office:value-type="float" office:value="5" calcext:value-type="float">
            <text:p>5</text:p>
          </table:table-cell>
          <table:table-cell table:formula="of:=RANK([.U92];[.$R92:.$V92];)" office:value-type="float" office:value="1" calcext:value-type="float">
            <text:p>1</text:p>
          </table:table-cell>
          <table:table-cell table:formula="of:=RANK([.V92];[.$R92:.$V92];)" office:value-type="float" office:value="2" calcext:value-type="float">
            <text:p>2</text:p>
          </table:table-cell>
          <table:table-cell table:formula="of:=RANK([.W92];[.$W92:.$AA92];)" office:value-type="float" office:value="4" calcext:value-type="float">
            <text:p>4</text:p>
          </table:table-cell>
          <table:table-cell table:formula="of:=RANK([.X92];[.$W92:.$AA92];)" office:value-type="float" office:value="3" calcext:value-type="float">
            <text:p>3</text:p>
          </table:table-cell>
          <table:table-cell table:formula="of:=RANK([.Y92];[.$W92:.$AA92];)" office:value-type="float" office:value="1" calcext:value-type="float">
            <text:p>1</text:p>
          </table:table-cell>
          <table:table-cell table:formula="of:=RANK([.Z92];[.$W92:.$AA92];)" office:value-type="float" office:value="5" calcext:value-type="float">
            <text:p>5</text:p>
          </table:table-cell>
          <table:table-cell table:formula="of:=RANK([.AA92];[.$W92:.$AA92];)" office:value-type="float" office:value="2" calcext:value-type="float">
            <text:p>2</text:p>
          </table:table-cell>
          <table:table-cell/>
          <table:table-cell table:style-name="ce1087"/>
          <table:table-cell table:style-name="ce1088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93]; OFFSET([.$C93]; 0; 0; 1; 5))" office:value-type="float" office:value="5" calcext:value-type="float">
            <text:p>5</text:p>
          </table:table-cell>
          <table:table-cell table:formula="of:=RANK([.D93]; OFFSET([.$C93]; 0; 0; 1; 5))" office:value-type="float" office:value="4" calcext:value-type="float">
            <text:p>4</text:p>
          </table:table-cell>
          <table:table-cell table:formula="of:=RANK([.E93]; OFFSET([.$C93]; 0; 0; 1; 5))" office:value-type="float" office:value="3" calcext:value-type="float">
            <text:p>3</text:p>
          </table:table-cell>
          <table:table-cell table:formula="of:=RANK([.F93]; OFFSET([.$C93]; 0; 0; 1; 5))" office:value-type="float" office:value="1" calcext:value-type="float">
            <text:p>1</text:p>
          </table:table-cell>
          <table:table-cell table:formula="of:=RANK([.G93]; OFFSET([.$C93]; 0; 0; 1; 5))" office:value-type="float" office:value="2" calcext:value-type="float">
            <text:p>2</text:p>
          </table:table-cell>
          <table:table-cell table:formula="of:=RANK([.H93];[.$H93:.$L93];)" office:value-type="float" office:value="2" calcext:value-type="float">
            <text:p>2</text:p>
          </table:table-cell>
          <table:table-cell table:formula="of:=RANK([.I93];[.$H93:.$L93];)" office:value-type="float" office:value="3" calcext:value-type="float">
            <text:p>3</text:p>
          </table:table-cell>
          <table:table-cell table:formula="of:=RANK([.J93];[.$H93:.$L93];)" office:value-type="float" office:value="5" calcext:value-type="float">
            <text:p>5</text:p>
          </table:table-cell>
          <table:table-cell table:formula="of:=RANK([.K93];[.$H93:.$L93];)" office:value-type="float" office:value="1" calcext:value-type="float">
            <text:p>1</text:p>
          </table:table-cell>
          <table:table-cell table:formula="of:=RANK([.L93];[.$H93:.$L93];)" office:value-type="float" office:value="4" calcext:value-type="float">
            <text:p>4</text:p>
          </table:table-cell>
          <table:table-cell table:formula="of:=RANK([.M93];[.$M93:.$Q93];)" office:value-type="float" office:value="2" calcext:value-type="float">
            <text:p>2</text:p>
          </table:table-cell>
          <table:table-cell table:formula="of:=RANK([.N93];[.$M93:.$Q93];)" office:value-type="float" office:value="3" calcext:value-type="float">
            <text:p>3</text:p>
          </table:table-cell>
          <table:table-cell table:formula="of:=RANK([.O93];[.$M93:.$Q93];)" office:value-type="float" office:value="5" calcext:value-type="float">
            <text:p>5</text:p>
          </table:table-cell>
          <table:table-cell table:formula="of:=RANK([.P93];[.$M93:.$Q93];)" office:value-type="float" office:value="1" calcext:value-type="float">
            <text:p>1</text:p>
          </table:table-cell>
          <table:table-cell table:formula="of:=RANK([.Q93];[.$M93:.$Q93];)" office:value-type="float" office:value="4" calcext:value-type="float">
            <text:p>4</text:p>
          </table:table-cell>
          <table:table-cell table:formula="of:=RANK([.R93];[.$R93:.$V93];)" office:value-type="float" office:value="1" calcext:value-type="float">
            <text:p>1</text:p>
          </table:table-cell>
          <table:table-cell table:formula="of:=RANK([.S93];[.$R93:.$V93];)" office:value-type="float" office:value="3" calcext:value-type="float">
            <text:p>3</text:p>
          </table:table-cell>
          <table:table-cell table:formula="of:=RANK([.T93];[.$R93:.$V93];)" office:value-type="float" office:value="5" calcext:value-type="float">
            <text:p>5</text:p>
          </table:table-cell>
          <table:table-cell table:formula="of:=RANK([.U93];[.$R93:.$V93];)" office:value-type="float" office:value="2" calcext:value-type="float">
            <text:p>2</text:p>
          </table:table-cell>
          <table:table-cell table:formula="of:=RANK([.V93];[.$R93:.$V93];)" office:value-type="float" office:value="4" calcext:value-type="float">
            <text:p>4</text:p>
          </table:table-cell>
          <table:table-cell table:formula="of:=RANK([.W93];[.$W93:.$AA93];)" office:value-type="float" office:value="2" calcext:value-type="float">
            <text:p>2</text:p>
          </table:table-cell>
          <table:table-cell table:formula="of:=RANK([.X93];[.$W93:.$AA93];)" office:value-type="float" office:value="3" calcext:value-type="float">
            <text:p>3</text:p>
          </table:table-cell>
          <table:table-cell table:formula="of:=RANK([.Y93];[.$W93:.$AA93];)" office:value-type="float" office:value="4" calcext:value-type="float">
            <text:p>4</text:p>
          </table:table-cell>
          <table:table-cell table:formula="of:=RANK([.Z93];[.$W93:.$AA93];)" office:value-type="float" office:value="1" calcext:value-type="float">
            <text:p>1</text:p>
          </table:table-cell>
          <table:table-cell table:formula="of:=RANK([.AA93];[.$W93:.$AA93];)" office:value-type="float" office:value="5" calcext:value-type="float">
            <text:p>5</text:p>
          </table:table-cell>
          <table:table-cell/>
          <table:table-cell table:style-name="ce1087"/>
          <table:table-cell table:style-name="ce1088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94]; OFFSET([.$C94]; 0; 0; 1; 5))" office:value-type="float" office:value="2" calcext:value-type="float">
            <text:p>2</text:p>
          </table:table-cell>
          <table:table-cell table:formula="of:=RANK([.D94]; OFFSET([.$C94]; 0; 0; 1; 5))" office:value-type="float" office:value="4" calcext:value-type="float">
            <text:p>4</text:p>
          </table:table-cell>
          <table:table-cell table:formula="of:=RANK([.E94]; OFFSET([.$C94]; 0; 0; 1; 5))" office:value-type="float" office:value="5" calcext:value-type="float">
            <text:p>5</text:p>
          </table:table-cell>
          <table:table-cell table:formula="of:=RANK([.F94]; OFFSET([.$C94]; 0; 0; 1; 5))" office:value-type="float" office:value="1" calcext:value-type="float">
            <text:p>1</text:p>
          </table:table-cell>
          <table:table-cell table:formula="of:=RANK([.G94]; OFFSET([.$C94]; 0; 0; 1; 5))" office:value-type="float" office:value="3" calcext:value-type="float">
            <text:p>3</text:p>
          </table:table-cell>
          <table:table-cell table:formula="of:=RANK([.H94];[.$H94:.$L94];)" office:value-type="float" office:value="1" calcext:value-type="float">
            <text:p>1</text:p>
          </table:table-cell>
          <table:table-cell table:formula="of:=RANK([.I94];[.$H94:.$L94];)" office:value-type="float" office:value="4" calcext:value-type="float">
            <text:p>4</text:p>
          </table:table-cell>
          <table:table-cell table:formula="of:=RANK([.J94];[.$H94:.$L94];)" office:value-type="float" office:value="5" calcext:value-type="float">
            <text:p>5</text:p>
          </table:table-cell>
          <table:table-cell table:formula="of:=RANK([.K94];[.$H94:.$L94];)" office:value-type="float" office:value="2" calcext:value-type="float">
            <text:p>2</text:p>
          </table:table-cell>
          <table:table-cell table:formula="of:=RANK([.L94];[.$H94:.$L94];)" office:value-type="float" office:value="3" calcext:value-type="float">
            <text:p>3</text:p>
          </table:table-cell>
          <table:table-cell table:formula="of:=RANK([.M94];[.$M94:.$Q94];)" office:value-type="float" office:value="2" calcext:value-type="float">
            <text:p>2</text:p>
          </table:table-cell>
          <table:table-cell table:formula="of:=RANK([.N94];[.$M94:.$Q94];)" office:value-type="float" office:value="4" calcext:value-type="float">
            <text:p>4</text:p>
          </table:table-cell>
          <table:table-cell table:formula="of:=RANK([.O94];[.$M94:.$Q94];)" office:value-type="float" office:value="5" calcext:value-type="float">
            <text:p>5</text:p>
          </table:table-cell>
          <table:table-cell table:formula="of:=RANK([.P94];[.$M94:.$Q94];)" office:value-type="float" office:value="1" calcext:value-type="float">
            <text:p>1</text:p>
          </table:table-cell>
          <table:table-cell table:formula="of:=RANK([.Q94];[.$M94:.$Q94];)" office:value-type="float" office:value="3" calcext:value-type="float">
            <text:p>3</text:p>
          </table:table-cell>
          <table:table-cell table:formula="of:=RANK([.R94];[.$R94:.$V94];)" office:value-type="float" office:value="3" calcext:value-type="float">
            <text:p>3</text:p>
          </table:table-cell>
          <table:table-cell table:formula="of:=RANK([.S94];[.$R94:.$V94];)" office:value-type="float" office:value="4" calcext:value-type="float">
            <text:p>4</text:p>
          </table:table-cell>
          <table:table-cell table:formula="of:=RANK([.T94];[.$R94:.$V94];)" office:value-type="float" office:value="5" calcext:value-type="float">
            <text:p>5</text:p>
          </table:table-cell>
          <table:table-cell table:formula="of:=RANK([.U94];[.$R94:.$V94];)" office:value-type="float" office:value="1" calcext:value-type="float">
            <text:p>1</text:p>
          </table:table-cell>
          <table:table-cell table:formula="of:=RANK([.V94];[.$R94:.$V94];)" office:value-type="float" office:value="2" calcext:value-type="float">
            <text:p>2</text:p>
          </table:table-cell>
          <table:table-cell table:formula="of:=RANK([.W94];[.$W94:.$AA94];)" office:value-type="float" office:value="1" calcext:value-type="float">
            <text:p>1</text:p>
          </table:table-cell>
          <table:table-cell table:formula="of:=RANK([.X94];[.$W94:.$AA94];)" office:value-type="float" office:value="3" calcext:value-type="float">
            <text:p>3</text:p>
          </table:table-cell>
          <table:table-cell table:formula="of:=RANK([.Y94];[.$W94:.$AA94];)" office:value-type="float" office:value="5" calcext:value-type="float">
            <text:p>5</text:p>
          </table:table-cell>
          <table:table-cell table:formula="of:=RANK([.Z94];[.$W94:.$AA94];)" office:value-type="float" office:value="2" calcext:value-type="float">
            <text:p>2</text:p>
          </table:table-cell>
          <table:table-cell table:formula="of:=RANK([.AA94];[.$W94:.$AA94];)" office:value-type="float" office:value="4" calcext:value-type="float">
            <text:p>4</text:p>
          </table:table-cell>
          <table:table-cell/>
          <table:table-cell table:style-name="ce1087"/>
          <table:table-cell table:style-name="ce1088" table:number-columns-repeated="3"/>
          <table:table-cell table:number-columns-repeated="16352"/>
        </table:table-row>
        <table:table-row table:style-name="ro1">
          <table:table-cell table:number-columns-repeated="28"/>
          <table:table-cell table:style-name="ce1087"/>
          <table:table-cell table:style-name="ce1088" table:number-columns-repeated="3"/>
          <table:table-cell table:number-columns-repeated="16352"/>
        </table:table-row>
        <table:table-row table:style-name="ro1">
          <table:table-cell office:value-type="float" office:value="596657" calcext:value-type="float">
            <text:p>596657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1087"/>
          <table:table-cell table:style-name="ce1088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1087"/>
          <table:table-cell table:style-name="ce1088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300473178457263" calcext:value-type="float">
            <text:p>-0,300473178457263</text:p>
          </table:table-cell>
          <table:table-cell table:style-name="ce571" office:value-type="float" office:value="0.0695454990496819" calcext:value-type="float">
            <text:p>0,0695454990496819</text:p>
          </table:table-cell>
          <table:table-cell table:style-name="ce647" office:value-type="float" office:value="0.0685514580638025" calcext:value-type="float">
            <text:p>0,0685514580638025</text:p>
          </table:table-cell>
          <table:table-cell table:style-name="ce538" office:value-type="float" office:value="0.207913388386761" calcext:value-type="float">
            <text:p>0,207913388386761</text:p>
          </table:table-cell>
          <table:table-cell table:style-name="ce731" office:value-type="float" office:value="0.0813020890556088" calcext:value-type="float">
            <text:p>0,0813020890556088</text:p>
          </table:table-cell>
          <table:table-cell table:style-name="ce494" office:value-type="float" office:value="-0.296216129549463" calcext:value-type="float">
            <text:p>-0,296216129549463</text:p>
          </table:table-cell>
          <table:table-cell table:style-name="ce577" office:value-type="float" office:value="0.0960048182270405" calcext:value-type="float">
            <text:p>0,0960048182270405</text:p>
          </table:table-cell>
          <table:table-cell table:style-name="ce838" office:value-type="float" office:value="0.07333715667049" calcext:value-type="float">
            <text:p>0,07333715667049</text:p>
          </table:table-cell>
          <table:table-cell table:style-name="ce538" office:value-type="float" office:value="0.236915861915862" calcext:value-type="float">
            <text:p>0,236915861915862</text:p>
          </table:table-cell>
          <table:table-cell table:style-name="ce861" office:value-type="float" office:value="0.175569029735696" calcext:value-type="float">
            <text:p>0,175569029735696</text:p>
          </table:table-cell>
          <table:table-cell table:style-name="ce494" office:value-type="float" office:value="-0.490405461857338" calcext:value-type="float">
            <text:p>-0,490405461857338</text:p>
          </table:table-cell>
          <table:table-cell table:style-name="ce518" office:value-type="float" office:value="0.0716955692485872" calcext:value-type="float">
            <text:p>0,0716955692485872</text:p>
          </table:table-cell>
          <table:table-cell table:style-name="ce955" office:value-type="float" office:value="0.0622433575125255" calcext:value-type="float">
            <text:p>0,0622433575125255</text:p>
          </table:table-cell>
          <table:table-cell table:style-name="ce495" office:value-type="float" office:value="0.102360934334833" calcext:value-type="float">
            <text:p>0,102360934334833</text:p>
          </table:table-cell>
          <table:table-cell table:style-name="ce527" office:value-type="float" office:value="0.0521447014106068" calcext:value-type="float">
            <text:p>0,0521447014106068</text:p>
          </table:table-cell>
          <table:table-cell table:style-name="ce494" office:value-type="float" office:value="-0.0703215664925034" calcext:value-type="float">
            <text:p>-0,0703215664925034</text:p>
          </table:table-cell>
          <table:table-cell table:style-name="ce1013" office:value-type="float" office:value="0.115129898622382" calcext:value-type="float">
            <text:p>0,115129898622382</text:p>
          </table:table-cell>
          <table:table-cell table:style-name="ce541" office:value-type="float" office:value="0.0732150519424794" calcext:value-type="float">
            <text:p>0,0732150519424794</text:p>
          </table:table-cell>
          <table:table-cell table:style-name="ce538" office:value-type="float" office:value="0.199617595854714" calcext:value-type="float">
            <text:p>0,199617595854714</text:p>
          </table:table-cell>
          <table:table-cell table:style-name="ce966" office:value-type="float" office:value="0.174583145888809" calcext:value-type="float">
            <text:p>0,174583145888809</text:p>
          </table:table-cell>
          <table:table-cell table:style-name="ce494" office:value-type="float" office:value="-0.0509768119149278" calcext:value-type="float">
            <text:p>-0,0509768119149278</text:p>
          </table:table-cell>
          <table:table-cell table:style-name="ce988" office:value-type="float" office:value="0.394155837592968" calcext:value-type="float">
            <text:p>0,394155837592968</text:p>
          </table:table-cell>
          <table:table-cell table:style-name="ce646" office:value-type="float" office:value="0.0994538243257202" calcext:value-type="float">
            <text:p>0,0994538243257202</text:p>
          </table:table-cell>
          <table:table-cell table:style-name="ce538" office:value-type="float" office:value="0.737318127936969" calcext:value-type="float">
            <text:p>0,737318127936969</text:p>
          </table:table-cell>
          <table:table-cell table:style-name="ce1080" office:value-type="float" office:value="0.445915272482084" calcext:value-type="float">
            <text:p>0,445915272482084</text:p>
          </table:table-cell>
          <table:table-cell/>
          <table:table-cell table:style-name="ce1087"/>
          <table:table-cell table:style-name="ce1088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28" office:value-type="float" office:value="0.192120842498317" calcext:value-type="float">
            <text:p>0,192120842498317</text:p>
          </table:table-cell>
          <table:table-cell table:style-name="ce571" office:value-type="float" office:value="0.069582869011557" calcext:value-type="float">
            <text:p>0,069582869011557</text:p>
          </table:table-cell>
          <table:table-cell table:style-name="ce647" office:value-type="float" office:value="0.0679086947195496" calcext:value-type="float">
            <text:p>0,0679086947195496</text:p>
          </table:table-cell>
          <table:table-cell table:style-name="ce495" office:value-type="float" office:value="0.204383795487652" calcext:value-type="float">
            <text:p>0,204383795487652</text:p>
          </table:table-cell>
          <table:table-cell table:style-name="ce546" office:value-type="float" office:value="0.199069786909003" calcext:value-type="float">
            <text:p>0,199069786909003</text:p>
          </table:table-cell>
          <table:table-cell table:style-name="ce760" office:value-type="float" office:value="0.235428152094819" calcext:value-type="float">
            <text:p>0,235428152094819</text:p>
          </table:table-cell>
          <table:table-cell table:style-name="ce506" office:value-type="float" office:value="0.0981374592485704" calcext:value-type="float">
            <text:p>0,0981374592485704</text:p>
          </table:table-cell>
          <table:table-cell table:style-name="ce838" office:value-type="float" office:value="0.07333715667049" calcext:value-type="float">
            <text:p>0,07333715667049</text:p>
          </table:table-cell>
          <table:table-cell table:style-name="ce819" office:value-type="float" office:value="0.223927307260641" calcext:value-type="float">
            <text:p>0,223927307260641</text:p>
          </table:table-cell>
          <table:table-cell table:style-name="ce780" office:value-type="float" office:value="0.229893563226897" calcext:value-type="float">
            <text:p>0,229893563226897</text:p>
          </table:table-cell>
          <table:table-cell table:style-name="ce538" office:value-type="float" office:value="0.107385817010613" calcext:value-type="float">
            <text:p>0,107385817010613</text:p>
          </table:table-cell>
          <table:table-cell table:style-name="ce941" office:value-type="float" office:value="0.0632646309644678" calcext:value-type="float">
            <text:p>0,0632646309644678</text:p>
          </table:table-cell>
          <table:table-cell table:style-name="ce941" office:value-type="float" office:value="0.0625529989314655" calcext:value-type="float">
            <text:p>0,0625529989314655</text:p>
          </table:table-cell>
          <table:table-cell table:style-name="ce528" office:value-type="float" office:value="0.0885846073448031" calcext:value-type="float">
            <text:p>0,0885846073448031</text:p>
          </table:table-cell>
          <table:table-cell table:style-name="ce562" office:value-type="float" office:value="0.0552791417391744" calcext:value-type="float">
            <text:p>0,0552791417391744</text:p>
          </table:table-cell>
          <table:table-cell table:style-name="ce775" office:value-type="float" office:value="0.182107766488971" calcext:value-type="float">
            <text:p>0,182107766488971</text:p>
          </table:table-cell>
          <table:table-cell table:style-name="ce800" office:value-type="float" office:value="0.114451115680198" calcext:value-type="float">
            <text:p>0,114451115680198</text:p>
          </table:table-cell>
          <table:table-cell table:style-name="ce541" office:value-type="float" office:value="0.0732150519424794" calcext:value-type="float">
            <text:p>0,0732150519424794</text:p>
          </table:table-cell>
          <table:table-cell table:style-name="ce562" office:value-type="float" office:value="0.176137247140367" calcext:value-type="float">
            <text:p>0,176137247140367</text:p>
          </table:table-cell>
          <table:table-cell table:style-name="ce1049" office:value-type="float" office:value="0.180152802351914" calcext:value-type="float">
            <text:p>0,180152802351914</text:p>
          </table:table-cell>
          <table:table-cell table:style-name="ce716" office:value-type="float" office:value="0.662612909361037" calcext:value-type="float">
            <text:p>0,662612909361037</text:p>
          </table:table-cell>
          <table:table-cell table:style-name="ce988" office:value-type="float" office:value="0.394177495084078" calcext:value-type="float">
            <text:p>0,394177495084078</text:p>
          </table:table-cell>
          <table:table-cell table:style-name="ce646" office:value-type="float" office:value="0.0994538243257202" calcext:value-type="float">
            <text:p>0,0994538243257202</text:p>
          </table:table-cell>
          <table:table-cell table:style-name="ce752" office:value-type="float" office:value="0.734658194256145" calcext:value-type="float">
            <text:p>0,734658194256145</text:p>
          </table:table-cell>
          <table:table-cell table:style-name="ce760" office:value-type="float" office:value="0.73565607956621" calcext:value-type="float">
            <text:p>0,73565607956621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026857791599681" calcext:value-type="float">
            <text:p>-0,026857791599681</text:p>
          </table:table-cell>
          <table:table-cell table:style-name="ce597" office:value-type="float" office:value="0.0953382467359207" calcext:value-type="float">
            <text:p>0,0953382467359207</text:p>
          </table:table-cell>
          <table:table-cell table:style-name="ce648" office:value-type="float" office:value="0.0254190480674872" calcext:value-type="float">
            <text:p>0,0254190480674872</text:p>
          </table:table-cell>
          <table:table-cell table:style-name="ce682" office:value-type="float" office:value="0.114875262804257" calcext:value-type="float">
            <text:p>0,114875262804257</text:p>
          </table:table-cell>
          <table:table-cell table:style-name="ce722" office:value-type="float" office:value="0.0621910905526494" calcext:value-type="float">
            <text:p>0,0621910905526494</text:p>
          </table:table-cell>
          <table:table-cell table:style-name="ce494" office:value-type="float" office:value="-0.251574557130113" calcext:value-type="float">
            <text:p>-0,251574557130113</text:p>
          </table:table-cell>
          <table:table-cell table:style-name="ce752" office:value-type="float" office:value="0.0442972665194887" calcext:value-type="float">
            <text:p>0,0442972665194887</text:p>
          </table:table-cell>
          <table:table-cell table:style-name="ce538" office:value-type="float" office:value="0.045402128735462" calcext:value-type="float">
            <text:p>0,045402128735462</text:p>
          </table:table-cell>
          <table:table-cell table:style-name="ce761" office:value-type="float" office:value="0.0331921165254498" calcext:value-type="float">
            <text:p>0,0331921165254498</text:p>
          </table:table-cell>
          <table:table-cell table:style-name="ce721" office:value-type="float" office:value="0.0245382189826634" calcext:value-type="float">
            <text:p>0,0245382189826634</text:p>
          </table:table-cell>
          <table:table-cell table:style-name="ce494" office:value-type="float" office:value="-0.173229435056515" calcext:value-type="float">
            <text:p>-0,173229435056515</text:p>
          </table:table-cell>
          <table:table-cell table:style-name="ce780" office:value-type="float" office:value="0.043224855622898" calcext:value-type="float">
            <text:p>0,043224855622898</text:p>
          </table:table-cell>
          <table:table-cell table:style-name="ce538" office:value-type="float" office:value="0.0461257068108618" calcext:value-type="float">
            <text:p>0,0461257068108618</text:p>
          </table:table-cell>
          <table:table-cell table:style-name="ce906" office:value-type="float" office:value="0.0361302645152563" calcext:value-type="float">
            <text:p>0,0361302645152563</text:p>
          </table:table-cell>
          <table:table-cell table:style-name="ce801" office:value-type="float" office:value="0.0247862523555835" calcext:value-type="float">
            <text:p>0,0247862523555835</text:p>
          </table:table-cell>
          <table:table-cell table:style-name="ce990" office:value-type="float" office:value="0.0369010303301691" calcext:value-type="float">
            <text:p>0,0369010303301691</text:p>
          </table:table-cell>
          <table:table-cell table:style-name="ce611" office:value-type="float" office:value="0.0396984125829735" calcext:value-type="float">
            <text:p>0,0396984125829735</text:p>
          </table:table-cell>
          <table:table-cell table:style-name="ce494" office:value-type="float" office:value="0.0253989494795017" calcext:value-type="float">
            <text:p>0,0253989494795017</text:p>
          </table:table-cell>
          <table:table-cell table:style-name="ce974" office:value-type="float" office:value="0.0668358775572541" calcext:value-type="float">
            <text:p>0,0668358775572541</text:p>
          </table:table-cell>
          <table:table-cell table:style-name="ce631" office:value-type="float" office:value="0.0416620346657219" calcext:value-type="float">
            <text:p>0,0416620346657219</text:p>
          </table:table-cell>
          <table:table-cell table:style-name="ce494" office:value-type="float" office:value="0.504762285408718" calcext:value-type="float">
            <text:p>0,504762285408718</text:p>
          </table:table-cell>
          <table:table-cell table:style-name="ce1036" office:value-type="float" office:value="0.733456531643367" calcext:value-type="float">
            <text:p>0,733456531643367</text:p>
          </table:table-cell>
          <table:table-cell table:style-name="ce632" office:value-type="float" office:value="0.603358013685172" calcext:value-type="float">
            <text:p>0,603358013685172</text:p>
          </table:table-cell>
          <table:table-cell table:style-name="ce538" office:value-type="float" office:value="0.733988124606966" calcext:value-type="float">
            <text:p>0,733988124606966</text:p>
          </table:table-cell>
          <table:table-cell table:style-name="ce954" office:value-type="float" office:value="0.558429548378307" calcext:value-type="float">
            <text:p>0,558429548378307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29" office:value-type="float" office:value="0.0984773235334346" calcext:value-type="float">
            <text:p>0,0984773235334346</text:p>
          </table:table-cell>
          <table:table-cell table:style-name="ce598" office:value-type="float" office:value="0.0862498720078806" calcext:value-type="float">
            <text:p>0,0862498720078806</text:p>
          </table:table-cell>
          <table:table-cell table:style-name="ce649" office:value-type="float" office:value="0.0246193308833586" calcext:value-type="float">
            <text:p>0,0246193308833586</text:p>
          </table:table-cell>
          <table:table-cell table:style-name="ce538" office:value-type="float" office:value="0.115092008583133" calcext:value-type="float">
            <text:p>0,115092008583133</text:p>
          </table:table-cell>
          <table:table-cell table:style-name="ce569" office:value-type="float" office:value="0.0855473167246275" calcext:value-type="float">
            <text:p>0,0855473167246275</text:p>
          </table:table-cell>
          <table:table-cell table:style-name="ce774" office:value-type="float" office:value="0.0258178035955814" calcext:value-type="float">
            <text:p>0,0258178035955814</text:p>
          </table:table-cell>
          <table:table-cell table:style-name="ce535" office:value-type="float" office:value="0.0409569854014298" calcext:value-type="float">
            <text:p>0,0409569854014298</text:p>
          </table:table-cell>
          <table:table-cell table:style-name="ce839" office:value-type="float" office:value="0.0439169883614328" calcext:value-type="float">
            <text:p>0,0439169883614328</text:p>
          </table:table-cell>
          <table:table-cell table:style-name="ce670" office:value-type="float" office:value="0.031033781033781" calcext:value-type="float">
            <text:p>0,031033781033781</text:p>
          </table:table-cell>
          <table:table-cell table:style-name="ce893" office:value-type="float" office:value="0.0188032132476577" calcext:value-type="float">
            <text:p>0,0188032132476577</text:p>
          </table:table-cell>
          <table:table-cell table:style-name="ce906" office:value-type="float" office:value="0.0360759414593019" calcext:value-type="float">
            <text:p>0,0360759414593019</text:p>
          </table:table-cell>
          <table:table-cell table:style-name="ce942" office:value-type="float" office:value="0.0405019124431849" calcext:value-type="float">
            <text:p>0,0405019124431849</text:p>
          </table:table-cell>
          <table:table-cell table:style-name="ce538" office:value-type="float" office:value="0.0460387899213348" calcext:value-type="float">
            <text:p>0,0460387899213348</text:p>
          </table:table-cell>
          <table:table-cell table:style-name="ce906" office:value-type="float" office:value="0.0361574260432335" calcext:value-type="float">
            <text:p>0,0361574260432335</text:p>
          </table:table-cell>
          <table:table-cell table:style-name="ce840" office:value-type="float" office:value="0.0284978751536664" calcext:value-type="float">
            <text:p>0,0284978751536664</text:p>
          </table:table-cell>
          <table:table-cell table:style-name="ce538" office:value-type="float" office:value="0.0676912825915378" calcext:value-type="float">
            <text:p>0,0676912825915378</text:p>
          </table:table-cell>
          <table:table-cell table:style-name="ce907" office:value-type="float" office:value="0.053988351946185" calcext:value-type="float">
            <text:p>0,053988351946185</text:p>
          </table:table-cell>
          <table:table-cell table:style-name="ce494" office:value-type="float" office:value="0.0253989494795017" calcext:value-type="float">
            <text:p>0,0253989494795017</text:p>
          </table:table-cell>
          <table:table-cell table:style-name="ce869" office:value-type="float" office:value="0.0668012457744896" calcext:value-type="float">
            <text:p>0,0668012457744896</text:p>
          </table:table-cell>
          <table:table-cell table:style-name="ce840" office:value-type="float" office:value="0.0642939047023381" calcext:value-type="float">
            <text:p>0,0642939047023381</text:p>
          </table:table-cell>
          <table:table-cell table:style-name="ce752" office:value-type="float" office:value="0.733057508776862" calcext:value-type="float">
            <text:p>0,733057508776862</text:p>
          </table:table-cell>
          <table:table-cell table:style-name="ce760" office:value-type="float" office:value="0.733456531643367" calcext:value-type="float">
            <text:p>0,733456531643367</text:p>
          </table:table-cell>
          <table:table-cell table:style-name="ce632" office:value-type="float" office:value="0.603358013685172" calcext:value-type="float">
            <text:p>0,603358013685172</text:p>
          </table:table-cell>
          <table:table-cell table:style-name="ce752" office:value-type="float" office:value="0.733250457334021" calcext:value-type="float">
            <text:p>0,733250457334021</text:p>
          </table:table-cell>
          <table:table-cell table:style-name="ce1036" office:value-type="float" office:value="0.73331477351974" calcext:value-type="float">
            <text:p>0,73331477351974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530" office:value-type="float" office:value="0.196627659900461" calcext:value-type="float">
            <text:p>0,196627659900461</text:p>
          </table:table-cell>
          <table:table-cell table:style-name="ce599" office:value-type="float" office:value="0.193299864795478" calcext:value-type="float">
            <text:p>0,193299864795478</text:p>
          </table:table-cell>
          <table:table-cell table:style-name="ce631" office:value-type="float" office:value="0.206095339741534" calcext:value-type="float">
            <text:p>0,206095339741534</text:p>
          </table:table-cell>
          <table:table-cell table:style-name="ce685" office:value-type="float" office:value="0.230580138762143" calcext:value-type="float">
            <text:p>0,230580138762143</text:p>
          </table:table-cell>
          <table:table-cell table:style-name="ce538" office:value-type="float" office:value="0.243330769753949" calcext:value-type="float">
            <text:p>0,243330769753949</text:p>
          </table:table-cell>
          <table:table-cell table:style-name="ce538" office:value-type="float" office:value="0.348076563354341" calcext:value-type="float">
            <text:p>0,348076563354341</text:p>
          </table:table-cell>
          <table:table-cell table:style-name="ce573" office:value-type="float" office:value="0.269206102539436" calcext:value-type="float">
            <text:p>0,269206102539436</text:p>
          </table:table-cell>
          <table:table-cell table:style-name="ce759" office:value-type="float" office:value="0.274488885599997" calcext:value-type="float">
            <text:p>0,274488885599997</text:p>
          </table:table-cell>
          <table:table-cell table:style-name="ce861" office:value-type="float" office:value="0.338118671452005" calcext:value-type="float">
            <text:p>0,338118671452005</text:p>
          </table:table-cell>
          <table:table-cell table:style-name="ce655" office:value-type="float" office:value="0.303811414922526" calcext:value-type="float">
            <text:p>0,303811414922526</text:p>
          </table:table-cell>
          <table:table-cell table:style-name="ce773" office:value-type="float" office:value="0.723517917645161" calcext:value-type="float">
            <text:p>0,723517917645161</text:p>
          </table:table-cell>
          <table:table-cell table:style-name="ce808" office:value-type="float" office:value="0.68099926174967" calcext:value-type="float">
            <text:p>0,68099926174967</text:p>
          </table:table-cell>
          <table:table-cell table:style-name="ce494" office:value-type="float" office:value="0.673518976944752" calcext:value-type="float">
            <text:p>0,673518976944752</text:p>
          </table:table-cell>
          <table:table-cell table:style-name="ce971" office:value-type="float" office:value="0.730780910226261" calcext:value-type="float">
            <text:p>0,730780910226261</text:p>
          </table:table-cell>
          <table:table-cell table:style-name="ce639" office:value-type="float" office:value="0.714641530302216" calcext:value-type="float">
            <text:p>0,714641530302216</text:p>
          </table:table-cell>
          <table:table-cell table:style-name="ce899" office:value-type="float" office:value="0.717362748184342" calcext:value-type="float">
            <text:p>0,717362748184342</text:p>
          </table:table-cell>
          <table:table-cell table:style-name="ce757" office:value-type="float" office:value="0.678827963502257" calcext:value-type="float">
            <text:p>0,678827963502257</text:p>
          </table:table-cell>
          <table:table-cell table:style-name="ce494" office:value-type="float" office:value="0.634530450168155" calcext:value-type="float">
            <text:p>0,634530450168155</text:p>
          </table:table-cell>
          <table:table-cell table:style-name="ce962" office:value-type="float" office:value="0.721732413374656" calcext:value-type="float">
            <text:p>0,721732413374656</text:p>
          </table:table-cell>
          <table:table-cell table:style-name="ce534" office:value-type="float" office:value="0.693919628636467" calcext:value-type="float">
            <text:p>0,693919628636467</text:p>
          </table:table-cell>
          <table:table-cell table:style-name="ce494" office:value-type="float" office:value="0.976197301581614" calcext:value-type="float">
            <text:p>0,976197301581614</text:p>
          </table:table-cell>
          <table:table-cell table:style-name="ce529" office:value-type="float" office:value="0.984302781701284" calcext:value-type="float">
            <text:p>0,984302781701284</text:p>
          </table:table-cell>
          <table:table-cell table:style-name="ce538" office:value-type="float" office:value="0.985390906557639" calcext:value-type="float">
            <text:p>0,985390906557639</text:p>
          </table:table-cell>
          <table:table-cell table:style-name="ce555" office:value-type="float" office:value="0.984418288320535" calcext:value-type="float">
            <text:p>0,984418288320535</text:p>
          </table:table-cell>
          <table:table-cell table:style-name="ce1061" office:value-type="float" office:value="0.97825574766844" calcext:value-type="float">
            <text:p>0,97825574766844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31" office:value-type="float" office:value="0.226775876643251" calcext:value-type="float">
            <text:p>0,226775876643251</text:p>
          </table:table-cell>
          <table:table-cell table:style-name="ce494" office:value-type="float" office:value="0.182746587561931" calcext:value-type="float">
            <text:p>0,182746587561931</text:p>
          </table:table-cell>
          <table:table-cell table:style-name="ce631" office:value-type="float" office:value="0.206095339741534" calcext:value-type="float">
            <text:p>0,206095339741534</text:p>
          </table:table-cell>
          <table:table-cell table:style-name="ce686" office:value-type="float" office:value="0.22093868859835" calcext:value-type="float">
            <text:p>0,22093868859835</text:p>
          </table:table-cell>
          <table:table-cell table:style-name="ce531" office:value-type="float" office:value="0.226775876643251" calcext:value-type="float">
            <text:p>0,226775876643251</text:p>
          </table:table-cell>
          <table:table-cell table:style-name="ce775" office:value-type="float" office:value="0.342558675892009" calcext:value-type="float">
            <text:p>0,342558675892009</text:p>
          </table:table-cell>
          <table:table-cell table:style-name="ce814" office:value-type="float" office:value="0.266677766677767" calcext:value-type="float">
            <text:p>0,266677766677767</text:p>
          </table:table-cell>
          <table:table-cell table:style-name="ce494" office:value-type="float" office:value="0.261942275831165" calcext:value-type="float">
            <text:p>0,261942275831165</text:p>
          </table:table-cell>
          <table:table-cell table:style-name="ce862" office:value-type="float" office:value="0.339814506481173" calcext:value-type="float">
            <text:p>0,339814506481173</text:p>
          </table:table-cell>
          <table:table-cell table:style-name="ce775" office:value-type="float" office:value="0.342558675892009" calcext:value-type="float">
            <text:p>0,342558675892009</text:p>
          </table:table-cell>
          <table:table-cell table:style-name="ce780" office:value-type="float" office:value="0.731736996011058" calcext:value-type="float">
            <text:p>0,731736996011058</text:p>
          </table:table-cell>
          <table:table-cell table:style-name="ce943" office:value-type="float" office:value="0.677327023167154" calcext:value-type="float">
            <text:p>0,677327023167154</text:p>
          </table:table-cell>
          <table:table-cell table:style-name="ce494" office:value-type="float" office:value="0.673518976944752" calcext:value-type="float">
            <text:p>0,673518976944752</text:p>
          </table:table-cell>
          <table:table-cell table:style-name="ce538" office:value-type="float" office:value="0.732540977239183" calcext:value-type="float">
            <text:p>0,732540977239183</text:p>
          </table:table-cell>
          <table:table-cell table:style-name="ce780" office:value-type="float" office:value="0.731736996011058" calcext:value-type="float">
            <text:p>0,731736996011058</text:p>
          </table:table-cell>
          <table:table-cell table:style-name="ce819" office:value-type="float" office:value="0.720732420647331" calcext:value-type="float">
            <text:p>0,720732420647331</text:p>
          </table:table-cell>
          <table:table-cell table:style-name="ce658" office:value-type="float" office:value="0.678010653429014" calcext:value-type="float">
            <text:p>0,678010653429014</text:p>
          </table:table-cell>
          <table:table-cell table:style-name="ce494" office:value-type="float" office:value="0.634530450168155" calcext:value-type="float">
            <text:p>0,634530450168155</text:p>
          </table:table-cell>
          <table:table-cell table:style-name="ce538" office:value-type="float" office:value="0.722789548543543" calcext:value-type="float">
            <text:p>0,722789548543543</text:p>
          </table:table-cell>
          <table:table-cell table:style-name="ce819" office:value-type="float" office:value="0.720732420647331" calcext:value-type="float">
            <text:p>0,720732420647331</text:p>
          </table:table-cell>
          <table:table-cell table:style-name="ce1055" office:value-type="float" office:value="0.984283093073002" calcext:value-type="float">
            <text:p>0,984283093073002</text:p>
          </table:table-cell>
          <table:table-cell table:style-name="ce1040" office:value-type="float" office:value="0.982210536802575" calcext:value-type="float">
            <text:p>0,982210536802575</text:p>
          </table:table-cell>
          <table:table-cell table:style-name="ce974" office:value-type="float" office:value="0.985212396327887" calcext:value-type="float">
            <text:p>0,985212396327887</text:p>
          </table:table-cell>
          <table:table-cell table:style-name="ce842" office:value-type="float" office:value="0.984318532603909" calcext:value-type="float">
            <text:p>0,984318532603909</text:p>
          </table:table-cell>
          <table:table-cell table:style-name="ce519" office:value-type="float" office:value="0.980540941124308" calcext:value-type="float">
            <text:p>0,980540941124308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532" office:value-type="float" office:value="0.226665635255719" calcext:value-type="float">
            <text:p>0,226665635255719</text:p>
          </table:table-cell>
          <table:table-cell table:style-name="ce600" office:value-type="float" office:value="0.208143213652293" calcext:value-type="float">
            <text:p>0,208143213652293</text:p>
          </table:table-cell>
          <table:table-cell table:style-name="ce650" office:value-type="float" office:value="0.19833733565625" calcext:value-type="float">
            <text:p>0,19833733565625</text:p>
          </table:table-cell>
          <table:table-cell table:style-name="ce687" office:value-type="float" office:value="0.234784259473099" calcext:value-type="float">
            <text:p>0,234784259473099</text:p>
          </table:table-cell>
          <table:table-cell table:style-name="ce654" office:value-type="float" office:value="0.224219771250989" calcext:value-type="float">
            <text:p>0,224219771250989</text:p>
          </table:table-cell>
          <table:table-cell table:style-name="ce538" office:value-type="float" office:value="0.340569923903257" calcext:value-type="float">
            <text:p>0,340569923903257</text:p>
          </table:table-cell>
          <table:table-cell table:style-name="ce815" office:value-type="float" office:value="0.265125820681376" calcext:value-type="float">
            <text:p>0,265125820681376</text:p>
          </table:table-cell>
          <table:table-cell table:style-name="ce494" office:value-type="float" office:value="0.257926230148452" calcext:value-type="float">
            <text:p>0,257926230148452</text:p>
          </table:table-cell>
          <table:table-cell table:style-name="ce853" office:value-type="float" office:value="0.339872319038986" calcext:value-type="float">
            <text:p>0,339872319038986</text:p>
          </table:table-cell>
          <table:table-cell table:style-name="ce894" office:value-type="float" office:value="0.288060704727371" calcext:value-type="float">
            <text:p>0,288060704727371</text:p>
          </table:table-cell>
          <table:table-cell table:style-name="ce752" office:value-type="float" office:value="0.746898560927925" calcext:value-type="float">
            <text:p>0,746898560927925</text:p>
          </table:table-cell>
          <table:table-cell table:style-name="ce944" office:value-type="float" office:value="0.70594440904392" calcext:value-type="float">
            <text:p>0,70594440904392</text:p>
          </table:table-cell>
          <table:table-cell table:style-name="ce494" office:value-type="float" office:value="0.622917050323249" calcext:value-type="float">
            <text:p>0,622917050323249</text:p>
          </table:table-cell>
          <table:table-cell table:style-name="ce538" office:value-type="float" office:value="0.747288328854397" calcext:value-type="float">
            <text:p>0,747288328854397</text:p>
          </table:table-cell>
          <table:table-cell table:style-name="ce571" office:value-type="float" office:value="0.713458645758809" calcext:value-type="float">
            <text:p>0,713458645758809</text:p>
          </table:table-cell>
          <table:table-cell table:style-name="ce780" office:value-type="float" office:value="0.735609368728401" calcext:value-type="float">
            <text:p>0,735609368728401</text:p>
          </table:table-cell>
          <table:table-cell table:style-name="ce1014" office:value-type="float" office:value="0.651455002405177" calcext:value-type="float">
            <text:p>0,651455002405177</text:p>
          </table:table-cell>
          <table:table-cell table:style-name="ce494" office:value-type="float" office:value="0.603860543351893" calcext:value-type="float">
            <text:p>0,603860543351893</text:p>
          </table:table-cell>
          <table:table-cell table:style-name="ce538" office:value-type="float" office:value="0.737449182187766" calcext:value-type="float">
            <text:p>0,737449182187766</text:p>
          </table:table-cell>
          <table:table-cell table:style-name="ce1050" office:value-type="float" office:value="0.679927522605031" calcext:value-type="float">
            <text:p>0,679927522605031</text:p>
          </table:table-cell>
          <table:table-cell table:style-name="ce831" office:value-type="float" office:value="0.980201312286453" calcext:value-type="float">
            <text:p>0,980201312286453</text:p>
          </table:table-cell>
          <table:table-cell table:style-name="ce783" office:value-type="float" office:value="0.986884617156592" calcext:value-type="float">
            <text:p>0,986884617156592</text:p>
          </table:table-cell>
          <table:table-cell table:style-name="ce866" office:value-type="float" office:value="0.986538097298839" calcext:value-type="float">
            <text:p>0,986538097298839</text:p>
          </table:table-cell>
          <table:table-cell table:style-name="ce569" office:value-type="float" office:value="0.985448659867265" calcext:value-type="float">
            <text:p>0,985448659867265</text:p>
          </table:table-cell>
          <table:table-cell table:style-name="ce964" office:value-type="float" office:value="0.97944986297371" calcext:value-type="float">
            <text:p>0,97944986297371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33" office:value-type="float" office:value="0.245647707390209" calcext:value-type="float">
            <text:p>0,245647707390209</text:p>
          </table:table-cell>
          <table:table-cell table:style-name="ce601" office:value-type="float" office:value="0.198456919534251" calcext:value-type="float">
            <text:p>0,198456919534251</text:p>
          </table:table-cell>
          <table:table-cell table:style-name="ce494" office:value-type="float" office:value="0.187275826941201" calcext:value-type="float">
            <text:p>0,187275826941201</text:p>
          </table:table-cell>
          <table:table-cell table:style-name="ce688" office:value-type="float" office:value="0.232941920352653" calcext:value-type="float">
            <text:p>0,232941920352653</text:p>
          </table:table-cell>
          <table:table-cell table:style-name="ce538" office:value-type="float" office:value="0.252314508588738" calcext:value-type="float">
            <text:p>0,252314508588738</text:p>
          </table:table-cell>
          <table:table-cell table:style-name="ce776" office:value-type="float" office:value="0.310299268632602" calcext:value-type="float">
            <text:p>0,310299268632602</text:p>
          </table:table-cell>
          <table:table-cell table:style-name="ce643" office:value-type="float" office:value="0.262754221087554" calcext:value-type="float">
            <text:p>0,262754221087554</text:p>
          </table:table-cell>
          <table:table-cell table:style-name="ce494" office:value-type="float" office:value="0.257926230148452" calcext:value-type="float">
            <text:p>0,257926230148452</text:p>
          </table:table-cell>
          <table:table-cell table:style-name="ce863" office:value-type="float" office:value="0.331308352141685" calcext:value-type="float">
            <text:p>0,331308352141685</text:p>
          </table:table-cell>
          <table:table-cell table:style-name="ce766" office:value-type="float" office:value="0.320582195582196" calcext:value-type="float">
            <text:p>0,320582195582196</text:p>
          </table:table-cell>
          <table:table-cell table:style-name="ce793" office:value-type="float" office:value="0.74305792087195" calcext:value-type="float">
            <text:p>0,74305792087195</text:p>
          </table:table-cell>
          <table:table-cell table:style-name="ce786" office:value-type="float" office:value="0.725620219910595" calcext:value-type="float">
            <text:p>0,725620219910595</text:p>
          </table:table-cell>
          <table:table-cell table:style-name="ce494" office:value-type="float" office:value="0.622917050323249" calcext:value-type="float">
            <text:p>0,622917050323249</text:p>
          </table:table-cell>
          <table:table-cell table:style-name="ce869" office:value-type="float" office:value="0.744622424883436" calcext:value-type="float">
            <text:p>0,744622424883436</text:p>
          </table:table-cell>
          <table:table-cell table:style-name="ce982" office:value-type="float" office:value="0.745138493915003" calcext:value-type="float">
            <text:p>0,745138493915003</text:p>
          </table:table-cell>
          <table:table-cell table:style-name="ce921" office:value-type="float" office:value="0.735987720955103" calcext:value-type="float">
            <text:p>0,735987720955103</text:p>
          </table:table-cell>
          <table:table-cell table:style-name="ce1014" office:value-type="float" office:value="0.651482707831389" calcext:value-type="float">
            <text:p>0,651482707831389</text:p>
          </table:table-cell>
          <table:table-cell table:style-name="ce494" office:value-type="float" office:value="0.603860543351893" calcext:value-type="float">
            <text:p>0,603860543351893</text:p>
          </table:table-cell>
          <table:table-cell table:style-name="ce512" office:value-type="float" office:value="0.731637969039879" calcext:value-type="float">
            <text:p>0,731637969039879</text:p>
          </table:table-cell>
          <table:table-cell table:style-name="ce680" office:value-type="float" office:value="0.736798104671793" calcext:value-type="float">
            <text:p>0,736798104671793</text:p>
          </table:table-cell>
          <table:table-cell table:style-name="ce1023" office:value-type="float" office:value="0.984132146922845" calcext:value-type="float">
            <text:p>0,984132146922845</text:p>
          </table:table-cell>
          <table:table-cell table:style-name="ce538" office:value-type="float" office:value="0.987026375280219" calcext:value-type="float">
            <text:p>0,987026375280219</text:p>
          </table:table-cell>
          <table:table-cell table:style-name="ce556" office:value-type="float" office:value="0.985148080142168" calcext:value-type="float">
            <text:p>0,985148080142168</text:p>
          </table:table-cell>
          <table:table-cell table:style-name="ce812" office:value-type="float" office:value="0.980974747234109" calcext:value-type="float">
            <text:p>0,980974747234109</text:p>
          </table:table-cell>
          <table:table-cell table:style-name="ce494" office:value-type="float" office:value="0.979406876135296" calcext:value-type="float">
            <text:p>0,979406876135296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0.167841578268022" calcext:value-type="float">
            <text:p>0,167841578268022</text:p>
          </table:table-cell>
          <table:table-cell table:style-name="ce602" office:value-type="float" office:value="0.171303905235756" calcext:value-type="float">
            <text:p>0,171303905235756</text:p>
          </table:table-cell>
          <table:table-cell table:style-name="ce651" office:value-type="float" office:value="0.173822640666142" calcext:value-type="float">
            <text:p>0,173822640666142</text:p>
          </table:table-cell>
          <table:table-cell table:style-name="ce538" office:value-type="float" office:value="0.213606702078443" calcext:value-type="float">
            <text:p>0,213606702078443</text:p>
          </table:table-cell>
          <table:table-cell table:style-name="ce632" office:value-type="float" office:value="0.187485098727702" calcext:value-type="float">
            <text:p>0,187485098727702</text:p>
          </table:table-cell>
          <table:table-cell table:style-name="ce756" office:value-type="float" office:value="0.268600997767664" calcext:value-type="float">
            <text:p>0,268600997767664</text:p>
          </table:table-cell>
          <table:table-cell table:style-name="ce588" office:value-type="float" office:value="0.23639940306607" calcext:value-type="float">
            <text:p>0,23639940306607</text:p>
          </table:table-cell>
          <table:table-cell table:style-name="ce634" office:value-type="float" office:value="0.231049814383148" calcext:value-type="float">
            <text:p>0,231049814383148</text:p>
          </table:table-cell>
          <table:table-cell table:style-name="ce864" office:value-type="float" office:value="0.292634320412098" calcext:value-type="float">
            <text:p>0,292634320412098</text:p>
          </table:table-cell>
          <table:table-cell table:style-name="ce494" office:value-type="float" office:value="0.228747589858701" calcext:value-type="float">
            <text:p>0,228747589858701</text:p>
          </table:table-cell>
          <table:table-cell table:style-name="ce557" office:value-type="float" office:value="0.667878885660289" calcext:value-type="float">
            <text:p>0,667878885660289</text:p>
          </table:table-cell>
          <table:table-cell table:style-name="ce593" office:value-type="float" office:value="0.568550535924109" calcext:value-type="float">
            <text:p>0,568550535924109</text:p>
          </table:table-cell>
          <table:table-cell table:style-name="ce494" office:value-type="float" office:value="0.518779752058708" calcext:value-type="float">
            <text:p>0,518779752058708</text:p>
          </table:table-cell>
          <table:table-cell table:style-name="ce672" office:value-type="float" office:value="0.68041528889816" calcext:value-type="float">
            <text:p>0,68041528889816</text:p>
          </table:table-cell>
          <table:table-cell table:style-name="ce808" office:value-type="float" office:value="0.540681450143114" calcext:value-type="float">
            <text:p>0,540681450143114</text:p>
          </table:table-cell>
          <table:table-cell table:style-name="ce538" office:value-type="float" office:value="0.66421161958649" calcext:value-type="float">
            <text:p>0,66421161958649</text:p>
          </table:table-cell>
          <table:table-cell table:style-name="ce1015" office:value-type="float" office:value="0.609377386346281" calcext:value-type="float">
            <text:p>0,609377386346281</text:p>
          </table:table-cell>
          <table:table-cell table:style-name="ce494" office:value-type="float" office:value="0.558229706381356" calcext:value-type="float">
            <text:p>0,558229706381356</text:p>
          </table:table-cell>
          <table:table-cell table:style-name="ce546" office:value-type="float" office:value="0.662436740719808" calcext:value-type="float">
            <text:p>0,662436740719808</text:p>
          </table:table-cell>
          <table:table-cell table:style-name="ce673" office:value-type="float" office:value="0.601163593269105" calcext:value-type="float">
            <text:p>0,601163593269105</text:p>
          </table:table-cell>
          <table:table-cell table:style-name="ce653" office:value-type="float" office:value="0.983994326524875" calcext:value-type="float">
            <text:p>0,983994326524875</text:p>
          </table:table-cell>
          <table:table-cell table:style-name="ce676" office:value-type="float" office:value="0.986817675820435" calcext:value-type="float">
            <text:p>0,986817675820435</text:p>
          </table:table-cell>
          <table:table-cell table:style-name="ce494" office:value-type="float" office:value="0.980895336433374" calcext:value-type="float">
            <text:p>0,980895336433374</text:p>
          </table:table-cell>
          <table:table-cell table:style-name="ce691" office:value-type="float" office:value="0.986778298563872" calcext:value-type="float">
            <text:p>0,986778298563872</text:p>
          </table:table-cell>
          <table:table-cell table:style-name="ce964" office:value-type="float" office:value="0.980926838238624" calcext:value-type="float">
            <text:p>0,980926838238624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34" office:value-type="float" office:value="0.198591451397001" calcext:value-type="float">
            <text:p>0,198591451397001</text:p>
          </table:table-cell>
          <table:table-cell table:style-name="ce576" office:value-type="float" office:value="0.170025852539625" calcext:value-type="float">
            <text:p>0,170025852539625</text:p>
          </table:table-cell>
          <table:table-cell table:style-name="ce651" office:value-type="float" office:value="0.173822640666142" calcext:value-type="float">
            <text:p>0,173822640666142</text:p>
          </table:table-cell>
          <table:table-cell table:style-name="ce494" office:value-type="float" office:value="0.167834104275647" calcext:value-type="float">
            <text:p>0,167834104275647</text:p>
          </table:table-cell>
          <table:table-cell table:style-name="ce732" office:value-type="float" office:value="0.200829912113324" calcext:value-type="float">
            <text:p>0,200829912113324</text:p>
          </table:table-cell>
          <table:table-cell table:style-name="ce755" office:value-type="float" office:value="0.263121652010541" calcext:value-type="float">
            <text:p>0,263121652010541</text:p>
          </table:table-cell>
          <table:table-cell table:style-name="ce816" office:value-type="float" office:value="0.237159959382182" calcext:value-type="float">
            <text:p>0,237159959382182</text:p>
          </table:table-cell>
          <table:table-cell table:style-name="ce634" office:value-type="float" office:value="0.231049814383148" calcext:value-type="float">
            <text:p>0,231049814383148</text:p>
          </table:table-cell>
          <table:table-cell table:style-name="ce538" office:value-type="float" office:value="0.296226407337518" calcext:value-type="float">
            <text:p>0,296226407337518</text:p>
          </table:table-cell>
          <table:table-cell table:style-name="ce742" office:value-type="float" office:value="0.293519494908384" calcext:value-type="float">
            <text:p>0,293519494908384</text:p>
          </table:table-cell>
          <table:table-cell table:style-name="ce905" office:value-type="float" office:value="0.665821399916017" calcext:value-type="float">
            <text:p>0,665821399916017</text:p>
          </table:table-cell>
          <table:table-cell table:style-name="ce945" office:value-type="float" office:value="0.593870512304444" calcext:value-type="float">
            <text:p>0,593870512304444</text:p>
          </table:table-cell>
          <table:table-cell table:style-name="ce494" office:value-type="float" office:value="0.518779752058708" calcext:value-type="float">
            <text:p>0,518779752058708</text:p>
          </table:table-cell>
          <table:table-cell table:style-name="ce667" office:value-type="float" office:value="0.687887425244685" calcext:value-type="float">
            <text:p>0,687887425244685</text:p>
          </table:table-cell>
          <table:table-cell table:style-name="ce538" office:value-type="float" office:value="0.690353691985013" calcext:value-type="float">
            <text:p>0,690353691985013</text:p>
          </table:table-cell>
          <table:table-cell table:style-name="ce918" office:value-type="float" office:value="0.657499980086725" calcext:value-type="float">
            <text:p>0,657499980086725</text:p>
          </table:table-cell>
          <table:table-cell table:style-name="ce957" office:value-type="float" office:value="0.613315020046607" calcext:value-type="float">
            <text:p>0,613315020046607</text:p>
          </table:table-cell>
          <table:table-cell table:style-name="ce494" office:value-type="float" office:value="0.558229706381356" calcext:value-type="float">
            <text:p>0,558229706381356</text:p>
          </table:table-cell>
          <table:table-cell table:style-name="ce668" office:value-type="float" office:value="0.661641075510793" calcext:value-type="float">
            <text:p>0,661641075510793</text:p>
          </table:table-cell>
          <table:table-cell table:style-name="ce801" office:value-type="float" office:value="0.653783989796092" calcext:value-type="float">
            <text:p>0,653783989796092</text:p>
          </table:table-cell>
          <table:table-cell table:style-name="ce559" office:value-type="float" office:value="0.985913311494707" calcext:value-type="float">
            <text:p>0,985913311494707</text:p>
          </table:table-cell>
          <table:table-cell table:style-name="ce521" office:value-type="float" office:value="0.986842614749592" calcext:value-type="float">
            <text:p>0,986842614749592</text:p>
          </table:table-cell>
          <table:table-cell table:style-name="ce494" office:value-type="float" office:value="0.980897961583811" calcext:value-type="float">
            <text:p>0,980897961583811</text:p>
          </table:table-cell>
          <table:table-cell table:style-name="ce691" office:value-type="float" office:value="0.986779611139091" calcext:value-type="float">
            <text:p>0,986779611139091</text:p>
          </table:table-cell>
          <table:table-cell table:style-name="ce538" office:value-type="float" office:value="0.986900368059217" calcext:value-type="float">
            <text:p>0,986900368059217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112]; OFFSET([.$C112]; 0; 0; 1; 5))" office:value-type="float" office:value="5" calcext:value-type="float">
            <text:p>5</text:p>
          </table:table-cell>
          <table:table-cell table:formula="of:=RANK([.D112]; OFFSET([.$C112]; 0; 0; 1; 5))" office:value-type="float" office:value="3" calcext:value-type="float">
            <text:p>3</text:p>
          </table:table-cell>
          <table:table-cell table:formula="of:=RANK([.E112]; OFFSET([.$C112]; 0; 0; 1; 5))" office:value-type="float" office:value="4" calcext:value-type="float">
            <text:p>4</text:p>
          </table:table-cell>
          <table:table-cell table:formula="of:=RANK([.F112]; OFFSET([.$C112]; 0; 0; 1; 5))" office:value-type="float" office:value="1" calcext:value-type="float">
            <text:p>1</text:p>
          </table:table-cell>
          <table:table-cell table:formula="of:=RANK([.G112]; OFFSET([.$C112]; 0; 0; 1; 5))" office:value-type="float" office:value="2" calcext:value-type="float">
            <text:p>2</text:p>
          </table:table-cell>
          <table:table-cell table:formula="of:=RANK([.H112];[.$H112:.$L112];)" office:value-type="float" office:value="5" calcext:value-type="float">
            <text:p>5</text:p>
          </table:table-cell>
          <table:table-cell table:formula="of:=RANK([.I112];[.$H112:.$L112];)" office:value-type="float" office:value="3" calcext:value-type="float">
            <text:p>3</text:p>
          </table:table-cell>
          <table:table-cell table:formula="of:=RANK([.J112];[.$H112:.$L112];)" office:value-type="float" office:value="4" calcext:value-type="float">
            <text:p>4</text:p>
          </table:table-cell>
          <table:table-cell table:formula="of:=RANK([.K112];[.$H112:.$L112];)" office:value-type="float" office:value="1" calcext:value-type="float">
            <text:p>1</text:p>
          </table:table-cell>
          <table:table-cell table:formula="of:=RANK([.L112];[.$H112:.$L112];)" office:value-type="float" office:value="2" calcext:value-type="float">
            <text:p>2</text:p>
          </table:table-cell>
          <table:table-cell table:formula="of:=RANK([.M112];[.$M112:.$Q112];)" office:value-type="float" office:value="5" calcext:value-type="float">
            <text:p>5</text:p>
          </table:table-cell>
          <table:table-cell table:formula="of:=RANK([.N112];[.$M112:.$Q112];)" office:value-type="float" office:value="2" calcext:value-type="float">
            <text:p>2</text:p>
          </table:table-cell>
          <table:table-cell table:formula="of:=RANK([.O112];[.$M112:.$Q112];)" office:value-type="float" office:value="3" calcext:value-type="float">
            <text:p>3</text:p>
          </table:table-cell>
          <table:table-cell table:formula="of:=RANK([.P112];[.$M112:.$Q112];)" office:value-type="float" office:value="1" calcext:value-type="float">
            <text:p>1</text:p>
          </table:table-cell>
          <table:table-cell table:formula="of:=RANK([.Q112];[.$M112:.$Q112];)" office:value-type="float" office:value="4" calcext:value-type="float">
            <text:p>4</text:p>
          </table:table-cell>
          <table:table-cell table:formula="of:=RANK([.R112];[.$R112:.$V112];)" office:value-type="float" office:value="5" calcext:value-type="float">
            <text:p>5</text:p>
          </table:table-cell>
          <table:table-cell table:formula="of:=RANK([.S112];[.$R112:.$V112];)" office:value-type="float" office:value="3" calcext:value-type="float">
            <text:p>3</text:p>
          </table:table-cell>
          <table:table-cell table:formula="of:=RANK([.T112];[.$R112:.$V112];)" office:value-type="float" office:value="4" calcext:value-type="float">
            <text:p>4</text:p>
          </table:table-cell>
          <table:table-cell table:formula="of:=RANK([.U112];[.$R112:.$V112];)" office:value-type="float" office:value="1" calcext:value-type="float">
            <text:p>1</text:p>
          </table:table-cell>
          <table:table-cell table:formula="of:=RANK([.V112];[.$R112:.$V112];)" office:value-type="float" office:value="2" calcext:value-type="float">
            <text:p>2</text:p>
          </table:table-cell>
          <table:table-cell table:formula="of:=RANK([.W112];[.$W112:.$AA112];)" office:value-type="float" office:value="5" calcext:value-type="float">
            <text:p>5</text:p>
          </table:table-cell>
          <table:table-cell table:formula="of:=RANK([.X112];[.$W112:.$AA112];)" office:value-type="float" office:value="3" calcext:value-type="float">
            <text:p>3</text:p>
          </table:table-cell>
          <table:table-cell table:formula="of:=RANK([.Y112];[.$W112:.$AA112];)" office:value-type="float" office:value="4" calcext:value-type="float">
            <text:p>4</text:p>
          </table:table-cell>
          <table:table-cell table:formula="of:=RANK([.Z112];[.$W112:.$AA112];)" office:value-type="float" office:value="1" calcext:value-type="float">
            <text:p>1</text:p>
          </table:table-cell>
          <table:table-cell table:formula="of:=RANK([.AA112];[.$W112:.$AA112];)" office:value-type="float" office:value="2" calcext:value-type="float">
            <text:p>2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13]; OFFSET([.$C113]; 0; 0; 1; 5))" office:value-type="float" office:value="3" calcext:value-type="float">
            <text:p>3</text:p>
          </table:table-cell>
          <table:table-cell table:formula="of:=RANK([.D113]; OFFSET([.$C113]; 0; 0; 1; 5))" office:value-type="float" office:value="4" calcext:value-type="float">
            <text:p>4</text:p>
          </table:table-cell>
          <table:table-cell table:formula="of:=RANK([.E113]; OFFSET([.$C113]; 0; 0; 1; 5))" office:value-type="float" office:value="5" calcext:value-type="float">
            <text:p>5</text:p>
          </table:table-cell>
          <table:table-cell table:formula="of:=RANK([.F113]; OFFSET([.$C113]; 0; 0; 1; 5))" office:value-type="float" office:value="1" calcext:value-type="float">
            <text:p>1</text:p>
          </table:table-cell>
          <table:table-cell table:formula="of:=RANK([.G113]; OFFSET([.$C113]; 0; 0; 1; 5))" office:value-type="float" office:value="2" calcext:value-type="float">
            <text:p>2</text:p>
          </table:table-cell>
          <table:table-cell table:formula="of:=RANK([.H113];[.$H113:.$L113];)" office:value-type="float" office:value="1" calcext:value-type="float">
            <text:p>1</text:p>
          </table:table-cell>
          <table:table-cell table:formula="of:=RANK([.I113];[.$H113:.$L113];)" office:value-type="float" office:value="4" calcext:value-type="float">
            <text:p>4</text:p>
          </table:table-cell>
          <table:table-cell table:formula="of:=RANK([.J113];[.$H113:.$L113];)" office:value-type="float" office:value="5" calcext:value-type="float">
            <text:p>5</text:p>
          </table:table-cell>
          <table:table-cell table:formula="of:=RANK([.K113];[.$H113:.$L113];)" office:value-type="float" office:value="3" calcext:value-type="float">
            <text:p>3</text:p>
          </table:table-cell>
          <table:table-cell table:formula="of:=RANK([.L113];[.$H113:.$L113];)" office:value-type="float" office:value="2" calcext:value-type="float">
            <text:p>2</text:p>
          </table:table-cell>
          <table:table-cell table:formula="of:=RANK([.M113];[.$M113:.$Q113];)" office:value-type="float" office:value="1" calcext:value-type="float">
            <text:p>1</text:p>
          </table:table-cell>
          <table:table-cell table:formula="of:=RANK([.N113];[.$M113:.$Q113];)" office:value-type="float" office:value="3" calcext:value-type="float">
            <text:p>3</text:p>
          </table:table-cell>
          <table:table-cell table:formula="of:=RANK([.O113];[.$M113:.$Q113];)" office:value-type="float" office:value="4" calcext:value-type="float">
            <text:p>4</text:p>
          </table:table-cell>
          <table:table-cell table:formula="of:=RANK([.P113];[.$M113:.$Q113];)" office:value-type="float" office:value="2" calcext:value-type="float">
            <text:p>2</text:p>
          </table:table-cell>
          <table:table-cell table:formula="of:=RANK([.Q113];[.$M113:.$Q113];)" office:value-type="float" office:value="5" calcext:value-type="float">
            <text:p>5</text:p>
          </table:table-cell>
          <table:table-cell table:formula="of:=RANK([.R113];[.$R113:.$V113];)" office:value-type="float" office:value="1" calcext:value-type="float">
            <text:p>1</text:p>
          </table:table-cell>
          <table:table-cell table:formula="of:=RANK([.S113];[.$R113:.$V113];)" office:value-type="float" office:value="4" calcext:value-type="float">
            <text:p>4</text:p>
          </table:table-cell>
          <table:table-cell table:formula="of:=RANK([.T113];[.$R113:.$V113];)" office:value-type="float" office:value="5" calcext:value-type="float">
            <text:p>5</text:p>
          </table:table-cell>
          <table:table-cell table:formula="of:=RANK([.U113];[.$R113:.$V113];)" office:value-type="float" office:value="3" calcext:value-type="float">
            <text:p>3</text:p>
          </table:table-cell>
          <table:table-cell table:formula="of:=RANK([.V113];[.$R113:.$V113];)" office:value-type="float" office:value="2" calcext:value-type="float">
            <text:p>2</text:p>
          </table:table-cell>
          <table:table-cell table:formula="of:=RANK([.W113];[.$W113:.$AA113];)" office:value-type="float" office:value="3" calcext:value-type="float">
            <text:p>3</text:p>
          </table:table-cell>
          <table:table-cell table:formula="of:=RANK([.X113];[.$W113:.$AA113];)" office:value-type="float" office:value="4" calcext:value-type="float">
            <text:p>4</text:p>
          </table:table-cell>
          <table:table-cell table:formula="of:=RANK([.Y113];[.$W113:.$AA113];)" office:value-type="float" office:value="5" calcext:value-type="float">
            <text:p>5</text:p>
          </table:table-cell>
          <table:table-cell table:formula="of:=RANK([.Z113];[.$W113:.$AA113];)" office:value-type="float" office:value="2" calcext:value-type="float">
            <text:p>2</text:p>
          </table:table-cell>
          <table:table-cell table:formula="of:=RANK([.AA113];[.$W113:.$AA113];)" office:value-type="float" office:value="1" calcext:value-type="float">
            <text:p>1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114]; OFFSET([.$C114]; 0; 0; 1; 5))" office:value-type="float" office:value="5" calcext:value-type="float">
            <text:p>5</text:p>
          </table:table-cell>
          <table:table-cell table:formula="of:=RANK([.D114]; OFFSET([.$C114]; 0; 0; 1; 5))" office:value-type="float" office:value="2" calcext:value-type="float">
            <text:p>2</text:p>
          </table:table-cell>
          <table:table-cell table:formula="of:=RANK([.E114]; OFFSET([.$C114]; 0; 0; 1; 5))" office:value-type="float" office:value="4" calcext:value-type="float">
            <text:p>4</text:p>
          </table:table-cell>
          <table:table-cell table:formula="of:=RANK([.F114]; OFFSET([.$C114]; 0; 0; 1; 5))" office:value-type="float" office:value="1" calcext:value-type="float">
            <text:p>1</text:p>
          </table:table-cell>
          <table:table-cell table:formula="of:=RANK([.G114]; OFFSET([.$C114]; 0; 0; 1; 5))" office:value-type="float" office:value="3" calcext:value-type="float">
            <text:p>3</text:p>
          </table:table-cell>
          <table:table-cell table:formula="of:=RANK([.H114];[.$H114:.$L114];)" office:value-type="float" office:value="5" calcext:value-type="float">
            <text:p>5</text:p>
          </table:table-cell>
          <table:table-cell table:formula="of:=RANK([.I114];[.$H114:.$L114];)" office:value-type="float" office:value="2" calcext:value-type="float">
            <text:p>2</text:p>
          </table:table-cell>
          <table:table-cell table:formula="of:=RANK([.J114];[.$H114:.$L114];)" office:value-type="float" office:value="1" calcext:value-type="float">
            <text:p>1</text:p>
          </table:table-cell>
          <table:table-cell table:formula="of:=RANK([.K114];[.$H114:.$L114];)" office:value-type="float" office:value="3" calcext:value-type="float">
            <text:p>3</text:p>
          </table:table-cell>
          <table:table-cell table:formula="of:=RANK([.L114];[.$H114:.$L114];)" office:value-type="float" office:value="4" calcext:value-type="float">
            <text:p>4</text:p>
          </table:table-cell>
          <table:table-cell table:formula="of:=RANK([.M114];[.$M114:.$Q114];)" office:value-type="float" office:value="5" calcext:value-type="float">
            <text:p>5</text:p>
          </table:table-cell>
          <table:table-cell table:formula="of:=RANK([.N114];[.$M114:.$Q114];)" office:value-type="float" office:value="2" calcext:value-type="float">
            <text:p>2</text:p>
          </table:table-cell>
          <table:table-cell table:formula="of:=RANK([.O114];[.$M114:.$Q114];)" office:value-type="float" office:value="1" calcext:value-type="float">
            <text:p>1</text:p>
          </table:table-cell>
          <table:table-cell table:formula="of:=RANK([.P114];[.$M114:.$Q114];)" office:value-type="float" office:value="3" calcext:value-type="float">
            <text:p>3</text:p>
          </table:table-cell>
          <table:table-cell table:formula="of:=RANK([.Q114];[.$M114:.$Q114];)" office:value-type="float" office:value="4" calcext:value-type="float">
            <text:p>4</text:p>
          </table:table-cell>
          <table:table-cell table:formula="of:=RANK([.R114];[.$R114:.$V114];)" office:value-type="float" office:value="4" calcext:value-type="float">
            <text:p>4</text:p>
          </table:table-cell>
          <table:table-cell table:formula="of:=RANK([.S114];[.$R114:.$V114];)" office:value-type="float" office:value="3" calcext:value-type="float">
            <text:p>3</text:p>
          </table:table-cell>
          <table:table-cell table:formula="of:=RANK([.T114];[.$R114:.$V114];)" office:value-type="float" office:value="5" calcext:value-type="float">
            <text:p>5</text:p>
          </table:table-cell>
          <table:table-cell table:formula="of:=RANK([.U114];[.$R114:.$V114];)" office:value-type="float" office:value="1" calcext:value-type="float">
            <text:p>1</text:p>
          </table:table-cell>
          <table:table-cell table:formula="of:=RANK([.V114];[.$R114:.$V114];)" office:value-type="float" office:value="2" calcext:value-type="float">
            <text:p>2</text:p>
          </table:table-cell>
          <table:table-cell table:formula="of:=RANK([.W114];[.$W114:.$AA114];)" office:value-type="float" office:value="5" calcext:value-type="float">
            <text:p>5</text:p>
          </table:table-cell>
          <table:table-cell table:formula="of:=RANK([.X114];[.$W114:.$AA114];)" office:value-type="float" office:value="2" calcext:value-type="float">
            <text:p>2</text:p>
          </table:table-cell>
          <table:table-cell table:formula="of:=RANK([.Y114];[.$W114:.$AA114];)" office:value-type="float" office:value="3" calcext:value-type="float">
            <text:p>3</text:p>
          </table:table-cell>
          <table:table-cell table:formula="of:=RANK([.Z114];[.$W114:.$AA114];)" office:value-type="float" office:value="1" calcext:value-type="float">
            <text:p>1</text:p>
          </table:table-cell>
          <table:table-cell table:formula="of:=RANK([.AA114];[.$W114:.$AA114];)" office:value-type="float" office:value="4" calcext:value-type="float">
            <text:p>4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15]; OFFSET([.$C115]; 0; 0; 1; 5))" office:value-type="float" office:value="2" calcext:value-type="float">
            <text:p>2</text:p>
          </table:table-cell>
          <table:table-cell table:formula="of:=RANK([.D115]; OFFSET([.$C115]; 0; 0; 1; 5))" office:value-type="float" office:value="3" calcext:value-type="float">
            <text:p>3</text:p>
          </table:table-cell>
          <table:table-cell table:formula="of:=RANK([.E115]; OFFSET([.$C115]; 0; 0; 1; 5))" office:value-type="float" office:value="5" calcext:value-type="float">
            <text:p>5</text:p>
          </table:table-cell>
          <table:table-cell table:formula="of:=RANK([.F115]; OFFSET([.$C115]; 0; 0; 1; 5))" office:value-type="float" office:value="1" calcext:value-type="float">
            <text:p>1</text:p>
          </table:table-cell>
          <table:table-cell table:formula="of:=RANK([.G115]; OFFSET([.$C115]; 0; 0; 1; 5))" office:value-type="float" office:value="4" calcext:value-type="float">
            <text:p>4</text:p>
          </table:table-cell>
          <table:table-cell table:formula="of:=RANK([.H115];[.$H115:.$L115];)" office:value-type="float" office:value="4" calcext:value-type="float">
            <text:p>4</text:p>
          </table:table-cell>
          <table:table-cell table:formula="of:=RANK([.I115];[.$H115:.$L115];)" office:value-type="float" office:value="2" calcext:value-type="float">
            <text:p>2</text:p>
          </table:table-cell>
          <table:table-cell table:formula="of:=RANK([.J115];[.$H115:.$L115];)" office:value-type="float" office:value="1" calcext:value-type="float">
            <text:p>1</text:p>
          </table:table-cell>
          <table:table-cell table:formula="of:=RANK([.K115];[.$H115:.$L115];)" office:value-type="float" office:value="3" calcext:value-type="float">
            <text:p>3</text:p>
          </table:table-cell>
          <table:table-cell table:formula="of:=RANK([.L115];[.$H115:.$L115];)" office:value-type="float" office:value="5" calcext:value-type="float">
            <text:p>5</text:p>
          </table:table-cell>
          <table:table-cell table:formula="of:=RANK([.M115];[.$M115:.$Q115];)" office:value-type="float" office:value="4" calcext:value-type="float">
            <text:p>4</text:p>
          </table:table-cell>
          <table:table-cell table:formula="of:=RANK([.N115];[.$M115:.$Q115];)" office:value-type="float" office:value="2" calcext:value-type="float">
            <text:p>2</text:p>
          </table:table-cell>
          <table:table-cell table:formula="of:=RANK([.O115];[.$M115:.$Q115];)" office:value-type="float" office:value="1" calcext:value-type="float">
            <text:p>1</text:p>
          </table:table-cell>
          <table:table-cell table:formula="of:=RANK([.P115];[.$M115:.$Q115];)" office:value-type="float" office:value="3" calcext:value-type="float">
            <text:p>3</text:p>
          </table:table-cell>
          <table:table-cell table:formula="of:=RANK([.Q115];[.$M115:.$Q115];)" office:value-type="float" office:value="5" calcext:value-type="float">
            <text:p>5</text:p>
          </table:table-cell>
          <table:table-cell table:formula="of:=RANK([.R115];[.$R115:.$V115];)" office:value-type="float" office:value="1" calcext:value-type="float">
            <text:p>1</text:p>
          </table:table-cell>
          <table:table-cell table:formula="of:=RANK([.S115];[.$R115:.$V115];)" office:value-type="float" office:value="4" calcext:value-type="float">
            <text:p>4</text:p>
          </table:table-cell>
          <table:table-cell table:formula="of:=RANK([.T115];[.$R115:.$V115];)" office:value-type="float" office:value="5" calcext:value-type="float">
            <text:p>5</text:p>
          </table:table-cell>
          <table:table-cell table:formula="of:=RANK([.U115];[.$R115:.$V115];)" office:value-type="float" office:value="2" calcext:value-type="float">
            <text:p>2</text:p>
          </table:table-cell>
          <table:table-cell table:formula="of:=RANK([.V115];[.$R115:.$V115];)" office:value-type="float" office:value="3" calcext:value-type="float">
            <text:p>3</text:p>
          </table:table-cell>
          <table:table-cell table:formula="of:=RANK([.W115];[.$W115:.$AA115];)" office:value-type="float" office:value="4" calcext:value-type="float">
            <text:p>4</text:p>
          </table:table-cell>
          <table:table-cell table:formula="of:=RANK([.X115];[.$W115:.$AA115];)" office:value-type="float" office:value="1" calcext:value-type="float">
            <text:p>1</text:p>
          </table:table-cell>
          <table:table-cell table:formula="of:=RANK([.Y115];[.$W115:.$AA115];)" office:value-type="float" office:value="5" calcext:value-type="float">
            <text:p>5</text:p>
          </table:table-cell>
          <table:table-cell table:formula="of:=RANK([.Z115];[.$W115:.$AA115];)" office:value-type="float" office:value="3" calcext:value-type="float">
            <text:p>3</text:p>
          </table:table-cell>
          <table:table-cell table:formula="of:=RANK([.AA115];[.$W115:.$AA115];)" office:value-type="float" office:value="2" calcext:value-type="float">
            <text:p>2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116]; OFFSET([.$C116]; 0; 0; 1; 5))" office:value-type="float" office:value="4" calcext:value-type="float">
            <text:p>4</text:p>
          </table:table-cell>
          <table:table-cell table:formula="of:=RANK([.D116]; OFFSET([.$C116]; 0; 0; 1; 5))" office:value-type="float" office:value="5" calcext:value-type="float">
            <text:p>5</text:p>
          </table:table-cell>
          <table:table-cell table:formula="of:=RANK([.E116]; OFFSET([.$C116]; 0; 0; 1; 5))" office:value-type="float" office:value="3" calcext:value-type="float">
            <text:p>3</text:p>
          </table:table-cell>
          <table:table-cell table:formula="of:=RANK([.F116]; OFFSET([.$C116]; 0; 0; 1; 5))" office:value-type="float" office:value="2" calcext:value-type="float">
            <text:p>2</text:p>
          </table:table-cell>
          <table:table-cell table:formula="of:=RANK([.G116]; OFFSET([.$C116]; 0; 0; 1; 5))" office:value-type="float" office:value="1" calcext:value-type="float">
            <text:p>1</text:p>
          </table:table-cell>
          <table:table-cell table:formula="of:=RANK([.H116];[.$H116:.$L116];)" office:value-type="float" office:value="1" calcext:value-type="float">
            <text:p>1</text:p>
          </table:table-cell>
          <table:table-cell table:formula="of:=RANK([.I116];[.$H116:.$L116];)" office:value-type="float" office:value="5" calcext:value-type="float">
            <text:p>5</text:p>
          </table:table-cell>
          <table:table-cell table:formula="of:=RANK([.J116];[.$H116:.$L116];)" office:value-type="float" office:value="4" calcext:value-type="float">
            <text:p>4</text:p>
          </table:table-cell>
          <table:table-cell table:formula="of:=RANK([.K116];[.$H116:.$L116];)" office:value-type="float" office:value="2" calcext:value-type="float">
            <text:p>2</text:p>
          </table:table-cell>
          <table:table-cell table:formula="of:=RANK([.L116];[.$H116:.$L116];)" office:value-type="float" office:value="3" calcext:value-type="float">
            <text:p>3</text:p>
          </table:table-cell>
          <table:table-cell table:formula="of:=RANK([.M116];[.$M116:.$Q116];)" office:value-type="float" office:value="2" calcext:value-type="float">
            <text:p>2</text:p>
          </table:table-cell>
          <table:table-cell table:formula="of:=RANK([.N116];[.$M116:.$Q116];)" office:value-type="float" office:value="4" calcext:value-type="float">
            <text:p>4</text:p>
          </table:table-cell>
          <table:table-cell table:formula="of:=RANK([.O116];[.$M116:.$Q116];)" office:value-type="float" office:value="5" calcext:value-type="float">
            <text:p>5</text:p>
          </table:table-cell>
          <table:table-cell table:formula="of:=RANK([.P116];[.$M116:.$Q116];)" office:value-type="float" office:value="1" calcext:value-type="float">
            <text:p>1</text:p>
          </table:table-cell>
          <table:table-cell table:formula="of:=RANK([.Q116];[.$M116:.$Q116];)" office:value-type="float" office:value="3" calcext:value-type="float">
            <text:p>3</text:p>
          </table:table-cell>
          <table:table-cell table:formula="of:=RANK([.R116];[.$R116:.$V116];)" office:value-type="float" office:value="2" calcext:value-type="float">
            <text:p>2</text:p>
          </table:table-cell>
          <table:table-cell table:formula="of:=RANK([.S116];[.$R116:.$V116];)" office:value-type="float" office:value="4" calcext:value-type="float">
            <text:p>4</text:p>
          </table:table-cell>
          <table:table-cell table:formula="of:=RANK([.T116];[.$R116:.$V116];)" office:value-type="float" office:value="5" calcext:value-type="float">
            <text:p>5</text:p>
          </table:table-cell>
          <table:table-cell table:formula="of:=RANK([.U116];[.$R116:.$V116];)" office:value-type="float" office:value="1" calcext:value-type="float">
            <text:p>1</text:p>
          </table:table-cell>
          <table:table-cell table:formula="of:=RANK([.V116];[.$R116:.$V116];)" office:value-type="float" office:value="3" calcext:value-type="float">
            <text:p>3</text:p>
          </table:table-cell>
          <table:table-cell table:formula="of:=RANK([.W116];[.$W116:.$AA116];)" office:value-type="float" office:value="5" calcext:value-type="float">
            <text:p>5</text:p>
          </table:table-cell>
          <table:table-cell table:formula="of:=RANK([.X116];[.$W116:.$AA116];)" office:value-type="float" office:value="3" calcext:value-type="float">
            <text:p>3</text:p>
          </table:table-cell>
          <table:table-cell table:formula="of:=RANK([.Y116];[.$W116:.$AA116];)" office:value-type="float" office:value="1" calcext:value-type="float">
            <text:p>1</text:p>
          </table:table-cell>
          <table:table-cell table:formula="of:=RANK([.Z116];[.$W116:.$AA116];)" office:value-type="float" office:value="2" calcext:value-type="float">
            <text:p>2</text:p>
          </table:table-cell>
          <table:table-cell table:formula="of:=RANK([.AA116];[.$W116:.$AA116];)" office:value-type="float" office:value="4" calcext:value-type="float">
            <text:p>4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17]; OFFSET([.$C117]; 0; 0; 1; 5))" office:value-type="float" office:value="1" calcext:value-type="float">
            <text:p>1</text:p>
          </table:table-cell>
          <table:table-cell table:formula="of:=RANK([.D117]; OFFSET([.$C117]; 0; 0; 1; 5))" office:value-type="float" office:value="5" calcext:value-type="float">
            <text:p>5</text:p>
          </table:table-cell>
          <table:table-cell table:formula="of:=RANK([.E117]; OFFSET([.$C117]; 0; 0; 1; 5))" office:value-type="float" office:value="4" calcext:value-type="float">
            <text:p>4</text:p>
          </table:table-cell>
          <table:table-cell table:formula="of:=RANK([.F117]; OFFSET([.$C117]; 0; 0; 1; 5))" office:value-type="float" office:value="3" calcext:value-type="float">
            <text:p>3</text:p>
          </table:table-cell>
          <table:table-cell table:formula="of:=RANK([.G117]; OFFSET([.$C117]; 0; 0; 1; 5))" office:value-type="float" office:value="1" calcext:value-type="float">
            <text:p>1</text:p>
          </table:table-cell>
          <table:table-cell table:formula="of:=RANK([.H117];[.$H117:.$L117];)" office:value-type="float" office:value="1" calcext:value-type="float">
            <text:p>1</text:p>
          </table:table-cell>
          <table:table-cell table:formula="of:=RANK([.I117];[.$H117:.$L117];)" office:value-type="float" office:value="4" calcext:value-type="float">
            <text:p>4</text:p>
          </table:table-cell>
          <table:table-cell table:formula="of:=RANK([.J117];[.$H117:.$L117];)" office:value-type="float" office:value="5" calcext:value-type="float">
            <text:p>5</text:p>
          </table:table-cell>
          <table:table-cell table:formula="of:=RANK([.K117];[.$H117:.$L117];)" office:value-type="float" office:value="3" calcext:value-type="float">
            <text:p>3</text:p>
          </table:table-cell>
          <table:table-cell table:formula="of:=RANK([.L117];[.$H117:.$L117];)" office:value-type="float" office:value="1" calcext:value-type="float">
            <text:p>1</text:p>
          </table:table-cell>
          <table:table-cell table:formula="of:=RANK([.M117];[.$M117:.$Q117];)" office:value-type="float" office:value="2" calcext:value-type="float">
            <text:p>2</text:p>
          </table:table-cell>
          <table:table-cell table:formula="of:=RANK([.N117];[.$M117:.$Q117];)" office:value-type="float" office:value="4" calcext:value-type="float">
            <text:p>4</text:p>
          </table:table-cell>
          <table:table-cell table:formula="of:=RANK([.O117];[.$M117:.$Q117];)" office:value-type="float" office:value="5" calcext:value-type="float">
            <text:p>5</text:p>
          </table:table-cell>
          <table:table-cell table:formula="of:=RANK([.P117];[.$M117:.$Q117];)" office:value-type="float" office:value="1" calcext:value-type="float">
            <text:p>1</text:p>
          </table:table-cell>
          <table:table-cell table:formula="of:=RANK([.Q117];[.$M117:.$Q117];)" office:value-type="float" office:value="2" calcext:value-type="float">
            <text:p>2</text:p>
          </table:table-cell>
          <table:table-cell table:formula="of:=RANK([.R117];[.$R117:.$V117];)" office:value-type="float" office:value="2" calcext:value-type="float">
            <text:p>2</text:p>
          </table:table-cell>
          <table:table-cell table:formula="of:=RANK([.S117];[.$R117:.$V117];)" office:value-type="float" office:value="4" calcext:value-type="float">
            <text:p>4</text:p>
          </table:table-cell>
          <table:table-cell table:formula="of:=RANK([.T117];[.$R117:.$V117];)" office:value-type="float" office:value="5" calcext:value-type="float">
            <text:p>5</text:p>
          </table:table-cell>
          <table:table-cell table:formula="of:=RANK([.U117];[.$R117:.$V117];)" office:value-type="float" office:value="1" calcext:value-type="float">
            <text:p>1</text:p>
          </table:table-cell>
          <table:table-cell table:formula="of:=RANK([.V117];[.$R117:.$V117];)" office:value-type="float" office:value="2" calcext:value-type="float">
            <text:p>2</text:p>
          </table:table-cell>
          <table:table-cell table:formula="of:=RANK([.W117];[.$W117:.$AA117];)" office:value-type="float" office:value="3" calcext:value-type="float">
            <text:p>3</text:p>
          </table:table-cell>
          <table:table-cell table:formula="of:=RANK([.X117];[.$W117:.$AA117];)" office:value-type="float" office:value="4" calcext:value-type="float">
            <text:p>4</text:p>
          </table:table-cell>
          <table:table-cell table:formula="of:=RANK([.Y117];[.$W117:.$AA117];)" office:value-type="float" office:value="1" calcext:value-type="float">
            <text:p>1</text:p>
          </table:table-cell>
          <table:table-cell table:formula="of:=RANK([.Z117];[.$W117:.$AA117];)" office:value-type="float" office:value="2" calcext:value-type="float">
            <text:p>2</text:p>
          </table:table-cell>
          <table:table-cell table:formula="of:=RANK([.AA117];[.$W117:.$AA117];)" office:value-type="float" office:value="5" calcext:value-type="float">
            <text:p>5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118]; OFFSET([.$C118]; 0; 0; 1; 5))" office:value-type="float" office:value="2" calcext:value-type="float">
            <text:p>2</text:p>
          </table:table-cell>
          <table:table-cell table:formula="of:=RANK([.D118]; OFFSET([.$C118]; 0; 0; 1; 5))" office:value-type="float" office:value="4" calcext:value-type="float">
            <text:p>4</text:p>
          </table:table-cell>
          <table:table-cell table:formula="of:=RANK([.E118]; OFFSET([.$C118]; 0; 0; 1; 5))" office:value-type="float" office:value="5" calcext:value-type="float">
            <text:p>5</text:p>
          </table:table-cell>
          <table:table-cell table:formula="of:=RANK([.F118]; OFFSET([.$C118]; 0; 0; 1; 5))" office:value-type="float" office:value="1" calcext:value-type="float">
            <text:p>1</text:p>
          </table:table-cell>
          <table:table-cell table:formula="of:=RANK([.G118]; OFFSET([.$C118]; 0; 0; 1; 5))" office:value-type="float" office:value="3" calcext:value-type="float">
            <text:p>3</text:p>
          </table:table-cell>
          <table:table-cell table:formula="of:=RANK([.H118];[.$H118:.$L118];)" office:value-type="float" office:value="1" calcext:value-type="float">
            <text:p>1</text:p>
          </table:table-cell>
          <table:table-cell table:formula="of:=RANK([.I118];[.$H118:.$L118];)" office:value-type="float" office:value="4" calcext:value-type="float">
            <text:p>4</text:p>
          </table:table-cell>
          <table:table-cell table:formula="of:=RANK([.J118];[.$H118:.$L118];)" office:value-type="float" office:value="5" calcext:value-type="float">
            <text:p>5</text:p>
          </table:table-cell>
          <table:table-cell table:formula="of:=RANK([.K118];[.$H118:.$L118];)" office:value-type="float" office:value="2" calcext:value-type="float">
            <text:p>2</text:p>
          </table:table-cell>
          <table:table-cell table:formula="of:=RANK([.L118];[.$H118:.$L118];)" office:value-type="float" office:value="3" calcext:value-type="float">
            <text:p>3</text:p>
          </table:table-cell>
          <table:table-cell table:formula="of:=RANK([.M118];[.$M118:.$Q118];)" office:value-type="float" office:value="2" calcext:value-type="float">
            <text:p>2</text:p>
          </table:table-cell>
          <table:table-cell table:formula="of:=RANK([.N118];[.$M118:.$Q118];)" office:value-type="float" office:value="4" calcext:value-type="float">
            <text:p>4</text:p>
          </table:table-cell>
          <table:table-cell table:formula="of:=RANK([.O118];[.$M118:.$Q118];)" office:value-type="float" office:value="5" calcext:value-type="float">
            <text:p>5</text:p>
          </table:table-cell>
          <table:table-cell table:formula="of:=RANK([.P118];[.$M118:.$Q118];)" office:value-type="float" office:value="1" calcext:value-type="float">
            <text:p>1</text:p>
          </table:table-cell>
          <table:table-cell table:formula="of:=RANK([.Q118];[.$M118:.$Q118];)" office:value-type="float" office:value="3" calcext:value-type="float">
            <text:p>3</text:p>
          </table:table-cell>
          <table:table-cell table:formula="of:=RANK([.R118];[.$R118:.$V118];)" office:value-type="float" office:value="2" calcext:value-type="float">
            <text:p>2</text:p>
          </table:table-cell>
          <table:table-cell table:formula="of:=RANK([.S118];[.$R118:.$V118];)" office:value-type="float" office:value="4" calcext:value-type="float">
            <text:p>4</text:p>
          </table:table-cell>
          <table:table-cell table:formula="of:=RANK([.T118];[.$R118:.$V118];)" office:value-type="float" office:value="5" calcext:value-type="float">
            <text:p>5</text:p>
          </table:table-cell>
          <table:table-cell table:formula="of:=RANK([.U118];[.$R118:.$V118];)" office:value-type="float" office:value="1" calcext:value-type="float">
            <text:p>1</text:p>
          </table:table-cell>
          <table:table-cell table:formula="of:=RANK([.V118];[.$R118:.$V118];)" office:value-type="float" office:value="3" calcext:value-type="float">
            <text:p>3</text:p>
          </table:table-cell>
          <table:table-cell table:formula="of:=RANK([.W118];[.$W118:.$AA118];)" office:value-type="float" office:value="4" calcext:value-type="float">
            <text:p>4</text:p>
          </table:table-cell>
          <table:table-cell table:formula="of:=RANK([.X118];[.$W118:.$AA118];)" office:value-type="float" office:value="1" calcext:value-type="float">
            <text:p>1</text:p>
          </table:table-cell>
          <table:table-cell table:formula="of:=RANK([.Y118];[.$W118:.$AA118];)" office:value-type="float" office:value="2" calcext:value-type="float">
            <text:p>2</text:p>
          </table:table-cell>
          <table:table-cell table:formula="of:=RANK([.Z118];[.$W118:.$AA118];)" office:value-type="float" office:value="3" calcext:value-type="float">
            <text:p>3</text:p>
          </table:table-cell>
          <table:table-cell table:formula="of:=RANK([.AA118];[.$W118:.$AA118];)" office:value-type="float" office:value="5" calcext:value-type="float">
            <text:p>5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19]; OFFSET([.$C119]; 0; 0; 1; 5))" office:value-type="float" office:value="2" calcext:value-type="float">
            <text:p>2</text:p>
          </table:table-cell>
          <table:table-cell table:formula="of:=RANK([.D119]; OFFSET([.$C119]; 0; 0; 1; 5))" office:value-type="float" office:value="4" calcext:value-type="float">
            <text:p>4</text:p>
          </table:table-cell>
          <table:table-cell table:formula="of:=RANK([.E119]; OFFSET([.$C119]; 0; 0; 1; 5))" office:value-type="float" office:value="5" calcext:value-type="float">
            <text:p>5</text:p>
          </table:table-cell>
          <table:table-cell table:formula="of:=RANK([.F119]; OFFSET([.$C119]; 0; 0; 1; 5))" office:value-type="float" office:value="3" calcext:value-type="float">
            <text:p>3</text:p>
          </table:table-cell>
          <table:table-cell table:formula="of:=RANK([.G119]; OFFSET([.$C119]; 0; 0; 1; 5))" office:value-type="float" office:value="1" calcext:value-type="float">
            <text:p>1</text:p>
          </table:table-cell>
          <table:table-cell table:formula="of:=RANK([.H119];[.$H119:.$L119];)" office:value-type="float" office:value="3" calcext:value-type="float">
            <text:p>3</text:p>
          </table:table-cell>
          <table:table-cell table:formula="of:=RANK([.I119];[.$H119:.$L119];)" office:value-type="float" office:value="4" calcext:value-type="float">
            <text:p>4</text:p>
          </table:table-cell>
          <table:table-cell table:formula="of:=RANK([.J119];[.$H119:.$L119];)" office:value-type="float" office:value="5" calcext:value-type="float">
            <text:p>5</text:p>
          </table:table-cell>
          <table:table-cell table:formula="of:=RANK([.K119];[.$H119:.$L119];)" office:value-type="float" office:value="1" calcext:value-type="float">
            <text:p>1</text:p>
          </table:table-cell>
          <table:table-cell table:formula="of:=RANK([.L119];[.$H119:.$L119];)" office:value-type="float" office:value="2" calcext:value-type="float">
            <text:p>2</text:p>
          </table:table-cell>
          <table:table-cell table:formula="of:=RANK([.M119];[.$M119:.$Q119];)" office:value-type="float" office:value="3" calcext:value-type="float">
            <text:p>3</text:p>
          </table:table-cell>
          <table:table-cell table:formula="of:=RANK([.N119];[.$M119:.$Q119];)" office:value-type="float" office:value="4" calcext:value-type="float">
            <text:p>4</text:p>
          </table:table-cell>
          <table:table-cell table:formula="of:=RANK([.O119];[.$M119:.$Q119];)" office:value-type="float" office:value="5" calcext:value-type="float">
            <text:p>5</text:p>
          </table:table-cell>
          <table:table-cell table:formula="of:=RANK([.P119];[.$M119:.$Q119];)" office:value-type="float" office:value="2" calcext:value-type="float">
            <text:p>2</text:p>
          </table:table-cell>
          <table:table-cell table:formula="of:=RANK([.Q119];[.$M119:.$Q119];)" office:value-type="float" office:value="1" calcext:value-type="float">
            <text:p>1</text:p>
          </table:table-cell>
          <table:table-cell table:formula="of:=RANK([.R119];[.$R119:.$V119];)" office:value-type="float" office:value="2" calcext:value-type="float">
            <text:p>2</text:p>
          </table:table-cell>
          <table:table-cell table:formula="of:=RANK([.S119];[.$R119:.$V119];)" office:value-type="float" office:value="4" calcext:value-type="float">
            <text:p>4</text:p>
          </table:table-cell>
          <table:table-cell table:formula="of:=RANK([.T119];[.$R119:.$V119];)" office:value-type="float" office:value="5" calcext:value-type="float">
            <text:p>5</text:p>
          </table:table-cell>
          <table:table-cell table:formula="of:=RANK([.U119];[.$R119:.$V119];)" office:value-type="float" office:value="3" calcext:value-type="float">
            <text:p>3</text:p>
          </table:table-cell>
          <table:table-cell table:formula="of:=RANK([.V119];[.$R119:.$V119];)" office:value-type="float" office:value="1" calcext:value-type="float">
            <text:p>1</text:p>
          </table:table-cell>
          <table:table-cell table:formula="of:=RANK([.W119];[.$W119:.$AA119];)" office:value-type="float" office:value="3" calcext:value-type="float">
            <text:p>3</text:p>
          </table:table-cell>
          <table:table-cell table:formula="of:=RANK([.X119];[.$W119:.$AA119];)" office:value-type="float" office:value="1" calcext:value-type="float">
            <text:p>1</text:p>
          </table:table-cell>
          <table:table-cell table:formula="of:=RANK([.Y119];[.$W119:.$AA119];)" office:value-type="float" office:value="2" calcext:value-type="float">
            <text:p>2</text:p>
          </table:table-cell>
          <table:table-cell table:formula="of:=RANK([.Z119];[.$W119:.$AA119];)" office:value-type="float" office:value="4" calcext:value-type="float">
            <text:p>4</text:p>
          </table:table-cell>
          <table:table-cell table:formula="of:=RANK([.AA119];[.$W119:.$AA119];)" office:value-type="float" office:value="5" calcext:value-type="float">
            <text:p>5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120]; OFFSET([.$C120]; 0; 0; 1; 5))" office:value-type="float" office:value="5" calcext:value-type="float">
            <text:p>5</text:p>
          </table:table-cell>
          <table:table-cell table:formula="of:=RANK([.D120]; OFFSET([.$C120]; 0; 0; 1; 5))" office:value-type="float" office:value="4" calcext:value-type="float">
            <text:p>4</text:p>
          </table:table-cell>
          <table:table-cell table:formula="of:=RANK([.E120]; OFFSET([.$C120]; 0; 0; 1; 5))" office:value-type="float" office:value="3" calcext:value-type="float">
            <text:p>3</text:p>
          </table:table-cell>
          <table:table-cell table:formula="of:=RANK([.F120]; OFFSET([.$C120]; 0; 0; 1; 5))" office:value-type="float" office:value="1" calcext:value-type="float">
            <text:p>1</text:p>
          </table:table-cell>
          <table:table-cell table:formula="of:=RANK([.G120]; OFFSET([.$C120]; 0; 0; 1; 5))" office:value-type="float" office:value="2" calcext:value-type="float">
            <text:p>2</text:p>
          </table:table-cell>
          <table:table-cell table:formula="of:=RANK([.H120];[.$H120:.$L120];)" office:value-type="float" office:value="2" calcext:value-type="float">
            <text:p>2</text:p>
          </table:table-cell>
          <table:table-cell table:formula="of:=RANK([.I120];[.$H120:.$L120];)" office:value-type="float" office:value="3" calcext:value-type="float">
            <text:p>3</text:p>
          </table:table-cell>
          <table:table-cell table:formula="of:=RANK([.J120];[.$H120:.$L120];)" office:value-type="float" office:value="4" calcext:value-type="float">
            <text:p>4</text:p>
          </table:table-cell>
          <table:table-cell table:formula="of:=RANK([.K120];[.$H120:.$L120];)" office:value-type="float" office:value="1" calcext:value-type="float">
            <text:p>1</text:p>
          </table:table-cell>
          <table:table-cell table:formula="of:=RANK([.L120];[.$H120:.$L120];)" office:value-type="float" office:value="5" calcext:value-type="float">
            <text:p>5</text:p>
          </table:table-cell>
          <table:table-cell table:formula="of:=RANK([.M120];[.$M120:.$Q120];)" office:value-type="float" office:value="2" calcext:value-type="float">
            <text:p>2</text:p>
          </table:table-cell>
          <table:table-cell table:formula="of:=RANK([.N120];[.$M120:.$Q120];)" office:value-type="float" office:value="3" calcext:value-type="float">
            <text:p>3</text:p>
          </table:table-cell>
          <table:table-cell table:formula="of:=RANK([.O120];[.$M120:.$Q120];)" office:value-type="float" office:value="5" calcext:value-type="float">
            <text:p>5</text:p>
          </table:table-cell>
          <table:table-cell table:formula="of:=RANK([.P120];[.$M120:.$Q120];)" office:value-type="float" office:value="1" calcext:value-type="float">
            <text:p>1</text:p>
          </table:table-cell>
          <table:table-cell table:formula="of:=RANK([.Q120];[.$M120:.$Q120];)" office:value-type="float" office:value="4" calcext:value-type="float">
            <text:p>4</text:p>
          </table:table-cell>
          <table:table-cell table:formula="of:=RANK([.R120];[.$R120:.$V120];)" office:value-type="float" office:value="1" calcext:value-type="float">
            <text:p>1</text:p>
          </table:table-cell>
          <table:table-cell table:formula="of:=RANK([.S120];[.$R120:.$V120];)" office:value-type="float" office:value="3" calcext:value-type="float">
            <text:p>3</text:p>
          </table:table-cell>
          <table:table-cell table:formula="of:=RANK([.T120];[.$R120:.$V120];)" office:value-type="float" office:value="5" calcext:value-type="float">
            <text:p>5</text:p>
          </table:table-cell>
          <table:table-cell table:formula="of:=RANK([.U120];[.$R120:.$V120];)" office:value-type="float" office:value="2" calcext:value-type="float">
            <text:p>2</text:p>
          </table:table-cell>
          <table:table-cell table:formula="of:=RANK([.V120];[.$R120:.$V120];)" office:value-type="float" office:value="4" calcext:value-type="float">
            <text:p>4</text:p>
          </table:table-cell>
          <table:table-cell table:formula="of:=RANK([.W120];[.$W120:.$AA120];)" office:value-type="float" office:value="3" calcext:value-type="float">
            <text:p>3</text:p>
          </table:table-cell>
          <table:table-cell table:formula="of:=RANK([.X120];[.$W120:.$AA120];)" office:value-type="float" office:value="1" calcext:value-type="float">
            <text:p>1</text:p>
          </table:table-cell>
          <table:table-cell table:formula="of:=RANK([.Y120];[.$W120:.$AA120];)" office:value-type="float" office:value="5" calcext:value-type="float">
            <text:p>5</text:p>
          </table:table-cell>
          <table:table-cell table:formula="of:=RANK([.Z120];[.$W120:.$AA120];)" office:value-type="float" office:value="2" calcext:value-type="float">
            <text:p>2</text:p>
          </table:table-cell>
          <table:table-cell table:formula="of:=RANK([.AA120];[.$W120:.$AA120];)" office:value-type="float" office:value="4" calcext:value-type="float">
            <text:p>4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21]; OFFSET([.$C121]; 0; 0; 1; 5))" office:value-type="float" office:value="2" calcext:value-type="float">
            <text:p>2</text:p>
          </table:table-cell>
          <table:table-cell table:formula="of:=RANK([.D121]; OFFSET([.$C121]; 0; 0; 1; 5))" office:value-type="float" office:value="4" calcext:value-type="float">
            <text:p>4</text:p>
          </table:table-cell>
          <table:table-cell table:formula="of:=RANK([.E121]; OFFSET([.$C121]; 0; 0; 1; 5))" office:value-type="float" office:value="3" calcext:value-type="float">
            <text:p>3</text:p>
          </table:table-cell>
          <table:table-cell table:formula="of:=RANK([.F121]; OFFSET([.$C121]; 0; 0; 1; 5))" office:value-type="float" office:value="5" calcext:value-type="float">
            <text:p>5</text:p>
          </table:table-cell>
          <table:table-cell table:formula="of:=RANK([.G121]; OFFSET([.$C121]; 0; 0; 1; 5))" office:value-type="float" office:value="1" calcext:value-type="float">
            <text:p>1</text:p>
          </table:table-cell>
          <table:table-cell table:formula="of:=RANK([.H121];[.$H121:.$L121];)" office:value-type="float" office:value="3" calcext:value-type="float">
            <text:p>3</text:p>
          </table:table-cell>
          <table:table-cell table:formula="of:=RANK([.I121];[.$H121:.$L121];)" office:value-type="float" office:value="4" calcext:value-type="float">
            <text:p>4</text:p>
          </table:table-cell>
          <table:table-cell table:formula="of:=RANK([.J121];[.$H121:.$L121];)" office:value-type="float" office:value="5" calcext:value-type="float">
            <text:p>5</text:p>
          </table:table-cell>
          <table:table-cell table:formula="of:=RANK([.K121];[.$H121:.$L121];)" office:value-type="float" office:value="1" calcext:value-type="float">
            <text:p>1</text:p>
          </table:table-cell>
          <table:table-cell table:formula="of:=RANK([.L121];[.$H121:.$L121];)" office:value-type="float" office:value="2" calcext:value-type="float">
            <text:p>2</text:p>
          </table:table-cell>
          <table:table-cell table:formula="of:=RANK([.M121];[.$M121:.$Q121];)" office:value-type="float" office:value="3" calcext:value-type="float">
            <text:p>3</text:p>
          </table:table-cell>
          <table:table-cell table:formula="of:=RANK([.N121];[.$M121:.$Q121];)" office:value-type="float" office:value="4" calcext:value-type="float">
            <text:p>4</text:p>
          </table:table-cell>
          <table:table-cell table:formula="of:=RANK([.O121];[.$M121:.$Q121];)" office:value-type="float" office:value="5" calcext:value-type="float">
            <text:p>5</text:p>
          </table:table-cell>
          <table:table-cell table:formula="of:=RANK([.P121];[.$M121:.$Q121];)" office:value-type="float" office:value="2" calcext:value-type="float">
            <text:p>2</text:p>
          </table:table-cell>
          <table:table-cell table:formula="of:=RANK([.Q121];[.$M121:.$Q121];)" office:value-type="float" office:value="1" calcext:value-type="float">
            <text:p>1</text:p>
          </table:table-cell>
          <table:table-cell table:formula="of:=RANK([.R121];[.$R121:.$V121];)" office:value-type="float" office:value="2" calcext:value-type="float">
            <text:p>2</text:p>
          </table:table-cell>
          <table:table-cell table:formula="of:=RANK([.S121];[.$R121:.$V121];)" office:value-type="float" office:value="4" calcext:value-type="float">
            <text:p>4</text:p>
          </table:table-cell>
          <table:table-cell table:formula="of:=RANK([.T121];[.$R121:.$V121];)" office:value-type="float" office:value="5" calcext:value-type="float">
            <text:p>5</text:p>
          </table:table-cell>
          <table:table-cell table:formula="of:=RANK([.U121];[.$R121:.$V121];)" office:value-type="float" office:value="1" calcext:value-type="float">
            <text:p>1</text:p>
          </table:table-cell>
          <table:table-cell table:formula="of:=RANK([.V121];[.$R121:.$V121];)" office:value-type="float" office:value="3" calcext:value-type="float">
            <text:p>3</text:p>
          </table:table-cell>
          <table:table-cell table:formula="of:=RANK([.W121];[.$W121:.$AA121];)" office:value-type="float" office:value="4" calcext:value-type="float">
            <text:p>4</text:p>
          </table:table-cell>
          <table:table-cell table:formula="of:=RANK([.X121];[.$W121:.$AA121];)" office:value-type="float" office:value="2" calcext:value-type="float">
            <text:p>2</text:p>
          </table:table-cell>
          <table:table-cell table:formula="of:=RANK([.Y121];[.$W121:.$AA121];)" office:value-type="float" office:value="5" calcext:value-type="float">
            <text:p>5</text:p>
          </table:table-cell>
          <table:table-cell table:formula="of:=RANK([.Z121];[.$W121:.$AA121];)" office:value-type="float" office:value="3" calcext:value-type="float">
            <text:p>3</text:p>
          </table:table-cell>
          <table:table-cell table:formula="of:=RANK([.AA121];[.$W121:.$AA121];)" office:value-type="float" office:value="1" calcext:value-type="float">
            <text:p>1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number-columns-repeated="28"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office:value-type="float" office:value="652894" calcext:value-type="float">
            <text:p>652894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47644085493504" calcext:value-type="float">
            <text:p>-0,47644085493504</text:p>
          </table:table-cell>
          <table:table-cell table:style-name="ce603" office:value-type="float" office:value="0.0594855053128875" calcext:value-type="float">
            <text:p>0,0594855053128875</text:p>
          </table:table-cell>
          <table:table-cell table:style-name="ce652" office:value-type="float" office:value="0.0622658304763997" calcext:value-type="float">
            <text:p>0,0622658304763997</text:p>
          </table:table-cell>
          <table:table-cell table:style-name="ce677" office:value-type="float" office:value="0.138494947207455" calcext:value-type="float">
            <text:p>0,138494947207455</text:p>
          </table:table-cell>
          <table:table-cell table:style-name="ce603" office:value-type="float" office:value="0.06003858074864" calcext:value-type="float">
            <text:p>0,06003858074864</text:p>
          </table:table-cell>
          <table:table-cell table:style-name="ce494" office:value-type="float" office:value="-0.184028934028934" calcext:value-type="float">
            <text:p>-0,184028934028934</text:p>
          </table:table-cell>
          <table:table-cell table:style-name="ce618" office:value-type="float" office:value="0.107120246009135" calcext:value-type="float">
            <text:p>0,107120246009135</text:p>
          </table:table-cell>
          <table:table-cell table:style-name="ce693" office:value-type="float" office:value="0.0958300958300959" calcext:value-type="float">
            <text:p>0,0958300958300959</text:p>
          </table:table-cell>
          <table:table-cell table:style-name="ce538" office:value-type="float" office:value="0.204980204980205" calcext:value-type="float">
            <text:p>0,204980204980205</text:p>
          </table:table-cell>
          <table:table-cell table:style-name="ce561" office:value-type="float" office:value="0.16238905127794" calcext:value-type="float">
            <text:p>0,16238905127794</text:p>
          </table:table-cell>
          <table:table-cell table:style-name="ce494" office:value-type="float" office:value="-0.670244654747102" calcext:value-type="float">
            <text:p>-0,670244654747102</text:p>
          </table:table-cell>
          <table:table-cell table:style-name="ce899" office:value-type="float" office:value="0.0630582033518412" calcext:value-type="float">
            <text:p>0,0630582033518412</text:p>
          </table:table-cell>
          <table:table-cell table:style-name="ce965" office:value-type="float" office:value="0.0573379855598453" calcext:value-type="float">
            <text:p>0,0573379855598453</text:p>
          </table:table-cell>
          <table:table-cell table:style-name="ce903" office:value-type="float" office:value="0.105511671580187" calcext:value-type="float">
            <text:p>0,105511671580187</text:p>
          </table:table-cell>
          <table:table-cell table:style-name="ce710" office:value-type="float" office:value="0.0636394600505531" calcext:value-type="float">
            <text:p>0,0636394600505531</text:p>
          </table:table-cell>
          <table:table-cell table:style-name="ce494" office:value-type="float" office:value="-0.0833084850291998" calcext:value-type="float">
            <text:p>-0,0833084850291998</text:p>
          </table:table-cell>
          <table:table-cell table:style-name="ce658" office:value-type="float" office:value="0.0959508173273892" calcext:value-type="float">
            <text:p>0,0959508173273892</text:p>
          </table:table-cell>
          <table:table-cell table:style-name="ce523" office:value-type="float" office:value="0.0649692244662463" calcext:value-type="float">
            <text:p>0,0649692244662463</text:p>
          </table:table-cell>
          <table:table-cell table:style-name="ce538" office:value-type="float" office:value="0.279909652605124" calcext:value-type="float">
            <text:p>0,279909652605124</text:p>
          </table:table-cell>
          <table:table-cell table:style-name="ce707" office:value-type="float" office:value="0.192701628836639" calcext:value-type="float">
            <text:p>0,192701628836639</text:p>
          </table:table-cell>
          <table:table-cell table:style-name="ce494" office:value-type="float" office:value="-0.0208125208125208" calcext:value-type="float">
            <text:p>-0,0208125208125208</text:p>
          </table:table-cell>
          <table:table-cell table:style-name="ce733" office:value-type="float" office:value="0.379909802456117" calcext:value-type="float">
            <text:p>0,379909802456117</text:p>
          </table:table-cell>
          <table:table-cell table:style-name="ce596" office:value-type="float" office:value="0.0930655207359976" calcext:value-type="float">
            <text:p>0,0930655207359976</text:p>
          </table:table-cell>
          <table:table-cell table:style-name="ce538" office:value-type="float" office:value="0.729849574942204" calcext:value-type="float">
            <text:p>0,729849574942204</text:p>
          </table:table-cell>
          <table:table-cell table:style-name="ce776" office:value-type="float" office:value="0.454417150317821" calcext:value-type="float">
            <text:p>0,454417150317821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35" office:value-type="float" office:value="0.138102562607766" calcext:value-type="float">
            <text:p>0,138102562607766</text:p>
          </table:table-cell>
          <table:table-cell table:style-name="ce551" office:value-type="float" office:value="0.0630580736681532" calcext:value-type="float">
            <text:p>0,0630580736681532</text:p>
          </table:table-cell>
          <table:table-cell table:style-name="ce557" office:value-type="float" office:value="0.0654049072739136" calcext:value-type="float">
            <text:p>0,0654049072739136</text:p>
          </table:table-cell>
          <table:table-cell table:style-name="ce538" office:value-type="float" office:value="0.147559031460276" calcext:value-type="float">
            <text:p>0,147559031460276</text:p>
          </table:table-cell>
          <table:table-cell table:style-name="ce535" office:value-type="float" office:value="0.137461667761607" calcext:value-type="float">
            <text:p>0,137461667761607</text:p>
          </table:table-cell>
          <table:table-cell table:style-name="ce701" office:value-type="float" office:value="0.184504281726504" calcext:value-type="float">
            <text:p>0,184504281726504</text:p>
          </table:table-cell>
          <table:table-cell table:style-name="ce736" office:value-type="float" office:value="0.114581920137476" calcext:value-type="float">
            <text:p>0,114581920137476</text:p>
          </table:table-cell>
          <table:table-cell table:style-name="ce693" office:value-type="float" office:value="0.0958300958300959" calcext:value-type="float">
            <text:p>0,0958300958300959</text:p>
          </table:table-cell>
          <table:table-cell table:style-name="ce865" office:value-type="float" office:value="0.178141046196602" calcext:value-type="float">
            <text:p>0,178141046196602</text:p>
          </table:table-cell>
          <table:table-cell table:style-name="ce560" office:value-type="float" office:value="0.184819038985706" calcext:value-type="float">
            <text:p>0,184819038985706</text:p>
          </table:table-cell>
          <table:table-cell table:style-name="ce538" office:value-type="float" office:value="0.110781008007762" calcext:value-type="float">
            <text:p>0,110781008007762</text:p>
          </table:table-cell>
          <table:table-cell table:style-name="ce899" office:value-type="float" office:value="0.0629658541567187" calcext:value-type="float">
            <text:p>0,0629658541567187</text:p>
          </table:table-cell>
          <table:table-cell table:style-name="ce965" office:value-type="float" office:value="0.0573053917262726" calcext:value-type="float">
            <text:p>0,0573053917262726</text:p>
          </table:table-cell>
          <table:table-cell table:style-name="ce752" office:value-type="float" office:value="0.10803226137647" calcext:value-type="float">
            <text:p>0,10803226137647</text:p>
          </table:table-cell>
          <table:table-cell table:style-name="ce853" office:value-type="float" office:value="0.104430642766695" calcext:value-type="float">
            <text:p>0,104430642766695</text:p>
          </table:table-cell>
          <table:table-cell table:style-name="ce680" office:value-type="float" office:value="0.278364209299257" calcext:value-type="float">
            <text:p>0,278364209299257</text:p>
          </table:table-cell>
          <table:table-cell table:style-name="ce924" office:value-type="float" office:value="0.119348049763101" calcext:value-type="float">
            <text:p>0,119348049763101</text:p>
          </table:table-cell>
          <table:table-cell table:style-name="ce523" office:value-type="float" office:value="0.0649692244662463" calcext:value-type="float">
            <text:p>0,0649692244662463</text:p>
          </table:table-cell>
          <table:table-cell table:style-name="ce853" office:value-type="float" office:value="0.276707944288544" calcext:value-type="float">
            <text:p>0,276707944288544</text:p>
          </table:table-cell>
          <table:table-cell table:style-name="ce942" office:value-type="float" office:value="0.270374657015481" calcext:value-type="float">
            <text:p>0,270374657015481</text:p>
          </table:table-cell>
          <table:table-cell table:style-name="ce562" office:value-type="float" office:value="0.665448071833567" calcext:value-type="float">
            <text:p>0,665448071833567</text:p>
          </table:table-cell>
          <table:table-cell table:style-name="ce998" office:value-type="float" office:value="0.383725458617063" calcext:value-type="float">
            <text:p>0,383725458617063</text:p>
          </table:table-cell>
          <table:table-cell table:style-name="ce585" office:value-type="float" office:value="0.0960713179869664" calcext:value-type="float">
            <text:p>0,0960713179869664</text:p>
          </table:table-cell>
          <table:table-cell table:style-name="ce1036" office:value-type="float" office:value="0.728684008147942" calcext:value-type="float">
            <text:p>0,728684008147942</text:p>
          </table:table-cell>
          <table:table-cell table:style-name="ce538" office:value-type="float" office:value="0.730507175126805" calcext:value-type="float">
            <text:p>0,730507175126805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0730956454278225" calcext:value-type="float">
            <text:p>-0,0730956454278225</text:p>
          </table:table-cell>
          <table:table-cell table:style-name="ce604" office:value-type="float" office:value="0.0459575791140778" calcext:value-type="float">
            <text:p>0,0459575791140778</text:p>
          </table:table-cell>
          <table:table-cell table:style-name="ce653" office:value-type="float" office:value="0.0125039892434302" calcext:value-type="float">
            <text:p>0,0125039892434302</text:p>
          </table:table-cell>
          <table:table-cell table:style-name="ce538" office:value-type="float" office:value="0.0928942512292849" calcext:value-type="float">
            <text:p>0,0928942512292849</text:p>
          </table:table-cell>
          <table:table-cell table:style-name="ce507" office:value-type="float" office:value="-0.0261290773431153" calcext:value-type="float">
            <text:p>-0,0261290773431153</text:p>
          </table:table-cell>
          <table:table-cell table:style-name="ce494" office:value-type="float" office:value="-0.276954270009826" calcext:value-type="float">
            <text:p>-0,276954270009826</text:p>
          </table:table-cell>
          <table:table-cell table:style-name="ce538" office:value-type="float" office:value="0.0442047664269887" calcext:value-type="float">
            <text:p>0,0442047664269887</text:p>
          </table:table-cell>
          <table:table-cell table:style-name="ce840" office:value-type="float" office:value="0.0183098794209906" calcext:value-type="float">
            <text:p>0,0183098794209906</text:p>
          </table:table-cell>
          <table:table-cell table:style-name="ce558" office:value-type="float" office:value="0.0194250194250194" calcext:value-type="float">
            <text:p>0,0194250194250194</text:p>
          </table:table-cell>
          <table:table-cell table:style-name="ce840" office:value-type="float" office:value="0.0185359907582129" calcext:value-type="float">
            <text:p>0,0185359907582129</text:p>
          </table:table-cell>
          <table:table-cell table:style-name="ce494" office:value-type="float" office:value="-0.0824515343275539" calcext:value-type="float">
            <text:p>-0,0824515343275539</text:p>
          </table:table-cell>
          <table:table-cell table:style-name="ce761" office:value-type="float" office:value="0.0340822853057763" calcext:value-type="float">
            <text:p>0,0340822853057763</text:p>
          </table:table-cell>
          <table:table-cell table:style-name="ce533" office:value-type="float" office:value="0.0265639743616905" calcext:value-type="float">
            <text:p>0,0265639743616905</text:p>
          </table:table-cell>
          <table:table-cell table:style-name="ce962" office:value-type="float" office:value="0.0375155024420929" calcext:value-type="float">
            <text:p>0,0375155024420929</text:p>
          </table:table-cell>
          <table:table-cell table:style-name="ce955" office:value-type="float" office:value="0.0298287900245486" calcext:value-type="float">
            <text:p>0,0298287900245486</text:p>
          </table:table-cell>
          <table:table-cell table:style-name="ce642" office:value-type="float" office:value="0.0384308893337919" calcext:value-type="float">
            <text:p>0,0384308893337919</text:p>
          </table:table-cell>
          <table:table-cell table:style-name="ce999" office:value-type="float" office:value="0.0474005210698034" calcext:value-type="float">
            <text:p>0,0474005210698034</text:p>
          </table:table-cell>
          <table:table-cell table:style-name="ce494" office:value-type="float" office:value="0.0254266549057132" calcext:value-type="float">
            <text:p>0,0254266549057132</text:p>
          </table:table-cell>
          <table:table-cell table:style-name="ce839" office:value-type="float" office:value="0.0671856585631757" calcext:value-type="float">
            <text:p>0,0671856585631757</text:p>
          </table:table-cell>
          <table:table-cell table:style-name="ce925" office:value-type="float" office:value="0.0399304455274957" calcext:value-type="float">
            <text:p>0,0399304455274957</text:p>
          </table:table-cell>
          <table:table-cell table:style-name="ce494" office:value-type="float" office:value="0.499623225283454" calcext:value-type="float">
            <text:p>0,499623225283454</text:p>
          </table:table-cell>
          <table:table-cell table:style-name="ce780" office:value-type="float" office:value="0.732032387531008" calcext:value-type="float">
            <text:p>0,732032387531008</text:p>
          </table:table-cell>
          <table:table-cell table:style-name="ce711" office:value-type="float" office:value="0.62391294161101" calcext:value-type="float">
            <text:p>0,62391294161101</text:p>
          </table:table-cell>
          <table:table-cell table:style-name="ce682" office:value-type="float" office:value="0.734640474490691" calcext:value-type="float">
            <text:p>0,734640474490691</text:p>
          </table:table-cell>
          <table:table-cell table:style-name="ce593" office:value-type="float" office:value="0.567729800090857" calcext:value-type="float">
            <text:p>0,567729800090857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36" office:value-type="float" office:value="0.0347989084981536" calcext:value-type="float">
            <text:p>0,0347989084981536</text:p>
          </table:table-cell>
          <table:table-cell table:style-name="ce598" office:value-type="float" office:value="0.0591192796865108" calcext:value-type="float">
            <text:p>0,0591192796865108</text:p>
          </table:table-cell>
          <table:table-cell table:style-name="ce654" office:value-type="float" office:value="0.0212336123374687" calcext:value-type="float">
            <text:p>0,0212336123374687</text:p>
          </table:table-cell>
          <table:table-cell table:style-name="ce689" office:value-type="float" office:value="0.0848298134566243" calcext:value-type="float">
            <text:p>0,0848298134566243</text:p>
          </table:table-cell>
          <table:table-cell table:style-name="ce733" office:value-type="float" office:value="0.0154487422391932" calcext:value-type="float">
            <text:p>0,0154487422391932</text:p>
          </table:table-cell>
          <table:table-cell table:style-name="ce774" office:value-type="float" office:value="0.0224826613715503" calcext:value-type="float">
            <text:p>0,0224826613715503</text:p>
          </table:table-cell>
          <table:table-cell table:style-name="ce538" office:value-type="float" office:value="0.0442047664269887" calcext:value-type="float">
            <text:p>0,0442047664269887</text:p>
          </table:table-cell>
          <table:table-cell table:style-name="ce691" office:value-type="float" office:value="0.0381511492622604" calcext:value-type="float">
            <text:p>0,0381511492622604</text:p>
          </table:table-cell>
          <table:table-cell table:style-name="ce866" office:value-type="float" office:value="0.0235194332416554" calcext:value-type="float">
            <text:p>0,0235194332416554</text:p>
          </table:table-cell>
          <table:table-cell table:style-name="ce840" office:value-type="float" office:value="0.0185359907582129" calcext:value-type="float">
            <text:p>0,0185359907582129</text:p>
          </table:table-cell>
          <table:table-cell table:style-name="ce747" office:value-type="float" office:value="0.0349949126458099" calcext:value-type="float">
            <text:p>0,0349949126458099</text:p>
          </table:table-cell>
          <table:table-cell table:style-name="ce538" office:value-type="float" office:value="0.0390528449256019" calcext:value-type="float">
            <text:p>0,0390528449256019</text:p>
          </table:table-cell>
          <table:table-cell table:style-name="ce691" office:value-type="float" office:value="0.0365811458796777" calcext:value-type="float">
            <text:p>0,0365811458796777</text:p>
          </table:table-cell>
          <table:table-cell table:style-name="ce819" office:value-type="float" office:value="0.036287801377524" calcext:value-type="float">
            <text:p>0,036287801377524</text:p>
          </table:table-cell>
          <table:table-cell table:style-name="ce983" office:value-type="float" office:value="0.0363149629055012" calcext:value-type="float">
            <text:p>0,0363149629055012</text:p>
          </table:table-cell>
          <table:table-cell table:style-name="ce750" office:value-type="float" office:value="0.0641068930754097" calcext:value-type="float">
            <text:p>0,0641068930754097</text:p>
          </table:table-cell>
          <table:table-cell table:style-name="ce959" office:value-type="float" office:value="0.0479511664157593" calcext:value-type="float">
            <text:p>0,0479511664157593</text:p>
          </table:table-cell>
          <table:table-cell table:style-name="ce634" office:value-type="float" office:value="0.0268604107121645" calcext:value-type="float">
            <text:p>0,0268604107121645</text:p>
          </table:table-cell>
          <table:table-cell table:style-name="ce752" office:value-type="float" office:value="0.0672618484852578" calcext:value-type="float">
            <text:p>0,0672618484852578</text:p>
          </table:table-cell>
          <table:table-cell table:style-name="ce538" office:value-type="float" office:value="0.0673969124380394" calcext:value-type="float">
            <text:p>0,0673969124380394</text:p>
          </table:table-cell>
          <table:table-cell table:style-name="ce951" office:value-type="float" office:value="0.733480157997304" calcext:value-type="float">
            <text:p>0,733480157997304</text:p>
          </table:table-cell>
          <table:table-cell table:style-name="ce780" office:value-type="float" office:value="0.732032387531008" calcext:value-type="float">
            <text:p>0,732032387531008</text:p>
          </table:table-cell>
          <table:table-cell table:style-name="ce711" office:value-type="float" office:value="0.62391294161101" calcext:value-type="float">
            <text:p>0,62391294161101</text:p>
          </table:table-cell>
          <table:table-cell table:style-name="ce538" office:value-type="float" office:value="0.735049997958946" calcext:value-type="float">
            <text:p>0,735049997958946</text:p>
          </table:table-cell>
          <table:table-cell table:style-name="ce853" office:value-type="float" office:value="0.733174656115137" calcext:value-type="float">
            <text:p>0,733174656115137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537" office:value-type="float" office:value="0.233381017404686" calcext:value-type="float">
            <text:p>0,233381017404686</text:p>
          </table:table-cell>
          <table:table-cell table:style-name="ce494" office:value-type="float" office:value="0.22888354249301" calcext:value-type="float">
            <text:p>0,22888354249301</text:p>
          </table:table-cell>
          <table:table-cell table:style-name="ce655" office:value-type="float" office:value="0.250670230266231" calcext:value-type="float">
            <text:p>0,250670230266231</text:p>
          </table:table-cell>
          <table:table-cell table:style-name="ce690" office:value-type="float" office:value="0.254524941833654" calcext:value-type="float">
            <text:p>0,254524941833654</text:p>
          </table:table-cell>
          <table:table-cell table:style-name="ce734" office:value-type="float" office:value="0.262449242249283" calcext:value-type="float">
            <text:p>0,262449242249283</text:p>
          </table:table-cell>
          <table:table-cell table:style-name="ce712" office:value-type="float" office:value="0.294418801363246" calcext:value-type="float">
            <text:p>0,294418801363246</text:p>
          </table:table-cell>
          <table:table-cell table:style-name="ce817" office:value-type="float" office:value="0.262325123436235" calcext:value-type="float">
            <text:p>0,262325123436235</text:p>
          </table:table-cell>
          <table:table-cell table:style-name="ce746" office:value-type="float" office:value="0.263764013764014" calcext:value-type="float">
            <text:p>0,263764013764014</text:p>
          </table:table-cell>
          <table:table-cell table:style-name="ce538" office:value-type="float" office:value="0.308811558811559" calcext:value-type="float">
            <text:p>0,308811558811559</text:p>
          </table:table-cell>
          <table:table-cell table:style-name="ce895" office:value-type="float" office:value="0.280696669585558" calcext:value-type="float">
            <text:p>0,280696669585558</text:p>
          </table:table-cell>
          <table:table-cell table:style-name="ce538" office:value-type="float" office:value="0.735972836299101" calcext:value-type="float">
            <text:p>0,735972836299101</text:p>
          </table:table-cell>
          <table:table-cell table:style-name="ce554" office:value-type="float" office:value="0.723235437754198" calcext:value-type="float">
            <text:p>0,723235437754198</text:p>
          </table:table-cell>
          <table:table-cell table:style-name="ce494" office:value-type="float" office:value="0.613823370756487" calcext:value-type="float">
            <text:p>0,613823370756487</text:p>
          </table:table-cell>
          <table:table-cell table:style-name="ce840" office:value-type="float" office:value="0.72617431508133" calcext:value-type="float">
            <text:p>0,72617431508133</text:p>
          </table:table-cell>
          <table:table-cell table:style-name="ce570" office:value-type="float" office:value="0.710821261392224" calcext:value-type="float">
            <text:p>0,710821261392224</text:p>
          </table:table-cell>
          <table:table-cell table:style-name="ce992" office:value-type="float" office:value="0.74044223401319" calcext:value-type="float">
            <text:p>0,74044223401319</text:p>
          </table:table-cell>
          <table:table-cell table:style-name="ce832" office:value-type="float" office:value="0.710083147447239" calcext:value-type="float">
            <text:p>0,710083147447239</text:p>
          </table:table-cell>
          <table:table-cell table:style-name="ce494" office:value-type="float" office:value="0.624151304873627" calcext:value-type="float">
            <text:p>0,624151304873627</text:p>
          </table:table-cell>
          <table:table-cell table:style-name="ce692" office:value-type="float" office:value="0.742062135652" calcext:value-type="float">
            <text:p>0,742062135652</text:p>
          </table:table-cell>
          <table:table-cell table:style-name="ce880" office:value-type="float" office:value="0.688775943101366" calcext:value-type="float">
            <text:p>0,688775943101366</text:p>
          </table:table-cell>
          <table:table-cell table:style-name="ce494" office:value-type="float" office:value="0.977331038426821" calcext:value-type="float">
            <text:p>0,977331038426821</text:p>
          </table:table-cell>
          <table:table-cell table:style-name="ce538" office:value-type="float" office:value="0.985041761549448" calcext:value-type="float">
            <text:p>0,985041761549448</text:p>
          </table:table-cell>
          <table:table-cell table:style-name="ce819" office:value-type="float" office:value="0.984864563894915" calcext:value-type="float">
            <text:p>0,984864563894915</text:p>
          </table:table-cell>
          <table:table-cell table:style-name="ce764" office:value-type="float" office:value="0.98356380185312" calcext:value-type="float">
            <text:p>0,98356380185312</text:p>
          </table:table-cell>
          <table:table-cell table:style-name="ce691" office:value-type="float" office:value="0.984891471686899" calcext:value-type="float">
            <text:p>0,984891471686899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38" office:value-type="float" office:value="0.273832132636458" calcext:value-type="float">
            <text:p>0,273832132636458</text:p>
          </table:table-cell>
          <table:table-cell table:style-name="ce494" office:value-type="float" office:value="0.22888354249301" calcext:value-type="float">
            <text:p>0,22888354249301</text:p>
          </table:table-cell>
          <table:table-cell table:style-name="ce601" office:value-type="float" office:value="0.236589228631669" calcext:value-type="float">
            <text:p>0,236589228631669</text:p>
          </table:table-cell>
          <table:table-cell table:style-name="ce691" office:value-type="float" office:value="0.27297262351333" calcext:value-type="float">
            <text:p>0,27297262351333</text:p>
          </table:table-cell>
          <table:table-cell table:style-name="ce538" office:value-type="float" office:value="0.273832132636458" calcext:value-type="float">
            <text:p>0,273832132636458</text:p>
          </table:table-cell>
          <table:table-cell table:style-name="ce777" office:value-type="float" office:value="0.292915674860119" calcext:value-type="float">
            <text:p>0,292915674860119</text:p>
          </table:table-cell>
          <table:table-cell table:style-name="ce494" office:value-type="float" office:value="0.245717502661947" calcext:value-type="float">
            <text:p>0,245717502661947</text:p>
          </table:table-cell>
          <table:table-cell table:style-name="ce572" office:value-type="float" office:value="0.247134552690108" calcext:value-type="float">
            <text:p>0,247134552690108</text:p>
          </table:table-cell>
          <table:table-cell table:style-name="ce514" office:value-type="float" office:value="0.291240395407062" calcext:value-type="float">
            <text:p>0,291240395407062</text:p>
          </table:table-cell>
          <table:table-cell table:style-name="ce777" office:value-type="float" office:value="0.292915674860119" calcext:value-type="float">
            <text:p>0,292915674860119</text:p>
          </table:table-cell>
          <table:table-cell table:style-name="ce760" office:value-type="float" office:value="0.735615662206201" calcext:value-type="float">
            <text:p>0,735615662206201</text:p>
          </table:table-cell>
          <table:table-cell table:style-name="ce852" office:value-type="float" office:value="0.709649241460008" calcext:value-type="float">
            <text:p>0,709649241460008</text:p>
          </table:table-cell>
          <table:table-cell table:style-name="ce494" office:value-type="float" office:value="0.613823370756487" calcext:value-type="float">
            <text:p>0,613823370756487</text:p>
          </table:table-cell>
          <table:table-cell table:style-name="ce749" office:value-type="float" office:value="0.732953832464436" calcext:value-type="float">
            <text:p>0,732953832464436</text:p>
          </table:table-cell>
          <table:table-cell table:style-name="ce760" office:value-type="float" office:value="0.735615662206201" calcext:value-type="float">
            <text:p>0,735615662206201</text:p>
          </table:table-cell>
          <table:table-cell table:style-name="ce538" office:value-type="float" office:value="0.751593668063367" calcext:value-type="float">
            <text:p>0,751593668063367</text:p>
          </table:table-cell>
          <table:table-cell table:style-name="ce1003" office:value-type="float" office:value="0.709141162956044" calcext:value-type="float">
            <text:p>0,709141162956044</text:p>
          </table:table-cell>
          <table:table-cell table:style-name="ce494" office:value-type="float" office:value="0.624151304873627" calcext:value-type="float">
            <text:p>0,624151304873627</text:p>
          </table:table-cell>
          <table:table-cell table:style-name="ce819" office:value-type="float" office:value="0.748688061489423" calcext:value-type="float">
            <text:p>0,748688061489423</text:p>
          </table:table-cell>
          <table:table-cell table:style-name="ce538" office:value-type="float" office:value="0.751593668063367" calcext:value-type="float">
            <text:p>0,751593668063367</text:p>
          </table:table-cell>
          <table:table-cell table:style-name="ce518" office:value-type="float" office:value="0.984592860824631" calcext:value-type="float">
            <text:p>0,984592860824631</text:p>
          </table:table-cell>
          <table:table-cell table:style-name="ce538" office:value-type="float" office:value="0.985041761549448" calcext:value-type="float">
            <text:p>0,985041761549448</text:p>
          </table:table-cell>
          <table:table-cell table:style-name="ce819" office:value-type="float" office:value="0.984864563894915" calcext:value-type="float">
            <text:p>0,984864563894915</text:p>
          </table:table-cell>
          <table:table-cell table:style-name="ce567" office:value-type="float" office:value="0.98213046971423" calcext:value-type="float">
            <text:p>0,98213046971423</text:p>
          </table:table-cell>
          <table:table-cell table:style-name="ce769" office:value-type="float" office:value="0.984038954082313" calcext:value-type="float">
            <text:p>0,984038954082313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539" office:value-type="float" office:value="0.263966462701415" calcext:value-type="float">
            <text:p>0,263966462701415</text:p>
          </table:table-cell>
          <table:table-cell table:style-name="ce494" office:value-type="float" office:value="0.215938587699453" calcext:value-type="float">
            <text:p>0,215938587699453</text:p>
          </table:table-cell>
          <table:table-cell table:style-name="ce656" office:value-type="float" office:value="0.231790925526898" calcext:value-type="float">
            <text:p>0,231790925526898</text:p>
          </table:table-cell>
          <table:table-cell table:style-name="ce692" office:value-type="float" office:value="0.279433889921546" calcext:value-type="float">
            <text:p>0,279433889921546</text:p>
          </table:table-cell>
          <table:table-cell table:style-name="ce735" office:value-type="float" office:value="0.236940506273296" calcext:value-type="float">
            <text:p>0,236940506273296</text:p>
          </table:table-cell>
          <table:table-cell table:style-name="ce778" office:value-type="float" office:value="0.291124770291437" calcext:value-type="float">
            <text:p>0,291124770291437</text:p>
          </table:table-cell>
          <table:table-cell table:style-name="ce818" office:value-type="float" office:value="0.237869126758016" calcext:value-type="float">
            <text:p>0,237869126758016</text:p>
          </table:table-cell>
          <table:table-cell table:style-name="ce600" office:value-type="float" office:value="0.255367060922617" calcext:value-type="float">
            <text:p>0,255367060922617</text:p>
          </table:table-cell>
          <table:table-cell table:style-name="ce867" office:value-type="float" office:value="0.294204252537586" calcext:value-type="float">
            <text:p>0,294204252537586</text:p>
          </table:table-cell>
          <table:table-cell table:style-name="ce896" office:value-type="float" office:value="0.264868875979987" calcext:value-type="float">
            <text:p>0,264868875979987</text:p>
          </table:table-cell>
          <table:table-cell table:style-name="ce538" office:value-type="float" office:value="0.744659092946206" calcext:value-type="float">
            <text:p>0,744659092946206</text:p>
          </table:table-cell>
          <table:table-cell table:style-name="ce946" office:value-type="float" office:value="0.680396275828576" calcext:value-type="float">
            <text:p>0,680396275828576</text:p>
          </table:table-cell>
          <table:table-cell table:style-name="ce494" office:value-type="float" office:value="0.600916212661727" calcext:value-type="float">
            <text:p>0,600916212661727</text:p>
          </table:table-cell>
          <table:table-cell table:style-name="ce966" office:value-type="float" office:value="0.731356734619377" calcext:value-type="float">
            <text:p>0,731356734619377</text:p>
          </table:table-cell>
          <table:table-cell table:style-name="ce984" office:value-type="float" office:value="0.701208796641097" calcext:value-type="float">
            <text:p>0,701208796641097</text:p>
          </table:table-cell>
          <table:table-cell table:style-name="ce538" office:value-type="float" office:value="0.751653407888635" calcext:value-type="float">
            <text:p>0,751653407888635</text:p>
          </table:table-cell>
          <table:table-cell table:style-name="ce552" office:value-type="float" office:value="0.703724752131673" calcext:value-type="float">
            <text:p>0,703724752131673</text:p>
          </table:table-cell>
          <table:table-cell table:style-name="ce494" office:value-type="float" office:value="0.610499456107852" calcext:value-type="float">
            <text:p>0,610499456107852</text:p>
          </table:table-cell>
          <table:table-cell table:style-name="ce921" office:value-type="float" office:value="0.749917489777564" calcext:value-type="float">
            <text:p>0,749917489777564</text:p>
          </table:table-cell>
          <table:table-cell table:style-name="ce999" office:value-type="float" office:value="0.684420996418727" calcext:value-type="float">
            <text:p>0,684420996418727</text:p>
          </table:table-cell>
          <table:table-cell table:style-name="ce494" office:value-type="float" office:value="0.980225594927999" calcext:value-type="float">
            <text:p>0,980225594927999</text:p>
          </table:table-cell>
          <table:table-cell table:style-name="ce540" office:value-type="float" office:value="0.984734618948257" calcext:value-type="float">
            <text:p>0,984734618948257</text:p>
          </table:table-cell>
          <table:table-cell table:style-name="ce764" office:value-type="float" office:value="0.984125584046751" calcext:value-type="float">
            <text:p>0,984125584046751</text:p>
          </table:table-cell>
          <table:table-cell table:style-name="ce772" office:value-type="float" office:value="0.984245028391658" calcext:value-type="float">
            <text:p>0,984245028391658</text:p>
          </table:table-cell>
          <table:table-cell table:style-name="ce538" office:value-type="float" office:value="0.985049308856956" calcext:value-type="float">
            <text:p>0,985049308856956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40" office:value-type="float" office:value="0.280147656193361" calcext:value-type="float">
            <text:p>0,280147656193361</text:p>
          </table:table-cell>
          <table:table-cell table:style-name="ce605" office:value-type="float" office:value="0.229369351997387" calcext:value-type="float">
            <text:p>0,229369351997387</text:p>
          </table:table-cell>
          <table:table-cell table:style-name="ce656" office:value-type="float" office:value="0.231790925526898" calcext:value-type="float">
            <text:p>0,231790925526898</text:p>
          </table:table-cell>
          <table:table-cell table:style-name="ce538" office:value-type="float" office:value="0.284609629641256" calcext:value-type="float">
            <text:p>0,284609629641256</text:p>
          </table:table-cell>
          <table:table-cell table:style-name="ce555" office:value-type="float" office:value="0.277359857037474" calcext:value-type="float">
            <text:p>0,277359857037474</text:p>
          </table:table-cell>
          <table:table-cell table:style-name="ce538" office:value-type="float" office:value="0.304052942941832" calcext:value-type="float">
            <text:p>0,304052942941832</text:p>
          </table:table-cell>
          <table:table-cell table:style-name="ce494" office:value-type="float" office:value="0.232308843419955" calcext:value-type="float">
            <text:p>0,232308843419955</text:p>
          </table:table-cell>
          <table:table-cell table:style-name="ce641" office:value-type="float" office:value="0.253660948105393" calcext:value-type="float">
            <text:p>0,253660948105393</text:p>
          </table:table-cell>
          <table:table-cell table:style-name="ce785" office:value-type="float" office:value="0.290141956808624" calcext:value-type="float">
            <text:p>0,290141956808624</text:p>
          </table:table-cell>
          <table:table-cell table:style-name="ce897" office:value-type="float" office:value="0.298225437114326" calcext:value-type="float">
            <text:p>0,298225437114326</text:p>
          </table:table-cell>
          <table:table-cell table:style-name="ce916" office:value-type="float" office:value="0.730172491999572" calcext:value-type="float">
            <text:p>0,730172491999572</text:p>
          </table:table-cell>
          <table:table-cell table:style-name="ce769" office:value-type="float" office:value="0.726038507441444" calcext:value-type="float">
            <text:p>0,726038507441444</text:p>
          </table:table-cell>
          <table:table-cell table:style-name="ce494" office:value-type="float" office:value="0.600916212661727" calcext:value-type="float">
            <text:p>0,600916212661727</text:p>
          </table:table-cell>
          <table:table-cell table:style-name="ce971" office:value-type="float" office:value="0.740397449206585" calcext:value-type="float">
            <text:p>0,740397449206585</text:p>
          </table:table-cell>
          <table:table-cell table:style-name="ce557" office:value-type="float" office:value="0.725756027550481" calcext:value-type="float">
            <text:p>0,725756027550481</text:p>
          </table:table-cell>
          <table:table-cell table:style-name="ce546" office:value-type="float" office:value="0.749156456351313" calcext:value-type="float">
            <text:p>0,749156456351313</text:p>
          </table:table-cell>
          <table:table-cell table:style-name="ce988" office:value-type="float" office:value="0.69009021925728" calcext:value-type="float">
            <text:p>0,69009021925728</text:p>
          </table:table-cell>
          <table:table-cell table:style-name="ce494" office:value-type="float" office:value="0.610499456107852" calcext:value-type="float">
            <text:p>0,610499456107852</text:p>
          </table:table-cell>
          <table:table-cell table:style-name="ce676" office:value-type="float" office:value="0.749818789196685" calcext:value-type="float">
            <text:p>0,749818789196685</text:p>
          </table:table-cell>
          <table:table-cell table:style-name="ce720" office:value-type="float" office:value="0.746314918575484" calcext:value-type="float">
            <text:p>0,746314918575484</text:p>
          </table:table-cell>
          <table:table-cell table:style-name="ce716" office:value-type="float" office:value="0.984598111125506" calcext:value-type="float">
            <text:p>0,984598111125506</text:p>
          </table:table-cell>
          <table:table-cell table:style-name="ce819" office:value-type="float" office:value="0.984935442956728" calcext:value-type="float">
            <text:p>0,984935442956728</text:p>
          </table:table-cell>
          <table:table-cell table:style-name="ce662" office:value-type="float" office:value="0.983870944454311" calcext:value-type="float">
            <text:p>0,983870944454311</text:p>
          </table:table-cell>
          <table:table-cell table:style-name="ce612" office:value-type="float" office:value="0.984351346984378" calcext:value-type="float">
            <text:p>0,984351346984378</text:p>
          </table:table-cell>
          <table:table-cell table:style-name="ce682" office:value-type="float" office:value="0.985041761549448" calcext:value-type="float">
            <text:p>0,985041761549448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541" office:value-type="float" office:value="0.225781835657371" calcext:value-type="float">
            <text:p>0,225781835657371</text:p>
          </table:table-cell>
          <table:table-cell table:style-name="ce494" office:value-type="float" office:value="0.166490654146235" calcext:value-type="float">
            <text:p>0,166490654146235</text:p>
          </table:table-cell>
          <table:table-cell table:style-name="ce568" office:value-type="float" office:value="0.18025027410867" calcext:value-type="float">
            <text:p>0,18025027410867</text:p>
          </table:table-cell>
          <table:table-cell table:style-name="ce531" office:value-type="float" office:value="0.24764700035053" calcext:value-type="float">
            <text:p>0,24764700035053</text:p>
          </table:table-cell>
          <table:table-cell table:style-name="ce642" office:value-type="float" office:value="0.201020498918887" calcext:value-type="float">
            <text:p>0,201020498918887</text:p>
          </table:table-cell>
          <table:table-cell table:style-name="ce779" office:value-type="float" office:value="0.210906634517746" calcext:value-type="float">
            <text:p>0,210906634517746</text:p>
          </table:table-cell>
          <table:table-cell table:style-name="ce494" office:value-type="float" office:value="0.18735379846491" calcext:value-type="float">
            <text:p>0,18735379846491</text:p>
          </table:table-cell>
          <table:table-cell table:style-name="ce841" office:value-type="float" office:value="0.20125964570409" calcext:value-type="float">
            <text:p>0,20125964570409</text:p>
          </table:table-cell>
          <table:table-cell table:style-name="ce698" office:value-type="float" office:value="0.24456382095271" calcext:value-type="float">
            <text:p>0,24456382095271</text:p>
          </table:table-cell>
          <table:table-cell table:style-name="ce690" office:value-type="float" office:value="0.221465777021333" calcext:value-type="float">
            <text:p>0,221465777021333</text:p>
          </table:table-cell>
          <table:table-cell table:style-name="ce872" office:value-type="float" office:value="0.671563346930394" calcext:value-type="float">
            <text:p>0,671563346930394</text:p>
          </table:table-cell>
          <table:table-cell table:style-name="ce827" office:value-type="float" office:value="0.479688880993938" calcext:value-type="float">
            <text:p>0,479688880993938</text:p>
          </table:table-cell>
          <table:table-cell table:style-name="ce494" office:value-type="float" office:value="0.448817088295066" calcext:value-type="float">
            <text:p>0,448817088295066</text:p>
          </table:table-cell>
          <table:table-cell table:style-name="ce866" office:value-type="float" office:value="0.659192629013184" calcext:value-type="float">
            <text:p>0,659192629013184</text:p>
          </table:table-cell>
          <table:table-cell table:style-name="ce843" office:value-type="float" office:value="0.534344665666036" calcext:value-type="float">
            <text:p>0,534344665666036</text:p>
          </table:table-cell>
          <table:table-cell table:style-name="ce505" office:value-type="float" office:value="0.683821866576901" calcext:value-type="float">
            <text:p>0,683821866576901</text:p>
          </table:table-cell>
          <table:table-cell table:style-name="ce830" office:value-type="float" office:value="0.605637153807713" calcext:value-type="float">
            <text:p>0,605637153807713</text:p>
          </table:table-cell>
          <table:table-cell table:style-name="ce494" office:value-type="float" office:value="0.542707741346297" calcext:value-type="float">
            <text:p>0,542707741346297</text:p>
          </table:table-cell>
          <table:table-cell table:style-name="ce783" office:value-type="float" office:value="0.689471176140364" calcext:value-type="float">
            <text:p>0,689471176140364</text:p>
          </table:table-cell>
          <table:table-cell table:style-name="ce651" office:value-type="float" office:value="0.562083358008479" calcext:value-type="float">
            <text:p>0,562083358008479</text:p>
          </table:table-cell>
          <table:table-cell table:style-name="ce644" office:value-type="float" office:value="0.983608101266754" calcext:value-type="float">
            <text:p>0,983608101266754</text:p>
          </table:table-cell>
          <table:table-cell table:style-name="ce555" office:value-type="float" office:value="0.985090326832542" calcext:value-type="float">
            <text:p>0,985090326832542</text:p>
          </table:table-cell>
          <table:table-cell table:style-name="ce587" office:value-type="float" office:value="0.98135605033516" calcext:value-type="float">
            <text:p>0,98135605033516</text:p>
          </table:table-cell>
          <table:table-cell table:style-name="ce1074" office:value-type="float" office:value="0.985536602406922" calcext:value-type="float">
            <text:p>0,985536602406922</text:p>
          </table:table-cell>
          <table:table-cell table:style-name="ce709" office:value-type="float" office:value="0.984638800957288" calcext:value-type="float">
            <text:p>0,984638800957288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42" office:value-type="float" office:value="0.254407226453748" calcext:value-type="float">
            <text:p>0,254407226453748</text:p>
          </table:table-cell>
          <table:table-cell table:style-name="ce572" office:value-type="float" office:value="0.169016863568996" calcext:value-type="float">
            <text:p>0,169016863568996</text:p>
          </table:table-cell>
          <table:table-cell table:style-name="ce581" office:value-type="float" office:value="0.175451971003899" calcext:value-type="float">
            <text:p>0,175451971003899</text:p>
          </table:table-cell>
          <table:table-cell table:style-name="ce693" office:value-type="float" office:value="0.246694066322714" calcext:value-type="float">
            <text:p>0,246694066322714</text:p>
          </table:table-cell>
          <table:table-cell table:style-name="ce538" office:value-type="float" office:value="0.27807362330929" calcext:value-type="float">
            <text:p>0,27807362330929</text:p>
          </table:table-cell>
          <table:table-cell table:style-name="ce521" office:value-type="float" office:value="0.246502468724691" calcext:value-type="float">
            <text:p>0,246502468724691</text:p>
          </table:table-cell>
          <table:table-cell table:style-name="ce600" office:value-type="float" office:value="0.206537289870623" calcext:value-type="float">
            <text:p>0,206537289870623</text:p>
          </table:table-cell>
          <table:table-cell table:style-name="ce592" office:value-type="float" office:value="0.1890907446463" calcext:value-type="float">
            <text:p>0,1890907446463</text:p>
          </table:table-cell>
          <table:table-cell table:style-name="ce538" office:value-type="float" office:value="0.247088302643858" calcext:value-type="float">
            <text:p>0,247088302643858</text:p>
          </table:table-cell>
          <table:table-cell table:style-name="ce898" office:value-type="float" office:value="0.219353691575914" calcext:value-type="float">
            <text:p>0,219353691575914</text:p>
          </table:table-cell>
          <table:table-cell table:style-name="ce704" office:value-type="float" office:value="0.66723379937083" calcext:value-type="float">
            <text:p>0,66723379937083</text:p>
          </table:table-cell>
          <table:table-cell table:style-name="ce601" office:value-type="float" office:value="0.487391890328269" calcext:value-type="float">
            <text:p>0,487391890328269</text:p>
          </table:table-cell>
          <table:table-cell table:style-name="ce494" office:value-type="float" office:value="0.448817088295066" calcext:value-type="float">
            <text:p>0,448817088295066</text:p>
          </table:table-cell>
          <table:table-cell table:style-name="ce538" office:value-type="float" office:value="0.673633055362256" calcext:value-type="float">
            <text:p>0,673633055362256</text:p>
          </table:table-cell>
          <table:table-cell table:style-name="ce505" office:value-type="float" office:value="0.660894298740955" calcext:value-type="float">
            <text:p>0,660894298740955</text:p>
          </table:table-cell>
          <table:table-cell table:style-name="ce969" office:value-type="float" office:value="0.685231380135417" calcext:value-type="float">
            <text:p>0,685231380135417</text:p>
          </table:table-cell>
          <table:table-cell table:style-name="ce1015" office:value-type="float" office:value="0.614800723527206" calcext:value-type="float">
            <text:p>0,614800723527206</text:p>
          </table:table-cell>
          <table:table-cell table:style-name="ce494" office:value-type="float" office:value="0.542707741346297" calcext:value-type="float">
            <text:p>0,542707741346297</text:p>
          </table:table-cell>
          <table:table-cell table:style-name="ce500" office:value-type="float" office:value="0.684490259984256" calcext:value-type="float">
            <text:p>0,684490259984256</text:p>
          </table:table-cell>
          <table:table-cell table:style-name="ce538" office:value-type="float" office:value="0.692181978936257" calcext:value-type="float">
            <text:p>0,692181978936257</text:p>
          </table:table-cell>
          <table:table-cell table:style-name="ce570" office:value-type="float" office:value="0.984403849993129" calcext:value-type="float">
            <text:p>0,984403849993129</text:p>
          </table:table-cell>
          <table:table-cell table:style-name="ce787" office:value-type="float" office:value="0.985041761549448" calcext:value-type="float">
            <text:p>0,985041761549448</text:p>
          </table:table-cell>
          <table:table-cell table:style-name="ce587" office:value-type="float" office:value="0.98135605033516" calcext:value-type="float">
            <text:p>0,98135605033516</text:p>
          </table:table-cell>
          <table:table-cell table:style-name="ce538" office:value-type="float" office:value="0.985820118654175" calcext:value-type="float">
            <text:p>0,985820118654175</text:p>
          </table:table-cell>
          <table:table-cell table:style-name="ce494" office:value-type="float" office:value="0.97894616223351" calcext:value-type="float">
            <text:p>0,97894616223351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139]; OFFSET([.$C139]; 0; 0; 1; 5))" office:value-type="float" office:value="5" calcext:value-type="float">
            <text:p>5</text:p>
          </table:table-cell>
          <table:table-cell table:formula="of:=RANK([.D139]; OFFSET([.$C139]; 0; 0; 1; 5))" office:value-type="float" office:value="4" calcext:value-type="float">
            <text:p>4</text:p>
          </table:table-cell>
          <table:table-cell table:formula="of:=RANK([.E139]; OFFSET([.$C139]; 0; 0; 1; 5))" office:value-type="float" office:value="2" calcext:value-type="float">
            <text:p>2</text:p>
          </table:table-cell>
          <table:table-cell table:formula="of:=RANK([.F139]; OFFSET([.$C139]; 0; 0; 1; 5))" office:value-type="float" office:value="1" calcext:value-type="float">
            <text:p>1</text:p>
          </table:table-cell>
          <table:table-cell table:formula="of:=RANK([.G139]; OFFSET([.$C139]; 0; 0; 1; 5))" office:value-type="float" office:value="3" calcext:value-type="float">
            <text:p>3</text:p>
          </table:table-cell>
          <table:table-cell table:formula="of:=RANK([.H139];[.$H139:.$L139];)" office:value-type="float" office:value="5" calcext:value-type="float">
            <text:p>5</text:p>
          </table:table-cell>
          <table:table-cell table:formula="of:=RANK([.I139];[.$H139:.$L139];)" office:value-type="float" office:value="3" calcext:value-type="float">
            <text:p>3</text:p>
          </table:table-cell>
          <table:table-cell table:formula="of:=RANK([.J139];[.$H139:.$L139];)" office:value-type="float" office:value="4" calcext:value-type="float">
            <text:p>4</text:p>
          </table:table-cell>
          <table:table-cell table:formula="of:=RANK([.K139];[.$H139:.$L139];)" office:value-type="float" office:value="1" calcext:value-type="float">
            <text:p>1</text:p>
          </table:table-cell>
          <table:table-cell table:formula="of:=RANK([.L139];[.$H139:.$L139];)" office:value-type="float" office:value="2" calcext:value-type="float">
            <text:p>2</text:p>
          </table:table-cell>
          <table:table-cell table:formula="of:=RANK([.M139];[.$M139:.$Q139];)" office:value-type="float" office:value="5" calcext:value-type="float">
            <text:p>5</text:p>
          </table:table-cell>
          <table:table-cell table:formula="of:=RANK([.N139];[.$M139:.$Q139];)" office:value-type="float" office:value="3" calcext:value-type="float">
            <text:p>3</text:p>
          </table:table-cell>
          <table:table-cell table:formula="of:=RANK([.O139];[.$M139:.$Q139];)" office:value-type="float" office:value="4" calcext:value-type="float">
            <text:p>4</text:p>
          </table:table-cell>
          <table:table-cell table:formula="of:=RANK([.P139];[.$M139:.$Q139];)" office:value-type="float" office:value="1" calcext:value-type="float">
            <text:p>1</text:p>
          </table:table-cell>
          <table:table-cell table:formula="of:=RANK([.Q139];[.$M139:.$Q139];)" office:value-type="float" office:value="2" calcext:value-type="float">
            <text:p>2</text:p>
          </table:table-cell>
          <table:table-cell table:formula="of:=RANK([.R139];[.$R139:.$V139];)" office:value-type="float" office:value="5" calcext:value-type="float">
            <text:p>5</text:p>
          </table:table-cell>
          <table:table-cell table:formula="of:=RANK([.S139];[.$R139:.$V139];)" office:value-type="float" office:value="3" calcext:value-type="float">
            <text:p>3</text:p>
          </table:table-cell>
          <table:table-cell table:formula="of:=RANK([.T139];[.$R139:.$V139];)" office:value-type="float" office:value="4" calcext:value-type="float">
            <text:p>4</text:p>
          </table:table-cell>
          <table:table-cell table:formula="of:=RANK([.U139];[.$R139:.$V139];)" office:value-type="float" office:value="1" calcext:value-type="float">
            <text:p>1</text:p>
          </table:table-cell>
          <table:table-cell table:formula="of:=RANK([.V139];[.$R139:.$V139];)" office:value-type="float" office:value="2" calcext:value-type="float">
            <text:p>2</text:p>
          </table:table-cell>
          <table:table-cell table:formula="of:=RANK([.W139];[.$W139:.$AA139];)" office:value-type="float" office:value="5" calcext:value-type="float">
            <text:p>5</text:p>
          </table:table-cell>
          <table:table-cell table:formula="of:=RANK([.X139];[.$W139:.$AA139];)" office:value-type="float" office:value="3" calcext:value-type="float">
            <text:p>3</text:p>
          </table:table-cell>
          <table:table-cell table:formula="of:=RANK([.Y139];[.$W139:.$AA139];)" office:value-type="float" office:value="4" calcext:value-type="float">
            <text:p>4</text:p>
          </table:table-cell>
          <table:table-cell table:formula="of:=RANK([.Z139];[.$W139:.$AA139];)" office:value-type="float" office:value="1" calcext:value-type="float">
            <text:p>1</text:p>
          </table:table-cell>
          <table:table-cell table:formula="of:=RANK([.AA139];[.$W139:.$AA139];)" office:value-type="float" office:value="2" calcext:value-type="float">
            <text:p>2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40]; OFFSET([.$C140]; 0; 0; 1; 5))" office:value-type="float" office:value="2" calcext:value-type="float">
            <text:p>2</text:p>
          </table:table-cell>
          <table:table-cell table:formula="of:=RANK([.D140]; OFFSET([.$C140]; 0; 0; 1; 5))" office:value-type="float" office:value="5" calcext:value-type="float">
            <text:p>5</text:p>
          </table:table-cell>
          <table:table-cell table:formula="of:=RANK([.E140]; OFFSET([.$C140]; 0; 0; 1; 5))" office:value-type="float" office:value="4" calcext:value-type="float">
            <text:p>4</text:p>
          </table:table-cell>
          <table:table-cell table:formula="of:=RANK([.F140]; OFFSET([.$C140]; 0; 0; 1; 5))" office:value-type="float" office:value="1" calcext:value-type="float">
            <text:p>1</text:p>
          </table:table-cell>
          <table:table-cell table:formula="of:=RANK([.G140]; OFFSET([.$C140]; 0; 0; 1; 5))" office:value-type="float" office:value="3" calcext:value-type="float">
            <text:p>3</text:p>
          </table:table-cell>
          <table:table-cell table:formula="of:=RANK([.H140];[.$H140:.$L140];)" office:value-type="float" office:value="2" calcext:value-type="float">
            <text:p>2</text:p>
          </table:table-cell>
          <table:table-cell table:formula="of:=RANK([.I140];[.$H140:.$L140];)" office:value-type="float" office:value="4" calcext:value-type="float">
            <text:p>4</text:p>
          </table:table-cell>
          <table:table-cell table:formula="of:=RANK([.J140];[.$H140:.$L140];)" office:value-type="float" office:value="5" calcext:value-type="float">
            <text:p>5</text:p>
          </table:table-cell>
          <table:table-cell table:formula="of:=RANK([.K140];[.$H140:.$L140];)" office:value-type="float" office:value="3" calcext:value-type="float">
            <text:p>3</text:p>
          </table:table-cell>
          <table:table-cell table:formula="of:=RANK([.L140];[.$H140:.$L140];)" office:value-type="float" office:value="1" calcext:value-type="float">
            <text:p>1</text:p>
          </table:table-cell>
          <table:table-cell table:formula="of:=RANK([.M140];[.$M140:.$Q140];)" office:value-type="float" office:value="1" calcext:value-type="float">
            <text:p>1</text:p>
          </table:table-cell>
          <table:table-cell table:formula="of:=RANK([.N140];[.$M140:.$Q140];)" office:value-type="float" office:value="4" calcext:value-type="float">
            <text:p>4</text:p>
          </table:table-cell>
          <table:table-cell table:formula="of:=RANK([.O140];[.$M140:.$Q140];)" office:value-type="float" office:value="5" calcext:value-type="float">
            <text:p>5</text:p>
          </table:table-cell>
          <table:table-cell table:formula="of:=RANK([.P140];[.$M140:.$Q140];)" office:value-type="float" office:value="2" calcext:value-type="float">
            <text:p>2</text:p>
          </table:table-cell>
          <table:table-cell table:formula="of:=RANK([.Q140];[.$M140:.$Q140];)" office:value-type="float" office:value="3" calcext:value-type="float">
            <text:p>3</text:p>
          </table:table-cell>
          <table:table-cell table:formula="of:=RANK([.R140];[.$R140:.$V140];)" office:value-type="float" office:value="1" calcext:value-type="float">
            <text:p>1</text:p>
          </table:table-cell>
          <table:table-cell table:formula="of:=RANK([.S140];[.$R140:.$V140];)" office:value-type="float" office:value="4" calcext:value-type="float">
            <text:p>4</text:p>
          </table:table-cell>
          <table:table-cell table:formula="of:=RANK([.T140];[.$R140:.$V140];)" office:value-type="float" office:value="5" calcext:value-type="float">
            <text:p>5</text:p>
          </table:table-cell>
          <table:table-cell table:formula="of:=RANK([.U140];[.$R140:.$V140];)" office:value-type="float" office:value="2" calcext:value-type="float">
            <text:p>2</text:p>
          </table:table-cell>
          <table:table-cell table:formula="of:=RANK([.V140];[.$R140:.$V140];)" office:value-type="float" office:value="3" calcext:value-type="float">
            <text:p>3</text:p>
          </table:table-cell>
          <table:table-cell table:formula="of:=RANK([.W140];[.$W140:.$AA140];)" office:value-type="float" office:value="3" calcext:value-type="float">
            <text:p>3</text:p>
          </table:table-cell>
          <table:table-cell table:formula="of:=RANK([.X140];[.$W140:.$AA140];)" office:value-type="float" office:value="4" calcext:value-type="float">
            <text:p>4</text:p>
          </table:table-cell>
          <table:table-cell table:formula="of:=RANK([.Y140];[.$W140:.$AA140];)" office:value-type="float" office:value="5" calcext:value-type="float">
            <text:p>5</text:p>
          </table:table-cell>
          <table:table-cell table:formula="of:=RANK([.Z140];[.$W140:.$AA140];)" office:value-type="float" office:value="2" calcext:value-type="float">
            <text:p>2</text:p>
          </table:table-cell>
          <table:table-cell table:formula="of:=RANK([.AA140];[.$W140:.$AA140];)" office:value-type="float" office:value="1" calcext:value-type="float">
            <text:p>1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141]; OFFSET([.$C141]; 0; 0; 1; 5))" office:value-type="float" office:value="5" calcext:value-type="float">
            <text:p>5</text:p>
          </table:table-cell>
          <table:table-cell table:formula="of:=RANK([.D141]; OFFSET([.$C141]; 0; 0; 1; 5))" office:value-type="float" office:value="2" calcext:value-type="float">
            <text:p>2</text:p>
          </table:table-cell>
          <table:table-cell table:formula="of:=RANK([.E141]; OFFSET([.$C141]; 0; 0; 1; 5))" office:value-type="float" office:value="3" calcext:value-type="float">
            <text:p>3</text:p>
          </table:table-cell>
          <table:table-cell table:formula="of:=RANK([.F141]; OFFSET([.$C141]; 0; 0; 1; 5))" office:value-type="float" office:value="1" calcext:value-type="float">
            <text:p>1</text:p>
          </table:table-cell>
          <table:table-cell table:formula="of:=RANK([.G141]; OFFSET([.$C141]; 0; 0; 1; 5))" office:value-type="float" office:value="4" calcext:value-type="float">
            <text:p>4</text:p>
          </table:table-cell>
          <table:table-cell table:formula="of:=RANK([.H141];[.$H141:.$L141];)" office:value-type="float" office:value="5" calcext:value-type="float">
            <text:p>5</text:p>
          </table:table-cell>
          <table:table-cell table:formula="of:=RANK([.I141];[.$H141:.$L141];)" office:value-type="float" office:value="1" calcext:value-type="float">
            <text:p>1</text:p>
          </table:table-cell>
          <table:table-cell table:formula="of:=RANK([.J141];[.$H141:.$L141];)" office:value-type="float" office:value="4" calcext:value-type="float">
            <text:p>4</text:p>
          </table:table-cell>
          <table:table-cell table:formula="of:=RANK([.K141];[.$H141:.$L141];)" office:value-type="float" office:value="2" calcext:value-type="float">
            <text:p>2</text:p>
          </table:table-cell>
          <table:table-cell table:formula="of:=RANK([.L141];[.$H141:.$L141];)" office:value-type="float" office:value="3" calcext:value-type="float">
            <text:p>3</text:p>
          </table:table-cell>
          <table:table-cell table:formula="of:=RANK([.M141];[.$M141:.$Q141];)" office:value-type="float" office:value="5" calcext:value-type="float">
            <text:p>5</text:p>
          </table:table-cell>
          <table:table-cell table:formula="of:=RANK([.N141];[.$M141:.$Q141];)" office:value-type="float" office:value="2" calcext:value-type="float">
            <text:p>2</text:p>
          </table:table-cell>
          <table:table-cell table:formula="of:=RANK([.O141];[.$M141:.$Q141];)" office:value-type="float" office:value="4" calcext:value-type="float">
            <text:p>4</text:p>
          </table:table-cell>
          <table:table-cell table:formula="of:=RANK([.P141];[.$M141:.$Q141];)" office:value-type="float" office:value="1" calcext:value-type="float">
            <text:p>1</text:p>
          </table:table-cell>
          <table:table-cell table:formula="of:=RANK([.Q141];[.$M141:.$Q141];)" office:value-type="float" office:value="3" calcext:value-type="float">
            <text:p>3</text:p>
          </table:table-cell>
          <table:table-cell table:formula="of:=RANK([.R141];[.$R141:.$V141];)" office:value-type="float" office:value="4" calcext:value-type="float">
            <text:p>4</text:p>
          </table:table-cell>
          <table:table-cell table:formula="of:=RANK([.S141];[.$R141:.$V141];)" office:value-type="float" office:value="2" calcext:value-type="float">
            <text:p>2</text:p>
          </table:table-cell>
          <table:table-cell table:formula="of:=RANK([.T141];[.$R141:.$V141];)" office:value-type="float" office:value="5" calcext:value-type="float">
            <text:p>5</text:p>
          </table:table-cell>
          <table:table-cell table:formula="of:=RANK([.U141];[.$R141:.$V141];)" office:value-type="float" office:value="1" calcext:value-type="float">
            <text:p>1</text:p>
          </table:table-cell>
          <table:table-cell table:formula="of:=RANK([.V141];[.$R141:.$V141];)" office:value-type="float" office:value="3" calcext:value-type="float">
            <text:p>3</text:p>
          </table:table-cell>
          <table:table-cell table:formula="of:=RANK([.W141];[.$W141:.$AA141];)" office:value-type="float" office:value="5" calcext:value-type="float">
            <text:p>5</text:p>
          </table:table-cell>
          <table:table-cell table:formula="of:=RANK([.X141];[.$W141:.$AA141];)" office:value-type="float" office:value="2" calcext:value-type="float">
            <text:p>2</text:p>
          </table:table-cell>
          <table:table-cell table:formula="of:=RANK([.Y141];[.$W141:.$AA141];)" office:value-type="float" office:value="3" calcext:value-type="float">
            <text:p>3</text:p>
          </table:table-cell>
          <table:table-cell table:formula="of:=RANK([.Z141];[.$W141:.$AA141];)" office:value-type="float" office:value="1" calcext:value-type="float">
            <text:p>1</text:p>
          </table:table-cell>
          <table:table-cell table:formula="of:=RANK([.AA141];[.$W141:.$AA141];)" office:value-type="float" office:value="4" calcext:value-type="float">
            <text:p>4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42]; OFFSET([.$C142]; 0; 0; 1; 5))" office:value-type="float" office:value="3" calcext:value-type="float">
            <text:p>3</text:p>
          </table:table-cell>
          <table:table-cell table:formula="of:=RANK([.D142]; OFFSET([.$C142]; 0; 0; 1; 5))" office:value-type="float" office:value="2" calcext:value-type="float">
            <text:p>2</text:p>
          </table:table-cell>
          <table:table-cell table:formula="of:=RANK([.E142]; OFFSET([.$C142]; 0; 0; 1; 5))" office:value-type="float" office:value="4" calcext:value-type="float">
            <text:p>4</text:p>
          </table:table-cell>
          <table:table-cell table:formula="of:=RANK([.F142]; OFFSET([.$C142]; 0; 0; 1; 5))" office:value-type="float" office:value="1" calcext:value-type="float">
            <text:p>1</text:p>
          </table:table-cell>
          <table:table-cell table:formula="of:=RANK([.G142]; OFFSET([.$C142]; 0; 0; 1; 5))" office:value-type="float" office:value="5" calcext:value-type="float">
            <text:p>5</text:p>
          </table:table-cell>
          <table:table-cell table:formula="of:=RANK([.H142];[.$H142:.$L142];)" office:value-type="float" office:value="4" calcext:value-type="float">
            <text:p>4</text:p>
          </table:table-cell>
          <table:table-cell table:formula="of:=RANK([.I142];[.$H142:.$L142];)" office:value-type="float" office:value="1" calcext:value-type="float">
            <text:p>1</text:p>
          </table:table-cell>
          <table:table-cell table:formula="of:=RANK([.J142];[.$H142:.$L142];)" office:value-type="float" office:value="2" calcext:value-type="float">
            <text:p>2</text:p>
          </table:table-cell>
          <table:table-cell table:formula="of:=RANK([.K142];[.$H142:.$L142];)" office:value-type="float" office:value="3" calcext:value-type="float">
            <text:p>3</text:p>
          </table:table-cell>
          <table:table-cell table:formula="of:=RANK([.L142];[.$H142:.$L142];)" office:value-type="float" office:value="5" calcext:value-type="float">
            <text:p>5</text:p>
          </table:table-cell>
          <table:table-cell table:formula="of:=RANK([.M142];[.$M142:.$Q142];)" office:value-type="float" office:value="5" calcext:value-type="float">
            <text:p>5</text:p>
          </table:table-cell>
          <table:table-cell table:formula="of:=RANK([.N142];[.$M142:.$Q142];)" office:value-type="float" office:value="1" calcext:value-type="float">
            <text:p>1</text:p>
          </table:table-cell>
          <table:table-cell table:formula="of:=RANK([.O142];[.$M142:.$Q142];)" office:value-type="float" office:value="2" calcext:value-type="float">
            <text:p>2</text:p>
          </table:table-cell>
          <table:table-cell table:formula="of:=RANK([.P142];[.$M142:.$Q142];)" office:value-type="float" office:value="4" calcext:value-type="float">
            <text:p>4</text:p>
          </table:table-cell>
          <table:table-cell table:formula="of:=RANK([.Q142];[.$M142:.$Q142];)" office:value-type="float" office:value="3" calcext:value-type="float">
            <text:p>3</text:p>
          </table:table-cell>
          <table:table-cell table:formula="of:=RANK([.R142];[.$R142:.$V142];)" office:value-type="float" office:value="3" calcext:value-type="float">
            <text:p>3</text:p>
          </table:table-cell>
          <table:table-cell table:formula="of:=RANK([.S142];[.$R142:.$V142];)" office:value-type="float" office:value="4" calcext:value-type="float">
            <text:p>4</text:p>
          </table:table-cell>
          <table:table-cell table:formula="of:=RANK([.T142];[.$R142:.$V142];)" office:value-type="float" office:value="5" calcext:value-type="float">
            <text:p>5</text:p>
          </table:table-cell>
          <table:table-cell table:formula="of:=RANK([.U142];[.$R142:.$V142];)" office:value-type="float" office:value="2" calcext:value-type="float">
            <text:p>2</text:p>
          </table:table-cell>
          <table:table-cell table:formula="of:=RANK([.V142];[.$R142:.$V142];)" office:value-type="float" office:value="1" calcext:value-type="float">
            <text:p>1</text:p>
          </table:table-cell>
          <table:table-cell table:formula="of:=RANK([.W142];[.$W142:.$AA142];)" office:value-type="float" office:value="2" calcext:value-type="float">
            <text:p>2</text:p>
          </table:table-cell>
          <table:table-cell table:formula="of:=RANK([.X142];[.$W142:.$AA142];)" office:value-type="float" office:value="4" calcext:value-type="float">
            <text:p>4</text:p>
          </table:table-cell>
          <table:table-cell table:formula="of:=RANK([.Y142];[.$W142:.$AA142];)" office:value-type="float" office:value="5" calcext:value-type="float">
            <text:p>5</text:p>
          </table:table-cell>
          <table:table-cell table:formula="of:=RANK([.Z142];[.$W142:.$AA142];)" office:value-type="float" office:value="1" calcext:value-type="float">
            <text:p>1</text:p>
          </table:table-cell>
          <table:table-cell table:formula="of:=RANK([.AA142];[.$W142:.$AA142];)" office:value-type="float" office:value="3" calcext:value-type="float">
            <text:p>3</text:p>
          </table:table-cell>
          <table:table-cell/>
          <table:table-cell table:style-name="ce1087"/>
          <table:table-cell table:style-name="ce1088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143]; OFFSET([.$C143]; 0; 0; 1; 5))" office:value-type="float" office:value="4" calcext:value-type="float">
            <text:p>4</text:p>
          </table:table-cell>
          <table:table-cell table:formula="of:=RANK([.D143]; OFFSET([.$C143]; 0; 0; 1; 5))" office:value-type="float" office:value="5" calcext:value-type="float">
            <text:p>5</text:p>
          </table:table-cell>
          <table:table-cell table:formula="of:=RANK([.E143]; OFFSET([.$C143]; 0; 0; 1; 5))" office:value-type="float" office:value="3" calcext:value-type="float">
            <text:p>3</text:p>
          </table:table-cell>
          <table:table-cell table:formula="of:=RANK([.F143]; OFFSET([.$C143]; 0; 0; 1; 5))" office:value-type="float" office:value="2" calcext:value-type="float">
            <text:p>2</text:p>
          </table:table-cell>
          <table:table-cell table:formula="of:=RANK([.G143]; OFFSET([.$C143]; 0; 0; 1; 5))" office:value-type="float" office:value="1" calcext:value-type="float">
            <text:p>1</text:p>
          </table:table-cell>
          <table:table-cell table:formula="of:=RANK([.H143];[.$H143:.$L143];)" office:value-type="float" office:value="2" calcext:value-type="float">
            <text:p>2</text:p>
          </table:table-cell>
          <table:table-cell table:formula="of:=RANK([.I143];[.$H143:.$L143];)" office:value-type="float" office:value="5" calcext:value-type="float">
            <text:p>5</text:p>
          </table:table-cell>
          <table:table-cell table:formula="of:=RANK([.J143];[.$H143:.$L143];)" office:value-type="float" office:value="4" calcext:value-type="float">
            <text:p>4</text:p>
          </table:table-cell>
          <table:table-cell table:formula="of:=RANK([.K143];[.$H143:.$L143];)" office:value-type="float" office:value="1" calcext:value-type="float">
            <text:p>1</text:p>
          </table:table-cell>
          <table:table-cell table:formula="of:=RANK([.L143];[.$H143:.$L143];)" office:value-type="float" office:value="3" calcext:value-type="float">
            <text:p>3</text:p>
          </table:table-cell>
          <table:table-cell table:formula="of:=RANK([.M143];[.$M143:.$Q143];)" office:value-type="float" office:value="1" calcext:value-type="float">
            <text:p>1</text:p>
          </table:table-cell>
          <table:table-cell table:formula="of:=RANK([.N143];[.$M143:.$Q143];)" office:value-type="float" office:value="3" calcext:value-type="float">
            <text:p>3</text:p>
          </table:table-cell>
          <table:table-cell table:formula="of:=RANK([.O143];[.$M143:.$Q143];)" office:value-type="float" office:value="5" calcext:value-type="float">
            <text:p>5</text:p>
          </table:table-cell>
          <table:table-cell table:formula="of:=RANK([.P143];[.$M143:.$Q143];)" office:value-type="float" office:value="2" calcext:value-type="float">
            <text:p>2</text:p>
          </table:table-cell>
          <table:table-cell table:formula="of:=RANK([.Q143];[.$M143:.$Q143];)" office:value-type="float" office:value="4" calcext:value-type="float">
            <text:p>4</text:p>
          </table:table-cell>
          <table:table-cell table:formula="of:=RANK([.R143];[.$R143:.$V143];)" office:value-type="float" office:value="2" calcext:value-type="float">
            <text:p>2</text:p>
          </table:table-cell>
          <table:table-cell table:formula="of:=RANK([.S143];[.$R143:.$V143];)" office:value-type="float" office:value="3" calcext:value-type="float">
            <text:p>3</text:p>
          </table:table-cell>
          <table:table-cell table:formula="of:=RANK([.T143];[.$R143:.$V143];)" office:value-type="float" office:value="5" calcext:value-type="float">
            <text:p>5</text:p>
          </table:table-cell>
          <table:table-cell table:formula="of:=RANK([.U143];[.$R143:.$V143];)" office:value-type="float" office:value="1" calcext:value-type="float">
            <text:p>1</text:p>
          </table:table-cell>
          <table:table-cell table:formula="of:=RANK([.V143];[.$R143:.$V143];)" office:value-type="float" office:value="4" calcext:value-type="float">
            <text:p>4</text:p>
          </table:table-cell>
          <table:table-cell table:formula="of:=RANK([.W143];[.$W143:.$AA143];)" office:value-type="float" office:value="5" calcext:value-type="float">
            <text:p>5</text:p>
          </table:table-cell>
          <table:table-cell table:formula="of:=RANK([.X143];[.$W143:.$AA143];)" office:value-type="float" office:value="1" calcext:value-type="float">
            <text:p>1</text:p>
          </table:table-cell>
          <table:table-cell table:formula="of:=RANK([.Y143];[.$W143:.$AA143];)" office:value-type="float" office:value="3" calcext:value-type="float">
            <text:p>3</text:p>
          </table:table-cell>
          <table:table-cell table:formula="of:=RANK([.Z143];[.$W143:.$AA143];)" office:value-type="float" office:value="4" calcext:value-type="float">
            <text:p>4</text:p>
          </table:table-cell>
          <table:table-cell table:formula="of:=RANK([.AA143];[.$W143:.$AA143];)" office:value-type="float" office:value="2" calcext:value-type="float">
            <text:p>2</text:p>
          </table:table-cell>
          <table:table-cell/>
          <table:table-cell table:style-name="ce1087"/>
          <table:table-cell table:style-name="ce1088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44]; OFFSET([.$C144]; 0; 0; 1; 5))" office:value-type="float" office:value="1" calcext:value-type="float">
            <text:p>1</text:p>
          </table:table-cell>
          <table:table-cell table:formula="of:=RANK([.D144]; OFFSET([.$C144]; 0; 0; 1; 5))" office:value-type="float" office:value="5" calcext:value-type="float">
            <text:p>5</text:p>
          </table:table-cell>
          <table:table-cell table:formula="of:=RANK([.E144]; OFFSET([.$C144]; 0; 0; 1; 5))" office:value-type="float" office:value="4" calcext:value-type="float">
            <text:p>4</text:p>
          </table:table-cell>
          <table:table-cell table:formula="of:=RANK([.F144]; OFFSET([.$C144]; 0; 0; 1; 5))" office:value-type="float" office:value="3" calcext:value-type="float">
            <text:p>3</text:p>
          </table:table-cell>
          <table:table-cell table:formula="of:=RANK([.G144]; OFFSET([.$C144]; 0; 0; 1; 5))" office:value-type="float" office:value="1" calcext:value-type="float">
            <text:p>1</text:p>
          </table:table-cell>
          <table:table-cell table:formula="of:=RANK([.H144];[.$H144:.$L144];)" office:value-type="float" office:value="1" calcext:value-type="float">
            <text:p>1</text:p>
          </table:table-cell>
          <table:table-cell table:formula="of:=RANK([.I144];[.$H144:.$L144];)" office:value-type="float" office:value="5" calcext:value-type="float">
            <text:p>5</text:p>
          </table:table-cell>
          <table:table-cell table:formula="of:=RANK([.J144];[.$H144:.$L144];)" office:value-type="float" office:value="4" calcext:value-type="float">
            <text:p>4</text:p>
          </table:table-cell>
          <table:table-cell table:formula="of:=RANK([.K144];[.$H144:.$L144];)" office:value-type="float" office:value="3" calcext:value-type="float">
            <text:p>3</text:p>
          </table:table-cell>
          <table:table-cell table:formula="of:=RANK([.L144];[.$H144:.$L144];)" office:value-type="float" office:value="1" calcext:value-type="float">
            <text:p>1</text:p>
          </table:table-cell>
          <table:table-cell table:formula="of:=RANK([.M144];[.$M144:.$Q144];)" office:value-type="float" office:value="1" calcext:value-type="float">
            <text:p>1</text:p>
          </table:table-cell>
          <table:table-cell table:formula="of:=RANK([.N144];[.$M144:.$Q144];)" office:value-type="float" office:value="4" calcext:value-type="float">
            <text:p>4</text:p>
          </table:table-cell>
          <table:table-cell table:formula="of:=RANK([.O144];[.$M144:.$Q144];)" office:value-type="float" office:value="5" calcext:value-type="float">
            <text:p>5</text:p>
          </table:table-cell>
          <table:table-cell table:formula="of:=RANK([.P144];[.$M144:.$Q144];)" office:value-type="float" office:value="3" calcext:value-type="float">
            <text:p>3</text:p>
          </table:table-cell>
          <table:table-cell table:formula="of:=RANK([.Q144];[.$M144:.$Q144];)" office:value-type="float" office:value="1" calcext:value-type="float">
            <text:p>1</text:p>
          </table:table-cell>
          <table:table-cell table:formula="of:=RANK([.R144];[.$R144:.$V144];)" office:value-type="float" office:value="1" calcext:value-type="float">
            <text:p>1</text:p>
          </table:table-cell>
          <table:table-cell table:formula="of:=RANK([.S144];[.$R144:.$V144];)" office:value-type="float" office:value="4" calcext:value-type="float">
            <text:p>4</text:p>
          </table:table-cell>
          <table:table-cell table:formula="of:=RANK([.T144];[.$R144:.$V144];)" office:value-type="float" office:value="5" calcext:value-type="float">
            <text:p>5</text:p>
          </table:table-cell>
          <table:table-cell table:formula="of:=RANK([.U144];[.$R144:.$V144];)" office:value-type="float" office:value="3" calcext:value-type="float">
            <text:p>3</text:p>
          </table:table-cell>
          <table:table-cell table:formula="of:=RANK([.V144];[.$R144:.$V144];)" office:value-type="float" office:value="1" calcext:value-type="float">
            <text:p>1</text:p>
          </table:table-cell>
          <table:table-cell table:formula="of:=RANK([.W144];[.$W144:.$AA144];)" office:value-type="float" office:value="3" calcext:value-type="float">
            <text:p>3</text:p>
          </table:table-cell>
          <table:table-cell table:formula="of:=RANK([.X144];[.$W144:.$AA144];)" office:value-type="float" office:value="1" calcext:value-type="float">
            <text:p>1</text:p>
          </table:table-cell>
          <table:table-cell table:formula="of:=RANK([.Y144];[.$W144:.$AA144];)" office:value-type="float" office:value="2" calcext:value-type="float">
            <text:p>2</text:p>
          </table:table-cell>
          <table:table-cell table:formula="of:=RANK([.Z144];[.$W144:.$AA144];)" office:value-type="float" office:value="5" calcext:value-type="float">
            <text:p>5</text:p>
          </table:table-cell>
          <table:table-cell table:formula="of:=RANK([.AA144];[.$W144:.$AA144];)" office:value-type="float" office:value="4" calcext:value-type="float">
            <text:p>4</text:p>
          </table:table-cell>
          <table:table-cell/>
          <table:table-cell table:style-name="ce1087"/>
          <table:table-cell table:style-name="ce1088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145]; OFFSET([.$C145]; 0; 0; 1; 5))" office:value-type="float" office:value="2" calcext:value-type="float">
            <text:p>2</text:p>
          </table:table-cell>
          <table:table-cell table:formula="of:=RANK([.D145]; OFFSET([.$C145]; 0; 0; 1; 5))" office:value-type="float" office:value="5" calcext:value-type="float">
            <text:p>5</text:p>
          </table:table-cell>
          <table:table-cell table:formula="of:=RANK([.E145]; OFFSET([.$C145]; 0; 0; 1; 5))" office:value-type="float" office:value="4" calcext:value-type="float">
            <text:p>4</text:p>
          </table:table-cell>
          <table:table-cell table:formula="of:=RANK([.F145]; OFFSET([.$C145]; 0; 0; 1; 5))" office:value-type="float" office:value="1" calcext:value-type="float">
            <text:p>1</text:p>
          </table:table-cell>
          <table:table-cell table:formula="of:=RANK([.G145]; OFFSET([.$C145]; 0; 0; 1; 5))" office:value-type="float" office:value="3" calcext:value-type="float">
            <text:p>3</text:p>
          </table:table-cell>
          <table:table-cell table:formula="of:=RANK([.H145];[.$H145:.$L145];)" office:value-type="float" office:value="2" calcext:value-type="float">
            <text:p>2</text:p>
          </table:table-cell>
          <table:table-cell table:formula="of:=RANK([.I145];[.$H145:.$L145];)" office:value-type="float" office:value="5" calcext:value-type="float">
            <text:p>5</text:p>
          </table:table-cell>
          <table:table-cell table:formula="of:=RANK([.J145];[.$H145:.$L145];)" office:value-type="float" office:value="4" calcext:value-type="float">
            <text:p>4</text:p>
          </table:table-cell>
          <table:table-cell table:formula="of:=RANK([.K145];[.$H145:.$L145];)" office:value-type="float" office:value="1" calcext:value-type="float">
            <text:p>1</text:p>
          </table:table-cell>
          <table:table-cell table:formula="of:=RANK([.L145];[.$H145:.$L145];)" office:value-type="float" office:value="3" calcext:value-type="float">
            <text:p>3</text:p>
          </table:table-cell>
          <table:table-cell table:formula="of:=RANK([.M145];[.$M145:.$Q145];)" office:value-type="float" office:value="1" calcext:value-type="float">
            <text:p>1</text:p>
          </table:table-cell>
          <table:table-cell table:formula="of:=RANK([.N145];[.$M145:.$Q145];)" office:value-type="float" office:value="4" calcext:value-type="float">
            <text:p>4</text:p>
          </table:table-cell>
          <table:table-cell table:formula="of:=RANK([.O145];[.$M145:.$Q145];)" office:value-type="float" office:value="5" calcext:value-type="float">
            <text:p>5</text:p>
          </table:table-cell>
          <table:table-cell table:formula="of:=RANK([.P145];[.$M145:.$Q145];)" office:value-type="float" office:value="2" calcext:value-type="float">
            <text:p>2</text:p>
          </table:table-cell>
          <table:table-cell table:formula="of:=RANK([.Q145];[.$M145:.$Q145];)" office:value-type="float" office:value="3" calcext:value-type="float">
            <text:p>3</text:p>
          </table:table-cell>
          <table:table-cell table:formula="of:=RANK([.R145];[.$R145:.$V145];)" office:value-type="float" office:value="1" calcext:value-type="float">
            <text:p>1</text:p>
          </table:table-cell>
          <table:table-cell table:formula="of:=RANK([.S145];[.$R145:.$V145];)" office:value-type="float" office:value="3" calcext:value-type="float">
            <text:p>3</text:p>
          </table:table-cell>
          <table:table-cell table:formula="of:=RANK([.T145];[.$R145:.$V145];)" office:value-type="float" office:value="5" calcext:value-type="float">
            <text:p>5</text:p>
          </table:table-cell>
          <table:table-cell table:formula="of:=RANK([.U145];[.$R145:.$V145];)" office:value-type="float" office:value="2" calcext:value-type="float">
            <text:p>2</text:p>
          </table:table-cell>
          <table:table-cell table:formula="of:=RANK([.V145];[.$R145:.$V145];)" office:value-type="float" office:value="4" calcext:value-type="float">
            <text:p>4</text:p>
          </table:table-cell>
          <table:table-cell table:formula="of:=RANK([.W145];[.$W145:.$AA145];)" office:value-type="float" office:value="5" calcext:value-type="float">
            <text:p>5</text:p>
          </table:table-cell>
          <table:table-cell table:formula="of:=RANK([.X145];[.$W145:.$AA145];)" office:value-type="float" office:value="2" calcext:value-type="float">
            <text:p>2</text:p>
          </table:table-cell>
          <table:table-cell table:formula="of:=RANK([.Y145];[.$W145:.$AA145];)" office:value-type="float" office:value="4" calcext:value-type="float">
            <text:p>4</text:p>
          </table:table-cell>
          <table:table-cell table:formula="of:=RANK([.Z145];[.$W145:.$AA145];)" office:value-type="float" office:value="3" calcext:value-type="float">
            <text:p>3</text:p>
          </table:table-cell>
          <table:table-cell table:formula="of:=RANK([.AA145];[.$W145:.$AA145];)" office:value-type="float" office:value="1" calcext:value-type="float">
            <text:p>1</text:p>
          </table:table-cell>
          <table:table-cell/>
          <table:table-cell table:style-name="ce1087"/>
          <table:table-cell table:style-name="ce1088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46]; OFFSET([.$C146]; 0; 0; 1; 5))" office:value-type="float" office:value="2" calcext:value-type="float">
            <text:p>2</text:p>
          </table:table-cell>
          <table:table-cell table:formula="of:=RANK([.D146]; OFFSET([.$C146]; 0; 0; 1; 5))" office:value-type="float" office:value="5" calcext:value-type="float">
            <text:p>5</text:p>
          </table:table-cell>
          <table:table-cell table:formula="of:=RANK([.E146]; OFFSET([.$C146]; 0; 0; 1; 5))" office:value-type="float" office:value="4" calcext:value-type="float">
            <text:p>4</text:p>
          </table:table-cell>
          <table:table-cell table:formula="of:=RANK([.F146]; OFFSET([.$C146]; 0; 0; 1; 5))" office:value-type="float" office:value="1" calcext:value-type="float">
            <text:p>1</text:p>
          </table:table-cell>
          <table:table-cell table:formula="of:=RANK([.G146]; OFFSET([.$C146]; 0; 0; 1; 5))" office:value-type="float" office:value="3" calcext:value-type="float">
            <text:p>3</text:p>
          </table:table-cell>
          <table:table-cell table:formula="of:=RANK([.H146];[.$H146:.$L146];)" office:value-type="float" office:value="1" calcext:value-type="float">
            <text:p>1</text:p>
          </table:table-cell>
          <table:table-cell table:formula="of:=RANK([.I146];[.$H146:.$L146];)" office:value-type="float" office:value="5" calcext:value-type="float">
            <text:p>5</text:p>
          </table:table-cell>
          <table:table-cell table:formula="of:=RANK([.J146];[.$H146:.$L146];)" office:value-type="float" office:value="4" calcext:value-type="float">
            <text:p>4</text:p>
          </table:table-cell>
          <table:table-cell table:formula="of:=RANK([.K146];[.$H146:.$L146];)" office:value-type="float" office:value="3" calcext:value-type="float">
            <text:p>3</text:p>
          </table:table-cell>
          <table:table-cell table:formula="of:=RANK([.L146];[.$H146:.$L146];)" office:value-type="float" office:value="2" calcext:value-type="float">
            <text:p>2</text:p>
          </table:table-cell>
          <table:table-cell table:formula="of:=RANK([.M146];[.$M146:.$Q146];)" office:value-type="float" office:value="2" calcext:value-type="float">
            <text:p>2</text:p>
          </table:table-cell>
          <table:table-cell table:formula="of:=RANK([.N146];[.$M146:.$Q146];)" office:value-type="float" office:value="3" calcext:value-type="float">
            <text:p>3</text:p>
          </table:table-cell>
          <table:table-cell table:formula="of:=RANK([.O146];[.$M146:.$Q146];)" office:value-type="float" office:value="5" calcext:value-type="float">
            <text:p>5</text:p>
          </table:table-cell>
          <table:table-cell table:formula="of:=RANK([.P146];[.$M146:.$Q146];)" office:value-type="float" office:value="1" calcext:value-type="float">
            <text:p>1</text:p>
          </table:table-cell>
          <table:table-cell table:formula="of:=RANK([.Q146];[.$M146:.$Q146];)" office:value-type="float" office:value="4" calcext:value-type="float">
            <text:p>4</text:p>
          </table:table-cell>
          <table:table-cell table:formula="of:=RANK([.R146];[.$R146:.$V146];)" office:value-type="float" office:value="2" calcext:value-type="float">
            <text:p>2</text:p>
          </table:table-cell>
          <table:table-cell table:formula="of:=RANK([.S146];[.$R146:.$V146];)" office:value-type="float" office:value="4" calcext:value-type="float">
            <text:p>4</text:p>
          </table:table-cell>
          <table:table-cell table:formula="of:=RANK([.T146];[.$R146:.$V146];)" office:value-type="float" office:value="5" calcext:value-type="float">
            <text:p>5</text:p>
          </table:table-cell>
          <table:table-cell table:formula="of:=RANK([.U146];[.$R146:.$V146];)" office:value-type="float" office:value="1" calcext:value-type="float">
            <text:p>1</text:p>
          </table:table-cell>
          <table:table-cell table:formula="of:=RANK([.V146];[.$R146:.$V146];)" office:value-type="float" office:value="3" calcext:value-type="float">
            <text:p>3</text:p>
          </table:table-cell>
          <table:table-cell table:formula="of:=RANK([.W146];[.$W146:.$AA146];)" office:value-type="float" office:value="3" calcext:value-type="float">
            <text:p>3</text:p>
          </table:table-cell>
          <table:table-cell table:formula="of:=RANK([.X146];[.$W146:.$AA146];)" office:value-type="float" office:value="2" calcext:value-type="float">
            <text:p>2</text:p>
          </table:table-cell>
          <table:table-cell table:formula="of:=RANK([.Y146];[.$W146:.$AA146];)" office:value-type="float" office:value="5" calcext:value-type="float">
            <text:p>5</text:p>
          </table:table-cell>
          <table:table-cell table:formula="of:=RANK([.Z146];[.$W146:.$AA146];)" office:value-type="float" office:value="4" calcext:value-type="float">
            <text:p>4</text:p>
          </table:table-cell>
          <table:table-cell table:formula="of:=RANK([.AA146];[.$W146:.$AA146];)" office:value-type="float" office:value="1" calcext:value-type="float">
            <text:p>1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147]; OFFSET([.$C147]; 0; 0; 1; 5))" office:value-type="float" office:value="2" calcext:value-type="float">
            <text:p>2</text:p>
          </table:table-cell>
          <table:table-cell table:formula="of:=RANK([.D147]; OFFSET([.$C147]; 0; 0; 1; 5))" office:value-type="float" office:value="5" calcext:value-type="float">
            <text:p>5</text:p>
          </table:table-cell>
          <table:table-cell table:formula="of:=RANK([.E147]; OFFSET([.$C147]; 0; 0; 1; 5))" office:value-type="float" office:value="4" calcext:value-type="float">
            <text:p>4</text:p>
          </table:table-cell>
          <table:table-cell table:formula="of:=RANK([.F147]; OFFSET([.$C147]; 0; 0; 1; 5))" office:value-type="float" office:value="1" calcext:value-type="float">
            <text:p>1</text:p>
          </table:table-cell>
          <table:table-cell table:formula="of:=RANK([.G147]; OFFSET([.$C147]; 0; 0; 1; 5))" office:value-type="float" office:value="3" calcext:value-type="float">
            <text:p>3</text:p>
          </table:table-cell>
          <table:table-cell table:formula="of:=RANK([.H147];[.$H147:.$L147];)" office:value-type="float" office:value="3" calcext:value-type="float">
            <text:p>3</text:p>
          </table:table-cell>
          <table:table-cell table:formula="of:=RANK([.I147];[.$H147:.$L147];)" office:value-type="float" office:value="5" calcext:value-type="float">
            <text:p>5</text:p>
          </table:table-cell>
          <table:table-cell table:formula="of:=RANK([.J147];[.$H147:.$L147];)" office:value-type="float" office:value="4" calcext:value-type="float">
            <text:p>4</text:p>
          </table:table-cell>
          <table:table-cell table:formula="of:=RANK([.K147];[.$H147:.$L147];)" office:value-type="float" office:value="1" calcext:value-type="float">
            <text:p>1</text:p>
          </table:table-cell>
          <table:table-cell table:formula="of:=RANK([.L147];[.$H147:.$L147];)" office:value-type="float" office:value="2" calcext:value-type="float">
            <text:p>2</text:p>
          </table:table-cell>
          <table:table-cell table:formula="of:=RANK([.M147];[.$M147:.$Q147];)" office:value-type="float" office:value="1" calcext:value-type="float">
            <text:p>1</text:p>
          </table:table-cell>
          <table:table-cell table:formula="of:=RANK([.N147];[.$M147:.$Q147];)" office:value-type="float" office:value="4" calcext:value-type="float">
            <text:p>4</text:p>
          </table:table-cell>
          <table:table-cell table:formula="of:=RANK([.O147];[.$M147:.$Q147];)" office:value-type="float" office:value="5" calcext:value-type="float">
            <text:p>5</text:p>
          </table:table-cell>
          <table:table-cell table:formula="of:=RANK([.P147];[.$M147:.$Q147];)" office:value-type="float" office:value="2" calcext:value-type="float">
            <text:p>2</text:p>
          </table:table-cell>
          <table:table-cell table:formula="of:=RANK([.Q147];[.$M147:.$Q147];)" office:value-type="float" office:value="3" calcext:value-type="float">
            <text:p>3</text:p>
          </table:table-cell>
          <table:table-cell table:formula="of:=RANK([.R147];[.$R147:.$V147];)" office:value-type="float" office:value="2" calcext:value-type="float">
            <text:p>2</text:p>
          </table:table-cell>
          <table:table-cell table:formula="of:=RANK([.S147];[.$R147:.$V147];)" office:value-type="float" office:value="3" calcext:value-type="float">
            <text:p>3</text:p>
          </table:table-cell>
          <table:table-cell table:formula="of:=RANK([.T147];[.$R147:.$V147];)" office:value-type="float" office:value="5" calcext:value-type="float">
            <text:p>5</text:p>
          </table:table-cell>
          <table:table-cell table:formula="of:=RANK([.U147];[.$R147:.$V147];)" office:value-type="float" office:value="1" calcext:value-type="float">
            <text:p>1</text:p>
          </table:table-cell>
          <table:table-cell table:formula="of:=RANK([.V147];[.$R147:.$V147];)" office:value-type="float" office:value="4" calcext:value-type="float">
            <text:p>4</text:p>
          </table:table-cell>
          <table:table-cell table:formula="of:=RANK([.W147];[.$W147:.$AA147];)" office:value-type="float" office:value="4" calcext:value-type="float">
            <text:p>4</text:p>
          </table:table-cell>
          <table:table-cell table:formula="of:=RANK([.X147];[.$W147:.$AA147];)" office:value-type="float" office:value="2" calcext:value-type="float">
            <text:p>2</text:p>
          </table:table-cell>
          <table:table-cell table:formula="of:=RANK([.Y147];[.$W147:.$AA147];)" office:value-type="float" office:value="5" calcext:value-type="float">
            <text:p>5</text:p>
          </table:table-cell>
          <table:table-cell table:formula="of:=RANK([.Z147];[.$W147:.$AA147];)" office:value-type="float" office:value="1" calcext:value-type="float">
            <text:p>1</text:p>
          </table:table-cell>
          <table:table-cell table:formula="of:=RANK([.AA147];[.$W147:.$AA147];)" office:value-type="float" office:value="3" calcext:value-type="float">
            <text:p>3</text:p>
          </table:table-cell>
          <table:table-cell/>
          <table:table-cell table:style-name="ce1087"/>
          <table:table-cell table:style-name="ce1088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48]; OFFSET([.$C148]; 0; 0; 1; 5))" office:value-type="float" office:value="2" calcext:value-type="float">
            <text:p>2</text:p>
          </table:table-cell>
          <table:table-cell table:formula="of:=RANK([.D148]; OFFSET([.$C148]; 0; 0; 1; 5))" office:value-type="float" office:value="5" calcext:value-type="float">
            <text:p>5</text:p>
          </table:table-cell>
          <table:table-cell table:formula="of:=RANK([.E148]; OFFSET([.$C148]; 0; 0; 1; 5))" office:value-type="float" office:value="4" calcext:value-type="float">
            <text:p>4</text:p>
          </table:table-cell>
          <table:table-cell table:formula="of:=RANK([.F148]; OFFSET([.$C148]; 0; 0; 1; 5))" office:value-type="float" office:value="3" calcext:value-type="float">
            <text:p>3</text:p>
          </table:table-cell>
          <table:table-cell table:formula="of:=RANK([.G148]; OFFSET([.$C148]; 0; 0; 1; 5))" office:value-type="float" office:value="1" calcext:value-type="float">
            <text:p>1</text:p>
          </table:table-cell>
          <table:table-cell table:formula="of:=RANK([.H148];[.$H148:.$L148];)" office:value-type="float" office:value="2" calcext:value-type="float">
            <text:p>2</text:p>
          </table:table-cell>
          <table:table-cell table:formula="of:=RANK([.I148];[.$H148:.$L148];)" office:value-type="float" office:value="4" calcext:value-type="float">
            <text:p>4</text:p>
          </table:table-cell>
          <table:table-cell table:formula="of:=RANK([.J148];[.$H148:.$L148];)" office:value-type="float" office:value="5" calcext:value-type="float">
            <text:p>5</text:p>
          </table:table-cell>
          <table:table-cell table:formula="of:=RANK([.K148];[.$H148:.$L148];)" office:value-type="float" office:value="1" calcext:value-type="float">
            <text:p>1</text:p>
          </table:table-cell>
          <table:table-cell table:formula="of:=RANK([.L148];[.$H148:.$L148];)" office:value-type="float" office:value="3" calcext:value-type="float">
            <text:p>3</text:p>
          </table:table-cell>
          <table:table-cell table:formula="of:=RANK([.M148];[.$M148:.$Q148];)" office:value-type="float" office:value="2" calcext:value-type="float">
            <text:p>2</text:p>
          </table:table-cell>
          <table:table-cell table:formula="of:=RANK([.N148];[.$M148:.$Q148];)" office:value-type="float" office:value="4" calcext:value-type="float">
            <text:p>4</text:p>
          </table:table-cell>
          <table:table-cell table:formula="of:=RANK([.O148];[.$M148:.$Q148];)" office:value-type="float" office:value="5" calcext:value-type="float">
            <text:p>5</text:p>
          </table:table-cell>
          <table:table-cell table:formula="of:=RANK([.P148];[.$M148:.$Q148];)" office:value-type="float" office:value="1" calcext:value-type="float">
            <text:p>1</text:p>
          </table:table-cell>
          <table:table-cell table:formula="of:=RANK([.Q148];[.$M148:.$Q148];)" office:value-type="float" office:value="3" calcext:value-type="float">
            <text:p>3</text:p>
          </table:table-cell>
          <table:table-cell table:formula="of:=RANK([.R148];[.$R148:.$V148];)" office:value-type="float" office:value="2" calcext:value-type="float">
            <text:p>2</text:p>
          </table:table-cell>
          <table:table-cell table:formula="of:=RANK([.S148];[.$R148:.$V148];)" office:value-type="float" office:value="4" calcext:value-type="float">
            <text:p>4</text:p>
          </table:table-cell>
          <table:table-cell table:formula="of:=RANK([.T148];[.$R148:.$V148];)" office:value-type="float" office:value="5" calcext:value-type="float">
            <text:p>5</text:p>
          </table:table-cell>
          <table:table-cell table:formula="of:=RANK([.U148];[.$R148:.$V148];)" office:value-type="float" office:value="3" calcext:value-type="float">
            <text:p>3</text:p>
          </table:table-cell>
          <table:table-cell table:formula="of:=RANK([.V148];[.$R148:.$V148];)" office:value-type="float" office:value="1" calcext:value-type="float">
            <text:p>1</text:p>
          </table:table-cell>
          <table:table-cell table:formula="of:=RANK([.W148];[.$W148:.$AA148];)" office:value-type="float" office:value="3" calcext:value-type="float">
            <text:p>3</text:p>
          </table:table-cell>
          <table:table-cell table:formula="of:=RANK([.X148];[.$W148:.$AA148];)" office:value-type="float" office:value="2" calcext:value-type="float">
            <text:p>2</text:p>
          </table:table-cell>
          <table:table-cell table:formula="of:=RANK([.Y148];[.$W148:.$AA148];)" office:value-type="float" office:value="4" calcext:value-type="float">
            <text:p>4</text:p>
          </table:table-cell>
          <table:table-cell table:formula="of:=RANK([.Z148];[.$W148:.$AA148];)" office:value-type="float" office:value="1" calcext:value-type="float">
            <text:p>1</text:p>
          </table:table-cell>
          <table:table-cell table:formula="of:=RANK([.AA148];[.$W148:.$AA148];)" office:value-type="float" office:value="5" calcext:value-type="float">
            <text:p>5</text:p>
          </table:table-cell>
          <table:table-cell/>
          <table:table-cell table:style-name="ce1087"/>
          <table:table-cell table:style-name="ce1088" table:number-columns-repeated="3"/>
          <table:table-cell table:number-columns-repeated="16352"/>
        </table:table-row>
        <table:table-row table:style-name="ro1">
          <table:table-cell table:number-columns-repeated="28"/>
          <table:table-cell table:style-name="ce1087"/>
          <table:table-cell table:style-name="ce1088" table:number-columns-repeated="3"/>
          <table:table-cell table:number-columns-repeated="16352"/>
        </table:table-row>
        <table:table-row table:style-name="ro1">
          <table:table-cell office:value-type="float" office:value="657492" calcext:value-type="float">
            <text:p>657492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333766077491848" calcext:value-type="float">
            <text:p>-0,333766077491848</text:p>
          </table:table-cell>
          <table:table-cell table:style-name="ce517" office:value-type="float" office:value="0.070943135623813" calcext:value-type="float">
            <text:p>0,070943135623813</text:p>
          </table:table-cell>
          <table:table-cell table:style-name="ce553" office:value-type="float" office:value="0.0629683857596528" calcext:value-type="float">
            <text:p>0,0629683857596528</text:p>
          </table:table-cell>
          <table:table-cell table:style-name="ce694" office:value-type="float" office:value="0.10600737085128" calcext:value-type="float">
            <text:p>0,10600737085128</text:p>
          </table:table-cell>
          <table:table-cell table:style-name="ce736" office:value-type="float" office:value="0.0363161289502853" calcext:value-type="float">
            <text:p>0,0363161289502853</text:p>
          </table:table-cell>
          <table:table-cell table:style-name="ce494" office:value-type="float" office:value="-0.337599643155199" calcext:value-type="float">
            <text:p>-0,337599643155199</text:p>
          </table:table-cell>
          <table:table-cell table:style-name="ce570" office:value-type="float" office:value="0.0990624601735713" calcext:value-type="float">
            <text:p>0,0990624601735713</text:p>
          </table:table-cell>
          <table:table-cell table:style-name="ce577" office:value-type="float" office:value="0.0664458997792331" calcext:value-type="float">
            <text:p>0,0664458997792331</text:p>
          </table:table-cell>
          <table:table-cell table:style-name="ce564" office:value-type="float" office:value="0.200508082452527" calcext:value-type="float">
            <text:p>0,200508082452527</text:p>
          </table:table-cell>
          <table:table-cell table:style-name="ce533" office:value-type="float" office:value="0.156028385195052" calcext:value-type="float">
            <text:p>0,156028385195052</text:p>
          </table:table-cell>
          <table:table-cell table:style-name="ce494" office:value-type="float" office:value="-0.478309075372697" calcext:value-type="float">
            <text:p>-0,478309075372697</text:p>
          </table:table-cell>
          <table:table-cell table:style-name="ce862" office:value-type="float" office:value="0.0624063266803887" calcext:value-type="float">
            <text:p>0,0624063266803887</text:p>
          </table:table-cell>
          <table:table-cell table:style-name="ce966" office:value-type="float" office:value="0.0638024292184162" calcext:value-type="float">
            <text:p>0,0638024292184162</text:p>
          </table:table-cell>
          <table:table-cell table:style-name="ce538" office:value-type="float" office:value="0.119342321626172" calcext:value-type="float">
            <text:p>0,119342321626172</text:p>
          </table:table-cell>
          <table:table-cell table:style-name="ce721" office:value-type="float" office:value="0.0768508272586576" calcext:value-type="float">
            <text:p>0,0768508272586576</text:p>
          </table:table-cell>
          <table:table-cell table:style-name="ce494" office:value-type="float" office:value="0.00842331536290128" calcext:value-type="float">
            <text:p>0,00842331536290128</text:p>
          </table:table-cell>
          <table:table-cell table:style-name="ce1016" office:value-type="float" office:value="0.134721098132273" calcext:value-type="float">
            <text:p>0,134721098132273</text:p>
          </table:table-cell>
          <table:table-cell table:style-name="ce1032" office:value-type="float" office:value="0.0764877554137269" calcext:value-type="float">
            <text:p>0,0764877554137269</text:p>
          </table:table-cell>
          <table:table-cell table:style-name="ce863" office:value-type="float" office:value="0.213984590934577" calcext:value-type="float">
            <text:p>0,213984590934577</text:p>
          </table:table-cell>
          <table:table-cell table:style-name="ce725" office:value-type="float" office:value="0.203730120058001" calcext:value-type="float">
            <text:p>0,203730120058001</text:p>
          </table:table-cell>
          <table:table-cell table:style-name="ce494" office:value-type="float" office:value="-0.00702391813940887" calcext:value-type="float">
            <text:p>-0,00702391813940887</text:p>
          </table:table-cell>
          <table:table-cell table:style-name="ce1045" office:value-type="float" office:value="0.353946736485168" calcext:value-type="float">
            <text:p>0,353946736485168</text:p>
          </table:table-cell>
          <table:table-cell table:style-name="ce851" office:value-type="float" office:value="0.110090933898581" calcext:value-type="float">
            <text:p>0,110090933898581</text:p>
          </table:table-cell>
          <table:table-cell table:style-name="ce538" office:value-type="float" office:value="0.718110230329387" calcext:value-type="float">
            <text:p>0,718110230329387</text:p>
          </table:table-cell>
          <table:table-cell table:style-name="ce1081" office:value-type="float" office:value="0.445054551282379" calcext:value-type="float">
            <text:p>0,445054551282379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38" office:value-type="float" office:value="0.148943588547751" calcext:value-type="float">
            <text:p>0,148943588547751</text:p>
          </table:table-cell>
          <table:table-cell table:style-name="ce606" office:value-type="float" office:value="0.0719521245944425" calcext:value-type="float">
            <text:p>0,0719521245944425</text:p>
          </table:table-cell>
          <table:table-cell table:style-name="ce553" office:value-type="float" office:value="0.0629683857596528" calcext:value-type="float">
            <text:p>0,0629683857596528</text:p>
          </table:table-cell>
          <table:table-cell table:style-name="ce558" office:value-type="float" office:value="0.111736186006743" calcext:value-type="float">
            <text:p>0,111736186006743</text:p>
          </table:table-cell>
          <table:table-cell table:style-name="ce528" office:value-type="float" office:value="0.133627509673215" calcext:value-type="float">
            <text:p>0,133627509673215</text:p>
          </table:table-cell>
          <table:table-cell table:style-name="ce535" office:value-type="float" office:value="0.204160551382774" calcext:value-type="float">
            <text:p>0,204160551382774</text:p>
          </table:table-cell>
          <table:table-cell table:style-name="ce738" office:value-type="float" office:value="0.104679271345938" calcext:value-type="float">
            <text:p>0,104679271345938</text:p>
          </table:table-cell>
          <table:table-cell table:style-name="ce577" office:value-type="float" office:value="0.0664458997792331" calcext:value-type="float">
            <text:p>0,0664458997792331</text:p>
          </table:table-cell>
          <table:table-cell table:style-name="ce538" office:value-type="float" office:value="0.212466288855178" calcext:value-type="float">
            <text:p>0,212466288855178</text:p>
          </table:table-cell>
          <table:table-cell table:style-name="ce820" office:value-type="float" office:value="0.211452642008198" calcext:value-type="float">
            <text:p>0,211452642008198</text:p>
          </table:table-cell>
          <table:table-cell table:style-name="ce877" office:value-type="float" office:value="0.11336678547119" calcext:value-type="float">
            <text:p>0,11336678547119</text:p>
          </table:table-cell>
          <table:table-cell table:style-name="ce879" office:value-type="float" office:value="0.0661654821524316" calcext:value-type="float">
            <text:p>0,0661654821524316</text:p>
          </table:table-cell>
          <table:table-cell table:style-name="ce966" office:value-type="float" office:value="0.0638024292184162" calcext:value-type="float">
            <text:p>0,0638024292184162</text:p>
          </table:table-cell>
          <table:table-cell table:style-name="ce921" office:value-type="float" office:value="0.112139084406621" calcext:value-type="float">
            <text:p>0,112139084406621</text:p>
          </table:table-cell>
          <table:table-cell table:style-name="ce742" office:value-type="float" office:value="0.0958856260650714" calcext:value-type="float">
            <text:p>0,0958856260650714</text:p>
          </table:table-cell>
          <table:table-cell table:style-name="ce853" office:value-type="float" office:value="0.237753249240438" calcext:value-type="float">
            <text:p>0,237753249240438</text:p>
          </table:table-cell>
          <table:table-cell table:style-name="ce1016" office:value-type="float" office:value="0.134818067124014" calcext:value-type="float">
            <text:p>0,134818067124014</text:p>
          </table:table-cell>
          <table:table-cell table:style-name="ce1032" office:value-type="float" office:value="0.0764877554137269" calcext:value-type="float">
            <text:p>0,0764877554137269</text:p>
          </table:table-cell>
          <table:table-cell table:style-name="ce562" office:value-type="float" office:value="0.219716150982105" calcext:value-type="float">
            <text:p>0,219716150982105</text:p>
          </table:table-cell>
          <table:table-cell table:style-name="ce538" office:value-type="float" office:value="0.239683105334992" calcext:value-type="float">
            <text:p>0,239683105334992</text:p>
          </table:table-cell>
          <table:table-cell table:style-name="ce887" office:value-type="float" office:value="0.658537363306776" calcext:value-type="float">
            <text:p>0,658537363306776</text:p>
          </table:table-cell>
          <table:table-cell table:style-name="ce757" office:value-type="float" office:value="0.356505601874147" calcext:value-type="float">
            <text:p>0,356505601874147</text:p>
          </table:table-cell>
          <table:table-cell table:style-name="ce851" office:value-type="float" office:value="0.110090933898581" calcext:value-type="float">
            <text:p>0,110090933898581</text:p>
          </table:table-cell>
          <table:table-cell table:style-name="ce538" office:value-type="float" office:value="0.71773056794736" calcext:value-type="float">
            <text:p>0,71773056794736</text:p>
          </table:table-cell>
          <table:table-cell table:style-name="ce911" office:value-type="float" office:value="0.717653126009452" calcext:value-type="float">
            <text:p>0,717653126009452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543" office:value-type="float" office:value="0.0441731634345387" calcext:value-type="float">
            <text:p>0,0441731634345387</text:p>
          </table:table-cell>
          <table:table-cell table:style-name="ce607" office:value-type="float" office:value="0.0594331873662623" calcext:value-type="float">
            <text:p>0,0594331873662623</text:p>
          </table:table-cell>
          <table:table-cell table:style-name="ce494" office:value-type="float" office:value="0.0199032416947128" calcext:value-type="float">
            <text:p>0,0199032416947128</text:p>
          </table:table-cell>
          <table:table-cell table:style-name="ce695" office:value-type="float" office:value="0.120936670620409" calcext:value-type="float">
            <text:p>0,120936670620409</text:p>
          </table:table-cell>
          <table:table-cell table:style-name="ce737" office:value-type="float" office:value="0.0718998066478172" calcext:value-type="float">
            <text:p>0,0718998066478172</text:p>
          </table:table-cell>
          <table:table-cell table:style-name="ce494" office:value-type="float" office:value="-0.235836694170028" calcext:value-type="float">
            <text:p>-0,235836694170028</text:p>
          </table:table-cell>
          <table:table-cell table:style-name="ce819" office:value-type="float" office:value="0.0378787878787879" calcext:value-type="float">
            <text:p>0,0378787878787879</text:p>
          </table:table-cell>
          <table:table-cell table:style-name="ce842" office:value-type="float" office:value="0.0120558453891787" calcext:value-type="float">
            <text:p>0,0120558453891787</text:p>
          </table:table-cell>
          <table:table-cell table:style-name="ce538" office:value-type="float" office:value="0.0446364335253224" calcext:value-type="float">
            <text:p>0,0446364335253224</text:p>
          </table:table-cell>
          <table:table-cell table:style-name="ce899" office:value-type="float" office:value="0.0274571107904441" calcext:value-type="float">
            <text:p>0,0274571107904441</text:p>
          </table:table-cell>
          <table:table-cell table:style-name="ce494" office:value-type="float" office:value="-0.1225229365523" calcext:value-type="float">
            <text:p>-0,1225229365523</text:p>
          </table:table-cell>
          <table:table-cell table:style-name="ce538" office:value-type="float" office:value="0.0478260184622338" calcext:value-type="float">
            <text:p>0,0478260184622338</text:p>
          </table:table-cell>
          <table:table-cell table:style-name="ce921" office:value-type="float" office:value="0.045892117670258" calcext:value-type="float">
            <text:p>0,045892117670258</text:p>
          </table:table-cell>
          <table:table-cell table:style-name="ce518" office:value-type="float" office:value="0.0377056331379333" calcext:value-type="float">
            <text:p>0,0377056331379333</text:p>
          </table:table-cell>
          <table:table-cell table:style-name="ce905" office:value-type="float" office:value="0.0235870708953906" calcext:value-type="float">
            <text:p>0,0235870708953906</text:p>
          </table:table-cell>
          <table:table-cell table:style-name="ce494" office:value-type="float" office:value="0.0218535207189835" calcext:value-type="float">
            <text:p>0,0218535207189835</text:p>
          </table:table-cell>
          <table:table-cell table:style-name="ce533" office:value-type="float" office:value="0.0551545772307803" calcext:value-type="float">
            <text:p>0,0551545772307803</text:p>
          </table:table-cell>
          <table:table-cell table:style-name="ce891" office:value-type="float" office:value="0.0298179649602548" calcext:value-type="float">
            <text:p>0,0298179649602548</text:p>
          </table:table-cell>
          <table:table-cell table:style-name="ce676" office:value-type="float" office:value="0.0583926489192633" calcext:value-type="float">
            <text:p>0,0583926489192633</text:p>
          </table:table-cell>
          <table:table-cell table:style-name="ce584" office:value-type="float" office:value="0.0382127091023754" calcext:value-type="float">
            <text:p>0,0382127091023754</text:p>
          </table:table-cell>
          <table:table-cell table:style-name="ce494" office:value-type="float" office:value="0.486903058838416" calcext:value-type="float">
            <text:p>0,486903058838416</text:p>
          </table:table-cell>
          <table:table-cell table:style-name="ce667" office:value-type="float" office:value="0.724525769854899" calcext:value-type="float">
            <text:p>0,724525769854899</text:p>
          </table:table-cell>
          <table:table-cell table:style-name="ce900" office:value-type="float" office:value="0.598538237481872" calcext:value-type="float">
            <text:p>0,598538237481872</text:p>
          </table:table-cell>
          <table:table-cell table:style-name="ce839" office:value-type="float" office:value="0.726481506930857" calcext:value-type="float">
            <text:p>0,726481506930857</text:p>
          </table:table-cell>
          <table:table-cell table:style-name="ce740" office:value-type="float" office:value="0.554377300534179" calcext:value-type="float">
            <text:p>0,554377300534179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44" office:value-type="float" office:value="0.114210077482879" calcext:value-type="float">
            <text:p>0,114210077482879</text:p>
          </table:table-cell>
          <table:table-cell table:style-name="ce608" office:value-type="float" office:value="0.0680507005746753" calcext:value-type="float">
            <text:p>0,0680507005746753</text:p>
          </table:table-cell>
          <table:table-cell table:style-name="ce494" office:value-type="float" office:value="0.0199032416947128" calcext:value-type="float">
            <text:p>0,0199032416947128</text:p>
          </table:table-cell>
          <table:table-cell table:style-name="ce538" office:value-type="float" office:value="0.144599330479763" calcext:value-type="float">
            <text:p>0,144599330479763</text:p>
          </table:table-cell>
          <table:table-cell table:style-name="ce738" office:value-type="float" office:value="0.120204219367655" calcext:value-type="float">
            <text:p>0,120204219367655</text:p>
          </table:table-cell>
          <table:table-cell table:style-name="ce780" office:value-type="float" office:value="0.0408850408850409" calcext:value-type="float">
            <text:p>0,0408850408850409</text:p>
          </table:table-cell>
          <table:table-cell table:style-name="ce820" office:value-type="float" office:value="0.0441071274404608" calcext:value-type="float">
            <text:p>0,0441071274404608</text:p>
          </table:table-cell>
          <table:table-cell table:style-name="ce528" office:value-type="float" office:value="0.0359928137705915" calcext:value-type="float">
            <text:p>0,0359928137705915</text:p>
          </table:table-cell>
          <table:table-cell table:style-name="ce538" office:value-type="float" office:value="0.0443936207825096" calcext:value-type="float">
            <text:p>0,0443936207825096</text:p>
          </table:table-cell>
          <table:table-cell table:style-name="ce527" office:value-type="float" office:value="0.0187826576715465" calcext:value-type="float">
            <text:p>0,0187826576715465</text:p>
          </table:table-cell>
          <table:table-cell table:style-name="ce518" office:value-type="float" office:value="0.0379446545841325" calcext:value-type="float">
            <text:p>0,0379446545841325</text:p>
          </table:table-cell>
          <table:table-cell table:style-name="ce947" office:value-type="float" office:value="0.045060974914156" calcext:value-type="float">
            <text:p>0,045060974914156</text:p>
          </table:table-cell>
          <table:table-cell table:style-name="ce691" office:value-type="float" office:value="0.0445842900981563" calcext:value-type="float">
            <text:p>0,0445842900981563</text:p>
          </table:table-cell>
          <table:table-cell table:style-name="ce540" office:value-type="float" office:value="0.0367278181307545" calcext:value-type="float">
            <text:p>0,0367278181307545</text:p>
          </table:table-cell>
          <table:table-cell table:style-name="ce710" office:value-type="float" office:value="0.0375046378309021" calcext:value-type="float">
            <text:p>0,0375046378309021</text:p>
          </table:table-cell>
          <table:table-cell table:style-name="ce862" office:value-type="float" office:value="0.0553320651174485" calcext:value-type="float">
            <text:p>0,0553320651174485</text:p>
          </table:table-cell>
          <table:table-cell table:style-name="ce556" office:value-type="float" office:value="0.0497381664064088" calcext:value-type="float">
            <text:p>0,0497381664064088</text:p>
          </table:table-cell>
          <table:table-cell table:style-name="ce891" office:value-type="float" office:value="0.0298145017819784" calcext:value-type="float">
            <text:p>0,0298145017819784</text:p>
          </table:table-cell>
          <table:table-cell table:style-name="ce747" office:value-type="float" office:value="0.0576610525083627" calcext:value-type="float">
            <text:p>0,0576610525083627</text:p>
          </table:table-cell>
          <table:table-cell table:style-name="ce538" office:value-type="float" office:value="0.0588982729476253" calcext:value-type="float">
            <text:p>0,0588982729476253</text:p>
          </table:table-cell>
          <table:table-cell table:style-name="ce911" office:value-type="float" office:value="0.727741907284675" calcext:value-type="float">
            <text:p>0,727741907284675</text:p>
          </table:table-cell>
          <table:table-cell table:style-name="ce516" office:value-type="float" office:value="0.721492408524336" calcext:value-type="float">
            <text:p>0,721492408524336</text:p>
          </table:table-cell>
          <table:table-cell table:style-name="ce900" office:value-type="float" office:value="0.598538237481872" calcext:value-type="float">
            <text:p>0,598538237481872</text:p>
          </table:table-cell>
          <table:table-cell table:style-name="ce1036" office:value-type="float" office:value="0.727291365840834" calcext:value-type="float">
            <text:p>0,727291365840834</text:p>
          </table:table-cell>
          <table:table-cell table:style-name="ce538" office:value-type="float" office:value="0.727899088167121" calcext:value-type="float">
            <text:p>0,727899088167121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545" office:value-type="float" office:value="0.22190843910901" calcext:value-type="float">
            <text:p>0,22190843910901</text:p>
          </table:table-cell>
          <table:table-cell table:style-name="ce508" office:value-type="float" office:value="0.179390764985542" calcext:value-type="float">
            <text:p>0,179390764985542</text:p>
          </table:table-cell>
          <table:table-cell table:style-name="ce494" office:value-type="float" office:value="0.170937679609379" calcext:value-type="float">
            <text:p>0,170937679609379</text:p>
          </table:table-cell>
          <table:table-cell table:style-name="ce696" office:value-type="float" office:value="0.272552211442234" calcext:value-type="float">
            <text:p>0,272552211442234</text:p>
          </table:table-cell>
          <table:table-cell table:style-name="ce739" office:value-type="float" office:value="0.240939092193938" calcext:value-type="float">
            <text:p>0,240939092193938</text:p>
          </table:table-cell>
          <table:table-cell table:style-name="ce498" office:value-type="float" office:value="0.269650616872839" calcext:value-type="float">
            <text:p>0,269650616872839</text:p>
          </table:table-cell>
          <table:table-cell table:style-name="ce821" office:value-type="float" office:value="0.245962884851774" calcext:value-type="float">
            <text:p>0,245962884851774</text:p>
          </table:table-cell>
          <table:table-cell table:style-name="ce843" office:value-type="float" office:value="0.240469407136074" calcext:value-type="float">
            <text:p>0,240469407136074</text:p>
          </table:table-cell>
          <table:table-cell table:style-name="ce868" office:value-type="float" office:value="0.276045970490415" calcext:value-type="float">
            <text:p>0,276045970490415</text:p>
          </table:table-cell>
          <table:table-cell table:style-name="ce773" office:value-type="float" office:value="0.272053049830828" calcext:value-type="float">
            <text:p>0,272053049830828</text:p>
          </table:table-cell>
          <table:table-cell table:style-name="ce917" office:value-type="float" office:value="0.70788510021789" calcext:value-type="float">
            <text:p>0,70788510021789</text:p>
          </table:table-cell>
          <table:table-cell table:style-name="ce746" office:value-type="float" office:value="0.689169449365208" calcext:value-type="float">
            <text:p>0,689169449365208</text:p>
          </table:table-cell>
          <table:table-cell table:style-name="ce494" office:value-type="float" office:value="0.669998842918908" calcext:value-type="float">
            <text:p>0,669998842918908</text:p>
          </table:table-cell>
          <table:table-cell table:style-name="ce675" office:value-type="float" office:value="0.733768678303752" calcext:value-type="float">
            <text:p>0,733768678303752</text:p>
          </table:table-cell>
          <table:table-cell table:style-name="ce985" office:value-type="float" office:value="0.7214468511369" calcext:value-type="float">
            <text:p>0,7214468511369</text:p>
          </table:table-cell>
          <table:table-cell table:style-name="ce745" office:value-type="float" office:value="0.703930811239122" calcext:value-type="float">
            <text:p>0,703930811239122</text:p>
          </table:table-cell>
          <table:table-cell table:style-name="ce845" office:value-type="float" office:value="0.682218415034904" calcext:value-type="float">
            <text:p>0,682218415034904</text:p>
          </table:table-cell>
          <table:table-cell table:style-name="ce494" office:value-type="float" office:value="0.635839531556654" calcext:value-type="float">
            <text:p>0,635839531556654</text:p>
          </table:table-cell>
          <table:table-cell table:style-name="ce689" office:value-type="float" office:value="0.713882254016508" calcext:value-type="float">
            <text:p>0,713882254016508</text:p>
          </table:table-cell>
          <table:table-cell table:style-name="ce1021" office:value-type="float" office:value="0.675114570595331" calcext:value-type="float">
            <text:p>0,675114570595331</text:p>
          </table:table-cell>
          <table:table-cell table:style-name="ce494" office:value-type="float" office:value="0.974101118957248" calcext:value-type="float">
            <text:p>0,974101118957248</text:p>
          </table:table-cell>
          <table:table-cell table:style-name="ce1059" office:value-type="float" office:value="0.979654952851642" calcext:value-type="float">
            <text:p>0,979654952851642</text:p>
          </table:table-cell>
          <table:table-cell table:style-name="ce828" office:value-type="float" office:value="0.980084164948178" calcext:value-type="float">
            <text:p>0,980084164948178</text:p>
          </table:table-cell>
          <table:table-cell table:style-name="ce867" office:value-type="float" office:value="0.980546847712792" calcext:value-type="float">
            <text:p>0,980546847712792</text:p>
          </table:table-cell>
          <table:table-cell table:style-name="ce1009" office:value-type="float" office:value="0.980305990160149" calcext:value-type="float">
            <text:p>0,980305990160149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46" office:value-type="float" office:value="0.288682955485649" calcext:value-type="float">
            <text:p>0,288682955485649</text:p>
          </table:table-cell>
          <table:table-cell table:style-name="ce508" office:value-type="float" office:value="0.179390764985542" calcext:value-type="float">
            <text:p>0,179390764985542</text:p>
          </table:table-cell>
          <table:table-cell table:style-name="ce494" office:value-type="float" office:value="0.170937679609379" calcext:value-type="float">
            <text:p>0,170937679609379</text:p>
          </table:table-cell>
          <table:table-cell table:style-name="ce538" office:value-type="float" office:value="0.290723355404033" calcext:value-type="float">
            <text:p>0,290723355404033</text:p>
          </table:table-cell>
          <table:table-cell table:style-name="ce546" office:value-type="float" office:value="0.288682955485649" calcext:value-type="float">
            <text:p>0,288682955485649</text:p>
          </table:table-cell>
          <table:table-cell table:style-name="ce538" office:value-type="float" office:value="0.282485004707227" calcext:value-type="float">
            <text:p>0,282485004707227</text:p>
          </table:table-cell>
          <table:table-cell table:style-name="ce822" office:value-type="float" office:value="0.248763582096915" calcext:value-type="float">
            <text:p>0,248763582096915</text:p>
          </table:table-cell>
          <table:table-cell table:style-name="ce494" office:value-type="float" office:value="0.214602784047229" calcext:value-type="float">
            <text:p>0,214602784047229</text:p>
          </table:table-cell>
          <table:table-cell table:style-name="ce693" office:value-type="float" office:value="0.263507069062625" calcext:value-type="float">
            <text:p>0,263507069062625</text:p>
          </table:table-cell>
          <table:table-cell table:style-name="ce538" office:value-type="float" office:value="0.282485004707227" calcext:value-type="float">
            <text:p>0,282485004707227</text:p>
          </table:table-cell>
          <table:table-cell table:style-name="ce538" office:value-type="float" office:value="0.736764594839636" calcext:value-type="float">
            <text:p>0,736764594839636</text:p>
          </table:table-cell>
          <table:table-cell table:style-name="ce948" office:value-type="float" office:value="0.678799177983517" calcext:value-type="float">
            <text:p>0,678799177983517</text:p>
          </table:table-cell>
          <table:table-cell table:style-name="ce494" office:value-type="float" office:value="0.669998842918908" calcext:value-type="float">
            <text:p>0,669998842918908</text:p>
          </table:table-cell>
          <table:table-cell table:style-name="ce671" office:value-type="float" office:value="0.732942967853245" calcext:value-type="float">
            <text:p>0,732942967853245</text:p>
          </table:table-cell>
          <table:table-cell table:style-name="ce538" office:value-type="float" office:value="0.736764594839636" calcext:value-type="float">
            <text:p>0,736764594839636</text:p>
          </table:table-cell>
          <table:table-cell table:style-name="ce921" office:value-type="float" office:value="0.716891755938745" calcext:value-type="float">
            <text:p>0,716891755938745</text:p>
          </table:table-cell>
          <table:table-cell table:style-name="ce1017" office:value-type="float" office:value="0.683001093325382" calcext:value-type="float">
            <text:p>0,683001093325382</text:p>
          </table:table-cell>
          <table:table-cell table:style-name="ce494" office:value-type="float" office:value="0.635839531556654" calcext:value-type="float">
            <text:p>0,635839531556654</text:p>
          </table:table-cell>
          <table:table-cell table:style-name="ce538" office:value-type="float" office:value="0.717889151282363" calcext:value-type="float">
            <text:p>0,717889151282363</text:p>
          </table:table-cell>
          <table:table-cell table:style-name="ce921" office:value-type="float" office:value="0.716891755938745" calcext:value-type="float">
            <text:p>0,716891755938745</text:p>
          </table:table-cell>
          <table:table-cell table:style-name="ce1024" office:value-type="float" office:value="0.978864782569946" calcext:value-type="float">
            <text:p>0,978864782569946</text:p>
          </table:table-cell>
          <table:table-cell table:style-name="ce1059" office:value-type="float" office:value="0.979654952851642" calcext:value-type="float">
            <text:p>0,979654952851642</text:p>
          </table:table-cell>
          <table:table-cell table:style-name="ce721" office:value-type="float" office:value="0.981037094557" calcext:value-type="float">
            <text:p>0,981037094557</text:p>
          </table:table-cell>
          <table:table-cell table:style-name="ce619" office:value-type="float" office:value="0.978943537083072" calcext:value-type="float">
            <text:p>0,978943537083072</text:p>
          </table:table-cell>
          <table:table-cell table:style-name="ce538" office:value-type="float" office:value="0.981568687520599" calcext:value-type="float">
            <text:p>0,981568687520599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547" office:value-type="float" office:value="0.244154777413296" calcext:value-type="float">
            <text:p>0,244154777413296</text:p>
          </table:table-cell>
          <table:table-cell table:style-name="ce609" office:value-type="float" office:value="0.182911015394182" calcext:value-type="float">
            <text:p>0,182911015394182</text:p>
          </table:table-cell>
          <table:table-cell table:style-name="ce494" office:value-type="float" office:value="0.177731538678284" calcext:value-type="float">
            <text:p>0,177731538678284</text:p>
          </table:table-cell>
          <table:table-cell table:style-name="ce538" office:value-type="float" office:value="0.288152302027022" calcext:value-type="float">
            <text:p>0,288152302027022</text:p>
          </table:table-cell>
          <table:table-cell table:style-name="ce740" office:value-type="float" office:value="0.20850943927867" calcext:value-type="float">
            <text:p>0,20850943927867</text:p>
          </table:table-cell>
          <table:table-cell table:style-name="ce781" office:value-type="float" office:value="0.279667606056495" calcext:value-type="float">
            <text:p>0,279667606056495</text:p>
          </table:table-cell>
          <table:table-cell table:style-name="ce609" office:value-type="float" office:value="0.249369971592194" calcext:value-type="float">
            <text:p>0,249369971592194</text:p>
          </table:table-cell>
          <table:table-cell table:style-name="ce494" office:value-type="float" office:value="0.246769691214136" calcext:value-type="float">
            <text:p>0,246769691214136</text:p>
          </table:table-cell>
          <table:table-cell table:style-name="ce584" office:value-type="float" office:value="0.271224403168848" calcext:value-type="float">
            <text:p>0,271224403168848</text:p>
          </table:table-cell>
          <table:table-cell table:style-name="ce519" office:value-type="float" office:value="0.273014023014023" calcext:value-type="float">
            <text:p>0,273014023014023</text:p>
          </table:table-cell>
          <table:table-cell table:style-name="ce603" office:value-type="float" office:value="0.74137933844296" calcext:value-type="float">
            <text:p>0,74137933844296</text:p>
          </table:table-cell>
          <table:table-cell table:style-name="ce949" office:value-type="float" office:value="0.711322391583403" calcext:value-type="float">
            <text:p>0,711322391583403</text:p>
          </table:table-cell>
          <table:table-cell table:style-name="ce494" office:value-type="float" office:value="0.616023454522639" calcext:value-type="float">
            <text:p>0,616023454522639</text:p>
          </table:table-cell>
          <table:table-cell table:style-name="ce504" office:value-type="float" office:value="0.758903956293842" calcext:value-type="float">
            <text:p>0,758903956293842</text:p>
          </table:table-cell>
          <table:table-cell table:style-name="ce986" office:value-type="float" office:value="0.71612454972977" calcext:value-type="float">
            <text:p>0,71612454972977</text:p>
          </table:table-cell>
          <table:table-cell table:style-name="ce877" office:value-type="float" office:value="0.730360922050437" calcext:value-type="float">
            <text:p>0,730360922050437</text:p>
          </table:table-cell>
          <table:table-cell table:style-name="ce727" office:value-type="float" office:value="0.64462907802229" calcext:value-type="float">
            <text:p>0,64462907802229</text:p>
          </table:table-cell>
          <table:table-cell table:style-name="ce494" office:value-type="float" office:value="0.558603729635213" calcext:value-type="float">
            <text:p>0,558603729635213</text:p>
          </table:table-cell>
          <table:table-cell table:style-name="ce1037" office:value-type="float" office:value="0.717304739948212" calcext:value-type="float">
            <text:p>0,717304739948212</text:p>
          </table:table-cell>
          <table:table-cell table:style-name="ce755" office:value-type="float" office:value="0.647007415703643" calcext:value-type="float">
            <text:p>0,647007415703643</text:p>
          </table:table-cell>
          <table:table-cell table:style-name="ce890" office:value-type="float" office:value="0.979655609139251" calcext:value-type="float">
            <text:p>0,979655609139251</text:p>
          </table:table-cell>
          <table:table-cell table:style-name="ce538" office:value-type="float" office:value="0.981958522360572" calcext:value-type="float">
            <text:p>0,981958522360572</text:p>
          </table:table-cell>
          <table:table-cell table:style-name="ce801" office:value-type="float" office:value="0.981591001299318" calcext:value-type="float">
            <text:p>0,981591001299318</text:p>
          </table:table-cell>
          <table:table-cell table:style-name="ce770" office:value-type="float" office:value="0.980734545969075" calcext:value-type="float">
            <text:p>0,980734545969075</text:p>
          </table:table-cell>
          <table:table-cell table:style-name="ce779" office:value-type="float" office:value="0.979707455860392" calcext:value-type="float">
            <text:p>0,979707455860392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48" office:value-type="float" office:value="0.283525900746876" calcext:value-type="float">
            <text:p>0,283525900746876</text:p>
          </table:table-cell>
          <table:table-cell table:style-name="ce574" office:value-type="float" office:value="0.184375917899689" calcext:value-type="float">
            <text:p>0,184375917899689</text:p>
          </table:table-cell>
          <table:table-cell table:style-name="ce494" office:value-type="float" office:value="0.177731538678284" calcext:value-type="float">
            <text:p>0,177731538678284</text:p>
          </table:table-cell>
          <table:table-cell table:style-name="ce697" office:value-type="float" office:value="0.283720224548627" calcext:value-type="float">
            <text:p>0,283720224548627</text:p>
          </table:table-cell>
          <table:table-cell table:style-name="ce522" office:value-type="float" office:value="0.267830516759307" calcext:value-type="float">
            <text:p>0,267830516759307</text:p>
          </table:table-cell>
          <table:table-cell table:style-name="ce538" office:value-type="float" office:value="0.302328843995511" calcext:value-type="float">
            <text:p>0,302328843995511</text:p>
          </table:table-cell>
          <table:table-cell table:style-name="ce623" office:value-type="float" office:value="0.247185941630386" calcext:value-type="float">
            <text:p>0,247185941630386</text:p>
          </table:table-cell>
          <table:table-cell table:style-name="ce494" office:value-type="float" office:value="0.246769691214136" calcext:value-type="float">
            <text:p>0,246769691214136</text:p>
          </table:table-cell>
          <table:table-cell table:style-name="ce712" office:value-type="float" office:value="0.289742407797963" calcext:value-type="float">
            <text:p>0,289742407797963</text:p>
          </table:table-cell>
          <table:table-cell table:style-name="ce878" office:value-type="float" office:value="0.292577792577793" calcext:value-type="float">
            <text:p>0,292577792577793</text:p>
          </table:table-cell>
          <table:table-cell table:style-name="ce538" office:value-type="float" office:value="0.762043828928005" calcext:value-type="float">
            <text:p>0,762043828928005</text:p>
          </table:table-cell>
          <table:table-cell table:style-name="ce949" office:value-type="float" office:value="0.711322391583403" calcext:value-type="float">
            <text:p>0,711322391583403</text:p>
          </table:table-cell>
          <table:table-cell table:style-name="ce494" office:value-type="float" office:value="0.616023454522639" calcext:value-type="float">
            <text:p>0,616023454522639</text:p>
          </table:table-cell>
          <table:table-cell table:style-name="ce535" office:value-type="float" office:value="0.759783989800303" calcext:value-type="float">
            <text:p>0,759783989800303</text:p>
          </table:table-cell>
          <table:table-cell table:style-name="ce873" office:value-type="float" office:value="0.75695375858508" calcext:value-type="float">
            <text:p>0,75695375858508</text:p>
          </table:table-cell>
          <table:table-cell table:style-name="ce853" office:value-type="float" office:value="0.730619794626602" calcext:value-type="float">
            <text:p>0,730619794626602</text:p>
          </table:table-cell>
          <table:table-cell table:style-name="ce658" office:value-type="float" office:value="0.644265444303262" calcext:value-type="float">
            <text:p>0,644265444303262</text:p>
          </table:table-cell>
          <table:table-cell table:style-name="ce494" office:value-type="float" office:value="0.558603729635213" calcext:value-type="float">
            <text:p>0,558603729635213</text:p>
          </table:table-cell>
          <table:table-cell table:style-name="ce538" office:value-type="float" office:value="0.732102034928924" calcext:value-type="float">
            <text:p>0,732102034928924</text:p>
          </table:table-cell>
          <table:table-cell table:style-name="ce505" office:value-type="float" office:value="0.722276998158628" calcext:value-type="float">
            <text:p>0,722276998158628</text:p>
          </table:table-cell>
          <table:table-cell table:style-name="ce610" office:value-type="float" office:value="0.979368811453951" calcext:value-type="float">
            <text:p>0,979368811453951</text:p>
          </table:table-cell>
          <table:table-cell table:style-name="ce538" office:value-type="float" office:value="0.981958522360572" calcext:value-type="float">
            <text:p>0,981958522360572</text:p>
          </table:table-cell>
          <table:table-cell table:style-name="ce1065" office:value-type="float" office:value="0.981480744980942" calcext:value-type="float">
            <text:p>0,981480744980942</text:p>
          </table:table-cell>
          <table:table-cell table:style-name="ce494" office:value-type="float" office:value="0.978236059040158" calcext:value-type="float">
            <text:p>0,978236059040158</text:p>
          </table:table-cell>
          <table:table-cell table:style-name="ce754" office:value-type="float" office:value="0.980635446540058" calcext:value-type="float">
            <text:p>0,980635446540058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0.14285789025638" calcext:value-type="float">
            <text:p>0,14285789025638</text:p>
          </table:table-cell>
          <table:table-cell table:style-name="ce610" office:value-type="float" office:value="0.174248658231519" calcext:value-type="float">
            <text:p>0,174248658231519</text:p>
          </table:table-cell>
          <table:table-cell table:style-name="ce657" office:value-type="float" office:value="0.17799312841141" calcext:value-type="float">
            <text:p>0,17799312841141</text:p>
          </table:table-cell>
          <table:table-cell table:style-name="ce560" office:value-type="float" office:value="0.240673765464625" calcext:value-type="float">
            <text:p>0,240673765464625</text:p>
          </table:table-cell>
          <table:table-cell table:style-name="ce741" office:value-type="float" office:value="0.195811126233489" calcext:value-type="float">
            <text:p>0,195811126233489</text:p>
          </table:table-cell>
          <table:table-cell table:style-name="ce627" office:value-type="float" office:value="0.255102407880186" calcext:value-type="float">
            <text:p>0,255102407880186</text:p>
          </table:table-cell>
          <table:table-cell table:style-name="ce823" office:value-type="float" office:value="0.2216816105705" calcext:value-type="float">
            <text:p>0,2216816105705</text:p>
          </table:table-cell>
          <table:table-cell table:style-name="ce602" office:value-type="float" office:value="0.220330081441193" calcext:value-type="float">
            <text:p>0,220330081441193</text:p>
          </table:table-cell>
          <table:table-cell table:style-name="ce566" office:value-type="float" office:value="0.257826021714911" calcext:value-type="float">
            <text:p>0,257826021714911</text:p>
          </table:table-cell>
          <table:table-cell table:style-name="ce494" office:value-type="float" office:value="0.216594105482994" calcext:value-type="float">
            <text:p>0,216594105482994</text:p>
          </table:table-cell>
          <table:table-cell table:style-name="ce789" office:value-type="float" office:value="0.667153672863298" calcext:value-type="float">
            <text:p>0,667153672863298</text:p>
          </table:table-cell>
          <table:table-cell table:style-name="ce950" office:value-type="float" office:value="0.574824848886839" calcext:value-type="float">
            <text:p>0,574824848886839</text:p>
          </table:table-cell>
          <table:table-cell table:style-name="ce494" office:value-type="float" office:value="0.51731302954794" calcext:value-type="float">
            <text:p>0,51731302954794</text:p>
          </table:table-cell>
          <table:table-cell table:style-name="ce947" office:value-type="float" office:value="0.670457872741723" calcext:value-type="float">
            <text:p>0,670457872741723</text:p>
          </table:table-cell>
          <table:table-cell table:style-name="ce987" office:value-type="float" office:value="0.597967828799803" calcext:value-type="float">
            <text:p>0,597967828799803</text:p>
          </table:table-cell>
          <table:table-cell table:style-name="ce873" office:value-type="float" office:value="0.648022126938644" calcext:value-type="float">
            <text:p>0,648022126938644</text:p>
          </table:table-cell>
          <table:table-cell table:style-name="ce1018" office:value-type="float" office:value="0.522609186218905" calcext:value-type="float">
            <text:p>0,522609186218905</text:p>
          </table:table-cell>
          <table:table-cell table:style-name="ce494" office:value-type="float" office:value="0.478843270750239" calcext:value-type="float">
            <text:p>0,478843270750239</text:p>
          </table:table-cell>
          <table:table-cell table:style-name="ce680" office:value-type="float" office:value="0.653539835727602" calcext:value-type="float">
            <text:p>0,653539835727602</text:p>
          </table:table-cell>
          <table:table-cell table:style-name="ce821" office:value-type="float" office:value="0.559610648719092" calcext:value-type="float">
            <text:p>0,559610648719092</text:p>
          </table:table-cell>
          <table:table-cell table:style-name="ce538" office:value-type="float" office:value="0.983228110740921" calcext:value-type="float">
            <text:p>0,983228110740921</text:p>
          </table:table-cell>
          <table:table-cell table:style-name="ce586" office:value-type="float" office:value="0.978043110483" calcext:value-type="float">
            <text:p>0,978043110483</text:p>
          </table:table-cell>
          <table:table-cell table:style-name="ce938" office:value-type="float" office:value="0.979832150506175" calcext:value-type="float">
            <text:p>0,979832150506175</text:p>
          </table:table-cell>
          <table:table-cell table:style-name="ce992" office:value-type="float" office:value="0.982770350133377" calcext:value-type="float">
            <text:p>0,982770350133377</text:p>
          </table:table-cell>
          <table:table-cell table:style-name="ce573" office:value-type="float" office:value="0.978457556108325" calcext:value-type="float">
            <text:p>0,978457556108325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49" office:value-type="float" office:value="0.244900308152706" calcext:value-type="float">
            <text:p>0,244900308152706</text:p>
          </table:table-cell>
          <table:table-cell table:style-name="ce611" office:value-type="float" office:value="0.177836174571535" calcext:value-type="float">
            <text:p>0,177836174571535</text:p>
          </table:table-cell>
          <table:table-cell table:style-name="ce657" office:value-type="float" office:value="0.17799312841141" calcext:value-type="float">
            <text:p>0,17799312841141</text:p>
          </table:table-cell>
          <table:table-cell table:style-name="ce538" office:value-type="float" office:value="0.245922376609991" calcext:value-type="float">
            <text:p>0,245922376609991</text:p>
          </table:table-cell>
          <table:table-cell table:style-name="ce688" office:value-type="float" office:value="0.2152360324162" calcext:value-type="float">
            <text:p>0,2152360324162</text:p>
          </table:table-cell>
          <table:table-cell table:style-name="ce782" office:value-type="float" office:value="0.253060982227649" calcext:value-type="float">
            <text:p>0,253060982227649</text:p>
          </table:table-cell>
          <table:table-cell table:style-name="ce824" office:value-type="float" office:value="0.231430092541204" calcext:value-type="float">
            <text:p>0,231430092541204</text:p>
          </table:table-cell>
          <table:table-cell table:style-name="ce602" office:value-type="float" office:value="0.220330081441193" calcext:value-type="float">
            <text:p>0,220330081441193</text:p>
          </table:table-cell>
          <table:table-cell table:style-name="ce538" office:value-type="float" office:value="0.266022557689224" calcext:value-type="float">
            <text:p>0,266022557689224</text:p>
          </table:table-cell>
          <table:table-cell table:style-name="ce889" office:value-type="float" office:value="0.243162187606632" calcext:value-type="float">
            <text:p>0,243162187606632</text:p>
          </table:table-cell>
          <table:table-cell table:style-name="ce667" office:value-type="float" office:value="0.670667016507147" calcext:value-type="float">
            <text:p>0,670667016507147</text:p>
          </table:table-cell>
          <table:table-cell table:style-name="ce950" office:value-type="float" office:value="0.57495522422113" calcext:value-type="float">
            <text:p>0,57495522422113</text:p>
          </table:table-cell>
          <table:table-cell table:style-name="ce494" office:value-type="float" office:value="0.51731302954794" calcext:value-type="float">
            <text:p>0,51731302954794</text:p>
          </table:table-cell>
          <table:table-cell table:style-name="ce538" office:value-type="float" office:value="0.672905126412467" calcext:value-type="float">
            <text:p>0,672905126412467</text:p>
          </table:table-cell>
          <table:table-cell table:style-name="ce518" office:value-type="float" office:value="0.663599586927483" calcext:value-type="float">
            <text:p>0,663599586927483</text:p>
          </table:table-cell>
          <table:table-cell table:style-name="ce921" office:value-type="float" office:value="0.652293091548079" calcext:value-type="float">
            <text:p>0,652293091548079</text:p>
          </table:table-cell>
          <table:table-cell table:style-name="ce1019" office:value-type="float" office:value="0.509700189193429" calcext:value-type="float">
            <text:p>0,509700189193429</text:p>
          </table:table-cell>
          <table:table-cell table:style-name="ce494" office:value-type="float" office:value="0.478843270750239" calcext:value-type="float">
            <text:p>0,478843270750239</text:p>
          </table:table-cell>
          <table:table-cell table:style-name="ce538" office:value-type="float" office:value="0.654201302778404" calcext:value-type="float">
            <text:p>0,654201302778404</text:p>
          </table:table-cell>
          <table:table-cell table:style-name="ce533" office:value-type="float" office:value="0.636410955972268" calcext:value-type="float">
            <text:p>0,636410955972268</text:p>
          </table:table-cell>
          <table:table-cell table:style-name="ce1056" office:value-type="float" office:value="0.982482239872859" calcext:value-type="float">
            <text:p>0,982482239872859</text:p>
          </table:table-cell>
          <table:table-cell table:style-name="ce494" office:value-type="float" office:value="0.978024734429938" calcext:value-type="float">
            <text:p>0,978024734429938</text:p>
          </table:table-cell>
          <table:table-cell table:style-name="ce938" office:value-type="float" office:value="0.979832150506175" calcext:value-type="float">
            <text:p>0,979832150506175</text:p>
          </table:table-cell>
          <table:table-cell table:style-name="ce1053" office:value-type="float" office:value="0.982113406236386" calcext:value-type="float">
            <text:p>0,982113406236386</text:p>
          </table:table-cell>
          <table:table-cell table:style-name="ce938" office:value-type="float" office:value="0.979832150506175" calcext:value-type="float">
            <text:p>0,979832150506175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166]; OFFSET([.$C166]; 0; 0; 1; 5))" office:value-type="float" office:value="5" calcext:value-type="float">
            <text:p>5</text:p>
          </table:table-cell>
          <table:table-cell table:formula="of:=RANK([.D166]; OFFSET([.$C166]; 0; 0; 1; 5))" office:value-type="float" office:value="2" calcext:value-type="float">
            <text:p>2</text:p>
          </table:table-cell>
          <table:table-cell table:formula="of:=RANK([.E166]; OFFSET([.$C166]; 0; 0; 1; 5))" office:value-type="float" office:value="3" calcext:value-type="float">
            <text:p>3</text:p>
          </table:table-cell>
          <table:table-cell table:formula="of:=RANK([.F166]; OFFSET([.$C166]; 0; 0; 1; 5))" office:value-type="float" office:value="1" calcext:value-type="float">
            <text:p>1</text:p>
          </table:table-cell>
          <table:table-cell table:formula="of:=RANK([.G166]; OFFSET([.$C166]; 0; 0; 1; 5))" office:value-type="float" office:value="4" calcext:value-type="float">
            <text:p>4</text:p>
          </table:table-cell>
          <table:table-cell table:formula="of:=RANK([.H166];[.$H166:.$L166];)" office:value-type="float" office:value="5" calcext:value-type="float">
            <text:p>5</text:p>
          </table:table-cell>
          <table:table-cell table:formula="of:=RANK([.I166];[.$H166:.$L166];)" office:value-type="float" office:value="3" calcext:value-type="float">
            <text:p>3</text:p>
          </table:table-cell>
          <table:table-cell table:formula="of:=RANK([.J166];[.$H166:.$L166];)" office:value-type="float" office:value="4" calcext:value-type="float">
            <text:p>4</text:p>
          </table:table-cell>
          <table:table-cell table:formula="of:=RANK([.K166];[.$H166:.$L166];)" office:value-type="float" office:value="1" calcext:value-type="float">
            <text:p>1</text:p>
          </table:table-cell>
          <table:table-cell table:formula="of:=RANK([.L166];[.$H166:.$L166];)" office:value-type="float" office:value="2" calcext:value-type="float">
            <text:p>2</text:p>
          </table:table-cell>
          <table:table-cell table:formula="of:=RANK([.M166];[.$M166:.$Q166];)" office:value-type="float" office:value="5" calcext:value-type="float">
            <text:p>5</text:p>
          </table:table-cell>
          <table:table-cell table:formula="of:=RANK([.N166];[.$M166:.$Q166];)" office:value-type="float" office:value="4" calcext:value-type="float">
            <text:p>4</text:p>
          </table:table-cell>
          <table:table-cell table:formula="of:=RANK([.O166];[.$M166:.$Q166];)" office:value-type="float" office:value="3" calcext:value-type="float">
            <text:p>3</text:p>
          </table:table-cell>
          <table:table-cell table:formula="of:=RANK([.P166];[.$M166:.$Q166];)" office:value-type="float" office:value="1" calcext:value-type="float">
            <text:p>1</text:p>
          </table:table-cell>
          <table:table-cell table:formula="of:=RANK([.Q166];[.$M166:.$Q166];)" office:value-type="float" office:value="2" calcext:value-type="float">
            <text:p>2</text:p>
          </table:table-cell>
          <table:table-cell table:formula="of:=RANK([.R166];[.$R166:.$V166];)" office:value-type="float" office:value="5" calcext:value-type="float">
            <text:p>5</text:p>
          </table:table-cell>
          <table:table-cell table:formula="of:=RANK([.S166];[.$R166:.$V166];)" office:value-type="float" office:value="3" calcext:value-type="float">
            <text:p>3</text:p>
          </table:table-cell>
          <table:table-cell table:formula="of:=RANK([.T166];[.$R166:.$V166];)" office:value-type="float" office:value="4" calcext:value-type="float">
            <text:p>4</text:p>
          </table:table-cell>
          <table:table-cell table:formula="of:=RANK([.U166];[.$R166:.$V166];)" office:value-type="float" office:value="1" calcext:value-type="float">
            <text:p>1</text:p>
          </table:table-cell>
          <table:table-cell table:formula="of:=RANK([.V166];[.$R166:.$V166];)" office:value-type="float" office:value="2" calcext:value-type="float">
            <text:p>2</text:p>
          </table:table-cell>
          <table:table-cell table:formula="of:=RANK([.W166];[.$W166:.$AA166];)" office:value-type="float" office:value="5" calcext:value-type="float">
            <text:p>5</text:p>
          </table:table-cell>
          <table:table-cell table:formula="of:=RANK([.X166];[.$W166:.$AA166];)" office:value-type="float" office:value="3" calcext:value-type="float">
            <text:p>3</text:p>
          </table:table-cell>
          <table:table-cell table:formula="of:=RANK([.Y166];[.$W166:.$AA166];)" office:value-type="float" office:value="4" calcext:value-type="float">
            <text:p>4</text:p>
          </table:table-cell>
          <table:table-cell table:formula="of:=RANK([.Z166];[.$W166:.$AA166];)" office:value-type="float" office:value="1" calcext:value-type="float">
            <text:p>1</text:p>
          </table:table-cell>
          <table:table-cell table:formula="of:=RANK([.AA166];[.$W166:.$AA166];)" office:value-type="float" office:value="2" calcext:value-type="float">
            <text:p>2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67]; OFFSET([.$C167]; 0; 0; 1; 5))" office:value-type="float" office:value="1" calcext:value-type="float">
            <text:p>1</text:p>
          </table:table-cell>
          <table:table-cell table:formula="of:=RANK([.D167]; OFFSET([.$C167]; 0; 0; 1; 5))" office:value-type="float" office:value="4" calcext:value-type="float">
            <text:p>4</text:p>
          </table:table-cell>
          <table:table-cell table:formula="of:=RANK([.E167]; OFFSET([.$C167]; 0; 0; 1; 5))" office:value-type="float" office:value="5" calcext:value-type="float">
            <text:p>5</text:p>
          </table:table-cell>
          <table:table-cell table:formula="of:=RANK([.F167]; OFFSET([.$C167]; 0; 0; 1; 5))" office:value-type="float" office:value="3" calcext:value-type="float">
            <text:p>3</text:p>
          </table:table-cell>
          <table:table-cell table:formula="of:=RANK([.G167]; OFFSET([.$C167]; 0; 0; 1; 5))" office:value-type="float" office:value="2" calcext:value-type="float">
            <text:p>2</text:p>
          </table:table-cell>
          <table:table-cell table:formula="of:=RANK([.H167];[.$H167:.$L167];)" office:value-type="float" office:value="3" calcext:value-type="float">
            <text:p>3</text:p>
          </table:table-cell>
          <table:table-cell table:formula="of:=RANK([.I167];[.$H167:.$L167];)" office:value-type="float" office:value="4" calcext:value-type="float">
            <text:p>4</text:p>
          </table:table-cell>
          <table:table-cell table:formula="of:=RANK([.J167];[.$H167:.$L167];)" office:value-type="float" office:value="5" calcext:value-type="float">
            <text:p>5</text:p>
          </table:table-cell>
          <table:table-cell table:formula="of:=RANK([.K167];[.$H167:.$L167];)" office:value-type="float" office:value="1" calcext:value-type="float">
            <text:p>1</text:p>
          </table:table-cell>
          <table:table-cell table:formula="of:=RANK([.L167];[.$H167:.$L167];)" office:value-type="float" office:value="2" calcext:value-type="float">
            <text:p>2</text:p>
          </table:table-cell>
          <table:table-cell table:formula="of:=RANK([.M167];[.$M167:.$Q167];)" office:value-type="float" office:value="1" calcext:value-type="float">
            <text:p>1</text:p>
          </table:table-cell>
          <table:table-cell table:formula="of:=RANK([.N167];[.$M167:.$Q167];)" office:value-type="float" office:value="4" calcext:value-type="float">
            <text:p>4</text:p>
          </table:table-cell>
          <table:table-cell table:formula="of:=RANK([.O167];[.$M167:.$Q167];)" office:value-type="float" office:value="5" calcext:value-type="float">
            <text:p>5</text:p>
          </table:table-cell>
          <table:table-cell table:formula="of:=RANK([.P167];[.$M167:.$Q167];)" office:value-type="float" office:value="2" calcext:value-type="float">
            <text:p>2</text:p>
          </table:table-cell>
          <table:table-cell table:formula="of:=RANK([.Q167];[.$M167:.$Q167];)" office:value-type="float" office:value="3" calcext:value-type="float">
            <text:p>3</text:p>
          </table:table-cell>
          <table:table-cell table:formula="of:=RANK([.R167];[.$R167:.$V167];)" office:value-type="float" office:value="2" calcext:value-type="float">
            <text:p>2</text:p>
          </table:table-cell>
          <table:table-cell table:formula="of:=RANK([.S167];[.$R167:.$V167];)" office:value-type="float" office:value="4" calcext:value-type="float">
            <text:p>4</text:p>
          </table:table-cell>
          <table:table-cell table:formula="of:=RANK([.T167];[.$R167:.$V167];)" office:value-type="float" office:value="5" calcext:value-type="float">
            <text:p>5</text:p>
          </table:table-cell>
          <table:table-cell table:formula="of:=RANK([.U167];[.$R167:.$V167];)" office:value-type="float" office:value="3" calcext:value-type="float">
            <text:p>3</text:p>
          </table:table-cell>
          <table:table-cell table:formula="of:=RANK([.V167];[.$R167:.$V167];)" office:value-type="float" office:value="1" calcext:value-type="float">
            <text:p>1</text:p>
          </table:table-cell>
          <table:table-cell table:formula="of:=RANK([.W167];[.$W167:.$AA167];)" office:value-type="float" office:value="3" calcext:value-type="float">
            <text:p>3</text:p>
          </table:table-cell>
          <table:table-cell table:formula="of:=RANK([.X167];[.$W167:.$AA167];)" office:value-type="float" office:value="4" calcext:value-type="float">
            <text:p>4</text:p>
          </table:table-cell>
          <table:table-cell table:formula="of:=RANK([.Y167];[.$W167:.$AA167];)" office:value-type="float" office:value="5" calcext:value-type="float">
            <text:p>5</text:p>
          </table:table-cell>
          <table:table-cell table:formula="of:=RANK([.Z167];[.$W167:.$AA167];)" office:value-type="float" office:value="1" calcext:value-type="float">
            <text:p>1</text:p>
          </table:table-cell>
          <table:table-cell table:formula="of:=RANK([.AA167];[.$W167:.$AA167];)" office:value-type="float" office:value="2" calcext:value-type="float">
            <text:p>2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168]; OFFSET([.$C168]; 0; 0; 1; 5))" office:value-type="float" office:value="4" calcext:value-type="float">
            <text:p>4</text:p>
          </table:table-cell>
          <table:table-cell table:formula="of:=RANK([.D168]; OFFSET([.$C168]; 0; 0; 1; 5))" office:value-type="float" office:value="3" calcext:value-type="float">
            <text:p>3</text:p>
          </table:table-cell>
          <table:table-cell table:formula="of:=RANK([.E168]; OFFSET([.$C168]; 0; 0; 1; 5))" office:value-type="float" office:value="5" calcext:value-type="float">
            <text:p>5</text:p>
          </table:table-cell>
          <table:table-cell table:formula="of:=RANK([.F168]; OFFSET([.$C168]; 0; 0; 1; 5))" office:value-type="float" office:value="1" calcext:value-type="float">
            <text:p>1</text:p>
          </table:table-cell>
          <table:table-cell table:formula="of:=RANK([.G168]; OFFSET([.$C168]; 0; 0; 1; 5))" office:value-type="float" office:value="2" calcext:value-type="float">
            <text:p>2</text:p>
          </table:table-cell>
          <table:table-cell table:formula="of:=RANK([.H168];[.$H168:.$L168];)" office:value-type="float" office:value="5" calcext:value-type="float">
            <text:p>5</text:p>
          </table:table-cell>
          <table:table-cell table:formula="of:=RANK([.I168];[.$H168:.$L168];)" office:value-type="float" office:value="2" calcext:value-type="float">
            <text:p>2</text:p>
          </table:table-cell>
          <table:table-cell table:formula="of:=RANK([.J168];[.$H168:.$L168];)" office:value-type="float" office:value="4" calcext:value-type="float">
            <text:p>4</text:p>
          </table:table-cell>
          <table:table-cell table:formula="of:=RANK([.K168];[.$H168:.$L168];)" office:value-type="float" office:value="1" calcext:value-type="float">
            <text:p>1</text:p>
          </table:table-cell>
          <table:table-cell table:formula="of:=RANK([.L168];[.$H168:.$L168];)" office:value-type="float" office:value="3" calcext:value-type="float">
            <text:p>3</text:p>
          </table:table-cell>
          <table:table-cell table:formula="of:=RANK([.M168];[.$M168:.$Q168];)" office:value-type="float" office:value="5" calcext:value-type="float">
            <text:p>5</text:p>
          </table:table-cell>
          <table:table-cell table:formula="of:=RANK([.N168];[.$M168:.$Q168];)" office:value-type="float" office:value="1" calcext:value-type="float">
            <text:p>1</text:p>
          </table:table-cell>
          <table:table-cell table:formula="of:=RANK([.O168];[.$M168:.$Q168];)" office:value-type="float" office:value="2" calcext:value-type="float">
            <text:p>2</text:p>
          </table:table-cell>
          <table:table-cell table:formula="of:=RANK([.P168];[.$M168:.$Q168];)" office:value-type="float" office:value="3" calcext:value-type="float">
            <text:p>3</text:p>
          </table:table-cell>
          <table:table-cell table:formula="of:=RANK([.Q168];[.$M168:.$Q168];)" office:value-type="float" office:value="4" calcext:value-type="float">
            <text:p>4</text:p>
          </table:table-cell>
          <table:table-cell table:formula="of:=RANK([.R168];[.$R168:.$V168];)" office:value-type="float" office:value="5" calcext:value-type="float">
            <text:p>5</text:p>
          </table:table-cell>
          <table:table-cell table:formula="of:=RANK([.S168];[.$R168:.$V168];)" office:value-type="float" office:value="2" calcext:value-type="float">
            <text:p>2</text:p>
          </table:table-cell>
          <table:table-cell table:formula="of:=RANK([.T168];[.$R168:.$V168];)" office:value-type="float" office:value="4" calcext:value-type="float">
            <text:p>4</text:p>
          </table:table-cell>
          <table:table-cell table:formula="of:=RANK([.U168];[.$R168:.$V168];)" office:value-type="float" office:value="1" calcext:value-type="float">
            <text:p>1</text:p>
          </table:table-cell>
          <table:table-cell table:formula="of:=RANK([.V168];[.$R168:.$V168];)" office:value-type="float" office:value="3" calcext:value-type="float">
            <text:p>3</text:p>
          </table:table-cell>
          <table:table-cell table:formula="of:=RANK([.W168];[.$W168:.$AA168];)" office:value-type="float" office:value="5" calcext:value-type="float">
            <text:p>5</text:p>
          </table:table-cell>
          <table:table-cell table:formula="of:=RANK([.X168];[.$W168:.$AA168];)" office:value-type="float" office:value="2" calcext:value-type="float">
            <text:p>2</text:p>
          </table:table-cell>
          <table:table-cell table:formula="of:=RANK([.Y168];[.$W168:.$AA168];)" office:value-type="float" office:value="3" calcext:value-type="float">
            <text:p>3</text:p>
          </table:table-cell>
          <table:table-cell table:formula="of:=RANK([.Z168];[.$W168:.$AA168];)" office:value-type="float" office:value="1" calcext:value-type="float">
            <text:p>1</text:p>
          </table:table-cell>
          <table:table-cell table:formula="of:=RANK([.AA168];[.$W168:.$AA168];)" office:value-type="float" office:value="4" calcext:value-type="float">
            <text:p>4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69]; OFFSET([.$C169]; 0; 0; 1; 5))" office:value-type="float" office:value="3" calcext:value-type="float">
            <text:p>3</text:p>
          </table:table-cell>
          <table:table-cell table:formula="of:=RANK([.D169]; OFFSET([.$C169]; 0; 0; 1; 5))" office:value-type="float" office:value="4" calcext:value-type="float">
            <text:p>4</text:p>
          </table:table-cell>
          <table:table-cell table:formula="of:=RANK([.E169]; OFFSET([.$C169]; 0; 0; 1; 5))" office:value-type="float" office:value="5" calcext:value-type="float">
            <text:p>5</text:p>
          </table:table-cell>
          <table:table-cell table:formula="of:=RANK([.F169]; OFFSET([.$C169]; 0; 0; 1; 5))" office:value-type="float" office:value="1" calcext:value-type="float">
            <text:p>1</text:p>
          </table:table-cell>
          <table:table-cell table:formula="of:=RANK([.G169]; OFFSET([.$C169]; 0; 0; 1; 5))" office:value-type="float" office:value="2" calcext:value-type="float">
            <text:p>2</text:p>
          </table:table-cell>
          <table:table-cell table:formula="of:=RANK([.H169];[.$H169:.$L169];)" office:value-type="float" office:value="3" calcext:value-type="float">
            <text:p>3</text:p>
          </table:table-cell>
          <table:table-cell table:formula="of:=RANK([.I169];[.$H169:.$L169];)" office:value-type="float" office:value="2" calcext:value-type="float">
            <text:p>2</text:p>
          </table:table-cell>
          <table:table-cell table:formula="of:=RANK([.J169];[.$H169:.$L169];)" office:value-type="float" office:value="4" calcext:value-type="float">
            <text:p>4</text:p>
          </table:table-cell>
          <table:table-cell table:formula="of:=RANK([.K169];[.$H169:.$L169];)" office:value-type="float" office:value="1" calcext:value-type="float">
            <text:p>1</text:p>
          </table:table-cell>
          <table:table-cell table:formula="of:=RANK([.L169];[.$H169:.$L169];)" office:value-type="float" office:value="5" calcext:value-type="float">
            <text:p>5</text:p>
          </table:table-cell>
          <table:table-cell table:formula="of:=RANK([.M169];[.$M169:.$Q169];)" office:value-type="float" office:value="3" calcext:value-type="float">
            <text:p>3</text:p>
          </table:table-cell>
          <table:table-cell table:formula="of:=RANK([.N169];[.$M169:.$Q169];)" office:value-type="float" office:value="1" calcext:value-type="float">
            <text:p>1</text:p>
          </table:table-cell>
          <table:table-cell table:formula="of:=RANK([.O169];[.$M169:.$Q169];)" office:value-type="float" office:value="2" calcext:value-type="float">
            <text:p>2</text:p>
          </table:table-cell>
          <table:table-cell table:formula="of:=RANK([.P169];[.$M169:.$Q169];)" office:value-type="float" office:value="5" calcext:value-type="float">
            <text:p>5</text:p>
          </table:table-cell>
          <table:table-cell table:formula="of:=RANK([.Q169];[.$M169:.$Q169];)" office:value-type="float" office:value="4" calcext:value-type="float">
            <text:p>4</text:p>
          </table:table-cell>
          <table:table-cell table:formula="of:=RANK([.R169];[.$R169:.$V169];)" office:value-type="float" office:value="3" calcext:value-type="float">
            <text:p>3</text:p>
          </table:table-cell>
          <table:table-cell table:formula="of:=RANK([.S169];[.$R169:.$V169];)" office:value-type="float" office:value="4" calcext:value-type="float">
            <text:p>4</text:p>
          </table:table-cell>
          <table:table-cell table:formula="of:=RANK([.T169];[.$R169:.$V169];)" office:value-type="float" office:value="5" calcext:value-type="float">
            <text:p>5</text:p>
          </table:table-cell>
          <table:table-cell table:formula="of:=RANK([.U169];[.$R169:.$V169];)" office:value-type="float" office:value="2" calcext:value-type="float">
            <text:p>2</text:p>
          </table:table-cell>
          <table:table-cell table:formula="of:=RANK([.V169];[.$R169:.$V169];)" office:value-type="float" office:value="1" calcext:value-type="float">
            <text:p>1</text:p>
          </table:table-cell>
          <table:table-cell table:formula="of:=RANK([.W169];[.$W169:.$AA169];)" office:value-type="float" office:value="2" calcext:value-type="float">
            <text:p>2</text:p>
          </table:table-cell>
          <table:table-cell table:formula="of:=RANK([.X169];[.$W169:.$AA169];)" office:value-type="float" office:value="4" calcext:value-type="float">
            <text:p>4</text:p>
          </table:table-cell>
          <table:table-cell table:formula="of:=RANK([.Y169];[.$W169:.$AA169];)" office:value-type="float" office:value="5" calcext:value-type="float">
            <text:p>5</text:p>
          </table:table-cell>
          <table:table-cell table:formula="of:=RANK([.Z169];[.$W169:.$AA169];)" office:value-type="float" office:value="3" calcext:value-type="float">
            <text:p>3</text:p>
          </table:table-cell>
          <table:table-cell table:formula="of:=RANK([.AA169];[.$W169:.$AA169];)" office:value-type="float" office:value="1" calcext:value-type="float">
            <text:p>1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170]; OFFSET([.$C170]; 0; 0; 1; 5))" office:value-type="float" office:value="3" calcext:value-type="float">
            <text:p>3</text:p>
          </table:table-cell>
          <table:table-cell table:formula="of:=RANK([.D170]; OFFSET([.$C170]; 0; 0; 1; 5))" office:value-type="float" office:value="4" calcext:value-type="float">
            <text:p>4</text:p>
          </table:table-cell>
          <table:table-cell table:formula="of:=RANK([.E170]; OFFSET([.$C170]; 0; 0; 1; 5))" office:value-type="float" office:value="5" calcext:value-type="float">
            <text:p>5</text:p>
          </table:table-cell>
          <table:table-cell table:formula="of:=RANK([.F170]; OFFSET([.$C170]; 0; 0; 1; 5))" office:value-type="float" office:value="1" calcext:value-type="float">
            <text:p>1</text:p>
          </table:table-cell>
          <table:table-cell table:formula="of:=RANK([.G170]; OFFSET([.$C170]; 0; 0; 1; 5))" office:value-type="float" office:value="2" calcext:value-type="float">
            <text:p>2</text:p>
          </table:table-cell>
          <table:table-cell table:formula="of:=RANK([.H170];[.$H170:.$L170];)" office:value-type="float" office:value="3" calcext:value-type="float">
            <text:p>3</text:p>
          </table:table-cell>
          <table:table-cell table:formula="of:=RANK([.I170];[.$H170:.$L170];)" office:value-type="float" office:value="4" calcext:value-type="float">
            <text:p>4</text:p>
          </table:table-cell>
          <table:table-cell table:formula="of:=RANK([.J170];[.$H170:.$L170];)" office:value-type="float" office:value="5" calcext:value-type="float">
            <text:p>5</text:p>
          </table:table-cell>
          <table:table-cell table:formula="of:=RANK([.K170];[.$H170:.$L170];)" office:value-type="float" office:value="1" calcext:value-type="float">
            <text:p>1</text:p>
          </table:table-cell>
          <table:table-cell table:formula="of:=RANK([.L170];[.$H170:.$L170];)" office:value-type="float" office:value="2" calcext:value-type="float">
            <text:p>2</text:p>
          </table:table-cell>
          <table:table-cell table:formula="of:=RANK([.M170];[.$M170:.$Q170];)" office:value-type="float" office:value="3" calcext:value-type="float">
            <text:p>3</text:p>
          </table:table-cell>
          <table:table-cell table:formula="of:=RANK([.N170];[.$M170:.$Q170];)" office:value-type="float" office:value="4" calcext:value-type="float">
            <text:p>4</text:p>
          </table:table-cell>
          <table:table-cell table:formula="of:=RANK([.O170];[.$M170:.$Q170];)" office:value-type="float" office:value="5" calcext:value-type="float">
            <text:p>5</text:p>
          </table:table-cell>
          <table:table-cell table:formula="of:=RANK([.P170];[.$M170:.$Q170];)" office:value-type="float" office:value="1" calcext:value-type="float">
            <text:p>1</text:p>
          </table:table-cell>
          <table:table-cell table:formula="of:=RANK([.Q170];[.$M170:.$Q170];)" office:value-type="float" office:value="2" calcext:value-type="float">
            <text:p>2</text:p>
          </table:table-cell>
          <table:table-cell table:formula="of:=RANK([.R170];[.$R170:.$V170];)" office:value-type="float" office:value="2" calcext:value-type="float">
            <text:p>2</text:p>
          </table:table-cell>
          <table:table-cell table:formula="of:=RANK([.S170];[.$R170:.$V170];)" office:value-type="float" office:value="3" calcext:value-type="float">
            <text:p>3</text:p>
          </table:table-cell>
          <table:table-cell table:formula="of:=RANK([.T170];[.$R170:.$V170];)" office:value-type="float" office:value="5" calcext:value-type="float">
            <text:p>5</text:p>
          </table:table-cell>
          <table:table-cell table:formula="of:=RANK([.U170];[.$R170:.$V170];)" office:value-type="float" office:value="1" calcext:value-type="float">
            <text:p>1</text:p>
          </table:table-cell>
          <table:table-cell table:formula="of:=RANK([.V170];[.$R170:.$V170];)" office:value-type="float" office:value="4" calcext:value-type="float">
            <text:p>4</text:p>
          </table:table-cell>
          <table:table-cell table:formula="of:=RANK([.W170];[.$W170:.$AA170];)" office:value-type="float" office:value="5" calcext:value-type="float">
            <text:p>5</text:p>
          </table:table-cell>
          <table:table-cell table:formula="of:=RANK([.X170];[.$W170:.$AA170];)" office:value-type="float" office:value="4" calcext:value-type="float">
            <text:p>4</text:p>
          </table:table-cell>
          <table:table-cell table:formula="of:=RANK([.Y170];[.$W170:.$AA170];)" office:value-type="float" office:value="3" calcext:value-type="float">
            <text:p>3</text:p>
          </table:table-cell>
          <table:table-cell table:formula="of:=RANK([.Z170];[.$W170:.$AA170];)" office:value-type="float" office:value="1" calcext:value-type="float">
            <text:p>1</text:p>
          </table:table-cell>
          <table:table-cell table:formula="of:=RANK([.AA170];[.$W170:.$AA170];)" office:value-type="float" office:value="2" calcext:value-type="float">
            <text:p>2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71]; OFFSET([.$C171]; 0; 0; 1; 5))" office:value-type="float" office:value="2" calcext:value-type="float">
            <text:p>2</text:p>
          </table:table-cell>
          <table:table-cell table:formula="of:=RANK([.D171]; OFFSET([.$C171]; 0; 0; 1; 5))" office:value-type="float" office:value="4" calcext:value-type="float">
            <text:p>4</text:p>
          </table:table-cell>
          <table:table-cell table:formula="of:=RANK([.E171]; OFFSET([.$C171]; 0; 0; 1; 5))" office:value-type="float" office:value="5" calcext:value-type="float">
            <text:p>5</text:p>
          </table:table-cell>
          <table:table-cell table:formula="of:=RANK([.F171]; OFFSET([.$C171]; 0; 0; 1; 5))" office:value-type="float" office:value="1" calcext:value-type="float">
            <text:p>1</text:p>
          </table:table-cell>
          <table:table-cell table:formula="of:=RANK([.G171]; OFFSET([.$C171]; 0; 0; 1; 5))" office:value-type="float" office:value="2" calcext:value-type="float">
            <text:p>2</text:p>
          </table:table-cell>
          <table:table-cell table:formula="of:=RANK([.H171];[.$H171:.$L171];)" office:value-type="float" office:value="1" calcext:value-type="float">
            <text:p>1</text:p>
          </table:table-cell>
          <table:table-cell table:formula="of:=RANK([.I171];[.$H171:.$L171];)" office:value-type="float" office:value="4" calcext:value-type="float">
            <text:p>4</text:p>
          </table:table-cell>
          <table:table-cell table:formula="of:=RANK([.J171];[.$H171:.$L171];)" office:value-type="float" office:value="5" calcext:value-type="float">
            <text:p>5</text:p>
          </table:table-cell>
          <table:table-cell table:formula="of:=RANK([.K171];[.$H171:.$L171];)" office:value-type="float" office:value="3" calcext:value-type="float">
            <text:p>3</text:p>
          </table:table-cell>
          <table:table-cell table:formula="of:=RANK([.L171];[.$H171:.$L171];)" office:value-type="float" office:value="1" calcext:value-type="float">
            <text:p>1</text:p>
          </table:table-cell>
          <table:table-cell table:formula="of:=RANK([.M171];[.$M171:.$Q171];)" office:value-type="float" office:value="1" calcext:value-type="float">
            <text:p>1</text:p>
          </table:table-cell>
          <table:table-cell table:formula="of:=RANK([.N171];[.$M171:.$Q171];)" office:value-type="float" office:value="4" calcext:value-type="float">
            <text:p>4</text:p>
          </table:table-cell>
          <table:table-cell table:formula="of:=RANK([.O171];[.$M171:.$Q171];)" office:value-type="float" office:value="5" calcext:value-type="float">
            <text:p>5</text:p>
          </table:table-cell>
          <table:table-cell table:formula="of:=RANK([.P171];[.$M171:.$Q171];)" office:value-type="float" office:value="3" calcext:value-type="float">
            <text:p>3</text:p>
          </table:table-cell>
          <table:table-cell table:formula="of:=RANK([.Q171];[.$M171:.$Q171];)" office:value-type="float" office:value="1" calcext:value-type="float">
            <text:p>1</text:p>
          </table:table-cell>
          <table:table-cell table:formula="of:=RANK([.R171];[.$R171:.$V171];)" office:value-type="float" office:value="2" calcext:value-type="float">
            <text:p>2</text:p>
          </table:table-cell>
          <table:table-cell table:formula="of:=RANK([.S171];[.$R171:.$V171];)" office:value-type="float" office:value="4" calcext:value-type="float">
            <text:p>4</text:p>
          </table:table-cell>
          <table:table-cell table:formula="of:=RANK([.T171];[.$R171:.$V171];)" office:value-type="float" office:value="5" calcext:value-type="float">
            <text:p>5</text:p>
          </table:table-cell>
          <table:table-cell table:formula="of:=RANK([.U171];[.$R171:.$V171];)" office:value-type="float" office:value="1" calcext:value-type="float">
            <text:p>1</text:p>
          </table:table-cell>
          <table:table-cell table:formula="of:=RANK([.V171];[.$R171:.$V171];)" office:value-type="float" office:value="2" calcext:value-type="float">
            <text:p>2</text:p>
          </table:table-cell>
          <table:table-cell table:formula="of:=RANK([.W171];[.$W171:.$AA171];)" office:value-type="float" office:value="5" calcext:value-type="float">
            <text:p>5</text:p>
          </table:table-cell>
          <table:table-cell table:formula="of:=RANK([.X171];[.$W171:.$AA171];)" office:value-type="float" office:value="3" calcext:value-type="float">
            <text:p>3</text:p>
          </table:table-cell>
          <table:table-cell table:formula="of:=RANK([.Y171];[.$W171:.$AA171];)" office:value-type="float" office:value="2" calcext:value-type="float">
            <text:p>2</text:p>
          </table:table-cell>
          <table:table-cell table:formula="of:=RANK([.Z171];[.$W171:.$AA171];)" office:value-type="float" office:value="4" calcext:value-type="float">
            <text:p>4</text:p>
          </table:table-cell>
          <table:table-cell table:formula="of:=RANK([.AA171];[.$W171:.$AA171];)" office:value-type="float" office:value="1" calcext:value-type="float">
            <text:p>1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172]; OFFSET([.$C172]; 0; 0; 1; 5))" office:value-type="float" office:value="2" calcext:value-type="float">
            <text:p>2</text:p>
          </table:table-cell>
          <table:table-cell table:formula="of:=RANK([.D172]; OFFSET([.$C172]; 0; 0; 1; 5))" office:value-type="float" office:value="4" calcext:value-type="float">
            <text:p>4</text:p>
          </table:table-cell>
          <table:table-cell table:formula="of:=RANK([.E172]; OFFSET([.$C172]; 0; 0; 1; 5))" office:value-type="float" office:value="5" calcext:value-type="float">
            <text:p>5</text:p>
          </table:table-cell>
          <table:table-cell table:formula="of:=RANK([.F172]; OFFSET([.$C172]; 0; 0; 1; 5))" office:value-type="float" office:value="1" calcext:value-type="float">
            <text:p>1</text:p>
          </table:table-cell>
          <table:table-cell table:formula="of:=RANK([.G172]; OFFSET([.$C172]; 0; 0; 1; 5))" office:value-type="float" office:value="3" calcext:value-type="float">
            <text:p>3</text:p>
          </table:table-cell>
          <table:table-cell table:formula="of:=RANK([.H172];[.$H172:.$L172];)" office:value-type="float" office:value="1" calcext:value-type="float">
            <text:p>1</text:p>
          </table:table-cell>
          <table:table-cell table:formula="of:=RANK([.I172];[.$H172:.$L172];)" office:value-type="float" office:value="4" calcext:value-type="float">
            <text:p>4</text:p>
          </table:table-cell>
          <table:table-cell table:formula="of:=RANK([.J172];[.$H172:.$L172];)" office:value-type="float" office:value="5" calcext:value-type="float">
            <text:p>5</text:p>
          </table:table-cell>
          <table:table-cell table:formula="of:=RANK([.K172];[.$H172:.$L172];)" office:value-type="float" office:value="3" calcext:value-type="float">
            <text:p>3</text:p>
          </table:table-cell>
          <table:table-cell table:formula="of:=RANK([.L172];[.$H172:.$L172];)" office:value-type="float" office:value="2" calcext:value-type="float">
            <text:p>2</text:p>
          </table:table-cell>
          <table:table-cell table:formula="of:=RANK([.M172];[.$M172:.$Q172];)" office:value-type="float" office:value="2" calcext:value-type="float">
            <text:p>2</text:p>
          </table:table-cell>
          <table:table-cell table:formula="of:=RANK([.N172];[.$M172:.$Q172];)" office:value-type="float" office:value="4" calcext:value-type="float">
            <text:p>4</text:p>
          </table:table-cell>
          <table:table-cell table:formula="of:=RANK([.O172];[.$M172:.$Q172];)" office:value-type="float" office:value="5" calcext:value-type="float">
            <text:p>5</text:p>
          </table:table-cell>
          <table:table-cell table:formula="of:=RANK([.P172];[.$M172:.$Q172];)" office:value-type="float" office:value="1" calcext:value-type="float">
            <text:p>1</text:p>
          </table:table-cell>
          <table:table-cell table:formula="of:=RANK([.Q172];[.$M172:.$Q172];)" office:value-type="float" office:value="3" calcext:value-type="float">
            <text:p>3</text:p>
          </table:table-cell>
          <table:table-cell table:formula="of:=RANK([.R172];[.$R172:.$V172];)" office:value-type="float" office:value="1" calcext:value-type="float">
            <text:p>1</text:p>
          </table:table-cell>
          <table:table-cell table:formula="of:=RANK([.S172];[.$R172:.$V172];)" office:value-type="float" office:value="4" calcext:value-type="float">
            <text:p>4</text:p>
          </table:table-cell>
          <table:table-cell table:formula="of:=RANK([.T172];[.$R172:.$V172];)" office:value-type="float" office:value="5" calcext:value-type="float">
            <text:p>5</text:p>
          </table:table-cell>
          <table:table-cell table:formula="of:=RANK([.U172];[.$R172:.$V172];)" office:value-type="float" office:value="2" calcext:value-type="float">
            <text:p>2</text:p>
          </table:table-cell>
          <table:table-cell table:formula="of:=RANK([.V172];[.$R172:.$V172];)" office:value-type="float" office:value="3" calcext:value-type="float">
            <text:p>3</text:p>
          </table:table-cell>
          <table:table-cell table:formula="of:=RANK([.W172];[.$W172:.$AA172];)" office:value-type="float" office:value="5" calcext:value-type="float">
            <text:p>5</text:p>
          </table:table-cell>
          <table:table-cell table:formula="of:=RANK([.X172];[.$W172:.$AA172];)" office:value-type="float" office:value="1" calcext:value-type="float">
            <text:p>1</text:p>
          </table:table-cell>
          <table:table-cell table:formula="of:=RANK([.Y172];[.$W172:.$AA172];)" office:value-type="float" office:value="2" calcext:value-type="float">
            <text:p>2</text:p>
          </table:table-cell>
          <table:table-cell table:formula="of:=RANK([.Z172];[.$W172:.$AA172];)" office:value-type="float" office:value="3" calcext:value-type="float">
            <text:p>3</text:p>
          </table:table-cell>
          <table:table-cell table:formula="of:=RANK([.AA172];[.$W172:.$AA172];)" office:value-type="float" office:value="4" calcext:value-type="float">
            <text:p>4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73]; OFFSET([.$C173]; 0; 0; 1; 5))" office:value-type="float" office:value="2" calcext:value-type="float">
            <text:p>2</text:p>
          </table:table-cell>
          <table:table-cell table:formula="of:=RANK([.D173]; OFFSET([.$C173]; 0; 0; 1; 5))" office:value-type="float" office:value="4" calcext:value-type="float">
            <text:p>4</text:p>
          </table:table-cell>
          <table:table-cell table:formula="of:=RANK([.E173]; OFFSET([.$C173]; 0; 0; 1; 5))" office:value-type="float" office:value="5" calcext:value-type="float">
            <text:p>5</text:p>
          </table:table-cell>
          <table:table-cell table:formula="of:=RANK([.F173]; OFFSET([.$C173]; 0; 0; 1; 5))" office:value-type="float" office:value="1" calcext:value-type="float">
            <text:p>1</text:p>
          </table:table-cell>
          <table:table-cell table:formula="of:=RANK([.G173]; OFFSET([.$C173]; 0; 0; 1; 5))" office:value-type="float" office:value="3" calcext:value-type="float">
            <text:p>3</text:p>
          </table:table-cell>
          <table:table-cell table:formula="of:=RANK([.H173];[.$H173:.$L173];)" office:value-type="float" office:value="1" calcext:value-type="float">
            <text:p>1</text:p>
          </table:table-cell>
          <table:table-cell table:formula="of:=RANK([.I173];[.$H173:.$L173];)" office:value-type="float" office:value="4" calcext:value-type="float">
            <text:p>4</text:p>
          </table:table-cell>
          <table:table-cell table:formula="of:=RANK([.J173];[.$H173:.$L173];)" office:value-type="float" office:value="5" calcext:value-type="float">
            <text:p>5</text:p>
          </table:table-cell>
          <table:table-cell table:formula="of:=RANK([.K173];[.$H173:.$L173];)" office:value-type="float" office:value="3" calcext:value-type="float">
            <text:p>3</text:p>
          </table:table-cell>
          <table:table-cell table:formula="of:=RANK([.L173];[.$H173:.$L173];)" office:value-type="float" office:value="2" calcext:value-type="float">
            <text:p>2</text:p>
          </table:table-cell>
          <table:table-cell table:formula="of:=RANK([.M173];[.$M173:.$Q173];)" office:value-type="float" office:value="1" calcext:value-type="float">
            <text:p>1</text:p>
          </table:table-cell>
          <table:table-cell table:formula="of:=RANK([.N173];[.$M173:.$Q173];)" office:value-type="float" office:value="4" calcext:value-type="float">
            <text:p>4</text:p>
          </table:table-cell>
          <table:table-cell table:formula="of:=RANK([.O173];[.$M173:.$Q173];)" office:value-type="float" office:value="5" calcext:value-type="float">
            <text:p>5</text:p>
          </table:table-cell>
          <table:table-cell table:formula="of:=RANK([.P173];[.$M173:.$Q173];)" office:value-type="float" office:value="2" calcext:value-type="float">
            <text:p>2</text:p>
          </table:table-cell>
          <table:table-cell table:formula="of:=RANK([.Q173];[.$M173:.$Q173];)" office:value-type="float" office:value="3" calcext:value-type="float">
            <text:p>3</text:p>
          </table:table-cell>
          <table:table-cell table:formula="of:=RANK([.R173];[.$R173:.$V173];)" office:value-type="float" office:value="2" calcext:value-type="float">
            <text:p>2</text:p>
          </table:table-cell>
          <table:table-cell table:formula="of:=RANK([.S173];[.$R173:.$V173];)" office:value-type="float" office:value="4" calcext:value-type="float">
            <text:p>4</text:p>
          </table:table-cell>
          <table:table-cell table:formula="of:=RANK([.T173];[.$R173:.$V173];)" office:value-type="float" office:value="5" calcext:value-type="float">
            <text:p>5</text:p>
          </table:table-cell>
          <table:table-cell table:formula="of:=RANK([.U173];[.$R173:.$V173];)" office:value-type="float" office:value="1" calcext:value-type="float">
            <text:p>1</text:p>
          </table:table-cell>
          <table:table-cell table:formula="of:=RANK([.V173];[.$R173:.$V173];)" office:value-type="float" office:value="3" calcext:value-type="float">
            <text:p>3</text:p>
          </table:table-cell>
          <table:table-cell table:formula="of:=RANK([.W173];[.$W173:.$AA173];)" office:value-type="float" office:value="4" calcext:value-type="float">
            <text:p>4</text:p>
          </table:table-cell>
          <table:table-cell table:formula="of:=RANK([.X173];[.$W173:.$AA173];)" office:value-type="float" office:value="1" calcext:value-type="float">
            <text:p>1</text:p>
          </table:table-cell>
          <table:table-cell table:formula="of:=RANK([.Y173];[.$W173:.$AA173];)" office:value-type="float" office:value="2" calcext:value-type="float">
            <text:p>2</text:p>
          </table:table-cell>
          <table:table-cell table:formula="of:=RANK([.Z173];[.$W173:.$AA173];)" office:value-type="float" office:value="5" calcext:value-type="float">
            <text:p>5</text:p>
          </table:table-cell>
          <table:table-cell table:formula="of:=RANK([.AA173];[.$W173:.$AA173];)" office:value-type="float" office:value="3" calcext:value-type="float">
            <text:p>3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174]; OFFSET([.$C174]; 0; 0; 1; 5))" office:value-type="float" office:value="5" calcext:value-type="float">
            <text:p>5</text:p>
          </table:table-cell>
          <table:table-cell table:formula="of:=RANK([.D174]; OFFSET([.$C174]; 0; 0; 1; 5))" office:value-type="float" office:value="4" calcext:value-type="float">
            <text:p>4</text:p>
          </table:table-cell>
          <table:table-cell table:formula="of:=RANK([.E174]; OFFSET([.$C174]; 0; 0; 1; 5))" office:value-type="float" office:value="3" calcext:value-type="float">
            <text:p>3</text:p>
          </table:table-cell>
          <table:table-cell table:formula="of:=RANK([.F174]; OFFSET([.$C174]; 0; 0; 1; 5))" office:value-type="float" office:value="1" calcext:value-type="float">
            <text:p>1</text:p>
          </table:table-cell>
          <table:table-cell table:formula="of:=RANK([.G174]; OFFSET([.$C174]; 0; 0; 1; 5))" office:value-type="float" office:value="2" calcext:value-type="float">
            <text:p>2</text:p>
          </table:table-cell>
          <table:table-cell table:formula="of:=RANK([.H174];[.$H174:.$L174];)" office:value-type="float" office:value="2" calcext:value-type="float">
            <text:p>2</text:p>
          </table:table-cell>
          <table:table-cell table:formula="of:=RANK([.I174];[.$H174:.$L174];)" office:value-type="float" office:value="3" calcext:value-type="float">
            <text:p>3</text:p>
          </table:table-cell>
          <table:table-cell table:formula="of:=RANK([.J174];[.$H174:.$L174];)" office:value-type="float" office:value="4" calcext:value-type="float">
            <text:p>4</text:p>
          </table:table-cell>
          <table:table-cell table:formula="of:=RANK([.K174];[.$H174:.$L174];)" office:value-type="float" office:value="1" calcext:value-type="float">
            <text:p>1</text:p>
          </table:table-cell>
          <table:table-cell table:formula="of:=RANK([.L174];[.$H174:.$L174];)" office:value-type="float" office:value="5" calcext:value-type="float">
            <text:p>5</text:p>
          </table:table-cell>
          <table:table-cell table:formula="of:=RANK([.M174];[.$M174:.$Q174];)" office:value-type="float" office:value="2" calcext:value-type="float">
            <text:p>2</text:p>
          </table:table-cell>
          <table:table-cell table:formula="of:=RANK([.N174];[.$M174:.$Q174];)" office:value-type="float" office:value="4" calcext:value-type="float">
            <text:p>4</text:p>
          </table:table-cell>
          <table:table-cell table:formula="of:=RANK([.O174];[.$M174:.$Q174];)" office:value-type="float" office:value="5" calcext:value-type="float">
            <text:p>5</text:p>
          </table:table-cell>
          <table:table-cell table:formula="of:=RANK([.P174];[.$M174:.$Q174];)" office:value-type="float" office:value="1" calcext:value-type="float">
            <text:p>1</text:p>
          </table:table-cell>
          <table:table-cell table:formula="of:=RANK([.Q174];[.$M174:.$Q174];)" office:value-type="float" office:value="3" calcext:value-type="float">
            <text:p>3</text:p>
          </table:table-cell>
          <table:table-cell table:formula="of:=RANK([.R174];[.$R174:.$V174];)" office:value-type="float" office:value="2" calcext:value-type="float">
            <text:p>2</text:p>
          </table:table-cell>
          <table:table-cell table:formula="of:=RANK([.S174];[.$R174:.$V174];)" office:value-type="float" office:value="4" calcext:value-type="float">
            <text:p>4</text:p>
          </table:table-cell>
          <table:table-cell table:formula="of:=RANK([.T174];[.$R174:.$V174];)" office:value-type="float" office:value="5" calcext:value-type="float">
            <text:p>5</text:p>
          </table:table-cell>
          <table:table-cell table:formula="of:=RANK([.U174];[.$R174:.$V174];)" office:value-type="float" office:value="1" calcext:value-type="float">
            <text:p>1</text:p>
          </table:table-cell>
          <table:table-cell table:formula="of:=RANK([.V174];[.$R174:.$V174];)" office:value-type="float" office:value="3" calcext:value-type="float">
            <text:p>3</text:p>
          </table:table-cell>
          <table:table-cell table:formula="of:=RANK([.W174];[.$W174:.$AA174];)" office:value-type="float" office:value="1" calcext:value-type="float">
            <text:p>1</text:p>
          </table:table-cell>
          <table:table-cell table:formula="of:=RANK([.X174];[.$W174:.$AA174];)" office:value-type="float" office:value="5" calcext:value-type="float">
            <text:p>5</text:p>
          </table:table-cell>
          <table:table-cell table:formula="of:=RANK([.Y174];[.$W174:.$AA174];)" office:value-type="float" office:value="3" calcext:value-type="float">
            <text:p>3</text:p>
          </table:table-cell>
          <table:table-cell table:formula="of:=RANK([.Z174];[.$W174:.$AA174];)" office:value-type="float" office:value="2" calcext:value-type="float">
            <text:p>2</text:p>
          </table:table-cell>
          <table:table-cell table:formula="of:=RANK([.AA174];[.$W174:.$AA174];)" office:value-type="float" office:value="4" calcext:value-type="float">
            <text:p>4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75]; OFFSET([.$C175]; 0; 0; 1; 5))" office:value-type="float" office:value="2" calcext:value-type="float">
            <text:p>2</text:p>
          </table:table-cell>
          <table:table-cell table:formula="of:=RANK([.D175]; OFFSET([.$C175]; 0; 0; 1; 5))" office:value-type="float" office:value="5" calcext:value-type="float">
            <text:p>5</text:p>
          </table:table-cell>
          <table:table-cell table:formula="of:=RANK([.E175]; OFFSET([.$C175]; 0; 0; 1; 5))" office:value-type="float" office:value="4" calcext:value-type="float">
            <text:p>4</text:p>
          </table:table-cell>
          <table:table-cell table:formula="of:=RANK([.F175]; OFFSET([.$C175]; 0; 0; 1; 5))" office:value-type="float" office:value="1" calcext:value-type="float">
            <text:p>1</text:p>
          </table:table-cell>
          <table:table-cell table:formula="of:=RANK([.G175]; OFFSET([.$C175]; 0; 0; 1; 5))" office:value-type="float" office:value="3" calcext:value-type="float">
            <text:p>3</text:p>
          </table:table-cell>
          <table:table-cell table:formula="of:=RANK([.H175];[.$H175:.$L175];)" office:value-type="float" office:value="2" calcext:value-type="float">
            <text:p>2</text:p>
          </table:table-cell>
          <table:table-cell table:formula="of:=RANK([.I175];[.$H175:.$L175];)" office:value-type="float" office:value="4" calcext:value-type="float">
            <text:p>4</text:p>
          </table:table-cell>
          <table:table-cell table:formula="of:=RANK([.J175];[.$H175:.$L175];)" office:value-type="float" office:value="5" calcext:value-type="float">
            <text:p>5</text:p>
          </table:table-cell>
          <table:table-cell table:formula="of:=RANK([.K175];[.$H175:.$L175];)" office:value-type="float" office:value="1" calcext:value-type="float">
            <text:p>1</text:p>
          </table:table-cell>
          <table:table-cell table:formula="of:=RANK([.L175];[.$H175:.$L175];)" office:value-type="float" office:value="3" calcext:value-type="float">
            <text:p>3</text:p>
          </table:table-cell>
          <table:table-cell table:formula="of:=RANK([.M175];[.$M175:.$Q175];)" office:value-type="float" office:value="2" calcext:value-type="float">
            <text:p>2</text:p>
          </table:table-cell>
          <table:table-cell table:formula="of:=RANK([.N175];[.$M175:.$Q175];)" office:value-type="float" office:value="4" calcext:value-type="float">
            <text:p>4</text:p>
          </table:table-cell>
          <table:table-cell table:formula="of:=RANK([.O175];[.$M175:.$Q175];)" office:value-type="float" office:value="5" calcext:value-type="float">
            <text:p>5</text:p>
          </table:table-cell>
          <table:table-cell table:formula="of:=RANK([.P175];[.$M175:.$Q175];)" office:value-type="float" office:value="1" calcext:value-type="float">
            <text:p>1</text:p>
          </table:table-cell>
          <table:table-cell table:formula="of:=RANK([.Q175];[.$M175:.$Q175];)" office:value-type="float" office:value="3" calcext:value-type="float">
            <text:p>3</text:p>
          </table:table-cell>
          <table:table-cell table:formula="of:=RANK([.R175];[.$R175:.$V175];)" office:value-type="float" office:value="2" calcext:value-type="float">
            <text:p>2</text:p>
          </table:table-cell>
          <table:table-cell table:formula="of:=RANK([.S175];[.$R175:.$V175];)" office:value-type="float" office:value="4" calcext:value-type="float">
            <text:p>4</text:p>
          </table:table-cell>
          <table:table-cell table:formula="of:=RANK([.T175];[.$R175:.$V175];)" office:value-type="float" office:value="5" calcext:value-type="float">
            <text:p>5</text:p>
          </table:table-cell>
          <table:table-cell table:formula="of:=RANK([.U175];[.$R175:.$V175];)" office:value-type="float" office:value="1" calcext:value-type="float">
            <text:p>1</text:p>
          </table:table-cell>
          <table:table-cell table:formula="of:=RANK([.V175];[.$R175:.$V175];)" office:value-type="float" office:value="3" calcext:value-type="float">
            <text:p>3</text:p>
          </table:table-cell>
          <table:table-cell table:formula="of:=RANK([.W175];[.$W175:.$AA175];)" office:value-type="float" office:value="1" calcext:value-type="float">
            <text:p>1</text:p>
          </table:table-cell>
          <table:table-cell table:formula="of:=RANK([.X175];[.$W175:.$AA175];)" office:value-type="float" office:value="5" calcext:value-type="float">
            <text:p>5</text:p>
          </table:table-cell>
          <table:table-cell table:formula="of:=RANK([.Y175];[.$W175:.$AA175];)" office:value-type="float" office:value="3" calcext:value-type="float">
            <text:p>3</text:p>
          </table:table-cell>
          <table:table-cell table:formula="of:=RANK([.Z175];[.$W175:.$AA175];)" office:value-type="float" office:value="2" calcext:value-type="float">
            <text:p>2</text:p>
          </table:table-cell>
          <table:table-cell table:formula="of:=RANK([.AA175];[.$W175:.$AA175];)" office:value-type="float" office:value="3" calcext:value-type="float">
            <text:p>3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number-columns-repeated="28"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office:value-type="float" office:value="678430" calcext:value-type="float">
            <text:p>678430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45380960602344" calcext:value-type="float">
            <text:p>-0,45380960602344</text:p>
          </table:table-cell>
          <table:table-cell table:style-name="ce612" office:value-type="float" office:value="0.0490144419954663" calcext:value-type="float">
            <text:p>0,0490144419954663</text:p>
          </table:table-cell>
          <table:table-cell table:style-name="ce557" office:value-type="float" office:value="0.057325521516503" calcext:value-type="float">
            <text:p>0,057325521516503</text:p>
          </table:table-cell>
          <table:table-cell table:style-name="ce538" office:value-type="float" office:value="0.134707501571407" calcext:value-type="float">
            <text:p>0,134707501571407</text:p>
          </table:table-cell>
          <table:table-cell table:style-name="ce558" office:value-type="float" office:value="0.0891404385589246" calcext:value-type="float">
            <text:p>0,0891404385589246</text:p>
          </table:table-cell>
          <table:table-cell table:style-name="ce494" office:value-type="float" office:value="-0.19773051023051" calcext:value-type="float">
            <text:p>-0,19773051023051</text:p>
          </table:table-cell>
          <table:table-cell table:style-name="ce552" office:value-type="float" office:value="0.104427465538577" calcext:value-type="float">
            <text:p>0,104427465538577</text:p>
          </table:table-cell>
          <table:table-cell table:style-name="ce844" office:value-type="float" office:value="0.0822839711728601" calcext:value-type="float">
            <text:p>0,0822839711728601</text:p>
          </table:table-cell>
          <table:table-cell table:style-name="ce538" office:value-type="float" office:value="0.260092273981163" calcext:value-type="float">
            <text:p>0,260092273981163</text:p>
          </table:table-cell>
          <table:table-cell table:style-name="ce791" office:value-type="float" office:value="0.159626895738007" calcext:value-type="float">
            <text:p>0,159626895738007</text:p>
          </table:table-cell>
          <table:table-cell table:style-name="ce494" office:value-type="float" office:value="-0.431194688943466" calcext:value-type="float">
            <text:p>-0,431194688943466</text:p>
          </table:table-cell>
          <table:table-cell table:style-name="ce919" office:value-type="float" office:value="0.0689739841452729" calcext:value-type="float">
            <text:p>0,0689739841452729</text:p>
          </table:table-cell>
          <table:table-cell table:style-name="ce787" office:value-type="float" office:value="0.0659481899286141" calcext:value-type="float">
            <text:p>0,0659481899286141</text:p>
          </table:table-cell>
          <table:table-cell table:style-name="ce495" office:value-type="float" office:value="0.124676845720891" calcext:value-type="float">
            <text:p>0,124676845720891</text:p>
          </table:table-cell>
          <table:table-cell table:style-name="ce562" office:value-type="float" office:value="0.0805991181195097" calcext:value-type="float">
            <text:p>0,0805991181195097</text:p>
          </table:table-cell>
          <table:table-cell table:style-name="ce494" office:value-type="float" office:value="-0.0161730425510325" calcext:value-type="float">
            <text:p>-0,0161730425510325</text:p>
          </table:table-cell>
          <table:table-cell table:style-name="ce788" office:value-type="float" office:value="0.124096067180118" calcext:value-type="float">
            <text:p>0,124096067180118</text:p>
          </table:table-cell>
          <table:table-cell table:style-name="ce631" office:value-type="float" office:value="0.0709397438148502" calcext:value-type="float">
            <text:p>0,0709397438148502</text:p>
          </table:table-cell>
          <table:table-cell table:style-name="ce500" office:value-type="float" office:value="0.198656563882999" calcext:value-type="float">
            <text:p>0,198656563882999</text:p>
          </table:table-cell>
          <table:table-cell table:style-name="ce682" office:value-type="float" office:value="0.209983754230705" calcext:value-type="float">
            <text:p>0,209983754230705</text:p>
          </table:table-cell>
          <table:table-cell table:style-name="ce494" office:value-type="float" office:value="0.107498597841523" calcext:value-type="float">
            <text:p>0,107498597841523</text:p>
          </table:table-cell>
          <table:table-cell table:style-name="ce658" office:value-type="float" office:value="0.415170166845374" calcext:value-type="float">
            <text:p>0,415170166845374</text:p>
          </table:table-cell>
          <table:table-cell table:style-name="ce586" office:value-type="float" office:value="0.109123565962352" calcext:value-type="float">
            <text:p>0,109123565962352</text:p>
          </table:table-cell>
          <table:table-cell table:style-name="ce760" office:value-type="float" office:value="0.729559495818857" calcext:value-type="float">
            <text:p>0,729559495818857</text:p>
          </table:table-cell>
          <table:table-cell table:style-name="ce946" office:value-type="float" office:value="0.451887817871263" calcext:value-type="float">
            <text:p>0,451887817871263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50" office:value-type="float" office:value="0.119965051611654" calcext:value-type="float">
            <text:p>0,119965051611654</text:p>
          </table:table-cell>
          <table:table-cell table:style-name="ce612" office:value-type="float" office:value="0.0490817079268416" calcext:value-type="float">
            <text:p>0,0490817079268416</text:p>
          </table:table-cell>
          <table:table-cell table:style-name="ce557" office:value-type="float" office:value="0.057325521516503" calcext:value-type="float">
            <text:p>0,057325521516503</text:p>
          </table:table-cell>
          <table:table-cell table:style-name="ce670" office:value-type="float" office:value="0.106123217733093" calcext:value-type="float">
            <text:p>0,106123217733093</text:p>
          </table:table-cell>
          <table:table-cell table:style-name="ce742" office:value-type="float" office:value="0.111403593346054" calcext:value-type="float">
            <text:p>0,111403593346054</text:p>
          </table:table-cell>
          <table:table-cell table:style-name="ce783" office:value-type="float" office:value="0.251831501831502" calcext:value-type="float">
            <text:p>0,251831501831502</text:p>
          </table:table-cell>
          <table:table-cell table:style-name="ce825" office:value-type="float" office:value="0.106508717619829" calcext:value-type="float">
            <text:p>0,106508717619829</text:p>
          </table:table-cell>
          <table:table-cell table:style-name="ce844" office:value-type="float" office:value="0.0822839711728601" calcext:value-type="float">
            <text:p>0,0822839711728601</text:p>
          </table:table-cell>
          <table:table-cell table:style-name="ce869" office:value-type="float" office:value="0.250413167079834" calcext:value-type="float">
            <text:p>0,250413167079834</text:p>
          </table:table-cell>
          <table:table-cell table:style-name="ce869" office:value-type="float" office:value="0.250274416941084" calcext:value-type="float">
            <text:p>0,250274416941084</text:p>
          </table:table-cell>
          <table:table-cell table:style-name="ce521" office:value-type="float" office:value="0.124111885938966" calcext:value-type="float">
            <text:p>0,124111885938966</text:p>
          </table:table-cell>
          <table:table-cell table:style-name="ce919" office:value-type="float" office:value="0.0688273118941961" calcext:value-type="float">
            <text:p>0,0688273118941961</text:p>
          </table:table-cell>
          <table:table-cell table:style-name="ce787" office:value-type="float" office:value="0.0659481899286141" calcext:value-type="float">
            <text:p>0,0659481899286141</text:p>
          </table:table-cell>
          <table:table-cell table:style-name="ce538" office:value-type="float" office:value="0.129196523976296" calcext:value-type="float">
            <text:p>0,129196523976296</text:p>
          </table:table-cell>
          <table:table-cell table:style-name="ce691" office:value-type="float" office:value="0.118044000588862" calcext:value-type="float">
            <text:p>0,118044000588862</text:p>
          </table:table-cell>
          <table:table-cell table:style-name="ce538" office:value-type="float" office:value="0.210409725158709" calcext:value-type="float">
            <text:p>0,210409725158709</text:p>
          </table:table-cell>
          <table:table-cell table:style-name="ce776" office:value-type="float" office:value="0.127275264837901" calcext:value-type="float">
            <text:p>0,127275264837901</text:p>
          </table:table-cell>
          <table:table-cell table:style-name="ce631" office:value-type="float" office:value="0.0709397438148502" calcext:value-type="float">
            <text:p>0,0709397438148502</text:p>
          </table:table-cell>
          <table:table-cell table:style-name="ce512" office:value-type="float" office:value="0.200595943717812" calcext:value-type="float">
            <text:p>0,200595943717812</text:p>
          </table:table-cell>
          <table:table-cell table:style-name="ce873" office:value-type="float" office:value="0.20259939235074" calcext:value-type="float">
            <text:p>0,20259939235074</text:p>
          </table:table-cell>
          <table:table-cell table:style-name="ce941" office:value-type="float" office:value="0.684266462744981" calcext:value-type="float">
            <text:p>0,684266462744981</text:p>
          </table:table-cell>
          <table:table-cell table:style-name="ce727" office:value-type="float" office:value="0.416207101268197" calcext:value-type="float">
            <text:p>0,416207101268197</text:p>
          </table:table-cell>
          <table:table-cell table:style-name="ce623" office:value-type="float" office:value="0.111877348771318" calcext:value-type="float">
            <text:p>0,111877348771318</text:p>
          </table:table-cell>
          <table:table-cell table:style-name="ce911" office:value-type="float" office:value="0.731026298625826" calcext:value-type="float">
            <text:p>0,731026298625826</text:p>
          </table:table-cell>
          <table:table-cell table:style-name="ce538" office:value-type="float" office:value="0.731135898656593" calcext:value-type="float">
            <text:p>0,731135898656593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0426989184385634" calcext:value-type="float">
            <text:p>-0,0426989184385634</text:p>
          </table:table-cell>
          <table:table-cell table:style-name="ce524" office:value-type="float" office:value="0.0604048063750165" calcext:value-type="float">
            <text:p>0,0604048063750165</text:p>
          </table:table-cell>
          <table:table-cell table:style-name="ce658" office:value-type="float" office:value="0.0254190480674872" calcext:value-type="float">
            <text:p>0,0254190480674872</text:p>
          </table:table-cell>
          <table:table-cell table:style-name="ce668" office:value-type="float" office:value="0.0923486497859075" calcext:value-type="float">
            <text:p>0,0923486497859075</text:p>
          </table:table-cell>
          <table:table-cell table:style-name="ce743" office:value-type="float" office:value="0.042315876329343" calcext:value-type="float">
            <text:p>0,042315876329343</text:p>
          </table:table-cell>
          <table:table-cell table:style-name="ce494" office:value-type="float" office:value="-0.248144345366568" calcext:value-type="float">
            <text:p>-0,248144345366568</text:p>
          </table:table-cell>
          <table:table-cell table:style-name="ce538" office:value-type="float" office:value="0.0551403329181107" calcext:value-type="float">
            <text:p>0,0551403329181107</text:p>
          </table:table-cell>
          <table:table-cell table:style-name="ce518" office:value-type="float" office:value="0.0375139264028153" calcext:value-type="float">
            <text:p>0,0375139264028153</text:p>
          </table:table-cell>
          <table:table-cell table:style-name="ce516" office:value-type="float" office:value="0.0466842827953939" calcext:value-type="float">
            <text:p>0,0466842827953939</text:p>
          </table:table-cell>
          <table:table-cell table:style-name="ce652" office:value-type="float" office:value="0.0136540414318192" calcext:value-type="float">
            <text:p>0,0136540414318192</text:p>
          </table:table-cell>
          <table:table-cell table:style-name="ce494" office:value-type="float" office:value="-0.149714342210264" calcext:value-type="float">
            <text:p>-0,149714342210264</text:p>
          </table:table-cell>
          <table:table-cell table:style-name="ce951" office:value-type="float" office:value="0.0464842389801607" calcext:value-type="float">
            <text:p>0,0464842389801607</text:p>
          </table:table-cell>
          <table:table-cell table:style-name="ce538" office:value-type="float" office:value="0.0478151538510429" calcext:value-type="float">
            <text:p>0,0478151538510429</text:p>
          </table:table-cell>
          <table:table-cell table:style-name="ce701" office:value-type="float" office:value="0.0374557470805432" calcext:value-type="float">
            <text:p>0,0374557470805432</text:p>
          </table:table-cell>
          <table:table-cell table:style-name="ce861" office:value-type="float" office:value="0.0249397149886546" calcext:value-type="float">
            <text:p>0,0249397149886546</text:p>
          </table:table-cell>
          <table:table-cell table:style-name="ce494" office:value-type="float" office:value="-0.00773587447502544" calcext:value-type="float">
            <text:p>-0,00773587447502544</text:p>
          </table:table-cell>
          <table:table-cell table:style-name="ce935" office:value-type="float" office:value="0.0520411799602496" calcext:value-type="float">
            <text:p>0,0520411799602496</text:p>
          </table:table-cell>
          <table:table-cell table:style-name="ce996" office:value-type="float" office:value="0.0264379029624373" calcext:value-type="float">
            <text:p>0,0264379029624373</text:p>
          </table:table-cell>
          <table:table-cell table:style-name="ce912" office:value-type="float" office:value="0.0475061480072353" calcext:value-type="float">
            <text:p>0,0475061480072353</text:p>
          </table:table-cell>
          <table:table-cell table:style-name="ce524" office:value-type="float" office:value="0.0408274087010969" calcext:value-type="float">
            <text:p>0,0408274087010969</text:p>
          </table:table-cell>
          <table:table-cell table:style-name="ce494" office:value-type="float" office:value="0.480796302633118" calcext:value-type="float">
            <text:p>0,480796302633118</text:p>
          </table:table-cell>
          <table:table-cell table:style-name="ce749" office:value-type="float" office:value="0.715240612757365" calcext:value-type="float">
            <text:p>0,715240612757365</text:p>
          </table:table-cell>
          <table:table-cell table:style-name="ce1023" office:value-type="float" office:value="0.629937661865135" calcext:value-type="float">
            <text:p>0,629937661865135</text:p>
          </table:table-cell>
          <table:table-cell table:style-name="ce538" office:value-type="float" office:value="0.721149826392239" calcext:value-type="float">
            <text:p>0,721149826392239</text:p>
          </table:table-cell>
          <table:table-cell table:style-name="ce1082" office:value-type="float" office:value="0.535048974150275" calcext:value-type="float">
            <text:p>0,535048974150275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51" office:value-type="float" office:value="0.0770344394094649" calcext:value-type="float">
            <text:p>0,0770344394094649</text:p>
          </table:table-cell>
          <table:table-cell table:style-name="ce533" office:value-type="float" office:value="0.0814216729336093" calcext:value-type="float">
            <text:p>0,0814216729336093</text:p>
          </table:table-cell>
          <table:table-cell table:style-name="ce658" office:value-type="float" office:value="0.025389152097987" calcext:value-type="float">
            <text:p>0,025389152097987</text:p>
          </table:table-cell>
          <table:table-cell table:style-name="ce538" office:value-type="float" office:value="0.0956521544156721" calcext:value-type="float">
            <text:p>0,0956521544156721</text:p>
          </table:table-cell>
          <table:table-cell table:style-name="ce744" office:value-type="float" office:value="0.0785142898997215" calcext:value-type="float">
            <text:p>0,0785142898997215</text:p>
          </table:table-cell>
          <table:table-cell table:style-name="ce784" office:value-type="float" office:value="0.0296681199458978" calcext:value-type="float">
            <text:p>0,0296681199458978</text:p>
          </table:table-cell>
          <table:table-cell table:style-name="ce682" office:value-type="float" office:value="0.0546534227089782" calcext:value-type="float">
            <text:p>0,0546534227089782</text:p>
          </table:table-cell>
          <table:table-cell table:style-name="ce518" office:value-type="float" office:value="0.0375139264028153" calcext:value-type="float">
            <text:p>0,0375139264028153</text:p>
          </table:table-cell>
          <table:table-cell table:style-name="ce853" office:value-type="float" office:value="0.0526659554437332" calcext:value-type="float">
            <text:p>0,0526659554437332</text:p>
          </table:table-cell>
          <table:table-cell table:style-name="ce836" office:value-type="float" office:value="0.0184023795134906" calcext:value-type="float">
            <text:p>0,0184023795134906</text:p>
          </table:table-cell>
          <table:table-cell table:style-name="ce562" office:value-type="float" office:value="0.0307033912254141" calcext:value-type="float">
            <text:p>0,0307033912254141</text:p>
          </table:table-cell>
          <table:table-cell table:style-name="ce721" office:value-type="float" office:value="0.0339682068882721" calcext:value-type="float">
            <text:p>0,0339682068882721</text:p>
          </table:table-cell>
          <table:table-cell table:style-name="ce721" office:value-type="float" office:value="0.0338215346371953" calcext:value-type="float">
            <text:p>0,0338215346371953</text:p>
          </table:table-cell>
          <table:table-cell table:style-name="ce560" office:value-type="float" office:value="0.0376839039155515" calcext:value-type="float">
            <text:p>0,0376839039155515</text:p>
          </table:table-cell>
          <table:table-cell table:style-name="ce963" office:value-type="float" office:value="0.0231253249197784" calcext:value-type="float">
            <text:p>0,0231253249197784</text:p>
          </table:table-cell>
          <table:table-cell table:style-name="ce557" office:value-type="float" office:value="0.0488827613721251" calcext:value-type="float">
            <text:p>0,0488827613721251</text:p>
          </table:table-cell>
          <table:table-cell table:style-name="ce538" office:value-type="float" office:value="0.0573987167539214" calcext:value-type="float">
            <text:p>0,0573987167539214</text:p>
          </table:table-cell>
          <table:table-cell table:style-name="ce996" office:value-type="float" office:value="0.0264448293189902" calcext:value-type="float">
            <text:p>0,0264448293189902</text:p>
          </table:table-cell>
          <table:table-cell table:style-name="ce1039" office:value-type="float" office:value="0.048522590831374" calcext:value-type="float">
            <text:p>0,048522590831374</text:p>
          </table:table-cell>
          <table:table-cell table:style-name="ce828" office:value-type="float" office:value="0.0445053040306893" calcext:value-type="float">
            <text:p>0,0445053040306893</text:p>
          </table:table-cell>
          <table:table-cell table:style-name="ce726" office:value-type="float" office:value="0.720000010500602" calcext:value-type="float">
            <text:p>0,720000010500602</text:p>
          </table:table-cell>
          <table:table-cell table:style-name="ce749" office:value-type="float" office:value="0.715240612757365" calcext:value-type="float">
            <text:p>0,715240612757365</text:p>
          </table:table-cell>
          <table:table-cell table:style-name="ce1023" office:value-type="float" office:value="0.629937661865135" calcext:value-type="float">
            <text:p>0,629937661865135</text:p>
          </table:table-cell>
          <table:table-cell table:style-name="ce538" office:value-type="float" office:value="0.72124433180799" calcext:value-type="float">
            <text:p>0,72124433180799</text:p>
          </table:table-cell>
          <table:table-cell table:style-name="ce1036" office:value-type="float" office:value="0.720707488543515" calcext:value-type="float">
            <text:p>0,720707488543515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552" office:value-type="float" office:value="0.223775068704675" calcext:value-type="float">
            <text:p>0,223775068704675</text:p>
          </table:table-cell>
          <table:table-cell table:style-name="ce613" office:value-type="float" office:value="0.186648011581699" calcext:value-type="float">
            <text:p>0,186648011581699</text:p>
          </table:table-cell>
          <table:table-cell table:style-name="ce659" office:value-type="float" office:value="0.183067969234058" calcext:value-type="float">
            <text:p>0,183067969234058</text:p>
          </table:table-cell>
          <table:table-cell table:style-name="ce538" office:value-type="float" office:value="0.253607509269619" calcext:value-type="float">
            <text:p>0,253607509269619</text:p>
          </table:table-cell>
          <table:table-cell table:style-name="ce745" office:value-type="float" office:value="0.238569836611053" calcext:value-type="float">
            <text:p>0,238569836611053</text:p>
          </table:table-cell>
          <table:table-cell table:style-name="ce785" office:value-type="float" office:value="0.36782147893259" calcext:value-type="float">
            <text:p>0,36782147893259</text:p>
          </table:table-cell>
          <table:table-cell table:style-name="ce659" office:value-type="float" office:value="0.330292135847691" calcext:value-type="float">
            <text:p>0,330292135847691</text:p>
          </table:table-cell>
          <table:table-cell table:style-name="ce616" office:value-type="float" office:value="0.343180482069371" calcext:value-type="float">
            <text:p>0,343180482069371</text:p>
          </table:table-cell>
          <table:table-cell table:style-name="ce538" office:value-type="float" office:value="0.379800240911352" calcext:value-type="float">
            <text:p>0,379800240911352</text:p>
          </table:table-cell>
          <table:table-cell table:style-name="ce843" office:value-type="float" office:value="0.34153603598048" calcext:value-type="float">
            <text:p>0,34153603598048</text:p>
          </table:table-cell>
          <table:table-cell table:style-name="ce835" office:value-type="float" office:value="0.746060627789828" calcext:value-type="float">
            <text:p>0,746060627789828</text:p>
          </table:table-cell>
          <table:table-cell table:style-name="ce952" office:value-type="float" office:value="0.70862253570247" calcext:value-type="float">
            <text:p>0,70862253570247</text:p>
          </table:table-cell>
          <table:table-cell table:style-name="ce494" office:value-type="float" office:value="0.66251855811399" calcext:value-type="float">
            <text:p>0,66251855811399</text:p>
          </table:table-cell>
          <table:table-cell table:style-name="ce538" office:value-type="float" office:value="0.761545414889624" calcext:value-type="float">
            <text:p>0,761545414889624</text:p>
          </table:table-cell>
          <table:table-cell table:style-name="ce713" office:value-type="float" office:value="0.732839754046932" calcext:value-type="float">
            <text:p>0,732839754046932</text:p>
          </table:table-cell>
          <table:table-cell table:style-name="ce516" office:value-type="float" office:value="0.688286769169817" calcext:value-type="float">
            <text:p>0,688286769169817</text:p>
          </table:table-cell>
          <table:table-cell table:style-name="ce838" office:value-type="float" office:value="0.654095675840972" calcext:value-type="float">
            <text:p>0,654095675840972</text:p>
          </table:table-cell>
          <table:table-cell table:style-name="ce494" office:value-type="float" office:value="0.569450403997062" calcext:value-type="float">
            <text:p>0,569450403997062</text:p>
          </table:table-cell>
          <table:table-cell table:style-name="ce538" office:value-type="float" office:value="0.69154475413339" calcext:value-type="float">
            <text:p>0,69154475413339</text:p>
          </table:table-cell>
          <table:table-cell table:style-name="ce1051" office:value-type="float" office:value="0.655897394339297" calcext:value-type="float">
            <text:p>0,655897394339297</text:p>
          </table:table-cell>
          <table:table-cell table:style-name="ce494" office:value-type="float" office:value="0.974906711997765" calcext:value-type="float">
            <text:p>0,974906711997765</text:p>
          </table:table-cell>
          <table:table-cell table:style-name="ce702" office:value-type="float" office:value="0.983449607809088" calcext:value-type="float">
            <text:p>0,983449607809088</text:p>
          </table:table-cell>
          <table:table-cell table:style-name="ce1054" office:value-type="float" office:value="0.982983643606426" calcext:value-type="float">
            <text:p>0,982983643606426</text:p>
          </table:table-cell>
          <table:table-cell table:style-name="ce662" office:value-type="float" office:value="0.982057949933394" calcext:value-type="float">
            <text:p>0,982057949933394</text:p>
          </table:table-cell>
          <table:table-cell table:style-name="ce1083" office:value-type="float" office:value="0.978703992105648" calcext:value-type="float">
            <text:p>0,978703992105648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53" office:value-type="float" office:value="0.237968180224863" calcext:value-type="float">
            <text:p>0,237968180224863</text:p>
          </table:table-cell>
          <table:table-cell table:style-name="ce614" office:value-type="float" office:value="0.171348749190006" calcext:value-type="float">
            <text:p>0,171348749190006</text:p>
          </table:table-cell>
          <table:table-cell table:style-name="ce494" office:value-type="float" office:value="0.16550408715273" calcext:value-type="float">
            <text:p>0,16550408715273</text:p>
          </table:table-cell>
          <table:table-cell table:style-name="ce681" office:value-type="float" office:value="0.250707600228106" calcext:value-type="float">
            <text:p>0,250707600228106</text:p>
          </table:table-cell>
          <table:table-cell table:style-name="ce553" office:value-type="float" office:value="0.237968180224863" calcext:value-type="float">
            <text:p>0,237968180224863</text:p>
          </table:table-cell>
          <table:table-cell table:style-name="ce786" office:value-type="float" office:value="0.369044535711202" calcext:value-type="float">
            <text:p>0,369044535711202</text:p>
          </table:table-cell>
          <table:table-cell table:style-name="ce494" office:value-type="float" office:value="0.318041012485457" calcext:value-type="float">
            <text:p>0,318041012485457</text:p>
          </table:table-cell>
          <table:table-cell table:style-name="ce806" office:value-type="float" office:value="0.328308522752967" calcext:value-type="float">
            <text:p>0,328308522752967</text:p>
          </table:table-cell>
          <table:table-cell table:style-name="ce870" office:value-type="float" office:value="0.369573841796064" calcext:value-type="float">
            <text:p>0,369573841796064</text:p>
          </table:table-cell>
          <table:table-cell table:style-name="ce786" office:value-type="float" office:value="0.369044535711202" calcext:value-type="float">
            <text:p>0,369044535711202</text:p>
          </table:table-cell>
          <table:table-cell table:style-name="ce598" office:value-type="float" office:value="0.741433661498914" calcext:value-type="float">
            <text:p>0,741433661498914</text:p>
          </table:table-cell>
          <table:table-cell table:style-name="ce834" office:value-type="float" office:value="0.707112354746939" calcext:value-type="float">
            <text:p>0,707112354746939</text:p>
          </table:table-cell>
          <table:table-cell table:style-name="ce494" office:value-type="float" office:value="0.66251855811399" calcext:value-type="float">
            <text:p>0,66251855811399</text:p>
          </table:table-cell>
          <table:table-cell table:style-name="ce972" office:value-type="float" office:value="0.741694412167495" calcext:value-type="float">
            <text:p>0,741694412167495</text:p>
          </table:table-cell>
          <table:table-cell table:style-name="ce598" office:value-type="float" office:value="0.741433661498914" calcext:value-type="float">
            <text:p>0,741433661498914</text:p>
          </table:table-cell>
          <table:table-cell table:style-name="ce783" office:value-type="float" office:value="0.689329185831029" calcext:value-type="float">
            <text:p>0,689329185831029</text:p>
          </table:table-cell>
          <table:table-cell table:style-name="ce750" office:value-type="float" office:value="0.681975992555552" calcext:value-type="float">
            <text:p>0,681975992555552</text:p>
          </table:table-cell>
          <table:table-cell table:style-name="ce494" office:value-type="float" office:value="0.569450403997062" calcext:value-type="float">
            <text:p>0,569450403997062</text:p>
          </table:table-cell>
          <table:table-cell table:style-name="ce789" office:value-type="float" office:value="0.687021843304343" calcext:value-type="float">
            <text:p>0,687021843304343</text:p>
          </table:table-cell>
          <table:table-cell table:style-name="ce783" office:value-type="float" office:value="0.689329185831029" calcext:value-type="float">
            <text:p>0,689329185831029</text:p>
          </table:table-cell>
          <table:table-cell table:style-name="ce538" office:value-type="float" office:value="0.98438153621441" calcext:value-type="float">
            <text:p>0,98438153621441</text:p>
          </table:table-cell>
          <table:table-cell table:style-name="ce716" office:value-type="float" office:value="0.983482422189557" calcext:value-type="float">
            <text:p>0,983482422189557</text:p>
          </table:table-cell>
          <table:table-cell table:style-name="ce516" office:value-type="float" office:value="0.984117708595438" calcext:value-type="float">
            <text:p>0,984117708595438</text:p>
          </table:table-cell>
          <table:table-cell table:style-name="ce792" office:value-type="float" office:value="0.982834010031488" calcext:value-type="float">
            <text:p>0,982834010031488</text:p>
          </table:table-cell>
          <table:table-cell table:style-name="ce1035" office:value-type="float" office:value="0.984210901435971" calcext:value-type="float">
            <text:p>0,984210901435971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554" office:value-type="float" office:value="0.280242949596143" calcext:value-type="float">
            <text:p>0,280242949596143</text:p>
          </table:table-cell>
          <table:table-cell table:style-name="ce615" office:value-type="float" office:value="0.192141395977348" calcext:value-type="float">
            <text:p>0,192141395977348</text:p>
          </table:table-cell>
          <table:table-cell table:style-name="ce660" office:value-type="float" office:value="0.204167049708776" calcext:value-type="float">
            <text:p>0,204167049708776</text:p>
          </table:table-cell>
          <table:table-cell table:style-name="ce698" office:value-type="float" office:value="0.287270370926768" calcext:value-type="float">
            <text:p>0,287270370926768</text:p>
          </table:table-cell>
          <table:table-cell table:style-name="ce746" office:value-type="float" office:value="0.209301682470424" calcext:value-type="float">
            <text:p>0,209301682470424</text:p>
          </table:table-cell>
          <table:table-cell table:style-name="ce787" office:value-type="float" office:value="0.37668864057753" calcext:value-type="float">
            <text:p>0,37668864057753</text:p>
          </table:table-cell>
          <table:table-cell table:style-name="ce826" office:value-type="float" office:value="0.299196688085577" calcext:value-type="float">
            <text:p>0,299196688085577</text:p>
          </table:table-cell>
          <table:table-cell table:style-name="ce845" office:value-type="float" office:value="0.33720394831506" calcext:value-type="float">
            <text:p>0,33720394831506</text:p>
          </table:table-cell>
          <table:table-cell table:style-name="ce538" office:value-type="float" office:value="0.390563654452543" calcext:value-type="float">
            <text:p>0,390563654452543</text:p>
          </table:table-cell>
          <table:table-cell table:style-name="ce900" office:value-type="float" office:value="0.324695880251436" calcext:value-type="float">
            <text:p>0,324695880251436</text:p>
          </table:table-cell>
          <table:table-cell table:style-name="ce691" office:value-type="float" office:value="0.77063502022719" calcext:value-type="float">
            <text:p>0,77063502022719</text:p>
          </table:table-cell>
          <table:table-cell table:style-name="ce953" office:value-type="float" office:value="0.649220274016359" calcext:value-type="float">
            <text:p>0,649220274016359</text:p>
          </table:table-cell>
          <table:table-cell table:style-name="ce494" office:value-type="float" office:value="0.592702566601425" calcext:value-type="float">
            <text:p>0,592702566601425</text:p>
          </table:table-cell>
          <table:table-cell table:style-name="ce538" office:value-type="float" office:value="0.774233922684167" calcext:value-type="float">
            <text:p>0,774233922684167</text:p>
          </table:table-cell>
          <table:table-cell table:style-name="ce753" office:value-type="float" office:value="0.709391206944225" calcext:value-type="float">
            <text:p>0,709391206944225</text:p>
          </table:table-cell>
          <table:table-cell table:style-name="ce783" office:value-type="float" office:value="0.703690986143477" calcext:value-type="float">
            <text:p>0,703690986143477</text:p>
          </table:table-cell>
          <table:table-cell table:style-name="ce1020" office:value-type="float" office:value="0.634135647844639" calcext:value-type="float">
            <text:p>0,634135647844639</text:p>
          </table:table-cell>
          <table:table-cell table:style-name="ce494" office:value-type="float" office:value="0.576369834193414" calcext:value-type="float">
            <text:p>0,576369834193414</text:p>
          </table:table-cell>
          <table:table-cell table:style-name="ce819" office:value-type="float" office:value="0.702914368414983" calcext:value-type="float">
            <text:p>0,702914368414983</text:p>
          </table:table-cell>
          <table:table-cell table:style-name="ce526" office:value-type="float" office:value="0.654094810046403" calcext:value-type="float">
            <text:p>0,654094810046403</text:p>
          </table:table-cell>
          <table:table-cell table:style-name="ce494" office:value-type="float" office:value="0.979161424569387" calcext:value-type="float">
            <text:p>0,979161424569387</text:p>
          </table:table-cell>
          <table:table-cell table:number-columns-repeated="2" table:style-name="ce796" office:value-type="float" office:value="0.984226652338596" calcext:value-type="float">
            <text:p>0,984226652338596</text:p>
          </table:table-cell>
          <table:table-cell table:style-name="ce527" office:value-type="float" office:value="0.984177758911697" calcext:value-type="float">
            <text:p>0,984177758911697</text:p>
          </table:table-cell>
          <table:table-cell table:style-name="ce714" office:value-type="float" office:value="0.981019702935351" calcext:value-type="float">
            <text:p>0,981019702935351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55" office:value-type="float" office:value="0.279934647410673" calcext:value-type="float">
            <text:p>0,279934647410673</text:p>
          </table:table-cell>
          <table:table-cell table:style-name="ce494" office:value-type="float" office:value="0.175825670622651" calcext:value-type="float">
            <text:p>0,175825670622651</text:p>
          </table:table-cell>
          <table:table-cell table:style-name="ce595" office:value-type="float" office:value="0.193284916810728" calcext:value-type="float">
            <text:p>0,193284916810728</text:p>
          </table:table-cell>
          <table:table-cell table:style-name="ce538" office:value-type="float" office:value="0.292356422737978" calcext:value-type="float">
            <text:p>0,292356422737978</text:p>
          </table:table-cell>
          <table:table-cell table:style-name="ce747" office:value-type="float" office:value="0.288481157691523" calcext:value-type="float">
            <text:p>0,288481157691523</text:p>
          </table:table-cell>
          <table:table-cell table:style-name="ce603" office:value-type="float" office:value="0.373243012131901" calcext:value-type="float">
            <text:p>0,373243012131901</text:p>
          </table:table-cell>
          <table:table-cell table:style-name="ce494" office:value-type="float" office:value="0.267869990092212" calcext:value-type="float">
            <text:p>0,267869990092212</text:p>
          </table:table-cell>
          <table:table-cell table:style-name="ce821" office:value-type="float" office:value="0.324449213338102" calcext:value-type="float">
            <text:p>0,324449213338102</text:p>
          </table:table-cell>
          <table:table-cell table:style-name="ce702" office:value-type="float" office:value="0.378629857796525" calcext:value-type="float">
            <text:p>0,378629857796525</text:p>
          </table:table-cell>
          <table:table-cell table:style-name="ce745" office:value-type="float" office:value="0.369712591934814" calcext:value-type="float">
            <text:p>0,369712591934814</text:p>
          </table:table-cell>
          <table:table-cell table:style-name="ce918" office:value-type="float" office:value="0.762912997823275" calcext:value-type="float">
            <text:p>0,762912997823275</text:p>
          </table:table-cell>
          <table:table-cell table:style-name="ce737" office:value-type="float" office:value="0.668331125101109" calcext:value-type="float">
            <text:p>0,668331125101109</text:p>
          </table:table-cell>
          <table:table-cell table:style-name="ce494" office:value-type="float" office:value="0.592702566601425" calcext:value-type="float">
            <text:p>0,592702566601425</text:p>
          </table:table-cell>
          <table:table-cell table:style-name="ce875" office:value-type="float" office:value="0.762961888573634" calcext:value-type="float">
            <text:p>0,762961888573634</text:p>
          </table:table-cell>
          <table:table-cell table:style-name="ce750" office:value-type="float" office:value="0.759860042078639" calcext:value-type="float">
            <text:p>0,759860042078639</text:p>
          </table:table-cell>
          <table:table-cell table:style-name="ce966" office:value-type="float" office:value="0.694000147531395" calcext:value-type="float">
            <text:p>0,694000147531395</text:p>
          </table:table-cell>
          <table:table-cell table:style-name="ce519" office:value-type="float" office:value="0.637723500539044" calcext:value-type="float">
            <text:p>0,637723500539044</text:p>
          </table:table-cell>
          <table:table-cell table:style-name="ce494" office:value-type="float" office:value="0.576369834193414" calcext:value-type="float">
            <text:p>0,576369834193414</text:p>
          </table:table-cell>
          <table:table-cell table:style-name="ce538" office:value-type="float" office:value="0.706052007933449" calcext:value-type="float">
            <text:p>0,706052007933449</text:p>
          </table:table-cell>
          <table:table-cell table:style-name="ce941" office:value-type="float" office:value="0.696459004107676" calcext:value-type="float">
            <text:p>0,696459004107676</text:p>
          </table:table-cell>
          <table:table-cell table:style-name="ce766" office:value-type="float" office:value="0.983352477242899" calcext:value-type="float">
            <text:p>0,983352477242899</text:p>
          </table:table-cell>
          <table:table-cell table:style-name="ce690" office:value-type="float" office:value="0.982312917669638" calcext:value-type="float">
            <text:p>0,982312917669638</text:p>
          </table:table-cell>
          <table:table-cell table:style-name="ce784" office:value-type="float" office:value="0.984226652338596" calcext:value-type="float">
            <text:p>0,984226652338596</text:p>
          </table:table-cell>
          <table:table-cell table:style-name="ce538" office:value-type="float" office:value="0.984687366240382" calcext:value-type="float">
            <text:p>0,984687366240382</text:p>
          </table:table-cell>
          <table:table-cell table:style-name="ce766" office:value-type="float" office:value="0.983352477242899" calcext:value-type="float">
            <text:p>0,983352477242899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556" office:value-type="float" office:value="0.222250374260168" calcext:value-type="float">
            <text:p>0,222250374260168</text:p>
          </table:table-cell>
          <table:table-cell table:style-name="ce616" office:value-type="float" office:value="0.189286330890085" calcext:value-type="float">
            <text:p>0,189286330890085</text:p>
          </table:table-cell>
          <table:table-cell table:style-name="ce614" office:value-type="float" office:value="0.156804360028192" calcext:value-type="float">
            <text:p>0,156804360028192</text:p>
          </table:table-cell>
          <table:table-cell table:style-name="ce538" office:value-type="float" office:value="0.245821477712928" calcext:value-type="float">
            <text:p>0,245821477712928</text:p>
          </table:table-cell>
          <table:table-cell table:style-name="ce748" office:value-type="float" office:value="0.186005248237446" calcext:value-type="float">
            <text:p>0,186005248237446</text:p>
          </table:table-cell>
          <table:table-cell table:style-name="ce766" office:value-type="float" office:value="0.352823616712506" calcext:value-type="float">
            <text:p>0,352823616712506</text:p>
          </table:table-cell>
          <table:table-cell table:style-name="ce827" office:value-type="float" office:value="0.263440263440263" calcext:value-type="float">
            <text:p>0,263440263440263</text:p>
          </table:table-cell>
          <table:table-cell table:style-name="ce615" office:value-type="float" office:value="0.263907902796792" calcext:value-type="float">
            <text:p>0,263907902796792</text:p>
          </table:table-cell>
          <table:table-cell table:style-name="ce538" office:value-type="float" office:value="0.38761649872761" calcext:value-type="float">
            <text:p>0,38761649872761</text:p>
          </table:table-cell>
          <table:table-cell table:style-name="ce901" office:value-type="float" office:value="0.25737636848748" calcext:value-type="float">
            <text:p>0,25737636848748</text:p>
          </table:table-cell>
          <table:table-cell table:style-name="ce762" office:value-type="float" office:value="0.678632134586458" calcext:value-type="float">
            <text:p>0,678632134586458</text:p>
          </table:table-cell>
          <table:table-cell table:style-name="ce824" office:value-type="float" office:value="0.547864316216682" calcext:value-type="float">
            <text:p>0,547864316216682</text:p>
          </table:table-cell>
          <table:table-cell table:style-name="ce494" office:value-type="float" office:value="0.479324916519044" calcext:value-type="float">
            <text:p>0,479324916519044</text:p>
          </table:table-cell>
          <table:table-cell table:style-name="ce872" office:value-type="float" office:value="0.706987411718244" calcext:value-type="float">
            <text:p>0,706987411718244</text:p>
          </table:table-cell>
          <table:table-cell table:style-name="ce657" office:value-type="float" office:value="0.557669627816447" calcext:value-type="float">
            <text:p>0,557669627816447</text:p>
          </table:table-cell>
          <table:table-cell table:style-name="ce858" office:value-type="float" office:value="0.647448970933891" calcext:value-type="float">
            <text:p>0,647448970933891</text:p>
          </table:table-cell>
          <table:table-cell table:style-name="ce756" office:value-type="float" office:value="0.591237258534224" calcext:value-type="float">
            <text:p>0,591237258534224</text:p>
          </table:table-cell>
          <table:table-cell table:style-name="ce494" office:value-type="float" office:value="0.50371581713172" calcext:value-type="float">
            <text:p>0,50371581713172</text:p>
          </table:table-cell>
          <table:table-cell table:style-name="ce540" office:value-type="float" office:value="0.642360696251214" calcext:value-type="float">
            <text:p>0,642360696251214</text:p>
          </table:table-cell>
          <table:table-cell table:style-name="ce1000" office:value-type="float" office:value="0.577810516356418" calcext:value-type="float">
            <text:p>0,577810516356418</text:p>
          </table:table-cell>
          <table:table-cell table:style-name="ce598" office:value-type="float" office:value="0.98274606749183" calcext:value-type="float">
            <text:p>0,98274606749183</text:p>
          </table:table-cell>
          <table:table-cell table:style-name="ce538" office:value-type="float" office:value="0.983376103596837" calcext:value-type="float">
            <text:p>0,983376103596837</text:p>
          </table:table-cell>
          <table:table-cell table:style-name="ce787" office:value-type="float" office:value="0.983021708287771" calcext:value-type="float">
            <text:p>0,983021708287771</text:p>
          </table:table-cell>
          <table:table-cell table:style-name="ce685" office:value-type="float" office:value="0.982727691438768" calcext:value-type="float">
            <text:p>0,982727691438768</text:p>
          </table:table-cell>
          <table:table-cell table:style-name="ce494" office:value-type="float" office:value="0.980284988956649" calcext:value-type="float">
            <text:p>0,980284988956649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57" office:value-type="float" office:value="0.23332309396378" calcext:value-type="float">
            <text:p>0,23332309396378</text:p>
          </table:table-cell>
          <table:table-cell table:style-name="ce617" office:value-type="float" office:value="0.170227650333751" calcext:value-type="float">
            <text:p>0,170227650333751</text:p>
          </table:table-cell>
          <table:table-cell table:style-name="ce494" office:value-type="float" office:value="0.150421570539914" calcext:value-type="float">
            <text:p>0,150421570539914</text:p>
          </table:table-cell>
          <table:table-cell table:style-name="ce699" office:value-type="float" office:value="0.242469392132726" calcext:value-type="float">
            <text:p>0,242469392132726</text:p>
          </table:table-cell>
          <table:table-cell table:style-name="ce730" office:value-type="float" office:value="0.220129628923753" calcext:value-type="float">
            <text:p>0,220129628923753</text:p>
          </table:table-cell>
          <table:table-cell table:style-name="ce788" office:value-type="float" office:value="0.333000333000333" calcext:value-type="float">
            <text:p>0,333000333000333</text:p>
          </table:table-cell>
          <table:table-cell table:style-name="ce623" office:value-type="float" office:value="0.244904272682051" calcext:value-type="float">
            <text:p>0,244904272682051</text:p>
          </table:table-cell>
          <table:table-cell table:style-name="ce494" office:value-type="float" office:value="0.243866216088438" calcext:value-type="float">
            <text:p>0,243866216088438</text:p>
          </table:table-cell>
          <table:table-cell table:style-name="ce871" office:value-type="float" office:value="0.369126758015647" calcext:value-type="float">
            <text:p>0,369126758015647</text:p>
          </table:table-cell>
          <table:table-cell table:style-name="ce736" office:value-type="float" office:value="0.354056951279173" calcext:value-type="float">
            <text:p>0,354056951279173</text:p>
          </table:table-cell>
          <table:table-cell table:style-name="ce538" office:value-type="float" office:value="0.709125023970049" calcext:value-type="float">
            <text:p>0,709125023970049</text:p>
          </table:table-cell>
          <table:table-cell table:style-name="ce954" office:value-type="float" office:value="0.533593649417467" calcext:value-type="float">
            <text:p>0,533593649417467</text:p>
          </table:table-cell>
          <table:table-cell table:style-name="ce494" office:value-type="float" office:value="0.479324916519044" calcext:value-type="float">
            <text:p>0,479324916519044</text:p>
          </table:table-cell>
          <table:table-cell table:style-name="ce793" office:value-type="float" office:value="0.70129978775982" calcext:value-type="float">
            <text:p>0,70129978775982</text:p>
          </table:table-cell>
          <table:table-cell table:style-name="ce505" office:value-type="float" office:value="0.69626404047285" calcext:value-type="float">
            <text:p>0,69626404047285</text:p>
          </table:table-cell>
          <table:table-cell table:style-name="ce921" office:value-type="float" office:value="0.650381417139477" calcext:value-type="float">
            <text:p>0,650381417139477</text:p>
          </table:table-cell>
          <table:table-cell table:style-name="ce756" office:value-type="float" office:value="0.591154142255589" calcext:value-type="float">
            <text:p>0,591154142255589</text:p>
          </table:table-cell>
          <table:table-cell table:style-name="ce494" office:value-type="float" office:value="0.50371581713172" calcext:value-type="float">
            <text:p>0,50371581713172</text:p>
          </table:table-cell>
          <table:table-cell table:style-name="ce538" office:value-type="float" office:value="0.652036816355621" calcext:value-type="float">
            <text:p>0,652036816355621</text:p>
          </table:table-cell>
          <table:table-cell table:style-name="ce862" office:value-type="float" office:value="0.637765058678361" calcext:value-type="float">
            <text:p>0,637765058678361</text:p>
          </table:table-cell>
          <table:table-cell table:style-name="ce819" office:value-type="float" office:value="0.983305224535024" calcext:value-type="float">
            <text:p>0,983305224535024</text:p>
          </table:table-cell>
          <table:table-cell table:style-name="ce538" office:value-type="float" office:value="0.983376103596837" calcext:value-type="float">
            <text:p>0,983376103596837</text:p>
          </table:table-cell>
          <table:table-cell table:style-name="ce787" office:value-type="float" office:value="0.983021708287771" calcext:value-type="float">
            <text:p>0,983021708287771</text:p>
          </table:table-cell>
          <table:table-cell table:style-name="ce685" office:value-type="float" office:value="0.982727691438768" calcext:value-type="float">
            <text:p>0,982727691438768</text:p>
          </table:table-cell>
          <table:table-cell table:style-name="ce558" office:value-type="float" office:value="0.983137214907022" calcext:value-type="float">
            <text:p>0,983137214907022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1087"/>
          <table:table-cell table:style-name="ce1088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193]; OFFSET([.$C193]; 0; 0; 1; 5))" office:value-type="float" office:value="5" calcext:value-type="float">
            <text:p>5</text:p>
          </table:table-cell>
          <table:table-cell table:formula="of:=RANK([.D193]; OFFSET([.$C193]; 0; 0; 1; 5))" office:value-type="float" office:value="4" calcext:value-type="float">
            <text:p>4</text:p>
          </table:table-cell>
          <table:table-cell table:formula="of:=RANK([.E193]; OFFSET([.$C193]; 0; 0; 1; 5))" office:value-type="float" office:value="3" calcext:value-type="float">
            <text:p>3</text:p>
          </table:table-cell>
          <table:table-cell table:formula="of:=RANK([.F193]; OFFSET([.$C193]; 0; 0; 1; 5))" office:value-type="float" office:value="1" calcext:value-type="float">
            <text:p>1</text:p>
          </table:table-cell>
          <table:table-cell table:formula="of:=RANK([.G193]; OFFSET([.$C193]; 0; 0; 1; 5))" office:value-type="float" office:value="2" calcext:value-type="float">
            <text:p>2</text:p>
          </table:table-cell>
          <table:table-cell table:formula="of:=RANK([.H193];[.$H193:.$L193];)" office:value-type="float" office:value="5" calcext:value-type="float">
            <text:p>5</text:p>
          </table:table-cell>
          <table:table-cell table:formula="of:=RANK([.I193];[.$H193:.$L193];)" office:value-type="float" office:value="3" calcext:value-type="float">
            <text:p>3</text:p>
          </table:table-cell>
          <table:table-cell table:formula="of:=RANK([.J193];[.$H193:.$L193];)" office:value-type="float" office:value="4" calcext:value-type="float">
            <text:p>4</text:p>
          </table:table-cell>
          <table:table-cell table:formula="of:=RANK([.K193];[.$H193:.$L193];)" office:value-type="float" office:value="1" calcext:value-type="float">
            <text:p>1</text:p>
          </table:table-cell>
          <table:table-cell table:formula="of:=RANK([.L193];[.$H193:.$L193];)" office:value-type="float" office:value="2" calcext:value-type="float">
            <text:p>2</text:p>
          </table:table-cell>
          <table:table-cell table:formula="of:=RANK([.M193];[.$M193:.$Q193];)" office:value-type="float" office:value="5" calcext:value-type="float">
            <text:p>5</text:p>
          </table:table-cell>
          <table:table-cell table:formula="of:=RANK([.N193];[.$M193:.$Q193];)" office:value-type="float" office:value="3" calcext:value-type="float">
            <text:p>3</text:p>
          </table:table-cell>
          <table:table-cell table:formula="of:=RANK([.O193];[.$M193:.$Q193];)" office:value-type="float" office:value="4" calcext:value-type="float">
            <text:p>4</text:p>
          </table:table-cell>
          <table:table-cell table:formula="of:=RANK([.P193];[.$M193:.$Q193];)" office:value-type="float" office:value="1" calcext:value-type="float">
            <text:p>1</text:p>
          </table:table-cell>
          <table:table-cell table:formula="of:=RANK([.Q193];[.$M193:.$Q193];)" office:value-type="float" office:value="2" calcext:value-type="float">
            <text:p>2</text:p>
          </table:table-cell>
          <table:table-cell table:formula="of:=RANK([.R193];[.$R193:.$V193];)" office:value-type="float" office:value="5" calcext:value-type="float">
            <text:p>5</text:p>
          </table:table-cell>
          <table:table-cell table:formula="of:=RANK([.S193];[.$R193:.$V193];)" office:value-type="float" office:value="3" calcext:value-type="float">
            <text:p>3</text:p>
          </table:table-cell>
          <table:table-cell table:formula="of:=RANK([.T193];[.$R193:.$V193];)" office:value-type="float" office:value="4" calcext:value-type="float">
            <text:p>4</text:p>
          </table:table-cell>
          <table:table-cell table:formula="of:=RANK([.U193];[.$R193:.$V193];)" office:value-type="float" office:value="2" calcext:value-type="float">
            <text:p>2</text:p>
          </table:table-cell>
          <table:table-cell table:formula="of:=RANK([.V193];[.$R193:.$V193];)" office:value-type="float" office:value="1" calcext:value-type="float">
            <text:p>1</text:p>
          </table:table-cell>
          <table:table-cell table:formula="of:=RANK([.W193];[.$W193:.$AA193];)" office:value-type="float" office:value="5" calcext:value-type="float">
            <text:p>5</text:p>
          </table:table-cell>
          <table:table-cell table:formula="of:=RANK([.X193];[.$W193:.$AA193];)" office:value-type="float" office:value="3" calcext:value-type="float">
            <text:p>3</text:p>
          </table:table-cell>
          <table:table-cell table:formula="of:=RANK([.Y193];[.$W193:.$AA193];)" office:value-type="float" office:value="4" calcext:value-type="float">
            <text:p>4</text:p>
          </table:table-cell>
          <table:table-cell table:formula="of:=RANK([.Z193];[.$W193:.$AA193];)" office:value-type="float" office:value="1" calcext:value-type="float">
            <text:p>1</text:p>
          </table:table-cell>
          <table:table-cell table:formula="of:=RANK([.AA193];[.$W193:.$AA193];)" office:value-type="float" office:value="2" calcext:value-type="float">
            <text:p>2</text:p>
          </table:table-cell>
          <table:table-cell/>
          <table:table-cell table:style-name="ce1087"/>
          <table:table-cell table:style-name="ce1088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94]; OFFSET([.$C194]; 0; 0; 1; 5))" office:value-type="float" office:value="1" calcext:value-type="float">
            <text:p>1</text:p>
          </table:table-cell>
          <table:table-cell table:formula="of:=RANK([.D194]; OFFSET([.$C194]; 0; 0; 1; 5))" office:value-type="float" office:value="5" calcext:value-type="float">
            <text:p>5</text:p>
          </table:table-cell>
          <table:table-cell table:formula="of:=RANK([.E194]; OFFSET([.$C194]; 0; 0; 1; 5))" office:value-type="float" office:value="4" calcext:value-type="float">
            <text:p>4</text:p>
          </table:table-cell>
          <table:table-cell table:formula="of:=RANK([.F194]; OFFSET([.$C194]; 0; 0; 1; 5))" office:value-type="float" office:value="3" calcext:value-type="float">
            <text:p>3</text:p>
          </table:table-cell>
          <table:table-cell table:formula="of:=RANK([.G194]; OFFSET([.$C194]; 0; 0; 1; 5))" office:value-type="float" office:value="2" calcext:value-type="float">
            <text:p>2</text:p>
          </table:table-cell>
          <table:table-cell table:formula="of:=RANK([.H194];[.$H194:.$L194];)" office:value-type="float" office:value="1" calcext:value-type="float">
            <text:p>1</text:p>
          </table:table-cell>
          <table:table-cell table:formula="of:=RANK([.I194];[.$H194:.$L194];)" office:value-type="float" office:value="4" calcext:value-type="float">
            <text:p>4</text:p>
          </table:table-cell>
          <table:table-cell table:formula="of:=RANK([.J194];[.$H194:.$L194];)" office:value-type="float" office:value="5" calcext:value-type="float">
            <text:p>5</text:p>
          </table:table-cell>
          <table:table-cell table:formula="of:=RANK([.K194];[.$H194:.$L194];)" office:value-type="float" office:value="2" calcext:value-type="float">
            <text:p>2</text:p>
          </table:table-cell>
          <table:table-cell table:formula="of:=RANK([.L194];[.$H194:.$L194];)" office:value-type="float" office:value="3" calcext:value-type="float">
            <text:p>3</text:p>
          </table:table-cell>
          <table:table-cell table:formula="of:=RANK([.M194];[.$M194:.$Q194];)" office:value-type="float" office:value="2" calcext:value-type="float">
            <text:p>2</text:p>
          </table:table-cell>
          <table:table-cell table:formula="of:=RANK([.N194];[.$M194:.$Q194];)" office:value-type="float" office:value="4" calcext:value-type="float">
            <text:p>4</text:p>
          </table:table-cell>
          <table:table-cell table:formula="of:=RANK([.O194];[.$M194:.$Q194];)" office:value-type="float" office:value="5" calcext:value-type="float">
            <text:p>5</text:p>
          </table:table-cell>
          <table:table-cell table:formula="of:=RANK([.P194];[.$M194:.$Q194];)" office:value-type="float" office:value="1" calcext:value-type="float">
            <text:p>1</text:p>
          </table:table-cell>
          <table:table-cell table:formula="of:=RANK([.Q194];[.$M194:.$Q194];)" office:value-type="float" office:value="3" calcext:value-type="float">
            <text:p>3</text:p>
          </table:table-cell>
          <table:table-cell table:formula="of:=RANK([.R194];[.$R194:.$V194];)" office:value-type="float" office:value="1" calcext:value-type="float">
            <text:p>1</text:p>
          </table:table-cell>
          <table:table-cell table:formula="of:=RANK([.S194];[.$R194:.$V194];)" office:value-type="float" office:value="4" calcext:value-type="float">
            <text:p>4</text:p>
          </table:table-cell>
          <table:table-cell table:formula="of:=RANK([.T194];[.$R194:.$V194];)" office:value-type="float" office:value="5" calcext:value-type="float">
            <text:p>5</text:p>
          </table:table-cell>
          <table:table-cell table:formula="of:=RANK([.U194];[.$R194:.$V194];)" office:value-type="float" office:value="3" calcext:value-type="float">
            <text:p>3</text:p>
          </table:table-cell>
          <table:table-cell table:formula="of:=RANK([.V194];[.$R194:.$V194];)" office:value-type="float" office:value="2" calcext:value-type="float">
            <text:p>2</text:p>
          </table:table-cell>
          <table:table-cell table:formula="of:=RANK([.W194];[.$W194:.$AA194];)" office:value-type="float" office:value="3" calcext:value-type="float">
            <text:p>3</text:p>
          </table:table-cell>
          <table:table-cell table:formula="of:=RANK([.X194];[.$W194:.$AA194];)" office:value-type="float" office:value="4" calcext:value-type="float">
            <text:p>4</text:p>
          </table:table-cell>
          <table:table-cell table:formula="of:=RANK([.Y194];[.$W194:.$AA194];)" office:value-type="float" office:value="5" calcext:value-type="float">
            <text:p>5</text:p>
          </table:table-cell>
          <table:table-cell table:formula="of:=RANK([.Z194];[.$W194:.$AA194];)" office:value-type="float" office:value="2" calcext:value-type="float">
            <text:p>2</text:p>
          </table:table-cell>
          <table:table-cell table:formula="of:=RANK([.AA194];[.$W194:.$AA194];)" office:value-type="float" office:value="1" calcext:value-type="float">
            <text:p>1</text:p>
          </table:table-cell>
          <table:table-cell/>
          <table:table-cell table:style-name="ce1087"/>
          <table:table-cell table:style-name="ce1088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195]; OFFSET([.$C195]; 0; 0; 1; 5))" office:value-type="float" office:value="5" calcext:value-type="float">
            <text:p>5</text:p>
          </table:table-cell>
          <table:table-cell table:formula="of:=RANK([.D195]; OFFSET([.$C195]; 0; 0; 1; 5))" office:value-type="float" office:value="2" calcext:value-type="float">
            <text:p>2</text:p>
          </table:table-cell>
          <table:table-cell table:formula="of:=RANK([.E195]; OFFSET([.$C195]; 0; 0; 1; 5))" office:value-type="float" office:value="4" calcext:value-type="float">
            <text:p>4</text:p>
          </table:table-cell>
          <table:table-cell table:formula="of:=RANK([.F195]; OFFSET([.$C195]; 0; 0; 1; 5))" office:value-type="float" office:value="1" calcext:value-type="float">
            <text:p>1</text:p>
          </table:table-cell>
          <table:table-cell table:formula="of:=RANK([.G195]; OFFSET([.$C195]; 0; 0; 1; 5))" office:value-type="float" office:value="3" calcext:value-type="float">
            <text:p>3</text:p>
          </table:table-cell>
          <table:table-cell table:formula="of:=RANK([.H195];[.$H195:.$L195];)" office:value-type="float" office:value="5" calcext:value-type="float">
            <text:p>5</text:p>
          </table:table-cell>
          <table:table-cell table:formula="of:=RANK([.I195];[.$H195:.$L195];)" office:value-type="float" office:value="1" calcext:value-type="float">
            <text:p>1</text:p>
          </table:table-cell>
          <table:table-cell table:formula="of:=RANK([.J195];[.$H195:.$L195];)" office:value-type="float" office:value="3" calcext:value-type="float">
            <text:p>3</text:p>
          </table:table-cell>
          <table:table-cell table:formula="of:=RANK([.K195];[.$H195:.$L195];)" office:value-type="float" office:value="2" calcext:value-type="float">
            <text:p>2</text:p>
          </table:table-cell>
          <table:table-cell table:formula="of:=RANK([.L195];[.$H195:.$L195];)" office:value-type="float" office:value="4" calcext:value-type="float">
            <text:p>4</text:p>
          </table:table-cell>
          <table:table-cell table:formula="of:=RANK([.M195];[.$M195:.$Q195];)" office:value-type="float" office:value="5" calcext:value-type="float">
            <text:p>5</text:p>
          </table:table-cell>
          <table:table-cell table:formula="of:=RANK([.N195];[.$M195:.$Q195];)" office:value-type="float" office:value="2" calcext:value-type="float">
            <text:p>2</text:p>
          </table:table-cell>
          <table:table-cell table:formula="of:=RANK([.O195];[.$M195:.$Q195];)" office:value-type="float" office:value="1" calcext:value-type="float">
            <text:p>1</text:p>
          </table:table-cell>
          <table:table-cell table:formula="of:=RANK([.P195];[.$M195:.$Q195];)" office:value-type="float" office:value="3" calcext:value-type="float">
            <text:p>3</text:p>
          </table:table-cell>
          <table:table-cell table:formula="of:=RANK([.Q195];[.$M195:.$Q195];)" office:value-type="float" office:value="4" calcext:value-type="float">
            <text:p>4</text:p>
          </table:table-cell>
          <table:table-cell table:formula="of:=RANK([.R195];[.$R195:.$V195];)" office:value-type="float" office:value="5" calcext:value-type="float">
            <text:p>5</text:p>
          </table:table-cell>
          <table:table-cell table:formula="of:=RANK([.S195];[.$R195:.$V195];)" office:value-type="float" office:value="1" calcext:value-type="float">
            <text:p>1</text:p>
          </table:table-cell>
          <table:table-cell table:formula="of:=RANK([.T195];[.$R195:.$V195];)" office:value-type="float" office:value="4" calcext:value-type="float">
            <text:p>4</text:p>
          </table:table-cell>
          <table:table-cell table:formula="of:=RANK([.U195];[.$R195:.$V195];)" office:value-type="float" office:value="2" calcext:value-type="float">
            <text:p>2</text:p>
          </table:table-cell>
          <table:table-cell table:formula="of:=RANK([.V195];[.$R195:.$V195];)" office:value-type="float" office:value="3" calcext:value-type="float">
            <text:p>3</text:p>
          </table:table-cell>
          <table:table-cell table:formula="of:=RANK([.W195];[.$W195:.$AA195];)" office:value-type="float" office:value="5" calcext:value-type="float">
            <text:p>5</text:p>
          </table:table-cell>
          <table:table-cell table:formula="of:=RANK([.X195];[.$W195:.$AA195];)" office:value-type="float" office:value="2" calcext:value-type="float">
            <text:p>2</text:p>
          </table:table-cell>
          <table:table-cell table:formula="of:=RANK([.Y195];[.$W195:.$AA195];)" office:value-type="float" office:value="3" calcext:value-type="float">
            <text:p>3</text:p>
          </table:table-cell>
          <table:table-cell table:formula="of:=RANK([.Z195];[.$W195:.$AA195];)" office:value-type="float" office:value="1" calcext:value-type="float">
            <text:p>1</text:p>
          </table:table-cell>
          <table:table-cell table:formula="of:=RANK([.AA195];[.$W195:.$AA195];)" office:value-type="float" office:value="4" calcext:value-type="float">
            <text:p>4</text:p>
          </table:table-cell>
          <table:table-cell/>
          <table:table-cell table:style-name="ce1087"/>
          <table:table-cell table:style-name="ce1088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96]; OFFSET([.$C196]; 0; 0; 1; 5))" office:value-type="float" office:value="4" calcext:value-type="float">
            <text:p>4</text:p>
          </table:table-cell>
          <table:table-cell table:formula="of:=RANK([.D196]; OFFSET([.$C196]; 0; 0; 1; 5))" office:value-type="float" office:value="2" calcext:value-type="float">
            <text:p>2</text:p>
          </table:table-cell>
          <table:table-cell table:formula="of:=RANK([.E196]; OFFSET([.$C196]; 0; 0; 1; 5))" office:value-type="float" office:value="5" calcext:value-type="float">
            <text:p>5</text:p>
          </table:table-cell>
          <table:table-cell table:formula="of:=RANK([.F196]; OFFSET([.$C196]; 0; 0; 1; 5))" office:value-type="float" office:value="1" calcext:value-type="float">
            <text:p>1</text:p>
          </table:table-cell>
          <table:table-cell table:formula="of:=RANK([.G196]; OFFSET([.$C196]; 0; 0; 1; 5))" office:value-type="float" office:value="3" calcext:value-type="float">
            <text:p>3</text:p>
          </table:table-cell>
          <table:table-cell table:formula="of:=RANK([.H196];[.$H196:.$L196];)" office:value-type="float" office:value="4" calcext:value-type="float">
            <text:p>4</text:p>
          </table:table-cell>
          <table:table-cell table:formula="of:=RANK([.I196];[.$H196:.$L196];)" office:value-type="float" office:value="1" calcext:value-type="float">
            <text:p>1</text:p>
          </table:table-cell>
          <table:table-cell table:formula="of:=RANK([.J196];[.$H196:.$L196];)" office:value-type="float" office:value="3" calcext:value-type="float">
            <text:p>3</text:p>
          </table:table-cell>
          <table:table-cell table:formula="of:=RANK([.K196];[.$H196:.$L196];)" office:value-type="float" office:value="2" calcext:value-type="float">
            <text:p>2</text:p>
          </table:table-cell>
          <table:table-cell table:formula="of:=RANK([.L196];[.$H196:.$L196];)" office:value-type="float" office:value="5" calcext:value-type="float">
            <text:p>5</text:p>
          </table:table-cell>
          <table:table-cell table:formula="of:=RANK([.M196];[.$M196:.$Q196];)" office:value-type="float" office:value="4" calcext:value-type="float">
            <text:p>4</text:p>
          </table:table-cell>
          <table:table-cell table:formula="of:=RANK([.N196];[.$M196:.$Q196];)" office:value-type="float" office:value="2" calcext:value-type="float">
            <text:p>2</text:p>
          </table:table-cell>
          <table:table-cell table:formula="of:=RANK([.O196];[.$M196:.$Q196];)" office:value-type="float" office:value="3" calcext:value-type="float">
            <text:p>3</text:p>
          </table:table-cell>
          <table:table-cell table:formula="of:=RANK([.P196];[.$M196:.$Q196];)" office:value-type="float" office:value="1" calcext:value-type="float">
            <text:p>1</text:p>
          </table:table-cell>
          <table:table-cell table:formula="of:=RANK([.Q196];[.$M196:.$Q196];)" office:value-type="float" office:value="5" calcext:value-type="float">
            <text:p>5</text:p>
          </table:table-cell>
          <table:table-cell table:formula="of:=RANK([.R196];[.$R196:.$V196];)" office:value-type="float" office:value="2" calcext:value-type="float">
            <text:p>2</text:p>
          </table:table-cell>
          <table:table-cell table:formula="of:=RANK([.S196];[.$R196:.$V196];)" office:value-type="float" office:value="1" calcext:value-type="float">
            <text:p>1</text:p>
          </table:table-cell>
          <table:table-cell table:formula="of:=RANK([.T196];[.$R196:.$V196];)" office:value-type="float" office:value="5" calcext:value-type="float">
            <text:p>5</text:p>
          </table:table-cell>
          <table:table-cell table:formula="of:=RANK([.U196];[.$R196:.$V196];)" office:value-type="float" office:value="3" calcext:value-type="float">
            <text:p>3</text:p>
          </table:table-cell>
          <table:table-cell table:formula="of:=RANK([.V196];[.$R196:.$V196];)" office:value-type="float" office:value="4" calcext:value-type="float">
            <text:p>4</text:p>
          </table:table-cell>
          <table:table-cell table:formula="of:=RANK([.W196];[.$W196:.$AA196];)" office:value-type="float" office:value="3" calcext:value-type="float">
            <text:p>3</text:p>
          </table:table-cell>
          <table:table-cell table:formula="of:=RANK([.X196];[.$W196:.$AA196];)" office:value-type="float" office:value="4" calcext:value-type="float">
            <text:p>4</text:p>
          </table:table-cell>
          <table:table-cell table:formula="of:=RANK([.Y196];[.$W196:.$AA196];)" office:value-type="float" office:value="5" calcext:value-type="float">
            <text:p>5</text:p>
          </table:table-cell>
          <table:table-cell table:formula="of:=RANK([.Z196];[.$W196:.$AA196];)" office:value-type="float" office:value="1" calcext:value-type="float">
            <text:p>1</text:p>
          </table:table-cell>
          <table:table-cell table:formula="of:=RANK([.AA196];[.$W196:.$AA196];)" office:value-type="float" office:value="2" calcext:value-type="float">
            <text:p>2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197]; OFFSET([.$C197]; 0; 0; 1; 5))" office:value-type="float" office:value="3" calcext:value-type="float">
            <text:p>3</text:p>
          </table:table-cell>
          <table:table-cell table:formula="of:=RANK([.D197]; OFFSET([.$C197]; 0; 0; 1; 5))" office:value-type="float" office:value="4" calcext:value-type="float">
            <text:p>4</text:p>
          </table:table-cell>
          <table:table-cell table:formula="of:=RANK([.E197]; OFFSET([.$C197]; 0; 0; 1; 5))" office:value-type="float" office:value="5" calcext:value-type="float">
            <text:p>5</text:p>
          </table:table-cell>
          <table:table-cell table:formula="of:=RANK([.F197]; OFFSET([.$C197]; 0; 0; 1; 5))" office:value-type="float" office:value="1" calcext:value-type="float">
            <text:p>1</text:p>
          </table:table-cell>
          <table:table-cell table:formula="of:=RANK([.G197]; OFFSET([.$C197]; 0; 0; 1; 5))" office:value-type="float" office:value="2" calcext:value-type="float">
            <text:p>2</text:p>
          </table:table-cell>
          <table:table-cell table:formula="of:=RANK([.H197];[.$H197:.$L197];)" office:value-type="float" office:value="2" calcext:value-type="float">
            <text:p>2</text:p>
          </table:table-cell>
          <table:table-cell table:formula="of:=RANK([.I197];[.$H197:.$L197];)" office:value-type="float" office:value="5" calcext:value-type="float">
            <text:p>5</text:p>
          </table:table-cell>
          <table:table-cell table:formula="of:=RANK([.J197];[.$H197:.$L197];)" office:value-type="float" office:value="3" calcext:value-type="float">
            <text:p>3</text:p>
          </table:table-cell>
          <table:table-cell table:formula="of:=RANK([.K197];[.$H197:.$L197];)" office:value-type="float" office:value="1" calcext:value-type="float">
            <text:p>1</text:p>
          </table:table-cell>
          <table:table-cell table:formula="of:=RANK([.L197];[.$H197:.$L197];)" office:value-type="float" office:value="4" calcext:value-type="float">
            <text:p>4</text:p>
          </table:table-cell>
          <table:table-cell table:formula="of:=RANK([.M197];[.$M197:.$Q197];)" office:value-type="float" office:value="2" calcext:value-type="float">
            <text:p>2</text:p>
          </table:table-cell>
          <table:table-cell table:formula="of:=RANK([.N197];[.$M197:.$Q197];)" office:value-type="float" office:value="4" calcext:value-type="float">
            <text:p>4</text:p>
          </table:table-cell>
          <table:table-cell table:formula="of:=RANK([.O197];[.$M197:.$Q197];)" office:value-type="float" office:value="5" calcext:value-type="float">
            <text:p>5</text:p>
          </table:table-cell>
          <table:table-cell table:formula="of:=RANK([.P197];[.$M197:.$Q197];)" office:value-type="float" office:value="1" calcext:value-type="float">
            <text:p>1</text:p>
          </table:table-cell>
          <table:table-cell table:formula="of:=RANK([.Q197];[.$M197:.$Q197];)" office:value-type="float" office:value="3" calcext:value-type="float">
            <text:p>3</text:p>
          </table:table-cell>
          <table:table-cell table:formula="of:=RANK([.R197];[.$R197:.$V197];)" office:value-type="float" office:value="2" calcext:value-type="float">
            <text:p>2</text:p>
          </table:table-cell>
          <table:table-cell table:formula="of:=RANK([.S197];[.$R197:.$V197];)" office:value-type="float" office:value="4" calcext:value-type="float">
            <text:p>4</text:p>
          </table:table-cell>
          <table:table-cell table:formula="of:=RANK([.T197];[.$R197:.$V197];)" office:value-type="float" office:value="5" calcext:value-type="float">
            <text:p>5</text:p>
          </table:table-cell>
          <table:table-cell table:formula="of:=RANK([.U197];[.$R197:.$V197];)" office:value-type="float" office:value="1" calcext:value-type="float">
            <text:p>1</text:p>
          </table:table-cell>
          <table:table-cell table:formula="of:=RANK([.V197];[.$R197:.$V197];)" office:value-type="float" office:value="3" calcext:value-type="float">
            <text:p>3</text:p>
          </table:table-cell>
          <table:table-cell table:formula="of:=RANK([.W197];[.$W197:.$AA197];)" office:value-type="float" office:value="5" calcext:value-type="float">
            <text:p>5</text:p>
          </table:table-cell>
          <table:table-cell table:formula="of:=RANK([.X197];[.$W197:.$AA197];)" office:value-type="float" office:value="1" calcext:value-type="float">
            <text:p>1</text:p>
          </table:table-cell>
          <table:table-cell table:formula="of:=RANK([.Y197];[.$W197:.$AA197];)" office:value-type="float" office:value="2" calcext:value-type="float">
            <text:p>2</text:p>
          </table:table-cell>
          <table:table-cell table:formula="of:=RANK([.Z197];[.$W197:.$AA197];)" office:value-type="float" office:value="3" calcext:value-type="float">
            <text:p>3</text:p>
          </table:table-cell>
          <table:table-cell table:formula="of:=RANK([.AA197];[.$W197:.$AA197];)" office:value-type="float" office:value="4" calcext:value-type="float">
            <text:p>4</text:p>
          </table:table-cell>
          <table:table-cell/>
          <table:table-cell table:style-name="ce1087"/>
          <table:table-cell table:style-name="ce1088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198]; OFFSET([.$C198]; 0; 0; 1; 5))" office:value-type="float" office:value="2" calcext:value-type="float">
            <text:p>2</text:p>
          </table:table-cell>
          <table:table-cell table:formula="of:=RANK([.D198]; OFFSET([.$C198]; 0; 0; 1; 5))" office:value-type="float" office:value="4" calcext:value-type="float">
            <text:p>4</text:p>
          </table:table-cell>
          <table:table-cell table:formula="of:=RANK([.E198]; OFFSET([.$C198]; 0; 0; 1; 5))" office:value-type="float" office:value="5" calcext:value-type="float">
            <text:p>5</text:p>
          </table:table-cell>
          <table:table-cell table:formula="of:=RANK([.F198]; OFFSET([.$C198]; 0; 0; 1; 5))" office:value-type="float" office:value="1" calcext:value-type="float">
            <text:p>1</text:p>
          </table:table-cell>
          <table:table-cell table:formula="of:=RANK([.G198]; OFFSET([.$C198]; 0; 0; 1; 5))" office:value-type="float" office:value="2" calcext:value-type="float">
            <text:p>2</text:p>
          </table:table-cell>
          <table:table-cell table:formula="of:=RANK([.H198];[.$H198:.$L198];)" office:value-type="float" office:value="2" calcext:value-type="float">
            <text:p>2</text:p>
          </table:table-cell>
          <table:table-cell table:formula="of:=RANK([.I198];[.$H198:.$L198];)" office:value-type="float" office:value="5" calcext:value-type="float">
            <text:p>5</text:p>
          </table:table-cell>
          <table:table-cell table:formula="of:=RANK([.J198];[.$H198:.$L198];)" office:value-type="float" office:value="4" calcext:value-type="float">
            <text:p>4</text:p>
          </table:table-cell>
          <table:table-cell table:formula="of:=RANK([.K198];[.$H198:.$L198];)" office:value-type="float" office:value="1" calcext:value-type="float">
            <text:p>1</text:p>
          </table:table-cell>
          <table:table-cell table:formula="of:=RANK([.L198];[.$H198:.$L198];)" office:value-type="float" office:value="2" calcext:value-type="float">
            <text:p>2</text:p>
          </table:table-cell>
          <table:table-cell table:formula="of:=RANK([.M198];[.$M198:.$Q198];)" office:value-type="float" office:value="2" calcext:value-type="float">
            <text:p>2</text:p>
          </table:table-cell>
          <table:table-cell table:formula="of:=RANK([.N198];[.$M198:.$Q198];)" office:value-type="float" office:value="4" calcext:value-type="float">
            <text:p>4</text:p>
          </table:table-cell>
          <table:table-cell table:formula="of:=RANK([.O198];[.$M198:.$Q198];)" office:value-type="float" office:value="5" calcext:value-type="float">
            <text:p>5</text:p>
          </table:table-cell>
          <table:table-cell table:formula="of:=RANK([.P198];[.$M198:.$Q198];)" office:value-type="float" office:value="1" calcext:value-type="float">
            <text:p>1</text:p>
          </table:table-cell>
          <table:table-cell table:formula="of:=RANK([.Q198];[.$M198:.$Q198];)" office:value-type="float" office:value="2" calcext:value-type="float">
            <text:p>2</text:p>
          </table:table-cell>
          <table:table-cell table:formula="of:=RANK([.R198];[.$R198:.$V198];)" office:value-type="float" office:value="1" calcext:value-type="float">
            <text:p>1</text:p>
          </table:table-cell>
          <table:table-cell table:formula="of:=RANK([.S198];[.$R198:.$V198];)" office:value-type="float" office:value="4" calcext:value-type="float">
            <text:p>4</text:p>
          </table:table-cell>
          <table:table-cell table:formula="of:=RANK([.T198];[.$R198:.$V198];)" office:value-type="float" office:value="5" calcext:value-type="float">
            <text:p>5</text:p>
          </table:table-cell>
          <table:table-cell table:formula="of:=RANK([.U198];[.$R198:.$V198];)" office:value-type="float" office:value="3" calcext:value-type="float">
            <text:p>3</text:p>
          </table:table-cell>
          <table:table-cell table:formula="of:=RANK([.V198];[.$R198:.$V198];)" office:value-type="float" office:value="1" calcext:value-type="float">
            <text:p>1</text:p>
          </table:table-cell>
          <table:table-cell table:formula="of:=RANK([.W198];[.$W198:.$AA198];)" office:value-type="float" office:value="1" calcext:value-type="float">
            <text:p>1</text:p>
          </table:table-cell>
          <table:table-cell table:formula="of:=RANK([.X198];[.$W198:.$AA198];)" office:value-type="float" office:value="4" calcext:value-type="float">
            <text:p>4</text:p>
          </table:table-cell>
          <table:table-cell table:formula="of:=RANK([.Y198];[.$W198:.$AA198];)" office:value-type="float" office:value="3" calcext:value-type="float">
            <text:p>3</text:p>
          </table:table-cell>
          <table:table-cell table:formula="of:=RANK([.Z198];[.$W198:.$AA198];)" office:value-type="float" office:value="5" calcext:value-type="float">
            <text:p>5</text:p>
          </table:table-cell>
          <table:table-cell table:formula="of:=RANK([.AA198];[.$W198:.$AA198];)" office:value-type="float" office:value="2" calcext:value-type="float">
            <text:p>2</text:p>
          </table:table-cell>
          <table:table-cell/>
          <table:table-cell table:style-name="ce1087"/>
          <table:table-cell table:style-name="ce1088" table:number-columns-repeated="3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199]; OFFSET([.$C199]; 0; 0; 1; 5))" office:value-type="float" office:value="2" calcext:value-type="float">
            <text:p>2</text:p>
          </table:table-cell>
          <table:table-cell table:formula="of:=RANK([.D199]; OFFSET([.$C199]; 0; 0; 1; 5))" office:value-type="float" office:value="5" calcext:value-type="float">
            <text:p>5</text:p>
          </table:table-cell>
          <table:table-cell table:formula="of:=RANK([.E199]; OFFSET([.$C199]; 0; 0; 1; 5))" office:value-type="float" office:value="4" calcext:value-type="float">
            <text:p>4</text:p>
          </table:table-cell>
          <table:table-cell table:formula="of:=RANK([.F199]; OFFSET([.$C199]; 0; 0; 1; 5))" office:value-type="float" office:value="1" calcext:value-type="float">
            <text:p>1</text:p>
          </table:table-cell>
          <table:table-cell table:formula="of:=RANK([.G199]; OFFSET([.$C199]; 0; 0; 1; 5))" office:value-type="float" office:value="3" calcext:value-type="float">
            <text:p>3</text:p>
          </table:table-cell>
          <table:table-cell table:formula="of:=RANK([.H199];[.$H199:.$L199];)" office:value-type="float" office:value="2" calcext:value-type="float">
            <text:p>2</text:p>
          </table:table-cell>
          <table:table-cell table:formula="of:=RANK([.I199];[.$H199:.$L199];)" office:value-type="float" office:value="5" calcext:value-type="float">
            <text:p>5</text:p>
          </table:table-cell>
          <table:table-cell table:formula="of:=RANK([.J199];[.$H199:.$L199];)" office:value-type="float" office:value="3" calcext:value-type="float">
            <text:p>3</text:p>
          </table:table-cell>
          <table:table-cell table:formula="of:=RANK([.K199];[.$H199:.$L199];)" office:value-type="float" office:value="1" calcext:value-type="float">
            <text:p>1</text:p>
          </table:table-cell>
          <table:table-cell table:formula="of:=RANK([.L199];[.$H199:.$L199];)" office:value-type="float" office:value="4" calcext:value-type="float">
            <text:p>4</text:p>
          </table:table-cell>
          <table:table-cell table:formula="of:=RANK([.M199];[.$M199:.$Q199];)" office:value-type="float" office:value="2" calcext:value-type="float">
            <text:p>2</text:p>
          </table:table-cell>
          <table:table-cell table:formula="of:=RANK([.N199];[.$M199:.$Q199];)" office:value-type="float" office:value="4" calcext:value-type="float">
            <text:p>4</text:p>
          </table:table-cell>
          <table:table-cell table:formula="of:=RANK([.O199];[.$M199:.$Q199];)" office:value-type="float" office:value="5" calcext:value-type="float">
            <text:p>5</text:p>
          </table:table-cell>
          <table:table-cell table:formula="of:=RANK([.P199];[.$M199:.$Q199];)" office:value-type="float" office:value="1" calcext:value-type="float">
            <text:p>1</text:p>
          </table:table-cell>
          <table:table-cell table:formula="of:=RANK([.Q199];[.$M199:.$Q199];)" office:value-type="float" office:value="3" calcext:value-type="float">
            <text:p>3</text:p>
          </table:table-cell>
          <table:table-cell table:formula="of:=RANK([.R199];[.$R199:.$V199];)" office:value-type="float" office:value="1" calcext:value-type="float">
            <text:p>1</text:p>
          </table:table-cell>
          <table:table-cell table:formula="of:=RANK([.S199];[.$R199:.$V199];)" office:value-type="float" office:value="4" calcext:value-type="float">
            <text:p>4</text:p>
          </table:table-cell>
          <table:table-cell table:formula="of:=RANK([.T199];[.$R199:.$V199];)" office:value-type="float" office:value="5" calcext:value-type="float">
            <text:p>5</text:p>
          </table:table-cell>
          <table:table-cell table:formula="of:=RANK([.U199];[.$R199:.$V199];)" office:value-type="float" office:value="2" calcext:value-type="float">
            <text:p>2</text:p>
          </table:table-cell>
          <table:table-cell table:formula="of:=RANK([.V199];[.$R199:.$V199];)" office:value-type="float" office:value="3" calcext:value-type="float">
            <text:p>3</text:p>
          </table:table-cell>
          <table:table-cell table:formula="of:=RANK([.W199];[.$W199:.$AA199];)" office:value-type="float" office:value="5" calcext:value-type="float">
            <text:p>5</text:p>
          </table:table-cell>
          <table:table-cell table:formula="of:=RANK([.X199];[.$W199:.$AA199];)" office:value-type="float" office:value="1" calcext:value-type="float">
            <text:p>1</text:p>
          </table:table-cell>
          <table:table-cell table:formula="of:=RANK([.Y199];[.$W199:.$AA199];)" office:value-type="float" office:value="1" calcext:value-type="float">
            <text:p>1</text:p>
          </table:table-cell>
          <table:table-cell table:formula="of:=RANK([.Z199];[.$W199:.$AA199];)" office:value-type="float" office:value="3" calcext:value-type="float">
            <text:p>3</text:p>
          </table:table-cell>
          <table:table-cell table:formula="of:=RANK([.AA199];[.$W199:.$AA199];)" office:value-type="float" office:value="4" calcext:value-type="float">
            <text:p>4</text:p>
          </table:table-cell>
          <table:table-cell/>
          <table:table-cell table:style-name="ce1087"/>
          <table:table-cell table:style-name="ce1088" table:number-columns-repeated="3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00]; OFFSET([.$C200]; 0; 0; 1; 5))" office:value-type="float" office:value="3" calcext:value-type="float">
            <text:p>3</text:p>
          </table:table-cell>
          <table:table-cell table:formula="of:=RANK([.D200]; OFFSET([.$C200]; 0; 0; 1; 5))" office:value-type="float" office:value="5" calcext:value-type="float">
            <text:p>5</text:p>
          </table:table-cell>
          <table:table-cell table:formula="of:=RANK([.E200]; OFFSET([.$C200]; 0; 0; 1; 5))" office:value-type="float" office:value="4" calcext:value-type="float">
            <text:p>4</text:p>
          </table:table-cell>
          <table:table-cell table:formula="of:=RANK([.F200]; OFFSET([.$C200]; 0; 0; 1; 5))" office:value-type="float" office:value="1" calcext:value-type="float">
            <text:p>1</text:p>
          </table:table-cell>
          <table:table-cell table:formula="of:=RANK([.G200]; OFFSET([.$C200]; 0; 0; 1; 5))" office:value-type="float" office:value="2" calcext:value-type="float">
            <text:p>2</text:p>
          </table:table-cell>
          <table:table-cell table:formula="of:=RANK([.H200];[.$H200:.$L200];)" office:value-type="float" office:value="2" calcext:value-type="float">
            <text:p>2</text:p>
          </table:table-cell>
          <table:table-cell table:formula="of:=RANK([.I200];[.$H200:.$L200];)" office:value-type="float" office:value="5" calcext:value-type="float">
            <text:p>5</text:p>
          </table:table-cell>
          <table:table-cell table:formula="of:=RANK([.J200];[.$H200:.$L200];)" office:value-type="float" office:value="4" calcext:value-type="float">
            <text:p>4</text:p>
          </table:table-cell>
          <table:table-cell table:formula="of:=RANK([.K200];[.$H200:.$L200];)" office:value-type="float" office:value="1" calcext:value-type="float">
            <text:p>1</text:p>
          </table:table-cell>
          <table:table-cell table:formula="of:=RANK([.L200];[.$H200:.$L200];)" office:value-type="float" office:value="3" calcext:value-type="float">
            <text:p>3</text:p>
          </table:table-cell>
          <table:table-cell table:formula="of:=RANK([.M200];[.$M200:.$Q200];)" office:value-type="float" office:value="2" calcext:value-type="float">
            <text:p>2</text:p>
          </table:table-cell>
          <table:table-cell table:formula="of:=RANK([.N200];[.$M200:.$Q200];)" office:value-type="float" office:value="4" calcext:value-type="float">
            <text:p>4</text:p>
          </table:table-cell>
          <table:table-cell table:formula="of:=RANK([.O200];[.$M200:.$Q200];)" office:value-type="float" office:value="5" calcext:value-type="float">
            <text:p>5</text:p>
          </table:table-cell>
          <table:table-cell table:formula="of:=RANK([.P200];[.$M200:.$Q200];)" office:value-type="float" office:value="1" calcext:value-type="float">
            <text:p>1</text:p>
          </table:table-cell>
          <table:table-cell table:formula="of:=RANK([.Q200];[.$M200:.$Q200];)" office:value-type="float" office:value="3" calcext:value-type="float">
            <text:p>3</text:p>
          </table:table-cell>
          <table:table-cell table:formula="of:=RANK([.R200];[.$R200:.$V200];)" office:value-type="float" office:value="3" calcext:value-type="float">
            <text:p>3</text:p>
          </table:table-cell>
          <table:table-cell table:formula="of:=RANK([.S200];[.$R200:.$V200];)" office:value-type="float" office:value="4" calcext:value-type="float">
            <text:p>4</text:p>
          </table:table-cell>
          <table:table-cell table:formula="of:=RANK([.T200];[.$R200:.$V200];)" office:value-type="float" office:value="5" calcext:value-type="float">
            <text:p>5</text:p>
          </table:table-cell>
          <table:table-cell table:formula="of:=RANK([.U200];[.$R200:.$V200];)" office:value-type="float" office:value="1" calcext:value-type="float">
            <text:p>1</text:p>
          </table:table-cell>
          <table:table-cell table:formula="of:=RANK([.V200];[.$R200:.$V200];)" office:value-type="float" office:value="2" calcext:value-type="float">
            <text:p>2</text:p>
          </table:table-cell>
          <table:table-cell table:formula="of:=RANK([.W200];[.$W200:.$AA200];)" office:value-type="float" office:value="3" calcext:value-type="float">
            <text:p>3</text:p>
          </table:table-cell>
          <table:table-cell table:formula="of:=RANK([.X200];[.$W200:.$AA200];)" office:value-type="float" office:value="5" calcext:value-type="float">
            <text:p>5</text:p>
          </table:table-cell>
          <table:table-cell table:formula="of:=RANK([.Y200];[.$W200:.$AA200];)" office:value-type="float" office:value="2" calcext:value-type="float">
            <text:p>2</text:p>
          </table:table-cell>
          <table:table-cell table:formula="of:=RANK([.Z200];[.$W200:.$AA200];)" office:value-type="float" office:value="1" calcext:value-type="float">
            <text:p>1</text:p>
          </table:table-cell>
          <table:table-cell table:formula="of:=RANK([.AA200];[.$W200:.$AA200];)" office:value-type="float" office:value="3" calcext:value-type="float">
            <text:p>3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201]; OFFSET([.$C201]; 0; 0; 1; 5))" office:value-type="float" office:value="2" calcext:value-type="float">
            <text:p>2</text:p>
          </table:table-cell>
          <table:table-cell table:formula="of:=RANK([.D201]; OFFSET([.$C201]; 0; 0; 1; 5))" office:value-type="float" office:value="3" calcext:value-type="float">
            <text:p>3</text:p>
          </table:table-cell>
          <table:table-cell table:formula="of:=RANK([.E201]; OFFSET([.$C201]; 0; 0; 1; 5))" office:value-type="float" office:value="5" calcext:value-type="float">
            <text:p>5</text:p>
          </table:table-cell>
          <table:table-cell table:formula="of:=RANK([.F201]; OFFSET([.$C201]; 0; 0; 1; 5))" office:value-type="float" office:value="1" calcext:value-type="float">
            <text:p>1</text:p>
          </table:table-cell>
          <table:table-cell table:formula="of:=RANK([.G201]; OFFSET([.$C201]; 0; 0; 1; 5))" office:value-type="float" office:value="4" calcext:value-type="float">
            <text:p>4</text:p>
          </table:table-cell>
          <table:table-cell table:formula="of:=RANK([.H201];[.$H201:.$L201];)" office:value-type="float" office:value="2" calcext:value-type="float">
            <text:p>2</text:p>
          </table:table-cell>
          <table:table-cell table:formula="of:=RANK([.I201];[.$H201:.$L201];)" office:value-type="float" office:value="4" calcext:value-type="float">
            <text:p>4</text:p>
          </table:table-cell>
          <table:table-cell table:formula="of:=RANK([.J201];[.$H201:.$L201];)" office:value-type="float" office:value="3" calcext:value-type="float">
            <text:p>3</text:p>
          </table:table-cell>
          <table:table-cell table:formula="of:=RANK([.K201];[.$H201:.$L201];)" office:value-type="float" office:value="1" calcext:value-type="float">
            <text:p>1</text:p>
          </table:table-cell>
          <table:table-cell table:formula="of:=RANK([.L201];[.$H201:.$L201];)" office:value-type="float" office:value="5" calcext:value-type="float">
            <text:p>5</text:p>
          </table:table-cell>
          <table:table-cell table:formula="of:=RANK([.M201];[.$M201:.$Q201];)" office:value-type="float" office:value="2" calcext:value-type="float">
            <text:p>2</text:p>
          </table:table-cell>
          <table:table-cell table:formula="of:=RANK([.N201];[.$M201:.$Q201];)" office:value-type="float" office:value="4" calcext:value-type="float">
            <text:p>4</text:p>
          </table:table-cell>
          <table:table-cell table:formula="of:=RANK([.O201];[.$M201:.$Q201];)" office:value-type="float" office:value="5" calcext:value-type="float">
            <text:p>5</text:p>
          </table:table-cell>
          <table:table-cell table:formula="of:=RANK([.P201];[.$M201:.$Q201];)" office:value-type="float" office:value="1" calcext:value-type="float">
            <text:p>1</text:p>
          </table:table-cell>
          <table:table-cell table:formula="of:=RANK([.Q201];[.$M201:.$Q201];)" office:value-type="float" office:value="3" calcext:value-type="float">
            <text:p>3</text:p>
          </table:table-cell>
          <table:table-cell table:formula="of:=RANK([.R201];[.$R201:.$V201];)" office:value-type="float" office:value="1" calcext:value-type="float">
            <text:p>1</text:p>
          </table:table-cell>
          <table:table-cell table:formula="of:=RANK([.S201];[.$R201:.$V201];)" office:value-type="float" office:value="3" calcext:value-type="float">
            <text:p>3</text:p>
          </table:table-cell>
          <table:table-cell table:formula="of:=RANK([.T201];[.$R201:.$V201];)" office:value-type="float" office:value="5" calcext:value-type="float">
            <text:p>5</text:p>
          </table:table-cell>
          <table:table-cell table:formula="of:=RANK([.U201];[.$R201:.$V201];)" office:value-type="float" office:value="2" calcext:value-type="float">
            <text:p>2</text:p>
          </table:table-cell>
          <table:table-cell table:formula="of:=RANK([.V201];[.$R201:.$V201];)" office:value-type="float" office:value="4" calcext:value-type="float">
            <text:p>4</text:p>
          </table:table-cell>
          <table:table-cell table:formula="of:=RANK([.W201];[.$W201:.$AA201];)" office:value-type="float" office:value="3" calcext:value-type="float">
            <text:p>3</text:p>
          </table:table-cell>
          <table:table-cell table:formula="of:=RANK([.X201];[.$W201:.$AA201];)" office:value-type="float" office:value="1" calcext:value-type="float">
            <text:p>1</text:p>
          </table:table-cell>
          <table:table-cell table:formula="of:=RANK([.Y201];[.$W201:.$AA201];)" office:value-type="float" office:value="2" calcext:value-type="float">
            <text:p>2</text:p>
          </table:table-cell>
          <table:table-cell table:formula="of:=RANK([.Z201];[.$W201:.$AA201];)" office:value-type="float" office:value="4" calcext:value-type="float">
            <text:p>4</text:p>
          </table:table-cell>
          <table:table-cell table:formula="of:=RANK([.AA201];[.$W201:.$AA201];)" office:value-type="float" office:value="5" calcext:value-type="float">
            <text:p>5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02]; OFFSET([.$C202]; 0; 0; 1; 5))" office:value-type="float" office:value="2" calcext:value-type="float">
            <text:p>2</text:p>
          </table:table-cell>
          <table:table-cell table:formula="of:=RANK([.D202]; OFFSET([.$C202]; 0; 0; 1; 5))" office:value-type="float" office:value="4" calcext:value-type="float">
            <text:p>4</text:p>
          </table:table-cell>
          <table:table-cell table:formula="of:=RANK([.E202]; OFFSET([.$C202]; 0; 0; 1; 5))" office:value-type="float" office:value="5" calcext:value-type="float">
            <text:p>5</text:p>
          </table:table-cell>
          <table:table-cell table:formula="of:=RANK([.F202]; OFFSET([.$C202]; 0; 0; 1; 5))" office:value-type="float" office:value="1" calcext:value-type="float">
            <text:p>1</text:p>
          </table:table-cell>
          <table:table-cell table:formula="of:=RANK([.G202]; OFFSET([.$C202]; 0; 0; 1; 5))" office:value-type="float" office:value="3" calcext:value-type="float">
            <text:p>3</text:p>
          </table:table-cell>
          <table:table-cell table:formula="of:=RANK([.H202];[.$H202:.$L202];)" office:value-type="float" office:value="3" calcext:value-type="float">
            <text:p>3</text:p>
          </table:table-cell>
          <table:table-cell table:formula="of:=RANK([.I202];[.$H202:.$L202];)" office:value-type="float" office:value="4" calcext:value-type="float">
            <text:p>4</text:p>
          </table:table-cell>
          <table:table-cell table:formula="of:=RANK([.J202];[.$H202:.$L202];)" office:value-type="float" office:value="5" calcext:value-type="float">
            <text:p>5</text:p>
          </table:table-cell>
          <table:table-cell table:formula="of:=RANK([.K202];[.$H202:.$L202];)" office:value-type="float" office:value="1" calcext:value-type="float">
            <text:p>1</text:p>
          </table:table-cell>
          <table:table-cell table:formula="of:=RANK([.L202];[.$H202:.$L202];)" office:value-type="float" office:value="2" calcext:value-type="float">
            <text:p>2</text:p>
          </table:table-cell>
          <table:table-cell table:formula="of:=RANK([.M202];[.$M202:.$Q202];)" office:value-type="float" office:value="1" calcext:value-type="float">
            <text:p>1</text:p>
          </table:table-cell>
          <table:table-cell table:formula="of:=RANK([.N202];[.$M202:.$Q202];)" office:value-type="float" office:value="4" calcext:value-type="float">
            <text:p>4</text:p>
          </table:table-cell>
          <table:table-cell table:formula="of:=RANK([.O202];[.$M202:.$Q202];)" office:value-type="float" office:value="5" calcext:value-type="float">
            <text:p>5</text:p>
          </table:table-cell>
          <table:table-cell table:formula="of:=RANK([.P202];[.$M202:.$Q202];)" office:value-type="float" office:value="2" calcext:value-type="float">
            <text:p>2</text:p>
          </table:table-cell>
          <table:table-cell table:formula="of:=RANK([.Q202];[.$M202:.$Q202];)" office:value-type="float" office:value="3" calcext:value-type="float">
            <text:p>3</text:p>
          </table:table-cell>
          <table:table-cell table:formula="of:=RANK([.R202];[.$R202:.$V202];)" office:value-type="float" office:value="2" calcext:value-type="float">
            <text:p>2</text:p>
          </table:table-cell>
          <table:table-cell table:formula="of:=RANK([.S202];[.$R202:.$V202];)" office:value-type="float" office:value="4" calcext:value-type="float">
            <text:p>4</text:p>
          </table:table-cell>
          <table:table-cell table:formula="of:=RANK([.T202];[.$R202:.$V202];)" office:value-type="float" office:value="5" calcext:value-type="float">
            <text:p>5</text:p>
          </table:table-cell>
          <table:table-cell table:formula="of:=RANK([.U202];[.$R202:.$V202];)" office:value-type="float" office:value="1" calcext:value-type="float">
            <text:p>1</text:p>
          </table:table-cell>
          <table:table-cell table:formula="of:=RANK([.V202];[.$R202:.$V202];)" office:value-type="float" office:value="3" calcext:value-type="float">
            <text:p>3</text:p>
          </table:table-cell>
          <table:table-cell table:formula="of:=RANK([.W202];[.$W202:.$AA202];)" office:value-type="float" office:value="2" calcext:value-type="float">
            <text:p>2</text:p>
          </table:table-cell>
          <table:table-cell table:formula="of:=RANK([.X202];[.$W202:.$AA202];)" office:value-type="float" office:value="1" calcext:value-type="float">
            <text:p>1</text:p>
          </table:table-cell>
          <table:table-cell table:formula="of:=RANK([.Y202];[.$W202:.$AA202];)" office:value-type="float" office:value="4" calcext:value-type="float">
            <text:p>4</text:p>
          </table:table-cell>
          <table:table-cell table:formula="of:=RANK([.Z202];[.$W202:.$AA202];)" office:value-type="float" office:value="5" calcext:value-type="float">
            <text:p>5</text:p>
          </table:table-cell>
          <table:table-cell table:formula="of:=RANK([.AA202];[.$W202:.$AA202];)" office:value-type="float" office:value="3" calcext:value-type="float">
            <text:p>3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number-columns-repeated="28"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office:value-type="float" office:value="938465" calcext:value-type="float">
            <text:p>938465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174732599237802" calcext:value-type="float">
            <text:p>-0,174732599237802</text:p>
          </table:table-cell>
          <table:table-cell table:style-name="ce506" office:value-type="float" office:value="0.0655618611137893" calcext:value-type="float">
            <text:p>0,0655618611137893</text:p>
          </table:table-cell>
          <table:table-cell table:style-name="ce645" office:value-type="float" office:value="0.0663242083360427" calcext:value-type="float">
            <text:p>0,0663242083360427</text:p>
          </table:table-cell>
          <table:table-cell table:style-name="ce700" office:value-type="float" office:value="0.126975656459435" calcext:value-type="float">
            <text:p>0,126975656459435</text:p>
          </table:table-cell>
          <table:table-cell table:style-name="ce731" office:value-type="float" office:value="0.0694389946583377" calcext:value-type="float">
            <text:p>0,0694389946583377</text:p>
          </table:table-cell>
          <table:table-cell table:style-name="ce494" office:value-type="float" office:value="-0.250022611133722" calcext:value-type="float">
            <text:p>-0,250022611133722</text:p>
          </table:table-cell>
          <table:table-cell table:style-name="ce693" office:value-type="float" office:value="0.0981117647784315" calcext:value-type="float">
            <text:p>0,0981117647784315</text:p>
          </table:table-cell>
          <table:table-cell table:style-name="ce846" office:value-type="float" office:value="0.0709167375834042" calcext:value-type="float">
            <text:p>0,0709167375834042</text:p>
          </table:table-cell>
          <table:table-cell table:style-name="ce872" office:value-type="float" office:value="0.229709847765403" calcext:value-type="float">
            <text:p>0,229709847765403</text:p>
          </table:table-cell>
          <table:table-cell table:style-name="ce517" office:value-type="float" office:value="0.156430503652726" calcext:value-type="float">
            <text:p>0,156430503652726</text:p>
          </table:table-cell>
          <table:table-cell table:style-name="ce494" office:value-type="float" office:value="-0.626616450433743" calcext:value-type="float">
            <text:p>-0,626616450433743</text:p>
          </table:table-cell>
          <table:table-cell table:style-name="ce955" office:value-type="float" office:value="0.061901122260013" calcext:value-type="float">
            <text:p>0,061901122260013</text:p>
          </table:table-cell>
          <table:table-cell table:style-name="ce750" office:value-type="float" office:value="0.0605213166387718" calcext:value-type="float">
            <text:p>0,0605213166387718</text:p>
          </table:table-cell>
          <table:table-cell table:style-name="ce538" office:value-type="float" office:value="0.118304751257443" calcext:value-type="float">
            <text:p>0,118304751257443</text:p>
          </table:table-cell>
          <table:table-cell table:style-name="ce518" office:value-type="float" office:value="0.0744388835742833" calcext:value-type="float">
            <text:p>0,0744388835742833</text:p>
          </table:table-cell>
          <table:table-cell table:style-name="ce494" office:value-type="float" office:value="-0.0513217046733166" calcext:value-type="float">
            <text:p>-0,0513217046733166</text:p>
          </table:table-cell>
          <table:table-cell table:style-name="ce1021" office:value-type="float" office:value="0.10192479985427" calcext:value-type="float">
            <text:p>0,10192479985427</text:p>
          </table:table-cell>
          <table:table-cell table:style-name="ce890" office:value-type="float" office:value="0.0709293542800208" calcext:value-type="float">
            <text:p>0,0709293542800208</text:p>
          </table:table-cell>
          <table:table-cell table:style-name="ce538" office:value-type="float" office:value="0.269008433185421" calcext:value-type="float">
            <text:p>0,269008433185421</text:p>
          </table:table-cell>
          <table:table-cell table:style-name="ce745" office:value-type="float" office:value="0.21441142765715" calcext:value-type="float">
            <text:p>0,21441142765715</text:p>
          </table:table-cell>
          <table:table-cell table:style-name="ce494" office:value-type="float" office:value="0.0142896782628749" calcext:value-type="float">
            <text:p>0,0142896782628749</text:p>
          </table:table-cell>
          <table:table-cell table:style-name="ce959" office:value-type="float" office:value="0.372791378900957" calcext:value-type="float">
            <text:p>0,372791378900957</text:p>
          </table:table-cell>
          <table:table-cell table:style-name="ce629" office:value-type="float" office:value="0.104370731095209" calcext:value-type="float">
            <text:p>0,104370731095209</text:p>
          </table:table-cell>
          <table:table-cell table:style-name="ce680" office:value-type="float" office:value="0.679328554771992" calcext:value-type="float">
            <text:p>0,679328554771992</text:p>
          </table:table-cell>
          <table:table-cell table:style-name="ce547" office:value-type="float" office:value="0.41660251455285" calcext:value-type="float">
            <text:p>0,41660251455285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38" office:value-type="float" office:value="0.150369252593289" calcext:value-type="float">
            <text:p>0,150369252593289</text:p>
          </table:table-cell>
          <table:table-cell table:style-name="ce618" office:value-type="float" office:value="0.0689401056673042" calcext:value-type="float">
            <text:p>0,0689401056673042</text:p>
          </table:table-cell>
          <table:table-cell table:style-name="ce524" office:value-type="float" office:value="0.0674901511465478" calcext:value-type="float">
            <text:p>0,0674901511465478</text:p>
          </table:table-cell>
          <table:table-cell table:style-name="ce500" office:value-type="float" office:value="0.133509794293308" calcext:value-type="float">
            <text:p>0,133509794293308</text:p>
          </table:table-cell>
          <table:table-cell table:style-name="ce749" office:value-type="float" office:value="0.142364606759628" calcext:value-type="float">
            <text:p>0,142364606759628</text:p>
          </table:table-cell>
          <table:table-cell table:style-name="ce789" office:value-type="float" office:value="0.21645278589723" calcext:value-type="float">
            <text:p>0,21645278589723</text:p>
          </table:table-cell>
          <table:table-cell table:style-name="ce620" office:value-type="float" office:value="0.0914312025423137" calcext:value-type="float">
            <text:p>0,0914312025423137</text:p>
          </table:table-cell>
          <table:table-cell table:style-name="ce825" office:value-type="float" office:value="0.0720267386934053" calcext:value-type="float">
            <text:p>0,0720267386934053</text:p>
          </table:table-cell>
          <table:table-cell table:style-name="ce873" office:value-type="float" office:value="0.217214626936849" calcext:value-type="float">
            <text:p>0,217214626936849</text:p>
          </table:table-cell>
          <table:table-cell table:style-name="ce538" office:value-type="float" office:value="0.234151136928915" calcext:value-type="float">
            <text:p>0,234151136928915</text:p>
          </table:table-cell>
          <table:table-cell table:style-name="ce853" office:value-type="float" office:value="0.112769231855692" calcext:value-type="float">
            <text:p>0,112769231855692</text:p>
          </table:table-cell>
          <table:table-cell table:style-name="ce956" office:value-type="float" office:value="0.0639219399415158" calcext:value-type="float">
            <text:p>0,0639219399415158</text:p>
          </table:table-cell>
          <table:table-cell table:style-name="ce558" office:value-type="float" office:value="0.0607874996129482" calcext:value-type="float">
            <text:p>0,0607874996129482</text:p>
          </table:table-cell>
          <table:table-cell table:style-name="ce680" office:value-type="float" office:value="0.114887831037913" calcext:value-type="float">
            <text:p>0,114887831037913</text:p>
          </table:table-cell>
          <table:table-cell table:style-name="ce983" office:value-type="float" office:value="0.102083886749466" calcext:value-type="float">
            <text:p>0,102083886749466</text:p>
          </table:table-cell>
          <table:table-cell table:style-name="ce512" office:value-type="float" office:value="0.255310697307483" calcext:value-type="float">
            <text:p>0,255310697307483</text:p>
          </table:table-cell>
          <table:table-cell table:style-name="ce1021" office:value-type="float" office:value="0.10192479985427" calcext:value-type="float">
            <text:p>0,10192479985427</text:p>
          </table:table-cell>
          <table:table-cell table:style-name="ce890" office:value-type="float" office:value="0.0709293542800208" calcext:value-type="float">
            <text:p>0,0709293542800208</text:p>
          </table:table-cell>
          <table:table-cell table:style-name="ce720" office:value-type="float" office:value="0.256983412415009" calcext:value-type="float">
            <text:p>0,256983412415009</text:p>
          </table:table-cell>
          <table:table-cell table:style-name="ce971" office:value-type="float" office:value="0.259353957945241" calcext:value-type="float">
            <text:p>0,259353957945241</text:p>
          </table:table-cell>
          <table:table-cell table:style-name="ce527" office:value-type="float" office:value="0.620298109458535" calcext:value-type="float">
            <text:p>0,620298109458535</text:p>
          </table:table-cell>
          <table:table-cell table:style-name="ce541" office:value-type="float" office:value="0.36951289414829" calcext:value-type="float">
            <text:p>0,36951289414829</text:p>
          </table:table-cell>
          <table:table-cell table:style-name="ce629" office:value-type="float" office:value="0.103462429043824" calcext:value-type="float">
            <text:p>0,103462429043824</text:p>
          </table:table-cell>
          <table:table-cell table:style-name="ce853" office:value-type="float" office:value="0.676839912157216" calcext:value-type="float">
            <text:p>0,676839912157216</text:p>
          </table:table-cell>
          <table:table-cell table:style-name="ce538" office:value-type="float" office:value="0.681693815316204" calcext:value-type="float">
            <text:p>0,681693815316204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129800825577198" calcext:value-type="float">
            <text:p>-0,129800825577198</text:p>
          </table:table-cell>
          <table:table-cell table:style-name="ce619" office:value-type="float" office:value="0.000132663364656863" calcext:value-type="float">
            <text:p>0,000132663364656863</text:p>
          </table:table-cell>
          <table:table-cell table:style-name="ce661" office:value-type="float" office:value="0.00177133619288284" calcext:value-type="float">
            <text:p>0,00177133619288284</text:p>
          </table:table-cell>
          <table:table-cell table:style-name="ce680" office:value-type="float" office:value="0.0698145627751831" calcext:value-type="float">
            <text:p>0,0698145627751831</text:p>
          </table:table-cell>
          <table:table-cell table:style-name="ce544" office:value-type="float" office:value="0.0218446112141277" calcext:value-type="float">
            <text:p>0,0218446112141277</text:p>
          </table:table-cell>
          <table:table-cell table:style-name="ce494" office:value-type="float" office:value="-0.176433648655871" calcext:value-type="float">
            <text:p>-0,176433648655871</text:p>
          </table:table-cell>
          <table:table-cell table:style-name="ce582" office:value-type="float" office:value="0.023104467548912" calcext:value-type="float">
            <text:p>0,023104467548912</text:p>
          </table:table-cell>
          <table:table-cell table:style-name="ce847" office:value-type="float" office:value="0.0247334969557192" calcext:value-type="float">
            <text:p>0,0247334969557192</text:p>
          </table:table-cell>
          <table:table-cell table:style-name="ce874" office:value-type="float" office:value="0.0672270116714561" calcext:value-type="float">
            <text:p>0,0672270116714561</text:p>
          </table:table-cell>
          <table:table-cell table:style-name="ce556" office:value-type="float" office:value="0.01893682449238" calcext:value-type="float">
            <text:p>0,01893682449238</text:p>
          </table:table-cell>
          <table:table-cell table:style-name="ce494" office:value-type="float" office:value="-0.0746846954024768" calcext:value-type="float">
            <text:p>-0,0746846954024768</text:p>
          </table:table-cell>
          <table:table-cell table:style-name="ce931" office:value-type="float" office:value="0.0427794065640721" calcext:value-type="float">
            <text:p>0,0427794065640721</text:p>
          </table:table-cell>
          <table:table-cell table:style-name="ce864" office:value-type="float" office:value="0.0527313904149141" calcext:value-type="float">
            <text:p>0,0527313904149141</text:p>
          </table:table-cell>
          <table:table-cell table:style-name="ce973" office:value-type="float" office:value="0.0386345573947532" calcext:value-type="float">
            <text:p>0,0386345573947532</text:p>
          </table:table-cell>
          <table:table-cell table:style-name="ce985" office:value-type="float" office:value="0.0290030795740421" calcext:value-type="float">
            <text:p>0,0290030795740421</text:p>
          </table:table-cell>
          <table:table-cell table:style-name="ce494" office:value-type="float" office:value="-0.0134648371388468" calcext:value-type="float">
            <text:p>-0,0134648371388468</text:p>
          </table:table-cell>
          <table:table-cell table:style-name="ce538" office:value-type="float" office:value="0.0882694879102177" calcext:value-type="float">
            <text:p>0,0882694879102177</text:p>
          </table:table-cell>
          <table:table-cell table:style-name="ce950" office:value-type="float" office:value="0.0242630270048252" calcext:value-type="float">
            <text:p>0,0242630270048252</text:p>
          </table:table-cell>
          <table:table-cell table:style-name="ce1040" office:value-type="float" office:value="0.053177102434926" calcext:value-type="float">
            <text:p>0,053177102434926</text:p>
          </table:table-cell>
          <table:table-cell table:style-name="ce952" office:value-type="float" office:value="0.0339322207526802" calcext:value-type="float">
            <text:p>0,0339322207526802</text:p>
          </table:table-cell>
          <table:table-cell table:style-name="ce494" office:value-type="float" office:value="0.469085506531309" calcext:value-type="float">
            <text:p>0,469085506531309</text:p>
          </table:table-cell>
          <table:table-cell table:style-name="ce549" office:value-type="float" office:value="0.694969201078779" calcext:value-type="float">
            <text:p>0,694969201078779</text:p>
          </table:table-cell>
          <table:table-cell table:style-name="ce1066" office:value-type="float" office:value="0.576069574887076" calcext:value-type="float">
            <text:p>0,576069574887076</text:p>
          </table:table-cell>
          <table:table-cell table:style-name="ce538" office:value-type="float" office:value="0.697042741780621" calcext:value-type="float">
            <text:p>0,697042741780621</text:p>
          </table:table-cell>
          <table:table-cell table:style-name="ce954" office:value-type="float" office:value="0.522842680903383" calcext:value-type="float">
            <text:p>0,522842680903383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58" office:value-type="float" office:value="0.0551580637277434" calcext:value-type="float">
            <text:p>0,0551580637277434</text:p>
          </table:table-cell>
          <table:table-cell table:style-name="ce620" office:value-type="float" office:value="0.0114576303109256" calcext:value-type="float">
            <text:p>0,0114576303109256</text:p>
          </table:table-cell>
          <table:table-cell table:style-name="ce662" office:value-type="float" office:value="0.021308352261219" calcext:value-type="float">
            <text:p>0,021308352261219</text:p>
          </table:table-cell>
          <table:table-cell table:style-name="ce538" office:value-type="float" office:value="0.0705843839898114" calcext:value-type="float">
            <text:p>0,0705843839898114</text:p>
          </table:table-cell>
          <table:table-cell table:style-name="ce750" office:value-type="float" office:value="0.0547993120937418" calcext:value-type="float">
            <text:p>0,0547993120937418</text:p>
          </table:table-cell>
          <table:table-cell table:style-name="ce533" office:value-type="float" office:value="0.0563531119086674" calcext:value-type="float">
            <text:p>0,0563531119086674</text:p>
          </table:table-cell>
          <table:table-cell table:style-name="ce828" office:value-type="float" office:value="0.0315733649066982" calcext:value-type="float">
            <text:p>0,0315733649066982</text:p>
          </table:table-cell>
          <table:table-cell table:style-name="ce709" office:value-type="float" office:value="0.0379404546071213" calcext:value-type="float">
            <text:p>0,0379404546071213</text:p>
          </table:table-cell>
          <table:table-cell table:style-name="ce538" office:value-type="float" office:value="0.0828595273039717" calcext:value-type="float">
            <text:p>0,0828595273039717</text:p>
          </table:table-cell>
          <table:table-cell table:style-name="ce556" office:value-type="float" office:value="0.01893682449238" calcext:value-type="float">
            <text:p>0,01893682449238</text:p>
          </table:table-cell>
          <table:table-cell table:style-name="ce501" office:value-type="float" office:value="0.0241140045381482" calcext:value-type="float">
            <text:p>0,0241140045381482</text:p>
          </table:table-cell>
          <table:table-cell table:style-name="ce538" office:value-type="float" office:value="0.0599400599400599" calcext:value-type="float">
            <text:p>0,0599400599400599</text:p>
          </table:table-cell>
          <table:table-cell table:style-name="ce921" office:value-type="float" office:value="0.0582886390390469" calcext:value-type="float">
            <text:p>0,0582886390390469</text:p>
          </table:table-cell>
          <table:table-cell table:style-name="ce835" office:value-type="float" office:value="0.0387920942570208" calcext:value-type="float">
            <text:p>0,0387920942570208</text:p>
          </table:table-cell>
          <table:table-cell table:style-name="ce501" office:value-type="float" office:value="0.0239944938150485" calcext:value-type="float">
            <text:p>0,0239944938150485</text:p>
          </table:table-cell>
          <table:table-cell table:style-name="ce686" office:value-type="float" office:value="0.0507528776414094" calcext:value-type="float">
            <text:p>0,0507528776414094</text:p>
          </table:table-cell>
          <table:table-cell table:style-name="ce1022" office:value-type="float" office:value="0.0685743930520332" calcext:value-type="float">
            <text:p>0,0685743930520332</text:p>
          </table:table-cell>
          <table:table-cell table:style-name="ce950" office:value-type="float" office:value="0.0242630270048252" calcext:value-type="float">
            <text:p>0,0242630270048252</text:p>
          </table:table-cell>
          <table:table-cell table:style-name="ce788" office:value-type="float" office:value="0.0495615443143097" calcext:value-type="float">
            <text:p>0,0495615443143097</text:p>
          </table:table-cell>
          <table:table-cell table:style-name="ce776" office:value-type="float" office:value="0.0510507109731842" calcext:value-type="float">
            <text:p>0,0510507109731842</text:p>
          </table:table-cell>
          <table:table-cell table:style-name="ce538" office:value-type="float" office:value="0.697228143030272" calcext:value-type="float">
            <text:p>0,697228143030272</text:p>
          </table:table-cell>
          <table:table-cell table:style-name="ce921" office:value-type="float" office:value="0.694432357814305" calcext:value-type="float">
            <text:p>0,694432357814305</text:p>
          </table:table-cell>
          <table:table-cell table:style-name="ce1066" office:value-type="float" office:value="0.576069574887076" calcext:value-type="float">
            <text:p>0,576069574887076</text:p>
          </table:table-cell>
          <table:table-cell table:style-name="ce853" office:value-type="float" office:value="0.695635989289911" calcext:value-type="float">
            <text:p>0,695635989289911</text:p>
          </table:table-cell>
          <table:table-cell table:style-name="ce820" office:value-type="float" office:value="0.696809431535486" calcext:value-type="float">
            <text:p>0,696809431535486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559" office:value-type="float" office:value="0.309791378450836" calcext:value-type="float">
            <text:p>0,309791378450836</text:p>
          </table:table-cell>
          <table:table-cell table:style-name="ce621" office:value-type="float" office:value="0.229795369562764" calcext:value-type="float">
            <text:p>0,229795369562764</text:p>
          </table:table-cell>
          <table:table-cell table:style-name="ce663" office:value-type="float" office:value="0.252875058016866" calcext:value-type="float">
            <text:p>0,252875058016866</text:p>
          </table:table-cell>
          <table:table-cell table:style-name="ce538" office:value-type="float" office:value="0.326165027246439" calcext:value-type="float">
            <text:p>0,326165027246439</text:p>
          </table:table-cell>
          <table:table-cell table:style-name="ce655" office:value-type="float" office:value="0.275184925256339" calcext:value-type="float">
            <text:p>0,275184925256339</text:p>
          </table:table-cell>
          <table:table-cell table:style-name="ce790" office:value-type="float" office:value="0.351486219541775" calcext:value-type="float">
            <text:p>0,351486219541775</text:p>
          </table:table-cell>
          <table:table-cell table:style-name="ce494" office:value-type="float" office:value="0.266867905756795" calcext:value-type="float">
            <text:p>0,266867905756795</text:p>
          </table:table-cell>
          <table:table-cell table:style-name="ce831" office:value-type="float" office:value="0.27744888856" calcext:value-type="float">
            <text:p>0,27744888856</text:p>
          </table:table-cell>
          <table:table-cell table:style-name="ce875" office:value-type="float" office:value="0.360177374066263" calcext:value-type="float">
            <text:p>0,360177374066263</text:p>
          </table:table-cell>
          <table:table-cell table:style-name="ce902" office:value-type="float" office:value="0.299705438594328" calcext:value-type="float">
            <text:p>0,299705438594328</text:p>
          </table:table-cell>
          <table:table-cell table:style-name="ce536" office:value-type="float" office:value="0.672926855634849" calcext:value-type="float">
            <text:p>0,672926855634849</text:p>
          </table:table-cell>
          <table:table-cell table:style-name="ce834" office:value-type="float" office:value="0.661057267908818" calcext:value-type="float">
            <text:p>0,661057267908818</text:p>
          </table:table-cell>
          <table:table-cell table:style-name="ce494" office:value-type="float" office:value="0.634357485907241" calcext:value-type="float">
            <text:p>0,634357485907241</text:p>
          </table:table-cell>
          <table:table-cell table:style-name="ce538" office:value-type="float" office:value="0.693613075342276" calcext:value-type="float">
            <text:p>0,693613075342276</text:p>
          </table:table-cell>
          <table:table-cell table:style-name="ce709" office:value-type="float" office:value="0.683430218503628" calcext:value-type="float">
            <text:p>0,683430218503628</text:p>
          </table:table-cell>
          <table:table-cell table:style-name="ce707" office:value-type="float" office:value="0.721874403683991" calcext:value-type="float">
            <text:p>0,721874403683991</text:p>
          </table:table-cell>
          <table:table-cell table:style-name="ce917" office:value-type="float" office:value="0.709241595126061" calcext:value-type="float">
            <text:p>0,709241595126061</text:p>
          </table:table-cell>
          <table:table-cell table:style-name="ce494" office:value-type="float" office:value="0.672213292994233" calcext:value-type="float">
            <text:p>0,672213292994233</text:p>
          </table:table-cell>
          <table:table-cell table:style-name="ce538" office:value-type="float" office:value="0.737573856605718" calcext:value-type="float">
            <text:p>0,737573856605718</text:p>
          </table:table-cell>
          <table:table-cell table:style-name="ce1006" office:value-type="float" office:value="0.713081394040078" calcext:value-type="float">
            <text:p>0,713081394040078</text:p>
          </table:table-cell>
          <table:table-cell table:style-name="ce494" office:value-type="float" office:value="0.975546264273107" calcext:value-type="float">
            <text:p>0,975546264273107</text:p>
          </table:table-cell>
          <table:table-cell table:style-name="ce551" office:value-type="float" office:value="0.982711940536143" calcext:value-type="float">
            <text:p>0,982711940536143</text:p>
          </table:table-cell>
          <table:table-cell table:style-name="ce783" office:value-type="float" office:value="0.983683246198027" calcext:value-type="float">
            <text:p>0,983683246198027</text:p>
          </table:table-cell>
          <table:table-cell table:style-name="ce529" office:value-type="float" office:value="0.982868136987175" calcext:value-type="float">
            <text:p>0,982868136987175</text:p>
          </table:table-cell>
          <table:table-cell table:style-name="ce501" office:value-type="float" office:value="0.981624471967397" calcext:value-type="float">
            <text:p>0,981624471967397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60" office:value-type="float" office:value="0.321120082393292" calcext:value-type="float">
            <text:p>0,321120082393292</text:p>
          </table:table-cell>
          <table:table-cell table:style-name="ce494" office:value-type="float" office:value="0.227074836338252" calcext:value-type="float">
            <text:p>0,227074836338252</text:p>
          </table:table-cell>
          <table:table-cell table:style-name="ce663" office:value-type="float" office:value="0.252875058016866" calcext:value-type="float">
            <text:p>0,252875058016866</text:p>
          </table:table-cell>
          <table:table-cell table:style-name="ce701" office:value-type="float" office:value="0.320940706576291" calcext:value-type="float">
            <text:p>0,320940706576291</text:p>
          </table:table-cell>
          <table:table-cell table:style-name="ce560" office:value-type="float" office:value="0.321120082393292" calcext:value-type="float">
            <text:p>0,321120082393292</text:p>
          </table:table-cell>
          <table:table-cell table:style-name="ce791" office:value-type="float" office:value="0.344511455622567" calcext:value-type="float">
            <text:p>0,344511455622567</text:p>
          </table:table-cell>
          <table:table-cell table:style-name="ce808" office:value-type="float" office:value="0.279473612806946" calcext:value-type="float">
            <text:p>0,279473612806946</text:p>
          </table:table-cell>
          <table:table-cell table:style-name="ce848" office:value-type="float" office:value="0.281554864888198" calcext:value-type="float">
            <text:p>0,281554864888198</text:p>
          </table:table-cell>
          <table:table-cell table:style-name="ce538" office:value-type="float" office:value="0.36647123452679" calcext:value-type="float">
            <text:p>0,36647123452679</text:p>
          </table:table-cell>
          <table:table-cell table:style-name="ce791" office:value-type="float" office:value="0.344511455622567" calcext:value-type="float">
            <text:p>0,344511455622567</text:p>
          </table:table-cell>
          <table:table-cell table:style-name="ce529" office:value-type="float" office:value="0.686637994957734" calcext:value-type="float">
            <text:p>0,686637994957734</text:p>
          </table:table-cell>
          <table:table-cell table:style-name="ce834" office:value-type="float" office:value="0.661051835603222" calcext:value-type="float">
            <text:p>0,661051835603222</text:p>
          </table:table-cell>
          <table:table-cell table:style-name="ce494" office:value-type="float" office:value="0.634357485907241" calcext:value-type="float">
            <text:p>0,634357485907241</text:p>
          </table:table-cell>
          <table:table-cell table:style-name="ce863" office:value-type="float" office:value="0.687007391738224" calcext:value-type="float">
            <text:p>0,687007391738224</text:p>
          </table:table-cell>
          <table:table-cell table:style-name="ce529" office:value-type="float" office:value="0.686637994957734" calcext:value-type="float">
            <text:p>0,686637994957734</text:p>
          </table:table-cell>
          <table:table-cell table:style-name="ce702" office:value-type="float" office:value="0.73112888183324" calcext:value-type="float">
            <text:p>0,73112888183324</text:p>
          </table:table-cell>
          <table:table-cell table:style-name="ce1011" office:value-type="float" office:value="0.703672804457526" calcext:value-type="float">
            <text:p>0,703672804457526</text:p>
          </table:table-cell>
          <table:table-cell table:style-name="ce494" office:value-type="float" office:value="0.672213292994233" calcext:value-type="float">
            <text:p>0,672213292994233</text:p>
          </table:table-cell>
          <table:table-cell table:style-name="ce1041" office:value-type="float" office:value="0.731056155089435" calcext:value-type="float">
            <text:p>0,731056155089435</text:p>
          </table:table-cell>
          <table:table-cell table:style-name="ce702" office:value-type="float" office:value="0.73112888183324" calcext:value-type="float">
            <text:p>0,73112888183324</text:p>
          </table:table-cell>
          <table:table-cell table:style-name="ce561" office:value-type="float" office:value="0.982929828022457" calcext:value-type="float">
            <text:p>0,982929828022457</text:p>
          </table:table-cell>
          <table:table-cell table:style-name="ce545" office:value-type="float" office:value="0.979086607781917" calcext:value-type="float">
            <text:p>0,979086607781917</text:p>
          </table:table-cell>
          <table:table-cell table:style-name="ce538" office:value-type="float" office:value="0.983836817498623" calcext:value-type="float">
            <text:p>0,983836817498623</text:p>
          </table:table-cell>
          <table:table-cell table:style-name="ce562" office:value-type="float" office:value="0.98312802688049" calcext:value-type="float">
            <text:p>0,98312802688049</text:p>
          </table:table-cell>
          <table:table-cell table:style-name="ce789" office:value-type="float" office:value="0.98353230004787" calcext:value-type="float">
            <text:p>0,98353230004787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561" office:value-type="float" office:value="0.3456048814139" calcext:value-type="float">
            <text:p>0,3456048814139</text:p>
          </table:table-cell>
          <table:table-cell table:style-name="ce622" office:value-type="float" office:value="0.24805433293497" calcext:value-type="float">
            <text:p>0,24805433293497</text:p>
          </table:table-cell>
          <table:table-cell table:style-name="ce592" office:value-type="float" office:value="0.249616397341351" calcext:value-type="float">
            <text:p>0,249616397341351</text:p>
          </table:table-cell>
          <table:table-cell table:style-name="ce702" office:value-type="float" office:value="0.347049230440375" calcext:value-type="float">
            <text:p>0,347049230440375</text:p>
          </table:table-cell>
          <table:table-cell table:style-name="ce494" office:value-type="float" office:value="0.246410054612462" calcext:value-type="float">
            <text:p>0,246410054612462</text:p>
          </table:table-cell>
          <table:table-cell table:style-name="ce792" office:value-type="float" office:value="0.348883369716703" calcext:value-type="float">
            <text:p>0,348883369716703</text:p>
          </table:table-cell>
          <table:table-cell table:style-name="ce530" office:value-type="float" office:value="0.282433615766949" calcext:value-type="float">
            <text:p>0,282433615766949</text:p>
          </table:table-cell>
          <table:table-cell table:style-name="ce849" office:value-type="float" office:value="0.27958152958153" calcext:value-type="float">
            <text:p>0,27958152958153</text:p>
          </table:table-cell>
          <table:table-cell table:style-name="ce538" office:value-type="float" office:value="0.366579151301374" calcext:value-type="float">
            <text:p>0,366579151301374</text:p>
          </table:table-cell>
          <table:table-cell table:style-name="ce494" office:value-type="float" office:value="0.25774636885748" calcext:value-type="float">
            <text:p>0,25774636885748</text:p>
          </table:table-cell>
          <table:table-cell table:style-name="ce712" office:value-type="float" office:value="0.688672393403226" calcext:value-type="float">
            <text:p>0,688672393403226</text:p>
          </table:table-cell>
          <table:table-cell table:style-name="ce943" office:value-type="float" office:value="0.646237938244464" calcext:value-type="float">
            <text:p>0,646237938244464</text:p>
          </table:table-cell>
          <table:table-cell table:style-name="ce494" office:value-type="float" office:value="0.642424459716466" calcext:value-type="float">
            <text:p>0,642424459716466</text:p>
          </table:table-cell>
          <table:table-cell table:style-name="ce538" office:value-type="float" office:value="0.702289825454589" calcext:value-type="float">
            <text:p>0,702289825454589</text:p>
          </table:table-cell>
          <table:table-cell table:style-name="ce927" office:value-type="float" office:value="0.671697796493881" calcext:value-type="float">
            <text:p>0,671697796493881</text:p>
          </table:table-cell>
          <table:table-cell table:style-name="ce921" office:value-type="float" office:value="0.739937475779397" calcext:value-type="float">
            <text:p>0,739937475779397</text:p>
          </table:table-cell>
          <table:table-cell table:style-name="ce1023" office:value-type="float" office:value="0.706886633898074" calcext:value-type="float">
            <text:p>0,706886633898074</text:p>
          </table:table-cell>
          <table:table-cell table:style-name="ce494" office:value-type="float" office:value="0.651174484964785" calcext:value-type="float">
            <text:p>0,651174484964785</text:p>
          </table:table-cell>
          <table:table-cell table:style-name="ce538" office:value-type="float" office:value="0.741000671510268" calcext:value-type="float">
            <text:p>0,741000671510268</text:p>
          </table:table-cell>
          <table:table-cell table:style-name="ce1052" office:value-type="float" office:value="0.708631209954837" calcext:value-type="float">
            <text:p>0,708631209954837</text:p>
          </table:table-cell>
          <table:table-cell table:style-name="ce494" office:value-type="float" office:value="0.978118583558079" calcext:value-type="float">
            <text:p>0,978118583558079</text:p>
          </table:table-cell>
          <table:table-cell table:style-name="ce927" office:value-type="float" office:value="0.98114341314972" calcext:value-type="float">
            <text:p>0,98114341314972</text:p>
          </table:table-cell>
          <table:table-cell table:style-name="ce757" office:value-type="float" office:value="0.981214292211533" calcext:value-type="float">
            <text:p>0,981214292211533</text:p>
          </table:table-cell>
          <table:table-cell table:style-name="ce538" office:value-type="float" office:value="0.984297531400409" calcext:value-type="float">
            <text:p>0,984297531400409</text:p>
          </table:table-cell>
          <table:table-cell table:style-name="ce1084" office:value-type="float" office:value="0.981247106592002" calcext:value-type="float">
            <text:p>0,981247106592002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62" office:value-type="float" office:value="0.348286176178443" calcext:value-type="float">
            <text:p>0,348286176178443</text:p>
          </table:table-cell>
          <table:table-cell table:style-name="ce622" office:value-type="float" office:value="0.24811412487397" calcext:value-type="float">
            <text:p>0,24811412487397</text:p>
          </table:table-cell>
          <table:table-cell table:style-name="ce621" office:value-type="float" office:value="0.249399651562476" calcext:value-type="float">
            <text:p>0,249399651562476</text:p>
          </table:table-cell>
          <table:table-cell table:style-name="ce517" office:value-type="float" office:value="0.340038625592594" calcext:value-type="float">
            <text:p>0,340038625592594</text:p>
          </table:table-cell>
          <table:table-cell table:style-name="ce538" office:value-type="float" office:value="0.357922020847954" calcext:value-type="float">
            <text:p>0,357922020847954</text:p>
          </table:table-cell>
          <table:table-cell table:style-name="ce793" office:value-type="float" office:value="0.362852168407724" calcext:value-type="float">
            <text:p>0,362852168407724</text:p>
          </table:table-cell>
          <table:table-cell table:style-name="ce829" office:value-type="float" office:value="0.295134392356615" calcext:value-type="float">
            <text:p>0,295134392356615</text:p>
          </table:table-cell>
          <table:table-cell table:style-name="ce850" office:value-type="float" office:value="0.283744033744034" calcext:value-type="float">
            <text:p>0,283744033744034</text:p>
          </table:table-cell>
          <table:table-cell table:style-name="ce750" office:value-type="float" office:value="0.358010045510045" calcext:value-type="float">
            <text:p>0,358010045510045</text:p>
          </table:table-cell>
          <table:table-cell table:style-name="ce903" office:value-type="float" office:value="0.365878976990088" calcext:value-type="float">
            <text:p>0,365878976990088</text:p>
          </table:table-cell>
          <table:table-cell table:style-name="ce505" office:value-type="float" office:value="0.698942167131401" calcext:value-type="float">
            <text:p>0,698942167131401</text:p>
          </table:table-cell>
          <table:table-cell table:style-name="ce614" office:value-type="float" office:value="0.646324855133991" calcext:value-type="float">
            <text:p>0,646324855133991</text:p>
          </table:table-cell>
          <table:table-cell table:style-name="ce494" office:value-type="float" office:value="0.642424459716466" calcext:value-type="float">
            <text:p>0,642424459716466</text:p>
          </table:table-cell>
          <table:table-cell table:style-name="ce974" office:value-type="float" office:value="0.701066198619217" calcext:value-type="float">
            <text:p>0,701066198619217</text:p>
          </table:table-cell>
          <table:table-cell table:style-name="ce767" office:value-type="float" office:value="0.699610340719639" calcext:value-type="float">
            <text:p>0,699610340719639</text:p>
          </table:table-cell>
          <table:table-cell table:style-name="ce750" office:value-type="float" office:value="0.733892498097849" calcext:value-type="float">
            <text:p>0,733892498097849</text:p>
          </table:table-cell>
          <table:table-cell table:style-name="ce1024" office:value-type="float" office:value="0.708389653270054" calcext:value-type="float">
            <text:p>0,708389653270054</text:p>
          </table:table-cell>
          <table:table-cell table:style-name="ce494" office:value-type="float" office:value="0.651174484964785" calcext:value-type="float">
            <text:p>0,651174484964785</text:p>
          </table:table-cell>
          <table:table-cell table:style-name="ce697" office:value-type="float" office:value="0.737480350792254" calcext:value-type="float">
            <text:p>0,737480350792254</text:p>
          </table:table-cell>
          <table:table-cell table:style-name="ce893" office:value-type="float" office:value="0.732933197715272" calcext:value-type="float">
            <text:p>0,732933197715272</text:p>
          </table:table-cell>
          <table:table-cell table:style-name="ce1016" office:value-type="float" office:value="0.981500433609224" calcext:value-type="float">
            <text:p>0,981500433609224</text:p>
          </table:table-cell>
          <table:table-cell table:style-name="ce1022" office:value-type="float" office:value="0.983097837650459" calcext:value-type="float">
            <text:p>0,983097837650459</text:p>
          </table:table-cell>
          <table:table-cell table:style-name="ce757" office:value-type="float" office:value="0.981214292211533" calcext:value-type="float">
            <text:p>0,981214292211533</text:p>
          </table:table-cell>
          <table:table-cell table:style-name="ce838" office:value-type="float" office:value="0.982407423085389" calcext:value-type="float">
            <text:p>0,982407423085389</text:p>
          </table:table-cell>
          <table:table-cell table:style-name="ce791" office:value-type="float" office:value="0.982936390898551" calcext:value-type="float">
            <text:p>0,982936390898551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563" office:value-type="float" office:value="0.229591703270544" calcext:value-type="float">
            <text:p>0,229591703270544</text:p>
          </table:table-cell>
          <table:table-cell table:style-name="ce623" office:value-type="float" office:value="0.197470352540746" calcext:value-type="float">
            <text:p>0,197470352540746</text:p>
          </table:table-cell>
          <table:table-cell table:style-name="ce594" office:value-type="float" office:value="0.20158852233939" calcext:value-type="float">
            <text:p>0,20158852233939</text:p>
          </table:table-cell>
          <table:table-cell table:style-name="ce703" office:value-type="float" office:value="0.283127910652906" calcext:value-type="float">
            <text:p>0,283127910652906</text:p>
          </table:table-cell>
          <table:table-cell table:style-name="ce751" office:value-type="float" office:value="0.223412580074486" calcext:value-type="float">
            <text:p>0,223412580074486</text:p>
          </table:table-cell>
          <table:table-cell table:style-name="ce604" office:value-type="float" office:value="0.284354277409833" calcext:value-type="float">
            <text:p>0,284354277409833</text:p>
          </table:table-cell>
          <table:table-cell table:style-name="ce494" office:value-type="float" office:value="0.214718409162854" calcext:value-type="float">
            <text:p>0,214718409162854</text:p>
          </table:table-cell>
          <table:table-cell table:style-name="ce573" office:value-type="float" office:value="0.222796750574528" calcext:value-type="float">
            <text:p>0,222796750574528</text:p>
          </table:table-cell>
          <table:table-cell table:style-name="ce538" office:value-type="float" office:value="0.311829374329374" calcext:value-type="float">
            <text:p>0,311829374329374</text:p>
          </table:table-cell>
          <table:table-cell table:style-name="ce601" office:value-type="float" office:value="0.231476342587454" calcext:value-type="float">
            <text:p>0,231476342587454</text:p>
          </table:table-cell>
          <table:table-cell table:style-name="ce774" office:value-type="float" office:value="0.643631789635052" calcext:value-type="float">
            <text:p>0,643631789635052</text:p>
          </table:table-cell>
          <table:table-cell table:style-name="ce658" office:value-type="float" office:value="0.586156638358922" calcext:value-type="float">
            <text:p>0,586156638358922</text:p>
          </table:table-cell>
          <table:table-cell table:style-name="ce494" office:value-type="float" office:value="0.521859869331321" calcext:value-type="float">
            <text:p>0,521859869331321</text:p>
          </table:table-cell>
          <table:table-cell table:style-name="ce538" office:value-type="float" office:value="0.652327552816949" calcext:value-type="float">
            <text:p>0,652327552816949</text:p>
          </table:table-cell>
          <table:table-cell table:style-name="ce499" office:value-type="float" office:value="0.581344973677763" calcext:value-type="float">
            <text:p>0,581344973677763</text:p>
          </table:table-cell>
          <table:table-cell table:style-name="ce538" office:value-type="float" office:value="0.700226076277887" calcext:value-type="float">
            <text:p>0,700226076277887</text:p>
          </table:table-cell>
          <table:table-cell table:style-name="ce788" office:value-type="float" office:value="0.653380529526885" calcext:value-type="float">
            <text:p>0,653380529526885</text:p>
          </table:table-cell>
          <table:table-cell table:style-name="ce494" office:value-type="float" office:value="0.576930869074199" calcext:value-type="float">
            <text:p>0,576930869074199</text:p>
          </table:table-cell>
          <table:table-cell table:style-name="ce561" office:value-type="float" office:value="0.686738728480243" calcext:value-type="float">
            <text:p>0,686738728480243</text:p>
          </table:table-cell>
          <table:table-cell table:style-name="ce584" office:value-type="float" office:value="0.631195409487931" calcext:value-type="float">
            <text:p>0,631195409487931</text:p>
          </table:table-cell>
          <table:table-cell table:style-name="ce969" office:value-type="float" office:value="0.984360863154714" calcext:value-type="float">
            <text:p>0,984360863154714</text:p>
          </table:table-cell>
          <table:table-cell table:style-name="ce541" office:value-type="float" office:value="0.980850708875936" calcext:value-type="float">
            <text:p>0,980850708875936</text:p>
          </table:table-cell>
          <table:table-cell table:style-name="ce821" office:value-type="float" office:value="0.980257424877054" calcext:value-type="float">
            <text:p>0,980257424877054</text:p>
          </table:table-cell>
          <table:table-cell table:style-name="ce538" office:value-type="float" office:value="0.984749057275664" calcext:value-type="float">
            <text:p>0,984749057275664</text:p>
          </table:table-cell>
          <table:table-cell table:style-name="ce1011" office:value-type="float" office:value="0.980434622531587" calcext:value-type="float">
            <text:p>0,980434622531587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38" office:value-type="float" office:value="0.288077562103271" calcext:value-type="float">
            <text:p>0,288077562103271</text:p>
          </table:table-cell>
          <table:table-cell table:style-name="ce494" office:value-type="float" office:value="0.196894855127869" calcext:value-type="float">
            <text:p>0,196894855127869</text:p>
          </table:table-cell>
          <table:table-cell table:style-name="ce609" office:value-type="float" office:value="0.201192400743513" calcext:value-type="float">
            <text:p>0,201192400743513</text:p>
          </table:table-cell>
          <table:table-cell table:style-name="ce512" office:value-type="float" office:value="0.284078976182629" calcext:value-type="float">
            <text:p>0,284078976182629</text:p>
          </table:table-cell>
          <table:table-cell table:style-name="ce752" office:value-type="float" office:value="0.287726284461645" calcext:value-type="float">
            <text:p>0,287726284461645</text:p>
          </table:table-cell>
          <table:table-cell table:style-name="ce562" office:value-type="float" office:value="0.303446553446554" calcext:value-type="float">
            <text:p>0,303446553446554</text:p>
          </table:table-cell>
          <table:table-cell table:style-name="ce830" office:value-type="float" office:value="0.255675394564284" calcext:value-type="float">
            <text:p>0,255675394564284</text:p>
          </table:table-cell>
          <table:table-cell table:style-name="ce851" office:value-type="float" office:value="0.230505091616203" calcext:value-type="float">
            <text:p>0,230505091616203</text:p>
          </table:table-cell>
          <table:table-cell table:style-name="ce697" office:value-type="float" office:value="0.308038155260378" calcext:value-type="float">
            <text:p>0,308038155260378</text:p>
          </table:table-cell>
          <table:table-cell table:style-name="ce784" office:value-type="float" office:value="0.303693220359887" calcext:value-type="float">
            <text:p>0,303693220359887</text:p>
          </table:table-cell>
          <table:table-cell table:style-name="ce565" office:value-type="float" office:value="0.627587475058927" calcext:value-type="float">
            <text:p>0,627587475058927</text:p>
          </table:table-cell>
          <table:table-cell table:style-name="ce957" office:value-type="float" office:value="0.589622449328812" calcext:value-type="float">
            <text:p>0,589622449328812</text:p>
          </table:table-cell>
          <table:table-cell table:style-name="ce494" office:value-type="float" office:value="0.521859869331321" calcext:value-type="float">
            <text:p>0,521859869331321</text:p>
          </table:table-cell>
          <table:table-cell table:style-name="ce975" office:value-type="float" office:value="0.645808786102424" calcext:value-type="float">
            <text:p>0,645808786102424</text:p>
          </table:table-cell>
          <table:table-cell table:style-name="ce562" office:value-type="float" office:value="0.640990331039271" calcext:value-type="float">
            <text:p>0,640990331039271</text:p>
          </table:table-cell>
          <table:table-cell table:style-name="ce993" office:value-type="float" office:value="0.664429799817906" calcext:value-type="float">
            <text:p>0,664429799817906</text:p>
          </table:table-cell>
          <table:table-cell table:style-name="ce719" office:value-type="float" office:value="0.650772756284716" calcext:value-type="float">
            <text:p>0,650772756284716</text:p>
          </table:table-cell>
          <table:table-cell table:style-name="ce494" office:value-type="float" office:value="0.576930869074199" calcext:value-type="float">
            <text:p>0,576930869074199</text:p>
          </table:table-cell>
          <table:table-cell table:style-name="ce928" office:value-type="float" office:value="0.661007313886202" calcext:value-type="float">
            <text:p>0,661007313886202</text:p>
          </table:table-cell>
          <table:table-cell table:style-name="ce688" office:value-type="float" office:value="0.663441062419979" calcext:value-type="float">
            <text:p>0,663441062419979</text:p>
          </table:table-cell>
          <table:table-cell table:style-name="ce709" office:value-type="float" office:value="0.983313099986336" calcext:value-type="float">
            <text:p>0,983313099986336</text:p>
          </table:table-cell>
          <table:table-cell table:style-name="ce830" office:value-type="float" office:value="0.979938469098895" calcext:value-type="float">
            <text:p>0,979938469098895</text:p>
          </table:table-cell>
          <table:table-cell table:style-name="ce494" office:value-type="float" office:value="0.97642995553914" calcext:value-type="float">
            <text:p>0,97642995553914</text:p>
          </table:table-cell>
          <table:table-cell table:style-name="ce682" office:value-type="float" office:value="0.984735931523476" calcext:value-type="float">
            <text:p>0,984735931523476</text:p>
          </table:table-cell>
          <table:table-cell table:style-name="ce532" office:value-type="float" office:value="0.981462368927879" calcext:value-type="float">
            <text:p>0,981462368927879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220]; OFFSET([.$C220]; 0; 0; 1; 5))" office:value-type="float" office:value="5" calcext:value-type="float">
            <text:p>5</text:p>
          </table:table-cell>
          <table:table-cell table:formula="of:=RANK([.D220]; OFFSET([.$C220]; 0; 0; 1; 5))" office:value-type="float" office:value="4" calcext:value-type="float">
            <text:p>4</text:p>
          </table:table-cell>
          <table:table-cell table:formula="of:=RANK([.E220]; OFFSET([.$C220]; 0; 0; 1; 5))" office:value-type="float" office:value="3" calcext:value-type="float">
            <text:p>3</text:p>
          </table:table-cell>
          <table:table-cell table:formula="of:=RANK([.F220]; OFFSET([.$C220]; 0; 0; 1; 5))" office:value-type="float" office:value="1" calcext:value-type="float">
            <text:p>1</text:p>
          </table:table-cell>
          <table:table-cell table:formula="of:=RANK([.G220]; OFFSET([.$C220]; 0; 0; 1; 5))" office:value-type="float" office:value="2" calcext:value-type="float">
            <text:p>2</text:p>
          </table:table-cell>
          <table:table-cell table:formula="of:=RANK([.H220];[.$H220:.$L220];)" office:value-type="float" office:value="5" calcext:value-type="float">
            <text:p>5</text:p>
          </table:table-cell>
          <table:table-cell table:formula="of:=RANK([.I220];[.$H220:.$L220];)" office:value-type="float" office:value="3" calcext:value-type="float">
            <text:p>3</text:p>
          </table:table-cell>
          <table:table-cell table:formula="of:=RANK([.J220];[.$H220:.$L220];)" office:value-type="float" office:value="4" calcext:value-type="float">
            <text:p>4</text:p>
          </table:table-cell>
          <table:table-cell table:formula="of:=RANK([.K220];[.$H220:.$L220];)" office:value-type="float" office:value="1" calcext:value-type="float">
            <text:p>1</text:p>
          </table:table-cell>
          <table:table-cell table:formula="of:=RANK([.L220];[.$H220:.$L220];)" office:value-type="float" office:value="2" calcext:value-type="float">
            <text:p>2</text:p>
          </table:table-cell>
          <table:table-cell table:formula="of:=RANK([.M220];[.$M220:.$Q220];)" office:value-type="float" office:value="5" calcext:value-type="float">
            <text:p>5</text:p>
          </table:table-cell>
          <table:table-cell table:formula="of:=RANK([.N220];[.$M220:.$Q220];)" office:value-type="float" office:value="3" calcext:value-type="float">
            <text:p>3</text:p>
          </table:table-cell>
          <table:table-cell table:formula="of:=RANK([.O220];[.$M220:.$Q220];)" office:value-type="float" office:value="4" calcext:value-type="float">
            <text:p>4</text:p>
          </table:table-cell>
          <table:table-cell table:formula="of:=RANK([.P220];[.$M220:.$Q220];)" office:value-type="float" office:value="1" calcext:value-type="float">
            <text:p>1</text:p>
          </table:table-cell>
          <table:table-cell table:formula="of:=RANK([.Q220];[.$M220:.$Q220];)" office:value-type="float" office:value="2" calcext:value-type="float">
            <text:p>2</text:p>
          </table:table-cell>
          <table:table-cell table:formula="of:=RANK([.R220];[.$R220:.$V220];)" office:value-type="float" office:value="5" calcext:value-type="float">
            <text:p>5</text:p>
          </table:table-cell>
          <table:table-cell table:formula="of:=RANK([.S220];[.$R220:.$V220];)" office:value-type="float" office:value="3" calcext:value-type="float">
            <text:p>3</text:p>
          </table:table-cell>
          <table:table-cell table:formula="of:=RANK([.T220];[.$R220:.$V220];)" office:value-type="float" office:value="4" calcext:value-type="float">
            <text:p>4</text:p>
          </table:table-cell>
          <table:table-cell table:formula="of:=RANK([.U220];[.$R220:.$V220];)" office:value-type="float" office:value="1" calcext:value-type="float">
            <text:p>1</text:p>
          </table:table-cell>
          <table:table-cell table:formula="of:=RANK([.V220];[.$R220:.$V220];)" office:value-type="float" office:value="2" calcext:value-type="float">
            <text:p>2</text:p>
          </table:table-cell>
          <table:table-cell table:formula="of:=RANK([.W220];[.$W220:.$AA220];)" office:value-type="float" office:value="5" calcext:value-type="float">
            <text:p>5</text:p>
          </table:table-cell>
          <table:table-cell table:formula="of:=RANK([.X220];[.$W220:.$AA220];)" office:value-type="float" office:value="3" calcext:value-type="float">
            <text:p>3</text:p>
          </table:table-cell>
          <table:table-cell table:formula="of:=RANK([.Y220];[.$W220:.$AA220];)" office:value-type="float" office:value="4" calcext:value-type="float">
            <text:p>4</text:p>
          </table:table-cell>
          <table:table-cell table:formula="of:=RANK([.Z220];[.$W220:.$AA220];)" office:value-type="float" office:value="1" calcext:value-type="float">
            <text:p>1</text:p>
          </table:table-cell>
          <table:table-cell table:formula="of:=RANK([.AA220];[.$W220:.$AA220];)" office:value-type="float" office:value="2" calcext:value-type="float">
            <text:p>2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21]; OFFSET([.$C221]; 0; 0; 1; 5))" office:value-type="float" office:value="1" calcext:value-type="float">
            <text:p>1</text:p>
          </table:table-cell>
          <table:table-cell table:formula="of:=RANK([.D221]; OFFSET([.$C221]; 0; 0; 1; 5))" office:value-type="float" office:value="4" calcext:value-type="float">
            <text:p>4</text:p>
          </table:table-cell>
          <table:table-cell table:formula="of:=RANK([.E221]; OFFSET([.$C221]; 0; 0; 1; 5))" office:value-type="float" office:value="5" calcext:value-type="float">
            <text:p>5</text:p>
          </table:table-cell>
          <table:table-cell table:formula="of:=RANK([.F221]; OFFSET([.$C221]; 0; 0; 1; 5))" office:value-type="float" office:value="3" calcext:value-type="float">
            <text:p>3</text:p>
          </table:table-cell>
          <table:table-cell table:formula="of:=RANK([.G221]; OFFSET([.$C221]; 0; 0; 1; 5))" office:value-type="float" office:value="2" calcext:value-type="float">
            <text:p>2</text:p>
          </table:table-cell>
          <table:table-cell table:formula="of:=RANK([.H221];[.$H221:.$L221];)" office:value-type="float" office:value="3" calcext:value-type="float">
            <text:p>3</text:p>
          </table:table-cell>
          <table:table-cell table:formula="of:=RANK([.I221];[.$H221:.$L221];)" office:value-type="float" office:value="4" calcext:value-type="float">
            <text:p>4</text:p>
          </table:table-cell>
          <table:table-cell table:formula="of:=RANK([.J221];[.$H221:.$L221];)" office:value-type="float" office:value="5" calcext:value-type="float">
            <text:p>5</text:p>
          </table:table-cell>
          <table:table-cell table:formula="of:=RANK([.K221];[.$H221:.$L221];)" office:value-type="float" office:value="2" calcext:value-type="float">
            <text:p>2</text:p>
          </table:table-cell>
          <table:table-cell table:formula="of:=RANK([.L221];[.$H221:.$L221];)" office:value-type="float" office:value="1" calcext:value-type="float">
            <text:p>1</text:p>
          </table:table-cell>
          <table:table-cell table:formula="of:=RANK([.M221];[.$M221:.$Q221];)" office:value-type="float" office:value="2" calcext:value-type="float">
            <text:p>2</text:p>
          </table:table-cell>
          <table:table-cell table:formula="of:=RANK([.N221];[.$M221:.$Q221];)" office:value-type="float" office:value="4" calcext:value-type="float">
            <text:p>4</text:p>
          </table:table-cell>
          <table:table-cell table:formula="of:=RANK([.O221];[.$M221:.$Q221];)" office:value-type="float" office:value="5" calcext:value-type="float">
            <text:p>5</text:p>
          </table:table-cell>
          <table:table-cell table:formula="of:=RANK([.P221];[.$M221:.$Q221];)" office:value-type="float" office:value="1" calcext:value-type="float">
            <text:p>1</text:p>
          </table:table-cell>
          <table:table-cell table:formula="of:=RANK([.Q221];[.$M221:.$Q221];)" office:value-type="float" office:value="3" calcext:value-type="float">
            <text:p>3</text:p>
          </table:table-cell>
          <table:table-cell table:formula="of:=RANK([.R221];[.$R221:.$V221];)" office:value-type="float" office:value="3" calcext:value-type="float">
            <text:p>3</text:p>
          </table:table-cell>
          <table:table-cell table:formula="of:=RANK([.S221];[.$R221:.$V221];)" office:value-type="float" office:value="4" calcext:value-type="float">
            <text:p>4</text:p>
          </table:table-cell>
          <table:table-cell table:formula="of:=RANK([.T221];[.$R221:.$V221];)" office:value-type="float" office:value="5" calcext:value-type="float">
            <text:p>5</text:p>
          </table:table-cell>
          <table:table-cell table:formula="of:=RANK([.U221];[.$R221:.$V221];)" office:value-type="float" office:value="2" calcext:value-type="float">
            <text:p>2</text:p>
          </table:table-cell>
          <table:table-cell table:formula="of:=RANK([.V221];[.$R221:.$V221];)" office:value-type="float" office:value="1" calcext:value-type="float">
            <text:p>1</text:p>
          </table:table-cell>
          <table:table-cell table:formula="of:=RANK([.W221];[.$W221:.$AA221];)" office:value-type="float" office:value="3" calcext:value-type="float">
            <text:p>3</text:p>
          </table:table-cell>
          <table:table-cell table:formula="of:=RANK([.X221];[.$W221:.$AA221];)" office:value-type="float" office:value="4" calcext:value-type="float">
            <text:p>4</text:p>
          </table:table-cell>
          <table:table-cell table:formula="of:=RANK([.Y221];[.$W221:.$AA221];)" office:value-type="float" office:value="5" calcext:value-type="float">
            <text:p>5</text:p>
          </table:table-cell>
          <table:table-cell table:formula="of:=RANK([.Z221];[.$W221:.$AA221];)" office:value-type="float" office:value="2" calcext:value-type="float">
            <text:p>2</text:p>
          </table:table-cell>
          <table:table-cell table:formula="of:=RANK([.AA221];[.$W221:.$AA221];)" office:value-type="float" office:value="1" calcext:value-type="float">
            <text:p>1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222]; OFFSET([.$C222]; 0; 0; 1; 5))" office:value-type="float" office:value="5" calcext:value-type="float">
            <text:p>5</text:p>
          </table:table-cell>
          <table:table-cell table:formula="of:=RANK([.D222]; OFFSET([.$C222]; 0; 0; 1; 5))" office:value-type="float" office:value="4" calcext:value-type="float">
            <text:p>4</text:p>
          </table:table-cell>
          <table:table-cell table:formula="of:=RANK([.E222]; OFFSET([.$C222]; 0; 0; 1; 5))" office:value-type="float" office:value="3" calcext:value-type="float">
            <text:p>3</text:p>
          </table:table-cell>
          <table:table-cell table:formula="of:=RANK([.F222]; OFFSET([.$C222]; 0; 0; 1; 5))" office:value-type="float" office:value="1" calcext:value-type="float">
            <text:p>1</text:p>
          </table:table-cell>
          <table:table-cell table:formula="of:=RANK([.G222]; OFFSET([.$C222]; 0; 0; 1; 5))" office:value-type="float" office:value="2" calcext:value-type="float">
            <text:p>2</text:p>
          </table:table-cell>
          <table:table-cell table:formula="of:=RANK([.H222];[.$H222:.$L222];)" office:value-type="float" office:value="5" calcext:value-type="float">
            <text:p>5</text:p>
          </table:table-cell>
          <table:table-cell table:formula="of:=RANK([.I222];[.$H222:.$L222];)" office:value-type="float" office:value="3" calcext:value-type="float">
            <text:p>3</text:p>
          </table:table-cell>
          <table:table-cell table:formula="of:=RANK([.J222];[.$H222:.$L222];)" office:value-type="float" office:value="2" calcext:value-type="float">
            <text:p>2</text:p>
          </table:table-cell>
          <table:table-cell table:formula="of:=RANK([.K222];[.$H222:.$L222];)" office:value-type="float" office:value="1" calcext:value-type="float">
            <text:p>1</text:p>
          </table:table-cell>
          <table:table-cell table:formula="of:=RANK([.L222];[.$H222:.$L222];)" office:value-type="float" office:value="4" calcext:value-type="float">
            <text:p>4</text:p>
          </table:table-cell>
          <table:table-cell table:formula="of:=RANK([.M222];[.$M222:.$Q222];)" office:value-type="float" office:value="5" calcext:value-type="float">
            <text:p>5</text:p>
          </table:table-cell>
          <table:table-cell table:formula="of:=RANK([.N222];[.$M222:.$Q222];)" office:value-type="float" office:value="2" calcext:value-type="float">
            <text:p>2</text:p>
          </table:table-cell>
          <table:table-cell table:formula="of:=RANK([.O222];[.$M222:.$Q222];)" office:value-type="float" office:value="1" calcext:value-type="float">
            <text:p>1</text:p>
          </table:table-cell>
          <table:table-cell table:formula="of:=RANK([.P222];[.$M222:.$Q222];)" office:value-type="float" office:value="3" calcext:value-type="float">
            <text:p>3</text:p>
          </table:table-cell>
          <table:table-cell table:formula="of:=RANK([.Q222];[.$M222:.$Q222];)" office:value-type="float" office:value="4" calcext:value-type="float">
            <text:p>4</text:p>
          </table:table-cell>
          <table:table-cell table:formula="of:=RANK([.R222];[.$R222:.$V222];)" office:value-type="float" office:value="5" calcext:value-type="float">
            <text:p>5</text:p>
          </table:table-cell>
          <table:table-cell table:formula="of:=RANK([.S222];[.$R222:.$V222];)" office:value-type="float" office:value="1" calcext:value-type="float">
            <text:p>1</text:p>
          </table:table-cell>
          <table:table-cell table:formula="of:=RANK([.T222];[.$R222:.$V222];)" office:value-type="float" office:value="4" calcext:value-type="float">
            <text:p>4</text:p>
          </table:table-cell>
          <table:table-cell table:formula="of:=RANK([.U222];[.$R222:.$V222];)" office:value-type="float" office:value="2" calcext:value-type="float">
            <text:p>2</text:p>
          </table:table-cell>
          <table:table-cell table:formula="of:=RANK([.V222];[.$R222:.$V222];)" office:value-type="float" office:value="3" calcext:value-type="float">
            <text:p>3</text:p>
          </table:table-cell>
          <table:table-cell table:formula="of:=RANK([.W222];[.$W222:.$AA222];)" office:value-type="float" office:value="5" calcext:value-type="float">
            <text:p>5</text:p>
          </table:table-cell>
          <table:table-cell table:formula="of:=RANK([.X222];[.$W222:.$AA222];)" office:value-type="float" office:value="2" calcext:value-type="float">
            <text:p>2</text:p>
          </table:table-cell>
          <table:table-cell table:formula="of:=RANK([.Y222];[.$W222:.$AA222];)" office:value-type="float" office:value="3" calcext:value-type="float">
            <text:p>3</text:p>
          </table:table-cell>
          <table:table-cell table:formula="of:=RANK([.Z222];[.$W222:.$AA222];)" office:value-type="float" office:value="1" calcext:value-type="float">
            <text:p>1</text:p>
          </table:table-cell>
          <table:table-cell table:formula="of:=RANK([.AA222];[.$W222:.$AA222];)" office:value-type="float" office:value="4" calcext:value-type="float">
            <text:p>4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23]; OFFSET([.$C223]; 0; 0; 1; 5))" office:value-type="float" office:value="2" calcext:value-type="float">
            <text:p>2</text:p>
          </table:table-cell>
          <table:table-cell table:formula="of:=RANK([.D223]; OFFSET([.$C223]; 0; 0; 1; 5))" office:value-type="float" office:value="5" calcext:value-type="float">
            <text:p>5</text:p>
          </table:table-cell>
          <table:table-cell table:formula="of:=RANK([.E223]; OFFSET([.$C223]; 0; 0; 1; 5))" office:value-type="float" office:value="4" calcext:value-type="float">
            <text:p>4</text:p>
          </table:table-cell>
          <table:table-cell table:formula="of:=RANK([.F223]; OFFSET([.$C223]; 0; 0; 1; 5))" office:value-type="float" office:value="1" calcext:value-type="float">
            <text:p>1</text:p>
          </table:table-cell>
          <table:table-cell table:formula="of:=RANK([.G223]; OFFSET([.$C223]; 0; 0; 1; 5))" office:value-type="float" office:value="3" calcext:value-type="float">
            <text:p>3</text:p>
          </table:table-cell>
          <table:table-cell table:formula="of:=RANK([.H223];[.$H223:.$L223];)" office:value-type="float" office:value="2" calcext:value-type="float">
            <text:p>2</text:p>
          </table:table-cell>
          <table:table-cell table:formula="of:=RANK([.I223];[.$H223:.$L223];)" office:value-type="float" office:value="4" calcext:value-type="float">
            <text:p>4</text:p>
          </table:table-cell>
          <table:table-cell table:formula="of:=RANK([.J223];[.$H223:.$L223];)" office:value-type="float" office:value="3" calcext:value-type="float">
            <text:p>3</text:p>
          </table:table-cell>
          <table:table-cell table:formula="of:=RANK([.K223];[.$H223:.$L223];)" office:value-type="float" office:value="1" calcext:value-type="float">
            <text:p>1</text:p>
          </table:table-cell>
          <table:table-cell table:formula="of:=RANK([.L223];[.$H223:.$L223];)" office:value-type="float" office:value="5" calcext:value-type="float">
            <text:p>5</text:p>
          </table:table-cell>
          <table:table-cell table:formula="of:=RANK([.M223];[.$M223:.$Q223];)" office:value-type="float" office:value="4" calcext:value-type="float">
            <text:p>4</text:p>
          </table:table-cell>
          <table:table-cell table:formula="of:=RANK([.N223];[.$M223:.$Q223];)" office:value-type="float" office:value="1" calcext:value-type="float">
            <text:p>1</text:p>
          </table:table-cell>
          <table:table-cell table:formula="of:=RANK([.O223];[.$M223:.$Q223];)" office:value-type="float" office:value="2" calcext:value-type="float">
            <text:p>2</text:p>
          </table:table-cell>
          <table:table-cell table:formula="of:=RANK([.P223];[.$M223:.$Q223];)" office:value-type="float" office:value="3" calcext:value-type="float">
            <text:p>3</text:p>
          </table:table-cell>
          <table:table-cell table:formula="of:=RANK([.Q223];[.$M223:.$Q223];)" office:value-type="float" office:value="5" calcext:value-type="float">
            <text:p>5</text:p>
          </table:table-cell>
          <table:table-cell table:formula="of:=RANK([.R223];[.$R223:.$V223];)" office:value-type="float" office:value="3" calcext:value-type="float">
            <text:p>3</text:p>
          </table:table-cell>
          <table:table-cell table:formula="of:=RANK([.S223];[.$R223:.$V223];)" office:value-type="float" office:value="1" calcext:value-type="float">
            <text:p>1</text:p>
          </table:table-cell>
          <table:table-cell table:formula="of:=RANK([.T223];[.$R223:.$V223];)" office:value-type="float" office:value="5" calcext:value-type="float">
            <text:p>5</text:p>
          </table:table-cell>
          <table:table-cell table:formula="of:=RANK([.U223];[.$R223:.$V223];)" office:value-type="float" office:value="4" calcext:value-type="float">
            <text:p>4</text:p>
          </table:table-cell>
          <table:table-cell table:formula="of:=RANK([.V223];[.$R223:.$V223];)" office:value-type="float" office:value="2" calcext:value-type="float">
            <text:p>2</text:p>
          </table:table-cell>
          <table:table-cell table:formula="of:=RANK([.W223];[.$W223:.$AA223];)" office:value-type="float" office:value="1" calcext:value-type="float">
            <text:p>1</text:p>
          </table:table-cell>
          <table:table-cell table:formula="of:=RANK([.X223];[.$W223:.$AA223];)" office:value-type="float" office:value="4" calcext:value-type="float">
            <text:p>4</text:p>
          </table:table-cell>
          <table:table-cell table:formula="of:=RANK([.Y223];[.$W223:.$AA223];)" office:value-type="float" office:value="5" calcext:value-type="float">
            <text:p>5</text:p>
          </table:table-cell>
          <table:table-cell table:formula="of:=RANK([.Z223];[.$W223:.$AA223];)" office:value-type="float" office:value="3" calcext:value-type="float">
            <text:p>3</text:p>
          </table:table-cell>
          <table:table-cell table:formula="of:=RANK([.AA223];[.$W223:.$AA223];)" office:value-type="float" office:value="2" calcext:value-type="float">
            <text:p>2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224]; OFFSET([.$C224]; 0; 0; 1; 5))" office:value-type="float" office:value="2" calcext:value-type="float">
            <text:p>2</text:p>
          </table:table-cell>
          <table:table-cell table:formula="of:=RANK([.D224]; OFFSET([.$C224]; 0; 0; 1; 5))" office:value-type="float" office:value="5" calcext:value-type="float">
            <text:p>5</text:p>
          </table:table-cell>
          <table:table-cell table:formula="of:=RANK([.E224]; OFFSET([.$C224]; 0; 0; 1; 5))" office:value-type="float" office:value="4" calcext:value-type="float">
            <text:p>4</text:p>
          </table:table-cell>
          <table:table-cell table:formula="of:=RANK([.F224]; OFFSET([.$C224]; 0; 0; 1; 5))" office:value-type="float" office:value="1" calcext:value-type="float">
            <text:p>1</text:p>
          </table:table-cell>
          <table:table-cell table:formula="of:=RANK([.G224]; OFFSET([.$C224]; 0; 0; 1; 5))" office:value-type="float" office:value="3" calcext:value-type="float">
            <text:p>3</text:p>
          </table:table-cell>
          <table:table-cell table:formula="of:=RANK([.H224];[.$H224:.$L224];)" office:value-type="float" office:value="2" calcext:value-type="float">
            <text:p>2</text:p>
          </table:table-cell>
          <table:table-cell table:formula="of:=RANK([.I224];[.$H224:.$L224];)" office:value-type="float" office:value="5" calcext:value-type="float">
            <text:p>5</text:p>
          </table:table-cell>
          <table:table-cell table:formula="of:=RANK([.J224];[.$H224:.$L224];)" office:value-type="float" office:value="4" calcext:value-type="float">
            <text:p>4</text:p>
          </table:table-cell>
          <table:table-cell table:formula="of:=RANK([.K224];[.$H224:.$L224];)" office:value-type="float" office:value="1" calcext:value-type="float">
            <text:p>1</text:p>
          </table:table-cell>
          <table:table-cell table:formula="of:=RANK([.L224];[.$H224:.$L224];)" office:value-type="float" office:value="3" calcext:value-type="float">
            <text:p>3</text:p>
          </table:table-cell>
          <table:table-cell table:formula="of:=RANK([.M224];[.$M224:.$Q224];)" office:value-type="float" office:value="3" calcext:value-type="float">
            <text:p>3</text:p>
          </table:table-cell>
          <table:table-cell table:formula="of:=RANK([.N224];[.$M224:.$Q224];)" office:value-type="float" office:value="4" calcext:value-type="float">
            <text:p>4</text:p>
          </table:table-cell>
          <table:table-cell table:formula="of:=RANK([.O224];[.$M224:.$Q224];)" office:value-type="float" office:value="5" calcext:value-type="float">
            <text:p>5</text:p>
          </table:table-cell>
          <table:table-cell table:formula="of:=RANK([.P224];[.$M224:.$Q224];)" office:value-type="float" office:value="1" calcext:value-type="float">
            <text:p>1</text:p>
          </table:table-cell>
          <table:table-cell table:formula="of:=RANK([.Q224];[.$M224:.$Q224];)" office:value-type="float" office:value="2" calcext:value-type="float">
            <text:p>2</text:p>
          </table:table-cell>
          <table:table-cell table:formula="of:=RANK([.R224];[.$R224:.$V224];)" office:value-type="float" office:value="2" calcext:value-type="float">
            <text:p>2</text:p>
          </table:table-cell>
          <table:table-cell table:formula="of:=RANK([.S224];[.$R224:.$V224];)" office:value-type="float" office:value="4" calcext:value-type="float">
            <text:p>4</text:p>
          </table:table-cell>
          <table:table-cell table:formula="of:=RANK([.T224];[.$R224:.$V224];)" office:value-type="float" office:value="5" calcext:value-type="float">
            <text:p>5</text:p>
          </table:table-cell>
          <table:table-cell table:formula="of:=RANK([.U224];[.$R224:.$V224];)" office:value-type="float" office:value="1" calcext:value-type="float">
            <text:p>1</text:p>
          </table:table-cell>
          <table:table-cell table:formula="of:=RANK([.V224];[.$R224:.$V224];)" office:value-type="float" office:value="3" calcext:value-type="float">
            <text:p>3</text:p>
          </table:table-cell>
          <table:table-cell table:formula="of:=RANK([.W224];[.$W224:.$AA224];)" office:value-type="float" office:value="5" calcext:value-type="float">
            <text:p>5</text:p>
          </table:table-cell>
          <table:table-cell table:formula="of:=RANK([.X224];[.$W224:.$AA224];)" office:value-type="float" office:value="3" calcext:value-type="float">
            <text:p>3</text:p>
          </table:table-cell>
          <table:table-cell table:formula="of:=RANK([.Y224];[.$W224:.$AA224];)" office:value-type="float" office:value="1" calcext:value-type="float">
            <text:p>1</text:p>
          </table:table-cell>
          <table:table-cell table:formula="of:=RANK([.Z224];[.$W224:.$AA224];)" office:value-type="float" office:value="2" calcext:value-type="float">
            <text:p>2</text:p>
          </table:table-cell>
          <table:table-cell table:formula="of:=RANK([.AA224];[.$W224:.$AA224];)" office:value-type="float" office:value="4" calcext:value-type="float">
            <text:p>4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25]; OFFSET([.$C225]; 0; 0; 1; 5))" office:value-type="float" office:value="1" calcext:value-type="float">
            <text:p>1</text:p>
          </table:table-cell>
          <table:table-cell table:formula="of:=RANK([.D225]; OFFSET([.$C225]; 0; 0; 1; 5))" office:value-type="float" office:value="5" calcext:value-type="float">
            <text:p>5</text:p>
          </table:table-cell>
          <table:table-cell table:formula="of:=RANK([.E225]; OFFSET([.$C225]; 0; 0; 1; 5))" office:value-type="float" office:value="4" calcext:value-type="float">
            <text:p>4</text:p>
          </table:table-cell>
          <table:table-cell table:formula="of:=RANK([.F225]; OFFSET([.$C225]; 0; 0; 1; 5))" office:value-type="float" office:value="3" calcext:value-type="float">
            <text:p>3</text:p>
          </table:table-cell>
          <table:table-cell table:formula="of:=RANK([.G225]; OFFSET([.$C225]; 0; 0; 1; 5))" office:value-type="float" office:value="1" calcext:value-type="float">
            <text:p>1</text:p>
          </table:table-cell>
          <table:table-cell table:formula="of:=RANK([.H225];[.$H225:.$L225];)" office:value-type="float" office:value="2" calcext:value-type="float">
            <text:p>2</text:p>
          </table:table-cell>
          <table:table-cell table:formula="of:=RANK([.I225];[.$H225:.$L225];)" office:value-type="float" office:value="5" calcext:value-type="float">
            <text:p>5</text:p>
          </table:table-cell>
          <table:table-cell table:formula="of:=RANK([.J225];[.$H225:.$L225];)" office:value-type="float" office:value="4" calcext:value-type="float">
            <text:p>4</text:p>
          </table:table-cell>
          <table:table-cell table:formula="of:=RANK([.K225];[.$H225:.$L225];)" office:value-type="float" office:value="1" calcext:value-type="float">
            <text:p>1</text:p>
          </table:table-cell>
          <table:table-cell table:formula="of:=RANK([.L225];[.$H225:.$L225];)" office:value-type="float" office:value="2" calcext:value-type="float">
            <text:p>2</text:p>
          </table:table-cell>
          <table:table-cell table:formula="of:=RANK([.M225];[.$M225:.$Q225];)" office:value-type="float" office:value="2" calcext:value-type="float">
            <text:p>2</text:p>
          </table:table-cell>
          <table:table-cell table:formula="of:=RANK([.N225];[.$M225:.$Q225];)" office:value-type="float" office:value="4" calcext:value-type="float">
            <text:p>4</text:p>
          </table:table-cell>
          <table:table-cell table:formula="of:=RANK([.O225];[.$M225:.$Q225];)" office:value-type="float" office:value="5" calcext:value-type="float">
            <text:p>5</text:p>
          </table:table-cell>
          <table:table-cell table:formula="of:=RANK([.P225];[.$M225:.$Q225];)" office:value-type="float" office:value="1" calcext:value-type="float">
            <text:p>1</text:p>
          </table:table-cell>
          <table:table-cell table:formula="of:=RANK([.Q225];[.$M225:.$Q225];)" office:value-type="float" office:value="2" calcext:value-type="float">
            <text:p>2</text:p>
          </table:table-cell>
          <table:table-cell table:formula="of:=RANK([.R225];[.$R225:.$V225];)" office:value-type="float" office:value="1" calcext:value-type="float">
            <text:p>1</text:p>
          </table:table-cell>
          <table:table-cell table:formula="of:=RANK([.S225];[.$R225:.$V225];)" office:value-type="float" office:value="4" calcext:value-type="float">
            <text:p>4</text:p>
          </table:table-cell>
          <table:table-cell table:formula="of:=RANK([.T225];[.$R225:.$V225];)" office:value-type="float" office:value="5" calcext:value-type="float">
            <text:p>5</text:p>
          </table:table-cell>
          <table:table-cell table:formula="of:=RANK([.U225];[.$R225:.$V225];)" office:value-type="float" office:value="3" calcext:value-type="float">
            <text:p>3</text:p>
          </table:table-cell>
          <table:table-cell table:formula="of:=RANK([.V225];[.$R225:.$V225];)" office:value-type="float" office:value="1" calcext:value-type="float">
            <text:p>1</text:p>
          </table:table-cell>
          <table:table-cell table:formula="of:=RANK([.W225];[.$W225:.$AA225];)" office:value-type="float" office:value="4" calcext:value-type="float">
            <text:p>4</text:p>
          </table:table-cell>
          <table:table-cell table:formula="of:=RANK([.X225];[.$W225:.$AA225];)" office:value-type="float" office:value="5" calcext:value-type="float">
            <text:p>5</text:p>
          </table:table-cell>
          <table:table-cell table:formula="of:=RANK([.Y225];[.$W225:.$AA225];)" office:value-type="float" office:value="1" calcext:value-type="float">
            <text:p>1</text:p>
          </table:table-cell>
          <table:table-cell table:formula="of:=RANK([.Z225];[.$W225:.$AA225];)" office:value-type="float" office:value="3" calcext:value-type="float">
            <text:p>3</text:p>
          </table:table-cell>
          <table:table-cell table:formula="of:=RANK([.AA225];[.$W225:.$AA225];)" office:value-type="float" office:value="2" calcext:value-type="float">
            <text:p>2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226]; OFFSET([.$C226]; 0; 0; 1; 5))" office:value-type="float" office:value="2" calcext:value-type="float">
            <text:p>2</text:p>
          </table:table-cell>
          <table:table-cell table:formula="of:=RANK([.D226]; OFFSET([.$C226]; 0; 0; 1; 5))" office:value-type="float" office:value="4" calcext:value-type="float">
            <text:p>4</text:p>
          </table:table-cell>
          <table:table-cell table:formula="of:=RANK([.E226]; OFFSET([.$C226]; 0; 0; 1; 5))" office:value-type="float" office:value="3" calcext:value-type="float">
            <text:p>3</text:p>
          </table:table-cell>
          <table:table-cell table:formula="of:=RANK([.F226]; OFFSET([.$C226]; 0; 0; 1; 5))" office:value-type="float" office:value="1" calcext:value-type="float">
            <text:p>1</text:p>
          </table:table-cell>
          <table:table-cell table:formula="of:=RANK([.G226]; OFFSET([.$C226]; 0; 0; 1; 5))" office:value-type="float" office:value="5" calcext:value-type="float">
            <text:p>5</text:p>
          </table:table-cell>
          <table:table-cell table:formula="of:=RANK([.H226];[.$H226:.$L226];)" office:value-type="float" office:value="2" calcext:value-type="float">
            <text:p>2</text:p>
          </table:table-cell>
          <table:table-cell table:formula="of:=RANK([.I226];[.$H226:.$L226];)" office:value-type="float" office:value="3" calcext:value-type="float">
            <text:p>3</text:p>
          </table:table-cell>
          <table:table-cell table:formula="of:=RANK([.J226];[.$H226:.$L226];)" office:value-type="float" office:value="4" calcext:value-type="float">
            <text:p>4</text:p>
          </table:table-cell>
          <table:table-cell table:formula="of:=RANK([.K226];[.$H226:.$L226];)" office:value-type="float" office:value="1" calcext:value-type="float">
            <text:p>1</text:p>
          </table:table-cell>
          <table:table-cell table:formula="of:=RANK([.L226];[.$H226:.$L226];)" office:value-type="float" office:value="5" calcext:value-type="float">
            <text:p>5</text:p>
          </table:table-cell>
          <table:table-cell table:formula="of:=RANK([.M226];[.$M226:.$Q226];)" office:value-type="float" office:value="2" calcext:value-type="float">
            <text:p>2</text:p>
          </table:table-cell>
          <table:table-cell table:formula="of:=RANK([.N226];[.$M226:.$Q226];)" office:value-type="float" office:value="4" calcext:value-type="float">
            <text:p>4</text:p>
          </table:table-cell>
          <table:table-cell table:formula="of:=RANK([.O226];[.$M226:.$Q226];)" office:value-type="float" office:value="5" calcext:value-type="float">
            <text:p>5</text:p>
          </table:table-cell>
          <table:table-cell table:formula="of:=RANK([.P226];[.$M226:.$Q226];)" office:value-type="float" office:value="1" calcext:value-type="float">
            <text:p>1</text:p>
          </table:table-cell>
          <table:table-cell table:formula="of:=RANK([.Q226];[.$M226:.$Q226];)" office:value-type="float" office:value="3" calcext:value-type="float">
            <text:p>3</text:p>
          </table:table-cell>
          <table:table-cell table:formula="of:=RANK([.R226];[.$R226:.$V226];)" office:value-type="float" office:value="2" calcext:value-type="float">
            <text:p>2</text:p>
          </table:table-cell>
          <table:table-cell table:formula="of:=RANK([.S226];[.$R226:.$V226];)" office:value-type="float" office:value="4" calcext:value-type="float">
            <text:p>4</text:p>
          </table:table-cell>
          <table:table-cell table:formula="of:=RANK([.T226];[.$R226:.$V226];)" office:value-type="float" office:value="5" calcext:value-type="float">
            <text:p>5</text:p>
          </table:table-cell>
          <table:table-cell table:formula="of:=RANK([.U226];[.$R226:.$V226];)" office:value-type="float" office:value="1" calcext:value-type="float">
            <text:p>1</text:p>
          </table:table-cell>
          <table:table-cell table:formula="of:=RANK([.V226];[.$R226:.$V226];)" office:value-type="float" office:value="3" calcext:value-type="float">
            <text:p>3</text:p>
          </table:table-cell>
          <table:table-cell table:formula="of:=RANK([.W226];[.$W226:.$AA226];)" office:value-type="float" office:value="5" calcext:value-type="float">
            <text:p>5</text:p>
          </table:table-cell>
          <table:table-cell table:formula="of:=RANK([.X226];[.$W226:.$AA226];)" office:value-type="float" office:value="4" calcext:value-type="float">
            <text:p>4</text:p>
          </table:table-cell>
          <table:table-cell table:formula="of:=RANK([.Y226];[.$W226:.$AA226];)" office:value-type="float" office:value="3" calcext:value-type="float">
            <text:p>3</text:p>
          </table:table-cell>
          <table:table-cell table:formula="of:=RANK([.Z226];[.$W226:.$AA226];)" office:value-type="float" office:value="1" calcext:value-type="float">
            <text:p>1</text:p>
          </table:table-cell>
          <table:table-cell table:formula="of:=RANK([.AA226];[.$W226:.$AA226];)" office:value-type="float" office:value="2" calcext:value-type="float">
            <text:p>2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27]; OFFSET([.$C227]; 0; 0; 1; 5))" office:value-type="float" office:value="2" calcext:value-type="float">
            <text:p>2</text:p>
          </table:table-cell>
          <table:table-cell table:formula="of:=RANK([.D227]; OFFSET([.$C227]; 0; 0; 1; 5))" office:value-type="float" office:value="5" calcext:value-type="float">
            <text:p>5</text:p>
          </table:table-cell>
          <table:table-cell table:formula="of:=RANK([.E227]; OFFSET([.$C227]; 0; 0; 1; 5))" office:value-type="float" office:value="4" calcext:value-type="float">
            <text:p>4</text:p>
          </table:table-cell>
          <table:table-cell table:formula="of:=RANK([.F227]; OFFSET([.$C227]; 0; 0; 1; 5))" office:value-type="float" office:value="3" calcext:value-type="float">
            <text:p>3</text:p>
          </table:table-cell>
          <table:table-cell table:formula="of:=RANK([.G227]; OFFSET([.$C227]; 0; 0; 1; 5))" office:value-type="float" office:value="1" calcext:value-type="float">
            <text:p>1</text:p>
          </table:table-cell>
          <table:table-cell table:formula="of:=RANK([.H227];[.$H227:.$L227];)" office:value-type="float" office:value="2" calcext:value-type="float">
            <text:p>2</text:p>
          </table:table-cell>
          <table:table-cell table:formula="of:=RANK([.I227];[.$H227:.$L227];)" office:value-type="float" office:value="4" calcext:value-type="float">
            <text:p>4</text:p>
          </table:table-cell>
          <table:table-cell table:formula="of:=RANK([.J227];[.$H227:.$L227];)" office:value-type="float" office:value="5" calcext:value-type="float">
            <text:p>5</text:p>
          </table:table-cell>
          <table:table-cell table:formula="of:=RANK([.K227];[.$H227:.$L227];)" office:value-type="float" office:value="3" calcext:value-type="float">
            <text:p>3</text:p>
          </table:table-cell>
          <table:table-cell table:formula="of:=RANK([.L227];[.$H227:.$L227];)" office:value-type="float" office:value="1" calcext:value-type="float">
            <text:p>1</text:p>
          </table:table-cell>
          <table:table-cell table:formula="of:=RANK([.M227];[.$M227:.$Q227];)" office:value-type="float" office:value="3" calcext:value-type="float">
            <text:p>3</text:p>
          </table:table-cell>
          <table:table-cell table:formula="of:=RANK([.N227];[.$M227:.$Q227];)" office:value-type="float" office:value="4" calcext:value-type="float">
            <text:p>4</text:p>
          </table:table-cell>
          <table:table-cell table:formula="of:=RANK([.O227];[.$M227:.$Q227];)" office:value-type="float" office:value="5" calcext:value-type="float">
            <text:p>5</text:p>
          </table:table-cell>
          <table:table-cell table:formula="of:=RANK([.P227];[.$M227:.$Q227];)" office:value-type="float" office:value="1" calcext:value-type="float">
            <text:p>1</text:p>
          </table:table-cell>
          <table:table-cell table:formula="of:=RANK([.Q227];[.$M227:.$Q227];)" office:value-type="float" office:value="2" calcext:value-type="float">
            <text:p>2</text:p>
          </table:table-cell>
          <table:table-cell table:formula="of:=RANK([.R227];[.$R227:.$V227];)" office:value-type="float" office:value="2" calcext:value-type="float">
            <text:p>2</text:p>
          </table:table-cell>
          <table:table-cell table:formula="of:=RANK([.S227];[.$R227:.$V227];)" office:value-type="float" office:value="4" calcext:value-type="float">
            <text:p>4</text:p>
          </table:table-cell>
          <table:table-cell table:formula="of:=RANK([.T227];[.$R227:.$V227];)" office:value-type="float" office:value="5" calcext:value-type="float">
            <text:p>5</text:p>
          </table:table-cell>
          <table:table-cell table:formula="of:=RANK([.U227];[.$R227:.$V227];)" office:value-type="float" office:value="1" calcext:value-type="float">
            <text:p>1</text:p>
          </table:table-cell>
          <table:table-cell table:formula="of:=RANK([.V227];[.$R227:.$V227];)" office:value-type="float" office:value="3" calcext:value-type="float">
            <text:p>3</text:p>
          </table:table-cell>
          <table:table-cell table:formula="of:=RANK([.W227];[.$W227:.$AA227];)" office:value-type="float" office:value="4" calcext:value-type="float">
            <text:p>4</text:p>
          </table:table-cell>
          <table:table-cell table:formula="of:=RANK([.X227];[.$W227:.$AA227];)" office:value-type="float" office:value="1" calcext:value-type="float">
            <text:p>1</text:p>
          </table:table-cell>
          <table:table-cell table:formula="of:=RANK([.Y227];[.$W227:.$AA227];)" office:value-type="float" office:value="5" calcext:value-type="float">
            <text:p>5</text:p>
          </table:table-cell>
          <table:table-cell table:formula="of:=RANK([.Z227];[.$W227:.$AA227];)" office:value-type="float" office:value="3" calcext:value-type="float">
            <text:p>3</text:p>
          </table:table-cell>
          <table:table-cell table:formula="of:=RANK([.AA227];[.$W227:.$AA227];)" office:value-type="float" office:value="2" calcext:value-type="float">
            <text:p>2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228]; OFFSET([.$C228]; 0; 0; 1; 5))" office:value-type="float" office:value="2" calcext:value-type="float">
            <text:p>2</text:p>
          </table:table-cell>
          <table:table-cell table:formula="of:=RANK([.D228]; OFFSET([.$C228]; 0; 0; 1; 5))" office:value-type="float" office:value="5" calcext:value-type="float">
            <text:p>5</text:p>
          </table:table-cell>
          <table:table-cell table:formula="of:=RANK([.E228]; OFFSET([.$C228]; 0; 0; 1; 5))" office:value-type="float" office:value="4" calcext:value-type="float">
            <text:p>4</text:p>
          </table:table-cell>
          <table:table-cell table:formula="of:=RANK([.F228]; OFFSET([.$C228]; 0; 0; 1; 5))" office:value-type="float" office:value="1" calcext:value-type="float">
            <text:p>1</text:p>
          </table:table-cell>
          <table:table-cell table:formula="of:=RANK([.G228]; OFFSET([.$C228]; 0; 0; 1; 5))" office:value-type="float" office:value="3" calcext:value-type="float">
            <text:p>3</text:p>
          </table:table-cell>
          <table:table-cell table:formula="of:=RANK([.H228];[.$H228:.$L228];)" office:value-type="float" office:value="2" calcext:value-type="float">
            <text:p>2</text:p>
          </table:table-cell>
          <table:table-cell table:formula="of:=RANK([.I228];[.$H228:.$L228];)" office:value-type="float" office:value="5" calcext:value-type="float">
            <text:p>5</text:p>
          </table:table-cell>
          <table:table-cell table:formula="of:=RANK([.J228];[.$H228:.$L228];)" office:value-type="float" office:value="4" calcext:value-type="float">
            <text:p>4</text:p>
          </table:table-cell>
          <table:table-cell table:formula="of:=RANK([.K228];[.$H228:.$L228];)" office:value-type="float" office:value="1" calcext:value-type="float">
            <text:p>1</text:p>
          </table:table-cell>
          <table:table-cell table:formula="of:=RANK([.L228];[.$H228:.$L228];)" office:value-type="float" office:value="3" calcext:value-type="float">
            <text:p>3</text:p>
          </table:table-cell>
          <table:table-cell table:formula="of:=RANK([.M228];[.$M228:.$Q228];)" office:value-type="float" office:value="2" calcext:value-type="float">
            <text:p>2</text:p>
          </table:table-cell>
          <table:table-cell table:formula="of:=RANK([.N228];[.$M228:.$Q228];)" office:value-type="float" office:value="3" calcext:value-type="float">
            <text:p>3</text:p>
          </table:table-cell>
          <table:table-cell table:formula="of:=RANK([.O228];[.$M228:.$Q228];)" office:value-type="float" office:value="5" calcext:value-type="float">
            <text:p>5</text:p>
          </table:table-cell>
          <table:table-cell table:formula="of:=RANK([.P228];[.$M228:.$Q228];)" office:value-type="float" office:value="1" calcext:value-type="float">
            <text:p>1</text:p>
          </table:table-cell>
          <table:table-cell table:formula="of:=RANK([.Q228];[.$M228:.$Q228];)" office:value-type="float" office:value="4" calcext:value-type="float">
            <text:p>4</text:p>
          </table:table-cell>
          <table:table-cell table:formula="of:=RANK([.R228];[.$R228:.$V228];)" office:value-type="float" office:value="1" calcext:value-type="float">
            <text:p>1</text:p>
          </table:table-cell>
          <table:table-cell table:formula="of:=RANK([.S228];[.$R228:.$V228];)" office:value-type="float" office:value="3" calcext:value-type="float">
            <text:p>3</text:p>
          </table:table-cell>
          <table:table-cell table:formula="of:=RANK([.T228];[.$R228:.$V228];)" office:value-type="float" office:value="5" calcext:value-type="float">
            <text:p>5</text:p>
          </table:table-cell>
          <table:table-cell table:formula="of:=RANK([.U228];[.$R228:.$V228];)" office:value-type="float" office:value="2" calcext:value-type="float">
            <text:p>2</text:p>
          </table:table-cell>
          <table:table-cell table:formula="of:=RANK([.V228];[.$R228:.$V228];)" office:value-type="float" office:value="4" calcext:value-type="float">
            <text:p>4</text:p>
          </table:table-cell>
          <table:table-cell table:formula="of:=RANK([.W228];[.$W228:.$AA228];)" office:value-type="float" office:value="2" calcext:value-type="float">
            <text:p>2</text:p>
          </table:table-cell>
          <table:table-cell table:formula="of:=RANK([.X228];[.$W228:.$AA228];)" office:value-type="float" office:value="3" calcext:value-type="float">
            <text:p>3</text:p>
          </table:table-cell>
          <table:table-cell table:formula="of:=RANK([.Y228];[.$W228:.$AA228];)" office:value-type="float" office:value="5" calcext:value-type="float">
            <text:p>5</text:p>
          </table:table-cell>
          <table:table-cell table:formula="of:=RANK([.Z228];[.$W228:.$AA228];)" office:value-type="float" office:value="1" calcext:value-type="float">
            <text:p>1</text:p>
          </table:table-cell>
          <table:table-cell table:formula="of:=RANK([.AA228];[.$W228:.$AA228];)" office:value-type="float" office:value="4" calcext:value-type="float">
            <text:p>4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29]; OFFSET([.$C229]; 0; 0; 1; 5))" office:value-type="float" office:value="1" calcext:value-type="float">
            <text:p>1</text:p>
          </table:table-cell>
          <table:table-cell table:formula="of:=RANK([.D229]; OFFSET([.$C229]; 0; 0; 1; 5))" office:value-type="float" office:value="5" calcext:value-type="float">
            <text:p>5</text:p>
          </table:table-cell>
          <table:table-cell table:formula="of:=RANK([.E229]; OFFSET([.$C229]; 0; 0; 1; 5))" office:value-type="float" office:value="4" calcext:value-type="float">
            <text:p>4</text:p>
          </table:table-cell>
          <table:table-cell table:formula="of:=RANK([.F229]; OFFSET([.$C229]; 0; 0; 1; 5))" office:value-type="float" office:value="3" calcext:value-type="float">
            <text:p>3</text:p>
          </table:table-cell>
          <table:table-cell table:formula="of:=RANK([.G229]; OFFSET([.$C229]; 0; 0; 1; 5))" office:value-type="float" office:value="2" calcext:value-type="float">
            <text:p>2</text:p>
          </table:table-cell>
          <table:table-cell table:formula="of:=RANK([.H229];[.$H229:.$L229];)" office:value-type="float" office:value="3" calcext:value-type="float">
            <text:p>3</text:p>
          </table:table-cell>
          <table:table-cell table:formula="of:=RANK([.I229];[.$H229:.$L229];)" office:value-type="float" office:value="4" calcext:value-type="float">
            <text:p>4</text:p>
          </table:table-cell>
          <table:table-cell table:formula="of:=RANK([.J229];[.$H229:.$L229];)" office:value-type="float" office:value="5" calcext:value-type="float">
            <text:p>5</text:p>
          </table:table-cell>
          <table:table-cell table:formula="of:=RANK([.K229];[.$H229:.$L229];)" office:value-type="float" office:value="1" calcext:value-type="float">
            <text:p>1</text:p>
          </table:table-cell>
          <table:table-cell table:formula="of:=RANK([.L229];[.$H229:.$L229];)" office:value-type="float" office:value="2" calcext:value-type="float">
            <text:p>2</text:p>
          </table:table-cell>
          <table:table-cell table:formula="of:=RANK([.M229];[.$M229:.$Q229];)" office:value-type="float" office:value="3" calcext:value-type="float">
            <text:p>3</text:p>
          </table:table-cell>
          <table:table-cell table:formula="of:=RANK([.N229];[.$M229:.$Q229];)" office:value-type="float" office:value="4" calcext:value-type="float">
            <text:p>4</text:p>
          </table:table-cell>
          <table:table-cell table:formula="of:=RANK([.O229];[.$M229:.$Q229];)" office:value-type="float" office:value="5" calcext:value-type="float">
            <text:p>5</text:p>
          </table:table-cell>
          <table:table-cell table:formula="of:=RANK([.P229];[.$M229:.$Q229];)" office:value-type="float" office:value="1" calcext:value-type="float">
            <text:p>1</text:p>
          </table:table-cell>
          <table:table-cell table:formula="of:=RANK([.Q229];[.$M229:.$Q229];)" office:value-type="float" office:value="2" calcext:value-type="float">
            <text:p>2</text:p>
          </table:table-cell>
          <table:table-cell table:formula="of:=RANK([.R229];[.$R229:.$V229];)" office:value-type="float" office:value="1" calcext:value-type="float">
            <text:p>1</text:p>
          </table:table-cell>
          <table:table-cell table:formula="of:=RANK([.S229];[.$R229:.$V229];)" office:value-type="float" office:value="4" calcext:value-type="float">
            <text:p>4</text:p>
          </table:table-cell>
          <table:table-cell table:formula="of:=RANK([.T229];[.$R229:.$V229];)" office:value-type="float" office:value="5" calcext:value-type="float">
            <text:p>5</text:p>
          </table:table-cell>
          <table:table-cell table:formula="of:=RANK([.U229];[.$R229:.$V229];)" office:value-type="float" office:value="3" calcext:value-type="float">
            <text:p>3</text:p>
          </table:table-cell>
          <table:table-cell table:formula="of:=RANK([.V229];[.$R229:.$V229];)" office:value-type="float" office:value="2" calcext:value-type="float">
            <text:p>2</text:p>
          </table:table-cell>
          <table:table-cell table:formula="of:=RANK([.W229];[.$W229:.$AA229];)" office:value-type="float" office:value="2" calcext:value-type="float">
            <text:p>2</text:p>
          </table:table-cell>
          <table:table-cell table:formula="of:=RANK([.X229];[.$W229:.$AA229];)" office:value-type="float" office:value="4" calcext:value-type="float">
            <text:p>4</text:p>
          </table:table-cell>
          <table:table-cell table:formula="of:=RANK([.Y229];[.$W229:.$AA229];)" office:value-type="float" office:value="5" calcext:value-type="float">
            <text:p>5</text:p>
          </table:table-cell>
          <table:table-cell table:formula="of:=RANK([.Z229];[.$W229:.$AA229];)" office:value-type="float" office:value="1" calcext:value-type="float">
            <text:p>1</text:p>
          </table:table-cell>
          <table:table-cell table:formula="of:=RANK([.AA229];[.$W229:.$AA229];)" office:value-type="float" office:value="3" calcext:value-type="float">
            <text:p>3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number-columns-repeated="28"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office:value-type="float" office:value="938563" calcext:value-type="float">
            <text:p>938563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26"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382444189830438" calcext:value-type="float">
            <text:p>-0,382444189830438</text:p>
          </table:table-cell>
          <table:table-cell table:style-name="ce624" office:value-type="float" office:value="0.0666754859776692" calcext:value-type="float">
            <text:p>0,0666754859776692</text:p>
          </table:table-cell>
          <table:table-cell table:style-name="ce514" office:value-type="float" office:value="0.0658458728240405" calcext:value-type="float">
            <text:p>0,0658458728240405</text:p>
          </table:table-cell>
          <table:table-cell table:style-name="ce538" office:value-type="float" office:value="0.23919017797818" calcext:value-type="float">
            <text:p>0,23919017797818</text:p>
          </table:table-cell>
          <table:table-cell table:style-name="ce753" office:value-type="float" office:value="0.0174069282414518" calcext:value-type="float">
            <text:p>0,0174069282414518</text:p>
          </table:table-cell>
          <table:table-cell table:style-name="ce494" office:value-type="float" office:value="-0.381064408842187" calcext:value-type="float">
            <text:p>-0,381064408842187</text:p>
          </table:table-cell>
          <table:table-cell table:style-name="ce745" office:value-type="float" office:value="0.0930705097371764" calcext:value-type="float">
            <text:p>0,0930705097371764</text:p>
          </table:table-cell>
          <table:table-cell table:style-name="ce852" office:value-type="float" office:value="0.0675764564653454" calcext:value-type="float">
            <text:p>0,0675764564653454</text:p>
          </table:table-cell>
          <table:table-cell table:style-name="ce876" office:value-type="float" office:value="0.171050657161768" calcext:value-type="float">
            <text:p>0,171050657161768</text:p>
          </table:table-cell>
          <table:table-cell table:style-name="ce750" office:value-type="float" office:value="0.145632402576847" calcext:value-type="float">
            <text:p>0,145632402576847</text:p>
          </table:table-cell>
          <table:table-cell table:style-name="ce494" office:value-type="float" office:value="-0.540790096255023" calcext:value-type="float">
            <text:p>-0,540790096255023</text:p>
          </table:table-cell>
          <table:table-cell table:style-name="ce518" office:value-type="float" office:value="0.0642641751940284" calcext:value-type="float">
            <text:p>0,0642641751940284</text:p>
          </table:table-cell>
          <table:table-cell table:style-name="ce671" office:value-type="float" office:value="0.0650246979773897" calcext:value-type="float">
            <text:p>0,0650246979773897</text:p>
          </table:table-cell>
          <table:table-cell table:style-name="ce680" office:value-type="float" office:value="0.099889235288909" calcext:value-type="float">
            <text:p>0,099889235288909</text:p>
          </table:table-cell>
          <table:table-cell table:style-name="ce512" office:value-type="float" office:value="0.0739119499315258" calcext:value-type="float">
            <text:p>0,0739119499315258</text:p>
          </table:table-cell>
          <table:table-cell table:style-name="ce494" office:value-type="float" office:value="0.041662900460291" calcext:value-type="float">
            <text:p>0,041662900460291</text:p>
          </table:table-cell>
          <table:table-cell table:style-name="ce718" office:value-type="float" office:value="0.120175749371173" calcext:value-type="float">
            <text:p>0,120175749371173</text:p>
          </table:table-cell>
          <table:table-cell table:style-name="ce851" office:value-type="float" office:value="0.0769102631634541" calcext:value-type="float">
            <text:p>0,0769102631634541</text:p>
          </table:table-cell>
          <table:table-cell table:style-name="ce538" office:value-type="float" office:value="0.259308070833078" calcext:value-type="float">
            <text:p>0,259308070833078</text:p>
          </table:table-cell>
          <table:table-cell table:style-name="ce847" office:value-type="float" office:value="0.210510157328726" calcext:value-type="float">
            <text:p>0,210510157328726</text:p>
          </table:table-cell>
          <table:table-cell table:style-name="ce494" office:value-type="float" office:value="0.0641232371622597" calcext:value-type="float">
            <text:p>0,0641232371622597</text:p>
          </table:table-cell>
          <table:table-cell table:style-name="ce830" office:value-type="float" office:value="0.343365739502909" calcext:value-type="float">
            <text:p>0,343365739502909</text:p>
          </table:table-cell>
          <table:table-cell table:style-name="ce818" office:value-type="float" office:value="0.116085464922674" calcext:value-type="float">
            <text:p>0,116085464922674</text:p>
          </table:table-cell>
          <table:table-cell table:style-name="ce538" office:value-type="float" office:value="0.727374714367225" calcext:value-type="float">
            <text:p>0,727374714367225</text:p>
          </table:table-cell>
          <table:table-cell table:style-name="ce1085" office:value-type="float" office:value="0.447417514819959" calcext:value-type="float">
            <text:p>0,447417514819959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64" office:value-type="float" office:value="0.225253050696838" calcext:value-type="float">
            <text:p>0,225253050696838</text:p>
          </table:table-cell>
          <table:table-cell table:style-name="ce625" office:value-type="float" office:value="0.0789029375032231" calcext:value-type="float">
            <text:p>0,0789029375032231</text:p>
          </table:table-cell>
          <table:table-cell table:style-name="ce514" office:value-type="float" office:value="0.0658458728240405" calcext:value-type="float">
            <text:p>0,0658458728240405</text:p>
          </table:table-cell>
          <table:table-cell table:style-name="ce704" office:value-type="float" office:value="0.220897581640287" calcext:value-type="float">
            <text:p>0,220897581640287</text:p>
          </table:table-cell>
          <table:table-cell table:style-name="ce754" office:value-type="float" office:value="0.0187148769070826" calcext:value-type="float">
            <text:p>0,0187148769070826</text:p>
          </table:table-cell>
          <table:table-cell table:style-name="ce538" office:value-type="float" office:value="0.190478246033802" calcext:value-type="float">
            <text:p>0,190478246033802</text:p>
          </table:table-cell>
          <table:table-cell table:style-name="ce559" office:value-type="float" office:value="0.096487874265652" calcext:value-type="float">
            <text:p>0,096487874265652</text:p>
          </table:table-cell>
          <table:table-cell table:style-name="ce852" office:value-type="float" office:value="0.0675764564653454" calcext:value-type="float">
            <text:p>0,0675764564653454</text:p>
          </table:table-cell>
          <table:table-cell table:style-name="ce873" office:value-type="float" office:value="0.169965065798399" calcext:value-type="float">
            <text:p>0,169965065798399</text:p>
          </table:table-cell>
          <table:table-cell table:style-name="ce528" office:value-type="float" office:value="0.173031700809479" calcext:value-type="float">
            <text:p>0,173031700809479</text:p>
          </table:table-cell>
          <table:table-cell table:style-name="ce752" office:value-type="float" office:value="0.0989603110320892" calcext:value-type="float">
            <text:p>0,0989603110320892</text:p>
          </table:table-cell>
          <table:table-cell table:style-name="ce920" office:value-type="float" office:value="0.0671976202155648" calcext:value-type="float">
            <text:p>0,0671976202155648</text:p>
          </table:table-cell>
          <table:table-cell table:style-name="ce671" office:value-type="float" office:value="0.0650246979773897" calcext:value-type="float">
            <text:p>0,0650246979773897</text:p>
          </table:table-cell>
          <table:table-cell table:style-name="ce538" office:value-type="float" office:value="0.102040428304702" calcext:value-type="float">
            <text:p>0,102040428304702</text:p>
          </table:table-cell>
          <table:table-cell table:style-name="ce921" office:value-type="float" office:value="0.0947176803620523" calcext:value-type="float">
            <text:p>0,0947176803620523</text:p>
          </table:table-cell>
          <table:table-cell table:style-name="ce512" office:value-type="float" office:value="0.249959221075795" calcext:value-type="float">
            <text:p>0,249959221075795</text:p>
          </table:table-cell>
          <table:table-cell table:style-name="ce890" office:value-type="float" office:value="0.124961861749231" calcext:value-type="float">
            <text:p>0,124961861749231</text:p>
          </table:table-cell>
          <table:table-cell table:style-name="ce851" office:value-type="float" office:value="0.0769102631634541" calcext:value-type="float">
            <text:p>0,0769102631634541</text:p>
          </table:table-cell>
          <table:table-cell table:style-name="ce682" office:value-type="float" office:value="0.258979934691384" calcext:value-type="float">
            <text:p>0,258979934691384</text:p>
          </table:table-cell>
          <table:table-cell table:style-name="ce853" office:value-type="float" office:value="0.257788601364284" calcext:value-type="float">
            <text:p>0,257788601364284</text:p>
          </table:table-cell>
          <table:table-cell table:style-name="ce1049" office:value-type="float" office:value="0.679304928418054" calcext:value-type="float">
            <text:p>0,679304928418054</text:p>
          </table:table-cell>
          <table:table-cell table:style-name="ce830" office:value-type="float" office:value="0.343365739502909" calcext:value-type="float">
            <text:p>0,343365739502909</text:p>
          </table:table-cell>
          <table:table-cell table:style-name="ce818" office:value-type="float" office:value="0.116085464922674" calcext:value-type="float">
            <text:p>0,116085464922674</text:p>
          </table:table-cell>
          <table:table-cell table:style-name="ce682" office:value-type="float" office:value="0.726366000311606" calcext:value-type="float">
            <text:p>0,726366000311606</text:p>
          </table:table-cell>
          <table:table-cell table:style-name="ce1036" office:value-type="float" office:value="0.725733339056161" calcext:value-type="float">
            <text:p>0,725733339056161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style-name="ce494" office:value-type="float" office:value="-0.0462864347785792" calcext:value-type="float">
            <text:p>-0,0462864347785792</text:p>
          </table:table-cell>
          <table:table-cell table:style-name="ce626" office:value-type="float" office:value="0.0363609729045355" calcext:value-type="float">
            <text:p>0,0363609729045355</text:p>
          </table:table-cell>
          <table:table-cell table:style-name="ce632" office:value-type="float" office:value="0.0112707805015497" calcext:value-type="float">
            <text:p>0,0112707805015497</text:p>
          </table:table-cell>
          <table:table-cell table:style-name="ce705" office:value-type="float" office:value="0.0785740818387217" calcext:value-type="float">
            <text:p>0,0785740818387217</text:p>
          </table:table-cell>
          <table:table-cell table:style-name="ce755" office:value-type="float" office:value="0.021857690700784" calcext:value-type="float">
            <text:p>0,021857690700784</text:p>
          </table:table-cell>
          <table:table-cell table:style-name="ce494" office:value-type="float" office:value="-0.21450129089018" calcext:value-type="float">
            <text:p>-0,21450129089018</text:p>
          </table:table-cell>
          <table:table-cell table:style-name="ce750" office:value-type="float" office:value="0.0231661342772454" calcext:value-type="float">
            <text:p>0,0231661342772454</text:p>
          </table:table-cell>
          <table:table-cell table:style-name="ce747" office:value-type="float" office:value="0.034774895886007" calcext:value-type="float">
            <text:p>0,034774895886007</text:p>
          </table:table-cell>
          <table:table-cell table:style-name="ce877" office:value-type="float" office:value="0.0405253183030961" calcext:value-type="float">
            <text:p>0,0405253183030961</text:p>
          </table:table-cell>
          <table:table-cell table:style-name="ce904" office:value-type="float" office:value="0.0182584904807127" calcext:value-type="float">
            <text:p>0,0182584904807127</text:p>
          </table:table-cell>
          <table:table-cell table:style-name="ce494" office:value-type="float" office:value="-0.162314575038882" calcext:value-type="float">
            <text:p>-0,162314575038882</text:p>
          </table:table-cell>
          <table:table-cell table:style-name="ce742" office:value-type="float" office:value="0.0493633609457426" calcext:value-type="float">
            <text:p>0,0493633609457426</text:p>
          </table:table-cell>
          <table:table-cell table:style-name="ce564" office:value-type="float" office:value="0.052992141083495" calcext:value-type="float">
            <text:p>0,052992141083495</text:p>
          </table:table-cell>
          <table:table-cell table:style-name="ce905" office:value-type="float" office:value="0.0263684113602548" calcext:value-type="float">
            <text:p>0,0263684113602548</text:p>
          </table:table-cell>
          <table:table-cell table:style-name="ce772" office:value-type="float" office:value="0.0213055025453068" calcext:value-type="float">
            <text:p>0,0213055025453068</text:p>
          </table:table-cell>
          <table:table-cell table:style-name="ce494" office:value-type="float" office:value="-0.00544671363429042" calcext:value-type="float">
            <text:p>-0,00544671363429042</text:p>
          </table:table-cell>
          <table:table-cell table:style-name="ce538" office:value-type="float" office:value="0.0571597574528462" calcext:value-type="float">
            <text:p>0,0571597574528462</text:p>
          </table:table-cell>
          <table:table-cell table:style-name="ce741" office:value-type="float" office:value="0.0267253467593829" calcext:value-type="float">
            <text:p>0,0267253467593829</text:p>
          </table:table-cell>
          <table:table-cell table:style-name="ce690" office:value-type="float" office:value="0.0303287837560316" calcext:value-type="float">
            <text:p>0,0303287837560316</text:p>
          </table:table-cell>
          <table:table-cell table:style-name="ce514" office:value-type="float" office:value="0.0396880230481441" calcext:value-type="float">
            <text:p>0,0396880230481441</text:p>
          </table:table-cell>
          <table:table-cell table:style-name="ce494" office:value-type="float" office:value="0.498726408265234" calcext:value-type="float">
            <text:p>0,498726408265234</text:p>
          </table:table-cell>
          <table:table-cell table:style-name="ce691" office:value-type="float" office:value="0.724612399819337" calcext:value-type="float">
            <text:p>0,724612399819337</text:p>
          </table:table-cell>
          <table:table-cell table:style-name="ce499" office:value-type="float" office:value="0.603783288056051" calcext:value-type="float">
            <text:p>0,603783288056051</text:p>
          </table:table-cell>
          <table:table-cell table:style-name="ce676" office:value-type="float" office:value="0.726257056568448" calcext:value-type="float">
            <text:p>0,726257056568448</text:p>
          </table:table-cell>
          <table:table-cell table:style-name="ce543" office:value-type="float" office:value="0.543267992026368" calcext:value-type="float">
            <text:p>0,543267992026368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65" office:value-type="float" office:value="0.0621761425678994" calcext:value-type="float">
            <text:p>0,0621761425678994</text:p>
          </table:table-cell>
          <table:table-cell table:style-name="ce627" office:value-type="float" office:value="0.0578935449370054" calcext:value-type="float">
            <text:p>0,0578935449370054</text:p>
          </table:table-cell>
          <table:table-cell table:style-name="ce523" office:value-type="float" office:value="0.00849792933041251" calcext:value-type="float">
            <text:p>0,00849792933041251</text:p>
          </table:table-cell>
          <table:table-cell table:style-name="ce538" office:value-type="float" office:value="0.0876176126125116" calcext:value-type="float">
            <text:p>0,0876176126125116</text:p>
          </table:table-cell>
          <table:table-cell table:style-name="ce569" office:value-type="float" office:value="0.0597620430307637" calcext:value-type="float">
            <text:p>0,0597620430307637</text:p>
          </table:table-cell>
          <table:table-cell table:style-name="ce787" office:value-type="float" office:value="0.0137208470541804" calcext:value-type="float">
            <text:p>0,0137208470541804</text:p>
          </table:table-cell>
          <table:table-cell table:style-name="ce538" office:value-type="float" office:value="0.0432232376676821" calcext:value-type="float">
            <text:p>0,0432232376676821</text:p>
          </table:table-cell>
          <table:table-cell table:style-name="ce853" office:value-type="float" office:value="0.0411214300103189" calcext:value-type="float">
            <text:p>0,0411214300103189</text:p>
          </table:table-cell>
          <table:table-cell table:style-name="ce752" office:value-type="float" office:value="0.0421749032860144" calcext:value-type="float">
            <text:p>0,0421749032860144</text:p>
          </table:table-cell>
          <table:table-cell table:style-name="ce862" office:value-type="float" office:value="0.0186696020029353" calcext:value-type="float">
            <text:p>0,0186696020029353</text:p>
          </table:table-cell>
          <table:table-cell table:style-name="ce919" office:value-type="float" office:value="0.0342343898624486" calcext:value-type="float">
            <text:p>0,0342343898624486</text:p>
          </table:table-cell>
          <table:table-cell table:style-name="ce538" office:value-type="float" office:value="0.0578201026814404" calcext:value-type="float">
            <text:p>0,0578201026814404</text:p>
          </table:table-cell>
          <table:table-cell table:style-name="ce780" office:value-type="float" office:value="0.0549885133898184" calcext:value-type="float">
            <text:p>0,0549885133898184</text:p>
          </table:table-cell>
          <table:table-cell table:style-name="ce561" office:value-type="float" office:value="0.0335553516630189" calcext:value-type="float">
            <text:p>0,0335553516630189</text:p>
          </table:table-cell>
          <table:table-cell table:style-name="ce533" office:value-type="float" office:value="0.0354077678710631" calcext:value-type="float">
            <text:p>0,0354077678710631</text:p>
          </table:table-cell>
          <table:table-cell table:style-name="ce589" office:value-type="float" office:value="0.0446265152703651" calcext:value-type="float">
            <text:p>0,0446265152703651</text:p>
          </table:table-cell>
          <table:table-cell table:style-name="ce947" office:value-type="float" office:value="0.056231625674757" calcext:value-type="float">
            <text:p>0,056231625674757</text:p>
          </table:table-cell>
          <table:table-cell table:style-name="ce1033" office:value-type="float" office:value="0.0265002401714135" calcext:value-type="float">
            <text:p>0,0265002401714135</text:p>
          </table:table-cell>
          <table:table-cell table:style-name="ce725" office:value-type="float" office:value="0.0475182691312029" calcext:value-type="float">
            <text:p>0,0475182691312029</text:p>
          </table:table-cell>
          <table:table-cell table:style-name="ce1053" office:value-type="float" office:value="0.0437745734143579" calcext:value-type="float">
            <text:p>0,0437745734143579</text:p>
          </table:table-cell>
          <table:table-cell table:style-name="ce538" office:value-type="float" office:value="0.729219538837198" calcext:value-type="float">
            <text:p>0,729219538837198</text:p>
          </table:table-cell>
          <table:table-cell table:style-name="ce667" office:value-type="float" office:value="0.725843595374538" calcext:value-type="float">
            <text:p>0,725843595374538</text:p>
          </table:table-cell>
          <table:table-cell table:style-name="ce499" office:value-type="float" office:value="0.603783288056051" calcext:value-type="float">
            <text:p>0,603783288056051</text:p>
          </table:table-cell>
          <table:table-cell table:style-name="ce921" office:value-type="float" office:value="0.726409315293825" calcext:value-type="float">
            <text:p>0,726409315293825</text:p>
          </table:table-cell>
          <table:table-cell table:style-name="ce1036" office:value-type="float" office:value="0.728617066811785" calcext:value-type="float">
            <text:p>0,728617066811785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style-name="ce566" office:value-type="float" office:value="0.277483177911662" calcext:value-type="float">
            <text:p>0,277483177911662</text:p>
          </table:table-cell>
          <table:table-cell table:style-name="ce537" office:value-type="float" office:value="0.195788704256364" calcext:value-type="float">
            <text:p>0,195788704256364</text:p>
          </table:table-cell>
          <table:table-cell table:style-name="ce494" office:value-type="float" office:value="0.18467487759469" calcext:value-type="float">
            <text:p>0,18467487759469</text:p>
          </table:table-cell>
          <table:table-cell table:style-name="ce618" office:value-type="float" office:value="0.268052868032464" calcext:value-type="float">
            <text:p>0,268052868032464</text:p>
          </table:table-cell>
          <table:table-cell table:style-name="ce756" office:value-type="float" office:value="0.25035632258648" calcext:value-type="float">
            <text:p>0,25035632258648</text:p>
          </table:table-cell>
          <table:table-cell table:style-name="ce794" office:value-type="float" office:value="0.322064766509211" calcext:value-type="float">
            <text:p>0,322064766509211</text:p>
          </table:table-cell>
          <table:table-cell table:style-name="ce621" office:value-type="float" office:value="0.297223352778908" calcext:value-type="float">
            <text:p>0,297223352778908</text:p>
          </table:table-cell>
          <table:table-cell table:style-name="ce813" office:value-type="float" office:value="0.303775442664332" calcext:value-type="float">
            <text:p>0,303775442664332</text:p>
          </table:table-cell>
          <table:table-cell table:style-name="ce538" office:value-type="float" office:value="0.329936267436268" calcext:value-type="float">
            <text:p>0,329936267436268</text:p>
          </table:table-cell>
          <table:table-cell table:style-name="ce630" office:value-type="float" office:value="0.302696274918497" calcext:value-type="float">
            <text:p>0,302696274918497</text:p>
          </table:table-cell>
          <table:table-cell table:style-name="ce538" office:value-type="float" office:value="0.73210367663875" calcext:value-type="float">
            <text:p>0,73210367663875</text:p>
          </table:table-cell>
          <table:table-cell table:style-name="ce787" office:value-type="float" office:value="0.717808564464356" calcext:value-type="float">
            <text:p>0,717808564464356</text:p>
          </table:table-cell>
          <table:table-cell table:style-name="ce494" office:value-type="float" office:value="0.607369791709107" calcext:value-type="float">
            <text:p>0,607369791709107</text:p>
          </table:table-cell>
          <table:table-cell table:style-name="ce873" office:value-type="float" office:value="0.727608443758525" calcext:value-type="float">
            <text:p>0,727608443758525</text:p>
          </table:table-cell>
          <table:table-cell table:style-name="ce800" office:value-type="float" office:value="0.692776500280579" calcext:value-type="float">
            <text:p>0,692776500280579</text:p>
          </table:table-cell>
          <table:table-cell table:style-name="ce538" office:value-type="float" office:value="0.725245807736117" calcext:value-type="float">
            <text:p>0,725245807736117</text:p>
          </table:table-cell>
          <table:table-cell table:style-name="ce567" office:value-type="float" office:value="0.684538744480127" calcext:value-type="float">
            <text:p>0,684538744480127</text:p>
          </table:table-cell>
          <table:table-cell table:style-name="ce494" office:value-type="float" office:value="0.617699403744596" calcext:value-type="float">
            <text:p>0,617699403744596</text:p>
          </table:table-cell>
          <table:table-cell table:style-name="ce887" office:value-type="float" office:value="0.716393058266936" calcext:value-type="float">
            <text:p>0,716393058266936</text:p>
          </table:table-cell>
          <table:table-cell table:style-name="ce946" office:value-type="float" office:value="0.677142261476194" calcext:value-type="float">
            <text:p>0,677142261476194</text:p>
          </table:table-cell>
          <table:table-cell table:style-name="ce494" office:value-type="float" office:value="0.972806919791547" calcext:value-type="float">
            <text:p>0,972806919791547</text:p>
          </table:table-cell>
          <table:table-cell table:style-name="ce962" office:value-type="float" office:value="0.981741947449476" calcext:value-type="float">
            <text:p>0,981741947449476</text:p>
          </table:table-cell>
          <table:table-cell table:style-name="ce551" office:value-type="float" office:value="0.980631508814402" calcext:value-type="float">
            <text:p>0,980631508814402</text:p>
          </table:table-cell>
          <table:table-cell table:style-name="ce920" office:value-type="float" office:value="0.981361300636035" calcext:value-type="float">
            <text:p>0,981361300636035</text:p>
          </table:table-cell>
          <table:table-cell table:style-name="ce1042" office:value-type="float" office:value="0.978082487739563" calcext:value-type="float">
            <text:p>0,978082487739563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38" office:value-type="float" office:value="0.295998125522712" calcext:value-type="float">
            <text:p>0,295998125522712</text:p>
          </table:table-cell>
          <table:table-cell table:style-name="ce628" office:value-type="float" office:value="0.212067059649186" calcext:value-type="float">
            <text:p>0,212067059649186</text:p>
          </table:table-cell>
          <table:table-cell table:style-name="ce651" office:value-type="float" office:value="0.199009994970003" calcext:value-type="float">
            <text:p>0,199009994970003</text:p>
          </table:table-cell>
          <table:table-cell table:style-name="ce667" office:value-type="float" office:value="0.29439121716208" calcext:value-type="float">
            <text:p>0,29439121716208</text:p>
          </table:table-cell>
          <table:table-cell table:style-name="ce538" office:value-type="float" office:value="0.295998125522712" calcext:value-type="float">
            <text:p>0,295998125522712</text:p>
          </table:table-cell>
          <table:table-cell table:style-name="ce795" office:value-type="float" office:value="0.325511679678346" calcext:value-type="float">
            <text:p>0,325511679678346</text:p>
          </table:table-cell>
          <table:table-cell table:style-name="ce494" office:value-type="float" office:value="0.296334324112102" calcext:value-type="float">
            <text:p>0,296334324112102</text:p>
          </table:table-cell>
          <table:table-cell table:style-name="ce813" office:value-type="float" office:value="0.303775442664332" calcext:value-type="float">
            <text:p>0,303775442664332</text:p>
          </table:table-cell>
          <table:table-cell table:style-name="ce604" office:value-type="float" office:value="0.320460146849036" calcext:value-type="float">
            <text:p>0,320460146849036</text:p>
          </table:table-cell>
          <table:table-cell table:style-name="ce795" office:value-type="float" office:value="0.325511679678346" calcext:value-type="float">
            <text:p>0,325511679678346</text:p>
          </table:table-cell>
          <table:table-cell table:style-name="ce790" office:value-type="float" office:value="0.713299750820142" calcext:value-type="float">
            <text:p>0,713299750820142</text:p>
          </table:table-cell>
          <table:table-cell table:style-name="ce958" office:value-type="float" office:value="0.717656459907684" calcext:value-type="float">
            <text:p>0,717656459907684</text:p>
          </table:table-cell>
          <table:table-cell table:style-name="ce494" office:value-type="float" office:value="0.607369791709107" calcext:value-type="float">
            <text:p>0,607369791709107</text:p>
          </table:table-cell>
          <table:table-cell table:style-name="ce912" office:value-type="float" office:value="0.713174807791447" calcext:value-type="float">
            <text:p>0,713174807791447</text:p>
          </table:table-cell>
          <table:table-cell table:style-name="ce790" office:value-type="float" office:value="0.713299750820142" calcext:value-type="float">
            <text:p>0,713299750820142</text:p>
          </table:table-cell>
          <table:table-cell table:style-name="ce995" office:value-type="float" office:value="0.695115290936412" calcext:value-type="float">
            <text:p>0,695115290936412</text:p>
          </table:table-cell>
          <table:table-cell table:style-name="ce1025" office:value-type="float" office:value="0.687214049698686" calcext:value-type="float">
            <text:p>0,687214049698686</text:p>
          </table:table-cell>
          <table:table-cell table:style-name="ce494" office:value-type="float" office:value="0.617699403744596" calcext:value-type="float">
            <text:p>0,617699403744596</text:p>
          </table:table-cell>
          <table:table-cell table:style-name="ce620" office:value-type="float" office:value="0.693660756060302" calcext:value-type="float">
            <text:p>0,693660756060302</text:p>
          </table:table-cell>
          <table:table-cell table:style-name="ce995" office:value-type="float" office:value="0.695115290936412" calcext:value-type="float">
            <text:p>0,695115290936412</text:p>
          </table:table-cell>
          <table:table-cell table:style-name="ce819" office:value-type="float" office:value="0.981643832451874" calcext:value-type="float">
            <text:p>0,981643832451874</text:p>
          </table:table-cell>
          <table:table-cell table:style-name="ce853" office:value-type="float" office:value="0.981781324706039" calcext:value-type="float">
            <text:p>0,981781324706039</text:p>
          </table:table-cell>
          <table:table-cell table:style-name="ce555" office:value-type="float" office:value="0.980895336433374" calcext:value-type="float">
            <text:p>0,980895336433374</text:p>
          </table:table-cell>
          <table:table-cell table:style-name="ce969" office:value-type="float" office:value="0.981426929396973" calcext:value-type="float">
            <text:p>0,981426929396973</text:p>
          </table:table-cell>
          <table:table-cell table:style-name="ce538" office:value-type="float" office:value="0.981852203767852" calcext:value-type="float">
            <text:p>0,981852203767852</text:p>
          </table:table-cell>
          <table:table-cell/>
          <table:table-cell table:style-name="ce1087" table:number-columns-repeated="2"/>
          <table:table-cell table:style-name="ce1088" table:number-columns-repeated="2"/>
          <table:table-cell table:number-columns-repeated="16352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style-name="ce567" office:value-type="float" office:value="0.268716184855748" calcext:value-type="float">
            <text:p>0,268716184855748</text:p>
          </table:table-cell>
          <table:table-cell table:style-name="ce629" office:value-type="float" office:value="0.192799107306351" calcext:value-type="float">
            <text:p>0,192799107306351</text:p>
          </table:table-cell>
          <table:table-cell table:style-name="ce494" office:value-type="float" office:value="0.171685078846883" calcext:value-type="float">
            <text:p>0,171685078846883</text:p>
          </table:table-cell>
          <table:table-cell table:style-name="ce706" office:value-type="float" office:value="0.280080390261986" calcext:value-type="float">
            <text:p>0,280080390261986</text:p>
          </table:table-cell>
          <table:table-cell table:style-name="ce757" office:value-type="float" office:value="0.249960200990603" calcext:value-type="float">
            <text:p>0,249960200990603</text:p>
          </table:table-cell>
          <table:table-cell table:style-name="ce538" office:value-type="float" office:value="0.341888050221384" calcext:value-type="float">
            <text:p>0,341888050221384</text:p>
          </table:table-cell>
          <table:table-cell table:style-name="ce651" office:value-type="float" office:value="0.30152974597419" calcext:value-type="float">
            <text:p>0,30152974597419</text:p>
          </table:table-cell>
          <table:table-cell table:style-name="ce615" office:value-type="float" office:value="0.302002524224746" calcext:value-type="float">
            <text:p>0,302002524224746</text:p>
          </table:table-cell>
          <table:table-cell table:style-name="ce707" office:value-type="float" office:value="0.330816303038525" calcext:value-type="float">
            <text:p>0,330816303038525</text:p>
          </table:table-cell>
          <table:table-cell table:style-name="ce494" office:value-type="float" office:value="0.295496684385573" calcext:value-type="float">
            <text:p>0,295496684385573</text:p>
          </table:table-cell>
          <table:table-cell table:style-name="ce538" office:value-type="float" office:value="0.744608844119448" calcext:value-type="float">
            <text:p>0,744608844119448</text:p>
          </table:table-cell>
          <table:table-cell table:style-name="ce959" office:value-type="float" office:value="0.668320260489918" calcext:value-type="float">
            <text:p>0,668320260489918</text:p>
          </table:table-cell>
          <table:table-cell table:style-name="ce494" office:value-type="float" office:value="0.579942080757742" calcext:value-type="float">
            <text:p>0,579942080757742</text:p>
          </table:table-cell>
          <table:table-cell table:style-name="ce820" office:value-type="float" office:value="0.744282905783722" calcext:value-type="float">
            <text:p>0,744282905783722</text:p>
          </table:table-cell>
          <table:table-cell table:style-name="ce988" office:value-type="float" office:value="0.672963523697618" calcext:value-type="float">
            <text:p>0,672963523697618</text:p>
          </table:table-cell>
          <table:table-cell table:style-name="ce538" office:value-type="float" office:value="0.716390460883228" calcext:value-type="float">
            <text:p>0,716390460883228</text:p>
          </table:table-cell>
          <table:table-cell table:style-name="ce1021" office:value-type="float" office:value="0.660670519798817" calcext:value-type="float">
            <text:p>0,660670519798817</text:p>
          </table:table-cell>
          <table:table-cell table:style-name="ce494" office:value-type="float" office:value="0.609657903786674" calcext:value-type="float">
            <text:p>0,609657903786674</text:p>
          </table:table-cell>
          <table:table-cell table:style-name="ce969" office:value-type="float" office:value="0.71132209947564" calcext:value-type="float">
            <text:p>0,71132209947564</text:p>
          </table:table-cell>
          <table:table-cell table:style-name="ce977" office:value-type="float" office:value="0.67541846448909" calcext:value-type="float">
            <text:p>0,67541846448909</text:p>
          </table:table-cell>
          <table:table-cell table:style-name="ce494" office:value-type="float" office:value="0.976975986830145" calcext:value-type="float">
            <text:p>0,976975986830145</text:p>
          </table:table-cell>
          <table:table-cell table:style-name="ce868" office:value-type="float" office:value="0.981492558157911" calcext:value-type="float">
            <text:p>0,981492558157911</text:p>
          </table:table-cell>
          <table:table-cell table:style-name="ce1054" office:value-type="float" office:value="0.981223480238065" calcext:value-type="float">
            <text:p>0,981223480238065</text:p>
          </table:table-cell>
          <table:table-cell table:style-name="ce841" office:value-type="float" office:value="0.978131053022658" calcext:value-type="float">
            <text:p>0,978131053022658</text:p>
          </table:table-cell>
          <table:table-cell table:style-name="ce588" office:value-type="float" office:value="0.977534815729534" calcext:value-type="float">
            <text:p>0,977534815729534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38" office:value-type="float" office:value="0.327719617660446" calcext:value-type="float">
            <text:p>0,327719617660446</text:p>
          </table:table-cell>
          <table:table-cell table:style-name="ce630" office:value-type="float" office:value="0.201259666674888" calcext:value-type="float">
            <text:p>0,201259666674888</text:p>
          </table:table-cell>
          <table:table-cell table:style-name="ce664" office:value-type="float" office:value="0.188367029827956" calcext:value-type="float">
            <text:p>0,188367029827956</text:p>
          </table:table-cell>
          <table:table-cell table:style-name="ce707" office:value-type="float" office:value="0.290439343693782" calcext:value-type="float">
            <text:p>0,290439343693782</text:p>
          </table:table-cell>
          <table:table-cell table:style-name="ce758" office:value-type="float" office:value="0.304624981221594" calcext:value-type="float">
            <text:p>0,304624981221594</text:p>
          </table:table-cell>
          <table:table-cell table:style-name="ce796" office:value-type="float" office:value="0.337988914377803" calcext:value-type="float">
            <text:p>0,337988914377803</text:p>
          </table:table-cell>
          <table:table-cell table:style-name="ce651" office:value-type="float" office:value="0.301555440444329" calcext:value-type="float">
            <text:p>0,301555440444329</text:p>
          </table:table-cell>
          <table:table-cell table:style-name="ce615" office:value-type="float" office:value="0.302002524224746" calcext:value-type="float">
            <text:p>0,302002524224746</text:p>
          </table:table-cell>
          <table:table-cell table:style-name="ce731" office:value-type="float" office:value="0.33037692759915" calcext:value-type="float">
            <text:p>0,33037692759915</text:p>
          </table:table-cell>
          <table:table-cell table:style-name="ce542" office:value-type="float" office:value="0.332101026545471" calcext:value-type="float">
            <text:p>0,332101026545471</text:p>
          </table:table-cell>
          <table:table-cell table:style-name="ce518" office:value-type="float" office:value="0.734768222533312" calcext:value-type="float">
            <text:p>0,734768222533312</text:p>
          </table:table-cell>
          <table:table-cell table:style-name="ce960" office:value-type="float" office:value="0.667260960898808" calcext:value-type="float">
            <text:p>0,667260960898808</text:p>
          </table:table-cell>
          <table:table-cell table:style-name="ce494" office:value-type="float" office:value="0.579942080757742" calcext:value-type="float">
            <text:p>0,579942080757742</text:p>
          </table:table-cell>
          <table:table-cell table:style-name="ce518" office:value-type="float" office:value="0.735007243979511" calcext:value-type="float">
            <text:p>0,735007243979511</text:p>
          </table:table-cell>
          <table:table-cell table:style-name="ce783" office:value-type="float" office:value="0.741640089111541" calcext:value-type="float">
            <text:p>0,741640089111541</text:p>
          </table:table-cell>
          <table:table-cell table:style-name="ce908" office:value-type="float" office:value="0.709833798611335" calcext:value-type="float">
            <text:p>0,709833798611335</text:p>
          </table:table-cell>
          <table:table-cell table:style-name="ce1026" office:value-type="float" office:value="0.656902581834037" calcext:value-type="float">
            <text:p>0,656902581834037</text:p>
          </table:table-cell>
          <table:table-cell table:style-name="ce494" office:value-type="float" office:value="0.609657903786674" calcext:value-type="float">
            <text:p>0,609657903786674</text:p>
          </table:table-cell>
          <table:table-cell table:style-name="ce887" office:value-type="float" office:value="0.707605243390438" calcext:value-type="float">
            <text:p>0,707605243390438</text:p>
          </table:table-cell>
          <table:table-cell table:style-name="ce1041" office:value-type="float" office:value="0.705788806384438" calcext:value-type="float">
            <text:p>0,705788806384438</text:p>
          </table:table-cell>
          <table:table-cell table:style-name="ce529" office:value-type="float" office:value="0.981373113813004" calcext:value-type="float">
            <text:p>0,981373113813004</text:p>
          </table:table-cell>
          <table:table-cell table:style-name="ce721" office:value-type="float" office:value="0.981604127051506" calcext:value-type="float">
            <text:p>0,981604127051506</text:p>
          </table:table-cell>
          <table:table-cell table:style-name="ce527" office:value-type="float" office:value="0.981497808458786" calcext:value-type="float">
            <text:p>0,981497808458786</text:p>
          </table:table-cell>
          <table:table-cell table:style-name="ce841" office:value-type="float" office:value="0.978131053022658" calcext:value-type="float">
            <text:p>0,978131053022658</text:p>
          </table:table-cell>
          <table:table-cell table:style-name="ce538" office:value-type="float" office:value="0.981958522360572" calcext:value-type="float">
            <text:p>0,981958522360572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style-name="ce568" office:value-type="float" office:value="0.182242093076617" calcext:value-type="float">
            <text:p>0,182242093076617</text:p>
          </table:table-cell>
          <table:table-cell table:style-name="ce592" office:value-type="float" office:value="0.169861424707375" calcext:value-type="float">
            <text:p>0,169861424707375</text:p>
          </table:table-cell>
          <table:table-cell table:style-name="ce665" office:value-type="float" office:value="0.169995956570125" calcext:value-type="float">
            <text:p>0,169995956570125</text:p>
          </table:table-cell>
          <table:table-cell table:style-name="ce708" office:value-type="float" office:value="0.250102206845729" calcext:value-type="float">
            <text:p>0,250102206845729</text:p>
          </table:table-cell>
          <table:table-cell table:style-name="ce759" office:value-type="float" office:value="0.185250375007567" calcext:value-type="float">
            <text:p>0,185250375007567</text:p>
          </table:table-cell>
          <table:table-cell table:style-name="ce538" office:value-type="float" office:value="0.35106354550799" calcext:value-type="float">
            <text:p>0,35106354550799</text:p>
          </table:table-cell>
          <table:table-cell table:style-name="ce494" office:value-type="float" office:value="0.23236537125426" calcext:value-type="float">
            <text:p>0,23236537125426</text:p>
          </table:table-cell>
          <table:table-cell table:style-name="ce854" office:value-type="float" office:value="0.262325123436235" calcext:value-type="float">
            <text:p>0,262325123436235</text:p>
          </table:table-cell>
          <table:table-cell table:style-name="ce500" office:value-type="float" office:value="0.345029199195866" calcext:value-type="float">
            <text:p>0,345029199195866</text:p>
          </table:table-cell>
          <table:table-cell table:style-name="ce891" office:value-type="float" office:value="0.258008452452897" calcext:value-type="float">
            <text:p>0,258008452452897</text:p>
          </table:table-cell>
          <table:table-cell table:style-name="ce787" office:value-type="float" office:value="0.664502707732724" calcext:value-type="float">
            <text:p>0,664502707732724</text:p>
          </table:table-cell>
          <table:table-cell table:style-name="ce961" office:value-type="float" office:value="0.507219805751617" calcext:value-type="float">
            <text:p>0,507219805751617</text:p>
          </table:table-cell>
          <table:table-cell table:style-name="ce494" office:value-type="float" office:value="0.457910767861828" calcext:value-type="float">
            <text:p>0,457910767861828</text:p>
          </table:table-cell>
          <table:table-cell table:style-name="ce971" office:value-type="float" office:value="0.683807763742511" calcext:value-type="float">
            <text:p>0,683807763742511</text:p>
          </table:table-cell>
          <table:table-cell table:style-name="ce957" office:value-type="float" office:value="0.578867842326244" calcext:value-type="float">
            <text:p>0,578867842326244</text:p>
          </table:table-cell>
          <table:table-cell table:style-name="ce535" office:value-type="float" office:value="0.679667784234297" calcext:value-type="float">
            <text:p>0,679667784234297</text:p>
          </table:table-cell>
          <table:table-cell table:style-name="ce523" office:value-type="float" office:value="0.608653582086503" calcext:value-type="float">
            <text:p>0,608653582086503</text:p>
          </table:table-cell>
          <table:table-cell table:style-name="ce494" office:value-type="float" office:value="0.558136200567892" calcext:value-type="float">
            <text:p>0,558136200567892</text:p>
          </table:table-cell>
          <table:table-cell table:style-name="ce538" office:value-type="float" office:value="0.681609761452817" calcext:value-type="float">
            <text:p>0,681609761452817</text:p>
          </table:table-cell>
          <table:table-cell table:style-name="ce648" office:value-type="float" office:value="0.603411195970523" calcext:value-type="float">
            <text:p>0,603411195970523</text:p>
          </table:table-cell>
          <table:table-cell table:style-name="ce538" office:value-type="float" office:value="0.979562088154915" calcext:value-type="float">
            <text:p>0,979562088154915</text:p>
          </table:table-cell>
          <table:table-cell table:style-name="ce779" office:value-type="float" office:value="0.976359076477326" calcext:value-type="float">
            <text:p>0,976359076477326</text:p>
          </table:table-cell>
          <table:table-cell table:style-name="ce1067" office:value-type="float" office:value="0.976146439291887" calcext:value-type="float">
            <text:p>0,976146439291887</text:p>
          </table:table-cell>
          <table:table-cell table:style-name="ce642" office:value-type="float" office:value="0.975902300301197" calcext:value-type="float">
            <text:p>0,975902300301197</text:p>
          </table:table-cell>
          <table:table-cell table:style-name="ce494" office:value-type="float" office:value="0.974276019605149" calcext:value-type="float">
            <text:p>0,974276019605149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style-name="ce538" office:value-type="float" office:value="0.300955250965453" calcext:value-type="float">
            <text:p>0,300955250965453</text:p>
          </table:table-cell>
          <table:table-cell table:style-name="ce494" office:value-type="float" office:value="0.165765676885856" calcext:value-type="float">
            <text:p>0,165765676885856</text:p>
          </table:table-cell>
          <table:table-cell table:style-name="ce666" office:value-type="float" office:value="0.168127458476367" calcext:value-type="float">
            <text:p>0,168127458476367</text:p>
          </table:table-cell>
          <table:table-cell table:style-name="ce570" office:value-type="float" office:value="0.273174421307455" calcext:value-type="float">
            <text:p>0,273174421307455</text:p>
          </table:table-cell>
          <table:table-cell table:style-name="ce667" office:value-type="float" office:value="0.298989590970819" calcext:value-type="float">
            <text:p>0,298989590970819</text:p>
          </table:table-cell>
          <table:table-cell table:style-name="ce684" office:value-type="float" office:value="0.338427005093672" calcext:value-type="float">
            <text:p>0,338427005093672</text:p>
          </table:table-cell>
          <table:table-cell table:style-name="ce634" office:value-type="float" office:value="0.236527875416764" calcext:value-type="float">
            <text:p>0,236527875416764</text:p>
          </table:table-cell>
          <table:table-cell table:style-name="ce803" office:value-type="float" office:value="0.243886771664549" calcext:value-type="float">
            <text:p>0,243886771664549</text:p>
          </table:table-cell>
          <table:table-cell table:style-name="ce878" office:value-type="float" office:value="0.330013350846684" calcext:value-type="float">
            <text:p>0,330013350846684</text:p>
          </table:table-cell>
          <table:table-cell table:style-name="ce725" office:value-type="float" office:value="0.332748527192972" calcext:value-type="float">
            <text:p>0,332748527192972</text:p>
          </table:table-cell>
          <table:table-cell table:style-name="ce920" office:value-type="float" office:value="0.677935441393843" calcext:value-type="float">
            <text:p>0,677935441393843</text:p>
          </table:table-cell>
          <table:table-cell table:style-name="ce954" office:value-type="float" office:value="0.512619517513482" calcext:value-type="float">
            <text:p>0,512619517513482</text:p>
          </table:table-cell>
          <table:table-cell table:style-name="ce494" office:value-type="float" office:value="0.457910767861828" calcext:value-type="float">
            <text:p>0,457910767861828</text:p>
          </table:table-cell>
          <table:table-cell table:style-name="ce873" office:value-type="float" office:value="0.68273759954021" calcext:value-type="float">
            <text:p>0,68273759954021</text:p>
          </table:table-cell>
          <table:table-cell table:style-name="ce538" office:value-type="float" office:value="0.690864328710985" calcext:value-type="float">
            <text:p>0,690864328710985</text:p>
          </table:table-cell>
          <table:table-cell table:style-name="ce558" office:value-type="float" office:value="0.6720600473555" calcext:value-type="float">
            <text:p>0,6720600473555</text:p>
          </table:table-cell>
          <table:table-cell table:style-name="ce519" office:value-type="float" office:value="0.616691618866149" calcext:value-type="float">
            <text:p>0,616691618866149</text:p>
          </table:table-cell>
          <table:table-cell table:style-name="ce494" office:value-type="float" office:value="0.558136200567892" calcext:value-type="float">
            <text:p>0,558136200567892</text:p>
          </table:table-cell>
          <table:table-cell table:style-name="ce502" office:value-type="float" office:value="0.678003727072461" calcext:value-type="float">
            <text:p>0,678003727072461</text:p>
          </table:table-cell>
          <table:table-cell table:style-name="ce1054" office:value-type="float" office:value="0.663490412710418" calcext:value-type="float">
            <text:p>0,663490412710418</text:p>
          </table:table-cell>
          <table:table-cell table:style-name="ce860" office:value-type="float" office:value="0.979161096425582" calcext:value-type="float">
            <text:p>0,979161096425582</text:p>
          </table:table-cell>
          <table:table-cell table:style-name="ce779" office:value-type="float" office:value="0.976359076477326" calcext:value-type="float">
            <text:p>0,976359076477326</text:p>
          </table:table-cell>
          <table:table-cell table:style-name="ce1067" office:value-type="float" office:value="0.976146439291887" calcext:value-type="float">
            <text:p>0,976146439291887</text:p>
          </table:table-cell>
          <table:table-cell table:style-name="ce744" office:value-type="float" office:value="0.978906784976947" calcext:value-type="float">
            <text:p>0,978906784976947</text:p>
          </table:table-cell>
          <table:table-cell table:style-name="ce1086" office:value-type="float" office:value="0.976040120699167" calcext:value-type="float">
            <text:p>0,976040120699167</text:p>
          </table:table-cell>
          <table:table-cell table:number-columns-repeated="16357"/>
        </table:table-row>
        <table:table-row table:style-name="ro1">
          <table:table-cell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BackBlaze_2017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19_5PercRate_scikit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1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ckBlaze_2023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Baidu_SMART Dataset_15Perc_scikit</text:p>
          </table:table-cell>
          <table:covered-table-cell table:number-columns-repeated="4" table:style-name="ce1"/>
          <table:table-cell table:number-columns-repeated="16357"/>
        </table:table-row>
        <table:table-row table:style-name="ro1">
          <table:table-cell/>
          <table:table-cell table:style-name="ce1" office:value-type="string" calcext:value-type="string">
            <text:p>calibrato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bq</text:p>
          </table:table-cell>
          <table:table-cell table:style-name="ce1" office:value-type="string" calcext:value-type="string">
            <text:p>his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pla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number-columns-repeated="16382"/>
        </table:table-row>
        <table:table-row table:style-name="ro1">
          <table:table-cell table:style-name="ce1" office:value-type="string" calcext:value-type="string" table:number-columns-spanned="1" table:number-rows-spanned="2">
            <text:p>LinearDiscriminantAnalysis</text:p>
          </table:table-cell>
          <table:table-cell table:style-name="ce1" office:value-type="string" calcext:value-type="string">
            <text:p>auc</text:p>
          </table:table-cell>
          <table:table-cell table:formula="of:=RANK([.C247]; OFFSET([.$C247]; 0; 0; 1; 5))" office:value-type="float" office:value="5" calcext:value-type="float">
            <text:p>5</text:p>
          </table:table-cell>
          <table:table-cell table:formula="of:=RANK([.D247]; OFFSET([.$C247]; 0; 0; 1; 5))" office:value-type="float" office:value="2" calcext:value-type="float">
            <text:p>2</text:p>
          </table:table-cell>
          <table:table-cell table:formula="of:=RANK([.E247]; OFFSET([.$C247]; 0; 0; 1; 5))" office:value-type="float" office:value="3" calcext:value-type="float">
            <text:p>3</text:p>
          </table:table-cell>
          <table:table-cell table:formula="of:=RANK([.F247]; OFFSET([.$C247]; 0; 0; 1; 5))" office:value-type="float" office:value="1" calcext:value-type="float">
            <text:p>1</text:p>
          </table:table-cell>
          <table:table-cell table:formula="of:=RANK([.G247]; OFFSET([.$C247]; 0; 0; 1; 5))" office:value-type="float" office:value="4" calcext:value-type="float">
            <text:p>4</text:p>
          </table:table-cell>
          <table:table-cell table:formula="of:=RANK([.H247];[.$H247:.$L247];)" office:value-type="float" office:value="5" calcext:value-type="float">
            <text:p>5</text:p>
          </table:table-cell>
          <table:table-cell table:formula="of:=RANK([.I247];[.$H247:.$L247];)" office:value-type="float" office:value="3" calcext:value-type="float">
            <text:p>3</text:p>
          </table:table-cell>
          <table:table-cell table:formula="of:=RANK([.J247];[.$H247:.$L247];)" office:value-type="float" office:value="4" calcext:value-type="float">
            <text:p>4</text:p>
          </table:table-cell>
          <table:table-cell table:formula="of:=RANK([.K247];[.$H247:.$L247];)" office:value-type="float" office:value="1" calcext:value-type="float">
            <text:p>1</text:p>
          </table:table-cell>
          <table:table-cell table:formula="of:=RANK([.L247];[.$H247:.$L247];)" office:value-type="float" office:value="2" calcext:value-type="float">
            <text:p>2</text:p>
          </table:table-cell>
          <table:table-cell table:formula="of:=RANK([.M247];[.$M247:.$Q247];)" office:value-type="float" office:value="5" calcext:value-type="float">
            <text:p>5</text:p>
          </table:table-cell>
          <table:table-cell table:formula="of:=RANK([.N247];[.$M247:.$Q247];)" office:value-type="float" office:value="4" calcext:value-type="float">
            <text:p>4</text:p>
          </table:table-cell>
          <table:table-cell table:formula="of:=RANK([.O247];[.$M247:.$Q247];)" office:value-type="float" office:value="3" calcext:value-type="float">
            <text:p>3</text:p>
          </table:table-cell>
          <table:table-cell table:formula="of:=RANK([.P247];[.$M247:.$Q247];)" office:value-type="float" office:value="1" calcext:value-type="float">
            <text:p>1</text:p>
          </table:table-cell>
          <table:table-cell table:formula="of:=RANK([.Q247];[.$M247:.$Q247];)" office:value-type="float" office:value="2" calcext:value-type="float">
            <text:p>2</text:p>
          </table:table-cell>
          <table:table-cell table:formula="of:=RANK([.R247];[.$R247:.$V247];)" office:value-type="float" office:value="5" calcext:value-type="float">
            <text:p>5</text:p>
          </table:table-cell>
          <table:table-cell table:formula="of:=RANK([.S247];[.$R247:.$V247];)" office:value-type="float" office:value="3" calcext:value-type="float">
            <text:p>3</text:p>
          </table:table-cell>
          <table:table-cell table:formula="of:=RANK([.T247];[.$R247:.$V247];)" office:value-type="float" office:value="4" calcext:value-type="float">
            <text:p>4</text:p>
          </table:table-cell>
          <table:table-cell table:formula="of:=RANK([.U247];[.$R247:.$V247];)" office:value-type="float" office:value="1" calcext:value-type="float">
            <text:p>1</text:p>
          </table:table-cell>
          <table:table-cell table:formula="of:=RANK([.V247];[.$R247:.$V247];)" office:value-type="float" office:value="2" calcext:value-type="float">
            <text:p>2</text:p>
          </table:table-cell>
          <table:table-cell table:formula="of:=RANK([.W247];[.$W247:.$AA247];)" office:value-type="float" office:value="5" calcext:value-type="float">
            <text:p>5</text:p>
          </table:table-cell>
          <table:table-cell table:formula="of:=RANK([.X247];[.$W247:.$AA247];)" office:value-type="float" office:value="3" calcext:value-type="float">
            <text:p>3</text:p>
          </table:table-cell>
          <table:table-cell table:formula="of:=RANK([.Y247];[.$W247:.$AA247];)" office:value-type="float" office:value="4" calcext:value-type="float">
            <text:p>4</text:p>
          </table:table-cell>
          <table:table-cell table:formula="of:=RANK([.Z247];[.$W247:.$AA247];)" office:value-type="float" office:value="1" calcext:value-type="float">
            <text:p>1</text:p>
          </table:table-cell>
          <table:table-cell table:formula="of:=RANK([.AA247];[.$W247:.$AA247];)" office:value-type="float" office:value="2" calcext:value-type="float">
            <text:p>2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48]; OFFSET([.$C248]; 0; 0; 1; 5))" office:value-type="float" office:value="1" calcext:value-type="float">
            <text:p>1</text:p>
          </table:table-cell>
          <table:table-cell table:formula="of:=RANK([.D248]; OFFSET([.$C248]; 0; 0; 1; 5))" office:value-type="float" office:value="3" calcext:value-type="float">
            <text:p>3</text:p>
          </table:table-cell>
          <table:table-cell table:formula="of:=RANK([.E248]; OFFSET([.$C248]; 0; 0; 1; 5))" office:value-type="float" office:value="4" calcext:value-type="float">
            <text:p>4</text:p>
          </table:table-cell>
          <table:table-cell table:formula="of:=RANK([.F248]; OFFSET([.$C248]; 0; 0; 1; 5))" office:value-type="float" office:value="2" calcext:value-type="float">
            <text:p>2</text:p>
          </table:table-cell>
          <table:table-cell table:formula="of:=RANK([.G248]; OFFSET([.$C248]; 0; 0; 1; 5))" office:value-type="float" office:value="5" calcext:value-type="float">
            <text:p>5</text:p>
          </table:table-cell>
          <table:table-cell table:formula="of:=RANK([.H248];[.$H248:.$L248];)" office:value-type="float" office:value="1" calcext:value-type="float">
            <text:p>1</text:p>
          </table:table-cell>
          <table:table-cell table:formula="of:=RANK([.I248];[.$H248:.$L248];)" office:value-type="float" office:value="4" calcext:value-type="float">
            <text:p>4</text:p>
          </table:table-cell>
          <table:table-cell table:formula="of:=RANK([.J248];[.$H248:.$L248];)" office:value-type="float" office:value="5" calcext:value-type="float">
            <text:p>5</text:p>
          </table:table-cell>
          <table:table-cell table:formula="of:=RANK([.K248];[.$H248:.$L248];)" office:value-type="float" office:value="3" calcext:value-type="float">
            <text:p>3</text:p>
          </table:table-cell>
          <table:table-cell table:formula="of:=RANK([.L248];[.$H248:.$L248];)" office:value-type="float" office:value="2" calcext:value-type="float">
            <text:p>2</text:p>
          </table:table-cell>
          <table:table-cell table:formula="of:=RANK([.M248];[.$M248:.$Q248];)" office:value-type="float" office:value="2" calcext:value-type="float">
            <text:p>2</text:p>
          </table:table-cell>
          <table:table-cell table:formula="of:=RANK([.N248];[.$M248:.$Q248];)" office:value-type="float" office:value="4" calcext:value-type="float">
            <text:p>4</text:p>
          </table:table-cell>
          <table:table-cell table:formula="of:=RANK([.O248];[.$M248:.$Q248];)" office:value-type="float" office:value="5" calcext:value-type="float">
            <text:p>5</text:p>
          </table:table-cell>
          <table:table-cell table:formula="of:=RANK([.P248];[.$M248:.$Q248];)" office:value-type="float" office:value="1" calcext:value-type="float">
            <text:p>1</text:p>
          </table:table-cell>
          <table:table-cell table:formula="of:=RANK([.Q248];[.$M248:.$Q248];)" office:value-type="float" office:value="3" calcext:value-type="float">
            <text:p>3</text:p>
          </table:table-cell>
          <table:table-cell table:formula="of:=RANK([.R248];[.$R248:.$V248];)" office:value-type="float" office:value="3" calcext:value-type="float">
            <text:p>3</text:p>
          </table:table-cell>
          <table:table-cell table:formula="of:=RANK([.S248];[.$R248:.$V248];)" office:value-type="float" office:value="4" calcext:value-type="float">
            <text:p>4</text:p>
          </table:table-cell>
          <table:table-cell table:formula="of:=RANK([.T248];[.$R248:.$V248];)" office:value-type="float" office:value="5" calcext:value-type="float">
            <text:p>5</text:p>
          </table:table-cell>
          <table:table-cell table:formula="of:=RANK([.U248];[.$R248:.$V248];)" office:value-type="float" office:value="1" calcext:value-type="float">
            <text:p>1</text:p>
          </table:table-cell>
          <table:table-cell table:formula="of:=RANK([.V248];[.$R248:.$V248];)" office:value-type="float" office:value="2" calcext:value-type="float">
            <text:p>2</text:p>
          </table:table-cell>
          <table:table-cell table:formula="of:=RANK([.W248];[.$W248:.$AA248];)" office:value-type="float" office:value="3" calcext:value-type="float">
            <text:p>3</text:p>
          </table:table-cell>
          <table:table-cell table:formula="of:=RANK([.X248];[.$W248:.$AA248];)" office:value-type="float" office:value="4" calcext:value-type="float">
            <text:p>4</text:p>
          </table:table-cell>
          <table:table-cell table:formula="of:=RANK([.Y248];[.$W248:.$AA248];)" office:value-type="float" office:value="5" calcext:value-type="float">
            <text:p>5</text:p>
          </table:table-cell>
          <table:table-cell table:formula="of:=RANK([.Z248];[.$W248:.$AA248];)" office:value-type="float" office:value="1" calcext:value-type="float">
            <text:p>1</text:p>
          </table:table-cell>
          <table:table-cell table:formula="of:=RANK([.AA248];[.$W248:.$AA248];)" office:value-type="float" office:value="2" calcext:value-type="float">
            <text:p>2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 table:number-columns-spanned="1" table:number-rows-spanned="2">
            <text:p>LogisticRegression</text:p>
          </table:table-cell>
          <table:table-cell table:style-name="ce1" office:value-type="string" calcext:value-type="string">
            <text:p>auc</text:p>
          </table:table-cell>
          <table:table-cell table:formula="of:=RANK([.C249]; OFFSET([.$C249]; 0; 0; 1; 5))" office:value-type="float" office:value="5" calcext:value-type="float">
            <text:p>5</text:p>
          </table:table-cell>
          <table:table-cell table:formula="of:=RANK([.D249]; OFFSET([.$C249]; 0; 0; 1; 5))" office:value-type="float" office:value="2" calcext:value-type="float">
            <text:p>2</text:p>
          </table:table-cell>
          <table:table-cell table:formula="of:=RANK([.E249]; OFFSET([.$C249]; 0; 0; 1; 5))" office:value-type="float" office:value="4" calcext:value-type="float">
            <text:p>4</text:p>
          </table:table-cell>
          <table:table-cell table:formula="of:=RANK([.F249]; OFFSET([.$C249]; 0; 0; 1; 5))" office:value-type="float" office:value="1" calcext:value-type="float">
            <text:p>1</text:p>
          </table:table-cell>
          <table:table-cell table:formula="of:=RANK([.G249]; OFFSET([.$C249]; 0; 0; 1; 5))" office:value-type="float" office:value="3" calcext:value-type="float">
            <text:p>3</text:p>
          </table:table-cell>
          <table:table-cell table:formula="of:=RANK([.H249];[.$H249:.$L249];)" office:value-type="float" office:value="5" calcext:value-type="float">
            <text:p>5</text:p>
          </table:table-cell>
          <table:table-cell table:formula="of:=RANK([.I249];[.$H249:.$L249];)" office:value-type="float" office:value="3" calcext:value-type="float">
            <text:p>3</text:p>
          </table:table-cell>
          <table:table-cell table:formula="of:=RANK([.J249];[.$H249:.$L249];)" office:value-type="float" office:value="2" calcext:value-type="float">
            <text:p>2</text:p>
          </table:table-cell>
          <table:table-cell table:formula="of:=RANK([.K249];[.$H249:.$L249];)" office:value-type="float" office:value="1" calcext:value-type="float">
            <text:p>1</text:p>
          </table:table-cell>
          <table:table-cell table:formula="of:=RANK([.L249];[.$H249:.$L249];)" office:value-type="float" office:value="4" calcext:value-type="float">
            <text:p>4</text:p>
          </table:table-cell>
          <table:table-cell table:formula="of:=RANK([.M249];[.$M249:.$Q249];)" office:value-type="float" office:value="5" calcext:value-type="float">
            <text:p>5</text:p>
          </table:table-cell>
          <table:table-cell table:formula="of:=RANK([.N249];[.$M249:.$Q249];)" office:value-type="float" office:value="2" calcext:value-type="float">
            <text:p>2</text:p>
          </table:table-cell>
          <table:table-cell table:formula="of:=RANK([.O249];[.$M249:.$Q249];)" office:value-type="float" office:value="1" calcext:value-type="float">
            <text:p>1</text:p>
          </table:table-cell>
          <table:table-cell table:formula="of:=RANK([.P249];[.$M249:.$Q249];)" office:value-type="float" office:value="3" calcext:value-type="float">
            <text:p>3</text:p>
          </table:table-cell>
          <table:table-cell table:formula="of:=RANK([.Q249];[.$M249:.$Q249];)" office:value-type="float" office:value="4" calcext:value-type="float">
            <text:p>4</text:p>
          </table:table-cell>
          <table:table-cell table:formula="of:=RANK([.R249];[.$R249:.$V249];)" office:value-type="float" office:value="5" calcext:value-type="float">
            <text:p>5</text:p>
          </table:table-cell>
          <table:table-cell table:formula="of:=RANK([.S249];[.$R249:.$V249];)" office:value-type="float" office:value="1" calcext:value-type="float">
            <text:p>1</text:p>
          </table:table-cell>
          <table:table-cell table:formula="of:=RANK([.T249];[.$R249:.$V249];)" office:value-type="float" office:value="4" calcext:value-type="float">
            <text:p>4</text:p>
          </table:table-cell>
          <table:table-cell table:formula="of:=RANK([.U249];[.$R249:.$V249];)" office:value-type="float" office:value="3" calcext:value-type="float">
            <text:p>3</text:p>
          </table:table-cell>
          <table:table-cell table:formula="of:=RANK([.V249];[.$R249:.$V249];)" office:value-type="float" office:value="2" calcext:value-type="float">
            <text:p>2</text:p>
          </table:table-cell>
          <table:table-cell table:formula="of:=RANK([.W249];[.$W249:.$AA249];)" office:value-type="float" office:value="5" calcext:value-type="float">
            <text:p>5</text:p>
          </table:table-cell>
          <table:table-cell table:formula="of:=RANK([.X249];[.$W249:.$AA249];)" office:value-type="float" office:value="2" calcext:value-type="float">
            <text:p>2</text:p>
          </table:table-cell>
          <table:table-cell table:formula="of:=RANK([.Y249];[.$W249:.$AA249];)" office:value-type="float" office:value="3" calcext:value-type="float">
            <text:p>3</text:p>
          </table:table-cell>
          <table:table-cell table:formula="of:=RANK([.Z249];[.$W249:.$AA249];)" office:value-type="float" office:value="1" calcext:value-type="float">
            <text:p>1</text:p>
          </table:table-cell>
          <table:table-cell table:formula="of:=RANK([.AA249];[.$W249:.$AA249];)" office:value-type="float" office:value="4" calcext:value-type="float">
            <text:p>4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50]; OFFSET([.$C250]; 0; 0; 1; 5))" office:value-type="float" office:value="2" calcext:value-type="float">
            <text:p>2</text:p>
          </table:table-cell>
          <table:table-cell table:formula="of:=RANK([.D250]; OFFSET([.$C250]; 0; 0; 1; 5))" office:value-type="float" office:value="4" calcext:value-type="float">
            <text:p>4</text:p>
          </table:table-cell>
          <table:table-cell table:formula="of:=RANK([.E250]; OFFSET([.$C250]; 0; 0; 1; 5))" office:value-type="float" office:value="5" calcext:value-type="float">
            <text:p>5</text:p>
          </table:table-cell>
          <table:table-cell table:formula="of:=RANK([.F250]; OFFSET([.$C250]; 0; 0; 1; 5))" office:value-type="float" office:value="1" calcext:value-type="float">
            <text:p>1</text:p>
          </table:table-cell>
          <table:table-cell table:formula="of:=RANK([.G250]; OFFSET([.$C250]; 0; 0; 1; 5))" office:value-type="float" office:value="3" calcext:value-type="float">
            <text:p>3</text:p>
          </table:table-cell>
          <table:table-cell table:formula="of:=RANK([.H250];[.$H250:.$L250];)" office:value-type="float" office:value="5" calcext:value-type="float">
            <text:p>5</text:p>
          </table:table-cell>
          <table:table-cell table:formula="of:=RANK([.I250];[.$H250:.$L250];)" office:value-type="float" office:value="1" calcext:value-type="float">
            <text:p>1</text:p>
          </table:table-cell>
          <table:table-cell table:formula="of:=RANK([.J250];[.$H250:.$L250];)" office:value-type="float" office:value="3" calcext:value-type="float">
            <text:p>3</text:p>
          </table:table-cell>
          <table:table-cell table:formula="of:=RANK([.K250];[.$H250:.$L250];)" office:value-type="float" office:value="2" calcext:value-type="float">
            <text:p>2</text:p>
          </table:table-cell>
          <table:table-cell table:formula="of:=RANK([.L250];[.$H250:.$L250];)" office:value-type="float" office:value="4" calcext:value-type="float">
            <text:p>4</text:p>
          </table:table-cell>
          <table:table-cell table:formula="of:=RANK([.M250];[.$M250:.$Q250];)" office:value-type="float" office:value="4" calcext:value-type="float">
            <text:p>4</text:p>
          </table:table-cell>
          <table:table-cell table:formula="of:=RANK([.N250];[.$M250:.$Q250];)" office:value-type="float" office:value="1" calcext:value-type="float">
            <text:p>1</text:p>
          </table:table-cell>
          <table:table-cell table:formula="of:=RANK([.O250];[.$M250:.$Q250];)" office:value-type="float" office:value="2" calcext:value-type="float">
            <text:p>2</text:p>
          </table:table-cell>
          <table:table-cell table:formula="of:=RANK([.P250];[.$M250:.$Q250];)" office:value-type="float" office:value="5" calcext:value-type="float">
            <text:p>5</text:p>
          </table:table-cell>
          <table:table-cell table:formula="of:=RANK([.Q250];[.$M250:.$Q250];)" office:value-type="float" office:value="3" calcext:value-type="float">
            <text:p>3</text:p>
          </table:table-cell>
          <table:table-cell table:formula="of:=RANK([.R250];[.$R250:.$V250];)" office:value-type="float" office:value="3" calcext:value-type="float">
            <text:p>3</text:p>
          </table:table-cell>
          <table:table-cell table:formula="of:=RANK([.S250];[.$R250:.$V250];)" office:value-type="float" office:value="1" calcext:value-type="float">
            <text:p>1</text:p>
          </table:table-cell>
          <table:table-cell table:formula="of:=RANK([.T250];[.$R250:.$V250];)" office:value-type="float" office:value="5" calcext:value-type="float">
            <text:p>5</text:p>
          </table:table-cell>
          <table:table-cell table:formula="of:=RANK([.U250];[.$R250:.$V250];)" office:value-type="float" office:value="2" calcext:value-type="float">
            <text:p>2</text:p>
          </table:table-cell>
          <table:table-cell table:formula="of:=RANK([.V250];[.$R250:.$V250];)" office:value-type="float" office:value="4" calcext:value-type="float">
            <text:p>4</text:p>
          </table:table-cell>
          <table:table-cell table:formula="of:=RANK([.W250];[.$W250:.$AA250];)" office:value-type="float" office:value="1" calcext:value-type="float">
            <text:p>1</text:p>
          </table:table-cell>
          <table:table-cell table:formula="of:=RANK([.X250];[.$W250:.$AA250];)" office:value-type="float" office:value="4" calcext:value-type="float">
            <text:p>4</text:p>
          </table:table-cell>
          <table:table-cell table:formula="of:=RANK([.Y250];[.$W250:.$AA250];)" office:value-type="float" office:value="5" calcext:value-type="float">
            <text:p>5</text:p>
          </table:table-cell>
          <table:table-cell table:formula="of:=RANK([.Z250];[.$W250:.$AA250];)" office:value-type="float" office:value="3" calcext:value-type="float">
            <text:p>3</text:p>
          </table:table-cell>
          <table:table-cell table:formula="of:=RANK([.AA250];[.$W250:.$AA250];)" office:value-type="float" office:value="2" calcext:value-type="float">
            <text:p>2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 table:number-columns-spanned="1" table:number-rows-spanned="2">
            <text:p>RandomForestClassifier</text:p>
          </table:table-cell>
          <table:table-cell table:style-name="ce1" office:value-type="string" calcext:value-type="string">
            <text:p>auc</text:p>
          </table:table-cell>
          <table:table-cell table:formula="of:=RANK([.C251]; OFFSET([.$C251]; 0; 0; 1; 5))" office:value-type="float" office:value="1" calcext:value-type="float">
            <text:p>1</text:p>
          </table:table-cell>
          <table:table-cell table:formula="of:=RANK([.D251]; OFFSET([.$C251]; 0; 0; 1; 5))" office:value-type="float" office:value="4" calcext:value-type="float">
            <text:p>4</text:p>
          </table:table-cell>
          <table:table-cell table:formula="of:=RANK([.E251]; OFFSET([.$C251]; 0; 0; 1; 5))" office:value-type="float" office:value="5" calcext:value-type="float">
            <text:p>5</text:p>
          </table:table-cell>
          <table:table-cell table:formula="of:=RANK([.F251]; OFFSET([.$C251]; 0; 0; 1; 5))" office:value-type="float" office:value="2" calcext:value-type="float">
            <text:p>2</text:p>
          </table:table-cell>
          <table:table-cell table:formula="of:=RANK([.G251]; OFFSET([.$C251]; 0; 0; 1; 5))" office:value-type="float" office:value="3" calcext:value-type="float">
            <text:p>3</text:p>
          </table:table-cell>
          <table:table-cell table:formula="of:=RANK([.H251];[.$H251:.$L251];)" office:value-type="float" office:value="2" calcext:value-type="float">
            <text:p>2</text:p>
          </table:table-cell>
          <table:table-cell table:formula="of:=RANK([.I251];[.$H251:.$L251];)" office:value-type="float" office:value="5" calcext:value-type="float">
            <text:p>5</text:p>
          </table:table-cell>
          <table:table-cell table:formula="of:=RANK([.J251];[.$H251:.$L251];)" office:value-type="float" office:value="3" calcext:value-type="float">
            <text:p>3</text:p>
          </table:table-cell>
          <table:table-cell table:formula="of:=RANK([.K251];[.$H251:.$L251];)" office:value-type="float" office:value="1" calcext:value-type="float">
            <text:p>1</text:p>
          </table:table-cell>
          <table:table-cell table:formula="of:=RANK([.L251];[.$H251:.$L251];)" office:value-type="float" office:value="4" calcext:value-type="float">
            <text:p>4</text:p>
          </table:table-cell>
          <table:table-cell table:formula="of:=RANK([.M251];[.$M251:.$Q251];)" office:value-type="float" office:value="1" calcext:value-type="float">
            <text:p>1</text:p>
          </table:table-cell>
          <table:table-cell table:formula="of:=RANK([.N251];[.$M251:.$Q251];)" office:value-type="float" office:value="3" calcext:value-type="float">
            <text:p>3</text:p>
          </table:table-cell>
          <table:table-cell table:formula="of:=RANK([.O251];[.$M251:.$Q251];)" office:value-type="float" office:value="5" calcext:value-type="float">
            <text:p>5</text:p>
          </table:table-cell>
          <table:table-cell table:formula="of:=RANK([.P251];[.$M251:.$Q251];)" office:value-type="float" office:value="2" calcext:value-type="float">
            <text:p>2</text:p>
          </table:table-cell>
          <table:table-cell table:formula="of:=RANK([.Q251];[.$M251:.$Q251];)" office:value-type="float" office:value="4" calcext:value-type="float">
            <text:p>4</text:p>
          </table:table-cell>
          <table:table-cell table:formula="of:=RANK([.R251];[.$R251:.$V251];)" office:value-type="float" office:value="1" calcext:value-type="float">
            <text:p>1</text:p>
          </table:table-cell>
          <table:table-cell table:formula="of:=RANK([.S251];[.$R251:.$V251];)" office:value-type="float" office:value="3" calcext:value-type="float">
            <text:p>3</text:p>
          </table:table-cell>
          <table:table-cell table:formula="of:=RANK([.T251];[.$R251:.$V251];)" office:value-type="float" office:value="5" calcext:value-type="float">
            <text:p>5</text:p>
          </table:table-cell>
          <table:table-cell table:formula="of:=RANK([.U251];[.$R251:.$V251];)" office:value-type="float" office:value="2" calcext:value-type="float">
            <text:p>2</text:p>
          </table:table-cell>
          <table:table-cell table:formula="of:=RANK([.V251];[.$R251:.$V251];)" office:value-type="float" office:value="4" calcext:value-type="float">
            <text:p>4</text:p>
          </table:table-cell>
          <table:table-cell table:formula="of:=RANK([.W251];[.$W251:.$AA251];)" office:value-type="float" office:value="5" calcext:value-type="float">
            <text:p>5</text:p>
          </table:table-cell>
          <table:table-cell table:formula="of:=RANK([.X251];[.$W251:.$AA251];)" office:value-type="float" office:value="1" calcext:value-type="float">
            <text:p>1</text:p>
          </table:table-cell>
          <table:table-cell table:formula="of:=RANK([.Y251];[.$W251:.$AA251];)" office:value-type="float" office:value="3" calcext:value-type="float">
            <text:p>3</text:p>
          </table:table-cell>
          <table:table-cell table:formula="of:=RANK([.Z251];[.$W251:.$AA251];)" office:value-type="float" office:value="2" calcext:value-type="float">
            <text:p>2</text:p>
          </table:table-cell>
          <table:table-cell table:formula="of:=RANK([.AA251];[.$W251:.$AA251];)" office:value-type="float" office:value="4" calcext:value-type="float">
            <text:p>4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52]; OFFSET([.$C252]; 0; 0; 1; 5))" office:value-type="float" office:value="1" calcext:value-type="float">
            <text:p>1</text:p>
          </table:table-cell>
          <table:table-cell table:formula="of:=RANK([.D252]; OFFSET([.$C252]; 0; 0; 1; 5))" office:value-type="float" office:value="4" calcext:value-type="float">
            <text:p>4</text:p>
          </table:table-cell>
          <table:table-cell table:formula="of:=RANK([.E252]; OFFSET([.$C252]; 0; 0; 1; 5))" office:value-type="float" office:value="5" calcext:value-type="float">
            <text:p>5</text:p>
          </table:table-cell>
          <table:table-cell table:formula="of:=RANK([.F252]; OFFSET([.$C252]; 0; 0; 1; 5))" office:value-type="float" office:value="3" calcext:value-type="float">
            <text:p>3</text:p>
          </table:table-cell>
          <table:table-cell table:formula="of:=RANK([.G252]; OFFSET([.$C252]; 0; 0; 1; 5))" office:value-type="float" office:value="1" calcext:value-type="float">
            <text:p>1</text:p>
          </table:table-cell>
          <table:table-cell table:formula="of:=RANK([.H252];[.$H252:.$L252];)" office:value-type="float" office:value="1" calcext:value-type="float">
            <text:p>1</text:p>
          </table:table-cell>
          <table:table-cell table:formula="of:=RANK([.I252];[.$H252:.$L252];)" office:value-type="float" office:value="5" calcext:value-type="float">
            <text:p>5</text:p>
          </table:table-cell>
          <table:table-cell table:formula="of:=RANK([.J252];[.$H252:.$L252];)" office:value-type="float" office:value="4" calcext:value-type="float">
            <text:p>4</text:p>
          </table:table-cell>
          <table:table-cell table:formula="of:=RANK([.K252];[.$H252:.$L252];)" office:value-type="float" office:value="3" calcext:value-type="float">
            <text:p>3</text:p>
          </table:table-cell>
          <table:table-cell table:formula="of:=RANK([.L252];[.$H252:.$L252];)" office:value-type="float" office:value="1" calcext:value-type="float">
            <text:p>1</text:p>
          </table:table-cell>
          <table:table-cell table:formula="of:=RANK([.M252];[.$M252:.$Q252];)" office:value-type="float" office:value="2" calcext:value-type="float">
            <text:p>2</text:p>
          </table:table-cell>
          <table:table-cell table:formula="of:=RANK([.N252];[.$M252:.$Q252];)" office:value-type="float" office:value="1" calcext:value-type="float">
            <text:p>1</text:p>
          </table:table-cell>
          <table:table-cell table:formula="of:=RANK([.O252];[.$M252:.$Q252];)" office:value-type="float" office:value="5" calcext:value-type="float">
            <text:p>5</text:p>
          </table:table-cell>
          <table:table-cell table:formula="of:=RANK([.P252];[.$M252:.$Q252];)" office:value-type="float" office:value="4" calcext:value-type="float">
            <text:p>4</text:p>
          </table:table-cell>
          <table:table-cell table:formula="of:=RANK([.Q252];[.$M252:.$Q252];)" office:value-type="float" office:value="2" calcext:value-type="float">
            <text:p>2</text:p>
          </table:table-cell>
          <table:table-cell table:formula="of:=RANK([.R252];[.$R252:.$V252];)" office:value-type="float" office:value="1" calcext:value-type="float">
            <text:p>1</text:p>
          </table:table-cell>
          <table:table-cell table:formula="of:=RANK([.S252];[.$R252:.$V252];)" office:value-type="float" office:value="4" calcext:value-type="float">
            <text:p>4</text:p>
          </table:table-cell>
          <table:table-cell table:formula="of:=RANK([.T252];[.$R252:.$V252];)" office:value-type="float" office:value="5" calcext:value-type="float">
            <text:p>5</text:p>
          </table:table-cell>
          <table:table-cell table:formula="of:=RANK([.U252];[.$R252:.$V252];)" office:value-type="float" office:value="3" calcext:value-type="float">
            <text:p>3</text:p>
          </table:table-cell>
          <table:table-cell table:formula="of:=RANK([.V252];[.$R252:.$V252];)" office:value-type="float" office:value="1" calcext:value-type="float">
            <text:p>1</text:p>
          </table:table-cell>
          <table:table-cell table:formula="of:=RANK([.W252];[.$W252:.$AA252];)" office:value-type="float" office:value="3" calcext:value-type="float">
            <text:p>3</text:p>
          </table:table-cell>
          <table:table-cell table:formula="of:=RANK([.X252];[.$W252:.$AA252];)" office:value-type="float" office:value="2" calcext:value-type="float">
            <text:p>2</text:p>
          </table:table-cell>
          <table:table-cell table:formula="of:=RANK([.Y252];[.$W252:.$AA252];)" office:value-type="float" office:value="5" calcext:value-type="float">
            <text:p>5</text:p>
          </table:table-cell>
          <table:table-cell table:formula="of:=RANK([.Z252];[.$W252:.$AA252];)" office:value-type="float" office:value="4" calcext:value-type="float">
            <text:p>4</text:p>
          </table:table-cell>
          <table:table-cell table:formula="of:=RANK([.AA252];[.$W252:.$AA252];)"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 table:number-columns-spanned="1" table:number-rows-spanned="2">
            <text:p>VotingClassifier</text:p>
          </table:table-cell>
          <table:table-cell table:style-name="ce1" office:value-type="string" calcext:value-type="string">
            <text:p>auc</text:p>
          </table:table-cell>
          <table:table-cell table:formula="of:=RANK([.C253]; OFFSET([.$C253]; 0; 0; 1; 5))" office:value-type="float" office:value="2" calcext:value-type="float">
            <text:p>2</text:p>
          </table:table-cell>
          <table:table-cell table:formula="of:=RANK([.D253]; OFFSET([.$C253]; 0; 0; 1; 5))" office:value-type="float" office:value="4" calcext:value-type="float">
            <text:p>4</text:p>
          </table:table-cell>
          <table:table-cell table:formula="of:=RANK([.E253]; OFFSET([.$C253]; 0; 0; 1; 5))" office:value-type="float" office:value="5" calcext:value-type="float">
            <text:p>5</text:p>
          </table:table-cell>
          <table:table-cell table:formula="of:=RANK([.F253]; OFFSET([.$C253]; 0; 0; 1; 5))" office:value-type="float" office:value="1" calcext:value-type="float">
            <text:p>1</text:p>
          </table:table-cell>
          <table:table-cell table:formula="of:=RANK([.G253]; OFFSET([.$C253]; 0; 0; 1; 5))" office:value-type="float" office:value="3" calcext:value-type="float">
            <text:p>3</text:p>
          </table:table-cell>
          <table:table-cell table:formula="of:=RANK([.H253];[.$H253:.$L253];)" office:value-type="float" office:value="1" calcext:value-type="float">
            <text:p>1</text:p>
          </table:table-cell>
          <table:table-cell table:formula="of:=RANK([.I253];[.$H253:.$L253];)" office:value-type="float" office:value="4" calcext:value-type="float">
            <text:p>4</text:p>
          </table:table-cell>
          <table:table-cell table:formula="of:=RANK([.J253];[.$H253:.$L253];)" office:value-type="float" office:value="3" calcext:value-type="float">
            <text:p>3</text:p>
          </table:table-cell>
          <table:table-cell table:formula="of:=RANK([.K253];[.$H253:.$L253];)" office:value-type="float" office:value="2" calcext:value-type="float">
            <text:p>2</text:p>
          </table:table-cell>
          <table:table-cell table:formula="of:=RANK([.L253];[.$H253:.$L253];)" office:value-type="float" office:value="5" calcext:value-type="float">
            <text:p>5</text:p>
          </table:table-cell>
          <table:table-cell table:formula="of:=RANK([.M253];[.$M253:.$Q253];)" office:value-type="float" office:value="1" calcext:value-type="float">
            <text:p>1</text:p>
          </table:table-cell>
          <table:table-cell table:formula="of:=RANK([.N253];[.$M253:.$Q253];)" office:value-type="float" office:value="4" calcext:value-type="float">
            <text:p>4</text:p>
          </table:table-cell>
          <table:table-cell table:formula="of:=RANK([.O253];[.$M253:.$Q253];)" office:value-type="float" office:value="5" calcext:value-type="float">
            <text:p>5</text:p>
          </table:table-cell>
          <table:table-cell table:formula="of:=RANK([.P253];[.$M253:.$Q253];)" office:value-type="float" office:value="2" calcext:value-type="float">
            <text:p>2</text:p>
          </table:table-cell>
          <table:table-cell table:formula="of:=RANK([.Q253];[.$M253:.$Q253];)" office:value-type="float" office:value="3" calcext:value-type="float">
            <text:p>3</text:p>
          </table:table-cell>
          <table:table-cell table:formula="of:=RANK([.R253];[.$R253:.$V253];)" office:value-type="float" office:value="1" calcext:value-type="float">
            <text:p>1</text:p>
          </table:table-cell>
          <table:table-cell table:formula="of:=RANK([.S253];[.$R253:.$V253];)" office:value-type="float" office:value="4" calcext:value-type="float">
            <text:p>4</text:p>
          </table:table-cell>
          <table:table-cell table:formula="of:=RANK([.T253];[.$R253:.$V253];)" office:value-type="float" office:value="5" calcext:value-type="float">
            <text:p>5</text:p>
          </table:table-cell>
          <table:table-cell table:formula="of:=RANK([.U253];[.$R253:.$V253];)" office:value-type="float" office:value="2" calcext:value-type="float">
            <text:p>2</text:p>
          </table:table-cell>
          <table:table-cell table:formula="of:=RANK([.V253];[.$R253:.$V253];)" office:value-type="float" office:value="3" calcext:value-type="float">
            <text:p>3</text:p>
          </table:table-cell>
          <table:table-cell table:formula="of:=RANK([.W253];[.$W253:.$AA253];)" office:value-type="float" office:value="5" calcext:value-type="float">
            <text:p>5</text:p>
          </table:table-cell>
          <table:table-cell table:formula="of:=RANK([.X253];[.$W253:.$AA253];)" office:value-type="float" office:value="1" calcext:value-type="float">
            <text:p>1</text:p>
          </table:table-cell>
          <table:table-cell table:formula="of:=RANK([.Y253];[.$W253:.$AA253];)" office:value-type="float" office:value="2" calcext:value-type="float">
            <text:p>2</text:p>
          </table:table-cell>
          <table:table-cell table:formula="of:=RANK([.Z253];[.$W253:.$AA253];)" office:value-type="float" office:value="3" calcext:value-type="float">
            <text:p>3</text:p>
          </table:table-cell>
          <table:table-cell table:formula="of:=RANK([.AA253];[.$W253:.$AA253];)" office:value-type="float" office:value="4" calcext:value-type="float">
            <text:p>4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54]; OFFSET([.$C254]; 0; 0; 1; 5))" office:value-type="float" office:value="1" calcext:value-type="float">
            <text:p>1</text:p>
          </table:table-cell>
          <table:table-cell table:formula="of:=RANK([.D254]; OFFSET([.$C254]; 0; 0; 1; 5))" office:value-type="float" office:value="4" calcext:value-type="float">
            <text:p>4</text:p>
          </table:table-cell>
          <table:table-cell table:formula="of:=RANK([.E254]; OFFSET([.$C254]; 0; 0; 1; 5))" office:value-type="float" office:value="5" calcext:value-type="float">
            <text:p>5</text:p>
          </table:table-cell>
          <table:table-cell table:formula="of:=RANK([.F254]; OFFSET([.$C254]; 0; 0; 1; 5))" office:value-type="float" office:value="3" calcext:value-type="float">
            <text:p>3</text:p>
          </table:table-cell>
          <table:table-cell table:formula="of:=RANK([.G254]; OFFSET([.$C254]; 0; 0; 1; 5))" office:value-type="float" office:value="2" calcext:value-type="float">
            <text:p>2</text:p>
          </table:table-cell>
          <table:table-cell table:formula="of:=RANK([.H254];[.$H254:.$L254];)" office:value-type="float" office:value="1" calcext:value-type="float">
            <text:p>1</text:p>
          </table:table-cell>
          <table:table-cell table:formula="of:=RANK([.I254];[.$H254:.$L254];)" office:value-type="float" office:value="5" calcext:value-type="float">
            <text:p>5</text:p>
          </table:table-cell>
          <table:table-cell table:formula="of:=RANK([.J254];[.$H254:.$L254];)" office:value-type="float" office:value="4" calcext:value-type="float">
            <text:p>4</text:p>
          </table:table-cell>
          <table:table-cell table:formula="of:=RANK([.K254];[.$H254:.$L254];)" office:value-type="float" office:value="3" calcext:value-type="float">
            <text:p>3</text:p>
          </table:table-cell>
          <table:table-cell table:formula="of:=RANK([.L254];[.$H254:.$L254];)" office:value-type="float" office:value="2" calcext:value-type="float">
            <text:p>2</text:p>
          </table:table-cell>
          <table:table-cell table:formula="of:=RANK([.M254];[.$M254:.$Q254];)" office:value-type="float" office:value="3" calcext:value-type="float">
            <text:p>3</text:p>
          </table:table-cell>
          <table:table-cell table:formula="of:=RANK([.N254];[.$M254:.$Q254];)" office:value-type="float" office:value="4" calcext:value-type="float">
            <text:p>4</text:p>
          </table:table-cell>
          <table:table-cell table:formula="of:=RANK([.O254];[.$M254:.$Q254];)" office:value-type="float" office:value="5" calcext:value-type="float">
            <text:p>5</text:p>
          </table:table-cell>
          <table:table-cell table:formula="of:=RANK([.P254];[.$M254:.$Q254];)" office:value-type="float" office:value="2" calcext:value-type="float">
            <text:p>2</text:p>
          </table:table-cell>
          <table:table-cell table:formula="of:=RANK([.Q254];[.$M254:.$Q254];)" office:value-type="float" office:value="1" calcext:value-type="float">
            <text:p>1</text:p>
          </table:table-cell>
          <table:table-cell table:formula="of:=RANK([.R254];[.$R254:.$V254];)" office:value-type="float" office:value="1" calcext:value-type="float">
            <text:p>1</text:p>
          </table:table-cell>
          <table:table-cell table:formula="of:=RANK([.S254];[.$R254:.$V254];)" office:value-type="float" office:value="4" calcext:value-type="float">
            <text:p>4</text:p>
          </table:table-cell>
          <table:table-cell table:formula="of:=RANK([.T254];[.$R254:.$V254];)" office:value-type="float" office:value="5" calcext:value-type="float">
            <text:p>5</text:p>
          </table:table-cell>
          <table:table-cell table:formula="of:=RANK([.U254];[.$R254:.$V254];)" office:value-type="float" office:value="2" calcext:value-type="float">
            <text:p>2</text:p>
          </table:table-cell>
          <table:table-cell table:formula="of:=RANK([.V254];[.$R254:.$V254];)" office:value-type="float" office:value="3" calcext:value-type="float">
            <text:p>3</text:p>
          </table:table-cell>
          <table:table-cell table:formula="of:=RANK([.W254];[.$W254:.$AA254];)" office:value-type="float" office:value="4" calcext:value-type="float">
            <text:p>4</text:p>
          </table:table-cell>
          <table:table-cell table:formula="of:=RANK([.X254];[.$W254:.$AA254];)" office:value-type="float" office:value="2" calcext:value-type="float">
            <text:p>2</text:p>
          </table:table-cell>
          <table:table-cell table:formula="of:=RANK([.Y254];[.$W254:.$AA254];)" office:value-type="float" office:value="3" calcext:value-type="float">
            <text:p>3</text:p>
          </table:table-cell>
          <table:table-cell table:formula="of:=RANK([.Z254];[.$W254:.$AA254];)" office:value-type="float" office:value="5" calcext:value-type="float">
            <text:p>5</text:p>
          </table:table-cell>
          <table:table-cell table:formula="of:=RANK([.AA254];[.$W254:.$AA254];)"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 table:number-columns-spanned="1" table:number-rows-spanned="2">
            <text:p>XGBClassifier</text:p>
          </table:table-cell>
          <table:table-cell table:style-name="ce1" office:value-type="string" calcext:value-type="string">
            <text:p>auc</text:p>
          </table:table-cell>
          <table:table-cell table:formula="of:=RANK([.C255]; OFFSET([.$C255]; 0; 0; 1; 5))" office:value-type="float" office:value="3" calcext:value-type="float">
            <text:p>3</text:p>
          </table:table-cell>
          <table:table-cell table:formula="of:=RANK([.D255]; OFFSET([.$C255]; 0; 0; 1; 5))" office:value-type="float" office:value="5" calcext:value-type="float">
            <text:p>5</text:p>
          </table:table-cell>
          <table:table-cell table:formula="of:=RANK([.E255]; OFFSET([.$C255]; 0; 0; 1; 5))" office:value-type="float" office:value="4" calcext:value-type="float">
            <text:p>4</text:p>
          </table:table-cell>
          <table:table-cell table:formula="of:=RANK([.F255]; OFFSET([.$C255]; 0; 0; 1; 5))" office:value-type="float" office:value="1" calcext:value-type="float">
            <text:p>1</text:p>
          </table:table-cell>
          <table:table-cell table:formula="of:=RANK([.G255]; OFFSET([.$C255]; 0; 0; 1; 5))" office:value-type="float" office:value="2" calcext:value-type="float">
            <text:p>2</text:p>
          </table:table-cell>
          <table:table-cell table:formula="of:=RANK([.H255];[.$H255:.$L255];)" office:value-type="float" office:value="1" calcext:value-type="float">
            <text:p>1</text:p>
          </table:table-cell>
          <table:table-cell table:formula="of:=RANK([.I255];[.$H255:.$L255];)" office:value-type="float" office:value="5" calcext:value-type="float">
            <text:p>5</text:p>
          </table:table-cell>
          <table:table-cell table:formula="of:=RANK([.J255];[.$H255:.$L255];)" office:value-type="float" office:value="3" calcext:value-type="float">
            <text:p>3</text:p>
          </table:table-cell>
          <table:table-cell table:formula="of:=RANK([.K255];[.$H255:.$L255];)" office:value-type="float" office:value="2" calcext:value-type="float">
            <text:p>2</text:p>
          </table:table-cell>
          <table:table-cell table:formula="of:=RANK([.L255];[.$H255:.$L255];)" office:value-type="float" office:value="4" calcext:value-type="float">
            <text:p>4</text:p>
          </table:table-cell>
          <table:table-cell table:formula="of:=RANK([.M255];[.$M255:.$Q255];)" office:value-type="float" office:value="2" calcext:value-type="float">
            <text:p>2</text:p>
          </table:table-cell>
          <table:table-cell table:formula="of:=RANK([.N255];[.$M255:.$Q255];)" office:value-type="float" office:value="4" calcext:value-type="float">
            <text:p>4</text:p>
          </table:table-cell>
          <table:table-cell table:formula="of:=RANK([.O255];[.$M255:.$Q255];)" office:value-type="float" office:value="5" calcext:value-type="float">
            <text:p>5</text:p>
          </table:table-cell>
          <table:table-cell table:formula="of:=RANK([.P255];[.$M255:.$Q255];)" office:value-type="float" office:value="1" calcext:value-type="float">
            <text:p>1</text:p>
          </table:table-cell>
          <table:table-cell table:formula="of:=RANK([.Q255];[.$M255:.$Q255];)" office:value-type="float" office:value="3" calcext:value-type="float">
            <text:p>3</text:p>
          </table:table-cell>
          <table:table-cell table:formula="of:=RANK([.R255];[.$R255:.$V255];)" office:value-type="float" office:value="2" calcext:value-type="float">
            <text:p>2</text:p>
          </table:table-cell>
          <table:table-cell table:formula="of:=RANK([.S255];[.$R255:.$V255];)" office:value-type="float" office:value="3" calcext:value-type="float">
            <text:p>3</text:p>
          </table:table-cell>
          <table:table-cell table:formula="of:=RANK([.T255];[.$R255:.$V255];)" office:value-type="float" office:value="5" calcext:value-type="float">
            <text:p>5</text:p>
          </table:table-cell>
          <table:table-cell table:formula="of:=RANK([.U255];[.$R255:.$V255];)" office:value-type="float" office:value="1" calcext:value-type="float">
            <text:p>1</text:p>
          </table:table-cell>
          <table:table-cell table:formula="of:=RANK([.V255];[.$R255:.$V255];)" office:value-type="float" office:value="4" calcext:value-type="float">
            <text:p>4</text:p>
          </table:table-cell>
          <table:table-cell table:formula="of:=RANK([.W255];[.$W255:.$AA255];)" office:value-type="float" office:value="1" calcext:value-type="float">
            <text:p>1</text:p>
          </table:table-cell>
          <table:table-cell table:formula="of:=RANK([.X255];[.$W255:.$AA255];)" office:value-type="float" office:value="2" calcext:value-type="float">
            <text:p>2</text:p>
          </table:table-cell>
          <table:table-cell table:formula="of:=RANK([.Y255];[.$W255:.$AA255];)" office:value-type="float" office:value="3" calcext:value-type="float">
            <text:p>3</text:p>
          </table:table-cell>
          <table:table-cell table:formula="of:=RANK([.Z255];[.$W255:.$AA255];)" office:value-type="float" office:value="4" calcext:value-type="float">
            <text:p>4</text:p>
          </table:table-cell>
          <table:table-cell table:formula="of:=RANK([.AA255];[.$W255:.$AA255];)" office:value-type="float" office:value="5" calcext:value-type="float">
            <text:p>5</text:p>
          </table:table-cell>
          <table:table-cell table:number-columns-repeated="16357"/>
        </table:table-row>
        <table:table-row table:style-name="ro1">
          <table:covered-table-cell table:style-name="ce1"/>
          <table:table-cell table:style-name="ce1" office:value-type="string" calcext:value-type="string">
            <text:p>auc_optimal</text:p>
          </table:table-cell>
          <table:table-cell table:formula="of:=RANK([.C256]; OFFSET([.$C256]; 0; 0; 1; 5))" office:value-type="float" office:value="1" calcext:value-type="float">
            <text:p>1</text:p>
          </table:table-cell>
          <table:table-cell table:formula="of:=RANK([.D256]; OFFSET([.$C256]; 0; 0; 1; 5))" office:value-type="float" office:value="5" calcext:value-type="float">
            <text:p>5</text:p>
          </table:table-cell>
          <table:table-cell table:formula="of:=RANK([.E256]; OFFSET([.$C256]; 0; 0; 1; 5))" office:value-type="float" office:value="4" calcext:value-type="float">
            <text:p>4</text:p>
          </table:table-cell>
          <table:table-cell table:formula="of:=RANK([.F256]; OFFSET([.$C256]; 0; 0; 1; 5))" office:value-type="float" office:value="3" calcext:value-type="float">
            <text:p>3</text:p>
          </table:table-cell>
          <table:table-cell table:formula="of:=RANK([.G256]; OFFSET([.$C256]; 0; 0; 1; 5))" office:value-type="float" office:value="2" calcext:value-type="float">
            <text:p>2</text:p>
          </table:table-cell>
          <table:table-cell table:formula="of:=RANK([.H256];[.$H256:.$L256];)" office:value-type="float" office:value="1" calcext:value-type="float">
            <text:p>1</text:p>
          </table:table-cell>
          <table:table-cell table:formula="of:=RANK([.I256];[.$H256:.$L256];)" office:value-type="float" office:value="5" calcext:value-type="float">
            <text:p>5</text:p>
          </table:table-cell>
          <table:table-cell table:formula="of:=RANK([.J256];[.$H256:.$L256];)" office:value-type="float" office:value="4" calcext:value-type="float">
            <text:p>4</text:p>
          </table:table-cell>
          <table:table-cell table:formula="of:=RANK([.K256];[.$H256:.$L256];)" office:value-type="float" office:value="3" calcext:value-type="float">
            <text:p>3</text:p>
          </table:table-cell>
          <table:table-cell table:formula="of:=RANK([.L256];[.$H256:.$L256];)" office:value-type="float" office:value="2" calcext:value-type="float">
            <text:p>2</text:p>
          </table:table-cell>
          <table:table-cell table:formula="of:=RANK([.M256];[.$M256:.$Q256];)" office:value-type="float" office:value="3" calcext:value-type="float">
            <text:p>3</text:p>
          </table:table-cell>
          <table:table-cell table:formula="of:=RANK([.N256];[.$M256:.$Q256];)" office:value-type="float" office:value="4" calcext:value-type="float">
            <text:p>4</text:p>
          </table:table-cell>
          <table:table-cell table:formula="of:=RANK([.O256];[.$M256:.$Q256];)" office:value-type="float" office:value="5" calcext:value-type="float">
            <text:p>5</text:p>
          </table:table-cell>
          <table:table-cell table:formula="of:=RANK([.P256];[.$M256:.$Q256];)" office:value-type="float" office:value="2" calcext:value-type="float">
            <text:p>2</text:p>
          </table:table-cell>
          <table:table-cell table:formula="of:=RANK([.Q256];[.$M256:.$Q256];)" office:value-type="float" office:value="1" calcext:value-type="float">
            <text:p>1</text:p>
          </table:table-cell>
          <table:table-cell table:formula="of:=RANK([.R256];[.$R256:.$V256];)" office:value-type="float" office:value="2" calcext:value-type="float">
            <text:p>2</text:p>
          </table:table-cell>
          <table:table-cell table:formula="of:=RANK([.S256];[.$R256:.$V256];)" office:value-type="float" office:value="4" calcext:value-type="float">
            <text:p>4</text:p>
          </table:table-cell>
          <table:table-cell table:formula="of:=RANK([.T256];[.$R256:.$V256];)" office:value-type="float" office:value="5" calcext:value-type="float">
            <text:p>5</text:p>
          </table:table-cell>
          <table:table-cell table:formula="of:=RANK([.U256];[.$R256:.$V256];)" office:value-type="float" office:value="1" calcext:value-type="float">
            <text:p>1</text:p>
          </table:table-cell>
          <table:table-cell table:formula="of:=RANK([.V256];[.$R256:.$V256];)" office:value-type="float" office:value="3" calcext:value-type="float">
            <text:p>3</text:p>
          </table:table-cell>
          <table:table-cell table:formula="of:=RANK([.W256];[.$W256:.$AA256];)" office:value-type="float" office:value="1" calcext:value-type="float">
            <text:p>1</text:p>
          </table:table-cell>
          <table:table-cell table:formula="of:=RANK([.X256];[.$W256:.$AA256];)" office:value-type="float" office:value="3" calcext:value-type="float">
            <text:p>3</text:p>
          </table:table-cell>
          <table:table-cell table:formula="of:=RANK([.Y256];[.$W256:.$AA256];)" office:value-type="float" office:value="4" calcext:value-type="float">
            <text:p>4</text:p>
          </table:table-cell>
          <table:table-cell table:formula="of:=RANK([.Z256];[.$W256:.$AA256];)" office:value-type="float" office:value="2" calcext:value-type="float">
            <text:p>2</text:p>
          </table:table-cell>
          <table:table-cell table:formula="of:=RANK([.AA256];[.$W256:.$AA256];)" office:value-type="float" office:value="5" calcext:value-type="float">
            <text:p>5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repeated="1635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spanned="5" table:number-rows-spanned="1"/>
          <table:covered-table-cell table:number-columns-repeated="4"/>
          <table:table-cell table:number-columns-repeated="1635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2"/>
          <table:table-cell table:number-columns-repeated="16383"/>
        </table:table-row>
        <table:table-row table:style-name="ro1">
          <table:covered-table-cell/>
          <table:table-cell table:number-columns-repeated="16383"/>
        </table:table-row>
        <table:table-row table:style-name="ro3" table:number-rows-repeated="104827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€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P0" style:volatile="true">
      <number:text>€ </number:text>
      <number:number number:decimal-places="0" number:min-decimal-places="0" number:min-integer-digits="1" number:grouping="true"/>
    </number:number-style>
    <number:number-style style:name="N149">
      <number:text>-€ 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text>€ </number:text>
      <number:number number:decimal-places="0" number:min-decimal-places="0" number:min-integer-digits="1" number:grouping="true"/>
    </number:number-style>
    <number:number-style style:name="N150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€ </number:text>
      <number:number number:decimal-places="2" number:min-decimal-places="2" number:min-integer-digits="1" number:grouping="true"/>
    </number:number-style>
    <number:number-style style:name="N151">
      <number:text>-€ 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2P0" style:volatile="true">
      <number:text>€ 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€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09:32:21.17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4-05-24T23:43:28</meta:creation-date>
    <dc:date>2024-06-17T09:42:15.100000000</dc:date>
    <meta:generator>LibreOffice/7.6.2.1$Windows_X86_64 LibreOffice_project/56f7684011345957bbf33a7ee678afaf4d2ba333</meta:generator>
    <meta:editing-duration>PT16H9M13S</meta:editing-duration>
    <meta:editing-cycles>9</meta:editing-cycles>
    <meta:document-statistic meta:table-count="1" meta:cell-count="7861" meta:object-count="0"/>
    <meta:user-defined meta:name="AppVersion">3.1</meta:user-defined>
  </office:meta>
</office:document-meta>
</file>